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3" table:style-name="ta1">
        <table:shapes>
          <draw:frame draw:z-index="0" draw:style-name="gr1" draw:text-style-name="P1" svg:width="10.0886in" svg:height="5.6799in" svg:x="1.2465in" svg:y="4.1937in">
            <draw:object draw:notify-on-update-of-ranges="tfoot3.B1:tfoot3.MY1 tfoot3.B1:tfoot3.MY1 tfoot3.A6:tfoot3.A6 tfoot3.B6:tfoot3.MY6 tfoot3.B1:tfoot3.MY1 tfoot3.A8:tfoot3.A8 tfoot3.B8:tfoot3.MY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3" table:default-cell-style-name="Default"/>
        <table:table-column table:style-name="co4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2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7" table:default-cell-style-name="Default"/>
        <table:table-column table:style-name="co8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13" table:number-columns-repeated="6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0020599365" calcext:value-type="float">
            <text:p>0.066715002059937</text:p>
          </table:table-cell>
          <table:table-cell office:value-type="float" office:value="0.100072383880615" calcext:value-type="float">
            <text:p>0.100072383880615</text:p>
          </table:table-cell>
          <table:table-cell office:value-type="float" office:value="0.133429765701294" calcext:value-type="float">
            <text:p>0.133429765701294</text:p>
          </table:table-cell>
          <table:table-cell office:value-type="float" office:value="0.20014500617981" calcext:value-type="float">
            <text:p>0.20014500617981</text:p>
          </table:table-cell>
          <table:table-cell office:value-type="float" office:value="0.233502388000488" calcext:value-type="float">
            <text:p>0.233502388000488</text:p>
          </table:table-cell>
          <table:table-cell office:value-type="float" office:value="0.300217390060425" calcext:value-type="float">
            <text:p>0.300217390060425</text:p>
          </table:table-cell>
          <table:table-cell office:value-type="float" office:value="0.333574771881104" calcext:value-type="float">
            <text:p>0.333574771881104</text:p>
          </table:table-cell>
          <table:table-cell office:value-type="float" office:value="0.36693263053894" calcext:value-type="float">
            <text:p>0.36693263053894</text:p>
          </table:table-cell>
          <table:table-cell office:value-type="float" office:value="0.43364691734314" calcext:value-type="float">
            <text:p>0.43364691734314</text:p>
          </table:table-cell>
          <table:table-cell office:value-type="float" office:value="0.46700382232666" calcext:value-type="float">
            <text:p>0.46700382232666</text:p>
          </table:table-cell>
          <table:table-cell office:value-type="float" office:value="0.500360727310181" calcext:value-type="float">
            <text:p>0.500360727310181</text:p>
          </table:table-cell>
          <table:table-cell office:value-type="float" office:value="0.567074537277222" calcext:value-type="float">
            <text:p>0.567074537277222</text:p>
          </table:table-cell>
          <table:table-cell office:value-type="float" office:value="0.600431680679321" calcext:value-type="float">
            <text:p>0.600431680679321</text:p>
          </table:table-cell>
          <table:table-cell office:value-type="float" office:value="0.633788585662842" calcext:value-type="float">
            <text:p>0.633788585662842</text:p>
          </table:table-cell>
          <table:table-cell office:value-type="float" office:value="0.667145490646362" calcext:value-type="float">
            <text:p>0.667145490646362</text:p>
          </table:table-cell>
          <table:table-cell office:value-type="float" office:value="0.733859300613403" calcext:value-type="float">
            <text:p>0.733859300613403</text:p>
          </table:table-cell>
          <table:table-cell office:value-type="float" office:value="0.767216205596924" calcext:value-type="float">
            <text:p>0.767216205596924</text:p>
          </table:table-cell>
          <table:table-cell office:value-type="float" office:value="0.833930015563965" calcext:value-type="float">
            <text:p>0.833930015563965</text:p>
          </table:table-cell>
          <table:table-cell office:value-type="float" office:value="0.900644063949585" calcext:value-type="float">
            <text:p>0.900644063949585</text:p>
          </table:table-cell>
          <table:table-cell office:value-type="float" office:value="0.934000968933106" calcext:value-type="float">
            <text:p>0.934000968933106</text:p>
          </table:table-cell>
          <table:table-cell office:value-type="float" office:value="1.00071477890015" calcext:value-type="float">
            <text:p>1.00071477890015</text:p>
          </table:table-cell>
          <table:table-cell office:value-type="float" office:value="1.06742882728577" calcext:value-type="float">
            <text:p>1.06742882728577</text:p>
          </table:table-cell>
          <table:table-cell office:value-type="float" office:value="1.13414263725281" calcext:value-type="float">
            <text:p>1.13414263725281</text:p>
          </table:table-cell>
          <table:table-cell office:value-type="float" office:value="1.20085668563843" calcext:value-type="float">
            <text:p>1.20085668563843</text:p>
          </table:table-cell>
          <table:table-cell office:value-type="float" office:value="1.23421359062195" calcext:value-type="float">
            <text:p>1.23421359062195</text:p>
          </table:table-cell>
          <table:table-cell office:value-type="float" office:value="1.30092763900757" calcext:value-type="float">
            <text:p>1.30092763900757</text:p>
          </table:table-cell>
          <table:table-cell office:value-type="float" office:value="1.33428454399109" calcext:value-type="float">
            <text:p>1.33428454399109</text:p>
          </table:table-cell>
          <table:table-cell office:value-type="float" office:value="1.36764144897461" calcext:value-type="float">
            <text:p>1.36764144897461</text:p>
          </table:table-cell>
          <table:table-cell office:value-type="float" office:value="1.43435645103455" calcext:value-type="float">
            <text:p>1.43435645103455</text:p>
          </table:table-cell>
          <table:table-cell office:value-type="float" office:value="1.46771430969238" calcext:value-type="float">
            <text:p>1.46771430969238</text:p>
          </table:table-cell>
          <table:table-cell office:value-type="float" office:value="1.60114622116089" calcext:value-type="float">
            <text:p>1.60114622116089</text:p>
          </table:table-cell>
          <table:table-cell office:value-type="float" office:value="1.63450407981873" calcext:value-type="float">
            <text:p>1.63450407981873</text:p>
          </table:table-cell>
          <table:table-cell office:value-type="float" office:value="1.66786217689514" calcext:value-type="float">
            <text:p>1.66786217689514</text:p>
          </table:table-cell>
          <table:table-cell office:value-type="float" office:value="1.73457813262939" calcext:value-type="float">
            <text:p>1.73457813262939</text:p>
          </table:table-cell>
          <table:table-cell office:value-type="float" office:value="1.76793599128723" calcext:value-type="float">
            <text:p>1.76793599128723</text:p>
          </table:table-cell>
          <table:table-cell office:value-type="float" office:value="1.83465170860291" calcext:value-type="float">
            <text:p>1.83465170860291</text:p>
          </table:table-cell>
          <table:table-cell office:value-type="float" office:value="1.86800980567932" calcext:value-type="float">
            <text:p>1.86800980567932</text:p>
          </table:table-cell>
          <table:table-cell office:value-type="float" office:value="1.93472576141357" calcext:value-type="float">
            <text:p>1.93472576141357</text:p>
          </table:table-cell>
          <table:table-cell office:value-type="float" office:value="2.00144147872925" calcext:value-type="float">
            <text:p>2.00144147872925</text:p>
          </table:table-cell>
          <table:table-cell office:value-type="float" office:value="2.0681574344635" calcext:value-type="float">
            <text:p>2.0681574344635</text:p>
          </table:table-cell>
          <table:table-cell office:value-type="float" office:value="2.13487315177917" calcext:value-type="float">
            <text:p>2.13487315177917</text:p>
          </table:table-cell>
          <table:table-cell office:value-type="float" office:value="2.20158934593201" calcext:value-type="float">
            <text:p>2.20158934593201</text:p>
          </table:table-cell>
          <table:table-cell office:value-type="float" office:value="2.23494720458984" calcext:value-type="float">
            <text:p>2.23494720458984</text:p>
          </table:table-cell>
          <table:table-cell office:value-type="float" office:value="2.26830506324768" calcext:value-type="float">
            <text:p>2.26830506324768</text:p>
          </table:table-cell>
          <table:table-cell office:value-type="float" office:value="2.33502101898193" calcext:value-type="float">
            <text:p>2.33502101898193</text:p>
          </table:table-cell>
          <table:table-cell office:value-type="float" office:value="2.40173673629761" calcext:value-type="float">
            <text:p>2.40173673629761</text:p>
          </table:table-cell>
          <table:table-cell office:value-type="float" office:value="2.50180625915527" calcext:value-type="float">
            <text:p>2.50180625915527</text:p>
          </table:table-cell>
          <table:table-cell office:value-type="float" office:value="2.568519115448" calcext:value-type="float">
            <text:p>2.568519115448</text:p>
          </table:table-cell>
          <table:table-cell office:value-type="float" office:value="2.6352322101593" calcext:value-type="float">
            <text:p>2.6352322101593</text:p>
          </table:table-cell>
          <table:table-cell office:value-type="float" office:value="2.70194506645203" calcext:value-type="float">
            <text:p>2.70194506645203</text:p>
          </table:table-cell>
          <table:table-cell office:value-type="float" office:value="2.73530149459839" calcext:value-type="float">
            <text:p>2.73530149459839</text:p>
          </table:table-cell>
          <table:table-cell office:value-type="float" office:value="2.80201411247253" calcext:value-type="float">
            <text:p>2.80201411247253</text:p>
          </table:table-cell>
          <table:table-cell office:value-type="float" office:value="2.8353705406189" calcext:value-type="float">
            <text:p>2.8353705406189</text:p>
          </table:table-cell>
          <table:table-cell office:value-type="float" office:value="3.00215220451355" calcext:value-type="float">
            <text:p>3.00215220451355</text:p>
          </table:table-cell>
          <table:table-cell office:value-type="float" office:value="3.0688648223877" calcext:value-type="float">
            <text:p>3.0688648223877</text:p>
          </table:table-cell>
          <table:table-cell office:value-type="float" office:value="3.10222125053406" calcext:value-type="float">
            <text:p>3.10222125053406</text:p>
          </table:table-cell>
          <table:table-cell office:value-type="float" office:value="3.13557767868042" calcext:value-type="float">
            <text:p>3.13557767868042</text:p>
          </table:table-cell>
          <table:table-cell office:value-type="float" office:value="3.20229029655457" calcext:value-type="float">
            <text:p>3.20229029655457</text:p>
          </table:table-cell>
          <table:table-cell office:value-type="float" office:value="3.26900267601013" calcext:value-type="float">
            <text:p>3.26900267601013</text:p>
          </table:table-cell>
          <table:table-cell office:value-type="float" office:value="3.33571529388428" calcext:value-type="float">
            <text:p>3.33571529388428</text:p>
          </table:table-cell>
          <table:table-cell office:value-type="float" office:value="3.40242767333984" calcext:value-type="float">
            <text:p>3.40242767333984</text:p>
          </table:table-cell>
          <table:table-cell office:value-type="float" office:value="3.46914076805115" calcext:value-type="float">
            <text:p>3.46914076805115</text:p>
          </table:table-cell>
          <table:table-cell office:value-type="float" office:value="3.50249719619751" calcext:value-type="float">
            <text:p>3.50249719619751</text:p>
          </table:table-cell>
          <table:table-cell office:value-type="float" office:value="3.53585386276245" calcext:value-type="float">
            <text:p>3.53585386276245</text:p>
          </table:table-cell>
          <table:table-cell office:value-type="float" office:value="3.60256671905518" calcext:value-type="float">
            <text:p>3.60256671905518</text:p>
          </table:table-cell>
          <table:table-cell office:value-type="float" office:value="3.66928005218506" calcext:value-type="float">
            <text:p>3.66928005218506</text:p>
          </table:table-cell>
          <table:table-cell office:value-type="float" office:value="3.70263648033142" calcext:value-type="float">
            <text:p>3.70263648033142</text:p>
          </table:table-cell>
          <table:table-cell office:value-type="float" office:value="3.80270600318909" calcext:value-type="float">
            <text:p>3.80270600318909</text:p>
          </table:table-cell>
          <table:table-cell office:value-type="float" office:value="3.83606243133545" calcext:value-type="float">
            <text:p>3.83606243133545</text:p>
          </table:table-cell>
          <table:table-cell office:value-type="float" office:value="3.93613171577454" calcext:value-type="float">
            <text:p>3.93613171577454</text:p>
          </table:table-cell>
          <table:table-cell office:value-type="float" office:value="4.00284457206726" calcext:value-type="float">
            <text:p>4.00284457206726</text:p>
          </table:table-cell>
          <table:table-cell office:value-type="float" office:value="4.03620100021362" calcext:value-type="float">
            <text:p>4.03620100021362</text:p>
          </table:table-cell>
          <table:table-cell office:value-type="float" office:value="4.06955742835999" calcext:value-type="float">
            <text:p>4.06955742835999</text:p>
          </table:table-cell>
          <table:table-cell office:value-type="float" office:value="4.13627028465271" calcext:value-type="float">
            <text:p>4.13627028465271</text:p>
          </table:table-cell>
          <table:table-cell office:value-type="float" office:value="4.2363395690918" calcext:value-type="float">
            <text:p>4.2363395690918</text:p>
          </table:table-cell>
          <table:table-cell office:value-type="float" office:value="4.30305218696594" calcext:value-type="float">
            <text:p>4.30305218696594</text:p>
          </table:table-cell>
          <table:table-cell office:value-type="float" office:value="4.36976504325867" calcext:value-type="float">
            <text:p>4.36976504325867</text:p>
          </table:table-cell>
          <table:table-cell office:value-type="float" office:value="4.46983504295349" calcext:value-type="float">
            <text:p>4.46983504295349</text:p>
          </table:table-cell>
          <table:table-cell office:value-type="float" office:value="4.53654909133911" calcext:value-type="float">
            <text:p>4.53654909133911</text:p>
          </table:table-cell>
          <table:table-cell office:value-type="float" office:value="4.60326290130615" calcext:value-type="float">
            <text:p>4.60326290130615</text:p>
          </table:table-cell>
          <table:table-cell office:value-type="float" office:value="4.63661980628967" calcext:value-type="float">
            <text:p>4.63661980628967</text:p>
          </table:table-cell>
          <table:table-cell office:value-type="float" office:value="4.70333337783814" calcext:value-type="float">
            <text:p>4.70333337783814</text:p>
          </table:table-cell>
          <table:table-cell office:value-type="float" office:value="4.77004718780518" calcext:value-type="float">
            <text:p>4.77004718780518</text:p>
          </table:table-cell>
          <table:table-cell office:value-type="float" office:value="4.80340433120728" calcext:value-type="float">
            <text:p>4.80340433120728</text:p>
          </table:table-cell>
          <table:table-cell office:value-type="float" office:value="4.93683171272278" calcext:value-type="float">
            <text:p>4.93683171272278</text:p>
          </table:table-cell>
          <table:table-cell office:value-type="float" office:value="5.03690242767334" calcext:value-type="float">
            <text:p>5.03690242767334</text:p>
          </table:table-cell>
          <table:table-cell office:value-type="float" office:value="5.10361623764038" calcext:value-type="float">
            <text:p>5.10361623764038</text:p>
          </table:table-cell>
          <table:table-cell office:value-type="float" office:value="5.17033004760742" calcext:value-type="float">
            <text:p>5.17033004760742</text:p>
          </table:table-cell>
          <table:table-cell office:value-type="float" office:value="5.20368695259094" calcext:value-type="float">
            <text:p>5.20368695259094</text:p>
          </table:table-cell>
          <table:table-cell office:value-type="float" office:value="5.27040076255798" calcext:value-type="float">
            <text:p>5.27040076255798</text:p>
          </table:table-cell>
          <table:table-cell office:value-type="float" office:value="5.33711433410645" calcext:value-type="float">
            <text:p>5.33711433410645</text:p>
          </table:table-cell>
          <table:table-cell office:value-type="float" office:value="5.40382838249207" calcext:value-type="float">
            <text:p>5.40382838249207</text:p>
          </table:table-cell>
          <table:table-cell office:value-type="float" office:value="5.53725290298462" calcext:value-type="float">
            <text:p>5.53725290298462</text:p>
          </table:table-cell>
          <table:table-cell office:value-type="float" office:value="5.5706090927124" calcext:value-type="float">
            <text:p>5.5706090927124</text:p>
          </table:table-cell>
          <table:table-cell office:value-type="float" office:value="5.63732123374939" calcext:value-type="float">
            <text:p>5.63732123374939</text:p>
          </table:table-cell>
          <table:table-cell office:value-type="float" office:value="5.70403361320496" calcext:value-type="float">
            <text:p>5.70403361320496</text:p>
          </table:table-cell>
          <table:table-cell office:value-type="float" office:value="5.87081384658814" calcext:value-type="float">
            <text:p>5.87081384658814</text:p>
          </table:table-cell>
          <table:table-cell office:value-type="float" office:value="5.97088170051575" calcext:value-type="float">
            <text:p>5.97088170051575</text:p>
          </table:table-cell>
          <table:table-cell office:value-type="float" office:value="6.00423765182495" calcext:value-type="float">
            <text:p>6.00423765182495</text:p>
          </table:table-cell>
          <table:table-cell office:value-type="float" office:value="6.13766145706177" calcext:value-type="float">
            <text:p>6.13766145706177</text:p>
          </table:table-cell>
          <table:table-cell office:value-type="float" office:value="6.20437335968018" calcext:value-type="float">
            <text:p>6.20437335968018</text:p>
          </table:table-cell>
          <table:table-cell office:value-type="float" office:value="6.2377290725708" calcext:value-type="float">
            <text:p>6.2377290725708</text:p>
          </table:table-cell>
          <table:table-cell office:value-type="float" office:value="6.30444097518921" calcext:value-type="float">
            <text:p>6.30444097518921</text:p>
          </table:table-cell>
          <table:table-cell office:value-type="float" office:value="6.37115263938904" calcext:value-type="float">
            <text:p>6.37115263938904</text:p>
          </table:table-cell>
          <table:table-cell office:value-type="float" office:value="6.4378662109375" calcext:value-type="float">
            <text:p>6.4378662109375</text:p>
          </table:table-cell>
          <table:table-cell office:value-type="float" office:value="6.47122406959534" calcext:value-type="float">
            <text:p>6.47122406959534</text:p>
          </table:table-cell>
          <table:table-cell office:value-type="float" office:value="6.5045816898346" calcext:value-type="float">
            <text:p>6.5045816898346</text:p>
          </table:table-cell>
          <table:table-cell office:value-type="float" office:value="6.57129693031311" calcext:value-type="float">
            <text:p>6.57129693031311</text:p>
          </table:table-cell>
          <table:table-cell office:value-type="float" office:value="6.63801264762878" calcext:value-type="float">
            <text:p>6.63801264762878</text:p>
          </table:table-cell>
          <table:table-cell office:value-type="float" office:value="6.77144384384155" calcext:value-type="float">
            <text:p>6.77144384384155</text:p>
          </table:table-cell>
          <table:table-cell office:value-type="float" office:value="6.83815932273865" calcext:value-type="float">
            <text:p>6.83815932273865</text:p>
          </table:table-cell>
          <table:table-cell office:value-type="float" office:value="6.90487504005432" calcext:value-type="float">
            <text:p>6.90487504005432</text:p>
          </table:table-cell>
          <table:table-cell office:value-type="float" office:value="6.97159075737" calcext:value-type="float">
            <text:p>6.97159075737</text:p>
          </table:table-cell>
          <table:table-cell office:value-type="float" office:value="7.00494861602783" calcext:value-type="float">
            <text:p>7.00494861602783</text:p>
          </table:table-cell>
          <table:table-cell office:value-type="float" office:value="7.07166457176209" calcext:value-type="float">
            <text:p>7.07166457176209</text:p>
          </table:table-cell>
          <table:table-cell office:value-type="float" office:value="7.13838005065918" calcext:value-type="float">
            <text:p>7.13838005065918</text:p>
          </table:table-cell>
          <table:table-cell office:value-type="float" office:value="7.30516982078552" calcext:value-type="float">
            <text:p>7.30516982078552</text:p>
          </table:table-cell>
          <table:table-cell office:value-type="float" office:value="7.33852767944336" calcext:value-type="float">
            <text:p>7.33852767944336</text:p>
          </table:table-cell>
          <table:table-cell office:value-type="float" office:value="7.40524363517761" calcext:value-type="float">
            <text:p>7.40524363517761</text:p>
          </table:table-cell>
          <table:table-cell office:value-type="float" office:value="7.57203602790833" calcext:value-type="float">
            <text:p>7.57203602790833</text:p>
          </table:table-cell>
          <table:table-cell office:value-type="float" office:value="7.63875317573547" calcext:value-type="float">
            <text:p>7.63875317573547</text:p>
          </table:table-cell>
          <table:table-cell office:value-type="float" office:value="7.70547008514404" calcext:value-type="float">
            <text:p>7.70547008514404</text:p>
          </table:table-cell>
          <table:table-cell office:value-type="float" office:value="7.77218723297119" calcext:value-type="float">
            <text:p>7.77218723297119</text:p>
          </table:table-cell>
          <table:table-cell office:value-type="float" office:value="7.83890438079834" calcext:value-type="float">
            <text:p>7.83890438079834</text:p>
          </table:table-cell>
          <table:table-cell office:value-type="float" office:value="7.93898057937622" calcext:value-type="float">
            <text:p>7.93898057937622</text:p>
          </table:table-cell>
          <table:table-cell office:value-type="float" office:value="8.07241535186768" calcext:value-type="float">
            <text:p>8.07241535186768</text:p>
          </table:table-cell>
          <table:table-cell office:value-type="float" office:value="8.10577440261841" calcext:value-type="float">
            <text:p>8.10577440261841</text:p>
          </table:table-cell>
          <table:table-cell office:value-type="float" office:value="8.13913297653198" calcext:value-type="float">
            <text:p>8.13913297653198</text:p>
          </table:table-cell>
          <table:table-cell office:value-type="float" office:value="8.20585083961487" calcext:value-type="float">
            <text:p>8.20585083961487</text:p>
          </table:table-cell>
          <table:table-cell office:value-type="float" office:value="8.23920965194702" calcext:value-type="float">
            <text:p>8.23920965194702</text:p>
          </table:table-cell>
          <table:table-cell office:value-type="float" office:value="8.47271943092346" calcext:value-type="float">
            <text:p>8.47271943092346</text:p>
          </table:table-cell>
          <table:table-cell office:value-type="float" office:value="8.53943490982056" calcext:value-type="float">
            <text:p>8.53943490982056</text:p>
          </table:table-cell>
          <table:table-cell office:value-type="float" office:value="8.70622372627258" calcext:value-type="float">
            <text:p>8.70622372627258</text:p>
          </table:table-cell>
          <table:table-cell office:value-type="float" office:value="8.739581823349" calcext:value-type="float">
            <text:p>8.739581823349</text:p>
          </table:table-cell>
          <table:table-cell office:value-type="float" office:value="8.80629730224609" calcext:value-type="float">
            <text:p>8.80629730224609</text:p>
          </table:table-cell>
          <table:table-cell office:value-type="float" office:value="8.83965492248535" calcext:value-type="float">
            <text:p>8.83965492248535</text:p>
          </table:table-cell>
          <table:table-cell office:value-type="float" office:value="8.90637063980103" calcext:value-type="float">
            <text:p>8.90637063980103</text:p>
          </table:table-cell>
          <table:table-cell office:value-type="float" office:value="8.97308611869812" calcext:value-type="float">
            <text:p>8.97308611869812</text:p>
          </table:table-cell>
          <table:table-cell office:value-type="float" office:value="9.00644397735596" calcext:value-type="float">
            <text:p>9.00644397735596</text:p>
          </table:table-cell>
          <table:table-cell office:value-type="float" office:value="9.07315969467163" calcext:value-type="float">
            <text:p>9.07315969467163</text:p>
          </table:table-cell>
          <table:table-cell office:value-type="float" office:value="9.10651755332947" calcext:value-type="float">
            <text:p>9.10651755332947</text:p>
          </table:table-cell>
          <table:table-cell office:value-type="float" office:value="9.23994898796082" calcext:value-type="float">
            <text:p>9.23994898796082</text:p>
          </table:table-cell>
          <table:table-cell office:value-type="float" office:value="9.30666470527649" calcext:value-type="float">
            <text:p>9.30666470527649</text:p>
          </table:table-cell>
          <table:table-cell office:value-type="float" office:value="9.37338018417358" calcext:value-type="float">
            <text:p>9.37338018417358</text:p>
          </table:table-cell>
          <table:table-cell office:value-type="float" office:value="9.40673828125" calcext:value-type="float">
            <text:p>9.40673828125</text:p>
          </table:table-cell>
          <table:table-cell office:value-type="float" office:value="9.50681042671204" calcext:value-type="float">
            <text:p>9.50681042671204</text:p>
          </table:table-cell>
          <table:table-cell office:value-type="float" office:value="9.57352495193481" calcext:value-type="float">
            <text:p>9.57352495193481</text:p>
          </table:table-cell>
          <table:table-cell office:value-type="float" office:value="9.8737416267395" calcext:value-type="float">
            <text:p>9.8737416267395</text:p>
          </table:table-cell>
          <table:table-cell office:value-type="float" office:value="9.90709900856018" calcext:value-type="float">
            <text:p>9.90709900856018</text:p>
          </table:table-cell>
          <table:table-cell office:value-type="float" office:value="10.0738859176636" calcext:value-type="float">
            <text:p>10.0738859176636</text:p>
          </table:table-cell>
          <table:table-cell office:value-type="float" office:value="10.1406004428864" calcext:value-type="float">
            <text:p>10.1406004428864</text:p>
          </table:table-cell>
          <table:table-cell office:value-type="float" office:value="10.2073154449463" calcext:value-type="float">
            <text:p>10.2073154449463</text:p>
          </table:table-cell>
          <table:table-cell office:value-type="float" office:value="10.240672826767" calcext:value-type="float">
            <text:p>10.240672826767</text:p>
          </table:table-cell>
          <table:table-cell office:value-type="float" office:value="10.2740302085876" calcext:value-type="float">
            <text:p>10.2740302085876</text:p>
          </table:table-cell>
          <table:table-cell office:value-type="float" office:value="10.3407447338104" calcext:value-type="float">
            <text:p>10.3407447338104</text:p>
          </table:table-cell>
          <table:table-cell office:value-type="float" office:value="10.440817117691" calcext:value-type="float">
            <text:p>10.440817117691</text:p>
          </table:table-cell>
          <table:table-cell office:value-type="float" office:value="10.4741742610931" calcext:value-type="float">
            <text:p>10.4741742610931</text:p>
          </table:table-cell>
          <table:table-cell office:value-type="float" office:value="10.5408887863159" calcext:value-type="float">
            <text:p>10.5408887863159</text:p>
          </table:table-cell>
          <table:table-cell office:value-type="float" office:value="10.7076752185822" calcext:value-type="float">
            <text:p>10.7076752185822</text:p>
          </table:table-cell>
          <table:table-cell office:value-type="float" office:value="10.7410323619843" calcext:value-type="float">
            <text:p>10.7410323619843</text:p>
          </table:table-cell>
          <table:table-cell office:value-type="float" office:value="10.807746887207" calcext:value-type="float">
            <text:p>10.807746887207</text:p>
          </table:table-cell>
          <table:table-cell office:value-type="float" office:value="10.8744614124298" calcext:value-type="float">
            <text:p>10.8744614124298</text:p>
          </table:table-cell>
          <table:table-cell office:value-type="float" office:value="11.041247844696" calcext:value-type="float">
            <text:p>11.041247844696</text:p>
          </table:table-cell>
          <table:table-cell office:value-type="float" office:value="11.0746049880981" calcext:value-type="float">
            <text:p>11.0746049880981</text:p>
          </table:table-cell>
          <table:table-cell office:value-type="float" office:value="11.1413195133209" calcext:value-type="float">
            <text:p>11.1413195133209</text:p>
          </table:table-cell>
          <table:table-cell office:value-type="float" office:value="11.2747485637665" calcext:value-type="float">
            <text:p>11.2747485637665</text:p>
          </table:table-cell>
          <table:table-cell office:value-type="float" office:value="11.3414628505707" calcext:value-type="float">
            <text:p>11.3414628505707</text:p>
          </table:table-cell>
          <table:table-cell office:value-type="float" office:value="11.4081773757935" calcext:value-type="float">
            <text:p>11.4081773757935</text:p>
          </table:table-cell>
          <table:table-cell office:value-type="float" office:value="11.4748938083649" calcext:value-type="float">
            <text:p>11.4748938083649</text:p>
          </table:table-cell>
          <table:table-cell office:value-type="float" office:value="11.5416100025177" calcext:value-type="float">
            <text:p>11.5416100025177</text:p>
          </table:table-cell>
          <table:table-cell office:value-type="float" office:value="11.6083266735077" calcext:value-type="float">
            <text:p>11.6083266735077</text:p>
          </table:table-cell>
          <table:table-cell office:value-type="float" office:value="11.6750428676605" calcext:value-type="float">
            <text:p>11.6750428676605</text:p>
          </table:table-cell>
          <table:table-cell office:value-type="float" office:value="11.7751176357269" calcext:value-type="float">
            <text:p>11.7751176357269</text:p>
          </table:table-cell>
          <table:table-cell office:value-type="float" office:value="11.8418340682983" calcext:value-type="float">
            <text:p>11.8418340682983</text:p>
          </table:table-cell>
          <table:table-cell office:value-type="float" office:value="11.9085507392883" calcext:value-type="float">
            <text:p>11.9085507392883</text:p>
          </table:table-cell>
          <table:table-cell office:value-type="float" office:value="11.9419088363647" calcext:value-type="float">
            <text:p>11.9419088363647</text:p>
          </table:table-cell>
          <table:table-cell office:value-type="float" office:value="11.9752671718597" calcext:value-type="float">
            <text:p>11.9752671718597</text:p>
          </table:table-cell>
          <table:table-cell office:value-type="float" office:value="12.0086255073547" calcext:value-type="float">
            <text:p>12.0086255073547</text:p>
          </table:table-cell>
          <table:table-cell office:value-type="float" office:value="12.0753419399261" calcext:value-type="float">
            <text:p>12.0753419399261</text:p>
          </table:table-cell>
          <table:table-cell office:value-type="float" office:value="12.1420586109161" calcext:value-type="float">
            <text:p>12.1420586109161</text:p>
          </table:table-cell>
          <table:table-cell office:value-type="float" office:value="12.1754169464111" calcext:value-type="float">
            <text:p>12.1754169464111</text:p>
          </table:table-cell>
          <table:table-cell office:value-type="float" office:value="12.2087752819061" calcext:value-type="float">
            <text:p>12.2087752819061</text:p>
          </table:table-cell>
          <table:table-cell office:value-type="float" office:value="12.2421333789825" calcext:value-type="float">
            <text:p>12.2421333789825</text:p>
          </table:table-cell>
          <table:table-cell office:value-type="float" office:value="12.2754919528961" calcext:value-type="float">
            <text:p>12.2754919528961</text:p>
          </table:table-cell>
          <table:table-cell office:value-type="float" office:value="12.3088500499725" calcext:value-type="float">
            <text:p>12.3088500499725</text:p>
          </table:table-cell>
          <table:table-cell office:value-type="float" office:value="12.4422831535339" calcext:value-type="float">
            <text:p>12.4422831535339</text:p>
          </table:table-cell>
          <table:table-cell office:value-type="float" office:value="12.5089995861053" calcext:value-type="float">
            <text:p>12.5089995861053</text:p>
          </table:table-cell>
          <table:table-cell office:value-type="float" office:value="12.7425072193146" calcext:value-type="float">
            <text:p>12.7425072193146</text:p>
          </table:table-cell>
          <table:table-cell office:value-type="float" office:value="12.7758655548096" calcext:value-type="float">
            <text:p>12.7758655548096</text:p>
          </table:table-cell>
          <table:table-cell office:value-type="float" office:value="12.8425822257996" calcext:value-type="float">
            <text:p>12.8425822257996</text:p>
          </table:table-cell>
          <table:table-cell office:value-type="float" office:value="12.909298658371" calcext:value-type="float">
            <text:p>12.909298658371</text:p>
          </table:table-cell>
          <table:table-cell office:value-type="float" office:value="12.976015329361" calcext:value-type="float">
            <text:p>12.976015329361</text:p>
          </table:table-cell>
          <table:table-cell office:value-type="float" office:value="13.042732000351" calcext:value-type="float">
            <text:p>13.042732000351</text:p>
          </table:table-cell>
          <table:table-cell office:value-type="float" office:value="13.1094486713409" calcext:value-type="float">
            <text:p>13.1094486713409</text:p>
          </table:table-cell>
          <table:table-cell office:value-type="float" office:value="13.2428822517395" calcext:value-type="float">
            <text:p>13.2428822517395</text:p>
          </table:table-cell>
          <table:table-cell office:value-type="float" office:value="13.3429574966431" calcext:value-type="float">
            <text:p>13.3429574966431</text:p>
          </table:table-cell>
          <table:table-cell office:value-type="float" office:value="13.4096744060516" calcext:value-type="float">
            <text:p>13.4096744060516</text:p>
          </table:table-cell>
          <table:table-cell office:value-type="float" office:value="13.4763896465302" calcext:value-type="float">
            <text:p>13.4763896465302</text:p>
          </table:table-cell>
          <table:table-cell office:value-type="float" office:value="13.6098201274872" calcext:value-type="float">
            <text:p>13.6098201274872</text:p>
          </table:table-cell>
          <table:table-cell office:value-type="float" office:value="13.6765356063843" calcext:value-type="float">
            <text:p>13.6765356063843</text:p>
          </table:table-cell>
          <table:table-cell office:value-type="float" office:value="13.7098932266235" calcext:value-type="float">
            <text:p>13.7098932266235</text:p>
          </table:table-cell>
          <table:table-cell office:value-type="float" office:value="13.7432508468628" calcext:value-type="float">
            <text:p>13.7432508468628</text:p>
          </table:table-cell>
          <table:table-cell office:value-type="float" office:value="13.7766084671021" calcext:value-type="float">
            <text:p>13.7766084671021</text:p>
          </table:table-cell>
          <table:table-cell office:value-type="float" office:value="13.8766813278198" calcext:value-type="float">
            <text:p>13.8766813278198</text:p>
          </table:table-cell>
          <table:table-cell office:value-type="float" office:value="13.9100389480591" calcext:value-type="float">
            <text:p>13.9100389480591</text:p>
          </table:table-cell>
          <table:table-cell office:value-type="float" office:value="13.9433965682983" calcext:value-type="float">
            <text:p>13.9433965682983</text:p>
          </table:table-cell>
          <table:table-cell office:value-type="float" office:value="14.0434696674347" calcext:value-type="float">
            <text:p>14.0434696674347</text:p>
          </table:table-cell>
          <table:table-cell office:value-type="float" office:value="14.1101849079132" calcext:value-type="float">
            <text:p>14.1101849079132</text:p>
          </table:table-cell>
          <table:table-cell office:value-type="float" office:value="14.143542766571" calcext:value-type="float">
            <text:p>14.143542766571</text:p>
          </table:table-cell>
          <table:table-cell office:value-type="float" office:value="14.2102580070496" calcext:value-type="float">
            <text:p>14.2102580070496</text:p>
          </table:table-cell>
          <table:table-cell office:value-type="float" office:value="14.2769732475281" calcext:value-type="float">
            <text:p>14.2769732475281</text:p>
          </table:table-cell>
          <table:table-cell office:value-type="float" office:value="14.4104037284851" calcext:value-type="float">
            <text:p>14.4104037284851</text:p>
          </table:table-cell>
          <table:table-cell office:value-type="float" office:value="14.4771180152893" calcext:value-type="float">
            <text:p>14.4771180152893</text:p>
          </table:table-cell>
          <table:table-cell office:value-type="float" office:value="14.5104751586914" calcext:value-type="float">
            <text:p>14.5104751586914</text:p>
          </table:table-cell>
          <table:table-cell office:value-type="float" office:value="14.5438325405121" calcext:value-type="float">
            <text:p>14.5438325405121</text:p>
          </table:table-cell>
          <table:table-cell office:value-type="float" office:value="14.6105468273163" calcext:value-type="float">
            <text:p>14.6105468273163</text:p>
          </table:table-cell>
          <table:table-cell office:value-type="float" office:value="14.6772611141205" calcext:value-type="float">
            <text:p>14.6772611141205</text:p>
          </table:table-cell>
          <table:table-cell office:value-type="float" office:value="14.7439754009247" calcext:value-type="float">
            <text:p>14.7439754009247</text:p>
          </table:table-cell>
          <table:table-cell office:value-type="float" office:value="14.8106899261475" calcext:value-type="float">
            <text:p>14.8106899261475</text:p>
          </table:table-cell>
          <table:table-cell office:value-type="float" office:value="14.8440470695496" calcext:value-type="float">
            <text:p>14.8440470695496</text:p>
          </table:table-cell>
          <table:table-cell office:value-type="float" office:value="14.9107613563538" calcext:value-type="float">
            <text:p>14.9107613563538</text:p>
          </table:table-cell>
          <table:table-cell office:value-type="float" office:value="15.0441899299622" calcext:value-type="float">
            <text:p>15.0441899299622</text:p>
          </table:table-cell>
          <table:table-cell office:value-type="float" office:value="15.2776899337769" calcext:value-type="float">
            <text:p>15.2776899337769</text:p>
          </table:table-cell>
          <table:table-cell office:value-type="float" office:value="15.3110468387604" calcext:value-type="float">
            <text:p>15.3110468387604</text:p>
          </table:table-cell>
          <table:table-cell office:value-type="float" office:value="15.3444039821625" calcext:value-type="float">
            <text:p>15.3444039821625</text:p>
          </table:table-cell>
          <table:table-cell office:value-type="float" office:value="15.3777611255646" calcext:value-type="float">
            <text:p>15.3777611255646</text:p>
          </table:table-cell>
          <table:table-cell office:value-type="float" office:value="15.4444756507874" calcext:value-type="float">
            <text:p>15.4444756507874</text:p>
          </table:table-cell>
          <table:table-cell office:value-type="float" office:value="15.4778332710266" calcext:value-type="float">
            <text:p>15.4778332710266</text:p>
          </table:table-cell>
          <table:table-cell office:value-type="float" office:value="15.5111908912659" calcext:value-type="float">
            <text:p>15.5111908912659</text:p>
          </table:table-cell>
          <table:table-cell office:value-type="float" office:value="15.5445482730865" calcext:value-type="float">
            <text:p>15.5445482730865</text:p>
          </table:table-cell>
          <table:table-cell office:value-type="float" office:value="15.5779056549072" calcext:value-type="float">
            <text:p>15.5779056549072</text:p>
          </table:table-cell>
          <table:table-cell office:value-type="float" office:value="15.6112632751465" calcext:value-type="float">
            <text:p>15.6112632751465</text:p>
          </table:table-cell>
          <table:table-cell office:value-type="float" office:value="15.6779782772064" calcext:value-type="float">
            <text:p>15.6779782772064</text:p>
          </table:table-cell>
          <table:table-cell office:value-type="float" office:value="15.8447659015656" calcext:value-type="float">
            <text:p>15.8447659015656</text:p>
          </table:table-cell>
          <table:table-cell office:value-type="float" office:value="15.9114809036255" calcext:value-type="float">
            <text:p>15.9114809036255</text:p>
          </table:table-cell>
          <table:table-cell office:value-type="float" office:value="15.9448382854462" calcext:value-type="float">
            <text:p>15.9448382854462</text:p>
          </table:table-cell>
          <table:table-cell office:value-type="float" office:value="16.0115532875061" calcext:value-type="float">
            <text:p>16.0115532875061</text:p>
          </table:table-cell>
          <table:table-cell office:value-type="float" office:value="16.1783409118652" calcext:value-type="float">
            <text:p>16.1783409118652</text:p>
          </table:table-cell>
          <table:table-cell office:value-type="float" office:value="16.2450561523438" calcext:value-type="float">
            <text:p>16.2450561523438</text:p>
          </table:table-cell>
          <table:table-cell office:value-type="float" office:value="16.3117711544037" calcext:value-type="float">
            <text:p>16.3117711544037</text:p>
          </table:table-cell>
          <table:table-cell office:value-type="float" office:value="16.3451287746429" calcext:value-type="float">
            <text:p>16.3451287746429</text:p>
          </table:table-cell>
          <table:table-cell office:value-type="float" office:value="16.4452006816864" calcext:value-type="float">
            <text:p>16.4452006816864</text:p>
          </table:table-cell>
          <table:table-cell office:value-type="float" office:value="16.5119142532349" calcext:value-type="float">
            <text:p>16.5119142532349</text:p>
          </table:table-cell>
          <table:table-cell office:value-type="float" office:value="16.5786278247833" calcext:value-type="float">
            <text:p>16.5786278247833</text:p>
          </table:table-cell>
          <table:table-cell office:value-type="float" office:value="16.6453413963318" calcext:value-type="float">
            <text:p>16.6453413963318</text:p>
          </table:table-cell>
          <table:table-cell office:value-type="float" office:value="16.6786980628967" calcext:value-type="float">
            <text:p>16.6786980628967</text:p>
          </table:table-cell>
          <table:table-cell office:value-type="float" office:value="16.7454118728638" calcext:value-type="float">
            <text:p>16.7454118728638</text:p>
          </table:table-cell>
          <table:table-cell office:value-type="float" office:value="16.7787687778473" calcext:value-type="float">
            <text:p>16.7787687778473</text:p>
          </table:table-cell>
          <table:table-cell office:value-type="float" office:value="16.8121254444122" calcext:value-type="float">
            <text:p>16.8121254444122</text:p>
          </table:table-cell>
          <table:table-cell office:value-type="float" office:value="16.9121956825256" calcext:value-type="float">
            <text:p>16.9121956825256</text:p>
          </table:table-cell>
          <table:table-cell office:value-type="float" office:value="16.9789090156555" calcext:value-type="float">
            <text:p>16.9789090156555</text:p>
          </table:table-cell>
          <table:table-cell office:value-type="float" office:value="17.045622587204" calcext:value-type="float">
            <text:p>17.045622587204</text:p>
          </table:table-cell>
          <table:table-cell office:value-type="float" office:value="17.0789792537689" calcext:value-type="float">
            <text:p>17.0789792537689</text:p>
          </table:table-cell>
          <table:table-cell office:value-type="float" office:value="17.1790492534637" calcext:value-type="float">
            <text:p>17.1790492534637</text:p>
          </table:table-cell>
          <table:table-cell office:value-type="float" office:value="17.2457625865936" calcext:value-type="float">
            <text:p>17.2457625865936</text:p>
          </table:table-cell>
          <table:table-cell office:value-type="float" office:value="17.3124759197235" calcext:value-type="float">
            <text:p>17.3124759197235</text:p>
          </table:table-cell>
          <table:table-cell office:value-type="float" office:value="17.379189491272" calcext:value-type="float">
            <text:p>17.379189491272</text:p>
          </table:table-cell>
          <table:table-cell office:value-type="float" office:value="17.4459040164948" calcext:value-type="float">
            <text:p>17.4459040164948</text:p>
          </table:table-cell>
          <table:table-cell office:value-type="float" office:value="17.512619972229" calcext:value-type="float">
            <text:p>17.512619972229</text:p>
          </table:table-cell>
          <table:table-cell office:value-type="float" office:value="17.5793361663818" calcext:value-type="float">
            <text:p>17.5793361663818</text:p>
          </table:table-cell>
          <table:table-cell office:value-type="float" office:value="17.6460523605347" calcext:value-type="float">
            <text:p>17.6460523605347</text:p>
          </table:table-cell>
          <table:table-cell office:value-type="float" office:value="17.6794104576111" calcext:value-type="float">
            <text:p>17.6794104576111</text:p>
          </table:table-cell>
          <table:table-cell office:value-type="float" office:value="17.7461266517639" calcext:value-type="float">
            <text:p>17.7461266517639</text:p>
          </table:table-cell>
          <table:table-cell office:value-type="float" office:value="17.8795592784882" calcext:value-type="float">
            <text:p>17.8795592784882</text:p>
          </table:table-cell>
          <table:table-cell office:value-type="float" office:value="17.946275472641" calcext:value-type="float">
            <text:p>17.946275472641</text:p>
          </table:table-cell>
          <table:table-cell office:value-type="float" office:value="18.0129919052124" calcext:value-type="float">
            <text:p>18.0129919052124</text:p>
          </table:table-cell>
          <table:table-cell office:value-type="float" office:value="18.0463500022888" calcext:value-type="float">
            <text:p>18.0463500022888</text:p>
          </table:table-cell>
          <table:table-cell office:value-type="float" office:value="18.0797083377838" calcext:value-type="float">
            <text:p>18.0797083377838</text:p>
          </table:table-cell>
          <table:table-cell office:value-type="float" office:value="18.1464247703552" calcext:value-type="float">
            <text:p>18.1464247703552</text:p>
          </table:table-cell>
          <table:table-cell office:value-type="float" office:value="18.2131412029266" calcext:value-type="float">
            <text:p>18.2131412029266</text:p>
          </table:table-cell>
          <table:table-cell office:value-type="float" office:value="18.2798578739166" calcext:value-type="float">
            <text:p>18.2798578739166</text:p>
          </table:table-cell>
          <table:table-cell office:value-type="float" office:value="18.346574306488" calcext:value-type="float">
            <text:p>18.346574306488</text:p>
          </table:table-cell>
          <table:table-cell office:value-type="float" office:value="18.379932641983" calcext:value-type="float">
            <text:p>18.379932641983</text:p>
          </table:table-cell>
          <table:table-cell office:value-type="float" office:value="18.4466483592987" calcext:value-type="float">
            <text:p>18.4466483592987</text:p>
          </table:table-cell>
          <table:table-cell office:value-type="float" office:value="18.480005979538" calcext:value-type="float">
            <text:p>18.480005979538</text:p>
          </table:table-cell>
          <table:table-cell office:value-type="float" office:value="18.5133635997772" calcext:value-type="float">
            <text:p>18.5133635997772</text:p>
          </table:table-cell>
          <table:table-cell office:value-type="float" office:value="18.5800788402557" calcext:value-type="float">
            <text:p>18.5800788402557</text:p>
          </table:table-cell>
          <table:table-cell office:value-type="float" office:value="18.6467938423157" calcext:value-type="float">
            <text:p>18.6467938423157</text:p>
          </table:table-cell>
          <table:table-cell office:value-type="float" office:value="18.7135088443756" calcext:value-type="float">
            <text:p>18.7135088443756</text:p>
          </table:table-cell>
          <table:table-cell office:value-type="float" office:value="18.7802243232727" calcext:value-type="float">
            <text:p>18.7802243232727</text:p>
          </table:table-cell>
          <table:table-cell office:value-type="float" office:value="18.8469393253326" calcext:value-type="float">
            <text:p>18.8469393253326</text:p>
          </table:table-cell>
          <table:table-cell office:value-type="float" office:value="18.8802969455719" calcext:value-type="float">
            <text:p>18.8802969455719</text:p>
          </table:table-cell>
          <table:table-cell office:value-type="float" office:value="18.9136545658112" calcext:value-type="float">
            <text:p>18.9136545658112</text:p>
          </table:table-cell>
          <table:table-cell office:value-type="float" office:value="18.9470121860504" calcext:value-type="float">
            <text:p>18.9470121860504</text:p>
          </table:table-cell>
          <table:table-cell office:value-type="float" office:value="19.0137274265289" calcext:value-type="float">
            <text:p>19.0137274265289</text:p>
          </table:table-cell>
          <table:table-cell office:value-type="float" office:value="19.0470848083496" calcext:value-type="float">
            <text:p>19.0470848083496</text:p>
          </table:table-cell>
          <table:table-cell office:value-type="float" office:value="19.1138002872467" calcext:value-type="float">
            <text:p>19.1138002872467</text:p>
          </table:table-cell>
          <table:table-cell office:value-type="float" office:value="19.1471576690674" calcext:value-type="float">
            <text:p>19.1471576690674</text:p>
          </table:table-cell>
          <table:table-cell office:value-type="float" office:value="19.1805152893066" calcext:value-type="float">
            <text:p>19.1805152893066</text:p>
          </table:table-cell>
          <table:table-cell office:value-type="float" office:value="19.2805881500244" calcext:value-type="float">
            <text:p>19.2805881500244</text:p>
          </table:table-cell>
          <table:table-cell office:value-type="float" office:value="19.3473033905029" calcext:value-type="float">
            <text:p>19.3473033905029</text:p>
          </table:table-cell>
          <table:table-cell office:value-type="float" office:value="19.3806610107422" calcext:value-type="float">
            <text:p>19.3806610107422</text:p>
          </table:table-cell>
          <table:table-cell office:value-type="float" office:value="19.4140186309814" calcext:value-type="float">
            <text:p>19.4140186309814</text:p>
          </table:table-cell>
          <table:table-cell office:value-type="float" office:value="19.4807329177856" calcext:value-type="float">
            <text:p>19.4807329177856</text:p>
          </table:table-cell>
          <table:table-cell office:value-type="float" office:value="19.5808038711548" calcext:value-type="float">
            <text:p>19.5808038711548</text:p>
          </table:table-cell>
          <table:table-cell office:value-type="float" office:value="19.6475179195404" calcext:value-type="float">
            <text:p>19.6475179195404</text:p>
          </table:table-cell>
          <table:table-cell office:value-type="float" office:value="19.7142322063446" calcext:value-type="float">
            <text:p>19.7142322063446</text:p>
          </table:table-cell>
          <table:table-cell office:value-type="float" office:value="19.7809460163116" calcext:value-type="float">
            <text:p>19.7809460163116</text:p>
          </table:table-cell>
          <table:table-cell office:value-type="float" office:value="19.8143031597137" calcext:value-type="float">
            <text:p>19.8143031597137</text:p>
          </table:table-cell>
          <table:table-cell office:value-type="float" office:value="19.8810169696808" calcext:value-type="float">
            <text:p>19.8810169696808</text:p>
          </table:table-cell>
          <table:table-cell office:value-type="float" office:value="19.9143741130829" calcext:value-type="float">
            <text:p>19.9143741130829</text:p>
          </table:table-cell>
          <table:table-cell office:value-type="float" office:value="19.9477310180664" calcext:value-type="float">
            <text:p>19.9477310180664</text:p>
          </table:table-cell>
          <table:table-cell office:value-type="float" office:value="19.9810881614685" calcext:value-type="float">
            <text:p>19.9810881614685</text:p>
          </table:table-cell>
          <table:table-cell office:value-type="float" office:value="20.0144453048706" calcext:value-type="float">
            <text:p>20.0144453048706</text:p>
          </table:table-cell>
          <table:table-cell office:value-type="float" office:value="20.0478022098541" calcext:value-type="float">
            <text:p>20.0478022098541</text:p>
          </table:table-cell>
          <table:table-cell office:value-type="float" office:value="20.0811591148376" calcext:value-type="float">
            <text:p>20.0811591148376</text:p>
          </table:table-cell>
          <table:table-cell office:value-type="float" office:value="20.1145162582397" calcext:value-type="float">
            <text:p>20.1145162582397</text:p>
          </table:table-cell>
          <table:table-cell office:value-type="float" office:value="20.1478731632233" calcext:value-type="float">
            <text:p>20.1478731632233</text:p>
          </table:table-cell>
          <table:table-cell office:value-type="float" office:value="20.1812300682068" calcext:value-type="float">
            <text:p>20.1812300682068</text:p>
          </table:table-cell>
          <table:table-cell office:value-type="float" office:value="20.2145869731903" calcext:value-type="float">
            <text:p>20.2145869731903</text:p>
          </table:table-cell>
          <table:table-cell office:value-type="float" office:value="20.2813012599945" calcext:value-type="float">
            <text:p>20.2813012599945</text:p>
          </table:table-cell>
          <table:table-cell office:value-type="float" office:value="20.3480150699615" calcext:value-type="float">
            <text:p>20.3480150699615</text:p>
          </table:table-cell>
          <table:table-cell office:value-type="float" office:value="20.4147291183472" calcext:value-type="float">
            <text:p>20.4147291183472</text:p>
          </table:table-cell>
          <table:table-cell office:value-type="float" office:value="20.4814472198486" calcext:value-type="float">
            <text:p>20.4814472198486</text:p>
          </table:table-cell>
          <table:table-cell office:value-type="float" office:value="20.5481655597687" calcext:value-type="float">
            <text:p>20.5481655597687</text:p>
          </table:table-cell>
          <table:table-cell office:value-type="float" office:value="20.6148836612701" calcext:value-type="float">
            <text:p>20.6148836612701</text:p>
          </table:table-cell>
          <table:table-cell office:value-type="float" office:value="20.6816020011902" calcext:value-type="float">
            <text:p>20.6816020011902</text:p>
          </table:table-cell>
          <table:table-cell office:value-type="float" office:value="20.7483203411102" calcext:value-type="float">
            <text:p>20.7483203411102</text:p>
          </table:table-cell>
          <table:table-cell office:value-type="float" office:value="20.7816796302795" calcext:value-type="float">
            <text:p>20.7816796302795</text:p>
          </table:table-cell>
          <table:table-cell office:value-type="float" office:value="20.8483979701996" calcext:value-type="float">
            <text:p>20.8483979701996</text:p>
          </table:table-cell>
          <table:table-cell office:value-type="float" office:value="20.8817572593689" calcext:value-type="float">
            <text:p>20.8817572593689</text:p>
          </table:table-cell>
          <table:table-cell office:value-type="float" office:value="20.9151163101196" calcext:value-type="float">
            <text:p>20.9151163101196</text:p>
          </table:table-cell>
          <table:table-cell office:value-type="float" office:value="20.9484755992889" calcext:value-type="float">
            <text:p>20.9484755992889</text:p>
          </table:table-cell>
          <table:table-cell office:value-type="float" office:value="20.9818348884583" calcext:value-type="float">
            <text:p>20.9818348884583</text:p>
          </table:table-cell>
          <table:table-cell office:value-type="float" office:value="21.0485534667969" calcext:value-type="float">
            <text:p>21.0485534667969</text:p>
          </table:table-cell>
          <table:table-cell office:value-type="float" office:value="21.1152718067169" calcext:value-type="float">
            <text:p>21.1152718067169</text:p>
          </table:table-cell>
          <table:table-cell office:value-type="float" office:value="21.1486313343048" calcext:value-type="float">
            <text:p>21.1486313343048</text:p>
          </table:table-cell>
          <table:table-cell office:value-type="float" office:value="21.1819903850555" calcext:value-type="float">
            <text:p>21.1819903850555</text:p>
          </table:table-cell>
          <table:table-cell office:value-type="float" office:value="21.2153496742249" calcext:value-type="float">
            <text:p>21.2153496742249</text:p>
          </table:table-cell>
          <table:table-cell office:value-type="float" office:value="21.2820682525635" calcext:value-type="float">
            <text:p>21.2820682525635</text:p>
          </table:table-cell>
          <table:table-cell office:value-type="float" office:value="21.3154275417328" calcext:value-type="float">
            <text:p>21.3154275417328</text:p>
          </table:table-cell>
          <table:table-cell office:value-type="float" office:value="21.3487870693207" calcext:value-type="float">
            <text:p>21.3487870693207</text:p>
          </table:table-cell>
          <table:table-cell office:value-type="float" office:value="21.4155058860779" calcext:value-type="float">
            <text:p>21.4155058860779</text:p>
          </table:table-cell>
          <table:table-cell office:value-type="float" office:value="21.4822211265564" calcext:value-type="float">
            <text:p>21.4822211265564</text:p>
          </table:table-cell>
          <table:table-cell office:value-type="float" office:value="21.5155789852142" calcext:value-type="float">
            <text:p>21.5155789852142</text:p>
          </table:table-cell>
          <table:table-cell office:value-type="float" office:value="21.5489366054535" calcext:value-type="float">
            <text:p>21.5489366054535</text:p>
          </table:table-cell>
          <table:table-cell office:value-type="float" office:value="21.5822944641113" calcext:value-type="float">
            <text:p>21.5822944641113</text:p>
          </table:table-cell>
          <table:table-cell office:value-type="float" office:value="21.6156520843506" calcext:value-type="float">
            <text:p>21.6156520843506</text:p>
          </table:table-cell>
          <table:table-cell office:value-type="float" office:value="21.6490099430084" calcext:value-type="float">
            <text:p>21.6490099430084</text:p>
          </table:table-cell>
          <table:table-cell office:value-type="float" office:value="21.6823675632477" calcext:value-type="float">
            <text:p>21.6823675632477</text:p>
          </table:table-cell>
          <table:table-cell office:value-type="float" office:value="21.7490832805634" calcext:value-type="float">
            <text:p>21.7490832805634</text:p>
          </table:table-cell>
          <table:table-cell office:value-type="float" office:value="21.7824409008026" calcext:value-type="float">
            <text:p>21.7824409008026</text:p>
          </table:table-cell>
          <table:table-cell office:value-type="float" office:value="21.8491561412811" calcext:value-type="float">
            <text:p>21.8491561412811</text:p>
          </table:table-cell>
          <table:table-cell office:value-type="float" office:value="21.882513999939" calcext:value-type="float">
            <text:p>21.882513999939</text:p>
          </table:table-cell>
          <table:table-cell office:value-type="float" office:value="21.9492294788361" calcext:value-type="float">
            <text:p>21.9492294788361</text:p>
          </table:table-cell>
          <table:table-cell office:value-type="float" office:value="21.9825873374939" calcext:value-type="float">
            <text:p>21.9825873374939</text:p>
          </table:table-cell>
          <table:table-cell office:value-type="float" office:value="22.0159449577332" calcext:value-type="float">
            <text:p>22.0159449577332</text:p>
          </table:table-cell>
          <table:table-cell office:value-type="float" office:value="22.0493025779724" calcext:value-type="float">
            <text:p>22.0493025779724</text:p>
          </table:table-cell>
          <table:table-cell office:value-type="float" office:value="22.0826606750488" calcext:value-type="float">
            <text:p>22.0826606750488</text:p>
          </table:table-cell>
          <table:table-cell office:value-type="float" office:value="22.1160182952881" calcext:value-type="float">
            <text:p>22.1160182952881</text:p>
          </table:table-cell>
          <table:table-cell office:value-type="float" office:value="22.1493759155273" calcext:value-type="float">
            <text:p>22.1493759155273</text:p>
          </table:table-cell>
          <table:table-cell office:value-type="float" office:value="22.1827337741852" calcext:value-type="float">
            <text:p>22.1827337741852</text:p>
          </table:table-cell>
          <table:table-cell office:value-type="float" office:value="22.2494494915009" calcext:value-type="float">
            <text:p>22.2494494915009</text:p>
          </table:table-cell>
          <table:table-cell office:value-type="float" office:value="22.2828071117401" calcext:value-type="float">
            <text:p>22.2828071117401</text:p>
          </table:table-cell>
          <table:table-cell office:value-type="float" office:value="22.3161647319794" calcext:value-type="float">
            <text:p>22.3161647319794</text:p>
          </table:table-cell>
          <table:table-cell office:value-type="float" office:value="22.3495225906372" calcext:value-type="float">
            <text:p>22.3495225906372</text:p>
          </table:table-cell>
          <table:table-cell office:value-type="float" office:value="22.3828802108765" calcext:value-type="float">
            <text:p>22.3828802108765</text:p>
          </table:table-cell>
          <table:table-cell office:value-type="float" office:value="22.4162380695343" calcext:value-type="float">
            <text:p>22.4162380695343</text:p>
          </table:table-cell>
          <table:table-cell office:value-type="float" office:value="22.4495959281921" calcext:value-type="float">
            <text:p>22.4495959281921</text:p>
          </table:table-cell>
          <table:table-cell office:value-type="float" office:value="22.5163116455078" calcext:value-type="float">
            <text:p>22.5163116455078</text:p>
          </table:table-cell>
          <table:table-cell office:value-type="float" office:value="22.5830273628235" calcext:value-type="float">
            <text:p>22.5830273628235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1782236446131" calcext:value-type="float">
            <text:p>0.141782236446131</text:p>
          </table:table-cell>
          <table:table-cell office:value-type="float" office:value="0.141455316499705" calcext:value-type="float">
            <text:p>0.141455316499705</text:p>
          </table:table-cell>
          <table:table-cell office:value-type="float" office:value="0.14135863204812" calcext:value-type="float">
            <text:p>0.14135863204812</text:p>
          </table:table-cell>
          <table:table-cell office:value-type="float" office:value="0.141222087821557" calcext:value-type="float">
            <text:p>0.141222087821557</text:p>
          </table:table-cell>
          <table:table-cell office:value-type="float" office:value="0.141087848495509" calcext:value-type="float">
            <text:p>0.141087848495509</text:p>
          </table:table-cell>
          <table:table-cell office:value-type="float" office:value="0.141397011430459" calcext:value-type="float">
            <text:p>0.141397011430459</text:p>
          </table:table-cell>
          <table:table-cell office:value-type="float" office:value="0.141436151125105" calcext:value-type="float">
            <text:p>0.141436151125105</text:p>
          </table:table-cell>
          <table:table-cell office:value-type="float" office:value="0.141195069500605" calcext:value-type="float">
            <text:p>0.141195069500605</text:p>
          </table:table-cell>
          <table:table-cell office:value-type="float" office:value="0.141371657465355" calcext:value-type="float">
            <text:p>0.141371657465355</text:p>
          </table:table-cell>
          <table:table-cell office:value-type="float" office:value="0.141451213523321" calcext:value-type="float">
            <text:p>0.141451213523321</text:p>
          </table:table-cell>
          <table:table-cell office:value-type="float" office:value="0.141684250418181" calcext:value-type="float">
            <text:p>0.141684250418181</text:p>
          </table:table-cell>
          <table:table-cell office:value-type="float" office:value="0.141286918260158" calcext:value-type="float">
            <text:p>0.141286918260158</text:p>
          </table:table-cell>
          <table:table-cell office:value-type="float" office:value="0.141459732107033" calcext:value-type="float">
            <text:p>0.141459732107033</text:p>
          </table:table-cell>
          <table:table-cell office:value-type="float" office:value="0.141571807710465" calcext:value-type="float">
            <text:p>0.141571807710465</text:p>
          </table:table-cell>
          <table:table-cell office:value-type="float" office:value="0.141267967451966" calcext:value-type="float">
            <text:p>0.141267967451966</text:p>
          </table:table-cell>
          <table:table-cell office:value-type="float" office:value="0.141352878088685" calcext:value-type="float">
            <text:p>0.141352878088685</text:p>
          </table:table-cell>
          <table:table-cell office:value-type="float" office:value="0.141487440975859" calcext:value-type="float">
            <text:p>0.141487440975859</text:p>
          </table:table-cell>
          <table:table-cell office:value-type="float" office:value="0.141460250421412" calcext:value-type="float">
            <text:p>0.141460250421412</text:p>
          </table:table-cell>
          <table:table-cell office:value-type="float" office:value="0.141528242585377" calcext:value-type="float">
            <text:p>0.141528242585377</text:p>
          </table:table-cell>
          <table:table-cell office:value-type="float" office:value="0.141402920536049" calcext:value-type="float">
            <text:p>0.141402920536049</text:p>
          </table:table-cell>
          <table:table-cell office:value-type="float" office:value="0.141388595213424" calcext:value-type="float">
            <text:p>0.141388595213424</text:p>
          </table:table-cell>
          <table:table-cell office:value-type="float" office:value="0.141181578245859" calcext:value-type="float">
            <text:p>0.141181578245859</text:p>
          </table:table-cell>
          <table:table-cell office:value-type="float" office:value="0.141694814519229" calcext:value-type="float">
            <text:p>0.141694814519229</text:p>
          </table:table-cell>
          <table:table-cell office:value-type="float" office:value="0.142814817136855" calcext:value-type="float">
            <text:p>0.142814817136855</text:p>
          </table:table-cell>
          <table:table-cell office:value-type="float" office:value="0.143616915538839" calcext:value-type="float">
            <text:p>0.143616915538839</text:p>
          </table:table-cell>
          <table:table-cell office:value-type="float" office:value="0.1433385256231" calcext:value-type="float">
            <text:p>0.1433385256231</text:p>
          </table:table-cell>
          <table:table-cell office:value-type="float" office:value="0.140936856536674" calcext:value-type="float">
            <text:p>0.140936856536674</text:p>
          </table:table-cell>
          <table:table-cell office:value-type="float" office:value="0.139218679292037" calcext:value-type="float">
            <text:p>0.139218679292037</text:p>
          </table:table-cell>
          <table:table-cell office:value-type="float" office:value="0.139781784787047" calcext:value-type="float">
            <text:p>0.139781784787047</text:p>
          </table:table-cell>
          <table:table-cell office:value-type="float" office:value="0.142336096108834" calcext:value-type="float">
            <text:p>0.142336096108834</text:p>
          </table:table-cell>
          <table:table-cell office:value-type="float" office:value="0.142582516385958" calcext:value-type="float">
            <text:p>0.142582516385958</text:p>
          </table:table-cell>
          <table:table-cell office:value-type="float" office:value="0.169765342925844" calcext:value-type="float">
            <text:p>0.169765342925844</text:p>
          </table:table-cell>
          <table:table-cell office:value-type="float" office:value="0.172987520213779" calcext:value-type="float">
            <text:p>0.172987520213779</text:p>
          </table:table-cell>
          <table:table-cell office:value-type="float" office:value="0.177990616868868" calcext:value-type="float">
            <text:p>0.177990616868868</text:p>
          </table:table-cell>
          <table:table-cell office:value-type="float" office:value="0.170843488434203" calcext:value-type="float">
            <text:p>0.170843488434203</text:p>
          </table:table-cell>
          <table:table-cell office:value-type="float" office:value="0.168130881275292" calcext:value-type="float">
            <text:p>0.168130881275292</text:p>
          </table:table-cell>
          <table:table-cell office:value-type="float" office:value="0.16828268906028" calcext:value-type="float">
            <text:p>0.16828268906028</text:p>
          </table:table-cell>
          <table:table-cell office:value-type="float" office:value="0.169210704475734" calcext:value-type="float">
            <text:p>0.169210704475734</text:p>
          </table:table-cell>
          <table:table-cell office:value-type="float" office:value="0.172856729701155" calcext:value-type="float">
            <text:p>0.172856729701155</text:p>
          </table:table-cell>
          <table:table-cell office:value-type="float" office:value="0.171554809955271" calcext:value-type="float">
            <text:p>0.171554809955271</text:p>
          </table:table-cell>
          <table:table-cell office:value-type="float" office:value="0.17221334667325" calcext:value-type="float">
            <text:p>0.17221334667325</text:p>
          </table:table-cell>
          <table:table-cell office:value-type="float" office:value="0.176768085244202" calcext:value-type="float">
            <text:p>0.176768085244202</text:p>
          </table:table-cell>
          <table:table-cell office:value-type="float" office:value="0.176014752753455" calcext:value-type="float">
            <text:p>0.176014752753455</text:p>
          </table:table-cell>
          <table:table-cell office:value-type="float" office:value="0.173958040774507" calcext:value-type="float">
            <text:p>0.173958040774507</text:p>
          </table:table-cell>
          <table:table-cell office:value-type="float" office:value="0.169575311920308" calcext:value-type="float">
            <text:p>0.169575311920308</text:p>
          </table:table-cell>
          <table:table-cell office:value-type="float" office:value="0.168919793227922" calcext:value-type="float">
            <text:p>0.168919793227922</text:p>
          </table:table-cell>
          <table:table-cell office:value-type="float" office:value="0.162326465213858" calcext:value-type="float">
            <text:p>0.162326465213858</text:p>
          </table:table-cell>
          <table:table-cell office:value-type="float" office:value="0.161853122049607" calcext:value-type="float">
            <text:p>0.161853122049607</text:p>
          </table:table-cell>
          <table:table-cell office:value-type="float" office:value="0.161085950605846" calcext:value-type="float">
            <text:p>0.161085950605846</text:p>
          </table:table-cell>
          <table:table-cell office:value-type="float" office:value="0.161269571591965" calcext:value-type="float">
            <text:p>0.161269571591965</text:p>
          </table:table-cell>
          <table:table-cell office:value-type="float" office:value="0.160696551805898" calcext:value-type="float">
            <text:p>0.160696551805898</text:p>
          </table:table-cell>
          <table:table-cell office:value-type="float" office:value="0.158971884747778" calcext:value-type="float">
            <text:p>0.158971884747778</text:p>
          </table:table-cell>
          <table:table-cell office:value-type="float" office:value="0.158806130835858" calcext:value-type="float">
            <text:p>0.158806130835858</text:p>
          </table:table-cell>
          <table:table-cell office:value-type="float" office:value="0.161791571619844" calcext:value-type="float">
            <text:p>0.161791571619844</text:p>
          </table:table-cell>
          <table:table-cell office:value-type="float" office:value="0.138111061980079" calcext:value-type="float">
            <text:p>0.138111061980079</text:p>
          </table:table-cell>
          <table:table-cell office:value-type="float" office:value="0.139297154448276" calcext:value-type="float">
            <text:p>0.139297154448276</text:p>
          </table:table-cell>
          <table:table-cell office:value-type="float" office:value="0.142328535360277" calcext:value-type="float">
            <text:p>0.142328535360277</text:p>
          </table:table-cell>
          <table:table-cell office:value-type="float" office:value="0.143507726728544" calcext:value-type="float">
            <text:p>0.143507726728544</text:p>
          </table:table-cell>
          <table:table-cell office:value-type="float" office:value="0.140922471655589" calcext:value-type="float">
            <text:p>0.140922471655589</text:p>
          </table:table-cell>
          <table:table-cell office:value-type="float" office:value="0.141696328314624" calcext:value-type="float">
            <text:p>0.141696328314624</text:p>
          </table:table-cell>
          <table:table-cell office:value-type="float" office:value="0.14100502513692" calcext:value-type="float">
            <text:p>0.14100502513692</text:p>
          </table:table-cell>
          <table:table-cell office:value-type="float" office:value="0.140235311626449" calcext:value-type="float">
            <text:p>0.140235311626449</text:p>
          </table:table-cell>
          <table:table-cell office:value-type="float" office:value="0.139520559914123" calcext:value-type="float">
            <text:p>0.139520559914123</text:p>
          </table:table-cell>
          <table:table-cell office:value-type="float" office:value="0.143407723077714" calcext:value-type="float">
            <text:p>0.143407723077714</text:p>
          </table:table-cell>
          <table:table-cell office:value-type="float" office:value="0.143032460185508" calcext:value-type="float">
            <text:p>0.143032460185508</text:p>
          </table:table-cell>
          <table:table-cell office:value-type="float" office:value="0.143668760397983" calcext:value-type="float">
            <text:p>0.143668760397983</text:p>
          </table:table-cell>
          <table:table-cell office:value-type="float" office:value="0.144280960299444" calcext:value-type="float">
            <text:p>0.144280960299444</text:p>
          </table:table-cell>
          <table:table-cell office:value-type="float" office:value="0.144770282212366" calcext:value-type="float">
            <text:p>0.144770282212366</text:p>
          </table:table-cell>
          <table:table-cell office:value-type="float" office:value="0.144409965592881" calcext:value-type="float">
            <text:p>0.144409965592881</text:p>
          </table:table-cell>
          <table:table-cell office:value-type="float" office:value="0.144223862643878" calcext:value-type="float">
            <text:p>0.144223862643878</text:p>
          </table:table-cell>
          <table:table-cell office:value-type="float" office:value="0.140149587097379" calcext:value-type="float">
            <text:p>0.140149587097379</text:p>
          </table:table-cell>
          <table:table-cell office:value-type="float" office:value="0.142918923346437" calcext:value-type="float">
            <text:p>0.142918923346437</text:p>
          </table:table-cell>
          <table:table-cell office:value-type="float" office:value="0.143383902078235" calcext:value-type="float">
            <text:p>0.143383902078235</text:p>
          </table:table-cell>
          <table:table-cell office:value-type="float" office:value="0.146031288056099" calcext:value-type="float">
            <text:p>0.146031288056099</text:p>
          </table:table-cell>
          <table:table-cell office:value-type="float" office:value="0.157077585553256" calcext:value-type="float">
            <text:p>0.157077585553256</text:p>
          </table:table-cell>
          <table:table-cell office:value-type="float" office:value="0.175834594668448" calcext:value-type="float">
            <text:p>0.175834594668448</text:p>
          </table:table-cell>
          <table:table-cell office:value-type="float" office:value="0.164850145578987" calcext:value-type="float">
            <text:p>0.164850145578987</text:p>
          </table:table-cell>
          <table:table-cell office:value-type="float" office:value="0.161459861543914" calcext:value-type="float">
            <text:p>0.161459861543914</text:p>
          </table:table-cell>
          <table:table-cell office:value-type="float" office:value="0.166713103879847" calcext:value-type="float">
            <text:p>0.166713103879847</text:p>
          </table:table-cell>
          <table:table-cell office:value-type="float" office:value="0.168702287687437" calcext:value-type="float">
            <text:p>0.168702287687437</text:p>
          </table:table-cell>
          <table:table-cell office:value-type="float" office:value="0.170526900243355" calcext:value-type="float">
            <text:p>0.170526900243355</text:p>
          </table:table-cell>
          <table:table-cell office:value-type="float" office:value="0.17350427402415" calcext:value-type="float">
            <text:p>0.17350427402415</text:p>
          </table:table-cell>
          <table:table-cell office:value-type="float" office:value="0.175787359485238" calcext:value-type="float">
            <text:p>0.175787359485238</text:p>
          </table:table-cell>
          <table:table-cell office:value-type="float" office:value="0.166940044272399" calcext:value-type="float">
            <text:p>0.166940044272399</text:p>
          </table:table-cell>
          <table:table-cell office:value-type="float" office:value="0.166416688542993" calcext:value-type="float">
            <text:p>0.166416688542993</text:p>
          </table:table-cell>
          <table:table-cell office:value-type="float" office:value="0.155462743620628" calcext:value-type="float">
            <text:p>0.155462743620628</text:p>
          </table:table-cell>
          <table:table-cell office:value-type="float" office:value="0.152691337364687" calcext:value-type="float">
            <text:p>0.152691337364687</text:p>
          </table:table-cell>
          <table:table-cell office:value-type="float" office:value="0.153960680099553" calcext:value-type="float">
            <text:p>0.153960680099553</text:p>
          </table:table-cell>
          <table:table-cell office:value-type="float" office:value="0.152331589712172" calcext:value-type="float">
            <text:p>0.152331589712172</text:p>
          </table:table-cell>
          <table:table-cell office:value-type="float" office:value="0.153299387074016" calcext:value-type="float">
            <text:p>0.153299387074016</text:p>
          </table:table-cell>
          <table:table-cell office:value-type="float" office:value="0.154111276591042" calcext:value-type="float">
            <text:p>0.154111276591042</text:p>
          </table:table-cell>
          <table:table-cell office:value-type="float" office:value="0.152780352018497" calcext:value-type="float">
            <text:p>0.152780352018497</text:p>
          </table:table-cell>
          <table:table-cell office:value-type="float" office:value="0.152541432511581" calcext:value-type="float">
            <text:p>0.152541432511581</text:p>
          </table:table-cell>
          <table:table-cell office:value-type="float" office:value="0.151949796915774" calcext:value-type="float">
            <text:p>0.151949796915774</text:p>
          </table:table-cell>
          <table:table-cell office:value-type="float" office:value="0.151424696520893" calcext:value-type="float">
            <text:p>0.151424696520893</text:p>
          </table:table-cell>
          <table:table-cell office:value-type="float" office:value="0.148513813704183" calcext:value-type="float">
            <text:p>0.148513813704183</text:p>
          </table:table-cell>
          <table:table-cell office:value-type="float" office:value="0.15075674235479" calcext:value-type="float">
            <text:p>0.15075674235479</text:p>
          </table:table-cell>
          <table:table-cell office:value-type="float" office:value="0.152232782418433" calcext:value-type="float">
            <text:p>0.152232782418433</text:p>
          </table:table-cell>
          <table:table-cell office:value-type="float" office:value="0.143433463339335" calcext:value-type="float">
            <text:p>0.143433463339335</text:p>
          </table:table-cell>
          <table:table-cell office:value-type="float" office:value="0.144183250880111" calcext:value-type="float">
            <text:p>0.144183250880111</text:p>
          </table:table-cell>
          <table:table-cell office:value-type="float" office:value="0.141279462533307" calcext:value-type="float">
            <text:p>0.141279462533307</text:p>
          </table:table-cell>
          <table:table-cell office:value-type="float" office:value="0.141525055943186" calcext:value-type="float">
            <text:p>0.141525055943186</text:p>
          </table:table-cell>
          <table:table-cell office:value-type="float" office:value="0.140071680182128" calcext:value-type="float">
            <text:p>0.140071680182128</text:p>
          </table:table-cell>
          <table:table-cell office:value-type="float" office:value="0.141041219022531" calcext:value-type="float">
            <text:p>0.141041219022531</text:p>
          </table:table-cell>
          <table:table-cell office:value-type="float" office:value="0.140395451342206" calcext:value-type="float">
            <text:p>0.140395451342206</text:p>
          </table:table-cell>
          <table:table-cell office:value-type="float" office:value="0.140176316025342" calcext:value-type="float">
            <text:p>0.140176316025342</text:p>
          </table:table-cell>
          <table:table-cell office:value-type="float" office:value="0.137435314612168" calcext:value-type="float">
            <text:p>0.137435314612168</text:p>
          </table:table-cell>
          <table:table-cell office:value-type="float" office:value="0.137891306253836" calcext:value-type="float">
            <text:p>0.137891306253836</text:p>
          </table:table-cell>
          <table:table-cell office:value-type="float" office:value="0.142226653994906" calcext:value-type="float">
            <text:p>0.142226653994906</text:p>
          </table:table-cell>
          <table:table-cell office:value-type="float" office:value="0.148606153795248" calcext:value-type="float">
            <text:p>0.148606153795248</text:p>
          </table:table-cell>
          <table:table-cell office:value-type="float" office:value="0.159431561794984" calcext:value-type="float">
            <text:p>0.159431561794984</text:p>
          </table:table-cell>
          <table:table-cell office:value-type="float" office:value="0.167234652994707" calcext:value-type="float">
            <text:p>0.167234652994707</text:p>
          </table:table-cell>
          <table:table-cell office:value-type="float" office:value="0.1656715032644" calcext:value-type="float">
            <text:p>0.1656715032644</text:p>
          </table:table-cell>
          <table:table-cell office:value-type="float" office:value="0.165897211850465" calcext:value-type="float">
            <text:p>0.165897211850465</text:p>
          </table:table-cell>
          <table:table-cell office:value-type="float" office:value="0.166348516913507" calcext:value-type="float">
            <text:p>0.166348516913507</text:p>
          </table:table-cell>
          <table:table-cell office:value-type="float" office:value="0.170097255323238" calcext:value-type="float">
            <text:p>0.170097255323238</text:p>
          </table:table-cell>
          <table:table-cell office:value-type="float" office:value="0.174941096402553" calcext:value-type="float">
            <text:p>0.174941096402553</text:p>
          </table:table-cell>
          <table:table-cell office:value-type="float" office:value="0.173059882997879" calcext:value-type="float">
            <text:p>0.173059882997879</text:p>
          </table:table-cell>
          <table:table-cell office:value-type="float" office:value="0.166960940463297" calcext:value-type="float">
            <text:p>0.166960940463297</text:p>
          </table:table-cell>
          <table:table-cell office:value-type="float" office:value="0.1628598046338" calcext:value-type="float">
            <text:p>0.1628598046338</text:p>
          </table:table-cell>
          <table:table-cell office:value-type="float" office:value="0.143141935619632" calcext:value-type="float">
            <text:p>0.143141935619632</text:p>
          </table:table-cell>
          <table:table-cell office:value-type="float" office:value="0.143118465520408" calcext:value-type="float">
            <text:p>0.143118465520408</text:p>
          </table:table-cell>
          <table:table-cell office:value-type="float" office:value="0.14463682101894" calcext:value-type="float">
            <text:p>0.14463682101894</text:p>
          </table:table-cell>
          <table:table-cell office:value-type="float" office:value="0.145394379587381" calcext:value-type="float">
            <text:p>0.145394379587381</text:p>
          </table:table-cell>
          <table:table-cell office:value-type="float" office:value="0.146331361879736" calcext:value-type="float">
            <text:p>0.146331361879736</text:p>
          </table:table-cell>
          <table:table-cell office:value-type="float" office:value="0.143305929763453" calcext:value-type="float">
            <text:p>0.143305929763453</text:p>
          </table:table-cell>
          <table:table-cell office:value-type="float" office:value="0.140866586969886" calcext:value-type="float">
            <text:p>0.140866586969886</text:p>
          </table:table-cell>
          <table:table-cell office:value-type="float" office:value="0.141078803379912" calcext:value-type="float">
            <text:p>0.141078803379912</text:p>
          </table:table-cell>
          <table:table-cell office:value-type="float" office:value="0.142875508381925" calcext:value-type="float">
            <text:p>0.142875508381925</text:p>
          </table:table-cell>
          <table:table-cell office:value-type="float" office:value="0.145793358356143" calcext:value-type="float">
            <text:p>0.145793358356143</text:p>
          </table:table-cell>
          <table:table-cell office:value-type="float" office:value="0.144757239560667" calcext:value-type="float">
            <text:p>0.144757239560667</text:p>
          </table:table-cell>
          <table:table-cell office:value-type="float" office:value="0.14756544055663" calcext:value-type="float">
            <text:p>0.14756544055663</text:p>
          </table:table-cell>
          <table:table-cell office:value-type="float" office:value="0.137613822765853" calcext:value-type="float">
            <text:p>0.137613822765853</text:p>
          </table:table-cell>
          <table:table-cell office:value-type="float" office:value="0.138147597275103" calcext:value-type="float">
            <text:p>0.138147597275103</text:p>
          </table:table-cell>
          <table:table-cell office:value-type="float" office:value="0.138570952004617" calcext:value-type="float">
            <text:p>0.138570952004617</text:p>
          </table:table-cell>
          <table:table-cell office:value-type="float" office:value="0.137978568930876" calcext:value-type="float">
            <text:p>0.137978568930876</text:p>
          </table:table-cell>
          <table:table-cell office:value-type="float" office:value="0.137660746565646" calcext:value-type="float">
            <text:p>0.137660746565646</text:p>
          </table:table-cell>
          <table:table-cell office:value-type="float" office:value="0.138795880801575" calcext:value-type="float">
            <text:p>0.138795880801575</text:p>
          </table:table-cell>
          <table:table-cell office:value-type="float" office:value="0.137602624572472" calcext:value-type="float">
            <text:p>0.137602624572472</text:p>
          </table:table-cell>
          <table:table-cell office:value-type="float" office:value="0.136314710768798" calcext:value-type="float">
            <text:p>0.136314710768798</text:p>
          </table:table-cell>
          <table:table-cell office:value-type="float" office:value="0.133270705155811" calcext:value-type="float">
            <text:p>0.133270705155811</text:p>
          </table:table-cell>
          <table:table-cell office:value-type="float" office:value="0.131841554960242" calcext:value-type="float">
            <text:p>0.131841554960242</text:p>
          </table:table-cell>
          <table:table-cell office:value-type="float" office:value="0.146639721760976" calcext:value-type="float">
            <text:p>0.146639721760976</text:p>
          </table:table-cell>
          <table:table-cell office:value-type="float" office:value="0.156015730385886" calcext:value-type="float">
            <text:p>0.156015730385886</text:p>
          </table:table-cell>
          <table:table-cell office:value-type="float" office:value="0.16396499048463" calcext:value-type="float">
            <text:p>0.16396499048463</text:p>
          </table:table-cell>
          <table:table-cell office:value-type="float" office:value="0.16724205936996" calcext:value-type="float">
            <text:p>0.16724205936996</text:p>
          </table:table-cell>
          <table:table-cell office:value-type="float" office:value="0.160489728127163" calcext:value-type="float">
            <text:p>0.160489728127163</text:p>
          </table:table-cell>
          <table:table-cell office:value-type="float" office:value="0.162034999518593" calcext:value-type="float">
            <text:p>0.162034999518593</text:p>
          </table:table-cell>
          <table:table-cell office:value-type="float" office:value="0.181581584809177" calcext:value-type="float">
            <text:p>0.181581584809177</text:p>
          </table:table-cell>
          <table:table-cell office:value-type="float" office:value="0.172576492307168" calcext:value-type="float">
            <text:p>0.172576492307168</text:p>
          </table:table-cell>
          <table:table-cell office:value-type="float" office:value="0.144541690828847" calcext:value-type="float">
            <text:p>0.144541690828847</text:p>
          </table:table-cell>
          <table:table-cell office:value-type="float" office:value="0.143236139752336" calcext:value-type="float">
            <text:p>0.143236139752336</text:p>
          </table:table-cell>
          <table:table-cell office:value-type="float" office:value="0.141004405266048" calcext:value-type="float">
            <text:p>0.141004405266048</text:p>
          </table:table-cell>
          <table:table-cell office:value-type="float" office:value="0.141850926530065" calcext:value-type="float">
            <text:p>0.141850926530065</text:p>
          </table:table-cell>
          <table:table-cell office:value-type="float" office:value="0.141671879675608" calcext:value-type="float">
            <text:p>0.141671879675608</text:p>
          </table:table-cell>
          <table:table-cell office:value-type="float" office:value="0.143117509663842" calcext:value-type="float">
            <text:p>0.143117509663842</text:p>
          </table:table-cell>
          <table:table-cell office:value-type="float" office:value="0.145142264788834" calcext:value-type="float">
            <text:p>0.145142264788834</text:p>
          </table:table-cell>
          <table:table-cell office:value-type="float" office:value="0.144455953215859" calcext:value-type="float">
            <text:p>0.144455953215859</text:p>
          </table:table-cell>
          <table:table-cell office:value-type="float" office:value="0.144143772456576" calcext:value-type="float">
            <text:p>0.144143772456576</text:p>
          </table:table-cell>
          <table:table-cell office:value-type="float" office:value="0.143074021756325" calcext:value-type="float">
            <text:p>0.143074021756325</text:p>
          </table:table-cell>
          <table:table-cell office:value-type="float" office:value="0.141936571391481" calcext:value-type="float">
            <text:p>0.141936571391481</text:p>
          </table:table-cell>
          <table:table-cell office:value-type="float" office:value="0.139026414210368" calcext:value-type="float">
            <text:p>0.139026414210368</text:p>
          </table:table-cell>
          <table:table-cell office:value-type="float" office:value="0.145277758108828" calcext:value-type="float">
            <text:p>0.145277758108828</text:p>
          </table:table-cell>
          <table:table-cell office:value-type="float" office:value="0.143778595152602" calcext:value-type="float">
            <text:p>0.143778595152602</text:p>
          </table:table-cell>
          <table:table-cell office:value-type="float" office:value="0.139837512170425" calcext:value-type="float">
            <text:p>0.139837512170425</text:p>
          </table:table-cell>
          <table:table-cell office:value-type="float" office:value="0.136612111154072" calcext:value-type="float">
            <text:p>0.136612111154072</text:p>
          </table:table-cell>
          <table:table-cell office:value-type="float" office:value="0.136833016782664" calcext:value-type="float">
            <text:p>0.136833016782664</text:p>
          </table:table-cell>
          <table:table-cell office:value-type="float" office:value="0.137780840172333" calcext:value-type="float">
            <text:p>0.137780840172333</text:p>
          </table:table-cell>
          <table:table-cell office:value-type="float" office:value="0.136869809842059" calcext:value-type="float">
            <text:p>0.136869809842059</text:p>
          </table:table-cell>
          <table:table-cell office:value-type="float" office:value="0.137837808876397" calcext:value-type="float">
            <text:p>0.137837808876397</text:p>
          </table:table-cell>
          <table:table-cell office:value-type="float" office:value="0.138669995612555" calcext:value-type="float">
            <text:p>0.138669995612555</text:p>
          </table:table-cell>
          <table:table-cell office:value-type="float" office:value="0.134463593228194" calcext:value-type="float">
            <text:p>0.134463593228194</text:p>
          </table:table-cell>
          <table:table-cell office:value-type="float" office:value="0.133066212914559" calcext:value-type="float">
            <text:p>0.133066212914559</text:p>
          </table:table-cell>
          <table:table-cell office:value-type="float" office:value="0.144155340398619" calcext:value-type="float">
            <text:p>0.144155340398619</text:p>
          </table:table-cell>
          <table:table-cell office:value-type="float" office:value="0.154294068890208" calcext:value-type="float">
            <text:p>0.154294068890208</text:p>
          </table:table-cell>
          <table:table-cell office:value-type="float" office:value="0.163748996242821" calcext:value-type="float">
            <text:p>0.163748996242821</text:p>
          </table:table-cell>
          <table:table-cell office:value-type="float" office:value="0.168183808197341" calcext:value-type="float">
            <text:p>0.168183808197341</text:p>
          </table:table-cell>
          <table:table-cell office:value-type="float" office:value="0.172178428934215" calcext:value-type="float">
            <text:p>0.172178428934215</text:p>
          </table:table-cell>
          <table:table-cell office:value-type="float" office:value="0.169611658371836" calcext:value-type="float">
            <text:p>0.169611658371836</text:p>
          </table:table-cell>
          <table:table-cell office:value-type="float" office:value="0.162860420714669" calcext:value-type="float">
            <text:p>0.162860420714669</text:p>
          </table:table-cell>
          <table:table-cell office:value-type="float" office:value="0.162957095537659" calcext:value-type="float">
            <text:p>0.162957095537659</text:p>
          </table:table-cell>
          <table:table-cell office:value-type="float" office:value="0.16502960436312" calcext:value-type="float">
            <text:p>0.16502960436312</text:p>
          </table:table-cell>
          <table:table-cell office:value-type="float" office:value="0.167325494900463" calcext:value-type="float">
            <text:p>0.167325494900463</text:p>
          </table:table-cell>
          <table:table-cell office:value-type="float" office:value="0.169157024734688" calcext:value-type="float">
            <text:p>0.169157024734688</text:p>
          </table:table-cell>
          <table:table-cell office:value-type="float" office:value="0.173086602547602" calcext:value-type="float">
            <text:p>0.173086602547602</text:p>
          </table:table-cell>
          <table:table-cell office:value-type="float" office:value="0.175767463586805" calcext:value-type="float">
            <text:p>0.175767463586805</text:p>
          </table:table-cell>
          <table:table-cell office:value-type="float" office:value="0.179590561787042" calcext:value-type="float">
            <text:p>0.179590561787042</text:p>
          </table:table-cell>
          <table:table-cell office:value-type="float" office:value="0.166135412702815" calcext:value-type="float">
            <text:p>0.166135412702815</text:p>
          </table:table-cell>
          <table:table-cell office:value-type="float" office:value="0.13850301068027" calcext:value-type="float">
            <text:p>0.13850301068027</text:p>
          </table:table-cell>
          <table:table-cell office:value-type="float" office:value="0.139044831756677" calcext:value-type="float">
            <text:p>0.139044831756677</text:p>
          </table:table-cell>
          <table:table-cell office:value-type="float" office:value="0.13511971752915" calcext:value-type="float">
            <text:p>0.13511971752915</text:p>
          </table:table-cell>
          <table:table-cell office:value-type="float" office:value="0.136861612975003" calcext:value-type="float">
            <text:p>0.136861612975003</text:p>
          </table:table-cell>
          <table:table-cell office:value-type="float" office:value="0.136451380662234" calcext:value-type="float">
            <text:p>0.136451380662234</text:p>
          </table:table-cell>
          <table:table-cell office:value-type="float" office:value="0.137294274724718" calcext:value-type="float">
            <text:p>0.137294274724718</text:p>
          </table:table-cell>
          <table:table-cell office:value-type="float" office:value="0.137221638307942" calcext:value-type="float">
            <text:p>0.137221638307942</text:p>
          </table:table-cell>
          <table:table-cell office:value-type="float" office:value="0.138204138121507" calcext:value-type="float">
            <text:p>0.138204138121507</text:p>
          </table:table-cell>
          <table:table-cell office:value-type="float" office:value="0.134732769386114" calcext:value-type="float">
            <text:p>0.134732769386114</text:p>
          </table:table-cell>
          <table:table-cell office:value-type="float" office:value="0.134486006109178" calcext:value-type="float">
            <text:p>0.134486006109178</text:p>
          </table:table-cell>
          <table:table-cell office:value-type="float" office:value="0.141466319281811" calcext:value-type="float">
            <text:p>0.141466319281811</text:p>
          </table:table-cell>
          <table:table-cell office:value-type="float" office:value="0.13909652864671" calcext:value-type="float">
            <text:p>0.13909652864671</text:p>
          </table:table-cell>
          <table:table-cell office:value-type="float" office:value="0.132184766936408" calcext:value-type="float">
            <text:p>0.132184766936408</text:p>
          </table:table-cell>
          <table:table-cell office:value-type="float" office:value="0.12752917451077" calcext:value-type="float">
            <text:p>0.12752917451077</text:p>
          </table:table-cell>
          <table:table-cell office:value-type="float" office:value="0.126622953319962" calcext:value-type="float">
            <text:p>0.126622953319962</text:p>
          </table:table-cell>
          <table:table-cell office:value-type="float" office:value="0.125285976447448" calcext:value-type="float">
            <text:p>0.125285976447448</text:p>
          </table:table-cell>
          <table:table-cell office:value-type="float" office:value="0.128966038316637" calcext:value-type="float">
            <text:p>0.128966038316637</text:p>
          </table:table-cell>
          <table:table-cell office:value-type="float" office:value="0.130045825656489" calcext:value-type="float">
            <text:p>0.130045825656489</text:p>
          </table:table-cell>
          <table:table-cell office:value-type="float" office:value="0.130161298527402" calcext:value-type="float">
            <text:p>0.130161298527402</text:p>
          </table:table-cell>
          <table:table-cell office:value-type="float" office:value="0.130952883193895" calcext:value-type="float">
            <text:p>0.130952883193895</text:p>
          </table:table-cell>
          <table:table-cell office:value-type="float" office:value="0.13057380062105" calcext:value-type="float">
            <text:p>0.13057380062105</text:p>
          </table:table-cell>
          <table:table-cell office:value-type="float" office:value="0.129427475708494" calcext:value-type="float">
            <text:p>0.129427475708494</text:p>
          </table:table-cell>
          <table:table-cell office:value-type="float" office:value="0.126263033972468" calcext:value-type="float">
            <text:p>0.126263033972468</text:p>
          </table:table-cell>
          <table:table-cell office:value-type="float" office:value="0.125112882782258" calcext:value-type="float">
            <text:p>0.125112882782258</text:p>
          </table:table-cell>
          <table:table-cell office:value-type="float" office:value="0.14260092121645" calcext:value-type="float">
            <text:p>0.14260092121645</text:p>
          </table:table-cell>
          <table:table-cell office:value-type="float" office:value="0.151851739494652" calcext:value-type="float">
            <text:p>0.151851739494652</text:p>
          </table:table-cell>
          <table:table-cell office:value-type="float" office:value="0.157177974428596" calcext:value-type="float">
            <text:p>0.157177974428596</text:p>
          </table:table-cell>
          <table:table-cell office:value-type="float" office:value="0.164995926782293" calcext:value-type="float">
            <text:p>0.164995926782293</text:p>
          </table:table-cell>
          <table:table-cell office:value-type="float" office:value="0.162763119355808" calcext:value-type="float">
            <text:p>0.162763119355808</text:p>
          </table:table-cell>
          <table:table-cell office:value-type="float" office:value="0.159527102066727" calcext:value-type="float">
            <text:p>0.159527102066727</text:p>
          </table:table-cell>
          <table:table-cell office:value-type="float" office:value="0.160033228459577" calcext:value-type="float">
            <text:p>0.160033228459577</text:p>
          </table:table-cell>
          <table:table-cell office:value-type="float" office:value="0.165574447184882" calcext:value-type="float">
            <text:p>0.165574447184882</text:p>
          </table:table-cell>
          <table:table-cell office:value-type="float" office:value="0.170527940066446" calcext:value-type="float">
            <text:p>0.170527940066446</text:p>
          </table:table-cell>
          <table:table-cell office:value-type="float" office:value="0.175791389316374" calcext:value-type="float">
            <text:p>0.175791389316374</text:p>
          </table:table-cell>
          <table:table-cell office:value-type="float" office:value="0.188903310987709" calcext:value-type="float">
            <text:p>0.188903310987709</text:p>
          </table:table-cell>
          <table:table-cell office:value-type="float" office:value="0.13980797299548" calcext:value-type="float">
            <text:p>0.13980797299548</text:p>
          </table:table-cell>
          <table:table-cell office:value-type="float" office:value="0.137803323906476" calcext:value-type="float">
            <text:p>0.137803323906476</text:p>
          </table:table-cell>
          <table:table-cell office:value-type="float" office:value="0.137817778973336" calcext:value-type="float">
            <text:p>0.137817778973336</text:p>
          </table:table-cell>
          <table:table-cell office:value-type="float" office:value="0.138215853722904" calcext:value-type="float">
            <text:p>0.138215853722904</text:p>
          </table:table-cell>
          <table:table-cell office:value-type="float" office:value="0.14039589574197" calcext:value-type="float">
            <text:p>0.14039589574197</text:p>
          </table:table-cell>
          <table:table-cell office:value-type="float" office:value="0.141547916417141" calcext:value-type="float">
            <text:p>0.141547916417141</text:p>
          </table:table-cell>
          <table:table-cell office:value-type="float" office:value="0.142405523501208" calcext:value-type="float">
            <text:p>0.142405523501208</text:p>
          </table:table-cell>
          <table:table-cell office:value-type="float" office:value="0.142959869265286" calcext:value-type="float">
            <text:p>0.142959869265286</text:p>
          </table:table-cell>
          <table:table-cell office:value-type="float" office:value="0.143350079535786" calcext:value-type="float">
            <text:p>0.143350079535786</text:p>
          </table:table-cell>
          <table:table-cell office:value-type="float" office:value="0.143237319286608" calcext:value-type="float">
            <text:p>0.143237319286608</text:p>
          </table:table-cell>
          <table:table-cell office:value-type="float" office:value="0.144011011782498" calcext:value-type="float">
            <text:p>0.144011011782498</text:p>
          </table:table-cell>
          <table:table-cell office:value-type="float" office:value="0.134469291427811" calcext:value-type="float">
            <text:p>0.134469291427811</text:p>
          </table:table-cell>
          <table:table-cell office:value-type="float" office:value="0.125923382750041" calcext:value-type="float">
            <text:p>0.125923382750041</text:p>
          </table:table-cell>
          <table:table-cell office:value-type="float" office:value="0.127256813963889" calcext:value-type="float">
            <text:p>0.127256813963889</text:p>
          </table:table-cell>
          <table:table-cell office:value-type="float" office:value="0.131085603852421" calcext:value-type="float">
            <text:p>0.131085603852421</text:p>
          </table:table-cell>
          <table:table-cell office:value-type="float" office:value="0.129169151489001" calcext:value-type="float">
            <text:p>0.129169151489001</text:p>
          </table:table-cell>
          <table:table-cell office:value-type="float" office:value="0.126872553709226" calcext:value-type="float">
            <text:p>0.126872553709226</text:p>
          </table:table-cell>
          <table:table-cell office:value-type="float" office:value="0.120806678572864" calcext:value-type="float">
            <text:p>0.120806678572864</text:p>
          </table:table-cell>
          <table:table-cell office:value-type="float" office:value="0.12053107825692" calcext:value-type="float">
            <text:p>0.12053107825692</text:p>
          </table:table-cell>
          <table:table-cell office:value-type="float" office:value="0.125270689290426" calcext:value-type="float">
            <text:p>0.125270689290426</text:p>
          </table:table-cell>
          <table:table-cell office:value-type="float" office:value="0.130401454697237" calcext:value-type="float">
            <text:p>0.130401454697237</text:p>
          </table:table-cell>
          <table:table-cell office:value-type="float" office:value="0.130308445909074" calcext:value-type="float">
            <text:p>0.130308445909074</text:p>
          </table:table-cell>
          <table:table-cell office:value-type="float" office:value="0.130824534391646" calcext:value-type="float">
            <text:p>0.130824534391646</text:p>
          </table:table-cell>
          <table:table-cell office:value-type="float" office:value="0.130336781938951" calcext:value-type="float">
            <text:p>0.130336781938951</text:p>
          </table:table-cell>
          <table:table-cell office:value-type="float" office:value="0.128191633935048" calcext:value-type="float">
            <text:p>0.128191633935048</text:p>
          </table:table-cell>
          <table:table-cell office:value-type="float" office:value="0.127169321988361" calcext:value-type="float">
            <text:p>0.127169321988361</text:p>
          </table:table-cell>
          <table:table-cell office:value-type="float" office:value="0.126753987053652" calcext:value-type="float">
            <text:p>0.126753987053652</text:p>
          </table:table-cell>
          <table:table-cell office:value-type="float" office:value="0.132540056714115" calcext:value-type="float">
            <text:p>0.132540056714115</text:p>
          </table:table-cell>
          <table:table-cell office:value-type="float" office:value="0.142317741718316" calcext:value-type="float">
            <text:p>0.142317741718316</text:p>
          </table:table-cell>
          <table:table-cell office:value-type="float" office:value="0.151179625375646" calcext:value-type="float">
            <text:p>0.151179625375646</text:p>
          </table:table-cell>
          <table:table-cell office:value-type="float" office:value="0.155559175591191" calcext:value-type="float">
            <text:p>0.155559175591191</text:p>
          </table:table-cell>
          <table:table-cell office:value-type="float" office:value="0.163682130482488" calcext:value-type="float">
            <text:p>0.163682130482488</text:p>
          </table:table-cell>
          <table:table-cell office:value-type="float" office:value="0.165734201622775" calcext:value-type="float">
            <text:p>0.165734201622775</text:p>
          </table:table-cell>
          <table:table-cell office:value-type="float" office:value="0.165929249616774" calcext:value-type="float">
            <text:p>0.165929249616774</text:p>
          </table:table-cell>
          <table:table-cell office:value-type="float" office:value="0.169653594622424" calcext:value-type="float">
            <text:p>0.169653594622424</text:p>
          </table:table-cell>
          <table:table-cell office:value-type="float" office:value="0.175115959646925" calcext:value-type="float">
            <text:p>0.175115959646925</text:p>
          </table:table-cell>
          <table:table-cell office:value-type="float" office:value="0.173029962045105" calcext:value-type="float">
            <text:p>0.173029962045105</text:p>
          </table:table-cell>
          <table:table-cell office:value-type="float" office:value="0.177493038686334" calcext:value-type="float">
            <text:p>0.177493038686334</text:p>
          </table:table-cell>
          <table:table-cell office:value-type="float" office:value="0.177788719307224" calcext:value-type="float">
            <text:p>0.177788719307224</text:p>
          </table:table-cell>
          <table:table-cell office:value-type="float" office:value="0.177579765815729" calcext:value-type="float">
            <text:p>0.177579765815729</text:p>
          </table:table-cell>
          <table:table-cell office:value-type="float" office:value="0.175317512464843" calcext:value-type="float">
            <text:p>0.175317512464843</text:p>
          </table:table-cell>
          <table:table-cell office:value-type="float" office:value="0.15568436944582" calcext:value-type="float">
            <text:p>0.15568436944582</text:p>
          </table:table-cell>
          <table:table-cell office:value-type="float" office:value="0.15402291554168" calcext:value-type="float">
            <text:p>0.15402291554168</text:p>
          </table:table-cell>
          <table:table-cell office:value-type="float" office:value="0.155045047288149" calcext:value-type="float">
            <text:p>0.155045047288149</text:p>
          </table:table-cell>
          <table:table-cell office:value-type="float" office:value="0.154204429417058" calcext:value-type="float">
            <text:p>0.154204429417058</text:p>
          </table:table-cell>
          <table:table-cell office:value-type="float" office:value="0.152770855205451" calcext:value-type="float">
            <text:p>0.152770855205451</text:p>
          </table:table-cell>
          <table:table-cell office:value-type="float" office:value="0.153362326823049" calcext:value-type="float">
            <text:p>0.153362326823049</text:p>
          </table:table-cell>
          <table:table-cell office:value-type="float" office:value="0.153759089261618" calcext:value-type="float">
            <text:p>0.153759089261618</text:p>
          </table:table-cell>
          <table:table-cell office:value-type="float" office:value="0.153297152717382" calcext:value-type="float">
            <text:p>0.153297152717382</text:p>
          </table:table-cell>
          <table:table-cell office:value-type="float" office:value="0.153728090926883" calcext:value-type="float">
            <text:p>0.153728090926883</text:p>
          </table:table-cell>
          <table:table-cell office:value-type="float" office:value="0.153445800541891" calcext:value-type="float">
            <text:p>0.153445800541891</text:p>
          </table:table-cell>
          <table:table-cell office:value-type="float" office:value="0.153269409358676" calcext:value-type="float">
            <text:p>0.153269409358676</text:p>
          </table:table-cell>
          <table:table-cell office:value-type="float" office:value="0.153079134989551" calcext:value-type="float">
            <text:p>0.153079134989551</text:p>
          </table:table-cell>
          <table:table-cell office:value-type="float" office:value="0.153313319533283" calcext:value-type="float">
            <text:p>0.153313319533283</text:p>
          </table:table-cell>
          <table:table-cell office:value-type="float" office:value="0.153410769048372" calcext:value-type="float">
            <text:p>0.153410769048372</text:p>
          </table:table-cell>
          <table:table-cell office:value-type="float" office:value="0.153367429480763" calcext:value-type="float">
            <text:p>0.153367429480763</text:p>
          </table:table-cell>
          <table:table-cell office:value-type="float" office:value="0.15323950913862" calcext:value-type="float">
            <text:p>0.15323950913862</text:p>
          </table:table-cell>
          <table:table-cell office:value-type="float" office:value="0.153230586375463" calcext:value-type="float">
            <text:p>0.153230586375463</text:p>
          </table:table-cell>
          <table:table-cell office:value-type="float" office:value="0.153110434638581" calcext:value-type="float">
            <text:p>0.153110434638581</text:p>
          </table:table-cell>
          <table:table-cell office:value-type="float" office:value="0.153046407135028" calcext:value-type="float">
            <text:p>0.153046407135028</text:p>
          </table:table-cell>
          <table:table-cell office:value-type="float" office:value="0.153190970724449" calcext:value-type="float">
            <text:p>0.153190970724449</text:p>
          </table:table-cell>
          <table:table-cell office:value-type="float" office:value="0.153160496508531" calcext:value-type="float">
            <text:p>0.153160496508531</text:p>
          </table:table-cell>
          <table:table-cell office:value-type="float" office:value="0.153154734783337" calcext:value-type="float">
            <text:p>0.153154734783337</text:p>
          </table:table-cell>
          <table:table-cell office:value-type="float" office:value="0.153237668794981" calcext:value-type="float">
            <text:p>0.153237668794981</text:p>
          </table:table-cell>
          <table:table-cell office:value-type="float" office:value="0.153025045202381" calcext:value-type="float">
            <text:p>0.153025045202381</text:p>
          </table:table-cell>
          <table:table-cell office:value-type="float" office:value="0.153748288075118" calcext:value-type="float">
            <text:p>0.153748288075118</text:p>
          </table:table-cell>
          <table:table-cell office:value-type="float" office:value="0.153765899911119" calcext:value-type="float">
            <text:p>0.153765899911119</text:p>
          </table:table-cell>
          <table:table-cell office:value-type="float" office:value="0.153638425654209" calcext:value-type="float">
            <text:p>0.153638425654209</text:p>
          </table:table-cell>
          <table:table-cell office:value-type="float" office:value="0.153324051358319" calcext:value-type="float">
            <text:p>0.153324051358319</text:p>
          </table:table-cell>
          <table:table-cell office:value-type="float" office:value="0.153384200491463" calcext:value-type="float">
            <text:p>0.153384200491463</text:p>
          </table:table-cell>
          <table:table-cell office:value-type="float" office:value="0.153406272347818" calcext:value-type="float">
            <text:p>0.153406272347818</text:p>
          </table:table-cell>
          <table:table-cell office:value-type="float" office:value="0.153402980533862" calcext:value-type="float">
            <text:p>0.153402980533862</text:p>
          </table:table-cell>
          <table:table-cell office:value-type="float" office:value="0.153177210982277" calcext:value-type="float">
            <text:p>0.153177210982277</text:p>
          </table:table-cell>
          <table:table-cell office:value-type="float" office:value="0.153138969251836" calcext:value-type="float">
            <text:p>0.153138969251836</text:p>
          </table:table-cell>
          <table:table-cell office:value-type="float" office:value="0.153397137130699" calcext:value-type="float">
            <text:p>0.153397137130699</text:p>
          </table:table-cell>
          <table:table-cell office:value-type="float" office:value="0.152887185811485" calcext:value-type="float">
            <text:p>0.152887185811485</text:p>
          </table:table-cell>
          <table:table-cell office:value-type="float" office:value="0.153101986333156" calcext:value-type="float">
            <text:p>0.153101986333156</text:p>
          </table:table-cell>
          <table:table-cell office:value-type="float" office:value="0.153132294875654" calcext:value-type="float">
            <text:p>0.153132294875654</text:p>
          </table:table-cell>
          <table:table-cell office:value-type="float" office:value="0.153365408267408" calcext:value-type="float">
            <text:p>0.153365408267408</text:p>
          </table:table-cell>
          <table:table-cell office:value-type="float" office:value="0.153205840897419" calcext:value-type="float">
            <text:p>0.153205840897419</text:p>
          </table:table-cell>
          <table:table-cell office:value-type="float" office:value="0.152959172480585" calcext:value-type="float">
            <text:p>0.152959172480585</text:p>
          </table:table-cell>
          <table:table-cell office:value-type="float" office:value="0.153132653661071" calcext:value-type="float">
            <text:p>0.153132653661071</text:p>
          </table:table-cell>
          <table:table-cell office:value-type="float" office:value="0.153325171029827" calcext:value-type="float">
            <text:p>0.153325171029827</text:p>
          </table:table-cell>
          <table:table-cell office:value-type="float" office:value="0.153288805563765" calcext:value-type="float">
            <text:p>0.153288805563765</text:p>
          </table:table-cell>
          <table:table-cell office:value-type="float" office:value="0.153327221190922" calcext:value-type="float">
            <text:p>0.153327221190922</text:p>
          </table:table-cell>
          <table:table-cell office:value-type="float" office:value="0.153323604488409" calcext:value-type="float">
            <text:p>0.153323604488409</text:p>
          </table:table-cell>
          <table:table-cell office:value-type="float" office:value="0.153121357735313" calcext:value-type="float">
            <text:p>0.153121357735313</text:p>
          </table:table-cell>
          <table:table-cell office:value-type="float" office:value="0.153110053386629" calcext:value-type="float">
            <text:p>0.153110053386629</text:p>
          </table:table-cell>
          <table:table-cell office:value-type="float" office:value="0.153100671181992" calcext:value-type="float">
            <text:p>0.153100671181992</text:p>
          </table:table-cell>
          <table:table-cell office:value-type="float" office:value="0.153193859667532" calcext:value-type="float">
            <text:p>0.153193859667532</text:p>
          </table:table-cell>
          <table:table-cell office:value-type="float" office:value="0.153227754237335" calcext:value-type="float">
            <text:p>0.153227754237335</text:p>
          </table:table-cell>
          <table:table-cell office:value-type="float" office:value="0.153028801617007" calcext:value-type="float">
            <text:p>0.153028801617007</text:p>
          </table:table-cell>
          <table:table-cell office:value-type="float" office:value="0.153183284106526" calcext:value-type="float">
            <text:p>0.153183284106526</text:p>
          </table:table-cell>
          <table:table-cell office:value-type="float" office:value="0.153085333438124" calcext:value-type="float">
            <text:p>0.153085333438124</text:p>
          </table:table-cell>
          <table:table-cell office:value-type="float" office:value="0.152961175424626" calcext:value-type="float">
            <text:p>0.152961175424626</text:p>
          </table:table-cell>
          <table:table-cell office:value-type="float" office:value="0.153338606365457" calcext:value-type="float">
            <text:p>0.153338606365457</text:p>
          </table:table-cell>
          <table:table-cell office:value-type="float" office:value="0.153340093246058" calcext:value-type="float">
            <text:p>0.153340093246058</text:p>
          </table:table-cell>
          <table:table-cell office:value-type="float" office:value="0.152927803537298" calcext:value-type="float">
            <text:p>0.152927803537298</text:p>
          </table:table-cell>
          <table:table-cell office:value-type="float" office:value="0.153132626702783" calcext:value-type="float">
            <text:p>0.153132626702783</text:p>
          </table:table-cell>
          <table:table-cell office:value-type="float" office:value="0.153201905087176" calcext:value-type="float">
            <text:p>0.153201905087176</text:p>
          </table:table-cell>
          <table:table-cell office:value-type="float" office:value="0.153306047859965" calcext:value-type="float">
            <text:p>0.153306047859965</text:p>
          </table:table-cell>
          <table:table-cell office:value-type="float" office:value="0.153222932389965" calcext:value-type="float">
            <text:p>0.153222932389965</text:p>
          </table:table-cell>
          <table:table-cell office:value-type="float" office:value="0.153249429650423" calcext:value-type="float">
            <text:p>0.153249429650423</text:p>
          </table:table-cell>
          <table:table-cell office:value-type="float" office:value="0.152966610689176" calcext:value-type="float">
            <text:p>0.152966610689176</text:p>
          </table:table-cell>
          <table:table-cell office:value-type="float" office:value="0.153208373870243" calcext:value-type="float">
            <text:p>0.153208373870243</text:p>
          </table:table-cell>
          <table:table-cell office:value-type="float" office:value="0.153121107509727" calcext:value-type="float">
            <text:p>0.153121107509727</text:p>
          </table:table-cell>
          <table:table-cell office:value-type="float" office:value="0.152768888166061" calcext:value-type="float">
            <text:p>0.152768888166061</text:p>
          </table:table-cell>
          <table:table-cell office:value-type="float" office:value="0.153277525599475" calcext:value-type="float">
            <text:p>0.153277525599475</text:p>
          </table:table-cell>
          <table:table-cell office:value-type="float" office:value="0.153147843061687" calcext:value-type="float">
            <text:p>0.153147843061687</text:p>
          </table:table-cell>
          <table:table-cell office:value-type="float" office:value="0.153183888847984" calcext:value-type="float">
            <text:p>0.153183888847984</text:p>
          </table:table-cell>
          <table:table-cell office:value-type="float" office:value="0.153086454530527" calcext:value-type="float">
            <text:p>0.153086454530527</text:p>
          </table:table-cell>
          <table:table-cell office:value-type="float" office:value="0.15311425441039" calcext:value-type="float">
            <text:p>0.15311425441039</text:p>
          </table:table-cell>
          <table:table-cell office:value-type="float" office:value="0.153055768224758" calcext:value-type="float">
            <text:p>0.153055768224758</text:p>
          </table:table-cell>
          <table:table-cell office:value-type="float" office:value="0.15330432964382" calcext:value-type="float">
            <text:p>0.15330432964382</text:p>
          </table:table-cell>
          <table:table-cell office:value-type="float" office:value="0.153228821430119" calcext:value-type="float">
            <text:p>0.153228821430119</text:p>
          </table:table-cell>
          <table:table-cell office:value-type="float" office:value="0.153383183889009" calcext:value-type="float">
            <text:p>0.153383183889009</text:p>
          </table:table-cell>
          <table:table-cell office:value-type="float" office:value="0.153240277565048" calcext:value-type="float">
            <text:p>0.153240277565048</text:p>
          </table:table-cell>
          <table:table-cell office:value-type="float" office:value="0.153120889187057" calcext:value-type="float">
            <text:p>0.153120889187057</text:p>
          </table:table-cell>
          <table:table-cell office:value-type="float" office:value="0.152994799473537" calcext:value-type="float">
            <text:p>0.152994799473537</text:p>
          </table:table-cell>
          <table:table-cell office:value-type="float" office:value="0.15294276122917" calcext:value-type="float">
            <text:p>0.15294276122917</text:p>
          </table:table-cell>
          <table:table-cell office:value-type="float" office:value="0.153204452420323" calcext:value-type="float">
            <text:p>0.153204452420323</text:p>
          </table:table-cell>
          <table:table-cell office:value-type="float" office:value="0.153221483792832" calcext:value-type="float">
            <text:p>0.153221483792832</text:p>
          </table:table-cell>
          <table:table-cell office:value-type="float" office:value="0.153091099153781" calcext:value-type="float">
            <text:p>0.153091099153781</text:p>
          </table:table-cell>
          <table:table-cell office:value-type="float" office:value="0.153312596377935" calcext:value-type="float">
            <text:p>0.153312596377935</text:p>
          </table:table-cell>
          <table:table-cell office:value-type="float" office:value="0.153130210394465" calcext:value-type="float">
            <text:p>0.153130210394465</text:p>
          </table:table-cell>
          <table:table-cell office:value-type="float" office:value="0.153252810727061" calcext:value-type="float">
            <text:p>0.153252810727061</text:p>
          </table:table-cell>
          <table:table-cell office:value-type="float" office:value="0.152848832287674" calcext:value-type="float">
            <text:p>0.152848832287674</text:p>
          </table:table-cell>
          <table:table-cell office:value-type="float" office:value="0.15322949348919" calcext:value-type="float">
            <text:p>0.15322949348919</text:p>
          </table:table-cell>
          <table:table-cell office:value-type="float" office:value="0.153226555367376" calcext:value-type="float">
            <text:p>0.153226555367376</text:p>
          </table:table-cell>
          <table:table-cell office:value-type="float" office:value="0.153242241064616" calcext:value-type="float">
            <text:p>0.153242241064616</text:p>
          </table:table-cell>
          <table:table-cell office:value-type="float" office:value="0.153170099995699" calcext:value-type="float">
            <text:p>0.153170099995699</text:p>
          </table:table-cell>
          <table:table-cell office:value-type="float" office:value="0.153208843452958" calcext:value-type="float">
            <text:p>0.153208843452958</text:p>
          </table:table-cell>
          <table:table-cell office:value-type="float" office:value="0.153273695614604" calcext:value-type="float">
            <text:p>0.153273695614604</text:p>
          </table:table-cell>
          <table:table-cell office:value-type="float" office:value="0.153092377524819" calcext:value-type="float">
            <text:p>0.153092377524819</text:p>
          </table:table-cell>
          <table:table-cell office:value-type="float" office:value="0.153184852558713" calcext:value-type="float">
            <text:p>0.153184852558713</text:p>
          </table:table-cell>
          <table:table-cell office:value-type="float" office:value="0.153106621104043" calcext:value-type="float">
            <text:p>0.153106621104043</text:p>
          </table:table-cell>
          <table:table-cell office:value-type="float" office:value="0.153020285850833" calcext:value-type="float">
            <text:p>0.153020285850833</text:p>
          </table:table-cell>
          <table:table-cell office:value-type="float" office:value="0.153086955977952" calcext:value-type="float">
            <text:p>0.153086955977952</text:p>
          </table:table-cell>
          <table:table-cell office:value-type="float" office:value="0.153213490597664" calcext:value-type="float">
            <text:p>0.153213490597664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02156911896752" calcext:value-type="float">
            <text:p>-0.020215691189675</text:p>
          </table:table-cell>
          <table:table-cell office:value-type="float" office:value="-0.020174063572374" calcext:value-type="float">
            <text:p>-0.020174063572374</text:p>
          </table:table-cell>
          <table:table-cell office:value-type="float" office:value="-0.0201588907498986" calcext:value-type="float">
            <text:p>-0.020158890749899</text:p>
          </table:table-cell>
          <table:table-cell office:value-type="float" office:value="-0.020150564061877" calcext:value-type="float">
            <text:p>-0.020150564061877</text:p>
          </table:table-cell>
          <table:table-cell office:value-type="float" office:value="-0.0201304536302982" calcext:value-type="float">
            <text:p>-0.020130453630298</text:p>
          </table:table-cell>
          <table:table-cell office:value-type="float" office:value="-0.020163130259789" calcext:value-type="float">
            <text:p>-0.020163130259789</text:p>
          </table:table-cell>
          <table:table-cell office:value-type="float" office:value="-0.020176411117149" calcext:value-type="float">
            <text:p>-0.020176411117149</text:p>
          </table:table-cell>
          <table:table-cell office:value-type="float" office:value="-0.0201278964583794" calcext:value-type="float">
            <text:p>-0.020127896458379</text:p>
          </table:table-cell>
          <table:table-cell office:value-type="float" office:value="-0.0201600031427105" calcext:value-type="float">
            <text:p>-0.020160003142711</text:p>
          </table:table-cell>
          <table:table-cell office:value-type="float" office:value="-0.0201654133711607" calcext:value-type="float">
            <text:p>-0.020165413371161</text:p>
          </table:table-cell>
          <table:table-cell office:value-type="float" office:value="-0.0202049446646394" calcext:value-type="float">
            <text:p>-0.020204944664639</text:p>
          </table:table-cell>
          <table:table-cell office:value-type="float" office:value="-0.0201420109614534" calcext:value-type="float">
            <text:p>-0.020142010961453</text:p>
          </table:table-cell>
          <table:table-cell office:value-type="float" office:value="-0.0201673247664354" calcext:value-type="float">
            <text:p>-0.020167324766435</text:p>
          </table:table-cell>
          <table:table-cell office:value-type="float" office:value="-0.0201853814796323" calcext:value-type="float">
            <text:p>-0.020185381479632</text:p>
          </table:table-cell>
          <table:table-cell office:value-type="float" office:value="-0.0201333855120761" calcext:value-type="float">
            <text:p>-0.020133385512076</text:p>
          </table:table-cell>
          <table:table-cell office:value-type="float" office:value="-0.0201559579301006" calcext:value-type="float">
            <text:p>-0.020155957930101</text:p>
          </table:table-cell>
          <table:table-cell office:value-type="float" office:value="-0.0201739014730321" calcext:value-type="float">
            <text:p>-0.020173901473032</text:p>
          </table:table-cell>
          <table:table-cell office:value-type="float" office:value="-0.0201702361568921" calcext:value-type="float">
            <text:p>-0.020170236156892</text:p>
          </table:table-cell>
          <table:table-cell office:value-type="float" office:value="-0.0196345120068136" calcext:value-type="float">
            <text:p>-0.019634512006814</text:p>
          </table:table-cell>
          <table:table-cell office:value-type="float" office:value="-0.0195914605984086" calcext:value-type="float">
            <text:p>-0.019591460598409</text:p>
          </table:table-cell>
          <table:table-cell office:value-type="float" office:value="-0.0192235344617297" calcext:value-type="float">
            <text:p>-0.01922353446173</text:p>
          </table:table-cell>
          <table:table-cell office:value-type="float" office:value="-0.0180348284691482" calcext:value-type="float">
            <text:p>-0.018034828469148</text:p>
          </table:table-cell>
          <table:table-cell office:value-type="float" office:value="-0.0165069290681347" calcext:value-type="float">
            <text:p>-0.016506929068135</text:p>
          </table:table-cell>
          <table:table-cell office:value-type="float" office:value="-0.0153110599287138" calcext:value-type="float">
            <text:p>-0.015311059928714</text:p>
          </table:table-cell>
          <table:table-cell office:value-type="float" office:value="-0.0145035451718517" calcext:value-type="float">
            <text:p>-0.014503545171852</text:p>
          </table:table-cell>
          <table:table-cell office:value-type="float" office:value="-0.0140985309724494" calcext:value-type="float">
            <text:p>-0.014098530972449</text:p>
          </table:table-cell>
          <table:table-cell office:value-type="float" office:value="-0.0122053343928726" calcext:value-type="float">
            <text:p>-0.012205334392873</text:p>
          </table:table-cell>
          <table:table-cell office:value-type="float" office:value="-0.0114196376461044" calcext:value-type="float">
            <text:p>-0.011419637646104</text:p>
          </table:table-cell>
          <table:table-cell office:value-type="float" office:value="-0.0130320984627576" calcext:value-type="float">
            <text:p>-0.013032098462758</text:p>
          </table:table-cell>
          <table:table-cell office:value-type="float" office:value="-0.0205480558573918" calcext:value-type="float">
            <text:p>-0.020548055857392</text:p>
          </table:table-cell>
          <table:table-cell office:value-type="float" office:value="-0.0248419474968415" calcext:value-type="float">
            <text:p>-0.024841947496842</text:p>
          </table:table-cell>
          <table:table-cell office:value-type="float" office:value="-0.0335903636526353" calcext:value-type="float">
            <text:p>-0.033590363652635</text:p>
          </table:table-cell>
          <table:table-cell office:value-type="float" office:value="-0.0337701878334088" calcext:value-type="float">
            <text:p>-0.033770187833409</text:p>
          </table:table-cell>
          <table:table-cell office:value-type="float" office:value="-0.0395638635069281" calcext:value-type="float">
            <text:p>-0.039563863506928</text:p>
          </table:table-cell>
          <table:table-cell office:value-type="float" office:value="-0.0524432794513532" calcext:value-type="float">
            <text:p>-0.052443279451353</text:p>
          </table:table-cell>
          <table:table-cell office:value-type="float" office:value="-0.0546058071212801" calcext:value-type="float">
            <text:p>-0.05460580712128</text:p>
          </table:table-cell>
          <table:table-cell office:value-type="float" office:value="-0.0554146017669341" calcext:value-type="float">
            <text:p>-0.055414601766934</text:p>
          </table:table-cell>
          <table:table-cell office:value-type="float" office:value="-0.054202685548884" calcext:value-type="float">
            <text:p>-0.054202685548884</text:p>
          </table:table-cell>
          <table:table-cell office:value-type="float" office:value="-0.0517262570692083" calcext:value-type="float">
            <text:p>-0.051726257069208</text:p>
          </table:table-cell>
          <table:table-cell office:value-type="float" office:value="-0.0529373202169474" calcext:value-type="float">
            <text:p>-0.052937320216947</text:p>
          </table:table-cell>
          <table:table-cell office:value-type="float" office:value="-0.0507481939255804" calcext:value-type="float">
            <text:p>-0.05074819392558</text:p>
          </table:table-cell>
          <table:table-cell office:value-type="float" office:value="-0.0392928103879943" calcext:value-type="float">
            <text:p>-0.039292810387994</text:p>
          </table:table-cell>
          <table:table-cell office:value-type="float" office:value="-0.0284546953867882" calcext:value-type="float">
            <text:p>-0.028454695386788</text:p>
          </table:table-cell>
          <table:table-cell office:value-type="float" office:value="-0.0252541566677723" calcext:value-type="float">
            <text:p>-0.025254156667772</text:p>
          </table:table-cell>
          <table:table-cell office:value-type="float" office:value="-0.0245221876578956" calcext:value-type="float">
            <text:p>-0.024522187657896</text:p>
          </table:table-cell>
          <table:table-cell office:value-type="float" office:value="-0.0201917953382313" calcext:value-type="float">
            <text:p>-0.020191795338231</text:p>
          </table:table-cell>
          <table:table-cell office:value-type="float" office:value="-0.0211886373529233" calcext:value-type="float">
            <text:p>-0.021188637352923</text:p>
          </table:table-cell>
          <table:table-cell office:value-type="float" office:value="-0.0185122072263614" calcext:value-type="float">
            <text:p>-0.018512207226361</text:p>
          </table:table-cell>
          <table:table-cell office:value-type="float" office:value="-0.0166278585187081" calcext:value-type="float">
            <text:p>-0.016627858518708</text:p>
          </table:table-cell>
          <table:table-cell office:value-type="float" office:value="-0.0159406251667846" calcext:value-type="float">
            <text:p>-0.015940625166785</text:p>
          </table:table-cell>
          <table:table-cell office:value-type="float" office:value="-0.0157926519409532" calcext:value-type="float">
            <text:p>-0.015792651940953</text:p>
          </table:table-cell>
          <table:table-cell office:value-type="float" office:value="-0.0147169728609353" calcext:value-type="float">
            <text:p>-0.014716972860935</text:p>
          </table:table-cell>
          <table:table-cell office:value-type="float" office:value="-0.0103137535725533" calcext:value-type="float">
            <text:p>-0.010313753572553</text:p>
          </table:table-cell>
          <table:table-cell office:value-type="float" office:value="-0.011061962070592" calcext:value-type="float">
            <text:p>-0.011061962070592</text:p>
          </table:table-cell>
          <table:table-cell office:value-type="float" office:value="-0.0478608954244393" calcext:value-type="float">
            <text:p>-0.047860895424439</text:p>
          </table:table-cell>
          <table:table-cell office:value-type="float" office:value="-0.0535291223091495" calcext:value-type="float">
            <text:p>-0.05352912230915</text:p>
          </table:table-cell>
          <table:table-cell office:value-type="float" office:value="-0.0546356812523049" calcext:value-type="float">
            <text:p>-0.054635681252305</text:p>
          </table:table-cell>
          <table:table-cell office:value-type="float" office:value="-0.0526882897999338" calcext:value-type="float">
            <text:p>-0.052688289799934</text:p>
          </table:table-cell>
          <table:table-cell office:value-type="float" office:value="-0.0426121006383008" calcext:value-type="float">
            <text:p>-0.042612100638301</text:p>
          </table:table-cell>
          <table:table-cell office:value-type="float" office:value="-0.0272771567858068" calcext:value-type="float">
            <text:p>-0.027277156785807</text:p>
          </table:table-cell>
          <table:table-cell office:value-type="float" office:value="-0.0217342787190716" calcext:value-type="float">
            <text:p>-0.021734278719072</text:p>
          </table:table-cell>
          <table:table-cell office:value-type="float" office:value="-0.0203633765776514" calcext:value-type="float">
            <text:p>-0.020363376577651</text:p>
          </table:table-cell>
          <table:table-cell office:value-type="float" office:value="-0.0136060299756727" calcext:value-type="float">
            <text:p>-0.013606029975673</text:p>
          </table:table-cell>
          <table:table-cell office:value-type="float" office:value="-0.0155203667918054" calcext:value-type="float">
            <text:p>-0.015520366791805</text:p>
          </table:table-cell>
          <table:table-cell office:value-type="float" office:value="-0.0189414812707799" calcext:value-type="float">
            <text:p>-0.01894148127078</text:p>
          </table:table-cell>
          <table:table-cell office:value-type="float" office:value="-0.0201086824181248" calcext:value-type="float">
            <text:p>-0.020108682418125</text:p>
          </table:table-cell>
          <table:table-cell office:value-type="float" office:value="-0.0179490852556809" calcext:value-type="float">
            <text:p>-0.017949085255681</text:p>
          </table:table-cell>
          <table:table-cell office:value-type="float" office:value="-0.0169562353098959" calcext:value-type="float">
            <text:p>-0.016956235309896</text:p>
          </table:table-cell>
          <table:table-cell office:value-type="float" office:value="-0.0156952181086827" calcext:value-type="float">
            <text:p>-0.015695218108683</text:p>
          </table:table-cell>
          <table:table-cell office:value-type="float" office:value="-0.0156062196655065" calcext:value-type="float">
            <text:p>-0.015606219665507</text:p>
          </table:table-cell>
          <table:table-cell office:value-type="float" office:value="-0.0136063578413399" calcext:value-type="float">
            <text:p>-0.01360635784134</text:p>
          </table:table-cell>
          <table:table-cell office:value-type="float" office:value="-0.0192253385069237" calcext:value-type="float">
            <text:p>-0.019225338506924</text:p>
          </table:table-cell>
          <table:table-cell office:value-type="float" office:value="-0.0250849507557273" calcext:value-type="float">
            <text:p>-0.025084950755727</text:p>
          </table:table-cell>
          <table:table-cell office:value-type="float" office:value="-0.0302789905179307" calcext:value-type="float">
            <text:p>-0.030278990517931</text:p>
          </table:table-cell>
          <table:table-cell office:value-type="float" office:value="-0.0351575944920527" calcext:value-type="float">
            <text:p>-0.035157594492053</text:p>
          </table:table-cell>
          <table:table-cell office:value-type="float" office:value="-0.0358685539650756" calcext:value-type="float">
            <text:p>-0.035868553965076</text:p>
          </table:table-cell>
          <table:table-cell office:value-type="float" office:value="-0.0466452448048613" calcext:value-type="float">
            <text:p>-0.046645244804861</text:p>
          </table:table-cell>
          <table:table-cell office:value-type="float" office:value="-0.0487858757727275" calcext:value-type="float">
            <text:p>-0.048785875772728</text:p>
          </table:table-cell>
          <table:table-cell office:value-type="float" office:value="-0.0439498365922307" calcext:value-type="float">
            <text:p>-0.043949836592231</text:p>
          </table:table-cell>
          <table:table-cell office:value-type="float" office:value="-0.0403686582683775" calcext:value-type="float">
            <text:p>-0.040368658268378</text:p>
          </table:table-cell>
          <table:table-cell office:value-type="float" office:value="-0.0374685034877293" calcext:value-type="float">
            <text:p>-0.037468503487729</text:p>
          </table:table-cell>
          <table:table-cell office:value-type="float" office:value="-0.0328263168074596" calcext:value-type="float">
            <text:p>-0.03282631680746</text:p>
          </table:table-cell>
          <table:table-cell office:value-type="float" office:value="-0.0151626778362865" calcext:value-type="float">
            <text:p>-0.015162677836287</text:p>
          </table:table-cell>
          <table:table-cell office:value-type="float" office:value="-0.0200223365744436" calcext:value-type="float">
            <text:p>-0.020022336574444</text:p>
          </table:table-cell>
          <table:table-cell office:value-type="float" office:value="-0.0199126151164785" calcext:value-type="float">
            <text:p>-0.019912615116479</text:p>
          </table:table-cell>
          <table:table-cell office:value-type="float" office:value="-0.0144456692478814" calcext:value-type="float">
            <text:p>-0.014445669247881</text:p>
          </table:table-cell>
          <table:table-cell office:value-type="float" office:value="-0.0146959854553793" calcext:value-type="float">
            <text:p>-0.014695985455379</text:p>
          </table:table-cell>
          <table:table-cell office:value-type="float" office:value="-0.0114350582021206" calcext:value-type="float">
            <text:p>-0.011435058202121</text:p>
          </table:table-cell>
          <table:table-cell office:value-type="float" office:value="-0.00754164793364533" calcext:value-type="float">
            <text:p>-0.007541647933645</text:p>
          </table:table-cell>
          <table:table-cell office:value-type="float" office:value="-0.0061937539369107" calcext:value-type="float">
            <text:p>-0.006193753936911</text:p>
          </table:table-cell>
          <table:table-cell office:value-type="float" office:value="-0.00365853015467207" calcext:value-type="float">
            <text:p>-0.003658530154672</text:p>
          </table:table-cell>
          <table:table-cell office:value-type="float" office:value="-0.00146302872080652" calcext:value-type="float">
            <text:p>-0.001463028720807</text:p>
          </table:table-cell>
          <table:table-cell office:value-type="float" office:value="-0.000694685570800555" calcext:value-type="float">
            <text:p>-0.000694685570801</text:p>
          </table:table-cell>
          <table:table-cell office:value-type="float" office:value="-0.0287953112811038" calcext:value-type="float">
            <text:p>-0.028795311281104</text:p>
          </table:table-cell>
          <table:table-cell office:value-type="float" office:value="-0.0328167545157331" calcext:value-type="float">
            <text:p>-0.032816754515733</text:p>
          </table:table-cell>
          <table:table-cell office:value-type="float" office:value="-0.0398654962286405" calcext:value-type="float">
            <text:p>-0.039865496228641</text:p>
          </table:table-cell>
          <table:table-cell office:value-type="float" office:value="-0.0404284464074307" calcext:value-type="float">
            <text:p>-0.040428446407431</text:p>
          </table:table-cell>
          <table:table-cell office:value-type="float" office:value="0.0047541170941652" calcext:value-type="float">
            <text:p>0.004754117094165</text:p>
          </table:table-cell>
          <table:table-cell office:value-type="float" office:value="0.00682753700859133" calcext:value-type="float">
            <text:p>0.006827537008591</text:p>
          </table:table-cell>
          <table:table-cell office:value-type="float" office:value="0.00579333812836072" calcext:value-type="float">
            <text:p>0.005793338128361</text:p>
          </table:table-cell>
          <table:table-cell office:value-type="float" office:value="-0.0199362454135355" calcext:value-type="float">
            <text:p>-0.019936245413536</text:p>
          </table:table-cell>
          <table:table-cell office:value-type="float" office:value="-0.0181373659191377" calcext:value-type="float">
            <text:p>-0.018137365919138</text:p>
          </table:table-cell>
          <table:table-cell office:value-type="float" office:value="-0.0159756261335972" calcext:value-type="float">
            <text:p>-0.015975626133597</text:p>
          </table:table-cell>
          <table:table-cell office:value-type="float" office:value="-0.0163298429768492" calcext:value-type="float">
            <text:p>-0.016329842976849</text:p>
          </table:table-cell>
          <table:table-cell office:value-type="float" office:value="-0.0150196980322903" calcext:value-type="float">
            <text:p>-0.01501969803229</text:p>
          </table:table-cell>
          <table:table-cell office:value-type="float" office:value="-0.00601579707191087" calcext:value-type="float">
            <text:p>-0.006015797071911</text:p>
          </table:table-cell>
          <table:table-cell office:value-type="float" office:value="-0.00381374396753974" calcext:value-type="float">
            <text:p>-0.00381374396754</text:p>
          </table:table-cell>
          <table:table-cell office:value-type="float" office:value="-0.00355791685131345" calcext:value-type="float">
            <text:p>-0.003557916851313</text:p>
          </table:table-cell>
          <table:table-cell office:value-type="float" office:value="-0.00901621808400293" calcext:value-type="float">
            <text:p>-0.009016218084003</text:p>
          </table:table-cell>
          <table:table-cell office:value-type="float" office:value="-0.0198166337709493" calcext:value-type="float">
            <text:p>-0.019816633770949</text:p>
          </table:table-cell>
          <table:table-cell office:value-type="float" office:value="-0.02637946549572" calcext:value-type="float">
            <text:p>-0.02637946549572</text:p>
          </table:table-cell>
          <table:table-cell office:value-type="float" office:value="-0.0343969043173408" calcext:value-type="float">
            <text:p>-0.034396904317341</text:p>
          </table:table-cell>
          <table:table-cell office:value-type="float" office:value="-0.0422386036777422" calcext:value-type="float">
            <text:p>-0.042238603677742</text:p>
          </table:table-cell>
          <table:table-cell office:value-type="float" office:value="-0.0426764418598119" calcext:value-type="float">
            <text:p>-0.042676441859812</text:p>
          </table:table-cell>
          <table:table-cell office:value-type="float" office:value="-0.0397268242682116" calcext:value-type="float">
            <text:p>-0.039726824268212</text:p>
          </table:table-cell>
          <table:table-cell office:value-type="float" office:value="-0.0275858721840785" calcext:value-type="float">
            <text:p>-0.027585872184079</text:p>
          </table:table-cell>
          <table:table-cell office:value-type="float" office:value="-0.0141741477103231" calcext:value-type="float">
            <text:p>-0.014174147710323</text:p>
          </table:table-cell>
          <table:table-cell office:value-type="float" office:value="-0.0136778038041307" calcext:value-type="float">
            <text:p>-0.013677803804131</text:p>
          </table:table-cell>
          <table:table-cell office:value-type="float" office:value="-0.0159515691404445" calcext:value-type="float">
            <text:p>-0.015951569140445</text:p>
          </table:table-cell>
          <table:table-cell office:value-type="float" office:value="-0.0159505269623847" calcext:value-type="float">
            <text:p>-0.015950526962385</text:p>
          </table:table-cell>
          <table:table-cell office:value-type="float" office:value="-0.0177020596068734" calcext:value-type="float">
            <text:p>-0.017702059606873</text:p>
          </table:table-cell>
          <table:table-cell office:value-type="float" office:value="-0.015737082262773" calcext:value-type="float">
            <text:p>-0.015737082262773</text:p>
          </table:table-cell>
          <table:table-cell office:value-type="float" office:value="-0.0104183502440201" calcext:value-type="float">
            <text:p>-0.01041835024402</text:p>
          </table:table-cell>
          <table:table-cell office:value-type="float" office:value="-0.00422631483476371" calcext:value-type="float">
            <text:p>-0.004226314834764</text:p>
          </table:table-cell>
          <table:table-cell office:value-type="float" office:value="-0.000653953637726645" calcext:value-type="float">
            <text:p>-0.000653953637727</text:p>
          </table:table-cell>
          <table:table-cell office:value-type="float" office:value="0.00276411350512749" calcext:value-type="float">
            <text:p>0.002764113505127</text:p>
          </table:table-cell>
          <table:table-cell office:value-type="float" office:value="-0.011650350699493" calcext:value-type="float">
            <text:p>-0.011650350699493</text:p>
          </table:table-cell>
          <table:table-cell office:value-type="float" office:value="-0.0147371652941474" calcext:value-type="float">
            <text:p>-0.014737165294147</text:p>
          </table:table-cell>
          <table:table-cell office:value-type="float" office:value="-0.0195571705320114" calcext:value-type="float">
            <text:p>-0.019557170532011</text:p>
          </table:table-cell>
          <table:table-cell office:value-type="float" office:value="-0.0303083740113459" calcext:value-type="float">
            <text:p>-0.030308374011346</text:p>
          </table:table-cell>
          <table:table-cell office:value-type="float" office:value="-0.0341809621241972" calcext:value-type="float">
            <text:p>-0.034180962124197</text:p>
          </table:table-cell>
          <table:table-cell office:value-type="float" office:value="0.0091633416727855" calcext:value-type="float">
            <text:p>0.009163341672786</text:p>
          </table:table-cell>
          <table:table-cell office:value-type="float" office:value="0.00536941322530376" calcext:value-type="float">
            <text:p>0.005369413225304</text:p>
          </table:table-cell>
          <table:table-cell office:value-type="float" office:value="-0.0198285643243683" calcext:value-type="float">
            <text:p>-0.019828564324368</text:p>
          </table:table-cell>
          <table:table-cell office:value-type="float" office:value="-0.0203833678719052" calcext:value-type="float">
            <text:p>-0.020383367871905</text:p>
          </table:table-cell>
          <table:table-cell office:value-type="float" office:value="-0.0178262548066872" calcext:value-type="float">
            <text:p>-0.017826254806687</text:p>
          </table:table-cell>
          <table:table-cell office:value-type="float" office:value="-0.0168352150712388" calcext:value-type="float">
            <text:p>-0.016835215071239</text:p>
          </table:table-cell>
          <table:table-cell office:value-type="float" office:value="-0.0169284331392416" calcext:value-type="float">
            <text:p>-0.016928433139242</text:p>
          </table:table-cell>
          <table:table-cell office:value-type="float" office:value="-0.0152423587303572" calcext:value-type="float">
            <text:p>-0.015242358730357</text:p>
          </table:table-cell>
          <table:table-cell office:value-type="float" office:value="-0.0147004264267686" calcext:value-type="float">
            <text:p>-0.014700426426769</text:p>
          </table:table-cell>
          <table:table-cell office:value-type="float" office:value="-0.0116533437070553" calcext:value-type="float">
            <text:p>-0.011653343707055</text:p>
          </table:table-cell>
          <table:table-cell office:value-type="float" office:value="-0.00996600149710834" calcext:value-type="float">
            <text:p>-0.009966001497108</text:p>
          </table:table-cell>
          <table:table-cell office:value-type="float" office:value="-0.0313169817705223" calcext:value-type="float">
            <text:p>-0.031316981770522</text:p>
          </table:table-cell>
          <table:table-cell office:value-type="float" office:value="-0.0321246288068719" calcext:value-type="float">
            <text:p>-0.032124628806872</text:p>
          </table:table-cell>
          <table:table-cell office:value-type="float" office:value="-0.0306336301789775" calcext:value-type="float">
            <text:p>-0.030633630178978</text:p>
          </table:table-cell>
          <table:table-cell office:value-type="float" office:value="-0.0367868084500187" calcext:value-type="float">
            <text:p>-0.036786808450019</text:p>
          </table:table-cell>
          <table:table-cell office:value-type="float" office:value="-0.0470020103924804" calcext:value-type="float">
            <text:p>-0.04700201039248</text:p>
          </table:table-cell>
          <table:table-cell office:value-type="float" office:value="-0.0451058382376338" calcext:value-type="float">
            <text:p>-0.045105838237634</text:p>
          </table:table-cell>
          <table:table-cell office:value-type="float" office:value="-0.0189946768727475" calcext:value-type="float">
            <text:p>-0.018994676872748</text:p>
          </table:table-cell>
          <table:table-cell office:value-type="float" office:value="-0.0216778037033039" calcext:value-type="float">
            <text:p>-0.021677803703304</text:p>
          </table:table-cell>
          <table:table-cell office:value-type="float" office:value="-0.0178121054960743" calcext:value-type="float">
            <text:p>-0.017812105496074</text:p>
          </table:table-cell>
          <table:table-cell office:value-type="float" office:value="-0.0164196925470887" calcext:value-type="float">
            <text:p>-0.016419692547089</text:p>
          </table:table-cell>
          <table:table-cell office:value-type="float" office:value="-0.0165734635032998" calcext:value-type="float">
            <text:p>-0.0165734635033</text:p>
          </table:table-cell>
          <table:table-cell office:value-type="float" office:value="-0.0146772336752929" calcext:value-type="float">
            <text:p>-0.014677233675293</text:p>
          </table:table-cell>
          <table:table-cell office:value-type="float" office:value="-0.0117169521216625" calcext:value-type="float">
            <text:p>-0.011716952121663</text:p>
          </table:table-cell>
          <table:table-cell office:value-type="float" office:value="-0.00800317642979072" calcext:value-type="float">
            <text:p>-0.008003176429791</text:p>
          </table:table-cell>
          <table:table-cell office:value-type="float" office:value="-0.00333545351049317" calcext:value-type="float">
            <text:p>-0.003335453510493</text:p>
          </table:table-cell>
          <table:table-cell office:value-type="float" office:value="-0.0024459486369978" calcext:value-type="float">
            <text:p>-0.002445948636998</text:p>
          </table:table-cell>
          <table:table-cell office:value-type="float" office:value="-0.00193622880370461" calcext:value-type="float">
            <text:p>-0.001936228803705</text:p>
          </table:table-cell>
          <table:table-cell office:value-type="float" office:value="-0.0346150620523999" calcext:value-type="float">
            <text:p>-0.0346150620524</text:p>
          </table:table-cell>
          <table:table-cell office:value-type="float" office:value="-0.0383281158976851" calcext:value-type="float">
            <text:p>-0.038328115897685</text:p>
          </table:table-cell>
          <table:table-cell office:value-type="float" office:value="-0.0441524724176239" calcext:value-type="float">
            <text:p>-0.044152472417624</text:p>
          </table:table-cell>
          <table:table-cell office:value-type="float" office:value="-0.0419095651198809" calcext:value-type="float">
            <text:p>-0.041909565119881</text:p>
          </table:table-cell>
          <table:table-cell office:value-type="float" office:value="0.00318149407522789" calcext:value-type="float">
            <text:p>0.003181494075228</text:p>
          </table:table-cell>
          <table:table-cell office:value-type="float" office:value="0.00434201127004356" calcext:value-type="float">
            <text:p>0.004342011270044</text:p>
          </table:table-cell>
          <table:table-cell office:value-type="float" office:value="0.00492086927309634" calcext:value-type="float">
            <text:p>0.004920869273096</text:p>
          </table:table-cell>
          <table:table-cell office:value-type="float" office:value="-0.0200931443958243" calcext:value-type="float">
            <text:p>-0.020093144395824</text:p>
          </table:table-cell>
          <table:table-cell office:value-type="float" office:value="-0.0194289431812523" calcext:value-type="float">
            <text:p>-0.019428943181252</text:p>
          </table:table-cell>
          <table:table-cell office:value-type="float" office:value="-0.0162203779998454" calcext:value-type="float">
            <text:p>-0.016220377999845</text:p>
          </table:table-cell>
          <table:table-cell office:value-type="float" office:value="-0.0171869964230639" calcext:value-type="float">
            <text:p>-0.017186996423064</text:p>
          </table:table-cell>
          <table:table-cell office:value-type="float" office:value="-0.0134197073214806" calcext:value-type="float">
            <text:p>-0.013419707321481</text:p>
          </table:table-cell>
          <table:table-cell office:value-type="float" office:value="-0.0112121714162876" calcext:value-type="float">
            <text:p>-0.011212171416288</text:p>
          </table:table-cell>
          <table:table-cell office:value-type="float" office:value="-0.00949679041194105" calcext:value-type="float">
            <text:p>-0.009496790411941</text:p>
          </table:table-cell>
          <table:table-cell office:value-type="float" office:value="-0.021414209977186" calcext:value-type="float">
            <text:p>-0.021414209977186</text:p>
          </table:table-cell>
          <table:table-cell office:value-type="float" office:value="-0.0295969062925973" calcext:value-type="float">
            <text:p>-0.029596906292597</text:p>
          </table:table-cell>
          <table:table-cell office:value-type="float" office:value="-0.0291923909032255" calcext:value-type="float">
            <text:p>-0.029192390903226</text:p>
          </table:table-cell>
          <table:table-cell office:value-type="float" office:value="-0.0293162411350131" calcext:value-type="float">
            <text:p>-0.029316241135013</text:p>
          </table:table-cell>
          <table:table-cell office:value-type="float" office:value="-0.034590512196969" calcext:value-type="float">
            <text:p>-0.034590512196969</text:p>
          </table:table-cell>
          <table:table-cell office:value-type="float" office:value="-0.0407246146289208" calcext:value-type="float">
            <text:p>-0.040724614628921</text:p>
          </table:table-cell>
          <table:table-cell office:value-type="float" office:value="-0.0454096582368418" calcext:value-type="float">
            <text:p>-0.045409658236842</text:p>
          </table:table-cell>
          <table:table-cell office:value-type="float" office:value="-0.0438829536540045" calcext:value-type="float">
            <text:p>-0.043882953654005</text:p>
          </table:table-cell>
          <table:table-cell office:value-type="float" office:value="-0.0410410767355227" calcext:value-type="float">
            <text:p>-0.041041076735523</text:p>
          </table:table-cell>
          <table:table-cell office:value-type="float" office:value="-0.0372102681629076" calcext:value-type="float">
            <text:p>-0.037210268162908</text:p>
          </table:table-cell>
          <table:table-cell office:value-type="float" office:value="-0.0323024824377326" calcext:value-type="float">
            <text:p>-0.032302482437733</text:p>
          </table:table-cell>
          <table:table-cell office:value-type="float" office:value="-0.0285571175654755" calcext:value-type="float">
            <text:p>-0.028557117565476</text:p>
          </table:table-cell>
          <table:table-cell office:value-type="float" office:value="-0.0241203274784087" calcext:value-type="float">
            <text:p>-0.024120327478409</text:p>
          </table:table-cell>
          <table:table-cell office:value-type="float" office:value="-0.0190215779023249" calcext:value-type="float">
            <text:p>-0.019021577902325</text:p>
          </table:table-cell>
          <table:table-cell office:value-type="float" office:value="-0.0218508626325652" calcext:value-type="float">
            <text:p>-0.021850862632565</text:p>
          </table:table-cell>
          <table:table-cell office:value-type="float" office:value="-0.0188250206588762" calcext:value-type="float">
            <text:p>-0.018825020658876</text:p>
          </table:table-cell>
          <table:table-cell office:value-type="float" office:value="-0.0166827770711474" calcext:value-type="float">
            <text:p>-0.016682777071147</text:p>
          </table:table-cell>
          <table:table-cell office:value-type="float" office:value="-0.0129895300876372" calcext:value-type="float">
            <text:p>-0.012989530087637</text:p>
          </table:table-cell>
          <table:table-cell office:value-type="float" office:value="-0.00709779377095839" calcext:value-type="float">
            <text:p>-0.007097793770958</text:p>
          </table:table-cell>
          <table:table-cell office:value-type="float" office:value="-0.00393140377941203" calcext:value-type="float">
            <text:p>-0.003931403779412</text:p>
          </table:table-cell>
          <table:table-cell office:value-type="float" office:value="-0.00330919475330496" calcext:value-type="float">
            <text:p>-0.003309194753305</text:p>
          </table:table-cell>
          <table:table-cell office:value-type="float" office:value="-0.00207089059034191" calcext:value-type="float">
            <text:p>-0.002070890590342</text:p>
          </table:table-cell>
          <table:table-cell office:value-type="float" office:value="-0.0293405781090516" calcext:value-type="float">
            <text:p>-0.029340578109052</text:p>
          </table:table-cell>
          <table:table-cell office:value-type="float" office:value="-0.0438866703984018" calcext:value-type="float">
            <text:p>-0.043886670398402</text:p>
          </table:table-cell>
          <table:table-cell office:value-type="float" office:value="-0.0458509521210342" calcext:value-type="float">
            <text:p>-0.045850952121034</text:p>
          </table:table-cell>
          <table:table-cell office:value-type="float" office:value="-0.0386789002477019" calcext:value-type="float">
            <text:p>-0.038678900247702</text:p>
          </table:table-cell>
          <table:table-cell office:value-type="float" office:value="-0.00329554495637577" calcext:value-type="float">
            <text:p>-0.003295544956376</text:p>
          </table:table-cell>
          <table:table-cell office:value-type="float" office:value="0.000215911342225964" calcext:value-type="float">
            <text:p>0.000215911342226</text:p>
          </table:table-cell>
          <table:table-cell office:value-type="float" office:value="0.00179012216406792" calcext:value-type="float">
            <text:p>0.001790122164068</text:p>
          </table:table-cell>
          <table:table-cell office:value-type="float" office:value="-0.000505911186686436" calcext:value-type="float">
            <text:p>-0.000505911186686</text:p>
          </table:table-cell>
          <table:table-cell office:value-type="float" office:value="-0.00717732752925598" calcext:value-type="float">
            <text:p>-0.007177327529256</text:p>
          </table:table-cell>
          <table:table-cell office:value-type="float" office:value="-0.0193015790989895" calcext:value-type="float">
            <text:p>-0.01930157909899</text:p>
          </table:table-cell>
          <table:table-cell office:value-type="float" office:value="-0.0191693679212213" calcext:value-type="float">
            <text:p>-0.019169367921221</text:p>
          </table:table-cell>
          <table:table-cell office:value-type="float" office:value="-0.0183254805097492" calcext:value-type="float">
            <text:p>-0.018325480509749</text:p>
          </table:table-cell>
          <table:table-cell office:value-type="float" office:value="-0.0163275390825163" calcext:value-type="float">
            <text:p>-0.016327539082516</text:p>
          </table:table-cell>
          <table:table-cell office:value-type="float" office:value="-0.0155941687069527" calcext:value-type="float">
            <text:p>-0.015594168706953</text:p>
          </table:table-cell>
          <table:table-cell office:value-type="float" office:value="-0.0149755524496603" calcext:value-type="float">
            <text:p>-0.01497555244966</text:p>
          </table:table-cell>
          <table:table-cell office:value-type="float" office:value="-0.0129259786737627" calcext:value-type="float">
            <text:p>-0.012925978673763</text:p>
          </table:table-cell>
          <table:table-cell office:value-type="float" office:value="-0.0121211807975254" calcext:value-type="float">
            <text:p>-0.012121180797525</text:p>
          </table:table-cell>
          <table:table-cell office:value-type="float" office:value="-0.0342478331922359" calcext:value-type="float">
            <text:p>-0.034247833192236</text:p>
          </table:table-cell>
          <table:table-cell office:value-type="float" office:value="-0.0314279299019086" calcext:value-type="float">
            <text:p>-0.031427929901909</text:p>
          </table:table-cell>
          <table:table-cell office:value-type="float" office:value="-0.0306122326265678" calcext:value-type="float">
            <text:p>-0.030612232626568</text:p>
          </table:table-cell>
          <table:table-cell office:value-type="float" office:value="-0.0349810671056128" calcext:value-type="float">
            <text:p>-0.034981067105613</text:p>
          </table:table-cell>
          <table:table-cell office:value-type="float" office:value="-0.0460338186414038" calcext:value-type="float">
            <text:p>-0.046033818641404</text:p>
          </table:table-cell>
          <table:table-cell office:value-type="float" office:value="-0.0492184067816644" calcext:value-type="float">
            <text:p>-0.049218406781664</text:p>
          </table:table-cell>
          <table:table-cell office:value-type="float" office:value="-0.0473693905857793" calcext:value-type="float">
            <text:p>-0.047369390585779</text:p>
          </table:table-cell>
          <table:table-cell office:value-type="float" office:value="-0.0425383338468117" calcext:value-type="float">
            <text:p>-0.042538333846812</text:p>
          </table:table-cell>
          <table:table-cell office:value-type="float" office:value="-0.0405795322671639" calcext:value-type="float">
            <text:p>-0.040579532267164</text:p>
          </table:table-cell>
          <table:table-cell office:value-type="float" office:value="-0.0379027502571942" calcext:value-type="float">
            <text:p>-0.037902750257194</text:p>
          </table:table-cell>
          <table:table-cell office:value-type="float" office:value="-0.0267307897144925" calcext:value-type="float">
            <text:p>-0.026730789714493</text:p>
          </table:table-cell>
          <table:table-cell office:value-type="float" office:value="-0.0164233726181034" calcext:value-type="float">
            <text:p>-0.016423372618103</text:p>
          </table:table-cell>
          <table:table-cell office:value-type="float" office:value="-0.0158081078884224" calcext:value-type="float">
            <text:p>-0.015808107888422</text:p>
          </table:table-cell>
          <table:table-cell office:value-type="float" office:value="-0.0153855606155577" calcext:value-type="float">
            <text:p>-0.015385560615558</text:p>
          </table:table-cell>
          <table:table-cell office:value-type="float" office:value="-0.0144178381998753" calcext:value-type="float">
            <text:p>-0.014417838199875</text:p>
          </table:table-cell>
          <table:table-cell office:value-type="float" office:value="-0.011521696633713" calcext:value-type="float">
            <text:p>-0.011521696633713</text:p>
          </table:table-cell>
          <table:table-cell office:value-type="float" office:value="-0.0103871850708488" calcext:value-type="float">
            <text:p>-0.010387185070849</text:p>
          </table:table-cell>
          <table:table-cell office:value-type="float" office:value="-0.00962498406887775" calcext:value-type="float">
            <text:p>-0.009624984068878</text:p>
          </table:table-cell>
          <table:table-cell office:value-type="float" office:value="-0.00900823600641903" calcext:value-type="float">
            <text:p>-0.009008236006419</text:p>
          </table:table-cell>
          <table:table-cell office:value-type="float" office:value="-0.0083976673305462" calcext:value-type="float">
            <text:p>-0.008397667330546</text:p>
          </table:table-cell>
          <table:table-cell office:value-type="float" office:value="-0.00794813202294148" calcext:value-type="float">
            <text:p>-0.007948132022941</text:p>
          </table:table-cell>
          <table:table-cell office:value-type="float" office:value="-0.0072219720372704" calcext:value-type="float">
            <text:p>-0.00722197203727</text:p>
          </table:table-cell>
          <table:table-cell office:value-type="float" office:value="-0.0396432745915031" calcext:value-type="float">
            <text:p>-0.039643274591503</text:p>
          </table:table-cell>
          <table:table-cell office:value-type="float" office:value="-0.0460270620901498" calcext:value-type="float">
            <text:p>-0.04602706209015</text:p>
          </table:table-cell>
          <table:table-cell office:value-type="float" office:value="-0.0485765115546615" calcext:value-type="float">
            <text:p>-0.048576511554662</text:p>
          </table:table-cell>
          <table:table-cell office:value-type="float" office:value="-0.0487108950743469" calcext:value-type="float">
            <text:p>-0.048710895074347</text:p>
          </table:table-cell>
          <table:table-cell office:value-type="float" office:value="-0.0125345846712517" calcext:value-type="float">
            <text:p>-0.012534584671252</text:p>
          </table:table-cell>
          <table:table-cell office:value-type="float" office:value="-0.00744693156734954" calcext:value-type="float">
            <text:p>-0.00744693156735</text:p>
          </table:table-cell>
          <table:table-cell office:value-type="float" office:value="-0.00292230546037822" calcext:value-type="float">
            <text:p>-0.002922305460378</text:p>
          </table:table-cell>
          <table:table-cell office:value-type="float" office:value="-0.00613577988403428" calcext:value-type="float">
            <text:p>-0.006135779884034</text:p>
          </table:table-cell>
          <table:table-cell office:value-type="float" office:value="-0.0202873959860807" calcext:value-type="float">
            <text:p>-0.020287395986081</text:p>
          </table:table-cell>
          <table:table-cell office:value-type="float" office:value="-0.0186975395417807" calcext:value-type="float">
            <text:p>-0.018697539541781</text:p>
          </table:table-cell>
          <table:table-cell office:value-type="float" office:value="-0.0162902872267288" calcext:value-type="float">
            <text:p>-0.016290287226729</text:p>
          </table:table-cell>
          <table:table-cell office:value-type="float" office:value="-0.0158677952948564" calcext:value-type="float">
            <text:p>-0.015867795294856</text:p>
          </table:table-cell>
          <table:table-cell office:value-type="float" office:value="-0.015237994320555" calcext:value-type="float">
            <text:p>-0.015237994320555</text:p>
          </table:table-cell>
          <table:table-cell office:value-type="float" office:value="-0.0139562734900454" calcext:value-type="float">
            <text:p>-0.013956273490045</text:p>
          </table:table-cell>
          <table:table-cell office:value-type="float" office:value="-0.0126161667410987" calcext:value-type="float">
            <text:p>-0.012616166741099</text:p>
          </table:table-cell>
          <table:table-cell office:value-type="float" office:value="-0.0109703107785354" calcext:value-type="float">
            <text:p>-0.010970310778535</text:p>
          </table:table-cell>
          <table:table-cell office:value-type="float" office:value="-0.0233676761138723" calcext:value-type="float">
            <text:p>-0.023367676113872</text:p>
          </table:table-cell>
          <table:table-cell office:value-type="float" office:value="-0.0336071577577582" calcext:value-type="float">
            <text:p>-0.033607157757758</text:p>
          </table:table-cell>
          <table:table-cell office:value-type="float" office:value="-0.0331116052780586" calcext:value-type="float">
            <text:p>-0.033111605278059</text:p>
          </table:table-cell>
          <table:table-cell office:value-type="float" office:value="-0.0325766274469198" calcext:value-type="float">
            <text:p>-0.03257662744692</text:p>
          </table:table-cell>
          <table:table-cell office:value-type="float" office:value="-0.0464954772219317" calcext:value-type="float">
            <text:p>-0.046495477221932</text:p>
          </table:table-cell>
          <table:table-cell office:value-type="float" office:value="-0.0509260721435278" calcext:value-type="float">
            <text:p>-0.050926072143528</text:p>
          </table:table-cell>
          <table:table-cell office:value-type="float" office:value="-0.0505877716181593" calcext:value-type="float">
            <text:p>-0.050587771618159</text:p>
          </table:table-cell>
          <table:table-cell office:value-type="float" office:value="-0.0484674665101166" calcext:value-type="float">
            <text:p>-0.048467466510117</text:p>
          </table:table-cell>
          <table:table-cell office:value-type="float" office:value="-0.0484320214347978" calcext:value-type="float">
            <text:p>-0.048432021434798</text:p>
          </table:table-cell>
          <table:table-cell office:value-type="float" office:value="-0.0474369080610528" calcext:value-type="float">
            <text:p>-0.047436908061053</text:p>
          </table:table-cell>
          <table:table-cell office:value-type="float" office:value="-0.0382798549320619" calcext:value-type="float">
            <text:p>-0.038279854932062</text:p>
          </table:table-cell>
          <table:table-cell office:value-type="float" office:value="-0.0302036159988516" calcext:value-type="float">
            <text:p>-0.030203615998852</text:p>
          </table:table-cell>
          <table:table-cell office:value-type="float" office:value="-0.0275895537668643" calcext:value-type="float">
            <text:p>-0.027589553766864</text:p>
          </table:table-cell>
          <table:table-cell office:value-type="float" office:value="-0.0264991566811485" calcext:value-type="float">
            <text:p>-0.026499156681149</text:p>
          </table:table-cell>
          <table:table-cell office:value-type="float" office:value="-0.0218862659531632" calcext:value-type="float">
            <text:p>-0.021886265953163</text:p>
          </table:table-cell>
          <table:table-cell office:value-type="float" office:value="-0.022792650681749" calcext:value-type="float">
            <text:p>-0.022792650681749</text:p>
          </table:table-cell>
          <table:table-cell office:value-type="float" office:value="-0.0204193920159448" calcext:value-type="float">
            <text:p>-0.020419392015945</text:p>
          </table:table-cell>
          <table:table-cell office:value-type="float" office:value="-0.0199951057785901" calcext:value-type="float">
            <text:p>-0.01999510577859</text:p>
          </table:table-cell>
          <table:table-cell office:value-type="float" office:value="-0.0198680104336229" calcext:value-type="float">
            <text:p>-0.019868010433623</text:p>
          </table:table-cell>
          <table:table-cell office:value-type="float" office:value="-0.0201386467285233" calcext:value-type="float">
            <text:p>-0.020138646728523</text:p>
          </table:table-cell>
          <table:table-cell office:value-type="float" office:value="-0.0205128474896822" calcext:value-type="float">
            <text:p>-0.020512847489682</text:p>
          </table:table-cell>
          <table:table-cell office:value-type="float" office:value="-0.0203644575779876" calcext:value-type="float">
            <text:p>-0.020364457577988</text:p>
          </table:table-cell>
          <table:table-cell office:value-type="float" office:value="-0.0203768051948894" calcext:value-type="float">
            <text:p>-0.020376805194889</text:p>
          </table:table-cell>
          <table:table-cell office:value-type="float" office:value="-0.0204836083428154" calcext:value-type="float">
            <text:p>-0.020483608342815</text:p>
          </table:table-cell>
          <table:table-cell office:value-type="float" office:value="-0.0205333057165052" calcext:value-type="float">
            <text:p>-0.020533305716505</text:p>
          </table:table-cell>
          <table:table-cell office:value-type="float" office:value="-0.0205180909285258" calcext:value-type="float">
            <text:p>-0.020518090928526</text:p>
          </table:table-cell>
          <table:table-cell office:value-type="float" office:value="-0.0205705844575914" calcext:value-type="float">
            <text:p>-0.020570584457591</text:p>
          </table:table-cell>
          <table:table-cell office:value-type="float" office:value="-0.0206676825387618" calcext:value-type="float">
            <text:p>-0.020667682538762</text:p>
          </table:table-cell>
          <table:table-cell office:value-type="float" office:value="-0.0206920827292105" calcext:value-type="float">
            <text:p>-0.020692082729211</text:p>
          </table:table-cell>
          <table:table-cell office:value-type="float" office:value="-0.0206548192149205" calcext:value-type="float">
            <text:p>-0.020654819214921</text:p>
          </table:table-cell>
          <table:table-cell office:value-type="float" office:value="-0.0206845886679008" calcext:value-type="float">
            <text:p>-0.020684588667901</text:p>
          </table:table-cell>
          <table:table-cell office:value-type="float" office:value="-0.0206634211320185" calcext:value-type="float">
            <text:p>-0.020663421132019</text:p>
          </table:table-cell>
          <table:table-cell office:value-type="float" office:value="-0.0206592744300768" calcext:value-type="float">
            <text:p>-0.020659274430077</text:p>
          </table:table-cell>
          <table:table-cell office:value-type="float" office:value="-0.0206762674896131" calcext:value-type="float">
            <text:p>-0.020676267489613</text:p>
          </table:table-cell>
          <table:table-cell office:value-type="float" office:value="-0.0206716406320052" calcext:value-type="float">
            <text:p>-0.020671640632005</text:p>
          </table:table-cell>
          <table:table-cell office:value-type="float" office:value="-0.0206888587187901" calcext:value-type="float">
            <text:p>-0.02068885871879</text:p>
          </table:table-cell>
          <table:table-cell office:value-type="float" office:value="-0.0206792822572677" calcext:value-type="float">
            <text:p>-0.020679282257268</text:p>
          </table:table-cell>
          <table:table-cell office:value-type="float" office:value="-0.0206593478142917" calcext:value-type="float">
            <text:p>-0.020659347814292</text:p>
          </table:table-cell>
          <table:table-cell office:value-type="float" office:value="-0.0207484232050283" calcext:value-type="float">
            <text:p>-0.020748423205028</text:p>
          </table:table-cell>
          <table:table-cell office:value-type="float" office:value="-0.0207436060202653" calcext:value-type="float">
            <text:p>-0.020743606020265</text:p>
          </table:table-cell>
          <table:table-cell office:value-type="float" office:value="-0.0207451843579164" calcext:value-type="float">
            <text:p>-0.020745184357916</text:p>
          </table:table-cell>
          <table:table-cell office:value-type="float" office:value="-0.0206963865524461" calcext:value-type="float">
            <text:p>-0.020696386552446</text:p>
          </table:table-cell>
          <table:table-cell office:value-type="float" office:value="-0.0207118488074289" calcext:value-type="float">
            <text:p>-0.020711848807429</text:p>
          </table:table-cell>
          <table:table-cell office:value-type="float" office:value="-0.0207221523783351" calcext:value-type="float">
            <text:p>-0.020722152378335</text:p>
          </table:table-cell>
          <table:table-cell office:value-type="float" office:value="-0.0207069892202701" calcext:value-type="float">
            <text:p>-0.02070698922027</text:p>
          </table:table-cell>
          <table:table-cell office:value-type="float" office:value="-0.0206775715894524" calcext:value-type="float">
            <text:p>-0.020677571589452</text:p>
          </table:table-cell>
          <table:table-cell office:value-type="float" office:value="-0.0206743820765331" calcext:value-type="float">
            <text:p>-0.020674382076533</text:p>
          </table:table-cell>
          <table:table-cell office:value-type="float" office:value="-0.0207057062836531" calcext:value-type="float">
            <text:p>-0.020705706283653</text:p>
          </table:table-cell>
          <table:table-cell office:value-type="float" office:value="-0.0206575353111709" calcext:value-type="float">
            <text:p>-0.020657535311171</text:p>
          </table:table-cell>
          <table:table-cell office:value-type="float" office:value="-0.0206749104952357" calcext:value-type="float">
            <text:p>-0.020674910495236</text:p>
          </table:table-cell>
          <table:table-cell office:value-type="float" office:value="-0.0206795663017102" calcext:value-type="float">
            <text:p>-0.02067956630171</text:p>
          </table:table-cell>
          <table:table-cell office:value-type="float" office:value="-0.0207188185288383" calcext:value-type="float">
            <text:p>-0.020718818528838</text:p>
          </table:table-cell>
          <table:table-cell office:value-type="float" office:value="-0.0206907995619946" calcext:value-type="float">
            <text:p>-0.020690799561995</text:p>
          </table:table-cell>
          <table:table-cell office:value-type="float" office:value="-0.0206607886323252" calcext:value-type="float">
            <text:p>-0.020660788632325</text:p>
          </table:table-cell>
          <table:table-cell office:value-type="float" office:value="-0.0206743024202649" calcext:value-type="float">
            <text:p>-0.020674302420265</text:p>
          </table:table-cell>
          <table:table-cell office:value-type="float" office:value="-0.0207059879075177" calcext:value-type="float">
            <text:p>-0.020705987907518</text:p>
          </table:table-cell>
          <table:table-cell office:value-type="float" office:value="-0.0207079949563218" calcext:value-type="float">
            <text:p>-0.020707994956322</text:p>
          </table:table-cell>
          <table:table-cell office:value-type="float" office:value="-0.0207170340272334" calcext:value-type="float">
            <text:p>-0.020717034027233</text:p>
          </table:table-cell>
          <table:table-cell office:value-type="float" office:value="-0.0206975983883086" calcext:value-type="float">
            <text:p>-0.020697598388309</text:p>
          </table:table-cell>
          <table:table-cell office:value-type="float" office:value="-0.0206702793843585" calcext:value-type="float">
            <text:p>-0.020670279384359</text:p>
          </table:table-cell>
          <table:table-cell office:value-type="float" office:value="-0.0206902817952832" calcext:value-type="float">
            <text:p>-0.020690281795283</text:p>
          </table:table-cell>
          <table:table-cell office:value-type="float" office:value="-0.020670789950234" calcext:value-type="float">
            <text:p>-0.020670789950234</text:p>
          </table:table-cell>
          <table:table-cell office:value-type="float" office:value="-0.0207039512269386" calcext:value-type="float">
            <text:p>-0.020703951226939</text:p>
          </table:table-cell>
          <table:table-cell office:value-type="float" office:value="-0.02068791532037" calcext:value-type="float">
            <text:p>-0.02068791532037</text:p>
          </table:table-cell>
          <table:table-cell office:value-type="float" office:value="-0.0206731861547701" calcext:value-type="float">
            <text:p>-0.02067318615477</text:p>
          </table:table-cell>
          <table:table-cell office:value-type="float" office:value="-0.0206983090179058" calcext:value-type="float">
            <text:p>-0.020698309017906</text:p>
          </table:table-cell>
          <table:table-cell office:value-type="float" office:value="-0.020680442202773" calcext:value-type="float">
            <text:p>-0.020680442202773</text:p>
          </table:table-cell>
          <table:table-cell office:value-type="float" office:value="-0.020661688948943" calcext:value-type="float">
            <text:p>-0.020661688948943</text:p>
          </table:table-cell>
          <table:table-cell office:value-type="float" office:value="-0.0207041858881114" calcext:value-type="float">
            <text:p>-0.020704185888111</text:p>
          </table:table-cell>
          <table:table-cell office:value-type="float" office:value="-0.0207113503768721" calcext:value-type="float">
            <text:p>-0.020711350376872</text:p>
          </table:table-cell>
          <table:table-cell office:value-type="float" office:value="-0.0206632480452978" calcext:value-type="float">
            <text:p>-0.020663248045298</text:p>
          </table:table-cell>
          <table:table-cell office:value-type="float" office:value="-0.0206806885968812" calcext:value-type="float">
            <text:p>-0.020680688596881</text:p>
          </table:table-cell>
          <table:table-cell office:value-type="float" office:value="-0.0206937957557849" calcext:value-type="float">
            <text:p>-0.020693795755785</text:p>
          </table:table-cell>
          <table:table-cell office:value-type="float" office:value="-0.0206928720110456" calcext:value-type="float">
            <text:p>-0.020692872011046</text:p>
          </table:table-cell>
          <table:table-cell office:value-type="float" office:value="-0.020685423335112" calcext:value-type="float">
            <text:p>-0.020685423335112</text:p>
          </table:table-cell>
          <table:table-cell office:value-type="float" office:value="-0.0207065390112438" calcext:value-type="float">
            <text:p>-0.020706539011244</text:p>
          </table:table-cell>
          <table:table-cell office:value-type="float" office:value="-0.0206644999470799" calcext:value-type="float">
            <text:p>-0.02066449994708</text:p>
          </table:table-cell>
          <table:table-cell office:value-type="float" office:value="-0.0206878637537068" calcext:value-type="float">
            <text:p>-0.020687863753707</text:p>
          </table:table-cell>
          <table:table-cell office:value-type="float" office:value="-0.0206805124165223" calcext:value-type="float">
            <text:p>-0.020680512416522</text:p>
          </table:table-cell>
          <table:table-cell office:value-type="float" office:value="-0.0206300273124503" calcext:value-type="float">
            <text:p>-0.02063002731245</text:p>
          </table:table-cell>
          <table:table-cell office:value-type="float" office:value="-0.0207040068594993" calcext:value-type="float">
            <text:p>-0.020704006859499</text:p>
          </table:table-cell>
          <table:table-cell office:value-type="float" office:value="-0.0206824713864401" calcext:value-type="float">
            <text:p>-0.02068247138644</text:p>
          </table:table-cell>
          <table:table-cell office:value-type="float" office:value="-0.0206918628703656" calcext:value-type="float">
            <text:p>-0.020691862870366</text:p>
          </table:table-cell>
          <table:table-cell office:value-type="float" office:value="-0.0206887825371566" calcext:value-type="float">
            <text:p>-0.020688782537157</text:p>
          </table:table-cell>
          <table:table-cell office:value-type="float" office:value="-0.0206783092104355" calcext:value-type="float">
            <text:p>-0.020678309210436</text:p>
          </table:table-cell>
          <table:table-cell office:value-type="float" office:value="-0.0206702128714772" calcext:value-type="float">
            <text:p>-0.020670212871477</text:p>
          </table:table-cell>
          <table:table-cell office:value-type="float" office:value="-0.0206929271944789" calcext:value-type="float">
            <text:p>-0.020692927194479</text:p>
          </table:table-cell>
          <table:table-cell office:value-type="float" office:value="-0.0207035454896915" calcext:value-type="float">
            <text:p>-0.020703545489692</text:p>
          </table:table-cell>
          <table:table-cell office:value-type="float" office:value="-0.0207072814909143" calcext:value-type="float">
            <text:p>-0.020707281490914</text:p>
          </table:table-cell>
          <table:table-cell office:value-type="float" office:value="-0.020701522353038" calcext:value-type="float">
            <text:p>-0.020701522353038</text:p>
          </table:table-cell>
          <table:table-cell office:value-type="float" office:value="-0.020689421929077" calcext:value-type="float">
            <text:p>-0.020689421929077</text:p>
          </table:table-cell>
          <table:table-cell office:value-type="float" office:value="-0.0206650026600021" calcext:value-type="float">
            <text:p>-0.020665002660002</text:p>
          </table:table-cell>
          <table:table-cell office:value-type="float" office:value="-0.0206608141437413" calcext:value-type="float">
            <text:p>-0.020660814143741</text:p>
          </table:table-cell>
          <table:table-cell office:value-type="float" office:value="-0.0206918923325075" calcext:value-type="float">
            <text:p>-0.020691892332508</text:p>
          </table:table-cell>
          <table:table-cell office:value-type="float" office:value="-0.0206968563756568" calcext:value-type="float">
            <text:p>-0.020696856375657</text:p>
          </table:table-cell>
          <table:table-cell office:value-type="float" office:value="-0.0206787119840747" calcext:value-type="float">
            <text:p>-0.020678711984075</text:p>
          </table:table-cell>
          <table:table-cell office:value-type="float" office:value="-0.020705919147355" calcext:value-type="float">
            <text:p>-0.020705919147355</text:p>
          </table:table-cell>
          <table:table-cell office:value-type="float" office:value="-0.0206783992302587" calcext:value-type="float">
            <text:p>-0.020678399230259</text:p>
          </table:table-cell>
          <table:table-cell office:value-type="float" office:value="-0.0206923742281856" calcext:value-type="float">
            <text:p>-0.020692374228186</text:p>
          </table:table-cell>
          <table:table-cell office:value-type="float" office:value="-0.020639027110162" calcext:value-type="float">
            <text:p>-0.020639027110162</text:p>
          </table:table-cell>
          <table:table-cell office:value-type="float" office:value="-0.0206937874688277" calcext:value-type="float">
            <text:p>-0.020693787468828</text:p>
          </table:table-cell>
          <table:table-cell office:value-type="float" office:value="-0.0207069201701632" calcext:value-type="float">
            <text:p>-0.020706920170163</text:p>
          </table:table-cell>
          <table:table-cell office:value-type="float" office:value="-0.0207050155496182" calcext:value-type="float">
            <text:p>-0.020705015549618</text:p>
          </table:table-cell>
          <table:table-cell office:value-type="float" office:value="-0.0206851505471861" calcext:value-type="float">
            <text:p>-0.020685150547186</text:p>
          </table:table-cell>
          <table:table-cell office:value-type="float" office:value="-0.0207000062034994" calcext:value-type="float">
            <text:p>-0.020700006203499</text:p>
          </table:table-cell>
          <table:table-cell office:value-type="float" office:value="-0.0206967149223954" calcext:value-type="float">
            <text:p>-0.020696714922395</text:p>
          </table:table-cell>
          <table:table-cell office:value-type="float" office:value="-0.0206722655748445" calcext:value-type="float">
            <text:p>-0.020672265574845</text:p>
          </table:table-cell>
          <table:table-cell office:value-type="float" office:value="-0.0206872228026351" calcext:value-type="float">
            <text:p>-0.020687222802635</text:p>
          </table:table-cell>
          <table:table-cell office:value-type="float" office:value="-0.0206779031757514" calcext:value-type="float">
            <text:p>-0.020677903175751</text:p>
          </table:table-cell>
          <table:table-cell office:value-type="float" office:value="-0.0206677534857312" calcext:value-type="float">
            <text:p>-0.020667753485731</text:p>
          </table:table-cell>
          <table:table-cell office:value-type="float" office:value="-0.020671897502614" calcext:value-type="float">
            <text:p>-0.020671897502614</text:p>
          </table:table-cell>
          <table:table-cell office:value-type="float" office:value="-0.0206951858922238" calcext:value-type="float">
            <text:p>-0.020695185892224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78018731642472" calcext:value-type="float">
            <text:p>0.578018731642472</text:p>
          </table:table-cell>
          <table:table-cell office:value-type="float" office:value="0.576634912100804" calcext:value-type="float">
            <text:p>0.576634912100804</text:p>
          </table:table-cell>
          <table:table-cell office:value-type="float" office:value="0.576310727959181" calcext:value-type="float">
            <text:p>0.576310727959181</text:p>
          </table:table-cell>
          <table:table-cell office:value-type="float" office:value="0.575736347967714" calcext:value-type="float">
            <text:p>0.575736347967714</text:p>
          </table:table-cell>
          <table:table-cell office:value-type="float" office:value="0.575169345029306" calcext:value-type="float">
            <text:p>0.575169345029306</text:p>
          </table:table-cell>
          <table:table-cell office:value-type="float" office:value="0.576473927807516" calcext:value-type="float">
            <text:p>0.576473927807516</text:p>
          </table:table-cell>
          <table:table-cell office:value-type="float" office:value="0.576566759773432" calcext:value-type="float">
            <text:p>0.576566759773432</text:p>
          </table:table-cell>
          <table:table-cell office:value-type="float" office:value="0.575687445727063" calcext:value-type="float">
            <text:p>0.575687445727063</text:p>
          </table:table-cell>
          <table:table-cell office:value-type="float" office:value="0.576344796411466" calcext:value-type="float">
            <text:p>0.576344796411466</text:p>
          </table:table-cell>
          <table:table-cell office:value-type="float" office:value="0.576657949432594" calcext:value-type="float">
            <text:p>0.576657949432594</text:p>
          </table:table-cell>
          <table:table-cell office:value-type="float" office:value="0.577720729394093" calcext:value-type="float">
            <text:p>0.577720729394093</text:p>
          </table:table-cell>
          <table:table-cell office:value-type="float" office:value="0.57605662769949" calcext:value-type="float">
            <text:p>0.57605662769949</text:p>
          </table:table-cell>
          <table:table-cell office:value-type="float" office:value="0.576769438417538" calcext:value-type="float">
            <text:p>0.576769438417538</text:p>
          </table:table-cell>
          <table:table-cell office:value-type="float" office:value="0.577252691469135" calcext:value-type="float">
            <text:p>0.577252691469135</text:p>
          </table:table-cell>
          <table:table-cell office:value-type="float" office:value="0.57589831550199" calcext:value-type="float">
            <text:p>0.57589831550199</text:p>
          </table:table-cell>
          <table:table-cell office:value-type="float" office:value="0.576265445800599" calcext:value-type="float">
            <text:p>0.576265445800599</text:p>
          </table:table-cell>
          <table:table-cell office:value-type="float" office:value="0.576829860058984" calcext:value-type="float">
            <text:p>0.576829860058984</text:p>
          </table:table-cell>
          <table:table-cell office:value-type="float" office:value="0.576502739156092" calcext:value-type="float">
            <text:p>0.576502739156092</text:p>
          </table:table-cell>
          <table:table-cell office:value-type="float" office:value="0.577028329734233" calcext:value-type="float">
            <text:p>0.577028329734233</text:p>
          </table:table-cell>
          <table:table-cell office:value-type="float" office:value="0.576868496693641" calcext:value-type="float">
            <text:p>0.576868496693641</text:p>
          </table:table-cell>
          <table:table-cell office:value-type="float" office:value="0.576940046162209" calcext:value-type="float">
            <text:p>0.576940046162209</text:p>
          </table:table-cell>
          <table:table-cell office:value-type="float" office:value="0.578119621429168" calcext:value-type="float">
            <text:p>0.578119621429168</text:p>
          </table:table-cell>
          <table:table-cell office:value-type="float" office:value="0.582224882937696" calcext:value-type="float">
            <text:p>0.582224882937696</text:p>
          </table:table-cell>
          <table:table-cell office:value-type="float" office:value="0.588094722427487" calcext:value-type="float">
            <text:p>0.588094722427487</text:p>
          </table:table-cell>
          <table:table-cell office:value-type="float" office:value="0.588806324552379" calcext:value-type="float">
            <text:p>0.588806324552379</text:p>
          </table:table-cell>
          <table:table-cell office:value-type="float" office:value="0.584784459410334" calcext:value-type="float">
            <text:p>0.584784459410334</text:p>
          </table:table-cell>
          <table:table-cell office:value-type="float" office:value="0.572455506929614" calcext:value-type="float">
            <text:p>0.572455506929614</text:p>
          </table:table-cell>
          <table:table-cell office:value-type="float" office:value="0.565617988749192" calcext:value-type="float">
            <text:p>0.565617988749192</text:p>
          </table:table-cell>
          <table:table-cell office:value-type="float" office:value="0.564919816012649" calcext:value-type="float">
            <text:p>0.564919816012649</text:p>
          </table:table-cell>
          <table:table-cell office:value-type="float" office:value="0.572507224074974" calcext:value-type="float">
            <text:p>0.572507224074974</text:p>
          </table:table-cell>
          <table:table-cell office:value-type="float" office:value="0.575886086502162" calcext:value-type="float">
            <text:p>0.575886086502162</text:p>
          </table:table-cell>
          <table:table-cell office:value-type="float" office:value="0.588590454774502" calcext:value-type="float">
            <text:p>0.588590454774502</text:p>
          </table:table-cell>
          <table:table-cell office:value-type="float" office:value="0.590906630324971" calcext:value-type="float">
            <text:p>0.590906630324971</text:p>
          </table:table-cell>
          <table:table-cell office:value-type="float" office:value="0.610942420522972" calcext:value-type="float">
            <text:p>0.610942420522972</text:p>
          </table:table-cell>
          <table:table-cell office:value-type="float" office:value="0.602966486480494" calcext:value-type="float">
            <text:p>0.602966486480494</text:p>
          </table:table-cell>
          <table:table-cell office:value-type="float" office:value="0.59369342437176" calcext:value-type="float">
            <text:p>0.59369342437176</text:p>
          </table:table-cell>
          <table:table-cell office:value-type="float" office:value="0.58898006645738" calcext:value-type="float">
            <text:p>0.58898006645738</text:p>
          </table:table-cell>
          <table:table-cell office:value-type="float" office:value="0.589382416240534" calcext:value-type="float">
            <text:p>0.589382416240534</text:p>
          </table:table-cell>
          <table:table-cell office:value-type="float" office:value="0.592465863946775" calcext:value-type="float">
            <text:p>0.592465863946775</text:p>
          </table:table-cell>
          <table:table-cell office:value-type="float" office:value="0.587383256576195" calcext:value-type="float">
            <text:p>0.587383256576195</text:p>
          </table:table-cell>
          <table:table-cell office:value-type="float" office:value="0.588127367362036" calcext:value-type="float">
            <text:p>0.588127367362036</text:p>
          </table:table-cell>
          <table:table-cell office:value-type="float" office:value="0.582660778221715" calcext:value-type="float">
            <text:p>0.582660778221715</text:p>
          </table:table-cell>
          <table:table-cell office:value-type="float" office:value="0.568731245626041" calcext:value-type="float">
            <text:p>0.568731245626041</text:p>
          </table:table-cell>
          <table:table-cell office:value-type="float" office:value="0.567052691933258" calcext:value-type="float">
            <text:p>0.567052691933258</text:p>
          </table:table-cell>
          <table:table-cell office:value-type="float" office:value="0.562338440143362" calcext:value-type="float">
            <text:p>0.562338440143362</text:p>
          </table:table-cell>
          <table:table-cell office:value-type="float" office:value="0.587405429735775" calcext:value-type="float">
            <text:p>0.587405429735775</text:p>
          </table:table-cell>
          <table:table-cell office:value-type="float" office:value="0.590463548319048" calcext:value-type="float">
            <text:p>0.590463548319048</text:p>
          </table:table-cell>
          <table:table-cell office:value-type="float" office:value="0.575482496296064" calcext:value-type="float">
            <text:p>0.575482496296064</text:p>
          </table:table-cell>
          <table:table-cell office:value-type="float" office:value="0.566079294675449" calcext:value-type="float">
            <text:p>0.566079294675449</text:p>
          </table:table-cell>
          <table:table-cell office:value-type="float" office:value="0.564235443264942" calcext:value-type="float">
            <text:p>0.564235443264942</text:p>
          </table:table-cell>
          <table:table-cell office:value-type="float" office:value="0.566409056822806" calcext:value-type="float">
            <text:p>0.566409056822806</text:p>
          </table:table-cell>
          <table:table-cell office:value-type="float" office:value="0.565288121307634" calcext:value-type="float">
            <text:p>0.565288121307634</text:p>
          </table:table-cell>
          <table:table-cell office:value-type="float" office:value="0.570391701006299" calcext:value-type="float">
            <text:p>0.570391701006299</text:p>
          </table:table-cell>
          <table:table-cell office:value-type="float" office:value="0.589406708239829" calcext:value-type="float">
            <text:p>0.589406708239829</text:p>
          </table:table-cell>
          <table:table-cell office:value-type="float" office:value="0.610281985554253" calcext:value-type="float">
            <text:p>0.610281985554253</text:p>
          </table:table-cell>
          <table:table-cell office:value-type="float" office:value="0.598226552475364" calcext:value-type="float">
            <text:p>0.598226552475364</text:p>
          </table:table-cell>
          <table:table-cell office:value-type="float" office:value="0.59245423554569" calcext:value-type="float">
            <text:p>0.59245423554569</text:p>
          </table:table-cell>
          <table:table-cell office:value-type="float" office:value="0.580834108134413" calcext:value-type="float">
            <text:p>0.580834108134413</text:p>
          </table:table-cell>
          <table:table-cell office:value-type="float" office:value="0.568576765203327" calcext:value-type="float">
            <text:p>0.568576765203327</text:p>
          </table:table-cell>
          <table:table-cell office:value-type="float" office:value="0.553794122336495" calcext:value-type="float">
            <text:p>0.553794122336495</text:p>
          </table:table-cell>
          <table:table-cell office:value-type="float" office:value="0.539472519553292" calcext:value-type="float">
            <text:p>0.539472519553292</text:p>
          </table:table-cell>
          <table:table-cell office:value-type="float" office:value="0.550455774195811" calcext:value-type="float">
            <text:p>0.550455774195811</text:p>
          </table:table-cell>
          <table:table-cell office:value-type="float" office:value="0.55375156583012" calcext:value-type="float">
            <text:p>0.55375156583012</text:p>
          </table:table-cell>
          <table:table-cell office:value-type="float" office:value="0.563281709199241" calcext:value-type="float">
            <text:p>0.563281709199241</text:p>
          </table:table-cell>
          <table:table-cell office:value-type="float" office:value="0.563590213915914" calcext:value-type="float">
            <text:p>0.563590213915914</text:p>
          </table:table-cell>
          <table:table-cell office:value-type="float" office:value="0.576353504720221" calcext:value-type="float">
            <text:p>0.576353504720221</text:p>
          </table:table-cell>
          <table:table-cell office:value-type="float" office:value="0.59169634696657" calcext:value-type="float">
            <text:p>0.59169634696657</text:p>
          </table:table-cell>
          <table:table-cell office:value-type="float" office:value="0.592578922819419" calcext:value-type="float">
            <text:p>0.592578922819419</text:p>
          </table:table-cell>
          <table:table-cell office:value-type="float" office:value="0.587079242662157" calcext:value-type="float">
            <text:p>0.587079242662157</text:p>
          </table:table-cell>
          <table:table-cell office:value-type="float" office:value="0.584937302915286" calcext:value-type="float">
            <text:p>0.584937302915286</text:p>
          </table:table-cell>
          <table:table-cell office:value-type="float" office:value="0.560660929422269" calcext:value-type="float">
            <text:p>0.560660929422269</text:p>
          </table:table-cell>
          <table:table-cell office:value-type="float" office:value="0.561469863590552" calcext:value-type="float">
            <text:p>0.561469863590552</text:p>
          </table:table-cell>
          <table:table-cell office:value-type="float" office:value="0.563676180751688" calcext:value-type="float">
            <text:p>0.563676180751688</text:p>
          </table:table-cell>
          <table:table-cell office:value-type="float" office:value="0.56883312435717" calcext:value-type="float">
            <text:p>0.56883312435717</text:p>
          </table:table-cell>
          <table:table-cell office:value-type="float" office:value="0.57413803381917" calcext:value-type="float">
            <text:p>0.57413803381917</text:p>
          </table:table-cell>
          <table:table-cell office:value-type="float" office:value="0.616183932601099" calcext:value-type="float">
            <text:p>0.616183932601099</text:p>
          </table:table-cell>
          <table:table-cell office:value-type="float" office:value="0.602330233901301" calcext:value-type="float">
            <text:p>0.602330233901301</text:p>
          </table:table-cell>
          <table:table-cell office:value-type="float" office:value="0.589798756613917" calcext:value-type="float">
            <text:p>0.589798756613917</text:p>
          </table:table-cell>
          <table:table-cell office:value-type="float" office:value="0.584112831763532" calcext:value-type="float">
            <text:p>0.584112831763532</text:p>
          </table:table-cell>
          <table:table-cell office:value-type="float" office:value="0.57727934151174" calcext:value-type="float">
            <text:p>0.57727934151174</text:p>
          </table:table-cell>
          <table:table-cell office:value-type="float" office:value="0.578063598077885" calcext:value-type="float">
            <text:p>0.578063598077885</text:p>
          </table:table-cell>
          <table:table-cell office:value-type="float" office:value="0.58236066972031" calcext:value-type="float">
            <text:p>0.58236066972031</text:p>
          </table:table-cell>
          <table:table-cell office:value-type="float" office:value="0.573536254681118" calcext:value-type="float">
            <text:p>0.573536254681118</text:p>
          </table:table-cell>
          <table:table-cell office:value-type="float" office:value="0.559614467638305" calcext:value-type="float">
            <text:p>0.559614467638305</text:p>
          </table:table-cell>
          <table:table-cell office:value-type="float" office:value="0.564106988611773" calcext:value-type="float">
            <text:p>0.564106988611773</text:p>
          </table:table-cell>
          <table:table-cell office:value-type="float" office:value="0.604340153205258" calcext:value-type="float">
            <text:p>0.604340153205258</text:p>
          </table:table-cell>
          <table:table-cell office:value-type="float" office:value="0.599676656306157" calcext:value-type="float">
            <text:p>0.599676656306157</text:p>
          </table:table-cell>
          <table:table-cell office:value-type="float" office:value="0.5949533888326" calcext:value-type="float">
            <text:p>0.5949533888326</text:p>
          </table:table-cell>
          <table:table-cell office:value-type="float" office:value="0.581222611916469" calcext:value-type="float">
            <text:p>0.581222611916469</text:p>
          </table:table-cell>
          <table:table-cell office:value-type="float" office:value="0.58140082813165" calcext:value-type="float">
            <text:p>0.58140082813165</text:p>
          </table:table-cell>
          <table:table-cell office:value-type="float" office:value="0.579265275054417" calcext:value-type="float">
            <text:p>0.579265275054417</text:p>
          </table:table-cell>
          <table:table-cell office:value-type="float" office:value="0.586342396268268" calcext:value-type="float">
            <text:p>0.586342396268268</text:p>
          </table:table-cell>
          <table:table-cell office:value-type="float" office:value="0.605312747948033" calcext:value-type="float">
            <text:p>0.605312747948033</text:p>
          </table:table-cell>
          <table:table-cell office:value-type="float" office:value="0.640925421966412" calcext:value-type="float">
            <text:p>0.640925421966412</text:p>
          </table:table-cell>
          <table:table-cell office:value-type="float" office:value="0.63577509332416" calcext:value-type="float">
            <text:p>0.63577509332416</text:p>
          </table:table-cell>
          <table:table-cell office:value-type="float" office:value="0.610382160392795" calcext:value-type="float">
            <text:p>0.610382160392795</text:p>
          </table:table-cell>
          <table:table-cell office:value-type="float" office:value="0.59355061438439" calcext:value-type="float">
            <text:p>0.59355061438439</text:p>
          </table:table-cell>
          <table:table-cell office:value-type="float" office:value="0.560113994399763" calcext:value-type="float">
            <text:p>0.560113994399763</text:p>
          </table:table-cell>
          <table:table-cell office:value-type="float" office:value="0.570780728867558" calcext:value-type="float">
            <text:p>0.570780728867558</text:p>
          </table:table-cell>
          <table:table-cell office:value-type="float" office:value="0.585231311141317" calcext:value-type="float">
            <text:p>0.585231311141317</text:p>
          </table:table-cell>
          <table:table-cell office:value-type="float" office:value="0.595557589381029" calcext:value-type="float">
            <text:p>0.595557589381029</text:p>
          </table:table-cell>
          <table:table-cell office:value-type="float" office:value="0.610921436979898" calcext:value-type="float">
            <text:p>0.610921436979898</text:p>
          </table:table-cell>
          <table:table-cell office:value-type="float" office:value="0.608533680327437" calcext:value-type="float">
            <text:p>0.608533680327437</text:p>
          </table:table-cell>
          <table:table-cell office:value-type="float" office:value="0.608770564045242" calcext:value-type="float">
            <text:p>0.608770564045242</text:p>
          </table:table-cell>
          <table:table-cell office:value-type="float" office:value="0.611175444162946" calcext:value-type="float">
            <text:p>0.611175444162946</text:p>
          </table:table-cell>
          <table:table-cell office:value-type="float" office:value="0.618589652773435" calcext:value-type="float">
            <text:p>0.618589652773435</text:p>
          </table:table-cell>
          <table:table-cell office:value-type="float" office:value="0.608344725654345" calcext:value-type="float">
            <text:p>0.608344725654345</text:p>
          </table:table-cell>
          <table:table-cell office:value-type="float" office:value="0.609873860542897" calcext:value-type="float">
            <text:p>0.609873860542897</text:p>
          </table:table-cell>
          <table:table-cell office:value-type="float" office:value="0.61703200294981" calcext:value-type="float">
            <text:p>0.61703200294981</text:p>
          </table:table-cell>
          <table:table-cell office:value-type="float" office:value="0.621020493403715" calcext:value-type="float">
            <text:p>0.621020493403715</text:p>
          </table:table-cell>
          <table:table-cell office:value-type="float" office:value="0.57774914602371" calcext:value-type="float">
            <text:p>0.57774914602371</text:p>
          </table:table-cell>
          <table:table-cell office:value-type="float" office:value="0.597158084462493" calcext:value-type="float">
            <text:p>0.597158084462493</text:p>
          </table:table-cell>
          <table:table-cell office:value-type="float" office:value="0.588947252749896" calcext:value-type="float">
            <text:p>0.588947252749896</text:p>
          </table:table-cell>
          <table:table-cell office:value-type="float" office:value="0.600184874639854" calcext:value-type="float">
            <text:p>0.600184874639854</text:p>
          </table:table-cell>
          <table:table-cell office:value-type="float" office:value="0.603784415623637" calcext:value-type="float">
            <text:p>0.603784415623637</text:p>
          </table:table-cell>
          <table:table-cell office:value-type="float" office:value="0.602090077243251" calcext:value-type="float">
            <text:p>0.602090077243251</text:p>
          </table:table-cell>
          <table:table-cell office:value-type="float" office:value="0.589994582679737" calcext:value-type="float">
            <text:p>0.589994582679737</text:p>
          </table:table-cell>
          <table:table-cell office:value-type="float" office:value="0.579746213422324" calcext:value-type="float">
            <text:p>0.579746213422324</text:p>
          </table:table-cell>
          <table:table-cell office:value-type="float" office:value="0.568907173534689" calcext:value-type="float">
            <text:p>0.568907173534689</text:p>
          </table:table-cell>
          <table:table-cell office:value-type="float" office:value="0.579646034563645" calcext:value-type="float">
            <text:p>0.579646034563645</text:p>
          </table:table-cell>
          <table:table-cell office:value-type="float" office:value="0.621525914007011" calcext:value-type="float">
            <text:p>0.621525914007011</text:p>
          </table:table-cell>
          <table:table-cell office:value-type="float" office:value="0.623005335774513" calcext:value-type="float">
            <text:p>0.623005335774513</text:p>
          </table:table-cell>
          <table:table-cell office:value-type="float" office:value="0.621281595545224" calcext:value-type="float">
            <text:p>0.621281595545224</text:p>
          </table:table-cell>
          <table:table-cell office:value-type="float" office:value="0.608668676588963" calcext:value-type="float">
            <text:p>0.608668676588963</text:p>
          </table:table-cell>
          <table:table-cell office:value-type="float" office:value="0.612005873959213" calcext:value-type="float">
            <text:p>0.612005873959213</text:p>
          </table:table-cell>
          <table:table-cell office:value-type="float" office:value="0.620844188507854" calcext:value-type="float">
            <text:p>0.620844188507854</text:p>
          </table:table-cell>
          <table:table-cell office:value-type="float" office:value="0.644912781587681" calcext:value-type="float">
            <text:p>0.644912781587681</text:p>
          </table:table-cell>
          <table:table-cell office:value-type="float" office:value="0.64273458685435" calcext:value-type="float">
            <text:p>0.64273458685435</text:p>
          </table:table-cell>
          <table:table-cell office:value-type="float" office:value="0.64625177340948" calcext:value-type="float">
            <text:p>0.64625177340948</text:p>
          </table:table-cell>
          <table:table-cell office:value-type="float" office:value="0.643387150253462" calcext:value-type="float">
            <text:p>0.643387150253462</text:p>
          </table:table-cell>
          <table:table-cell office:value-type="float" office:value="0.623073406717972" calcext:value-type="float">
            <text:p>0.623073406717972</text:p>
          </table:table-cell>
          <table:table-cell office:value-type="float" office:value="0.5647896589184" calcext:value-type="float">
            <text:p>0.5647896589184</text:p>
          </table:table-cell>
          <table:table-cell office:value-type="float" office:value="0.559425187639823" calcext:value-type="float">
            <text:p>0.559425187639823</text:p>
          </table:table-cell>
          <table:table-cell office:value-type="float" office:value="0.580696708108471" calcext:value-type="float">
            <text:p>0.580696708108471</text:p>
          </table:table-cell>
          <table:table-cell office:value-type="float" office:value="0.585422518462736" calcext:value-type="float">
            <text:p>0.585422518462736</text:p>
          </table:table-cell>
          <table:table-cell office:value-type="float" office:value="0.599394626373173" calcext:value-type="float">
            <text:p>0.599394626373173</text:p>
          </table:table-cell>
          <table:table-cell office:value-type="float" office:value="0.597633226749319" calcext:value-type="float">
            <text:p>0.597633226749319</text:p>
          </table:table-cell>
          <table:table-cell office:value-type="float" office:value="0.59591314729307" calcext:value-type="float">
            <text:p>0.59591314729307</text:p>
          </table:table-cell>
          <table:table-cell office:value-type="float" office:value="0.594381709780516" calcext:value-type="float">
            <text:p>0.594381709780516</text:p>
          </table:table-cell>
          <table:table-cell office:value-type="float" office:value="0.592846567067936" calcext:value-type="float">
            <text:p>0.592846567067936</text:p>
          </table:table-cell>
          <table:table-cell office:value-type="float" office:value="0.576549313950325" calcext:value-type="float">
            <text:p>0.576549313950325</text:p>
          </table:table-cell>
          <table:table-cell office:value-type="float" office:value="0.564781007654836" calcext:value-type="float">
            <text:p>0.564781007654836</text:p>
          </table:table-cell>
          <table:table-cell office:value-type="float" office:value="0.58203245321812" calcext:value-type="float">
            <text:p>0.58203245321812</text:p>
          </table:table-cell>
          <table:table-cell office:value-type="float" office:value="0.57501557492393" calcext:value-type="float">
            <text:p>0.57501557492393</text:p>
          </table:table-cell>
          <table:table-cell office:value-type="float" office:value="0.585250533831293" calcext:value-type="float">
            <text:p>0.585250533831293</text:p>
          </table:table-cell>
          <table:table-cell office:value-type="float" office:value="0.603894812151831" calcext:value-type="float">
            <text:p>0.603894812151831</text:p>
          </table:table-cell>
          <table:table-cell office:value-type="float" office:value="0.592880557794193" calcext:value-type="float">
            <text:p>0.592880557794193</text:p>
          </table:table-cell>
          <table:table-cell office:value-type="float" office:value="0.590904986892788" calcext:value-type="float">
            <text:p>0.590904986892788</text:p>
          </table:table-cell>
          <table:table-cell office:value-type="float" office:value="0.573725580265125" calcext:value-type="float">
            <text:p>0.573725580265125</text:p>
          </table:table-cell>
          <table:table-cell office:value-type="float" office:value="0.557811604306262" calcext:value-type="float">
            <text:p>0.557811604306262</text:p>
          </table:table-cell>
          <table:table-cell office:value-type="float" office:value="0.602771044777143" calcext:value-type="float">
            <text:p>0.602771044777143</text:p>
          </table:table-cell>
          <table:table-cell office:value-type="float" office:value="0.606033188365632" calcext:value-type="float">
            <text:p>0.606033188365632</text:p>
          </table:table-cell>
          <table:table-cell office:value-type="float" office:value="0.59674394417865" calcext:value-type="float">
            <text:p>0.59674394417865</text:p>
          </table:table-cell>
          <table:table-cell office:value-type="float" office:value="0.598860817601074" calcext:value-type="float">
            <text:p>0.598860817601074</text:p>
          </table:table-cell>
          <table:table-cell office:value-type="float" office:value="0.594712561944265" calcext:value-type="float">
            <text:p>0.594712561944265</text:p>
          </table:table-cell>
          <table:table-cell office:value-type="float" office:value="0.585094488917513" calcext:value-type="float">
            <text:p>0.585094488917513</text:p>
          </table:table-cell>
          <table:table-cell office:value-type="float" office:value="0.581581775833603" calcext:value-type="float">
            <text:p>0.581581775833603</text:p>
          </table:table-cell>
          <table:table-cell office:value-type="float" office:value="0.583709558471867" calcext:value-type="float">
            <text:p>0.583709558471867</text:p>
          </table:table-cell>
          <table:table-cell office:value-type="float" office:value="0.592326493645345" calcext:value-type="float">
            <text:p>0.592326493645345</text:p>
          </table:table-cell>
          <table:table-cell office:value-type="float" office:value="0.635490899971943" calcext:value-type="float">
            <text:p>0.635490899971943</text:p>
          </table:table-cell>
          <table:table-cell office:value-type="float" office:value="0.623555702486556" calcext:value-type="float">
            <text:p>0.623555702486556</text:p>
          </table:table-cell>
          <table:table-cell office:value-type="float" office:value="0.595975594028069" calcext:value-type="float">
            <text:p>0.595975594028069</text:p>
          </table:table-cell>
          <table:table-cell office:value-type="float" office:value="0.595502872013209" calcext:value-type="float">
            <text:p>0.595502872013209</text:p>
          </table:table-cell>
          <table:table-cell office:value-type="float" office:value="0.549050782361817" calcext:value-type="float">
            <text:p>0.549050782361817</text:p>
          </table:table-cell>
          <table:table-cell office:value-type="float" office:value="0.545270140236655" calcext:value-type="float">
            <text:p>0.545270140236655</text:p>
          </table:table-cell>
          <table:table-cell office:value-type="float" office:value="0.565757478289975" calcext:value-type="float">
            <text:p>0.565757478289975</text:p>
          </table:table-cell>
          <table:table-cell office:value-type="float" office:value="0.586099125854063" calcext:value-type="float">
            <text:p>0.586099125854063</text:p>
          </table:table-cell>
          <table:table-cell office:value-type="float" office:value="0.607483181697194" calcext:value-type="float">
            <text:p>0.607483181697194</text:p>
          </table:table-cell>
          <table:table-cell office:value-type="float" office:value="0.608448265936584" calcext:value-type="float">
            <text:p>0.608448265936584</text:p>
          </table:table-cell>
          <table:table-cell office:value-type="float" office:value="0.605152901677417" calcext:value-type="float">
            <text:p>0.605152901677417</text:p>
          </table:table-cell>
          <table:table-cell office:value-type="float" office:value="0.614799714963382" calcext:value-type="float">
            <text:p>0.614799714963382</text:p>
          </table:table-cell>
          <table:table-cell office:value-type="float" office:value="0.602234727839952" calcext:value-type="float">
            <text:p>0.602234727839952</text:p>
          </table:table-cell>
          <table:table-cell office:value-type="float" office:value="0.587826087782362" calcext:value-type="float">
            <text:p>0.587826087782362</text:p>
          </table:table-cell>
          <table:table-cell office:value-type="float" office:value="0.593688613091926" calcext:value-type="float">
            <text:p>0.593688613091926</text:p>
          </table:table-cell>
          <table:table-cell office:value-type="float" office:value="0.595537602970058" calcext:value-type="float">
            <text:p>0.595537602970058</text:p>
          </table:table-cell>
          <table:table-cell office:value-type="float" office:value="0.583822247438064" calcext:value-type="float">
            <text:p>0.583822247438064</text:p>
          </table:table-cell>
          <table:table-cell office:value-type="float" office:value="0.587411164115626" calcext:value-type="float">
            <text:p>0.587411164115626</text:p>
          </table:table-cell>
          <table:table-cell office:value-type="float" office:value="0.605813624942832" calcext:value-type="float">
            <text:p>0.605813624942832</text:p>
          </table:table-cell>
          <table:table-cell office:value-type="float" office:value="0.605150924387581" calcext:value-type="float">
            <text:p>0.605150924387581</text:p>
          </table:table-cell>
          <table:table-cell office:value-type="float" office:value="0.592206970174194" calcext:value-type="float">
            <text:p>0.592206970174194</text:p>
          </table:table-cell>
          <table:table-cell office:value-type="float" office:value="0.591682974457601" calcext:value-type="float">
            <text:p>0.591682974457601</text:p>
          </table:table-cell>
          <table:table-cell office:value-type="float" office:value="0.59465084296436" calcext:value-type="float">
            <text:p>0.59465084296436</text:p>
          </table:table-cell>
          <table:table-cell office:value-type="float" office:value="0.593241329704262" calcext:value-type="float">
            <text:p>0.593241329704262</text:p>
          </table:table-cell>
          <table:table-cell office:value-type="float" office:value="0.585526378122269" calcext:value-type="float">
            <text:p>0.585526378122269</text:p>
          </table:table-cell>
          <table:table-cell office:value-type="float" office:value="0.583189313681972" calcext:value-type="float">
            <text:p>0.583189313681972</text:p>
          </table:table-cell>
          <table:table-cell office:value-type="float" office:value="0.577994012346657" calcext:value-type="float">
            <text:p>0.577994012346657</text:p>
          </table:table-cell>
          <table:table-cell office:value-type="float" office:value="0.574585354585045" calcext:value-type="float">
            <text:p>0.574585354585045</text:p>
          </table:table-cell>
          <table:table-cell office:value-type="float" office:value="0.548645451867858" calcext:value-type="float">
            <text:p>0.548645451867858</text:p>
          </table:table-cell>
          <table:table-cell office:value-type="float" office:value="0.615780043331838" calcext:value-type="float">
            <text:p>0.615780043331838</text:p>
          </table:table-cell>
          <table:table-cell office:value-type="float" office:value="0.619870727121788" calcext:value-type="float">
            <text:p>0.619870727121788</text:p>
          </table:table-cell>
          <table:table-cell office:value-type="float" office:value="0.603496392065853" calcext:value-type="float">
            <text:p>0.603496392065853</text:p>
          </table:table-cell>
          <table:table-cell office:value-type="float" office:value="0.60143710489612" calcext:value-type="float">
            <text:p>0.60143710489612</text:p>
          </table:table-cell>
          <table:table-cell office:value-type="float" office:value="0.592981514691919" calcext:value-type="float">
            <text:p>0.592981514691919</text:p>
          </table:table-cell>
          <table:table-cell office:value-type="float" office:value="0.596551851148932" calcext:value-type="float">
            <text:p>0.596551851148932</text:p>
          </table:table-cell>
          <table:table-cell office:value-type="float" office:value="0.59873566134206" calcext:value-type="float">
            <text:p>0.59873566134206</text:p>
          </table:table-cell>
          <table:table-cell office:value-type="float" office:value="0.644016779053751" calcext:value-type="float">
            <text:p>0.644016779053751</text:p>
          </table:table-cell>
          <table:table-cell office:value-type="float" office:value="0.618912036440638" calcext:value-type="float">
            <text:p>0.618912036440638</text:p>
          </table:table-cell>
          <table:table-cell office:value-type="float" office:value="0.592561658128315" calcext:value-type="float">
            <text:p>0.592561658128315</text:p>
          </table:table-cell>
          <table:table-cell office:value-type="float" office:value="0.594696951794112" calcext:value-type="float">
            <text:p>0.594696951794112</text:p>
          </table:table-cell>
          <table:table-cell office:value-type="float" office:value="0.554727886173307" calcext:value-type="float">
            <text:p>0.554727886173307</text:p>
          </table:table-cell>
          <table:table-cell office:value-type="float" office:value="0.544653897552694" calcext:value-type="float">
            <text:p>0.544653897552694</text:p>
          </table:table-cell>
          <table:table-cell office:value-type="float" office:value="0.545634508607061" calcext:value-type="float">
            <text:p>0.545634508607061</text:p>
          </table:table-cell>
          <table:table-cell office:value-type="float" office:value="0.557034408628374" calcext:value-type="float">
            <text:p>0.557034408628374</text:p>
          </table:table-cell>
          <table:table-cell office:value-type="float" office:value="0.556756699077835" calcext:value-type="float">
            <text:p>0.556756699077835</text:p>
          </table:table-cell>
          <table:table-cell office:value-type="float" office:value="0.577179076041436" calcext:value-type="float">
            <text:p>0.577179076041436</text:p>
          </table:table-cell>
          <table:table-cell office:value-type="float" office:value="0.585030178291693" calcext:value-type="float">
            <text:p>0.585030178291693</text:p>
          </table:table-cell>
          <table:table-cell office:value-type="float" office:value="0.59231511456457" calcext:value-type="float">
            <text:p>0.59231511456457</text:p>
          </table:table-cell>
          <table:table-cell office:value-type="float" office:value="0.591793001989093" calcext:value-type="float">
            <text:p>0.591793001989093</text:p>
          </table:table-cell>
          <table:table-cell office:value-type="float" office:value="0.58983473113879" calcext:value-type="float">
            <text:p>0.58983473113879</text:p>
          </table:table-cell>
          <table:table-cell office:value-type="float" office:value="0.585637981143535" calcext:value-type="float">
            <text:p>0.585637981143535</text:p>
          </table:table-cell>
          <table:table-cell office:value-type="float" office:value="0.57073027731834" calcext:value-type="float">
            <text:p>0.57073027731834</text:p>
          </table:table-cell>
          <table:table-cell office:value-type="float" office:value="0.553059342491399" calcext:value-type="float">
            <text:p>0.553059342491399</text:p>
          </table:table-cell>
          <table:table-cell office:value-type="float" office:value="0.57310439131089" calcext:value-type="float">
            <text:p>0.57310439131089</text:p>
          </table:table-cell>
          <table:table-cell office:value-type="float" office:value="0.564639032154775" calcext:value-type="float">
            <text:p>0.564639032154775</text:p>
          </table:table-cell>
          <table:table-cell office:value-type="float" office:value="0.570656544259964" calcext:value-type="float">
            <text:p>0.570656544259964</text:p>
          </table:table-cell>
          <table:table-cell office:value-type="float" office:value="0.596490448738378" calcext:value-type="float">
            <text:p>0.596490448738378</text:p>
          </table:table-cell>
          <table:table-cell office:value-type="float" office:value="0.599445744626935" calcext:value-type="float">
            <text:p>0.599445744626935</text:p>
          </table:table-cell>
          <table:table-cell office:value-type="float" office:value="0.59404507946939" calcext:value-type="float">
            <text:p>0.59404507946939</text:p>
          </table:table-cell>
          <table:table-cell office:value-type="float" office:value="0.587490421359515" calcext:value-type="float">
            <text:p>0.587490421359515</text:p>
          </table:table-cell>
          <table:table-cell office:value-type="float" office:value="0.578756637292174" calcext:value-type="float">
            <text:p>0.578756637292174</text:p>
          </table:table-cell>
          <table:table-cell office:value-type="float" office:value="0.577611094375861" calcext:value-type="float">
            <text:p>0.577611094375861</text:p>
          </table:table-cell>
          <table:table-cell office:value-type="float" office:value="0.563182106058217" calcext:value-type="float">
            <text:p>0.563182106058217</text:p>
          </table:table-cell>
          <table:table-cell office:value-type="float" office:value="0.566838768904541" calcext:value-type="float">
            <text:p>0.566838768904541</text:p>
          </table:table-cell>
          <table:table-cell office:value-type="float" office:value="0.603054929750301" calcext:value-type="float">
            <text:p>0.603054929750301</text:p>
          </table:table-cell>
          <table:table-cell office:value-type="float" office:value="0.595752808929363" calcext:value-type="float">
            <text:p>0.595752808929363</text:p>
          </table:table-cell>
          <table:table-cell office:value-type="float" office:value="0.588189257461497" calcext:value-type="float">
            <text:p>0.588189257461497</text:p>
          </table:table-cell>
          <table:table-cell office:value-type="float" office:value="0.581514969591514" calcext:value-type="float">
            <text:p>0.581514969591514</text:p>
          </table:table-cell>
          <table:table-cell office:value-type="float" office:value="0.568850789407551" calcext:value-type="float">
            <text:p>0.568850789407551</text:p>
          </table:table-cell>
          <table:table-cell office:value-type="float" office:value="0.563274964289151" calcext:value-type="float">
            <text:p>0.563274964289151</text:p>
          </table:table-cell>
          <table:table-cell office:value-type="float" office:value="0.560504354983399" calcext:value-type="float">
            <text:p>0.560504354983399</text:p>
          </table:table-cell>
          <table:table-cell office:value-type="float" office:value="0.558963111002494" calcext:value-type="float">
            <text:p>0.558963111002494</text:p>
          </table:table-cell>
          <table:table-cell office:value-type="float" office:value="0.55851655564661" calcext:value-type="float">
            <text:p>0.55851655564661</text:p>
          </table:table-cell>
          <table:table-cell office:value-type="float" office:value="0.56057701672215" calcext:value-type="float">
            <text:p>0.56057701672215</text:p>
          </table:table-cell>
          <table:table-cell office:value-type="float" office:value="0.566720601290317" calcext:value-type="float">
            <text:p>0.566720601290317</text:p>
          </table:table-cell>
          <table:table-cell office:value-type="float" office:value="0.635488863024257" calcext:value-type="float">
            <text:p>0.635488863024257</text:p>
          </table:table-cell>
          <table:table-cell office:value-type="float" office:value="0.612841218630942" calcext:value-type="float">
            <text:p>0.612841218630942</text:p>
          </table:table-cell>
          <table:table-cell office:value-type="float" office:value="0.606759172581187" calcext:value-type="float">
            <text:p>0.606759172581187</text:p>
          </table:table-cell>
          <table:table-cell office:value-type="float" office:value="0.59170451204338" calcext:value-type="float">
            <text:p>0.59170451204338</text:p>
          </table:table-cell>
          <table:table-cell office:value-type="float" office:value="0.54556147370387" calcext:value-type="float">
            <text:p>0.54556147370387</text:p>
          </table:table-cell>
          <table:table-cell office:value-type="float" office:value="0.537974976387131" calcext:value-type="float">
            <text:p>0.537974976387131</text:p>
          </table:table-cell>
          <table:table-cell office:value-type="float" office:value="0.546071685746479" calcext:value-type="float">
            <text:p>0.546071685746479</text:p>
          </table:table-cell>
          <table:table-cell office:value-type="float" office:value="0.553486814305955" calcext:value-type="float">
            <text:p>0.553486814305955</text:p>
          </table:table-cell>
          <table:table-cell office:value-type="float" office:value="0.573292096878913" calcext:value-type="float">
            <text:p>0.573292096878913</text:p>
          </table:table-cell>
          <table:table-cell office:value-type="float" office:value="0.592449301522666" calcext:value-type="float">
            <text:p>0.592449301522666</text:p>
          </table:table-cell>
          <table:table-cell office:value-type="float" office:value="0.598262844479974" calcext:value-type="float">
            <text:p>0.598262844479974</text:p>
          </table:table-cell>
          <table:table-cell office:value-type="float" office:value="0.598324101277223" calcext:value-type="float">
            <text:p>0.598324101277223</text:p>
          </table:table-cell>
          <table:table-cell office:value-type="float" office:value="0.597114750330211" calcext:value-type="float">
            <text:p>0.597114750330211</text:p>
          </table:table-cell>
          <table:table-cell office:value-type="float" office:value="0.588736983101724" calcext:value-type="float">
            <text:p>0.588736983101724</text:p>
          </table:table-cell>
          <table:table-cell office:value-type="float" office:value="0.57820460262227" calcext:value-type="float">
            <text:p>0.57820460262227</text:p>
          </table:table-cell>
          <table:table-cell office:value-type="float" office:value="0.566545874259459" calcext:value-type="float">
            <text:p>0.566545874259459</text:p>
          </table:table-cell>
          <table:table-cell office:value-type="float" office:value="0.550094856968576" calcext:value-type="float">
            <text:p>0.550094856968576</text:p>
          </table:table-cell>
          <table:table-cell office:value-type="float" office:value="0.561422825061649" calcext:value-type="float">
            <text:p>0.561422825061649</text:p>
          </table:table-cell>
          <table:table-cell office:value-type="float" office:value="0.547165918227149" calcext:value-type="float">
            <text:p>0.547165918227149</text:p>
          </table:table-cell>
          <table:table-cell office:value-type="float" office:value="0.547535570534332" calcext:value-type="float">
            <text:p>0.547535570534332</text:p>
          </table:table-cell>
          <table:table-cell office:value-type="float" office:value="0.575164101241863" calcext:value-type="float">
            <text:p>0.575164101241863</text:p>
          </table:table-cell>
          <table:table-cell office:value-type="float" office:value="0.588068486566136" calcext:value-type="float">
            <text:p>0.588068486566136</text:p>
          </table:table-cell>
          <table:table-cell office:value-type="float" office:value="0.594354287647801" calcext:value-type="float">
            <text:p>0.594354287647801</text:p>
          </table:table-cell>
          <table:table-cell office:value-type="float" office:value="0.592141577707774" calcext:value-type="float">
            <text:p>0.592141577707774</text:p>
          </table:table-cell>
          <table:table-cell office:value-type="float" office:value="0.592187952202228" calcext:value-type="float">
            <text:p>0.592187952202228</text:p>
          </table:table-cell>
          <table:table-cell office:value-type="float" office:value="0.581639442063013" calcext:value-type="float">
            <text:p>0.581639442063013</text:p>
          </table:table-cell>
          <table:table-cell office:value-type="float" office:value="0.576161110207539" calcext:value-type="float">
            <text:p>0.576161110207539</text:p>
          </table:table-cell>
          <table:table-cell office:value-type="float" office:value="0.557201650750242" calcext:value-type="float">
            <text:p>0.557201650750242</text:p>
          </table:table-cell>
          <table:table-cell office:value-type="float" office:value="0.553161330042124" calcext:value-type="float">
            <text:p>0.553161330042124</text:p>
          </table:table-cell>
          <table:table-cell office:value-type="float" office:value="0.561611387820784" calcext:value-type="float">
            <text:p>0.561611387820784</text:p>
          </table:table-cell>
          <table:table-cell office:value-type="float" office:value="0.584161313310127" calcext:value-type="float">
            <text:p>0.584161313310127</text:p>
          </table:table-cell>
          <table:table-cell office:value-type="float" office:value="0.578058448491755" calcext:value-type="float">
            <text:p>0.578058448491755</text:p>
          </table:table-cell>
          <table:table-cell office:value-type="float" office:value="0.564292090493109" calcext:value-type="float">
            <text:p>0.564292090493109</text:p>
          </table:table-cell>
          <table:table-cell office:value-type="float" office:value="0.561631014865321" calcext:value-type="float">
            <text:p>0.561631014865321</text:p>
          </table:table-cell>
          <table:table-cell office:value-type="float" office:value="0.561152128818769" calcext:value-type="float">
            <text:p>0.561152128818769</text:p>
          </table:table-cell>
          <table:table-cell office:value-type="float" office:value="0.566704901940908" calcext:value-type="float">
            <text:p>0.566704901940908</text:p>
          </table:table-cell>
          <table:table-cell office:value-type="float" office:value="0.568573018418763" calcext:value-type="float">
            <text:p>0.568573018418763</text:p>
          </table:table-cell>
          <table:table-cell office:value-type="float" office:value="0.567166182535483" calcext:value-type="float">
            <text:p>0.567166182535483</text:p>
          </table:table-cell>
          <table:table-cell office:value-type="float" office:value="0.569238617764719" calcext:value-type="float">
            <text:p>0.569238617764719</text:p>
          </table:table-cell>
          <table:table-cell office:value-type="float" office:value="0.567971099689896" calcext:value-type="float">
            <text:p>0.567971099689896</text:p>
          </table:table-cell>
          <table:table-cell office:value-type="float" office:value="0.567592972787715" calcext:value-type="float">
            <text:p>0.567592972787715</text:p>
          </table:table-cell>
          <table:table-cell office:value-type="float" office:value="0.566869513490384" calcext:value-type="float">
            <text:p>0.566869513490384</text:p>
          </table:table-cell>
          <table:table-cell office:value-type="float" office:value="0.568103653262792" calcext:value-type="float">
            <text:p>0.568103653262792</text:p>
          </table:table-cell>
          <table:table-cell office:value-type="float" office:value="0.56902478007114" calcext:value-type="float">
            <text:p>0.56902478007114</text:p>
          </table:table-cell>
          <table:table-cell office:value-type="float" office:value="0.569013316639364" calcext:value-type="float">
            <text:p>0.569013316639364</text:p>
          </table:table-cell>
          <table:table-cell office:value-type="float" office:value="0.568605251760048" calcext:value-type="float">
            <text:p>0.568605251760048</text:p>
          </table:table-cell>
          <table:table-cell office:value-type="float" office:value="0.568349797944632" calcext:value-type="float">
            <text:p>0.568349797944632</text:p>
          </table:table-cell>
          <table:table-cell office:value-type="float" office:value="0.567993921828748" calcext:value-type="float">
            <text:p>0.567993921828748</text:p>
          </table:table-cell>
          <table:table-cell office:value-type="float" office:value="0.567623474975087" calcext:value-type="float">
            <text:p>0.567623474975087</text:p>
          </table:table-cell>
          <table:table-cell office:value-type="float" office:value="0.568211823521604" calcext:value-type="float">
            <text:p>0.568211823521604</text:p>
          </table:table-cell>
          <table:table-cell office:value-type="float" office:value="0.568158446789772" calcext:value-type="float">
            <text:p>0.568158446789772</text:p>
          </table:table-cell>
          <table:table-cell office:value-type="float" office:value="0.567979882261209" calcext:value-type="float">
            <text:p>0.567979882261209</text:p>
          </table:table-cell>
          <table:table-cell office:value-type="float" office:value="0.568331681214128" calcext:value-type="float">
            <text:p>0.568331681214128</text:p>
          </table:table-cell>
          <table:table-cell office:value-type="float" office:value="0.567415547081192" calcext:value-type="float">
            <text:p>0.567415547081192</text:p>
          </table:table-cell>
          <table:table-cell office:value-type="float" office:value="0.570145893749794" calcext:value-type="float">
            <text:p>0.570145893749794</text:p>
          </table:table-cell>
          <table:table-cell office:value-type="float" office:value="0.570286781675116" calcext:value-type="float">
            <text:p>0.570286781675116</text:p>
          </table:table-cell>
          <table:table-cell office:value-type="float" office:value="0.569679132916536" calcext:value-type="float">
            <text:p>0.569679132916536</text:p>
          </table:table-cell>
          <table:table-cell office:value-type="float" office:value="0.568522851780102" calcext:value-type="float">
            <text:p>0.568522851780102</text:p>
          </table:table-cell>
          <table:table-cell office:value-type="float" office:value="0.56881976446277" calcext:value-type="float">
            <text:p>0.56881976446277</text:p>
          </table:table-cell>
          <table:table-cell office:value-type="float" office:value="0.568939445816414" calcext:value-type="float">
            <text:p>0.568939445816414</text:p>
          </table:table-cell>
          <table:table-cell office:value-type="float" office:value="0.568798733357457" calcext:value-type="float">
            <text:p>0.568798733357457</text:p>
          </table:table-cell>
          <table:table-cell office:value-type="float" office:value="0.567999797156723" calcext:value-type="float">
            <text:p>0.567999797156723</text:p>
          </table:table-cell>
          <table:table-cell office:value-type="float" office:value="0.567788756130727" calcext:value-type="float">
            <text:p>0.567788756130727</text:p>
          </table:table-cell>
          <table:table-cell office:value-type="float" office:value="0.568738006651301" calcext:value-type="float">
            <text:p>0.568738006651301</text:p>
          </table:table-cell>
          <table:table-cell office:value-type="float" office:value="0.566835689249578" calcext:value-type="float">
            <text:p>0.566835689249578</text:p>
          </table:table-cell>
          <table:table-cell office:value-type="float" office:value="0.567665592178978" calcext:value-type="float">
            <text:p>0.567665592178978</text:p>
          </table:table-cell>
          <table:table-cell office:value-type="float" office:value="0.567685283727568" calcext:value-type="float">
            <text:p>0.567685283727568</text:p>
          </table:table-cell>
          <table:table-cell office:value-type="float" office:value="0.568576931071188" calcext:value-type="float">
            <text:p>0.568576931071188</text:p>
          </table:table-cell>
          <table:table-cell office:value-type="float" office:value="0.568076193744862" calcext:value-type="float">
            <text:p>0.568076193744862</text:p>
          </table:table-cell>
          <table:table-cell office:value-type="float" office:value="0.567097506798193" calcext:value-type="float">
            <text:p>0.567097506798193</text:p>
          </table:table-cell>
          <table:table-cell office:value-type="float" office:value="0.567674818523823" calcext:value-type="float">
            <text:p>0.567674818523823</text:p>
          </table:table-cell>
          <table:table-cell office:value-type="float" office:value="0.5684518508867" calcext:value-type="float">
            <text:p>0.5684518508867</text:p>
          </table:table-cell>
          <table:table-cell office:value-type="float" office:value="0.568303175601282" calcext:value-type="float">
            <text:p>0.568303175601282</text:p>
          </table:table-cell>
          <table:table-cell office:value-type="float" office:value="0.568457883851048" calcext:value-type="float">
            <text:p>0.568457883851048</text:p>
          </table:table-cell>
          <table:table-cell office:value-type="float" office:value="0.568416603534004" calcext:value-type="float">
            <text:p>0.568416603534004</text:p>
          </table:table-cell>
          <table:table-cell office:value-type="float" office:value="0.567681596911548" calcext:value-type="float">
            <text:p>0.567681596911548</text:p>
          </table:table-cell>
          <table:table-cell office:value-type="float" office:value="0.567723137138558" calcext:value-type="float">
            <text:p>0.567723137138558</text:p>
          </table:table-cell>
          <table:table-cell office:value-type="float" office:value="0.567580303540016" calcext:value-type="float">
            <text:p>0.567580303540016</text:p>
          </table:table-cell>
          <table:table-cell office:value-type="float" office:value="0.568036674198941" calcext:value-type="float">
            <text:p>0.568036674198941</text:p>
          </table:table-cell>
          <table:table-cell office:value-type="float" office:value="0.568106541198248" calcext:value-type="float">
            <text:p>0.568106541198248</text:p>
          </table:table-cell>
          <table:table-cell office:value-type="float" office:value="0.567313039730217" calcext:value-type="float">
            <text:p>0.567313039730217</text:p>
          </table:table-cell>
          <table:table-cell office:value-type="float" office:value="0.567972132539641" calcext:value-type="float">
            <text:p>0.567972132539641</text:p>
          </table:table-cell>
          <table:table-cell office:value-type="float" office:value="0.567625930440602" calcext:value-type="float">
            <text:p>0.567625930440602</text:p>
          </table:table-cell>
          <table:table-cell office:value-type="float" office:value="0.567069491303099" calcext:value-type="float">
            <text:p>0.567069491303099</text:p>
          </table:table-cell>
          <table:table-cell office:value-type="float" office:value="0.568442799278106" calcext:value-type="float">
            <text:p>0.568442799278106</text:p>
          </table:table-cell>
          <table:table-cell office:value-type="float" office:value="0.568432951048869" calcext:value-type="float">
            <text:p>0.568432951048869</text:p>
          </table:table-cell>
          <table:table-cell office:value-type="float" office:value="0.566988353823906" calcext:value-type="float">
            <text:p>0.566988353823906</text:p>
          </table:table-cell>
          <table:table-cell office:value-type="float" office:value="0.56774962501858" calcext:value-type="float">
            <text:p>0.56774962501858</text:p>
          </table:table-cell>
          <table:table-cell office:value-type="float" office:value="0.567976894193828" calcext:value-type="float">
            <text:p>0.567976894193828</text:p>
          </table:table-cell>
          <table:table-cell office:value-type="float" office:value="0.568366089035961" calcext:value-type="float">
            <text:p>0.568366089035961</text:p>
          </table:table-cell>
          <table:table-cell office:value-type="float" office:value="0.568035497069329" calcext:value-type="float">
            <text:p>0.568035497069329</text:p>
          </table:table-cell>
          <table:table-cell office:value-type="float" office:value="0.568136940954342" calcext:value-type="float">
            <text:p>0.568136940954342</text:p>
          </table:table-cell>
          <table:table-cell office:value-type="float" office:value="0.567091473492833" calcext:value-type="float">
            <text:p>0.567091473492833</text:p>
          </table:table-cell>
          <table:table-cell office:value-type="float" office:value="0.567916685795972" calcext:value-type="float">
            <text:p>0.567916685795972</text:p>
          </table:table-cell>
          <table:table-cell office:value-type="float" office:value="0.567615055056968" calcext:value-type="float">
            <text:p>0.567615055056968</text:p>
          </table:table-cell>
          <table:table-cell office:value-type="float" office:value="0.566353609368435" calcext:value-type="float">
            <text:p>0.566353609368435</text:p>
          </table:table-cell>
          <table:table-cell office:value-type="float" office:value="0.568228683521141" calcext:value-type="float">
            <text:p>0.568228683521141</text:p>
          </table:table-cell>
          <table:table-cell office:value-type="float" office:value="0.567727150645766" calcext:value-type="float">
            <text:p>0.567727150645766</text:p>
          </table:table-cell>
          <table:table-cell office:value-type="float" office:value="0.567886268459454" calcext:value-type="float">
            <text:p>0.567886268459454</text:p>
          </table:table-cell>
          <table:table-cell office:value-type="float" office:value="0.567550528759417" calcext:value-type="float">
            <text:p>0.567550528759417</text:p>
          </table:table-cell>
          <table:table-cell office:value-type="float" office:value="0.567612772655298" calcext:value-type="float">
            <text:p>0.567612772655298</text:p>
          </table:table-cell>
          <table:table-cell office:value-type="float" office:value="0.567436903414047" calcext:value-type="float">
            <text:p>0.567436903414047</text:p>
          </table:table-cell>
          <table:table-cell office:value-type="float" office:value="0.568267857069006" calcext:value-type="float">
            <text:p>0.568267857069006</text:p>
          </table:table-cell>
          <table:table-cell office:value-type="float" office:value="0.5679711183084" calcext:value-type="float">
            <text:p>0.5679711183084</text:p>
          </table:table-cell>
          <table:table-cell office:value-type="float" office:value="0.568537644910371" calcext:value-type="float">
            <text:p>0.568537644910371</text:p>
          </table:table-cell>
          <table:table-cell office:value-type="float" office:value="0.568000120733878" calcext:value-type="float">
            <text:p>0.568000120733878</text:p>
          </table:table-cell>
          <table:table-cell office:value-type="float" office:value="0.567688606549131" calcext:value-type="float">
            <text:p>0.567688606549131</text:p>
          </table:table-cell>
          <table:table-cell office:value-type="float" office:value="0.567233784461863" calcext:value-type="float">
            <text:p>0.567233784461863</text:p>
          </table:table-cell>
          <table:table-cell office:value-type="float" office:value="0.566972988722784" calcext:value-type="float">
            <text:p>0.566972988722784</text:p>
          </table:table-cell>
          <table:table-cell office:value-type="float" office:value="0.567892135626231" calcext:value-type="float">
            <text:p>0.567892135626231</text:p>
          </table:table-cell>
          <table:table-cell office:value-type="float" office:value="0.567984513951535" calcext:value-type="float">
            <text:p>0.567984513951535</text:p>
          </table:table-cell>
          <table:table-cell office:value-type="float" office:value="0.567501376921943" calcext:value-type="float">
            <text:p>0.567501376921943</text:p>
          </table:table-cell>
          <table:table-cell office:value-type="float" office:value="0.568316107076774" calcext:value-type="float">
            <text:p>0.568316107076774</text:p>
          </table:table-cell>
          <table:table-cell office:value-type="float" office:value="0.567638309195882" calcext:value-type="float">
            <text:p>0.567638309195882</text:p>
          </table:table-cell>
          <table:table-cell office:value-type="float" office:value="0.568030177423364" calcext:value-type="float">
            <text:p>0.568030177423364</text:p>
          </table:table-cell>
          <table:table-cell office:value-type="float" office:value="0.566594401107127" calcext:value-type="float">
            <text:p>0.566594401107127</text:p>
          </table:table-cell>
          <table:table-cell office:value-type="float" office:value="0.56797111931716" calcext:value-type="float">
            <text:p>0.56797111931716</text:p>
          </table:table-cell>
          <table:table-cell office:value-type="float" office:value="0.568021247190234" calcext:value-type="float">
            <text:p>0.568021247190234</text:p>
          </table:table-cell>
          <table:table-cell office:value-type="float" office:value="0.568119746939821" calcext:value-type="float">
            <text:p>0.568119746939821</text:p>
          </table:table-cell>
          <table:table-cell office:value-type="float" office:value="0.567754439506866" calcext:value-type="float">
            <text:p>0.567754439506866</text:p>
          </table:table-cell>
          <table:table-cell office:value-type="float" office:value="0.567924854701022" calcext:value-type="float">
            <text:p>0.567924854701022</text:p>
          </table:table-cell>
          <table:table-cell office:value-type="float" office:value="0.568145098899272" calcext:value-type="float">
            <text:p>0.568145098899272</text:p>
          </table:table-cell>
          <table:table-cell office:value-type="float" office:value="0.567469137176475" calcext:value-type="float">
            <text:p>0.567469137176475</text:p>
          </table:table-cell>
          <table:table-cell office:value-type="float" office:value="0.567829404086662" calcext:value-type="float">
            <text:p>0.567829404086662</text:p>
          </table:table-cell>
          <table:table-cell office:value-type="float" office:value="0.56758996102767" calcext:value-type="float">
            <text:p>0.56758996102767</text:p>
          </table:table-cell>
          <table:table-cell office:value-type="float" office:value="0.567233056726772" calcext:value-type="float">
            <text:p>0.567233056726772</text:p>
          </table:table-cell>
          <table:table-cell office:value-type="float" office:value="0.567484129261286" calcext:value-type="float">
            <text:p>0.567484129261286</text:p>
          </table:table-cell>
          <table:table-cell office:value-type="float" office:value="0.567958047473984" calcext:value-type="float">
            <text:p>0.567958047473984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9357020693337" calcext:value-type="float">
            <text:p>-0.209357020693337</text:p>
          </table:table-cell>
          <table:table-cell office:value-type="float" office:value="-0.209039259063265" calcext:value-type="float">
            <text:p>-0.209039259063265</text:p>
          </table:table-cell>
          <table:table-cell office:value-type="float" office:value="-0.208946528004614" calcext:value-type="float">
            <text:p>-0.208946528004614</text:p>
          </table:table-cell>
          <table:table-cell office:value-type="float" office:value="-0.208810522136198" calcext:value-type="float">
            <text:p>-0.208810522136198</text:p>
          </table:table-cell>
          <table:table-cell office:value-type="float" office:value="-0.208704443537741" calcext:value-type="float">
            <text:p>-0.208704443537741</text:p>
          </table:table-cell>
          <table:table-cell office:value-type="float" office:value="-0.208977394831371" calcext:value-type="float">
            <text:p>-0.208977394831371</text:p>
          </table:table-cell>
          <table:table-cell office:value-type="float" office:value="-0.209028044099849" calcext:value-type="float">
            <text:p>-0.209028044099849</text:p>
          </table:table-cell>
          <table:table-cell office:value-type="float" office:value="-0.208787946968583" calcext:value-type="float">
            <text:p>-0.208787946968583</text:p>
          </table:table-cell>
          <table:table-cell office:value-type="float" office:value="-0.208985595495152" calcext:value-type="float">
            <text:p>-0.208985595495152</text:p>
          </table:table-cell>
          <table:table-cell office:value-type="float" office:value="-0.209053501804441" calcext:value-type="float">
            <text:p>-0.209053501804441</text:p>
          </table:table-cell>
          <table:table-cell office:value-type="float" office:value="-0.209290933979042" calcext:value-type="float">
            <text:p>-0.209290933979042</text:p>
          </table:table-cell>
          <table:table-cell office:value-type="float" office:value="-0.20887649715059" calcext:value-type="float">
            <text:p>-0.20887649715059</text:p>
          </table:table-cell>
          <table:table-cell office:value-type="float" office:value="-0.209099053947621" calcext:value-type="float">
            <text:p>-0.209099053947621</text:p>
          </table:table-cell>
          <table:table-cell office:value-type="float" office:value="-0.209166510195148" calcext:value-type="float">
            <text:p>-0.209166510195148</text:p>
          </table:table-cell>
          <table:table-cell office:value-type="float" office:value="-0.208877541449953" calcext:value-type="float">
            <text:p>-0.208877541449953</text:p>
          </table:table-cell>
          <table:table-cell office:value-type="float" office:value="-0.208933720033635" calcext:value-type="float">
            <text:p>-0.208933720033635</text:p>
          </table:table-cell>
          <table:table-cell office:value-type="float" office:value="-0.209086918249455" calcext:value-type="float">
            <text:p>-0.209086918249455</text:p>
          </table:table-cell>
          <table:table-cell office:value-type="float" office:value="-0.209080737940693" calcext:value-type="float">
            <text:p>-0.209080737940693</text:p>
          </table:table-cell>
          <table:table-cell office:value-type="float" office:value="-0.209135516419564" calcext:value-type="float">
            <text:p>-0.209135516419564</text:p>
          </table:table-cell>
          <table:table-cell office:value-type="float" office:value="-0.209031341709438" calcext:value-type="float">
            <text:p>-0.209031341709438</text:p>
          </table:table-cell>
          <table:table-cell office:value-type="float" office:value="-0.20899074093326" calcext:value-type="float">
            <text:p>-0.20899074093326</text:p>
          </table:table-cell>
          <table:table-cell office:value-type="float" office:value="-0.208797229780759" calcext:value-type="float">
            <text:p>-0.208797229780759</text:p>
          </table:table-cell>
          <table:table-cell office:value-type="float" office:value="-0.209328335591336" calcext:value-type="float">
            <text:p>-0.209328335591336</text:p>
          </table:table-cell>
          <table:table-cell office:value-type="float" office:value="-0.21043362711887" calcext:value-type="float">
            <text:p>-0.21043362711887</text:p>
          </table:table-cell>
          <table:table-cell office:value-type="float" office:value="-0.21122827819219" calcext:value-type="float">
            <text:p>-0.21122827819219</text:p>
          </table:table-cell>
          <table:table-cell office:value-type="float" office:value="-0.210951775357906" calcext:value-type="float">
            <text:p>-0.210951775357906</text:p>
          </table:table-cell>
          <table:table-cell office:value-type="float" office:value="-0.208482712142832" calcext:value-type="float">
            <text:p>-0.208482712142832</text:p>
          </table:table-cell>
          <table:table-cell office:value-type="float" office:value="-0.206718752138575" calcext:value-type="float">
            <text:p>-0.206718752138575</text:p>
          </table:table-cell>
          <table:table-cell office:value-type="float" office:value="-0.207240477040845" calcext:value-type="float">
            <text:p>-0.207240477040845</text:p>
          </table:table-cell>
          <table:table-cell office:value-type="float" office:value="-0.209933827640274" calcext:value-type="float">
            <text:p>-0.209933827640274</text:p>
          </table:table-cell>
          <table:table-cell office:value-type="float" office:value="-0.210185735670557" calcext:value-type="float">
            <text:p>-0.210185735670557</text:p>
          </table:table-cell>
          <table:table-cell office:value-type="float" office:value="-0.237445521563055" calcext:value-type="float">
            <text:p>-0.237445521563055</text:p>
          </table:table-cell>
          <table:table-cell office:value-type="float" office:value="-0.240667388315069" calcext:value-type="float">
            <text:p>-0.240667388315069</text:p>
          </table:table-cell>
          <table:table-cell office:value-type="float" office:value="-0.245519139110374" calcext:value-type="float">
            <text:p>-0.245519139110374</text:p>
          </table:table-cell>
          <table:table-cell office:value-type="float" office:value="-0.238452693147215" calcext:value-type="float">
            <text:p>-0.238452693147215</text:p>
          </table:table-cell>
          <table:table-cell office:value-type="float" office:value="-0.235763006804327" calcext:value-type="float">
            <text:p>-0.235763006804327</text:p>
          </table:table-cell>
          <table:table-cell office:value-type="float" office:value="-0.235864517019492" calcext:value-type="float">
            <text:p>-0.235864517019492</text:p>
          </table:table-cell>
          <table:table-cell office:value-type="float" office:value="-0.236867651489272" calcext:value-type="float">
            <text:p>-0.236867651489272</text:p>
          </table:table-cell>
          <table:table-cell office:value-type="float" office:value="-0.240458437738533" calcext:value-type="float">
            <text:p>-0.240458437738533</text:p>
          </table:table-cell>
          <table:table-cell office:value-type="float" office:value="-0.239175034802356" calcext:value-type="float">
            <text:p>-0.239175034802356</text:p>
          </table:table-cell>
          <table:table-cell office:value-type="float" office:value="-0.239825644072402" calcext:value-type="float">
            <text:p>-0.239825644072402</text:p>
          </table:table-cell>
          <table:table-cell office:value-type="float" office:value="-0.244420788879605" calcext:value-type="float">
            <text:p>-0.244420788879605</text:p>
          </table:table-cell>
          <table:table-cell office:value-type="float" office:value="-0.243599596007406" calcext:value-type="float">
            <text:p>-0.243599596007406</text:p>
          </table:table-cell>
          <table:table-cell office:value-type="float" office:value="-0.241529315625175" calcext:value-type="float">
            <text:p>-0.241529315625175</text:p>
          </table:table-cell>
          <table:table-cell office:value-type="float" office:value="-0.237210442065335" calcext:value-type="float">
            <text:p>-0.237210442065335</text:p>
          </table:table-cell>
          <table:table-cell office:value-type="float" office:value="-0.236547902299611" calcext:value-type="float">
            <text:p>-0.236547902299611</text:p>
          </table:table-cell>
          <table:table-cell office:value-type="float" office:value="-0.230070293186179" calcext:value-type="float">
            <text:p>-0.230070293186179</text:p>
          </table:table-cell>
          <table:table-cell office:value-type="float" office:value="-0.229533355392636" calcext:value-type="float">
            <text:p>-0.229533355392636</text:p>
          </table:table-cell>
          <table:table-cell office:value-type="float" office:value="-0.22867378020901" calcext:value-type="float">
            <text:p>-0.22867378020901</text:p>
          </table:table-cell>
          <table:table-cell office:value-type="float" office:value="-0.228895810104678" calcext:value-type="float">
            <text:p>-0.228895810104678</text:p>
          </table:table-cell>
          <table:table-cell office:value-type="float" office:value="-0.228200519836151" calcext:value-type="float">
            <text:p>-0.228200519836151</text:p>
          </table:table-cell>
          <table:table-cell office:value-type="float" office:value="-0.226642567443962" calcext:value-type="float">
            <text:p>-0.226642567443962</text:p>
          </table:table-cell>
          <table:table-cell office:value-type="float" office:value="-0.22634381250196" calcext:value-type="float">
            <text:p>-0.22634381250196</text:p>
          </table:table-cell>
          <table:table-cell office:value-type="float" office:value="-0.229327221413441" calcext:value-type="float">
            <text:p>-0.229327221413441</text:p>
          </table:table-cell>
          <table:table-cell office:value-type="float" office:value="-0.205730663735612" calcext:value-type="float">
            <text:p>-0.205730663735612</text:p>
          </table:table-cell>
          <table:table-cell office:value-type="float" office:value="-0.206931159632811" calcext:value-type="float">
            <text:p>-0.206931159632811</text:p>
          </table:table-cell>
          <table:table-cell office:value-type="float" office:value="-0.209947337003714" calcext:value-type="float">
            <text:p>-0.209947337003714</text:p>
          </table:table-cell>
          <table:table-cell office:value-type="float" office:value="-0.211210174966124" calcext:value-type="float">
            <text:p>-0.211210174966124</text:p>
          </table:table-cell>
          <table:table-cell office:value-type="float" office:value="-0.208565965707141" calcext:value-type="float">
            <text:p>-0.208565965707141</text:p>
          </table:table-cell>
          <table:table-cell office:value-type="float" office:value="-0.20930825478567" calcext:value-type="float">
            <text:p>-0.20930825478567</text:p>
          </table:table-cell>
          <table:table-cell office:value-type="float" office:value="-0.208669870581941" calcext:value-type="float">
            <text:p>-0.208669870581941</text:p>
          </table:table-cell>
          <table:table-cell office:value-type="float" office:value="-0.207966291464792" calcext:value-type="float">
            <text:p>-0.207966291464792</text:p>
          </table:table-cell>
          <table:table-cell office:value-type="float" office:value="-0.20724933046461" calcext:value-type="float">
            <text:p>-0.20724933046461</text:p>
          </table:table-cell>
          <table:table-cell office:value-type="float" office:value="-0.211025392932578" calcext:value-type="float">
            <text:p>-0.211025392932578</text:p>
          </table:table-cell>
          <table:table-cell office:value-type="float" office:value="-0.210809566629983" calcext:value-type="float">
            <text:p>-0.210809566629983</text:p>
          </table:table-cell>
          <table:table-cell office:value-type="float" office:value="-0.211258615585114" calcext:value-type="float">
            <text:p>-0.211258615585114</text:p>
          </table:table-cell>
          <table:table-cell office:value-type="float" office:value="-0.211930758154301" calcext:value-type="float">
            <text:p>-0.211930758154301</text:p>
          </table:table-cell>
          <table:table-cell office:value-type="float" office:value="-0.212420311479502" calcext:value-type="float">
            <text:p>-0.212420311479502</text:p>
          </table:table-cell>
          <table:table-cell office:value-type="float" office:value="-0.212081569319223" calcext:value-type="float">
            <text:p>-0.212081569319223</text:p>
          </table:table-cell>
          <table:table-cell office:value-type="float" office:value="-0.211836119283011" calcext:value-type="float">
            <text:p>-0.211836119283011</text:p>
          </table:table-cell>
          <table:table-cell office:value-type="float" office:value="-0.207742179547687" calcext:value-type="float">
            <text:p>-0.207742179547687</text:p>
          </table:table-cell>
          <table:table-cell office:value-type="float" office:value="-0.210535173027767" calcext:value-type="float">
            <text:p>-0.210535173027767</text:p>
          </table:table-cell>
          <table:table-cell office:value-type="float" office:value="-0.211074607110741" calcext:value-type="float">
            <text:p>-0.211074607110741</text:p>
          </table:table-cell>
          <table:table-cell office:value-type="float" office:value="-0.213582228758748" calcext:value-type="float">
            <text:p>-0.213582228758748</text:p>
          </table:table-cell>
          <table:table-cell office:value-type="float" office:value="-0.2247547575006" calcext:value-type="float">
            <text:p>-0.2247547575006</text:p>
          </table:table-cell>
          <table:table-cell office:value-type="float" office:value="-0.243451449243505" calcext:value-type="float">
            <text:p>-0.243451449243505</text:p>
          </table:table-cell>
          <table:table-cell office:value-type="float" office:value="-0.232493024401623" calcext:value-type="float">
            <text:p>-0.232493024401623</text:p>
          </table:table-cell>
          <table:table-cell office:value-type="float" office:value="-0.22913273047087" calcext:value-type="float">
            <text:p>-0.22913273047087</text:p>
          </table:table-cell>
          <table:table-cell office:value-type="float" office:value="-0.234342425735483" calcext:value-type="float">
            <text:p>-0.234342425735483</text:p>
          </table:table-cell>
          <table:table-cell office:value-type="float" office:value="-0.236345318999254" calcext:value-type="float">
            <text:p>-0.236345318999254</text:p>
          </table:table-cell>
          <table:table-cell office:value-type="float" office:value="-0.238180351444508" calcext:value-type="float">
            <text:p>-0.238180351444508</text:p>
          </table:table-cell>
          <table:table-cell office:value-type="float" office:value="-0.241132868673718" calcext:value-type="float">
            <text:p>-0.241132868673718</text:p>
          </table:table-cell>
          <table:table-cell office:value-type="float" office:value="-0.243481356018016" calcext:value-type="float">
            <text:p>-0.243481356018016</text:p>
          </table:table-cell>
          <table:table-cell office:value-type="float" office:value="-0.234606326827842" calcext:value-type="float">
            <text:p>-0.234606326827842</text:p>
          </table:table-cell>
          <table:table-cell office:value-type="float" office:value="-0.234160600219742" calcext:value-type="float">
            <text:p>-0.234160600219742</text:p>
          </table:table-cell>
          <table:table-cell office:value-type="float" office:value="-0.22303431405594" calcext:value-type="float">
            <text:p>-0.22303431405594</text:p>
          </table:table-cell>
          <table:table-cell office:value-type="float" office:value="-0.220266169063476" calcext:value-type="float">
            <text:p>-0.220266169063476</text:p>
          </table:table-cell>
          <table:table-cell office:value-type="float" office:value="-0.22151852015861" calcext:value-type="float">
            <text:p>-0.22151852015861</text:p>
          </table:table-cell>
          <table:table-cell office:value-type="float" office:value="-0.219944504993792" calcext:value-type="float">
            <text:p>-0.219944504993792</text:p>
          </table:table-cell>
          <table:table-cell office:value-type="float" office:value="-0.220958655456992" calcext:value-type="float">
            <text:p>-0.220958655456992</text:p>
          </table:table-cell>
          <table:table-cell office:value-type="float" office:value="-0.221711922949817" calcext:value-type="float">
            <text:p>-0.221711922949817</text:p>
          </table:table-cell>
          <table:table-cell office:value-type="float" office:value="-0.220386331497759" calcext:value-type="float">
            <text:p>-0.220386331497759</text:p>
          </table:table-cell>
          <table:table-cell office:value-type="float" office:value="-0.220093881577242" calcext:value-type="float">
            <text:p>-0.220093881577242</text:p>
          </table:table-cell>
          <table:table-cell office:value-type="float" office:value="-0.219456415628922" calcext:value-type="float">
            <text:p>-0.219456415628922</text:p>
          </table:table-cell>
          <table:table-cell office:value-type="float" office:value="-0.219043274650264" calcext:value-type="float">
            <text:p>-0.219043274650264</text:p>
          </table:table-cell>
          <table:table-cell office:value-type="float" office:value="-0.216046581213605" calcext:value-type="float">
            <text:p>-0.216046581213605</text:p>
          </table:table-cell>
          <table:table-cell office:value-type="float" office:value="-0.218332946078854" calcext:value-type="float">
            <text:p>-0.218332946078854</text:p>
          </table:table-cell>
          <table:table-cell office:value-type="float" office:value="-0.219801822601563" calcext:value-type="float">
            <text:p>-0.219801822601563</text:p>
          </table:table-cell>
          <table:table-cell office:value-type="float" office:value="-0.211165045320427" calcext:value-type="float">
            <text:p>-0.211165045320427</text:p>
          </table:table-cell>
          <table:table-cell office:value-type="float" office:value="-0.211838128415688" calcext:value-type="float">
            <text:p>-0.211838128415688</text:p>
          </table:table-cell>
          <table:table-cell office:value-type="float" office:value="-0.208886302680183" calcext:value-type="float">
            <text:p>-0.208886302680183</text:p>
          </table:table-cell>
          <table:table-cell office:value-type="float" office:value="-0.209209135281364" calcext:value-type="float">
            <text:p>-0.209209135281364</text:p>
          </table:table-cell>
          <table:table-cell office:value-type="float" office:value="-0.207632423881531" calcext:value-type="float">
            <text:p>-0.207632423881531</text:p>
          </table:table-cell>
          <table:table-cell office:value-type="float" office:value="-0.208656869015859" calcext:value-type="float">
            <text:p>-0.208656869015859</text:p>
          </table:table-cell>
          <table:table-cell office:value-type="float" office:value="-0.207992152315469" calcext:value-type="float">
            <text:p>-0.207992152315469</text:p>
          </table:table-cell>
          <table:table-cell office:value-type="float" office:value="-0.207814647642259" calcext:value-type="float">
            <text:p>-0.207814647642259</text:p>
          </table:table-cell>
          <table:table-cell office:value-type="float" office:value="-0.205031531942649" calcext:value-type="float">
            <text:p>-0.205031531942649</text:p>
          </table:table-cell>
          <table:table-cell office:value-type="float" office:value="-0.205488452622178" calcext:value-type="float">
            <text:p>-0.205488452622178</text:p>
          </table:table-cell>
          <table:table-cell office:value-type="float" office:value="-0.209808578838426" calcext:value-type="float">
            <text:p>-0.209808578838426</text:p>
          </table:table-cell>
          <table:table-cell office:value-type="float" office:value="-0.216179352595569" calcext:value-type="float">
            <text:p>-0.216179352595569</text:p>
          </table:table-cell>
          <table:table-cell office:value-type="float" office:value="-0.226999062182338" calcext:value-type="float">
            <text:p>-0.226999062182338</text:p>
          </table:table-cell>
          <table:table-cell office:value-type="float" office:value="-0.234775340753289" calcext:value-type="float">
            <text:p>-0.234775340753289</text:p>
          </table:table-cell>
          <table:table-cell office:value-type="float" office:value="-0.233179905007375" calcext:value-type="float">
            <text:p>-0.233179905007375</text:p>
          </table:table-cell>
          <table:table-cell office:value-type="float" office:value="-0.233494866193441" calcext:value-type="float">
            <text:p>-0.233494866193441</text:p>
          </table:table-cell>
          <table:table-cell office:value-type="float" office:value="-0.233986949612792" calcext:value-type="float">
            <text:p>-0.233986949612792</text:p>
          </table:table-cell>
          <table:table-cell office:value-type="float" office:value="-0.237760840977602" calcext:value-type="float">
            <text:p>-0.237760840977602</text:p>
          </table:table-cell>
          <table:table-cell office:value-type="float" office:value="-0.242592020610209" calcext:value-type="float">
            <text:p>-0.242592020610209</text:p>
          </table:table-cell>
          <table:table-cell office:value-type="float" office:value="-0.24071366906276" calcext:value-type="float">
            <text:p>-0.24071366906276</text:p>
          </table:table-cell>
          <table:table-cell office:value-type="float" office:value="-0.234578578537815" calcext:value-type="float">
            <text:p>-0.234578578537815</text:p>
          </table:table-cell>
          <table:table-cell office:value-type="float" office:value="-0.230442837206711" calcext:value-type="float">
            <text:p>-0.230442837206711</text:p>
          </table:table-cell>
          <table:table-cell office:value-type="float" office:value="-0.210781194649602" calcext:value-type="float">
            <text:p>-0.210781194649602</text:p>
          </table:table-cell>
          <table:table-cell office:value-type="float" office:value="-0.210732752884185" calcext:value-type="float">
            <text:p>-0.210732752884185</text:p>
          </table:table-cell>
          <table:table-cell office:value-type="float" office:value="-0.212259412065141" calcext:value-type="float">
            <text:p>-0.212259412065141</text:p>
          </table:table-cell>
          <table:table-cell office:value-type="float" office:value="-0.212987130373403" calcext:value-type="float">
            <text:p>-0.212987130373403</text:p>
          </table:table-cell>
          <table:table-cell office:value-type="float" office:value="-0.213928490596352" calcext:value-type="float">
            <text:p>-0.213928490596352</text:p>
          </table:table-cell>
          <table:table-cell office:value-type="float" office:value="-0.210839576432336" calcext:value-type="float">
            <text:p>-0.210839576432336</text:p>
          </table:table-cell>
          <table:table-cell office:value-type="float" office:value="-0.208506508260444" calcext:value-type="float">
            <text:p>-0.208506508260444</text:p>
          </table:table-cell>
          <table:table-cell office:value-type="float" office:value="-0.20865337102017" calcext:value-type="float">
            <text:p>-0.20865337102017</text:p>
          </table:table-cell>
          <table:table-cell office:value-type="float" office:value="-0.210466191284962" calcext:value-type="float">
            <text:p>-0.210466191284962</text:p>
          </table:table-cell>
          <table:table-cell office:value-type="float" office:value="-0.213346520523044" calcext:value-type="float">
            <text:p>-0.213346520523044</text:p>
          </table:table-cell>
          <table:table-cell office:value-type="float" office:value="-0.212396817359276" calcext:value-type="float">
            <text:p>-0.212396817359276</text:p>
          </table:table-cell>
          <table:table-cell office:value-type="float" office:value="-0.21512845125565" calcext:value-type="float">
            <text:p>-0.21512845125565</text:p>
          </table:table-cell>
          <table:table-cell office:value-type="float" office:value="-0.205215945083964" calcext:value-type="float">
            <text:p>-0.205215945083964</text:p>
          </table:table-cell>
          <table:table-cell office:value-type="float" office:value="-0.205735318218216" calcext:value-type="float">
            <text:p>-0.205735318218216</text:p>
          </table:table-cell>
          <table:table-cell office:value-type="float" office:value="-0.206174530939151" calcext:value-type="float">
            <text:p>-0.206174530939151</text:p>
          </table:table-cell>
          <table:table-cell office:value-type="float" office:value="-0.205585452726626" calcext:value-type="float">
            <text:p>-0.205585452726626</text:p>
          </table:table-cell>
          <table:table-cell office:value-type="float" office:value="-0.205266391094641" calcext:value-type="float">
            <text:p>-0.205266391094641</text:p>
          </table:table-cell>
          <table:table-cell office:value-type="float" office:value="-0.206382270543483" calcext:value-type="float">
            <text:p>-0.206382270543483</text:p>
          </table:table-cell>
          <table:table-cell office:value-type="float" office:value="-0.205207678512968" calcext:value-type="float">
            <text:p>-0.205207678512968</text:p>
          </table:table-cell>
          <table:table-cell office:value-type="float" office:value="-0.203895796633772" calcext:value-type="float">
            <text:p>-0.203895796633772</text:p>
          </table:table-cell>
          <table:table-cell office:value-type="float" office:value="-0.200827181157966" calcext:value-type="float">
            <text:p>-0.200827181157966</text:p>
          </table:table-cell>
          <table:table-cell office:value-type="float" office:value="-0.199421696252469" calcext:value-type="float">
            <text:p>-0.199421696252469</text:p>
          </table:table-cell>
          <table:table-cell office:value-type="float" office:value="-0.214178277316442" calcext:value-type="float">
            <text:p>-0.214178277316442</text:p>
          </table:table-cell>
          <table:table-cell office:value-type="float" office:value="-0.223587178336944" calcext:value-type="float">
            <text:p>-0.223587178336944</text:p>
          </table:table-cell>
          <table:table-cell office:value-type="float" office:value="-0.231516448846139" calcext:value-type="float">
            <text:p>-0.231516448846139</text:p>
          </table:table-cell>
          <table:table-cell office:value-type="float" office:value="-0.234849707623093" calcext:value-type="float">
            <text:p>-0.234849707623093</text:p>
          </table:table-cell>
          <table:table-cell office:value-type="float" office:value="-0.228126306056833" calcext:value-type="float">
            <text:p>-0.228126306056833</text:p>
          </table:table-cell>
          <table:table-cell office:value-type="float" office:value="-0.229655086872581" calcext:value-type="float">
            <text:p>-0.229655086872581</text:p>
          </table:table-cell>
          <table:table-cell office:value-type="float" office:value="-0.249297213017737" calcext:value-type="float">
            <text:p>-0.249297213017737</text:p>
          </table:table-cell>
          <table:table-cell office:value-type="float" office:value="-0.240185716425781" calcext:value-type="float">
            <text:p>-0.240185716425781</text:p>
          </table:table-cell>
          <table:table-cell office:value-type="float" office:value="-0.212081761342063" calcext:value-type="float">
            <text:p>-0.212081761342063</text:p>
          </table:table-cell>
          <table:table-cell office:value-type="float" office:value="-0.210900157716861" calcext:value-type="float">
            <text:p>-0.210900157716861</text:p>
          </table:table-cell>
          <table:table-cell office:value-type="float" office:value="-0.208616904317861" calcext:value-type="float">
            <text:p>-0.208616904317861</text:p>
          </table:table-cell>
          <table:table-cell office:value-type="float" office:value="-0.209408982548378" calcext:value-type="float">
            <text:p>-0.209408982548378</text:p>
          </table:table-cell>
          <table:table-cell office:value-type="float" office:value="-0.20925015437793" calcext:value-type="float">
            <text:p>-0.20925015437793</text:p>
          </table:table-cell>
          <table:table-cell office:value-type="float" office:value="-0.210673577635975" calcext:value-type="float">
            <text:p>-0.210673577635975</text:p>
          </table:table-cell>
          <table:table-cell office:value-type="float" office:value="-0.212726676866428" calcext:value-type="float">
            <text:p>-0.212726676866428</text:p>
          </table:table-cell>
          <table:table-cell office:value-type="float" office:value="-0.211975936229252" calcext:value-type="float">
            <text:p>-0.211975936229252</text:p>
          </table:table-cell>
          <table:table-cell office:value-type="float" office:value="-0.21163435464557" calcext:value-type="float">
            <text:p>-0.21163435464557</text:p>
          </table:table-cell>
          <table:table-cell office:value-type="float" office:value="-0.21061407035308" calcext:value-type="float">
            <text:p>-0.21061407035308</text:p>
          </table:table-cell>
          <table:table-cell office:value-type="float" office:value="-0.209515091999396" calcext:value-type="float">
            <text:p>-0.209515091999396</text:p>
          </table:table-cell>
          <table:table-cell office:value-type="float" office:value="-0.206584434519955" calcext:value-type="float">
            <text:p>-0.206584434519955</text:p>
          </table:table-cell>
          <table:table-cell office:value-type="float" office:value="-0.212843997598004" calcext:value-type="float">
            <text:p>-0.212843997598004</text:p>
          </table:table-cell>
          <table:table-cell office:value-type="float" office:value="-0.211315442390604" calcext:value-type="float">
            <text:p>-0.211315442390604</text:p>
          </table:table-cell>
          <table:table-cell office:value-type="float" office:value="-0.207492246081396" calcext:value-type="float">
            <text:p>-0.207492246081396</text:p>
          </table:table-cell>
          <table:table-cell office:value-type="float" office:value="-0.204256130518009" calcext:value-type="float">
            <text:p>-0.204256130518009</text:p>
          </table:table-cell>
          <table:table-cell office:value-type="float" office:value="-0.204518472708408" calcext:value-type="float">
            <text:p>-0.204518472708408</text:p>
          </table:table-cell>
          <table:table-cell office:value-type="float" office:value="-0.205444222437844" calcext:value-type="float">
            <text:p>-0.205444222437844</text:p>
          </table:table-cell>
          <table:table-cell office:value-type="float" office:value="-0.204423881191951" calcext:value-type="float">
            <text:p>-0.204423881191951</text:p>
          </table:table-cell>
          <table:table-cell office:value-type="float" office:value="-0.205360335415369" calcext:value-type="float">
            <text:p>-0.205360335415369</text:p>
          </table:table-cell>
          <table:table-cell office:value-type="float" office:value="-0.206250072848319" calcext:value-type="float">
            <text:p>-0.206250072848319</text:p>
          </table:table-cell>
          <table:table-cell office:value-type="float" office:value="-0.20203981873564" calcext:value-type="float">
            <text:p>-0.20203981873564</text:p>
          </table:table-cell>
          <table:table-cell office:value-type="float" office:value="-0.200628021937618" calcext:value-type="float">
            <text:p>-0.200628021937618</text:p>
          </table:table-cell>
          <table:table-cell office:value-type="float" office:value="-0.211717426367221" calcext:value-type="float">
            <text:p>-0.211717426367221</text:p>
          </table:table-cell>
          <table:table-cell office:value-type="float" office:value="-0.22184464254089" calcext:value-type="float">
            <text:p>-0.22184464254089</text:p>
          </table:table-cell>
          <table:table-cell office:value-type="float" office:value="-0.231399141533608" calcext:value-type="float">
            <text:p>-0.231399141533608</text:p>
          </table:table-cell>
          <table:table-cell office:value-type="float" office:value="-0.235732796736152" calcext:value-type="float">
            <text:p>-0.235732796736152</text:p>
          </table:table-cell>
          <table:table-cell office:value-type="float" office:value="-0.239695352509819" calcext:value-type="float">
            <text:p>-0.239695352509819</text:p>
          </table:table-cell>
          <table:table-cell office:value-type="float" office:value="-0.237169862199579" calcext:value-type="float">
            <text:p>-0.237169862199579</text:p>
          </table:table-cell>
          <table:table-cell office:value-type="float" office:value="-0.230462747942264" calcext:value-type="float">
            <text:p>-0.230462747942264</text:p>
          </table:table-cell>
          <table:table-cell office:value-type="float" office:value="-0.230540392698549" calcext:value-type="float">
            <text:p>-0.230540392698549</text:p>
          </table:table-cell>
          <table:table-cell office:value-type="float" office:value="-0.232628897642378" calcext:value-type="float">
            <text:p>-0.232628897642378</text:p>
          </table:table-cell>
          <table:table-cell office:value-type="float" office:value="-0.234915830279816" calcext:value-type="float">
            <text:p>-0.234915830279816</text:p>
          </table:table-cell>
          <table:table-cell office:value-type="float" office:value="-0.23678671849421" calcext:value-type="float">
            <text:p>-0.23678671849421</text:p>
          </table:table-cell>
          <table:table-cell office:value-type="float" office:value="-0.240683083892125" calcext:value-type="float">
            <text:p>-0.240683083892125</text:p>
          </table:table-cell>
          <table:table-cell office:value-type="float" office:value="-0.243361607172698" calcext:value-type="float">
            <text:p>-0.243361607172698</text:p>
          </table:table-cell>
          <table:table-cell office:value-type="float" office:value="-0.24726271850578" calcext:value-type="float">
            <text:p>-0.24726271850578</text:p>
          </table:table-cell>
          <table:table-cell office:value-type="float" office:value="-0.233729656078941" calcext:value-type="float">
            <text:p>-0.233729656078941</text:p>
          </table:table-cell>
          <table:table-cell office:value-type="float" office:value="-0.206202946162205" calcext:value-type="float">
            <text:p>-0.206202946162205</text:p>
          </table:table-cell>
          <table:table-cell office:value-type="float" office:value="-0.20669874809148" calcext:value-type="float">
            <text:p>-0.20669874809148</text:p>
          </table:table-cell>
          <table:table-cell office:value-type="float" office:value="-0.202707289285091" calcext:value-type="float">
            <text:p>-0.202707289285091</text:p>
          </table:table-cell>
          <table:table-cell office:value-type="float" office:value="-0.204433762187883" calcext:value-type="float">
            <text:p>-0.204433762187883</text:p>
          </table:table-cell>
          <table:table-cell office:value-type="float" office:value="-0.203998394171527" calcext:value-type="float">
            <text:p>-0.203998394171527</text:p>
          </table:table-cell>
          <table:table-cell office:value-type="float" office:value="-0.204854447726721" calcext:value-type="float">
            <text:p>-0.204854447726721</text:p>
          </table:table-cell>
          <table:table-cell office:value-type="float" office:value="-0.204741419137311" calcext:value-type="float">
            <text:p>-0.204741419137311</text:p>
          </table:table-cell>
          <table:table-cell office:value-type="float" office:value="-0.205719651777704" calcext:value-type="float">
            <text:p>-0.205719651777704</text:p>
          </table:table-cell>
          <table:table-cell office:value-type="float" office:value="-0.202211073079581" calcext:value-type="float">
            <text:p>-0.202211073079581</text:p>
          </table:table-cell>
          <table:table-cell office:value-type="float" office:value="-0.202041784495983" calcext:value-type="float">
            <text:p>-0.202041784495983</text:p>
          </table:table-cell>
          <table:table-cell office:value-type="float" office:value="-0.209066998314243" calcext:value-type="float">
            <text:p>-0.209066998314243</text:p>
          </table:table-cell>
          <table:table-cell office:value-type="float" office:value="-0.206682127852736" calcext:value-type="float">
            <text:p>-0.206682127852736</text:p>
          </table:table-cell>
          <table:table-cell office:value-type="float" office:value="-0.199836077001848" calcext:value-type="float">
            <text:p>-0.199836077001848</text:p>
          </table:table-cell>
          <table:table-cell office:value-type="float" office:value="-0.195169059761197" calcext:value-type="float">
            <text:p>-0.195169059761197</text:p>
          </table:table-cell>
          <table:table-cell office:value-type="float" office:value="-0.194249521434406" calcext:value-type="float">
            <text:p>-0.194249521434406</text:p>
          </table:table-cell>
          <table:table-cell office:value-type="float" office:value="-0.193022115352735" calcext:value-type="float">
            <text:p>-0.193022115352735</text:p>
          </table:table-cell>
          <table:table-cell office:value-type="float" office:value="-0.196515298220925" calcext:value-type="float">
            <text:p>-0.196515298220925</text:p>
          </table:table-cell>
          <table:table-cell office:value-type="float" office:value="-0.197749972838054" calcext:value-type="float">
            <text:p>-0.197749972838054</text:p>
          </table:table-cell>
          <table:table-cell office:value-type="float" office:value="-0.197728732714041" calcext:value-type="float">
            <text:p>-0.197728732714041</text:p>
          </table:table-cell>
          <table:table-cell office:value-type="float" office:value="-0.198530664366433" calcext:value-type="float">
            <text:p>-0.198530664366433</text:p>
          </table:table-cell>
          <table:table-cell office:value-type="float" office:value="-0.19811541826576" calcext:value-type="float">
            <text:p>-0.19811541826576</text:p>
          </table:table-cell>
          <table:table-cell office:value-type="float" office:value="-0.197021267055526" calcext:value-type="float">
            <text:p>-0.197021267055526</text:p>
          </table:table-cell>
          <table:table-cell office:value-type="float" office:value="-0.193831514527822" calcext:value-type="float">
            <text:p>-0.193831514527822</text:p>
          </table:table-cell>
          <table:table-cell office:value-type="float" office:value="-0.192660688844586" calcext:value-type="float">
            <text:p>-0.192660688844586</text:p>
          </table:table-cell>
          <table:table-cell office:value-type="float" office:value="-0.210169652815391" calcext:value-type="float">
            <text:p>-0.210169652815391</text:p>
          </table:table-cell>
          <table:table-cell office:value-type="float" office:value="-0.219425731004297" calcext:value-type="float">
            <text:p>-0.219425731004297</text:p>
          </table:table-cell>
          <table:table-cell office:value-type="float" office:value="-0.224721966333537" calcext:value-type="float">
            <text:p>-0.224721966333537</text:p>
          </table:table-cell>
          <table:table-cell office:value-type="float" office:value="-0.232588338827585" calcext:value-type="float">
            <text:p>-0.232588338827585</text:p>
          </table:table-cell>
          <table:table-cell office:value-type="float" office:value="-0.230374071702934" calcext:value-type="float">
            <text:p>-0.230374071702934</text:p>
          </table:table-cell>
          <table:table-cell office:value-type="float" office:value="-0.227149679811897" calcext:value-type="float">
            <text:p>-0.227149679811897</text:p>
          </table:table-cell>
          <table:table-cell office:value-type="float" office:value="-0.227631416755666" calcext:value-type="float">
            <text:p>-0.227631416755666</text:p>
          </table:table-cell>
          <table:table-cell office:value-type="float" office:value="-0.233168979547806" calcext:value-type="float">
            <text:p>-0.233168979547806</text:p>
          </table:table-cell>
          <table:table-cell office:value-type="float" office:value="-0.238082844688549" calcext:value-type="float">
            <text:p>-0.238082844688549</text:p>
          </table:table-cell>
          <table:table-cell office:value-type="float" office:value="-0.24342480815094" calcext:value-type="float">
            <text:p>-0.24342480815094</text:p>
          </table:table-cell>
          <table:table-cell office:value-type="float" office:value="-0.256427697266874" calcext:value-type="float">
            <text:p>-0.256427697266874</text:p>
          </table:table-cell>
          <table:table-cell office:value-type="float" office:value="-0.207459086557243" calcext:value-type="float">
            <text:p>-0.207459086557243</text:p>
          </table:table-cell>
          <table:table-cell office:value-type="float" office:value="-0.205605132364442" calcext:value-type="float">
            <text:p>-0.205605132364442</text:p>
          </table:table-cell>
          <table:table-cell office:value-type="float" office:value="-0.20525649912382" calcext:value-type="float">
            <text:p>-0.20525649912382</text:p>
          </table:table-cell>
          <table:table-cell office:value-type="float" office:value="-0.20585468256262" calcext:value-type="float">
            <text:p>-0.20585468256262</text:p>
          </table:table-cell>
          <table:table-cell office:value-type="float" office:value="-0.207927703601149" calcext:value-type="float">
            <text:p>-0.207927703601149</text:p>
          </table:table-cell>
          <table:table-cell office:value-type="float" office:value="-0.20918948960789" calcext:value-type="float">
            <text:p>-0.20918948960789</text:p>
          </table:table-cell>
          <table:table-cell office:value-type="float" office:value="-0.209889053177717" calcext:value-type="float">
            <text:p>-0.209889053177717</text:p>
          </table:table-cell>
          <table:table-cell office:value-type="float" office:value="-0.210580545003767" calcext:value-type="float">
            <text:p>-0.210580545003767</text:p>
          </table:table-cell>
          <table:table-cell office:value-type="float" office:value="-0.210844916945605" calcext:value-type="float">
            <text:p>-0.210844916945605</text:p>
          </table:table-cell>
          <table:table-cell office:value-type="float" office:value="-0.210786395813378" calcext:value-type="float">
            <text:p>-0.210786395813378</text:p>
          </table:table-cell>
          <table:table-cell office:value-type="float" office:value="-0.211538459342236" calcext:value-type="float">
            <text:p>-0.211538459342236</text:p>
          </table:table-cell>
          <table:table-cell office:value-type="float" office:value="-0.2020036545892" calcext:value-type="float">
            <text:p>-0.2020036545892</text:p>
          </table:table-cell>
          <table:table-cell office:value-type="float" office:value="-0.193539996590111" calcext:value-type="float">
            <text:p>-0.193539996590111</text:p>
          </table:table-cell>
          <table:table-cell office:value-type="float" office:value="-0.194704202068816" calcext:value-type="float">
            <text:p>-0.194704202068816</text:p>
          </table:table-cell>
          <table:table-cell office:value-type="float" office:value="-0.198631694491723" calcext:value-type="float">
            <text:p>-0.198631694491723</text:p>
          </table:table-cell>
          <table:table-cell office:value-type="float" office:value="-0.196663976309864" calcext:value-type="float">
            <text:p>-0.196663976309864</text:p>
          </table:table-cell>
          <table:table-cell office:value-type="float" office:value="-0.194348988423491" calcext:value-type="float">
            <text:p>-0.194348988423491</text:p>
          </table:table-cell>
          <table:table-cell office:value-type="float" office:value="-0.188398081362562" calcext:value-type="float">
            <text:p>-0.188398081362562</text:p>
          </table:table-cell>
          <table:table-cell office:value-type="float" office:value="-0.188180564796389" calcext:value-type="float">
            <text:p>-0.188180564796389</text:p>
          </table:table-cell>
          <table:table-cell office:value-type="float" office:value="-0.19288195751598" calcext:value-type="float">
            <text:p>-0.19288195751598</text:p>
          </table:table-cell>
          <table:table-cell office:value-type="float" office:value="-0.198035132163693" calcext:value-type="float">
            <text:p>-0.198035132163693</text:p>
          </table:table-cell>
          <table:table-cell office:value-type="float" office:value="-0.197800896052477" calcext:value-type="float">
            <text:p>-0.197800896052477</text:p>
          </table:table-cell>
          <table:table-cell office:value-type="float" office:value="-0.19838616575695" calcext:value-type="float">
            <text:p>-0.19838616575695</text:p>
          </table:table-cell>
          <table:table-cell office:value-type="float" office:value="-0.197808342958073" calcext:value-type="float">
            <text:p>-0.197808342958073</text:p>
          </table:table-cell>
          <table:table-cell office:value-type="float" office:value="-0.195673734908902" calcext:value-type="float">
            <text:p>-0.195673734908902</text:p>
          </table:table-cell>
          <table:table-cell office:value-type="float" office:value="-0.194733502804305" calcext:value-type="float">
            <text:p>-0.194733502804305</text:p>
          </table:table-cell>
          <table:table-cell office:value-type="float" office:value="-0.194331119989197" calcext:value-type="float">
            <text:p>-0.194331119989197</text:p>
          </table:table-cell>
          <table:table-cell office:value-type="float" office:value="-0.200123046970258" calcext:value-type="float">
            <text:p>-0.200123046970258</text:p>
          </table:table-cell>
          <table:table-cell office:value-type="float" office:value="-0.209888214154004" calcext:value-type="float">
            <text:p>-0.209888214154004</text:p>
          </table:table-cell>
          <table:table-cell office:value-type="float" office:value="-0.218674314215856" calcext:value-type="float">
            <text:p>-0.218674314215856</text:p>
          </table:table-cell>
          <table:table-cell office:value-type="float" office:value="-0.223152130691593" calcext:value-type="float">
            <text:p>-0.223152130691593</text:p>
          </table:table-cell>
          <table:table-cell office:value-type="float" office:value="-0.231191121404511" calcext:value-type="float">
            <text:p>-0.231191121404511</text:p>
          </table:table-cell>
          <table:table-cell office:value-type="float" office:value="-0.233335178299934" calcext:value-type="float">
            <text:p>-0.233335178299934</text:p>
          </table:table-cell>
          <table:table-cell office:value-type="float" office:value="-0.233547067443966" calcext:value-type="float">
            <text:p>-0.233547067443966</text:p>
          </table:table-cell>
          <table:table-cell office:value-type="float" office:value="-0.237332981123346" calcext:value-type="float">
            <text:p>-0.237332981123346</text:p>
          </table:table-cell>
          <table:table-cell office:value-type="float" office:value="-0.242599756317718" calcext:value-type="float">
            <text:p>-0.242599756317718</text:p>
          </table:table-cell>
          <table:table-cell office:value-type="float" office:value="-0.24045550748833" calcext:value-type="float">
            <text:p>-0.24045550748833</text:p>
          </table:table-cell>
          <table:table-cell office:value-type="float" office:value="-0.245039585218279" calcext:value-type="float">
            <text:p>-0.245039585218279</text:p>
          </table:table-cell>
          <table:table-cell office:value-type="float" office:value="-0.245273584268903" calcext:value-type="float">
            <text:p>-0.245273584268903</text:p>
          </table:table-cell>
          <table:table-cell office:value-type="float" office:value="-0.245089667131136" calcext:value-type="float">
            <text:p>-0.245089667131136</text:p>
          </table:table-cell>
          <table:table-cell office:value-type="float" office:value="-0.242795530350981" calcext:value-type="float">
            <text:p>-0.242795530350981</text:p>
          </table:table-cell>
          <table:table-cell office:value-type="float" office:value="-0.223459107344278" calcext:value-type="float">
            <text:p>-0.223459107344278</text:p>
          </table:table-cell>
          <table:table-cell office:value-type="float" office:value="-0.22159382679947" calcext:value-type="float">
            <text:p>-0.22159382679947</text:p>
          </table:table-cell>
          <table:table-cell office:value-type="float" office:value="-0.222553808067059" calcext:value-type="float">
            <text:p>-0.222553808067059</text:p>
          </table:table-cell>
          <table:table-cell office:value-type="float" office:value="-0.221740827230141" calcext:value-type="float">
            <text:p>-0.221740827230141</text:p>
          </table:table-cell>
          <table:table-cell office:value-type="float" office:value="-0.220308196412887" calcext:value-type="float">
            <text:p>-0.220308196412887</text:p>
          </table:table-cell>
          <table:table-cell office:value-type="float" office:value="-0.220982341364955" calcext:value-type="float">
            <text:p>-0.220982341364955</text:p>
          </table:table-cell>
          <table:table-cell office:value-type="float" office:value="-0.221353315785957" calcext:value-type="float">
            <text:p>-0.221353315785957</text:p>
          </table:table-cell>
          <table:table-cell office:value-type="float" office:value="-0.220842526893992" calcext:value-type="float">
            <text:p>-0.220842526893992</text:p>
          </table:table-cell>
          <table:table-cell office:value-type="float" office:value="-0.221288108923445" calcext:value-type="float">
            <text:p>-0.221288108923445</text:p>
          </table:table-cell>
          <table:table-cell office:value-type="float" office:value="-0.221020819738543" calcext:value-type="float">
            <text:p>-0.221020819738543</text:p>
          </table:table-cell>
          <table:table-cell office:value-type="float" office:value="-0.220825026807893" calcext:value-type="float">
            <text:p>-0.220825026807893</text:p>
          </table:table-cell>
          <table:table-cell office:value-type="float" office:value="-0.220624469250612" calcext:value-type="float">
            <text:p>-0.220624469250612</text:p>
          </table:table-cell>
          <table:table-cell office:value-type="float" office:value="-0.220853365959823" calcext:value-type="float">
            <text:p>-0.220853365959823</text:p>
          </table:table-cell>
          <table:table-cell office:value-type="float" office:value="-0.220959725733694" calcext:value-type="float">
            <text:p>-0.220959725733694</text:p>
          </table:table-cell>
          <table:table-cell office:value-type="float" office:value="-0.220892168984226" calcext:value-type="float">
            <text:p>-0.220892168984226</text:p>
          </table:table-cell>
          <table:table-cell office:value-type="float" office:value="-0.220715920315335" calcext:value-type="float">
            <text:p>-0.220715920315335</text:p>
          </table:table-cell>
          <table:table-cell office:value-type="float" office:value="-0.220728220531062" calcext:value-type="float">
            <text:p>-0.220728220531062</text:p>
          </table:table-cell>
          <table:table-cell office:value-type="float" office:value="-0.220588999569461" calcext:value-type="float">
            <text:p>-0.220588999569461</text:p>
          </table:table-cell>
          <table:table-cell office:value-type="float" office:value="-0.220590655208566" calcext:value-type="float">
            <text:p>-0.220590655208566</text:p>
          </table:table-cell>
          <table:table-cell office:value-type="float" office:value="-0.2206921796751" calcext:value-type="float">
            <text:p>-0.2206921796751</text:p>
          </table:table-cell>
          <table:table-cell office:value-type="float" office:value="-0.220680293351724" calcext:value-type="float">
            <text:p>-0.220680293351724</text:p>
          </table:table-cell>
          <table:table-cell office:value-type="float" office:value="-0.220711970929044" calcext:value-type="float">
            <text:p>-0.220711970929044</text:p>
          </table:table-cell>
          <table:table-cell office:value-type="float" office:value="-0.220785528660419" calcext:value-type="float">
            <text:p>-0.220785528660419</text:p>
          </table:table-cell>
          <table:table-cell office:value-type="float" office:value="-0.220565899459826" calcext:value-type="float">
            <text:p>-0.220565899459826</text:p>
          </table:table-cell>
          <table:table-cell office:value-type="float" office:value="-0.221280349281947" calcext:value-type="float">
            <text:p>-0.221280349281947</text:p>
          </table:table-cell>
          <table:table-cell office:value-type="float" office:value="-0.221349884874689" calcext:value-type="float">
            <text:p>-0.221349884874689</text:p>
          </table:table-cell>
          <table:table-cell office:value-type="float" office:value="-0.221237344231252" calcext:value-type="float">
            <text:p>-0.221237344231252</text:p>
          </table:table-cell>
          <table:table-cell office:value-type="float" office:value="-0.22091968976" calcext:value-type="float">
            <text:p>-0.22091968976</text:p>
          </table:table-cell>
          <table:table-cell office:value-type="float" office:value="-0.22102055674004" calcext:value-type="float">
            <text:p>-0.22102055674004</text:p>
          </table:table-cell>
          <table:table-cell office:value-type="float" office:value="-0.221018655490953" calcext:value-type="float">
            <text:p>-0.221018655490953</text:p>
          </table:table-cell>
          <table:table-cell office:value-type="float" office:value="-0.220998576008856" calcext:value-type="float">
            <text:p>-0.220998576008856</text:p>
          </table:table-cell>
          <table:table-cell office:value-type="float" office:value="-0.220803214656125" calcext:value-type="float">
            <text:p>-0.220803214656125</text:p>
          </table:table-cell>
          <table:table-cell office:value-type="float" office:value="-0.220765902532882" calcext:value-type="float">
            <text:p>-0.220765902532882</text:p>
          </table:table-cell>
          <table:table-cell office:value-type="float" office:value="-0.221029923976692" calcext:value-type="float">
            <text:p>-0.221029923976692</text:p>
          </table:table-cell>
          <table:table-cell office:value-type="float" office:value="-0.220524038441912" calcext:value-type="float">
            <text:p>-0.220524038441912</text:p>
          </table:table-cell>
          <table:table-cell office:value-type="float" office:value="-0.220733188236498" calcext:value-type="float">
            <text:p>-0.220733188236498</text:p>
          </table:table-cell>
          <table:table-cell office:value-type="float" office:value="-0.220764334698288" calcext:value-type="float">
            <text:p>-0.220764334698288</text:p>
          </table:table-cell>
          <table:table-cell office:value-type="float" office:value="-0.221012300701615" calcext:value-type="float">
            <text:p>-0.221012300701615</text:p>
          </table:table-cell>
          <table:table-cell office:value-type="float" office:value="-0.220856600455978" calcext:value-type="float">
            <text:p>-0.220856600455978</text:p>
          </table:table-cell>
          <table:table-cell office:value-type="float" office:value="-0.220624864539161" calcext:value-type="float">
            <text:p>-0.220624864539161</text:p>
          </table:table-cell>
          <table:table-cell office:value-type="float" office:value="-0.220767623468552" calcext:value-type="float">
            <text:p>-0.220767623468552</text:p>
          </table:table-cell>
          <table:table-cell office:value-type="float" office:value="-0.220970243653545" calcext:value-type="float">
            <text:p>-0.220970243653545</text:p>
          </table:table-cell>
          <table:table-cell office:value-type="float" office:value="-0.220925822599967" calcext:value-type="float">
            <text:p>-0.220925822599967</text:p>
          </table:table-cell>
          <table:table-cell office:value-type="float" office:value="-0.22098312997957" calcext:value-type="float">
            <text:p>-0.22098312997957</text:p>
          </table:table-cell>
          <table:table-cell office:value-type="float" office:value="-0.22093839546252" calcext:value-type="float">
            <text:p>-0.22093839546252</text:p>
          </table:table-cell>
          <table:table-cell office:value-type="float" office:value="-0.220773759938257" calcext:value-type="float">
            <text:p>-0.220773759938257</text:p>
          </table:table-cell>
          <table:table-cell office:value-type="float" office:value="-0.220756009854762" calcext:value-type="float">
            <text:p>-0.220756009854762</text:p>
          </table:table-cell>
          <table:table-cell office:value-type="float" office:value="-0.220730487726528" calcext:value-type="float">
            <text:p>-0.220730487726528</text:p>
          </table:table-cell>
          <table:table-cell office:value-type="float" office:value="-0.220826923612698" calcext:value-type="float">
            <text:p>-0.220826923612698</text:p>
          </table:table-cell>
          <table:table-cell office:value-type="float" office:value="-0.220857337667106" calcext:value-type="float">
            <text:p>-0.220857337667106</text:p>
          </table:table-cell>
          <table:table-cell office:value-type="float" office:value="-0.220662835308815" calcext:value-type="float">
            <text:p>-0.220662835308815</text:p>
          </table:table-cell>
          <table:table-cell office:value-type="float" office:value="-0.220832777533438" calcext:value-type="float">
            <text:p>-0.220832777533438</text:p>
          </table:table-cell>
          <table:table-cell office:value-type="float" office:value="-0.220733963678952" calcext:value-type="float">
            <text:p>-0.220733963678952</text:p>
          </table:table-cell>
          <table:table-cell office:value-type="float" office:value="-0.220580994545069" calcext:value-type="float">
            <text:p>-0.220580994545069</text:p>
          </table:table-cell>
          <table:table-cell office:value-type="float" office:value="-0.220983262188388" calcext:value-type="float">
            <text:p>-0.220983262188388</text:p>
          </table:table-cell>
          <table:table-cell office:value-type="float" office:value="-0.220981575269675" calcext:value-type="float">
            <text:p>-0.220981575269675</text:p>
          </table:table-cell>
          <table:table-cell office:value-type="float" office:value="-0.220565866550353" calcext:value-type="float">
            <text:p>-0.220565866550353</text:p>
          </table:table-cell>
          <table:table-cell office:value-type="float" office:value="-0.22078594999802" calcext:value-type="float">
            <text:p>-0.22078594999802</text:p>
          </table:table-cell>
          <table:table-cell office:value-type="float" office:value="-0.220839232904881" calcext:value-type="float">
            <text:p>-0.220839232904881</text:p>
          </table:table-cell>
          <table:table-cell office:value-type="float" office:value="-0.220925873647767" calcext:value-type="float">
            <text:p>-0.220925873647767</text:p>
          </table:table-cell>
          <table:table-cell office:value-type="float" office:value="-0.220839450980835" calcext:value-type="float">
            <text:p>-0.220839450980835</text:p>
          </table:table-cell>
          <table:table-cell office:value-type="float" office:value="-0.220875801985084" calcext:value-type="float">
            <text:p>-0.220875801985084</text:p>
          </table:table-cell>
          <table:table-cell office:value-type="float" office:value="-0.220620180376796" calcext:value-type="float">
            <text:p>-0.220620180376796</text:p>
          </table:table-cell>
          <table:table-cell office:value-type="float" office:value="-0.220856558697147" calcext:value-type="float">
            <text:p>-0.220856558697147</text:p>
          </table:table-cell>
          <table:table-cell office:value-type="float" office:value="-0.220742018010628" calcext:value-type="float">
            <text:p>-0.220742018010628</text:p>
          </table:table-cell>
          <table:table-cell office:value-type="float" office:value="-0.220395953662709" calcext:value-type="float">
            <text:p>-0.220395953662709</text:p>
          </table:table-cell>
          <table:table-cell office:value-type="float" office:value="-0.220911081738395" calcext:value-type="float">
            <text:p>-0.220911081738395</text:p>
          </table:table-cell>
          <table:table-cell office:value-type="float" office:value="-0.220770578113612" calcext:value-type="float">
            <text:p>-0.220770578113612</text:p>
          </table:table-cell>
          <table:table-cell office:value-type="float" office:value="-0.220820373660601" calcext:value-type="float">
            <text:p>-0.220820373660601</text:p>
          </table:table-cell>
          <table:table-cell office:value-type="float" office:value="-0.220734102737407" calcext:value-type="float">
            <text:p>-0.220734102737407</text:p>
          </table:table-cell>
          <table:table-cell office:value-type="float" office:value="-0.220748966960607" calcext:value-type="float">
            <text:p>-0.220748966960607</text:p>
          </table:table-cell>
          <table:table-cell office:value-type="float" office:value="-0.220694398370781" calcext:value-type="float">
            <text:p>-0.220694398370781</text:p>
          </table:table-cell>
          <table:table-cell office:value-type="float" office:value="-0.220945492050912" calcext:value-type="float">
            <text:p>-0.220945492050912</text:p>
          </table:table-cell>
          <table:table-cell office:value-type="float" office:value="-0.220856016674553" calcext:value-type="float">
            <text:p>-0.220856016674553</text:p>
          </table:table-cell>
          <table:table-cell office:value-type="float" office:value="-0.221010714124696" calcext:value-type="float">
            <text:p>-0.221010714124696</text:p>
          </table:table-cell>
          <table:table-cell office:value-type="float" office:value="-0.220862655212911" calcext:value-type="float">
            <text:p>-0.220862655212911</text:p>
          </table:table-cell>
          <table:table-cell office:value-type="float" office:value="-0.220754338774519" calcext:value-type="float">
            <text:p>-0.220754338774519</text:p>
          </table:table-cell>
          <table:table-cell office:value-type="float" office:value="-0.220617953263281" calcext:value-type="float">
            <text:p>-0.220617953263281</text:p>
          </table:table-cell>
          <table:table-cell office:value-type="float" office:value="-0.220579345051568" calcext:value-type="float">
            <text:p>-0.220579345051568</text:p>
          </table:table-cell>
          <table:table-cell office:value-type="float" office:value="-0.220843746323624" calcext:value-type="float">
            <text:p>-0.220843746323624</text:p>
          </table:table-cell>
          <table:table-cell office:value-type="float" office:value="-0.220857280893104" calcext:value-type="float">
            <text:p>-0.220857280893104</text:p>
          </table:table-cell>
          <table:table-cell office:value-type="float" office:value="-0.220721252612504" calcext:value-type="float">
            <text:p>-0.220721252612504</text:p>
          </table:table-cell>
          <table:table-cell office:value-type="float" office:value="-0.220955082174553" calcext:value-type="float">
            <text:p>-0.220955082174553</text:p>
          </table:table-cell>
          <table:table-cell office:value-type="float" office:value="-0.220764220292006" calcext:value-type="float">
            <text:p>-0.220764220292006</text:p>
          </table:table-cell>
          <table:table-cell office:value-type="float" office:value="-0.220878145520897" calcext:value-type="float">
            <text:p>-0.220878145520897</text:p>
          </table:table-cell>
          <table:table-cell office:value-type="float" office:value="-0.220465301219122" calcext:value-type="float">
            <text:p>-0.220465301219122</text:p>
          </table:table-cell>
          <table:table-cell office:value-type="float" office:value="-0.220857099265646" calcext:value-type="float">
            <text:p>-0.220857099265646</text:p>
          </table:table-cell>
          <table:table-cell office:value-type="float" office:value="-0.220844867723949" calcext:value-type="float">
            <text:p>-0.220844867723949</text:p>
          </table:table-cell>
          <table:table-cell office:value-type="float" office:value="-0.220883034155206" calcext:value-type="float">
            <text:p>-0.220883034155206</text:p>
          </table:table-cell>
          <table:table-cell office:value-type="float" office:value="-0.220803512384236" calcext:value-type="float">
            <text:p>-0.220803512384236</text:p>
          </table:table-cell>
          <table:table-cell office:value-type="float" office:value="-0.220847325846536" calcext:value-type="float">
            <text:p>-0.220847325846536</text:p>
          </table:table-cell>
          <table:table-cell office:value-type="float" office:value="-0.220902244288624" calcext:value-type="float">
            <text:p>-0.220902244288624</text:p>
          </table:table-cell>
          <table:table-cell office:value-type="float" office:value="-0.220722570652671" calcext:value-type="float">
            <text:p>-0.220722570652671</text:p>
          </table:table-cell>
          <table:table-cell office:value-type="float" office:value="-0.220844908820601" calcext:value-type="float">
            <text:p>-0.220844908820601</text:p>
          </table:table-cell>
          <table:table-cell office:value-type="float" office:value="-0.220747680779334" calcext:value-type="float">
            <text:p>-0.220747680779334</text:p>
          </table:table-cell>
          <table:table-cell office:value-type="float" office:value="-0.220650359461496" calcext:value-type="float">
            <text:p>-0.220650359461496</text:p>
          </table:table-cell>
          <table:table-cell office:value-type="float" office:value="-0.220709262826548" calcext:value-type="float">
            <text:p>-0.220709262826548</text:p>
          </table:table-cell>
          <table:table-cell office:value-type="float" office:value="-0.220856085214992" calcext:value-type="float">
            <text:p>-0.22085608521499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5099672853029" calcext:value-type="float">
            <text:p>0.305099672853029</text:p>
          </table:table-cell>
          <table:table-cell office:value-type="float" office:value="0.305057077819188" calcext:value-type="float">
            <text:p>0.305057077819188</text:p>
          </table:table-cell>
          <table:table-cell office:value-type="float" office:value="0.305028556742485" calcext:value-type="float">
            <text:p>0.305028556742485</text:p>
          </table:table-cell>
          <table:table-cell office:value-type="float" office:value="0.305036493215383" calcext:value-type="float">
            <text:p>0.305036493215383</text:p>
          </table:table-cell>
          <table:table-cell office:value-type="float" office:value="0.305019345475416" calcext:value-type="float">
            <text:p>0.305019345475416</text:p>
          </table:table-cell>
          <table:table-cell office:value-type="float" office:value="0.305044102667126" calcext:value-type="float">
            <text:p>0.305044102667126</text:p>
          </table:table-cell>
          <table:table-cell office:value-type="float" office:value="0.305073736989697" calcext:value-type="float">
            <text:p>0.305073736989697</text:p>
          </table:table-cell>
          <table:table-cell office:value-type="float" office:value="0.305009648771406" calcext:value-type="float">
            <text:p>0.305009648771406</text:p>
          </table:table-cell>
          <table:table-cell office:value-type="float" office:value="0.305053294255559" calcext:value-type="float">
            <text:p>0.305053294255559</text:p>
          </table:table-cell>
          <table:table-cell office:value-type="float" office:value="0.305057062687801" calcext:value-type="float">
            <text:p>0.305057062687801</text:p>
          </table:table-cell>
          <table:table-cell office:value-type="float" office:value="0.305096897164483" calcext:value-type="float">
            <text:p>0.305096897164483</text:p>
          </table:table-cell>
          <table:table-cell office:value-type="float" office:value="0.305027968475273" calcext:value-type="float">
            <text:p>0.305027968475273</text:p>
          </table:table-cell>
          <table:table-cell office:value-type="float" office:value="0.305069195435784" calcext:value-type="float">
            <text:p>0.305069195435784</text:p>
          </table:table-cell>
          <table:table-cell office:value-type="float" office:value="0.30507172421176" calcext:value-type="float">
            <text:p>0.30507172421176</text:p>
          </table:table-cell>
          <table:table-cell office:value-type="float" office:value="0.30501952983511" calcext:value-type="float">
            <text:p>0.30501952983511</text:p>
          </table:table-cell>
          <table:table-cell office:value-type="float" office:value="0.305028815822654" calcext:value-type="float">
            <text:p>0.305028815822654</text:p>
          </table:table-cell>
          <table:table-cell office:value-type="float" office:value="0.305063099610719" calcext:value-type="float">
            <text:p>0.305063099610719</text:p>
          </table:table-cell>
          <table:table-cell office:value-type="float" office:value="0.305059441175904" calcext:value-type="float">
            <text:p>0.305059441175904</text:p>
          </table:table-cell>
          <table:table-cell office:value-type="float" office:value="0.304522645919907" calcext:value-type="float">
            <text:p>0.304522645919907</text:p>
          </table:table-cell>
          <table:table-cell office:value-type="float" office:value="0.304479913189067" calcext:value-type="float">
            <text:p>0.304479913189067</text:p>
          </table:table-cell>
          <table:table-cell office:value-type="float" office:value="0.304103238790053" calcext:value-type="float">
            <text:p>0.304103238790053</text:p>
          </table:table-cell>
          <table:table-cell office:value-type="float" office:value="0.302932816625248" calcext:value-type="float">
            <text:p>0.302932816625248</text:p>
          </table:table-cell>
          <table:table-cell office:value-type="float" office:value="0.301404217407841" calcext:value-type="float">
            <text:p>0.301404217407841</text:p>
          </table:table-cell>
          <table:table-cell office:value-type="float" office:value="0.300205904604283" calcext:value-type="float">
            <text:p>0.300205904604283</text:p>
          </table:table-cell>
          <table:table-cell office:value-type="float" office:value="0.299388060898747" calcext:value-type="float">
            <text:p>0.299388060898747</text:p>
          </table:table-cell>
          <table:table-cell office:value-type="float" office:value="0.298979494482397" calcext:value-type="float">
            <text:p>0.298979494482397</text:p>
          </table:table-cell>
          <table:table-cell office:value-type="float" office:value="0.297095305960276" calcext:value-type="float">
            <text:p>0.297095305960276</text:p>
          </table:table-cell>
          <table:table-cell office:value-type="float" office:value="0.296321557739469" calcext:value-type="float">
            <text:p>0.296321557739469</text:p>
          </table:table-cell>
          <table:table-cell office:value-type="float" office:value="0.297921588430977" calcext:value-type="float">
            <text:p>0.297921588430977</text:p>
          </table:table-cell>
          <table:table-cell office:value-type="float" office:value="0.305446893961925" calcext:value-type="float">
            <text:p>0.305446893961925</text:p>
          </table:table-cell>
          <table:table-cell office:value-type="float" office:value="0.309739457148516" calcext:value-type="float">
            <text:p>0.309739457148516</text:p>
          </table:table-cell>
          <table:table-cell office:value-type="float" office:value="0.318487243578335" calcext:value-type="float">
            <text:p>0.318487243578335</text:p>
          </table:table-cell>
          <table:table-cell office:value-type="float" office:value="0.318681645669454" calcext:value-type="float">
            <text:p>0.318681645669454</text:p>
          </table:table-cell>
          <table:table-cell office:value-type="float" office:value="0.324459326411601" calcext:value-type="float">
            <text:p>0.324459326411601</text:p>
          </table:table-cell>
          <table:table-cell office:value-type="float" office:value="0.337343105457823" calcext:value-type="float">
            <text:p>0.337343105457823</text:p>
          </table:table-cell>
          <table:table-cell office:value-type="float" office:value="0.339504026717177" calcext:value-type="float">
            <text:p>0.339504026717177</text:p>
          </table:table-cell>
          <table:table-cell office:value-type="float" office:value="0.340316505739906" calcext:value-type="float">
            <text:p>0.340316505739906</text:p>
          </table:table-cell>
          <table:table-cell office:value-type="float" office:value="0.339115440431379" calcext:value-type="float">
            <text:p>0.339115440431379</text:p>
          </table:table-cell>
          <table:table-cell office:value-type="float" office:value="0.336619549016459" calcext:value-type="float">
            <text:p>0.336619549016459</text:p>
          </table:table-cell>
          <table:table-cell office:value-type="float" office:value="0.337835760707398" calcext:value-type="float">
            <text:p>0.337835760707398</text:p>
          </table:table-cell>
          <table:table-cell office:value-type="float" office:value="0.335627225229232" calcext:value-type="float">
            <text:p>0.335627225229232</text:p>
          </table:table-cell>
          <table:table-cell office:value-type="float" office:value="0.324170587998188" calcext:value-type="float">
            <text:p>0.324170587998188</text:p>
          </table:table-cell>
          <table:table-cell office:value-type="float" office:value="0.313361479323557" calcext:value-type="float">
            <text:p>0.313361479323557</text:p>
          </table:table-cell>
          <table:table-cell office:value-type="float" office:value="0.310156912483877" calcext:value-type="float">
            <text:p>0.310156912483877</text:p>
          </table:table-cell>
          <table:table-cell office:value-type="float" office:value="0.309425311589769" calcext:value-type="float">
            <text:p>0.309425311589769</text:p>
          </table:table-cell>
          <table:table-cell office:value-type="float" office:value="0.305091848418675" calcext:value-type="float">
            <text:p>0.305091848418675</text:p>
          </table:table-cell>
          <table:table-cell office:value-type="float" office:value="0.306093393791523" calcext:value-type="float">
            <text:p>0.306093393791523</text:p>
          </table:table-cell>
          <table:table-cell office:value-type="float" office:value="0.303416455044517" calcext:value-type="float">
            <text:p>0.303416455044517</text:p>
          </table:table-cell>
          <table:table-cell office:value-type="float" office:value="0.301510461633622" calcext:value-type="float">
            <text:p>0.301510461633622</text:p>
          </table:table-cell>
          <table:table-cell office:value-type="float" office:value="0.300837768599828" calcext:value-type="float">
            <text:p>0.300837768599828</text:p>
          </table:table-cell>
          <table:table-cell office:value-type="float" office:value="0.300686403260416" calcext:value-type="float">
            <text:p>0.300686403260416</text:p>
          </table:table-cell>
          <table:table-cell office:value-type="float" office:value="0.299604708995035" calcext:value-type="float">
            <text:p>0.299604708995035</text:p>
          </table:table-cell>
          <table:table-cell office:value-type="float" office:value="0.295187727151443" calcext:value-type="float">
            <text:p>0.295187727151443</text:p>
          </table:table-cell>
          <table:table-cell office:value-type="float" office:value="0.295953773511367" calcext:value-type="float">
            <text:p>0.295953773511367</text:p>
          </table:table-cell>
          <table:table-cell office:value-type="float" office:value="0.332760942564974" calcext:value-type="float">
            <text:p>0.332760942564974</text:p>
          </table:table-cell>
          <table:table-cell office:value-type="float" office:value="0.338425310200149" calcext:value-type="float">
            <text:p>0.338425310200149</text:p>
          </table:table-cell>
          <table:table-cell office:value-type="float" office:value="0.339529663366796" calcext:value-type="float">
            <text:p>0.339529663366796</text:p>
          </table:table-cell>
          <table:table-cell office:value-type="float" office:value="0.337596792718449" calcext:value-type="float">
            <text:p>0.337596792718449</text:p>
          </table:table-cell>
          <table:table-cell office:value-type="float" office:value="0.327508081756509" calcext:value-type="float">
            <text:p>0.327508081756509</text:p>
          </table:table-cell>
          <table:table-cell office:value-type="float" office:value="0.312161197111752" calcext:value-type="float">
            <text:p>0.312161197111752</text:p>
          </table:table-cell>
          <table:table-cell office:value-type="float" office:value="0.306646474949674" calcext:value-type="float">
            <text:p>0.306646474949674</text:p>
          </table:table-cell>
          <table:table-cell office:value-type="float" office:value="0.305267195443243" calcext:value-type="float">
            <text:p>0.305267195443243</text:p>
          </table:table-cell>
          <table:table-cell office:value-type="float" office:value="0.298503320264831" calcext:value-type="float">
            <text:p>0.298503320264831</text:p>
          </table:table-cell>
          <table:table-cell office:value-type="float" office:value="0.300392095504724" calcext:value-type="float">
            <text:p>0.300392095504724</text:p>
          </table:table-cell>
          <table:table-cell office:value-type="float" office:value="0.30383954313236" calcext:value-type="float">
            <text:p>0.30383954313236</text:p>
          </table:table-cell>
          <table:table-cell office:value-type="float" office:value="0.30498915104815" calcext:value-type="float">
            <text:p>0.30498915104815</text:p>
          </table:table-cell>
          <table:table-cell office:value-type="float" office:value="0.302854040839901" calcext:value-type="float">
            <text:p>0.302854040839901</text:p>
          </table:table-cell>
          <table:table-cell office:value-type="float" office:value="0.301826992506259" calcext:value-type="float">
            <text:p>0.301826992506259</text:p>
          </table:table-cell>
          <table:table-cell office:value-type="float" office:value="0.300579519069804" calcext:value-type="float">
            <text:p>0.300579519069804</text:p>
          </table:table-cell>
          <table:table-cell office:value-type="float" office:value="0.300481451411998" calcext:value-type="float">
            <text:p>0.300481451411998</text:p>
          </table:table-cell>
          <table:table-cell office:value-type="float" office:value="0.298479100537343" calcext:value-type="float">
            <text:p>0.298479100537343</text:p>
          </table:table-cell>
          <table:table-cell office:value-type="float" office:value="0.304125644968553" calcext:value-type="float">
            <text:p>0.304125644968553</text:p>
          </table:table-cell>
          <table:table-cell office:value-type="float" office:value="0.309955454939433" calcext:value-type="float">
            <text:p>0.309955454939433</text:p>
          </table:table-cell>
          <table:table-cell office:value-type="float" office:value="0.315159091895972" calcext:value-type="float">
            <text:p>0.315159091895972</text:p>
          </table:table-cell>
          <table:table-cell office:value-type="float" office:value="0.320044445180931" calcext:value-type="float">
            <text:p>0.320044445180931</text:p>
          </table:table-cell>
          <table:table-cell office:value-type="float" office:value="0.320748473919044" calcext:value-type="float">
            <text:p>0.320748473919044</text:p>
          </table:table-cell>
          <table:table-cell office:value-type="float" office:value="0.331515691945606" calcext:value-type="float">
            <text:p>0.331515691945606</text:p>
          </table:table-cell>
          <table:table-cell office:value-type="float" office:value="0.33366645842668" calcext:value-type="float">
            <text:p>0.33366645842668</text:p>
          </table:table-cell>
          <table:table-cell office:value-type="float" office:value="0.328821016545489" calcext:value-type="float">
            <text:p>0.328821016545489</text:p>
          </table:table-cell>
          <table:table-cell office:value-type="float" office:value="0.325221151607063" calcext:value-type="float">
            <text:p>0.325221151607063</text:p>
          </table:table-cell>
          <table:table-cell office:value-type="float" office:value="0.322360794668361" calcext:value-type="float">
            <text:p>0.322360794668361</text:p>
          </table:table-cell>
          <table:table-cell office:value-type="float" office:value="0.317710674341916" calcext:value-type="float">
            <text:p>0.317710674341916</text:p>
          </table:table-cell>
          <table:table-cell office:value-type="float" office:value="0.300027970505165" calcext:value-type="float">
            <text:p>0.300027970505165</text:p>
          </table:table-cell>
          <table:table-cell office:value-type="float" office:value="0.304908740397139" calcext:value-type="float">
            <text:p>0.304908740397139</text:p>
          </table:table-cell>
          <table:table-cell office:value-type="float" office:value="0.304777366160074" calcext:value-type="float">
            <text:p>0.304777366160074</text:p>
          </table:table-cell>
          <table:table-cell office:value-type="float" office:value="0.299316113001009" calcext:value-type="float">
            <text:p>0.299316113001009</text:p>
          </table:table-cell>
          <table:table-cell office:value-type="float" office:value="0.299569903454467" calcext:value-type="float">
            <text:p>0.299569903454467</text:p>
          </table:table-cell>
          <table:table-cell office:value-type="float" office:value="0.296299451888396" calcext:value-type="float">
            <text:p>0.296299451888396</text:p>
          </table:table-cell>
          <table:table-cell office:value-type="float" office:value="0.292398237168299" calcext:value-type="float">
            <text:p>0.292398237168299</text:p>
          </table:table-cell>
          <table:table-cell office:value-type="float" office:value="0.291069389317108" calcext:value-type="float">
            <text:p>0.291069389317108</text:p>
          </table:table-cell>
          <table:table-cell office:value-type="float" office:value="0.288520546536623" calcext:value-type="float">
            <text:p>0.288520546536623</text:p>
          </table:table-cell>
          <table:table-cell office:value-type="float" office:value="0.286327213094587" calcext:value-type="float">
            <text:p>0.286327213094587</text:p>
          </table:table-cell>
          <table:table-cell office:value-type="float" office:value="0.28556673873914" calcext:value-type="float">
            <text:p>0.28556673873914</text:p>
          </table:table-cell>
          <table:table-cell office:value-type="float" office:value="0.313643707046539" calcext:value-type="float">
            <text:p>0.313643707046539</text:p>
          </table:table-cell>
          <table:table-cell office:value-type="float" office:value="0.317670878659989" calcext:value-type="float">
            <text:p>0.317670878659989</text:p>
          </table:table-cell>
          <table:table-cell office:value-type="float" office:value="0.324724078195085" calcext:value-type="float">
            <text:p>0.324724078195085</text:p>
          </table:table-cell>
          <table:table-cell office:value-type="float" office:value="0.325290215275492" calcext:value-type="float">
            <text:p>0.325290215275492</text:p>
          </table:table-cell>
          <table:table-cell office:value-type="float" office:value="0.280112829967651" calcext:value-type="float">
            <text:p>0.280112829967651</text:p>
          </table:table-cell>
          <table:table-cell office:value-type="float" office:value="0.278047049549299" calcext:value-type="float">
            <text:p>0.278047049549299</text:p>
          </table:table-cell>
          <table:table-cell office:value-type="float" office:value="0.279063002926693" calcext:value-type="float">
            <text:p>0.279063002926693</text:p>
          </table:table-cell>
          <table:table-cell office:value-type="float" office:value="0.304782427879298" calcext:value-type="float">
            <text:p>0.304782427879298</text:p>
          </table:table-cell>
          <table:table-cell office:value-type="float" office:value="0.303001718178672" calcext:value-type="float">
            <text:p>0.303001718178672</text:p>
          </table:table-cell>
          <table:table-cell office:value-type="float" office:value="0.300841108944714" calcext:value-type="float">
            <text:p>0.300841108944714</text:p>
          </table:table-cell>
          <table:table-cell office:value-type="float" office:value="0.301188363152622" calcext:value-type="float">
            <text:p>0.301188363152622</text:p>
          </table:table-cell>
          <table:table-cell office:value-type="float" office:value="0.299880324657467" calcext:value-type="float">
            <text:p>0.299880324657467</text:p>
          </table:table-cell>
          <table:table-cell office:value-type="float" office:value="0.290867484211757" calcext:value-type="float">
            <text:p>0.290867484211757</text:p>
          </table:table-cell>
          <table:table-cell office:value-type="float" office:value="0.288662244414684" calcext:value-type="float">
            <text:p>0.288662244414684</text:p>
          </table:table-cell>
          <table:table-cell office:value-type="float" office:value="0.28839673456991" calcext:value-type="float">
            <text:p>0.28839673456991</text:p>
          </table:table-cell>
          <table:table-cell office:value-type="float" office:value="0.293848745412832" calcext:value-type="float">
            <text:p>0.293848745412832</text:p>
          </table:table-cell>
          <table:table-cell office:value-type="float" office:value="0.304673888366424" calcext:value-type="float">
            <text:p>0.304673888366424</text:p>
          </table:table-cell>
          <table:table-cell office:value-type="float" office:value="0.31122292749577" calcext:value-type="float">
            <text:p>0.31122292749577</text:p>
          </table:table-cell>
          <table:table-cell office:value-type="float" office:value="0.319217108344639" calcext:value-type="float">
            <text:p>0.319217108344639</text:p>
          </table:table-cell>
          <table:table-cell office:value-type="float" office:value="0.327095661088071" calcext:value-type="float">
            <text:p>0.327095661088071</text:p>
          </table:table-cell>
          <table:table-cell office:value-type="float" office:value="0.32753561353902" calcext:value-type="float">
            <text:p>0.32753561353902</text:p>
          </table:table-cell>
          <table:table-cell office:value-type="float" office:value="0.324572630527758" calcext:value-type="float">
            <text:p>0.324572630527758</text:p>
          </table:table-cell>
          <table:table-cell office:value-type="float" office:value="0.312442906877464" calcext:value-type="float">
            <text:p>0.312442906877464</text:p>
          </table:table-cell>
          <table:table-cell office:value-type="float" office:value="0.29902286619781" calcext:value-type="float">
            <text:p>0.29902286619781</text:p>
          </table:table-cell>
          <table:table-cell office:value-type="float" office:value="0.298522515936362" calcext:value-type="float">
            <text:p>0.298522515936362</text:p>
          </table:table-cell>
          <table:table-cell office:value-type="float" office:value="0.300805760062303" calcext:value-type="float">
            <text:p>0.300805760062303</text:p>
          </table:table-cell>
          <table:table-cell office:value-type="float" office:value="0.300808615816724" calcext:value-type="float">
            <text:p>0.300808615816724</text:p>
          </table:table-cell>
          <table:table-cell office:value-type="float" office:value="0.302546199641122" calcext:value-type="float">
            <text:p>0.302546199641122</text:p>
          </table:table-cell>
          <table:table-cell office:value-type="float" office:value="0.300579902591933" calcext:value-type="float">
            <text:p>0.300579902591933</text:p>
          </table:table-cell>
          <table:table-cell office:value-type="float" office:value="0.295262946521445" calcext:value-type="float">
            <text:p>0.295262946521445</text:p>
          </table:table-cell>
          <table:table-cell office:value-type="float" office:value="0.289057753829916" calcext:value-type="float">
            <text:p>0.289057753829916</text:p>
          </table:table-cell>
          <table:table-cell office:value-type="float" office:value="0.285501756033139" calcext:value-type="float">
            <text:p>0.285501756033139</text:p>
          </table:table-cell>
          <table:table-cell office:value-type="float" office:value="0.282066973625598" calcext:value-type="float">
            <text:p>0.282066973625598</text:p>
          </table:table-cell>
          <table:table-cell office:value-type="float" office:value="0.296488973575818" calcext:value-type="float">
            <text:p>0.296488973575818</text:p>
          </table:table-cell>
          <table:table-cell office:value-type="float" office:value="0.29957223279932" calcext:value-type="float">
            <text:p>0.29957223279932</text:p>
          </table:table-cell>
          <table:table-cell office:value-type="float" office:value="0.304403493013382" calcext:value-type="float">
            <text:p>0.304403493013382</text:p>
          </table:table-cell>
          <table:table-cell office:value-type="float" office:value="0.315148277964579" calcext:value-type="float">
            <text:p>0.315148277964579</text:p>
          </table:table-cell>
          <table:table-cell office:value-type="float" office:value="0.31902479034222" calcext:value-type="float">
            <text:p>0.31902479034222</text:p>
          </table:table-cell>
          <table:table-cell office:value-type="float" office:value="0.275684988723692" calcext:value-type="float">
            <text:p>0.275684988723692</text:p>
          </table:table-cell>
          <table:table-cell office:value-type="float" office:value="0.279474462756865" calcext:value-type="float">
            <text:p>0.279474462756865</text:p>
          </table:table-cell>
          <table:table-cell office:value-type="float" office:value="0.304668129751414" calcext:value-type="float">
            <text:p>0.304668129751414</text:p>
          </table:table-cell>
          <table:table-cell office:value-type="float" office:value="0.305222823098181" calcext:value-type="float">
            <text:p>0.305222823098181</text:p>
          </table:table-cell>
          <table:table-cell office:value-type="float" office:value="0.30266800654644" calcext:value-type="float">
            <text:p>0.30266800654644</text:p>
          </table:table-cell>
          <table:table-cell office:value-type="float" office:value="0.3016736142056" calcext:value-type="float">
            <text:p>0.3016736142056</text:p>
          </table:table-cell>
          <table:table-cell office:value-type="float" office:value="0.301761665540611" calcext:value-type="float">
            <text:p>0.301761665540611</text:p>
          </table:table-cell>
          <table:table-cell office:value-type="float" office:value="0.300081496605618" calcext:value-type="float">
            <text:p>0.300081496605618</text:p>
          </table:table-cell>
          <table:table-cell office:value-type="float" office:value="0.299533714995235" calcext:value-type="float">
            <text:p>0.299533714995235</text:p>
          </table:table-cell>
          <table:table-cell office:value-type="float" office:value="0.29647896990302" calcext:value-type="float">
            <text:p>0.29647896990302</text:p>
          </table:table-cell>
          <table:table-cell office:value-type="float" office:value="0.294794778896227" calcext:value-type="float">
            <text:p>0.294794778896227</text:p>
          </table:table-cell>
          <table:table-cell office:value-type="float" office:value="0.316152716479578" calcext:value-type="float">
            <text:p>0.316152716479578</text:p>
          </table:table-cell>
          <table:table-cell office:value-type="float" office:value="0.316976364600259" calcext:value-type="float">
            <text:p>0.316976364600259</text:p>
          </table:table-cell>
          <table:table-cell office:value-type="float" office:value="0.315467633941559" calcext:value-type="float">
            <text:p>0.315467633941559</text:p>
          </table:table-cell>
          <table:table-cell office:value-type="float" office:value="0.32162608458054" calcext:value-type="float">
            <text:p>0.32162608458054</text:p>
          </table:table-cell>
          <table:table-cell office:value-type="float" office:value="0.331855557304995" calcext:value-type="float">
            <text:p>0.331855557304995</text:p>
          </table:table-cell>
          <table:table-cell office:value-type="float" office:value="0.329939508771426" calcext:value-type="float">
            <text:p>0.329939508771426</text:p>
          </table:table-cell>
          <table:table-cell office:value-type="float" office:value="0.303839041602894" calcext:value-type="float">
            <text:p>0.303839041602894</text:p>
          </table:table-cell>
          <table:table-cell office:value-type="float" office:value="0.3065094462461" calcext:value-type="float">
            <text:p>0.3065094462461</text:p>
          </table:table-cell>
          <table:table-cell office:value-type="float" office:value="0.30264448351308" calcext:value-type="float">
            <text:p>0.30264448351308</text:p>
          </table:table-cell>
          <table:table-cell office:value-type="float" office:value="0.301239954143908" calcext:value-type="float">
            <text:p>0.301239954143908</text:p>
          </table:table-cell>
          <table:table-cell office:value-type="float" office:value="0.301393868928117" calcext:value-type="float">
            <text:p>0.301393868928117</text:p>
          </table:table-cell>
          <table:table-cell office:value-type="float" office:value="0.299501959729744" calcext:value-type="float">
            <text:p>0.299501959729744</text:p>
          </table:table-cell>
          <table:table-cell office:value-type="float" office:value="0.296556666793961" calcext:value-type="float">
            <text:p>0.296556666793961</text:p>
          </table:table-cell>
          <table:table-cell office:value-type="float" office:value="0.292819559207501" calcext:value-type="float">
            <text:p>0.292819559207501</text:p>
          </table:table-cell>
          <table:table-cell office:value-type="float" office:value="0.288156776364414" calcext:value-type="float">
            <text:p>0.288156776364414</text:p>
          </table:table-cell>
          <table:table-cell office:value-type="float" office:value="0.287277570236273" calcext:value-type="float">
            <text:p>0.287277570236273</text:p>
          </table:table-cell>
          <table:table-cell office:value-type="float" office:value="0.286747781628747" calcext:value-type="float">
            <text:p>0.286747781628747</text:p>
          </table:table-cell>
          <table:table-cell office:value-type="float" office:value="0.319421635665686" calcext:value-type="float">
            <text:p>0.319421635665686</text:p>
          </table:table-cell>
          <table:table-cell office:value-type="float" office:value="0.323133875450326" calcext:value-type="float">
            <text:p>0.323133875450326</text:p>
          </table:table-cell>
          <table:table-cell office:value-type="float" office:value="0.328961153892677" calcext:value-type="float">
            <text:p>0.328961153892677</text:p>
          </table:table-cell>
          <table:table-cell office:value-type="float" office:value="0.326727517162217" calcext:value-type="float">
            <text:p>0.326727517162217</text:p>
          </table:table-cell>
          <table:table-cell office:value-type="float" office:value="0.281652251223802" calcext:value-type="float">
            <text:p>0.281652251223802</text:p>
          </table:table-cell>
          <table:table-cell office:value-type="float" office:value="0.280484568718215" calcext:value-type="float">
            <text:p>0.280484568718215</text:p>
          </table:table-cell>
          <table:table-cell office:value-type="float" office:value="0.279915444280997" calcext:value-type="float">
            <text:p>0.279915444280997</text:p>
          </table:table-cell>
          <table:table-cell office:value-type="float" office:value="0.304921979132852" calcext:value-type="float">
            <text:p>0.304921979132852</text:p>
          </table:table-cell>
          <table:table-cell office:value-type="float" office:value="0.304249089441782" calcext:value-type="float">
            <text:p>0.304249089441782</text:p>
          </table:table-cell>
          <table:table-cell office:value-type="float" office:value="0.301055366251828" calcext:value-type="float">
            <text:p>0.301055366251828</text:p>
          </table:table-cell>
          <table:table-cell office:value-type="float" office:value="0.302004534067053" calcext:value-type="float">
            <text:p>0.302004534067053</text:p>
          </table:table-cell>
          <table:table-cell office:value-type="float" office:value="0.298248475041371" calcext:value-type="float">
            <text:p>0.298248475041371</text:p>
          </table:table-cell>
          <table:table-cell office:value-type="float" office:value="0.296041346460087" calcext:value-type="float">
            <text:p>0.296041346460087</text:p>
          </table:table-cell>
          <table:table-cell office:value-type="float" office:value="0.294318140645357" calcext:value-type="float">
            <text:p>0.294318140645357</text:p>
          </table:table-cell>
          <table:table-cell office:value-type="float" office:value="0.306246200283551" calcext:value-type="float">
            <text:p>0.306246200283551</text:p>
          </table:table-cell>
          <table:table-cell office:value-type="float" office:value="0.314428879723635" calcext:value-type="float">
            <text:p>0.314428879723635</text:p>
          </table:table-cell>
          <table:table-cell office:value-type="float" office:value="0.314016613119766" calcext:value-type="float">
            <text:p>0.314016613119766</text:p>
          </table:table-cell>
          <table:table-cell office:value-type="float" office:value="0.314120665915121" calcext:value-type="float">
            <text:p>0.314120665915121</text:p>
          </table:table-cell>
          <table:table-cell office:value-type="float" office:value="0.319404428291487" calcext:value-type="float">
            <text:p>0.319404428291487</text:p>
          </table:table-cell>
          <table:table-cell office:value-type="float" office:value="0.325544079877927" calcext:value-type="float">
            <text:p>0.325544079877927</text:p>
          </table:table-cell>
          <table:table-cell office:value-type="float" office:value="0.330226140472246" calcext:value-type="float">
            <text:p>0.330226140472246</text:p>
          </table:table-cell>
          <table:table-cell office:value-type="float" office:value="0.328701963557449" calcext:value-type="float">
            <text:p>0.328701963557449</text:p>
          </table:table-cell>
          <table:table-cell office:value-type="float" office:value="0.325873763762166" calcext:value-type="float">
            <text:p>0.325873763762166</text:p>
          </table:table-cell>
          <table:table-cell office:value-type="float" office:value="0.322037255553079" calcext:value-type="float">
            <text:p>0.322037255553079</text:p>
          </table:table-cell>
          <table:table-cell office:value-type="float" office:value="0.317126921277814" calcext:value-type="float">
            <text:p>0.317126921277814</text:p>
          </table:table-cell>
          <table:table-cell office:value-type="float" office:value="0.313387929845755" calcext:value-type="float">
            <text:p>0.313387929845755</text:p>
          </table:table-cell>
          <table:table-cell office:value-type="float" office:value="0.30895513160978" calcext:value-type="float">
            <text:p>0.30895513160978</text:p>
          </table:table-cell>
          <table:table-cell office:value-type="float" office:value="0.303848949329363" calcext:value-type="float">
            <text:p>0.303848949329363</text:p>
          </table:table-cell>
          <table:table-cell office:value-type="float" office:value="0.306685260359197" calcext:value-type="float">
            <text:p>0.306685260359197</text:p>
          </table:table-cell>
          <table:table-cell office:value-type="float" office:value="0.303650199168751" calcext:value-type="float">
            <text:p>0.303650199168751</text:p>
          </table:table-cell>
          <table:table-cell office:value-type="float" office:value="0.30151408166997" calcext:value-type="float">
            <text:p>0.30151408166997</text:p>
          </table:table-cell>
          <table:table-cell office:value-type="float" office:value="0.297815729122798" calcext:value-type="float">
            <text:p>0.297815729122798</text:p>
          </table:table-cell>
          <table:table-cell office:value-type="float" office:value="0.291920823362943" calcext:value-type="float">
            <text:p>0.291920823362943</text:p>
          </table:table-cell>
          <table:table-cell office:value-type="float" office:value="0.288749209777743" calcext:value-type="float">
            <text:p>0.288749209777743</text:p>
          </table:table-cell>
          <table:table-cell office:value-type="float" office:value="0.288127533949438" calcext:value-type="float">
            <text:p>0.288127533949438</text:p>
          </table:table-cell>
          <table:table-cell office:value-type="float" office:value="0.286876377403447" calcext:value-type="float">
            <text:p>0.286876377403447</text:p>
          </table:table-cell>
          <table:table-cell office:value-type="float" office:value="0.31415660490052" calcext:value-type="float">
            <text:p>0.31415660490052</text:p>
          </table:table-cell>
          <table:table-cell office:value-type="float" office:value="0.32869506520995" calcext:value-type="float">
            <text:p>0.32869506520995</text:p>
          </table:table-cell>
          <table:table-cell office:value-type="float" office:value="0.3306857099831" calcext:value-type="float">
            <text:p>0.3306857099831</text:p>
          </table:table-cell>
          <table:table-cell office:value-type="float" office:value="0.323488008360984" calcext:value-type="float">
            <text:p>0.323488008360984</text:p>
          </table:table-cell>
          <table:table-cell office:value-type="float" office:value="0.288106138085511" calcext:value-type="float">
            <text:p>0.288106138085511</text:p>
          </table:table-cell>
          <table:table-cell office:value-type="float" office:value="0.284602411197594" calcext:value-type="float">
            <text:p>0.284602411197594</text:p>
          </table:table-cell>
          <table:table-cell office:value-type="float" office:value="0.283046858393211" calcext:value-type="float">
            <text:p>0.283046858393211</text:p>
          </table:table-cell>
          <table:table-cell office:value-type="float" office:value="0.285341423187125" calcext:value-type="float">
            <text:p>0.285341423187125</text:p>
          </table:table-cell>
          <table:table-cell office:value-type="float" office:value="0.292016872084593" calcext:value-type="float">
            <text:p>0.292016872084593</text:p>
          </table:table-cell>
          <table:table-cell office:value-type="float" office:value="0.30411432870957" calcext:value-type="float">
            <text:p>0.30411432870957</text:p>
          </table:table-cell>
          <table:table-cell office:value-type="float" office:value="0.304016961527406" calcext:value-type="float">
            <text:p>0.304016961527406</text:p>
          </table:table-cell>
          <table:table-cell office:value-type="float" office:value="0.30315488484568" calcext:value-type="float">
            <text:p>0.30315488484568</text:p>
          </table:table-cell>
          <table:table-cell office:value-type="float" office:value="0.301151461086452" calcext:value-type="float">
            <text:p>0.301151461086452</text:p>
          </table:table-cell>
          <table:table-cell office:value-type="float" office:value="0.300407118909067" calcext:value-type="float">
            <text:p>0.300407118909067</text:p>
          </table:table-cell>
          <table:table-cell office:value-type="float" office:value="0.299810405293434" calcext:value-type="float">
            <text:p>0.299810405293434</text:p>
          </table:table-cell>
          <table:table-cell office:value-type="float" office:value="0.297746101937255" calcext:value-type="float">
            <text:p>0.297746101937255</text:p>
          </table:table-cell>
          <table:table-cell office:value-type="float" office:value="0.296945405700563" calcext:value-type="float">
            <text:p>0.296945405700563</text:p>
          </table:table-cell>
          <table:table-cell office:value-type="float" office:value="0.319077388052986" calcext:value-type="float">
            <text:p>0.319077388052986</text:p>
          </table:table-cell>
          <table:table-cell office:value-type="float" office:value="0.316252858134855" calcext:value-type="float">
            <text:p>0.316252858134855</text:p>
          </table:table-cell>
          <table:table-cell office:value-type="float" office:value="0.315437927301962" calcext:value-type="float">
            <text:p>0.315437927301962</text:p>
          </table:table-cell>
          <table:table-cell office:value-type="float" office:value="0.319799945508862" calcext:value-type="float">
            <text:p>0.319799945508862</text:p>
          </table:table-cell>
          <table:table-cell office:value-type="float" office:value="0.330872108244754" calcext:value-type="float">
            <text:p>0.330872108244754</text:p>
          </table:table-cell>
          <table:table-cell office:value-type="float" office:value="0.334056392135047" calcext:value-type="float">
            <text:p>0.334056392135047</text:p>
          </table:table-cell>
          <table:table-cell office:value-type="float" office:value="0.332191155719358" calcext:value-type="float">
            <text:p>0.332191155719358</text:p>
          </table:table-cell>
          <table:table-cell office:value-type="float" office:value="0.327365383546113" calcext:value-type="float">
            <text:p>0.327365383546113</text:p>
          </table:table-cell>
          <table:table-cell office:value-type="float" office:value="0.325391597148304" calcext:value-type="float">
            <text:p>0.325391597148304</text:p>
          </table:table-cell>
          <table:table-cell office:value-type="float" office:value="0.322734986644498" calcext:value-type="float">
            <text:p>0.322734986644498</text:p>
          </table:table-cell>
          <table:table-cell office:value-type="float" office:value="0.311563443526418" calcext:value-type="float">
            <text:p>0.311563443526418</text:p>
          </table:table-cell>
          <table:table-cell office:value-type="float" office:value="0.30125115488489" calcext:value-type="float">
            <text:p>0.30125115488489</text:p>
          </table:table-cell>
          <table:table-cell office:value-type="float" office:value="0.300643060720511" calcext:value-type="float">
            <text:p>0.300643060720511</text:p>
          </table:table-cell>
          <table:table-cell office:value-type="float" office:value="0.30021630301889" calcext:value-type="float">
            <text:p>0.30021630301889</text:p>
          </table:table-cell>
          <table:table-cell office:value-type="float" office:value="0.29925413243617" calcext:value-type="float">
            <text:p>0.29925413243617</text:p>
          </table:table-cell>
          <table:table-cell office:value-type="float" office:value="0.296349290749304" calcext:value-type="float">
            <text:p>0.296349290749304</text:p>
          </table:table-cell>
          <table:table-cell office:value-type="float" office:value="0.295224817024211" calcext:value-type="float">
            <text:p>0.295224817024211</text:p>
          </table:table-cell>
          <table:table-cell office:value-type="float" office:value="0.294445666533159" calcext:value-type="float">
            <text:p>0.294445666533159</text:p>
          </table:table-cell>
          <table:table-cell office:value-type="float" office:value="0.293827518251052" calcext:value-type="float">
            <text:p>0.293827518251052</text:p>
          </table:table-cell>
          <table:table-cell office:value-type="float" office:value="0.293225916775617" calcext:value-type="float">
            <text:p>0.293225916775617</text:p>
          </table:table-cell>
          <table:table-cell office:value-type="float" office:value="0.292778608629679" calcext:value-type="float">
            <text:p>0.292778608629679</text:p>
          </table:table-cell>
          <table:table-cell office:value-type="float" office:value="0.29203618190428" calcext:value-type="float">
            <text:p>0.29203618190428</text:p>
          </table:table-cell>
          <table:table-cell office:value-type="float" office:value="0.324465269637362" calcext:value-type="float">
            <text:p>0.324465269637362</text:p>
          </table:table-cell>
          <table:table-cell office:value-type="float" office:value="0.330858781303536" calcext:value-type="float">
            <text:p>0.330858781303536</text:p>
          </table:table-cell>
          <table:table-cell office:value-type="float" office:value="0.33339426209486" calcext:value-type="float">
            <text:p>0.33339426209486</text:p>
          </table:table-cell>
          <table:table-cell office:value-type="float" office:value="0.333533903103299" calcext:value-type="float">
            <text:p>0.333533903103299</text:p>
          </table:table-cell>
          <table:table-cell office:value-type="float" office:value="0.297344225734804" calcext:value-type="float">
            <text:p>0.297344225734804</text:p>
          </table:table-cell>
          <table:table-cell office:value-type="float" office:value="0.29227129513976" calcext:value-type="float">
            <text:p>0.29227129513976</text:p>
          </table:table-cell>
          <table:table-cell office:value-type="float" office:value="0.287760040744849" calcext:value-type="float">
            <text:p>0.287760040744849</text:p>
          </table:table-cell>
          <table:table-cell office:value-type="float" office:value="0.290943072845848" calcext:value-type="float">
            <text:p>0.290943072845848</text:p>
          </table:table-cell>
          <table:table-cell office:value-type="float" office:value="0.305116910076424" calcext:value-type="float">
            <text:p>0.305116910076424</text:p>
          </table:table-cell>
          <table:table-cell office:value-type="float" office:value="0.303531456169985" calcext:value-type="float">
            <text:p>0.303531456169985</text:p>
          </table:table-cell>
          <table:table-cell office:value-type="float" office:value="0.301116567877423" calcext:value-type="float">
            <text:p>0.301116567877423</text:p>
          </table:table-cell>
          <table:table-cell office:value-type="float" office:value="0.300683938995254" calcext:value-type="float">
            <text:p>0.300683938995254</text:p>
          </table:table-cell>
          <table:table-cell office:value-type="float" office:value="0.300057900160863" calcext:value-type="float">
            <text:p>0.300057900160863</text:p>
          </table:table-cell>
          <table:table-cell office:value-type="float" office:value="0.298769838239632" calcext:value-type="float">
            <text:p>0.298769838239632</text:p>
          </table:table-cell>
          <table:table-cell office:value-type="float" office:value="0.297435658347498" calcext:value-type="float">
            <text:p>0.297435658347498</text:p>
          </table:table-cell>
          <table:table-cell office:value-type="float" office:value="0.295800746838451" calcext:value-type="float">
            <text:p>0.295800746838451</text:p>
          </table:table-cell>
          <table:table-cell office:value-type="float" office:value="0.308198136705744" calcext:value-type="float">
            <text:p>0.308198136705744</text:p>
          </table:table-cell>
          <table:table-cell office:value-type="float" office:value="0.318433426487424" calcext:value-type="float">
            <text:p>0.318433426487424</text:p>
          </table:table-cell>
          <table:table-cell office:value-type="float" office:value="0.317941298812902" calcext:value-type="float">
            <text:p>0.317941298812902</text:p>
          </table:table-cell>
          <table:table-cell office:value-type="float" office:value="0.317395245120126" calcext:value-type="float">
            <text:p>0.317395245120126</text:p>
          </table:table-cell>
          <table:table-cell office:value-type="float" office:value="0.331307710300492" calcext:value-type="float">
            <text:p>0.331307710300492</text:p>
          </table:table-cell>
          <table:table-cell office:value-type="float" office:value="0.335755678955926" calcext:value-type="float">
            <text:p>0.335755678955926</text:p>
          </table:table-cell>
          <table:table-cell office:value-type="float" office:value="0.335416381379521" calcext:value-type="float">
            <text:p>0.335416381379521</text:p>
          </table:table-cell>
          <table:table-cell office:value-type="float" office:value="0.333289512430823" calcext:value-type="float">
            <text:p>0.333289512430823</text:p>
          </table:table-cell>
          <table:table-cell office:value-type="float" office:value="0.333251876595386" calcext:value-type="float">
            <text:p>0.333251876595386</text:p>
          </table:table-cell>
          <table:table-cell office:value-type="float" office:value="0.332241871775051" calcext:value-type="float">
            <text:p>0.332241871775051</text:p>
          </table:table-cell>
          <table:table-cell office:value-type="float" office:value="0.323112855476576" calcext:value-type="float">
            <text:p>0.323112855476576</text:p>
          </table:table-cell>
          <table:table-cell office:value-type="float" office:value="0.315016310064749" calcext:value-type="float">
            <text:p>0.315016310064749</text:p>
          </table:table-cell>
          <table:table-cell office:value-type="float" office:value="0.312408284190161" calcext:value-type="float">
            <text:p>0.312408284190161</text:p>
          </table:table-cell>
          <table:table-cell office:value-type="float" office:value="0.311320847380444" calcext:value-type="float">
            <text:p>0.311320847380444</text:p>
          </table:table-cell>
          <table:table-cell office:value-type="float" office:value="0.30671612534318" calcext:value-type="float">
            <text:p>0.30671612534318</text:p>
          </table:table-cell>
          <table:table-cell office:value-type="float" office:value="0.307606513352158" calcext:value-type="float">
            <text:p>0.307606513352158</text:p>
          </table:table-cell>
          <table:table-cell office:value-type="float" office:value="0.30524343175931" calcext:value-type="float">
            <text:p>0.30524343175931</text:p>
          </table:table-cell>
          <table:table-cell office:value-type="float" office:value="0.304825115311469" calcext:value-type="float">
            <text:p>0.304825115311469</text:p>
          </table:table-cell>
          <table:table-cell office:value-type="float" office:value="0.304693186124763" calcext:value-type="float">
            <text:p>0.304693186124763</text:p>
          </table:table-cell>
          <table:table-cell office:value-type="float" office:value="0.304971966555229" calcext:value-type="float">
            <text:p>0.304971966555229</text:p>
          </table:table-cell>
          <table:table-cell office:value-type="float" office:value="0.305355047353528" calcext:value-type="float">
            <text:p>0.305355047353528</text:p>
          </table:table-cell>
          <table:table-cell office:value-type="float" office:value="0.305199867426885" calcext:value-type="float">
            <text:p>0.305199867426885</text:p>
          </table:table-cell>
          <table:table-cell office:value-type="float" office:value="0.305206627523422" calcext:value-type="float">
            <text:p>0.305206627523422</text:p>
          </table:table-cell>
          <table:table-cell office:value-type="float" office:value="0.30531039379993" calcext:value-type="float">
            <text:p>0.30531039379993</text:p>
          </table:table-cell>
          <table:table-cell office:value-type="float" office:value="0.305358627104542" calcext:value-type="float">
            <text:p>0.305358627104542</text:p>
          </table:table-cell>
          <table:table-cell office:value-type="float" office:value="0.305353065523709" calcext:value-type="float">
            <text:p>0.305353065523709</text:p>
          </table:table-cell>
          <table:table-cell office:value-type="float" office:value="0.305394896381926" calcext:value-type="float">
            <text:p>0.305394896381926</text:p>
          </table:table-cell>
          <table:table-cell office:value-type="float" office:value="0.305483161528393" calcext:value-type="float">
            <text:p>0.305483161528393</text:p>
          </table:table-cell>
          <table:table-cell office:value-type="float" office:value="0.305504753895421" calcext:value-type="float">
            <text:p>0.305504753895421</text:p>
          </table:table-cell>
          <table:table-cell office:value-type="float" office:value="0.305452215642573" calcext:value-type="float">
            <text:p>0.305452215642573</text:p>
          </table:table-cell>
          <table:table-cell office:value-type="float" office:value="0.305483366699405" calcext:value-type="float">
            <text:p>0.305483366699405</text:p>
          </table:table-cell>
          <table:table-cell office:value-type="float" office:value="0.305450239625588" calcext:value-type="float">
            <text:p>0.305450239625588</text:p>
          </table:table-cell>
          <table:table-cell office:value-type="float" office:value="0.305476954846235" calcext:value-type="float">
            <text:p>0.305476954846235</text:p>
          </table:table-cell>
          <table:table-cell office:value-type="float" office:value="0.305466413998266" calcext:value-type="float">
            <text:p>0.305466413998266</text:p>
          </table:table-cell>
          <table:table-cell office:value-type="float" office:value="0.305466122891177" calcext:value-type="float">
            <text:p>0.305466122891177</text:p>
          </table:table-cell>
          <table:table-cell office:value-type="float" office:value="0.305507932582968" calcext:value-type="float">
            <text:p>0.305507932582968</text:p>
          </table:table-cell>
          <table:table-cell office:value-type="float" office:value="0.305498341416313" calcext:value-type="float">
            <text:p>0.305498341416313</text:p>
          </table:table-cell>
          <table:table-cell office:value-type="float" office:value="0.305472605231694" calcext:value-type="float">
            <text:p>0.305472605231694</text:p>
          </table:table-cell>
          <table:table-cell office:value-type="float" office:value="0.305566581491468" calcext:value-type="float">
            <text:p>0.305566581491468</text:p>
          </table:table-cell>
          <table:table-cell office:value-type="float" office:value="0.305597143795316" calcext:value-type="float">
            <text:p>0.305597143795316</text:p>
          </table:table-cell>
          <table:table-cell office:value-type="float" office:value="0.305594092688892" calcext:value-type="float">
            <text:p>0.305594092688892</text:p>
          </table:table-cell>
          <table:table-cell office:value-type="float" office:value="0.305550017089731" calcext:value-type="float">
            <text:p>0.305550017089731</text:p>
          </table:table-cell>
          <table:table-cell office:value-type="float" office:value="0.305573318790342" calcext:value-type="float">
            <text:p>0.305573318790342</text:p>
          </table:table-cell>
          <table:table-cell office:value-type="float" office:value="0.305584965524129" calcext:value-type="float">
            <text:p>0.305584965524129</text:p>
          </table:table-cell>
          <table:table-cell office:value-type="float" office:value="0.305561644933423" calcext:value-type="float">
            <text:p>0.305561644933423</text:p>
          </table:table-cell>
          <table:table-cell office:value-type="float" office:value="0.305538350911516" calcext:value-type="float">
            <text:p>0.305538350911516</text:p>
          </table:table-cell>
          <table:table-cell office:value-type="float" office:value="0.305551098521891" calcext:value-type="float">
            <text:p>0.305551098521891</text:p>
          </table:table-cell>
          <table:table-cell office:value-type="float" office:value="0.305585045717014" calcext:value-type="float">
            <text:p>0.305585045717014</text:p>
          </table:table-cell>
          <table:table-cell office:value-type="float" office:value="0.305530568890061" calcext:value-type="float">
            <text:p>0.305530568890061</text:p>
          </table:table-cell>
          <table:table-cell office:value-type="float" office:value="0.305547487491142" calcext:value-type="float">
            <text:p>0.305547487491142</text:p>
          </table:table-cell>
          <table:table-cell office:value-type="float" office:value="0.305554090431189" calcext:value-type="float">
            <text:p>0.305554090431189</text:p>
          </table:table-cell>
          <table:table-cell office:value-type="float" office:value="0.305597141682186" calcext:value-type="float">
            <text:p>0.305597141682186</text:p>
          </table:table-cell>
          <table:table-cell office:value-type="float" office:value="0.305569355784952" calcext:value-type="float">
            <text:p>0.305569355784952</text:p>
          </table:table-cell>
          <table:table-cell office:value-type="float" office:value="0.30554452747083" calcext:value-type="float">
            <text:p>0.30554452747083</text:p>
          </table:table-cell>
          <table:table-cell office:value-type="float" office:value="0.305558189585199" calcext:value-type="float">
            <text:p>0.305558189585199</text:p>
          </table:table-cell>
          <table:table-cell office:value-type="float" office:value="0.305586678225793" calcext:value-type="float">
            <text:p>0.305586678225793</text:p>
          </table:table-cell>
          <table:table-cell office:value-type="float" office:value="0.305596972086359" calcext:value-type="float">
            <text:p>0.305596972086359</text:p>
          </table:table-cell>
          <table:table-cell office:value-type="float" office:value="0.305602821399891" calcext:value-type="float">
            <text:p>0.305602821399891</text:p>
          </table:table-cell>
          <table:table-cell office:value-type="float" office:value="0.305569585463144" calcext:value-type="float">
            <text:p>0.305569585463144</text:p>
          </table:table-cell>
          <table:table-cell office:value-type="float" office:value="0.305547780756684" calcext:value-type="float">
            <text:p>0.305547780756684</text:p>
          </table:table-cell>
          <table:table-cell office:value-type="float" office:value="0.305564535376294" calcext:value-type="float">
            <text:p>0.305564535376294</text:p>
          </table:table-cell>
          <table:table-cell office:value-type="float" office:value="0.305545800862655" calcext:value-type="float">
            <text:p>0.305545800862655</text:p>
          </table:table-cell>
          <table:table-cell office:value-type="float" office:value="0.305577261244716" calcext:value-type="float">
            <text:p>0.305577261244716</text:p>
          </table:table-cell>
          <table:table-cell office:value-type="float" office:value="0.305559874191163" calcext:value-type="float">
            <text:p>0.305559874191163</text:p>
          </table:table-cell>
          <table:table-cell office:value-type="float" office:value="0.305548801057287" calcext:value-type="float">
            <text:p>0.305548801057287</text:p>
          </table:table-cell>
          <table:table-cell office:value-type="float" office:value="0.305586079506452" calcext:value-type="float">
            <text:p>0.305586079506452</text:p>
          </table:table-cell>
          <table:table-cell office:value-type="float" office:value="0.305554034979836" calcext:value-type="float">
            <text:p>0.305554034979836</text:p>
          </table:table-cell>
          <table:table-cell office:value-type="float" office:value="0.30552846659089" calcext:value-type="float">
            <text:p>0.30552846659089</text:p>
          </table:table-cell>
          <table:table-cell office:value-type="float" office:value="0.305584194431358" calcext:value-type="float">
            <text:p>0.305584194431358</text:p>
          </table:table-cell>
          <table:table-cell office:value-type="float" office:value="0.305586632863759" calcext:value-type="float">
            <text:p>0.305586632863759</text:p>
          </table:table-cell>
          <table:table-cell office:value-type="float" office:value="0.305536509322002" calcext:value-type="float">
            <text:p>0.305536509322002</text:p>
          </table:table-cell>
          <table:table-cell office:value-type="float" office:value="0.305569792855801" calcext:value-type="float">
            <text:p>0.305569792855801</text:p>
          </table:table-cell>
          <table:table-cell office:value-type="float" office:value="0.305572512076569" calcext:value-type="float">
            <text:p>0.305572512076569</text:p>
          </table:table-cell>
          <table:table-cell office:value-type="float" office:value="0.305561708081971" calcext:value-type="float">
            <text:p>0.305561708081971</text:p>
          </table:table-cell>
          <table:table-cell office:value-type="float" office:value="0.305544317563211" calcext:value-type="float">
            <text:p>0.305544317563211</text:p>
          </table:table-cell>
          <table:table-cell office:value-type="float" office:value="0.305572431520375" calcext:value-type="float">
            <text:p>0.305572431520375</text:p>
          </table:table-cell>
          <table:table-cell office:value-type="float" office:value="0.305548856711273" calcext:value-type="float">
            <text:p>0.305548856711273</text:p>
          </table:table-cell>
          <table:table-cell office:value-type="float" office:value="0.305563365663841" calcext:value-type="float">
            <text:p>0.305563365663841</text:p>
          </table:table-cell>
          <table:table-cell office:value-type="float" office:value="0.305550520831573" calcext:value-type="float">
            <text:p>0.305550520831573</text:p>
          </table:table-cell>
          <table:table-cell office:value-type="float" office:value="0.30549417917245" calcext:value-type="float">
            <text:p>0.30549417917245</text:p>
          </table:table-cell>
          <table:table-cell office:value-type="float" office:value="0.305581627692873" calcext:value-type="float">
            <text:p>0.305581627692873</text:p>
          </table:table-cell>
          <table:table-cell office:value-type="float" office:value="0.30555460668741" calcext:value-type="float">
            <text:p>0.30555460668741</text:p>
          </table:table-cell>
          <table:table-cell office:value-type="float" office:value="0.305570609849906" calcext:value-type="float">
            <text:p>0.305570609849906</text:p>
          </table:table-cell>
          <table:table-cell office:value-type="float" office:value="0.305568514798589" calcext:value-type="float">
            <text:p>0.305568514798589</text:p>
          </table:table-cell>
          <table:table-cell office:value-type="float" office:value="0.305543353978199" calcext:value-type="float">
            <text:p>0.305543353978199</text:p>
          </table:table-cell>
          <table:table-cell office:value-type="float" office:value="0.305554497095719" calcext:value-type="float">
            <text:p>0.305554497095719</text:p>
          </table:table-cell>
          <table:table-cell office:value-type="float" office:value="0.305572788550348" calcext:value-type="float">
            <text:p>0.305572788550348</text:p>
          </table:table-cell>
          <table:table-cell office:value-type="float" office:value="0.305574416089675" calcext:value-type="float">
            <text:p>0.305574416089675</text:p>
          </table:table-cell>
          <table:table-cell office:value-type="float" office:value="0.305576974411123" calcext:value-type="float">
            <text:p>0.305576974411123</text:p>
          </table:table-cell>
          <table:table-cell office:value-type="float" office:value="0.305562036097876" calcext:value-type="float">
            <text:p>0.305562036097876</text:p>
          </table:table-cell>
          <table:table-cell office:value-type="float" office:value="0.305569841962342" calcext:value-type="float">
            <text:p>0.305569841962342</text:p>
          </table:table-cell>
          <table:table-cell office:value-type="float" office:value="0.305538061699499" calcext:value-type="float">
            <text:p>0.305538061699499</text:p>
          </table:table-cell>
          <table:table-cell office:value-type="float" office:value="0.305534277212484" calcext:value-type="float">
            <text:p>0.305534277212484</text:p>
          </table:table-cell>
          <table:table-cell office:value-type="float" office:value="0.305568124681443" calcext:value-type="float">
            <text:p>0.305568124681443</text:p>
          </table:table-cell>
          <table:table-cell office:value-type="float" office:value="0.305559865832969" calcext:value-type="float">
            <text:p>0.305559865832969</text:p>
          </table:table-cell>
          <table:table-cell office:value-type="float" office:value="0.305551522357376" calcext:value-type="float">
            <text:p>0.305551522357376</text:p>
          </table:table-cell>
          <table:table-cell office:value-type="float" office:value="0.305588411918523" calcext:value-type="float">
            <text:p>0.305588411918523</text:p>
          </table:table-cell>
          <table:table-cell office:value-type="float" office:value="0.305552553730427" calcext:value-type="float">
            <text:p>0.305552553730427</text:p>
          </table:table-cell>
          <table:table-cell office:value-type="float" office:value="0.305559688582864" calcext:value-type="float">
            <text:p>0.305559688582864</text:p>
          </table:table-cell>
          <table:table-cell office:value-type="float" office:value="0.305508012073989" calcext:value-type="float">
            <text:p>0.305508012073989</text:p>
          </table:table-cell>
          <table:table-cell office:value-type="float" office:value="0.305573566011952" calcext:value-type="float">
            <text:p>0.305573566011952</text:p>
          </table:table-cell>
          <table:table-cell office:value-type="float" office:value="0.305573691756591" calcext:value-type="float">
            <text:p>0.305573691756591</text:p>
          </table:table-cell>
          <table:table-cell office:value-type="float" office:value="0.305579132616057" calcext:value-type="float">
            <text:p>0.305579132616057</text:p>
          </table:table-cell>
          <table:table-cell office:value-type="float" office:value="0.305555015505298" calcext:value-type="float">
            <text:p>0.305555015505298</text:p>
          </table:table-cell>
          <table:table-cell office:value-type="float" office:value="0.305584110582414" calcext:value-type="float">
            <text:p>0.305584110582414</text:p>
          </table:table-cell>
          <table:table-cell office:value-type="float" office:value="0.305567401340269" calcext:value-type="float">
            <text:p>0.305567401340269</text:p>
          </table:table-cell>
          <table:table-cell office:value-type="float" office:value="0.305551004997229" calcext:value-type="float">
            <text:p>0.305551004997229</text:p>
          </table:table-cell>
          <table:table-cell office:value-type="float" office:value="0.305586521819312" calcext:value-type="float">
            <text:p>0.305586521819312</text:p>
          </table:table-cell>
          <table:table-cell office:value-type="float" office:value="0.305546764585565" calcext:value-type="float">
            <text:p>0.305546764585565</text:p>
          </table:table-cell>
          <table:table-cell office:value-type="float" office:value="0.30553452570984" calcext:value-type="float">
            <text:p>0.30553452570984</text:p>
          </table:table-cell>
          <table:table-cell office:value-type="float" office:value="0.305542215875997" calcext:value-type="float">
            <text:p>0.305542215875997</text:p>
          </table:table-cell>
          <table:table-cell office:value-type="float" office:value="0.305572995312748" calcext:value-type="float">
            <text:p>0.305572995312748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0870523465899" calcext:value-type="float">
            <text:p>-0.380870523465899</text:p>
          </table:table-cell>
          <table:table-cell office:value-type="float" office:value="-0.379417790083858" calcext:value-type="float">
            <text:p>-0.379417790083858</text:p>
          </table:table-cell>
          <table:table-cell office:value-type="float" office:value="-0.379114546166366" calcext:value-type="float">
            <text:p>-0.379114546166366</text:p>
          </table:table-cell>
          <table:table-cell office:value-type="float" office:value="-0.378523206151774" calcext:value-type="float">
            <text:p>-0.378523206151774</text:p>
          </table:table-cell>
          <table:table-cell office:value-type="float" office:value="-0.377899050450044" calcext:value-type="float">
            <text:p>-0.377899050450044</text:p>
          </table:table-cell>
          <table:table-cell office:value-type="float" office:value="-0.379283799452254" calcext:value-type="float">
            <text:p>-0.379283799452254</text:p>
          </table:table-cell>
          <table:table-cell office:value-type="float" office:value="-0.37932430764804" calcext:value-type="float">
            <text:p>-0.37932430764804</text:p>
          </table:table-cell>
          <table:table-cell office:value-type="float" office:value="-0.378473282012079" calcext:value-type="float">
            <text:p>-0.378473282012079</text:p>
          </table:table-cell>
          <table:table-cell office:value-type="float" office:value="-0.379070266317949" calcext:value-type="float">
            <text:p>-0.379070266317949</text:p>
          </table:table-cell>
          <table:table-cell office:value-type="float" office:value="-0.37941114081194" calcext:value-type="float">
            <text:p>-0.37941114081194</text:p>
          </table:table-cell>
          <table:table-cell office:value-type="float" office:value="-0.38045801722357" calcext:value-type="float">
            <text:p>-0.38045801722357</text:p>
          </table:table-cell>
          <table:table-cell office:value-type="float" office:value="-0.378863262265027" calcext:value-type="float">
            <text:p>-0.378863262265027</text:p>
          </table:table-cell>
          <table:table-cell office:value-type="float" office:value="-0.379418682485994" calcext:value-type="float">
            <text:p>-0.379418682485994</text:p>
          </table:table-cell>
          <table:table-cell office:value-type="float" office:value="-0.380027771354777" calcext:value-type="float">
            <text:p>-0.380027771354777</text:p>
          </table:table-cell>
          <table:table-cell office:value-type="float" office:value="-0.378653940233803" calcext:value-type="float">
            <text:p>-0.378653940233803</text:p>
          </table:table-cell>
          <table:table-cell office:value-type="float" office:value="-0.379088498577302" calcext:value-type="float">
            <text:p>-0.379088498577302</text:p>
          </table:table-cell>
          <table:table-cell office:value-type="float" office:value="-0.37958366628299" calcext:value-type="float">
            <text:p>-0.37958366628299</text:p>
          </table:table-cell>
          <table:table-cell office:value-type="float" office:value="-0.379227510181732" calcext:value-type="float">
            <text:p>-0.379227510181732</text:p>
          </table:table-cell>
          <table:table-cell office:value-type="float" office:value="-0.379773023358016" calcext:value-type="float">
            <text:p>-0.379773023358016</text:p>
          </table:table-cell>
          <table:table-cell office:value-type="float" office:value="-0.379588465132809" calcext:value-type="float">
            <text:p>-0.379588465132809</text:p>
          </table:table-cell>
          <table:table-cell office:value-type="float" office:value="-0.379667431068913" calcext:value-type="float">
            <text:p>-0.379667431068913</text:p>
          </table:table-cell>
          <table:table-cell office:value-type="float" office:value="-0.38087141193943" calcext:value-type="float">
            <text:p>-0.38087141193943</text:p>
          </table:table-cell>
          <table:table-cell office:value-type="float" office:value="-0.384878612161489" calcext:value-type="float">
            <text:p>-0.384878612161489</text:p>
          </table:table-cell>
          <table:table-cell office:value-type="float" office:value="-0.390814383791605" calcext:value-type="float">
            <text:p>-0.390814383791605</text:p>
          </table:table-cell>
          <table:table-cell office:value-type="float" office:value="-0.391538741641948" calcext:value-type="float">
            <text:p>-0.391538741641948</text:p>
          </table:table-cell>
          <table:table-cell office:value-type="float" office:value="-0.387495804855469" calcext:value-type="float">
            <text:p>-0.387495804855469</text:p>
          </table:table-cell>
          <table:table-cell office:value-type="float" office:value="-0.375129944529739" calcext:value-type="float">
            <text:p>-0.375129944529739</text:p>
          </table:table-cell>
          <table:table-cell office:value-type="float" office:value="-0.368100751627182" calcext:value-type="float">
            <text:p>-0.368100751627182</text:p>
          </table:table-cell>
          <table:table-cell office:value-type="float" office:value="-0.367427653376813" calcext:value-type="float">
            <text:p>-0.367427653376813</text:p>
          </table:table-cell>
          <table:table-cell office:value-type="float" office:value="-0.375153825840896" calcext:value-type="float">
            <text:p>-0.375153825840896</text:p>
          </table:table-cell>
          <table:table-cell office:value-type="float" office:value="-0.378558912646138" calcext:value-type="float">
            <text:p>-0.378558912646138</text:p>
          </table:table-cell>
          <table:table-cell office:value-type="float" office:value="-0.391451957107431" calcext:value-type="float">
            <text:p>-0.391451957107431</text:p>
          </table:table-cell>
          <table:table-cell office:value-type="float" office:value="-0.393550368026259" calcext:value-type="float">
            <text:p>-0.393550368026259</text:p>
          </table:table-cell>
          <table:table-cell office:value-type="float" office:value="-0.413649788691903" calcext:value-type="float">
            <text:p>-0.413649788691903</text:p>
          </table:table-cell>
          <table:table-cell office:value-type="float" office:value="-0.405581499342466" calcext:value-type="float">
            <text:p>-0.405581499342466</text:p>
          </table:table-cell>
          <table:table-cell office:value-type="float" office:value="-0.396445933483063" calcext:value-type="float">
            <text:p>-0.396445933483063</text:p>
          </table:table-cell>
          <table:table-cell office:value-type="float" office:value="-0.39167024907277" calcext:value-type="float">
            <text:p>-0.39167024907277</text:p>
          </table:table-cell>
          <table:table-cell office:value-type="float" office:value="-0.392060178046938" calcext:value-type="float">
            <text:p>-0.392060178046938</text:p>
          </table:table-cell>
          <table:table-cell office:value-type="float" office:value="-0.395220099159371" calcext:value-type="float">
            <text:p>-0.395220099159371</text:p>
          </table:table-cell>
          <table:table-cell office:value-type="float" office:value="-0.39012219891828" calcext:value-type="float">
            <text:p>-0.39012219891828</text:p>
          </table:table-cell>
          <table:table-cell office:value-type="float" office:value="-0.390967744903011" calcext:value-type="float">
            <text:p>-0.390967744903011</text:p>
          </table:table-cell>
          <table:table-cell office:value-type="float" office:value="-0.385489454420485" calcext:value-type="float">
            <text:p>-0.385489454420485</text:p>
          </table:table-cell>
          <table:table-cell office:value-type="float" office:value="-0.371397561636306" calcext:value-type="float">
            <text:p>-0.371397561636306</text:p>
          </table:table-cell>
          <table:table-cell office:value-type="float" office:value="-0.369675789566317" calcext:value-type="float">
            <text:p>-0.369675789566317</text:p>
          </table:table-cell>
          <table:table-cell office:value-type="float" office:value="-0.365029335634162" calcext:value-type="float">
            <text:p>-0.365029335634162</text:p>
          </table:table-cell>
          <table:table-cell office:value-type="float" office:value="-0.39016792051342" calcext:value-type="float">
            <text:p>-0.39016792051342</text:p>
          </table:table-cell>
          <table:table-cell office:value-type="float" office:value="-0.393347845697052" calcext:value-type="float">
            <text:p>-0.393347845697052</text:p>
          </table:table-cell>
          <table:table-cell office:value-type="float" office:value="-0.37820469552261" calcext:value-type="float">
            <text:p>-0.37820469552261</text:p>
          </table:table-cell>
          <table:table-cell office:value-type="float" office:value="-0.368848499259129" calcext:value-type="float">
            <text:p>-0.368848499259129</text:p>
          </table:table-cell>
          <table:table-cell office:value-type="float" office:value="-0.36693560540193" calcext:value-type="float">
            <text:p>-0.36693560540193</text:p>
          </table:table-cell>
          <table:table-cell office:value-type="float" office:value="-0.369019609908868" calcext:value-type="float">
            <text:p>-0.369019609908868</text:p>
          </table:table-cell>
          <table:table-cell office:value-type="float" office:value="-0.368037521396337" calcext:value-type="float">
            <text:p>-0.368037521396337</text:p>
          </table:table-cell>
          <table:table-cell office:value-type="float" office:value="-0.37308371573379" calcext:value-type="float">
            <text:p>-0.37308371573379</text:p>
          </table:table-cell>
          <table:table-cell office:value-type="float" office:value="-0.39205414194937" calcext:value-type="float">
            <text:p>-0.39205414194937</text:p>
          </table:table-cell>
          <table:table-cell office:value-type="float" office:value="-0.413066168646702" calcext:value-type="float">
            <text:p>-0.413066168646702</text:p>
          </table:table-cell>
          <table:table-cell office:value-type="float" office:value="-0.400866634827477" calcext:value-type="float">
            <text:p>-0.400866634827477</text:p>
          </table:table-cell>
          <table:table-cell office:value-type="float" office:value="-0.395146001254292" calcext:value-type="float">
            <text:p>-0.395146001254292</text:p>
          </table:table-cell>
          <table:table-cell office:value-type="float" office:value="-0.383459678653645" calcext:value-type="float">
            <text:p>-0.383459678653645</text:p>
          </table:table-cell>
          <table:table-cell office:value-type="float" office:value="-0.371287101878743" calcext:value-type="float">
            <text:p>-0.371287101878743</text:p>
          </table:table-cell>
          <table:table-cell office:value-type="float" office:value="-0.356388024578302" calcext:value-type="float">
            <text:p>-0.356388024578302</text:p>
          </table:table-cell>
          <table:table-cell office:value-type="float" office:value="-0.342172739585094" calcext:value-type="float">
            <text:p>-0.342172739585094</text:p>
          </table:table-cell>
          <table:table-cell office:value-type="float" office:value="-0.353359715595085" calcext:value-type="float">
            <text:p>-0.353359715595085</text:p>
          </table:table-cell>
          <table:table-cell office:value-type="float" office:value="-0.356560510035383" calcext:value-type="float">
            <text:p>-0.356560510035383</text:p>
          </table:table-cell>
          <table:table-cell office:value-type="float" office:value="-0.366217445085723" calcext:value-type="float">
            <text:p>-0.366217445085723</text:p>
          </table:table-cell>
          <table:table-cell office:value-type="float" office:value="-0.366457153557969" calcext:value-type="float">
            <text:p>-0.366457153557969</text:p>
          </table:table-cell>
          <table:table-cell office:value-type="float" office:value="-0.379154378552578" calcext:value-type="float">
            <text:p>-0.379154378552578</text:p>
          </table:table-cell>
          <table:table-cell office:value-type="float" office:value="-0.39450468388582" calcext:value-type="float">
            <text:p>-0.39450468388582</text:p>
          </table:table-cell>
          <table:table-cell office:value-type="float" office:value="-0.395468021455845" calcext:value-type="float">
            <text:p>-0.395468021455845</text:p>
          </table:table-cell>
          <table:table-cell office:value-type="float" office:value="-0.38977131111545" calcext:value-type="float">
            <text:p>-0.38977131111545</text:p>
          </table:table-cell>
          <table:table-cell office:value-type="float" office:value="-0.387708690933743" calcext:value-type="float">
            <text:p>-0.387708690933743</text:p>
          </table:table-cell>
          <table:table-cell office:value-type="float" office:value="-0.363343818035218" calcext:value-type="float">
            <text:p>-0.363343818035218</text:p>
          </table:table-cell>
          <table:table-cell office:value-type="float" office:value="-0.364039869292023" calcext:value-type="float">
            <text:p>-0.364039869292023</text:p>
          </table:table-cell>
          <table:table-cell office:value-type="float" office:value="-0.36642191657095" calcext:value-type="float">
            <text:p>-0.36642191657095</text:p>
          </table:table-cell>
          <table:table-cell office:value-type="float" office:value="-0.371513010320957" calcext:value-type="float">
            <text:p>-0.371513010320957</text:p>
          </table:table-cell>
          <table:table-cell office:value-type="float" office:value="-0.376857028000691" calcext:value-type="float">
            <text:p>-0.376857028000691</text:p>
          </table:table-cell>
          <table:table-cell office:value-type="float" office:value="-0.418900597557874" calcext:value-type="float">
            <text:p>-0.418900597557874</text:p>
          </table:table-cell>
          <table:table-cell office:value-type="float" office:value="-0.40512201661882" calcext:value-type="float">
            <text:p>-0.40512201661882</text:p>
          </table:table-cell>
          <table:table-cell office:value-type="float" office:value="-0.392615969005163" calcext:value-type="float">
            <text:p>-0.392615969005163</text:p>
          </table:table-cell>
          <table:table-cell office:value-type="float" office:value="-0.386904090416575" calcext:value-type="float">
            <text:p>-0.386904090416575</text:p>
          </table:table-cell>
          <table:table-cell office:value-type="float" office:value="-0.38016589871189" calcext:value-type="float">
            <text:p>-0.38016589871189</text:p>
          </table:table-cell>
          <table:table-cell office:value-type="float" office:value="-0.380704943816664" calcext:value-type="float">
            <text:p>-0.380704943816664</text:p>
          </table:table-cell>
          <table:table-cell office:value-type="float" office:value="-0.385116549053799" calcext:value-type="float">
            <text:p>-0.385116549053799</text:p>
          </table:table-cell>
          <table:table-cell office:value-type="float" office:value="-0.376376313383277" calcext:value-type="float">
            <text:p>-0.376376313383277</text:p>
          </table:table-cell>
          <table:table-cell office:value-type="float" office:value="-0.362360923836686" calcext:value-type="float">
            <text:p>-0.362360923836686</text:p>
          </table:table-cell>
          <table:table-cell office:value-type="float" office:value="-0.367102786349641" calcext:value-type="float">
            <text:p>-0.367102786349641</text:p>
          </table:table-cell>
          <table:table-cell office:value-type="float" office:value="-0.407155523138523" calcext:value-type="float">
            <text:p>-0.407155523138523</text:p>
          </table:table-cell>
          <table:table-cell office:value-type="float" office:value="-0.402307215179832" calcext:value-type="float">
            <text:p>-0.402307215179832</text:p>
          </table:table-cell>
          <table:table-cell office:value-type="float" office:value="-0.397637883299624" calcext:value-type="float">
            <text:p>-0.397637883299624</text:p>
          </table:table-cell>
          <table:table-cell office:value-type="float" office:value="-0.383987319419719" calcext:value-type="float">
            <text:p>-0.383987319419719</text:p>
          </table:table-cell>
          <table:table-cell office:value-type="float" office:value="-0.384016538752278" calcext:value-type="float">
            <text:p>-0.384016538752278</text:p>
          </table:table-cell>
          <table:table-cell office:value-type="float" office:value="-0.382038174919112" calcext:value-type="float">
            <text:p>-0.382038174919112</text:p>
          </table:table-cell>
          <table:table-cell office:value-type="float" office:value="-0.389062629923004" calcext:value-type="float">
            <text:p>-0.389062629923004</text:p>
          </table:table-cell>
          <table:table-cell office:value-type="float" office:value="-0.408014226684033" calcext:value-type="float">
            <text:p>-0.408014226684033</text:p>
          </table:table-cell>
          <table:table-cell office:value-type="float" office:value="-0.443721871980853" calcext:value-type="float">
            <text:p>-0.443721871980853</text:p>
          </table:table-cell>
          <table:table-cell office:value-type="float" office:value="-0.438571702443432" calcext:value-type="float">
            <text:p>-0.438571702443432</text:p>
          </table:table-cell>
          <table:table-cell office:value-type="float" office:value="-0.413008006708078" calcext:value-type="float">
            <text:p>-0.413008006708078</text:p>
          </table:table-cell>
          <table:table-cell office:value-type="float" office:value="-0.396272686507778" calcext:value-type="float">
            <text:p>-0.396272686507778</text:p>
          </table:table-cell>
          <table:table-cell office:value-type="float" office:value="-0.362823713639768" calcext:value-type="float">
            <text:p>-0.362823713639768</text:p>
          </table:table-cell>
          <table:table-cell office:value-type="float" office:value="-0.373708907281431" calcext:value-type="float">
            <text:p>-0.373708907281431</text:p>
          </table:table-cell>
          <table:table-cell office:value-type="float" office:value="-0.388242013000085" calcext:value-type="float">
            <text:p>-0.388242013000085</text:p>
          </table:table-cell>
          <table:table-cell office:value-type="float" office:value="-0.398491779906293" calcext:value-type="float">
            <text:p>-0.398491779906293</text:p>
          </table:table-cell>
          <table:table-cell office:value-type="float" office:value="-0.413752200157615" calcext:value-type="float">
            <text:p>-0.413752200157615</text:p>
          </table:table-cell>
          <table:table-cell office:value-type="float" office:value="-0.411333702922876" calcext:value-type="float">
            <text:p>-0.411333702922876</text:p>
          </table:table-cell>
          <table:table-cell office:value-type="float" office:value="-0.411543297444951" calcext:value-type="float">
            <text:p>-0.411543297444951</text:p>
          </table:table-cell>
          <table:table-cell office:value-type="float" office:value="-0.413912341876226" calcext:value-type="float">
            <text:p>-0.413912341876226</text:p>
          </table:table-cell>
          <table:table-cell office:value-type="float" office:value="-0.421427024032272" calcext:value-type="float">
            <text:p>-0.421427024032272</text:p>
          </table:table-cell>
          <table:table-cell office:value-type="float" office:value="-0.411104539395996" calcext:value-type="float">
            <text:p>-0.411104539395996</text:p>
          </table:table-cell>
          <table:table-cell office:value-type="float" office:value="-0.412699795693389" calcext:value-type="float">
            <text:p>-0.412699795693389</text:p>
          </table:table-cell>
          <table:table-cell office:value-type="float" office:value="-0.419849651893704" calcext:value-type="float">
            <text:p>-0.419849651893704</text:p>
          </table:table-cell>
          <table:table-cell office:value-type="float" office:value="-0.423680826145813" calcext:value-type="float">
            <text:p>-0.423680826145813</text:p>
          </table:table-cell>
          <table:table-cell office:value-type="float" office:value="-0.380438904394942" calcext:value-type="float">
            <text:p>-0.380438904394942</text:p>
          </table:table-cell>
          <table:table-cell office:value-type="float" office:value="-0.399897016105433" calcext:value-type="float">
            <text:p>-0.399897016105433</text:p>
          </table:table-cell>
          <table:table-cell office:value-type="float" office:value="-0.391675906501111" calcext:value-type="float">
            <text:p>-0.391675906501111</text:p>
          </table:table-cell>
          <table:table-cell office:value-type="float" office:value="-0.402956905836372" calcext:value-type="float">
            <text:p>-0.402956905836372</text:p>
          </table:table-cell>
          <table:table-cell office:value-type="float" office:value="-0.40662577740502" calcext:value-type="float">
            <text:p>-0.40662577740502</text:p>
          </table:table-cell>
          <table:table-cell office:value-type="float" office:value="-0.404863992193792" calcext:value-type="float">
            <text:p>-0.404863992193792</text:p>
          </table:table-cell>
          <table:table-cell office:value-type="float" office:value="-0.392863578629336" calcext:value-type="float">
            <text:p>-0.392863578629336</text:p>
          </table:table-cell>
          <table:table-cell office:value-type="float" office:value="-0.382704145393861" calcext:value-type="float">
            <text:p>-0.382704145393861</text:p>
          </table:table-cell>
          <table:table-cell office:value-type="float" office:value="-0.371831580570191" calcext:value-type="float">
            <text:p>-0.371831580570191</text:p>
          </table:table-cell>
          <table:table-cell office:value-type="float" office:value="-0.382422956754068" calcext:value-type="float">
            <text:p>-0.382422956754068</text:p>
          </table:table-cell>
          <table:table-cell office:value-type="float" office:value="-0.424433987700842" calcext:value-type="float">
            <text:p>-0.424433987700842</text:p>
          </table:table-cell>
          <table:table-cell office:value-type="float" office:value="-0.425884039361887" calcext:value-type="float">
            <text:p>-0.425884039361887</text:p>
          </table:table-cell>
          <table:table-cell office:value-type="float" office:value="-0.424069731411233" calcext:value-type="float">
            <text:p>-0.424069731411233</text:p>
          </table:table-cell>
          <table:table-cell office:value-type="float" office:value="-0.411507833818123" calcext:value-type="float">
            <text:p>-0.411507833818123</text:p>
          </table:table-cell>
          <table:table-cell office:value-type="float" office:value="-0.414744390811815" calcext:value-type="float">
            <text:p>-0.414744390811815</text:p>
          </table:table-cell>
          <table:table-cell office:value-type="float" office:value="-0.423618170740239" calcext:value-type="float">
            <text:p>-0.423618170740239</text:p>
          </table:table-cell>
          <table:table-cell office:value-type="float" office:value="-0.447784740469189" calcext:value-type="float">
            <text:p>-0.447784740469189</text:p>
          </table:table-cell>
          <table:table-cell office:value-type="float" office:value="-0.44547661157488" calcext:value-type="float">
            <text:p>-0.44547661157488</text:p>
          </table:table-cell>
          <table:table-cell office:value-type="float" office:value="-0.449062985239678" calcext:value-type="float">
            <text:p>-0.449062985239678</text:p>
          </table:table-cell>
          <table:table-cell office:value-type="float" office:value="-0.446075419988838" calcext:value-type="float">
            <text:p>-0.446075419988838</text:p>
          </table:table-cell>
          <table:table-cell office:value-type="float" office:value="-0.425915226301328" calcext:value-type="float">
            <text:p>-0.425915226301328</text:p>
          </table:table-cell>
          <table:table-cell office:value-type="float" office:value="-0.367529872325952" calcext:value-type="float">
            <text:p>-0.367529872325952</text:p>
          </table:table-cell>
          <table:table-cell office:value-type="float" office:value="-0.362327235630635" calcext:value-type="float">
            <text:p>-0.362327235630635</text:p>
          </table:table-cell>
          <table:table-cell office:value-type="float" office:value="-0.383596943502497" calcext:value-type="float">
            <text:p>-0.383596943502497</text:p>
          </table:table-cell>
          <table:table-cell office:value-type="float" office:value="-0.388254308989328" calcext:value-type="float">
            <text:p>-0.388254308989328</text:p>
          </table:table-cell>
          <table:table-cell office:value-type="float" office:value="-0.402236277807501" calcext:value-type="float">
            <text:p>-0.402236277807501</text:p>
          </table:table-cell>
          <table:table-cell office:value-type="float" office:value="-0.40048078458979" calcext:value-type="float">
            <text:p>-0.40048078458979</text:p>
          </table:table-cell>
          <table:table-cell office:value-type="float" office:value="-0.398710492434245" calcext:value-type="float">
            <text:p>-0.398710492434245</text:p>
          </table:table-cell>
          <table:table-cell office:value-type="float" office:value="-0.397140619988146" calcext:value-type="float">
            <text:p>-0.397140619988146</text:p>
          </table:table-cell>
          <table:table-cell office:value-type="float" office:value="-0.395620433356625" calcext:value-type="float">
            <text:p>-0.395620433356625</text:p>
          </table:table-cell>
          <table:table-cell office:value-type="float" office:value="-0.379319897084377" calcext:value-type="float">
            <text:p>-0.379319897084377</text:p>
          </table:table-cell>
          <table:table-cell office:value-type="float" office:value="-0.367507861267283" calcext:value-type="float">
            <text:p>-0.367507861267283</text:p>
          </table:table-cell>
          <table:table-cell office:value-type="float" office:value="-0.384824554935374" calcext:value-type="float">
            <text:p>-0.384824554935374</text:p>
          </table:table-cell>
          <table:table-cell office:value-type="float" office:value="-0.377702163595023" calcext:value-type="float">
            <text:p>-0.377702163595023</text:p>
          </table:table-cell>
          <table:table-cell office:value-type="float" office:value="-0.388082746943878" calcext:value-type="float">
            <text:p>-0.388082746943878</text:p>
          </table:table-cell>
          <table:table-cell office:value-type="float" office:value="-0.406742097958936" calcext:value-type="float">
            <text:p>-0.406742097958936</text:p>
          </table:table-cell>
          <table:table-cell office:value-type="float" office:value="-0.39569718923982" calcext:value-type="float">
            <text:p>-0.39569718923982</text:p>
          </table:table-cell>
          <table:table-cell office:value-type="float" office:value="-0.393804538586497" calcext:value-type="float">
            <text:p>-0.393804538586497</text:p>
          </table:table-cell>
          <table:table-cell office:value-type="float" office:value="-0.376751150891472" calcext:value-type="float">
            <text:p>-0.376751150891472</text:p>
          </table:table-cell>
          <table:table-cell office:value-type="float" office:value="-0.360790080879987" calcext:value-type="float">
            <text:p>-0.360790080879987</text:p>
          </table:table-cell>
          <table:table-cell office:value-type="float" office:value="-0.405671084977949" calcext:value-type="float">
            <text:p>-0.405671084977949</text:p>
          </table:table-cell>
          <table:table-cell office:value-type="float" office:value="-0.40908411717224" calcext:value-type="float">
            <text:p>-0.40908411717224</text:p>
          </table:table-cell>
          <table:table-cell office:value-type="float" office:value="-0.399666957562358" calcext:value-type="float">
            <text:p>-0.399666957562358</text:p>
          </table:table-cell>
          <table:table-cell office:value-type="float" office:value="-0.401686026201171" calcext:value-type="float">
            <text:p>-0.401686026201171</text:p>
          </table:table-cell>
          <table:table-cell office:value-type="float" office:value="-0.39749725326857" calcext:value-type="float">
            <text:p>-0.39749725326857</text:p>
          </table:table-cell>
          <table:table-cell office:value-type="float" office:value="-0.387932154120971" calcext:value-type="float">
            <text:p>-0.387932154120971</text:p>
          </table:table-cell>
          <table:table-cell office:value-type="float" office:value="-0.3843785978934" calcext:value-type="float">
            <text:p>-0.3843785978934</text:p>
          </table:table-cell>
          <table:table-cell office:value-type="float" office:value="-0.386450352693757" calcext:value-type="float">
            <text:p>-0.386450352693757</text:p>
          </table:table-cell>
          <table:table-cell office:value-type="float" office:value="-0.395159317516484" calcext:value-type="float">
            <text:p>-0.395159317516484</text:p>
          </table:table-cell>
          <table:table-cell office:value-type="float" office:value="-0.438401194033511" calcext:value-type="float">
            <text:p>-0.438401194033511</text:p>
          </table:table-cell>
          <table:table-cell office:value-type="float" office:value="-0.426454035198759" calcext:value-type="float">
            <text:p>-0.426454035198759</text:p>
          </table:table-cell>
          <table:table-cell office:value-type="float" office:value="-0.398866714796772" calcext:value-type="float">
            <text:p>-0.398866714796772</text:p>
          </table:table-cell>
          <table:table-cell office:value-type="float" office:value="-0.398336064356469" calcext:value-type="float">
            <text:p>-0.398336064356469</text:p>
          </table:table-cell>
          <table:table-cell office:value-type="float" office:value="-0.351795940259567" calcext:value-type="float">
            <text:p>-0.351795940259567</text:p>
          </table:table-cell>
          <table:table-cell office:value-type="float" office:value="-0.348179576829351" calcext:value-type="float">
            <text:p>-0.348179576829351</text:p>
          </table:table-cell>
          <table:table-cell office:value-type="float" office:value="-0.368804282400607" calcext:value-type="float">
            <text:p>-0.368804282400607</text:p>
          </table:table-cell>
          <table:table-cell office:value-type="float" office:value="-0.389125250900901" calcext:value-type="float">
            <text:p>-0.389125250900901</text:p>
          </table:table-cell>
          <table:table-cell office:value-type="float" office:value="-0.410538345515282" calcext:value-type="float">
            <text:p>-0.410538345515282</text:p>
          </table:table-cell>
          <table:table-cell office:value-type="float" office:value="-0.411237685713089" calcext:value-type="float">
            <text:p>-0.411237685713089</text:p>
          </table:table-cell>
          <table:table-cell office:value-type="float" office:value="-0.408034730318741" calcext:value-type="float">
            <text:p>-0.408034730318741</text:p>
          </table:table-cell>
          <table:table-cell office:value-type="float" office:value="-0.417679140665147" calcext:value-type="float">
            <text:p>-0.417679140665147</text:p>
          </table:table-cell>
          <table:table-cell office:value-type="float" office:value="-0.405070628543285" calcext:value-type="float">
            <text:p>-0.405070628543285</text:p>
          </table:table-cell>
          <table:table-cell office:value-type="float" office:value="-0.390696959387906" calcext:value-type="float">
            <text:p>-0.390696959387906</text:p>
          </table:table-cell>
          <table:table-cell office:value-type="float" office:value="-0.396433350164604" calcext:value-type="float">
            <text:p>-0.396433350164604</text:p>
          </table:table-cell>
          <table:table-cell office:value-type="float" office:value="-0.398320813622031" calcext:value-type="float">
            <text:p>-0.398320813622031</text:p>
          </table:table-cell>
          <table:table-cell office:value-type="float" office:value="-0.386737822564758" calcext:value-type="float">
            <text:p>-0.386737822564758</text:p>
          </table:table-cell>
          <table:table-cell office:value-type="float" office:value="-0.390329189280932" calcext:value-type="float">
            <text:p>-0.390329189280932</text:p>
          </table:table-cell>
          <table:table-cell office:value-type="float" office:value="-0.408617359551381" calcext:value-type="float">
            <text:p>-0.408617359551381</text:p>
          </table:table-cell>
          <table:table-cell office:value-type="float" office:value="-0.408012593262673" calcext:value-type="float">
            <text:p>-0.408012593262673</text:p>
          </table:table-cell>
          <table:table-cell office:value-type="float" office:value="-0.395079429477923" calcext:value-type="float">
            <text:p>-0.395079429477923</text:p>
          </table:table-cell>
          <table:table-cell office:value-type="float" office:value="-0.394554425713707" calcext:value-type="float">
            <text:p>-0.394554425713707</text:p>
          </table:table-cell>
          <table:table-cell office:value-type="float" office:value="-0.397429831595804" calcext:value-type="float">
            <text:p>-0.397429831595804</text:p>
          </table:table-cell>
          <table:table-cell office:value-type="float" office:value="-0.396166121144837" calcext:value-type="float">
            <text:p>-0.396166121144837</text:p>
          </table:table-cell>
          <table:table-cell office:value-type="float" office:value="-0.388460569640285" calcext:value-type="float">
            <text:p>-0.388460569640285</text:p>
          </table:table-cell>
          <table:table-cell office:value-type="float" office:value="-0.386084431784234" calcext:value-type="float">
            <text:p>-0.386084431784234</text:p>
          </table:table-cell>
          <table:table-cell office:value-type="float" office:value="-0.380891967342086" calcext:value-type="float">
            <text:p>-0.380891967342086</text:p>
          </table:table-cell>
          <table:table-cell office:value-type="float" office:value="-0.377535688921276" calcext:value-type="float">
            <text:p>-0.377535688921276</text:p>
          </table:table-cell>
          <table:table-cell office:value-type="float" office:value="-0.351593538803844" calcext:value-type="float">
            <text:p>-0.351593538803844</text:p>
          </table:table-cell>
          <table:table-cell office:value-type="float" office:value="-0.418842767711608" calcext:value-type="float">
            <text:p>-0.418842767711608</text:p>
          </table:table-cell>
          <table:table-cell office:value-type="float" office:value="-0.422833417399645" calcext:value-type="float">
            <text:p>-0.422833417399645</text:p>
          </table:table-cell>
          <table:table-cell office:value-type="float" office:value="-0.406355349157065" calcext:value-type="float">
            <text:p>-0.406355349157065</text:p>
          </table:table-cell>
          <table:table-cell office:value-type="float" office:value="-0.40423670453875" calcext:value-type="float">
            <text:p>-0.40423670453875</text:p>
          </table:table-cell>
          <table:table-cell office:value-type="float" office:value="-0.395901567633523" calcext:value-type="float">
            <text:p>-0.395901567633523</text:p>
          </table:table-cell>
          <table:table-cell office:value-type="float" office:value="-0.39941920172618" calcext:value-type="float">
            <text:p>-0.39941920172618</text:p>
          </table:table-cell>
          <table:table-cell office:value-type="float" office:value="-0.401691861208411" calcext:value-type="float">
            <text:p>-0.401691861208411</text:p>
          </table:table-cell>
          <table:table-cell office:value-type="float" office:value="-0.446867421845718" calcext:value-type="float">
            <text:p>-0.446867421845718</text:p>
          </table:table-cell>
          <table:table-cell office:value-type="float" office:value="-0.421691219924718" calcext:value-type="float">
            <text:p>-0.421691219924718</text:p>
          </table:table-cell>
          <table:table-cell office:value-type="float" office:value="-0.395334359334289" calcext:value-type="float">
            <text:p>-0.395334359334289</text:p>
          </table:table-cell>
          <table:table-cell office:value-type="float" office:value="-0.397566308561342" calcext:value-type="float">
            <text:p>-0.397566308561342</text:p>
          </table:table-cell>
          <table:table-cell office:value-type="float" office:value="-0.357611123664153" calcext:value-type="float">
            <text:p>-0.357611123664153</text:p>
          </table:table-cell>
          <table:table-cell office:value-type="float" office:value="-0.347687489009022" calcext:value-type="float">
            <text:p>-0.347687489009022</text:p>
          </table:table-cell>
          <table:table-cell office:value-type="float" office:value="-0.348703045427994" calcext:value-type="float">
            <text:p>-0.348703045427994</text:p>
          </table:table-cell>
          <table:table-cell office:value-type="float" office:value="-0.360074546018804" calcext:value-type="float">
            <text:p>-0.360074546018804</text:p>
          </table:table-cell>
          <table:table-cell office:value-type="float" office:value="-0.359805318793358" calcext:value-type="float">
            <text:p>-0.359805318793358</text:p>
          </table:table-cell>
          <table:table-cell office:value-type="float" office:value="-0.380234842270351" calcext:value-type="float">
            <text:p>-0.380234842270351</text:p>
          </table:table-cell>
          <table:table-cell office:value-type="float" office:value="-0.387975952860984" calcext:value-type="float">
            <text:p>-0.387975952860984</text:p>
          </table:table-cell>
          <table:table-cell office:value-type="float" office:value="-0.395299158587279" calcext:value-type="float">
            <text:p>-0.395299158587279</text:p>
          </table:table-cell>
          <table:table-cell office:value-type="float" office:value="-0.394639487431204" calcext:value-type="float">
            <text:p>-0.394639487431204</text:p>
          </table:table-cell>
          <table:table-cell office:value-type="float" office:value="-0.392796702597562" calcext:value-type="float">
            <text:p>-0.392796702597562</text:p>
          </table:table-cell>
          <table:table-cell office:value-type="float" office:value="-0.388440276038661" calcext:value-type="float">
            <text:p>-0.388440276038661</text:p>
          </table:table-cell>
          <table:table-cell office:value-type="float" office:value="-0.373599925518632" calcext:value-type="float">
            <text:p>-0.373599925518632</text:p>
          </table:table-cell>
          <table:table-cell office:value-type="float" office:value="-0.355760741147756" calcext:value-type="float">
            <text:p>-0.355760741147756</text:p>
          </table:table-cell>
          <table:table-cell office:value-type="float" office:value="-0.375878051229615" calcext:value-type="float">
            <text:p>-0.375878051229615</text:p>
          </table:table-cell>
          <table:table-cell office:value-type="float" office:value="-0.367479284588608" calcext:value-type="float">
            <text:p>-0.367479284588608</text:p>
          </table:table-cell>
          <table:table-cell office:value-type="float" office:value="-0.373537279794267" calcext:value-type="float">
            <text:p>-0.373537279794267</text:p>
          </table:table-cell>
          <table:table-cell office:value-type="float" office:value="-0.399420396086101" calcext:value-type="float">
            <text:p>-0.399420396086101</text:p>
          </table:table-cell>
          <table:table-cell office:value-type="float" office:value="-0.402321881628793" calcext:value-type="float">
            <text:p>-0.402321881628793</text:p>
          </table:table-cell>
          <table:table-cell office:value-type="float" office:value="-0.396943894467486" calcext:value-type="float">
            <text:p>-0.396943894467486</text:p>
          </table:table-cell>
          <table:table-cell office:value-type="float" office:value="-0.390456678211934" calcext:value-type="float">
            <text:p>-0.390456678211934</text:p>
          </table:table-cell>
          <table:table-cell office:value-type="float" office:value="-0.381693558656154" calcext:value-type="float">
            <text:p>-0.381693558656154</text:p>
          </table:table-cell>
          <table:table-cell office:value-type="float" office:value="-0.380576236373202" calcext:value-type="float">
            <text:p>-0.380576236373202</text:p>
          </table:table-cell>
          <table:table-cell office:value-type="float" office:value="-0.366103933193886" calcext:value-type="float">
            <text:p>-0.366103933193886</text:p>
          </table:table-cell>
          <table:table-cell office:value-type="float" office:value="-0.369642483389959" calcext:value-type="float">
            <text:p>-0.369642483389959</text:p>
          </table:table-cell>
          <table:table-cell office:value-type="float" office:value="-0.406087317761471" calcext:value-type="float">
            <text:p>-0.406087317761471</text:p>
          </table:table-cell>
          <table:table-cell office:value-type="float" office:value="-0.398796733820159" calcext:value-type="float">
            <text:p>-0.398796733820159</text:p>
          </table:table-cell>
          <table:table-cell office:value-type="float" office:value="-0.390900874846783" calcext:value-type="float">
            <text:p>-0.390900874846783</text:p>
          </table:table-cell>
          <table:table-cell office:value-type="float" office:value="-0.384447277176245" calcext:value-type="float">
            <text:p>-0.384447277176245</text:p>
          </table:table-cell>
          <table:table-cell office:value-type="float" office:value="-0.371658317800015" calcext:value-type="float">
            <text:p>-0.371658317800015</text:p>
          </table:table-cell>
          <table:table-cell office:value-type="float" office:value="-0.366124648464334" calcext:value-type="float">
            <text:p>-0.366124648464334</text:p>
          </table:table-cell>
          <table:table-cell office:value-type="float" office:value="-0.363346777864222" calcext:value-type="float">
            <text:p>-0.363346777864222</text:p>
          </table:table-cell>
          <table:table-cell office:value-type="float" office:value="-0.361850972989791" calcext:value-type="float">
            <text:p>-0.361850972989791</text:p>
          </table:table-cell>
          <table:table-cell office:value-type="float" office:value="-0.361244367691523" calcext:value-type="float">
            <text:p>-0.361244367691523</text:p>
          </table:table-cell>
          <table:table-cell office:value-type="float" office:value="-0.363305728210447" calcext:value-type="float">
            <text:p>-0.363305728210447</text:p>
          </table:table-cell>
          <table:table-cell office:value-type="float" office:value="-0.369499446896979" calcext:value-type="float">
            <text:p>-0.369499446896979</text:p>
          </table:table-cell>
          <table:table-cell office:value-type="float" office:value="-0.438325947617958" calcext:value-type="float">
            <text:p>-0.438325947617958</text:p>
          </table:table-cell>
          <table:table-cell office:value-type="float" office:value="-0.415741064224562" calcext:value-type="float">
            <text:p>-0.415741064224562</text:p>
          </table:table-cell>
          <table:table-cell office:value-type="float" office:value="-0.409621987045988" calcext:value-type="float">
            <text:p>-0.409621987045988</text:p>
          </table:table-cell>
          <table:table-cell office:value-type="float" office:value="-0.394618092940267" calcext:value-type="float">
            <text:p>-0.394618092940267</text:p>
          </table:table-cell>
          <table:table-cell office:value-type="float" office:value="-0.348377942279822" calcext:value-type="float">
            <text:p>-0.348377942279822</text:p>
          </table:table-cell>
          <table:table-cell office:value-type="float" office:value="-0.340782851498937" calcext:value-type="float">
            <text:p>-0.340782851498937</text:p>
          </table:table-cell>
          <table:table-cell office:value-type="float" office:value="-0.349012011246039" calcext:value-type="float">
            <text:p>-0.349012011246039</text:p>
          </table:table-cell>
          <table:table-cell office:value-type="float" office:value="-0.356628321133323" calcext:value-type="float">
            <text:p>-0.356628321133323</text:p>
          </table:table-cell>
          <table:table-cell office:value-type="float" office:value="-0.376353429556925" calcext:value-type="float">
            <text:p>-0.376353429556925</text:p>
          </table:table-cell>
          <table:table-cell office:value-type="float" office:value="-0.395552695174106" calcext:value-type="float">
            <text:p>-0.395552695174106</text:p>
          </table:table-cell>
          <table:table-cell office:value-type="float" office:value="-0.401227608536288" calcext:value-type="float">
            <text:p>-0.401227608536288</text:p>
          </table:table-cell>
          <table:table-cell office:value-type="float" office:value="-0.401308732093706" calcext:value-type="float">
            <text:p>-0.401308732093706</text:p>
          </table:table-cell>
          <table:table-cell office:value-type="float" office:value="-0.399977403638349" calcext:value-type="float">
            <text:p>-0.399977403638349</text:p>
          </table:table-cell>
          <table:table-cell office:value-type="float" office:value="-0.391676760844826" calcext:value-type="float">
            <text:p>-0.391676760844826</text:p>
          </table:table-cell>
          <table:table-cell office:value-type="float" office:value="-0.381115635379805" calcext:value-type="float">
            <text:p>-0.381115635379805</text:p>
          </table:table-cell>
          <table:table-cell office:value-type="float" office:value="-0.369498477202762" calcext:value-type="float">
            <text:p>-0.369498477202762</text:p>
          </table:table-cell>
          <table:table-cell office:value-type="float" office:value="-0.35304170514104" calcext:value-type="float">
            <text:p>-0.35304170514104</text:p>
          </table:table-cell>
          <table:table-cell office:value-type="float" office:value="-0.364275342535868" calcext:value-type="float">
            <text:p>-0.364275342535868</text:p>
          </table:table-cell>
          <table:table-cell office:value-type="float" office:value="-0.349954216838572" calcext:value-type="float">
            <text:p>-0.349954216838572</text:p>
          </table:table-cell>
          <table:table-cell office:value-type="float" office:value="-0.35040431508984" calcext:value-type="float">
            <text:p>-0.35040431508984</text:p>
          </table:table-cell>
          <table:table-cell office:value-type="float" office:value="-0.378062601507403" calcext:value-type="float">
            <text:p>-0.378062601507403</text:p>
          </table:table-cell>
          <table:table-cell office:value-type="float" office:value="-0.391070970509897" calcext:value-type="float">
            <text:p>-0.391070970509897</text:p>
          </table:table-cell>
          <table:table-cell office:value-type="float" office:value="-0.397338268422564" calcext:value-type="float">
            <text:p>-0.397338268422564</text:p>
          </table:table-cell>
          <table:table-cell office:value-type="float" office:value="-0.395144184218911" calcext:value-type="float">
            <text:p>-0.395144184218911</text:p>
          </table:table-cell>
          <table:table-cell office:value-type="float" office:value="-0.395115907233236" calcext:value-type="float">
            <text:p>-0.395115907233236</text:p>
          </table:table-cell>
          <table:table-cell office:value-type="float" office:value="-0.384607193598978" calcext:value-type="float">
            <text:p>-0.384607193598978</text:p>
          </table:table-cell>
          <table:table-cell office:value-type="float" office:value="-0.379181585291612" calcext:value-type="float">
            <text:p>-0.379181585291612</text:p>
          </table:table-cell>
          <table:table-cell office:value-type="float" office:value="-0.360151672102285" calcext:value-type="float">
            <text:p>-0.360151672102285</text:p>
          </table:table-cell>
          <table:table-cell office:value-type="float" office:value="-0.356059152696107" calcext:value-type="float">
            <text:p>-0.356059152696107</text:p>
          </table:table-cell>
          <table:table-cell office:value-type="float" office:value="-0.36455399239289" calcext:value-type="float">
            <text:p>-0.36455399239289</text:p>
          </table:table-cell>
          <table:table-cell office:value-type="float" office:value="-0.387352919448037" calcext:value-type="float">
            <text:p>-0.387352919448037</text:p>
          </table:table-cell>
          <table:table-cell office:value-type="float" office:value="-0.381118975125108" calcext:value-type="float">
            <text:p>-0.381118975125108</text:p>
          </table:table-cell>
          <table:table-cell office:value-type="float" office:value="-0.367126951806224" calcext:value-type="float">
            <text:p>-0.367126951806224</text:p>
          </table:table-cell>
          <table:table-cell office:value-type="float" office:value="-0.364557499408969" calcext:value-type="float">
            <text:p>-0.364557499408969</text:p>
          </table:table-cell>
          <table:table-cell office:value-type="float" office:value="-0.364073529177666" calcext:value-type="float">
            <text:p>-0.364073529177666</text:p>
          </table:table-cell>
          <table:table-cell office:value-type="float" office:value="-0.369717571195922" calcext:value-type="float">
            <text:p>-0.369717571195922</text:p>
          </table:table-cell>
          <table:table-cell office:value-type="float" office:value="-0.371451161166875" calcext:value-type="float">
            <text:p>-0.371451161166875</text:p>
          </table:table-cell>
          <table:table-cell office:value-type="float" office:value="-0.370068013914258" calcext:value-type="float">
            <text:p>-0.370068013914258</text:p>
          </table:table-cell>
          <table:table-cell office:value-type="float" office:value="-0.372202594617995" calcext:value-type="float">
            <text:p>-0.372202594617995</text:p>
          </table:table-cell>
          <table:table-cell office:value-type="float" office:value="-0.37090026160399" calcext:value-type="float">
            <text:p>-0.37090026160399</text:p>
          </table:table-cell>
          <table:table-cell office:value-type="float" office:value="-0.3705763650744" calcext:value-type="float">
            <text:p>-0.3705763650744</text:p>
          </table:table-cell>
          <table:table-cell office:value-type="float" office:value="-0.369809796351214" calcext:value-type="float">
            <text:p>-0.369809796351214</text:p>
          </table:table-cell>
          <table:table-cell office:value-type="float" office:value="-0.371087955659292" calcext:value-type="float">
            <text:p>-0.371087955659292</text:p>
          </table:table-cell>
          <table:table-cell office:value-type="float" office:value="-0.372009389193102" calcext:value-type="float">
            <text:p>-0.372009389193102</text:p>
          </table:table-cell>
          <table:table-cell office:value-type="float" office:value="-0.372040523151467" calcext:value-type="float">
            <text:p>-0.372040523151467</text:p>
          </table:table-cell>
          <table:table-cell office:value-type="float" office:value="-0.371758369667717" calcext:value-type="float">
            <text:p>-0.371758369667717</text:p>
          </table:table-cell>
          <table:table-cell office:value-type="float" office:value="-0.371449679673458" calcext:value-type="float">
            <text:p>-0.371449679673458</text:p>
          </table:table-cell>
          <table:table-cell office:value-type="float" office:value="-0.371135537447522" calcext:value-type="float">
            <text:p>-0.371135537447522</text:p>
          </table:table-cell>
          <table:table-cell office:value-type="float" office:value="-0.370618553413312" calcext:value-type="float">
            <text:p>-0.370618553413312</text:p>
          </table:table-cell>
          <table:table-cell office:value-type="float" office:value="-0.371323044645109" calcext:value-type="float">
            <text:p>-0.371323044645109</text:p>
          </table:table-cell>
          <table:table-cell office:value-type="float" office:value="-0.371247589452888" calcext:value-type="float">
            <text:p>-0.371247589452888</text:p>
          </table:table-cell>
          <table:table-cell office:value-type="float" office:value="-0.370906985568133" calcext:value-type="float">
            <text:p>-0.370906985568133</text:p>
          </table:table-cell>
          <table:table-cell office:value-type="float" office:value="-0.371305485335761" calcext:value-type="float">
            <text:p>-0.371305485335761</text:p>
          </table:table-cell>
          <table:table-cell office:value-type="float" office:value="-0.370430933060867" calcext:value-type="float">
            <text:p>-0.370430933060867</text:p>
          </table:table-cell>
          <table:table-cell office:value-type="float" office:value="-0.373181842444081" calcext:value-type="float">
            <text:p>-0.373181842444081</text:p>
          </table:table-cell>
          <table:table-cell office:value-type="float" office:value="-0.373135205658278" calcext:value-type="float">
            <text:p>-0.373135205658278</text:p>
          </table:table-cell>
          <table:table-cell office:value-type="float" office:value="-0.372553420294964" calcext:value-type="float">
            <text:p>-0.372553420294964</text:p>
          </table:table-cell>
          <table:table-cell office:value-type="float" office:value="-0.371392678008357" calcext:value-type="float">
            <text:p>-0.371392678008357</text:p>
          </table:table-cell>
          <table:table-cell office:value-type="float" office:value="-0.37159392226103" calcext:value-type="float">
            <text:p>-0.37159392226103</text:p>
          </table:table-cell>
          <table:table-cell office:value-type="float" office:value="-0.371755540576444" calcext:value-type="float">
            <text:p>-0.371755540576444</text:p>
          </table:table-cell>
          <table:table-cell office:value-type="float" office:value="-0.37167168112896" calcext:value-type="float">
            <text:p>-0.37167168112896</text:p>
          </table:table-cell>
          <table:table-cell office:value-type="float" office:value="-0.370818099413726" calcext:value-type="float">
            <text:p>-0.370818099413726</text:p>
          </table:table-cell>
          <table:table-cell office:value-type="float" office:value="-0.370604033664856" calcext:value-type="float">
            <text:p>-0.370604033664856</text:p>
          </table:table-cell>
          <table:table-cell office:value-type="float" office:value="-0.371520114835612" calcext:value-type="float">
            <text:p>-0.371520114835612</text:p>
          </table:table-cell>
          <table:table-cell office:value-type="float" office:value="-0.369617574862281" calcext:value-type="float">
            <text:p>-0.369617574862281</text:p>
          </table:table-cell>
          <table:table-cell office:value-type="float" office:value="-0.370460396219506" calcext:value-type="float">
            <text:p>-0.370460396219506</text:p>
          </table:table-cell>
          <table:table-cell office:value-type="float" office:value="-0.370492392087034" calcext:value-type="float">
            <text:p>-0.370492392087034</text:p>
          </table:table-cell>
          <table:table-cell office:value-type="float" office:value="-0.371333458240215" calcext:value-type="float">
            <text:p>-0.371333458240215</text:p>
          </table:table-cell>
          <table:table-cell office:value-type="float" office:value="-0.370836821811522" calcext:value-type="float">
            <text:p>-0.370836821811522</text:p>
          </table:table-cell>
          <table:table-cell office:value-type="float" office:value="-0.369802205773786" calcext:value-type="float">
            <text:p>-0.369802205773786</text:p>
          </table:table-cell>
          <table:table-cell office:value-type="float" office:value="-0.370444889666111" calcext:value-type="float">
            <text:p>-0.370444889666111</text:p>
          </table:table-cell>
          <table:table-cell office:value-type="float" office:value="-0.371198851306835" calcext:value-type="float">
            <text:p>-0.371198851306835</text:p>
          </table:table-cell>
          <table:table-cell office:value-type="float" office:value="-0.371059024471348" calcext:value-type="float">
            <text:p>-0.371059024471348</text:p>
          </table:table-cell>
          <table:table-cell office:value-type="float" office:value="-0.371188069832725" calcext:value-type="float">
            <text:p>-0.371188069832725</text:p>
          </table:table-cell>
          <table:table-cell office:value-type="float" office:value="-0.371239559110828" calcext:value-type="float">
            <text:p>-0.371239559110828</text:p>
          </table:table-cell>
          <table:table-cell office:value-type="float" office:value="-0.370411861524326" calcext:value-type="float">
            <text:p>-0.370411861524326</text:p>
          </table:table-cell>
          <table:table-cell office:value-type="float" office:value="-0.370475211323403" calcext:value-type="float">
            <text:p>-0.370475211323403</text:p>
          </table:table-cell>
          <table:table-cell office:value-type="float" office:value="-0.370359440503919" calcext:value-type="float">
            <text:p>-0.370359440503919</text:p>
          </table:table-cell>
          <table:table-cell office:value-type="float" office:value="-0.370809777144329" calcext:value-type="float">
            <text:p>-0.370809777144329</text:p>
          </table:table-cell>
          <table:table-cell office:value-type="float" office:value="-0.370884763005567" calcext:value-type="float">
            <text:p>-0.370884763005567</text:p>
          </table:table-cell>
          <table:table-cell office:value-type="float" office:value="-0.370096514265965" calcext:value-type="float">
            <text:p>-0.370096514265965</text:p>
          </table:table-cell>
          <table:table-cell office:value-type="float" office:value="-0.370711696490349" calcext:value-type="float">
            <text:p>-0.370711696490349</text:p>
          </table:table-cell>
          <table:table-cell office:value-type="float" office:value="-0.370353914607665" calcext:value-type="float">
            <text:p>-0.370353914607665</text:p>
          </table:table-cell>
          <table:table-cell office:value-type="float" office:value="-0.36988721716457" calcext:value-type="float">
            <text:p>-0.36988721716457</text:p>
          </table:table-cell>
          <table:table-cell office:value-type="float" office:value="-0.371187210834658" calcext:value-type="float">
            <text:p>-0.371187210834658</text:p>
          </table:table-cell>
          <table:table-cell office:value-type="float" office:value="-0.371170312015592" calcext:value-type="float">
            <text:p>-0.371170312015592</text:p>
          </table:table-cell>
          <table:table-cell office:value-type="float" office:value="-0.369755452603036" calcext:value-type="float">
            <text:p>-0.369755452603036</text:p>
          </table:table-cell>
          <table:table-cell office:value-type="float" office:value="-0.370452207418807" calcext:value-type="float">
            <text:p>-0.370452207418807</text:p>
          </table:table-cell>
          <table:table-cell office:value-type="float" office:value="-0.370732007624306" calcext:value-type="float">
            <text:p>-0.370732007624306</text:p>
          </table:table-cell>
          <table:table-cell office:value-type="float" office:value="-0.37117005110229" calcext:value-type="float">
            <text:p>-0.37117005110229</text:p>
          </table:table-cell>
          <table:table-cell office:value-type="float" office:value="-0.370851710768429" calcext:value-type="float">
            <text:p>-0.370851710768429</text:p>
          </table:table-cell>
          <table:table-cell office:value-type="float" office:value="-0.370919169647703" calcext:value-type="float">
            <text:p>-0.370919169647703</text:p>
          </table:table-cell>
          <table:table-cell office:value-type="float" office:value="-0.369795274598627" calcext:value-type="float">
            <text:p>-0.369795274598627</text:p>
          </table:table-cell>
          <table:table-cell office:value-type="float" office:value="-0.370651396055043" calcext:value-type="float">
            <text:p>-0.370651396055043</text:p>
          </table:table-cell>
          <table:table-cell office:value-type="float" office:value="-0.370408192842039" calcext:value-type="float">
            <text:p>-0.370408192842039</text:p>
          </table:table-cell>
          <table:table-cell office:value-type="float" office:value="-0.369152735457781" calcext:value-type="float">
            <text:p>-0.369152735457781</text:p>
          </table:table-cell>
          <table:table-cell office:value-type="float" office:value="-0.37098153645722" calcext:value-type="float">
            <text:p>-0.37098153645722</text:p>
          </table:table-cell>
          <table:table-cell office:value-type="float" office:value="-0.37053075072011" calcext:value-type="float">
            <text:p>-0.37053075072011</text:p>
          </table:table-cell>
          <table:table-cell office:value-type="float" office:value="-0.370648690211394" calcext:value-type="float">
            <text:p>-0.370648690211394</text:p>
          </table:table-cell>
          <table:table-cell office:value-type="float" office:value="-0.37027353355479" calcext:value-type="float">
            <text:p>-0.37027353355479</text:p>
          </table:table-cell>
          <table:table-cell office:value-type="float" office:value="-0.370374308441117" calcext:value-type="float">
            <text:p>-0.370374308441117</text:p>
          </table:table-cell>
          <table:table-cell office:value-type="float" office:value="-0.370185278770707" calcext:value-type="float">
            <text:p>-0.370185278770707</text:p>
          </table:table-cell>
          <table:table-cell office:value-type="float" office:value="-0.371017870190831" calcext:value-type="float">
            <text:p>-0.371017870190831</text:p>
          </table:table-cell>
          <table:table-cell office:value-type="float" office:value="-0.370742025970146" calcext:value-type="float">
            <text:p>-0.370742025970146</text:p>
          </table:table-cell>
          <table:table-cell office:value-type="float" office:value="-0.371322931201976" calcext:value-type="float">
            <text:p>-0.371322931201976</text:p>
          </table:table-cell>
          <table:table-cell office:value-type="float" office:value="-0.370789407113698" calcext:value-type="float">
            <text:p>-0.370789407113698</text:p>
          </table:table-cell>
          <table:table-cell office:value-type="float" office:value="-0.370442086013833" calcext:value-type="float">
            <text:p>-0.370442086013833</text:p>
          </table:table-cell>
          <table:table-cell office:value-type="float" office:value="-0.370031467431618" calcext:value-type="float">
            <text:p>-0.370031467431618</text:p>
          </table:table-cell>
          <table:table-cell office:value-type="float" office:value="-0.369734372576137" calcext:value-type="float">
            <text:p>-0.369734372576137</text:p>
          </table:table-cell>
          <table:table-cell office:value-type="float" office:value="-0.370639239058627" calcext:value-type="float">
            <text:p>-0.370639239058627</text:p>
          </table:table-cell>
          <table:table-cell office:value-type="float" office:value="-0.370764198737474" calcext:value-type="float">
            <text:p>-0.370764198737474</text:p>
          </table:table-cell>
          <table:table-cell office:value-type="float" office:value="-0.370273633856914" calcext:value-type="float">
            <text:p>-0.370273633856914</text:p>
          </table:table-cell>
          <table:table-cell office:value-type="float" office:value="-0.371057857516769" calcext:value-type="float">
            <text:p>-0.371057857516769</text:p>
          </table:table-cell>
          <table:table-cell office:value-type="float" office:value="-0.370395037770613" calcext:value-type="float">
            <text:p>-0.370395037770613</text:p>
          </table:table-cell>
          <table:table-cell office:value-type="float" office:value="-0.370831328617782" calcext:value-type="float">
            <text:p>-0.370831328617782</text:p>
          </table:table-cell>
          <table:table-cell office:value-type="float" office:value="-0.369408364553133" calcext:value-type="float">
            <text:p>-0.369408364553133</text:p>
          </table:table-cell>
          <table:table-cell office:value-type="float" office:value="-0.370756807486853" calcext:value-type="float">
            <text:p>-0.370756807486853</text:p>
          </table:table-cell>
          <table:table-cell office:value-type="float" office:value="-0.370831655633653" calcext:value-type="float">
            <text:p>-0.370831655633653</text:p>
          </table:table-cell>
          <table:table-cell office:value-type="float" office:value="-0.370858275516941" calcext:value-type="float">
            <text:p>-0.370858275516941</text:p>
          </table:table-cell>
          <table:table-cell office:value-type="float" office:value="-0.370539206078703" calcext:value-type="float">
            <text:p>-0.370539206078703</text:p>
          </table:table-cell>
          <table:table-cell office:value-type="float" office:value="-0.370680459214815" calcext:value-type="float">
            <text:p>-0.370680459214815</text:p>
          </table:table-cell>
          <table:table-cell office:value-type="float" office:value="-0.370929786916778" calcext:value-type="float">
            <text:p>-0.370929786916778</text:p>
          </table:table-cell>
          <table:table-cell office:value-type="float" office:value="-0.370255529954415" calcext:value-type="float">
            <text:p>-0.370255529954415</text:p>
          </table:table-cell>
          <table:table-cell office:value-type="float" office:value="-0.370487483022961" calcext:value-type="float">
            <text:p>-0.370487483022961</text:p>
          </table:table-cell>
          <table:table-cell office:value-type="float" office:value="-0.370342913470479" calcext:value-type="float">
            <text:p>-0.370342913470479</text:p>
          </table:table-cell>
          <table:table-cell office:value-type="float" office:value="-0.37002453211526" calcext:value-type="float">
            <text:p>-0.37002453211526</text:p>
          </table:table-cell>
          <table:table-cell office:value-type="float" office:value="-0.37027354276631" calcext:value-type="float">
            <text:p>-0.37027354276631</text:p>
          </table:table-cell>
          <table:table-cell office:value-type="float" office:value="-0.370709645118067" calcext:value-type="float">
            <text:p>-0.370709645118067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30720824090269" calcext:value-type="float">
            <text:p>1.30720824090269E-05</text:p>
          </table:table-cell>
          <table:table-cell office:value-type="float" office:value="-0.0000425950338406311" calcext:value-type="float">
            <text:p>-4.25950338406311E-05</text:p>
          </table:table-cell>
          <table:table-cell office:value-type="float" office:value="-0.0000285210767033695" calcext:value-type="float">
            <text:p>-2.85210767033695E-05</text:p>
          </table:table-cell>
          <table:table-cell office:value-type="float" office:value="0.00000793647289804023" calcext:value-type="float">
            <text:p>7.93647289804023E-06</text:p>
          </table:table-cell>
          <table:table-cell office:value-type="float" office:value="-0.0000171477399670827" calcext:value-type="float">
            <text:p>-1.71477399670827E-05</text:p>
          </table:table-cell>
          <table:table-cell office:value-type="float" office:value="0.0000247571917103562" calcext:value-type="float">
            <text:p>2.47571917103562E-05</text:p>
          </table:table-cell>
          <table:table-cell office:value-type="float" office:value="0.000029634322570915" calcext:value-type="float">
            <text:p>2.9634322570915E-05</text:p>
          </table:table-cell>
          <table:table-cell office:value-type="float" office:value="-0.0000640882182915692" calcext:value-type="float">
            <text:p>-6.40882182915692E-05</text:p>
          </table:table-cell>
          <table:table-cell office:value-type="float" office:value="0.0000436454841533096" calcext:value-type="float">
            <text:p>4.36454841533096E-05</text:p>
          </table:table-cell>
          <table:table-cell office:value-type="float" office:value="0.00000376843224247914" calcext:value-type="float">
            <text:p>3.76843224247914E-06</text:p>
          </table:table-cell>
          <table:table-cell office:value-type="float" office:value="0.0000398344766819325" calcext:value-type="float">
            <text:p>3.98344766819325E-05</text:p>
          </table:table-cell>
          <table:table-cell office:value-type="float" office:value="-0.000068928689210157" calcext:value-type="float">
            <text:p>-6.8928689210157E-05</text:p>
          </table:table-cell>
          <table:table-cell office:value-type="float" office:value="0.0000412269605104543" calcext:value-type="float">
            <text:p>4.12269605104543E-05</text:p>
          </table:table-cell>
          <table:table-cell office:value-type="float" office:value="0.00000252877597634038" calcext:value-type="float">
            <text:p>2.52877597634038E-06</text:p>
          </table:table-cell>
          <table:table-cell office:value-type="float" office:value="-0.0000521943766502719" calcext:value-type="float">
            <text:p>-5.21943766502719E-05</text:p>
          </table:table-cell>
          <table:table-cell office:value-type="float" office:value="0.00000928598754396104" calcext:value-type="float">
            <text:p>9.28598754396104E-06</text:p>
          </table:table-cell>
          <table:table-cell office:value-type="float" office:value="0.0000342837880656921" calcext:value-type="float">
            <text:p>3.42837880656921E-05</text:p>
          </table:table-cell>
          <table:table-cell office:value-type="float" office:value="-0.00000365843481481276" calcext:value-type="float">
            <text:p>-3.65843481481276E-06</text:p>
          </table:table-cell>
          <table:table-cell office:value-type="float" office:value="-0.000536795255997369" calcext:value-type="float">
            <text:p>-0.000536795255997</text:p>
          </table:table-cell>
          <table:table-cell office:value-type="float" office:value="-0.0000427327308399894" calcext:value-type="float">
            <text:p>-4.27327308399894E-05</text:p>
          </table:table-cell>
          <table:table-cell office:value-type="float" office:value="-0.000376674399013732" calcext:value-type="float">
            <text:p>-0.000376674399014</text:p>
          </table:table-cell>
          <table:table-cell office:value-type="float" office:value="-0.00117042216480567" calcext:value-type="float">
            <text:p>-0.001170422164806</text:p>
          </table:table-cell>
          <table:table-cell office:value-type="float" office:value="-0.00152859921740633" calcext:value-type="float">
            <text:p>-0.001528599217406</text:p>
          </table:table-cell>
          <table:table-cell office:value-type="float" office:value="-0.00119831280355837" calcext:value-type="float">
            <text:p>-0.001198312803558</text:p>
          </table:table-cell>
          <table:table-cell office:value-type="float" office:value="-0.000817843705536503" calcext:value-type="float">
            <text:p>-0.000817843705537</text:p>
          </table:table-cell>
          <table:table-cell office:value-type="float" office:value="-0.000408566416350065" calcext:value-type="float">
            <text:p>-0.00040856641635</text:p>
          </table:table-cell>
          <table:table-cell office:value-type="float" office:value="-0.00188418852212058" calcext:value-type="float">
            <text:p>-0.001884188522121</text:p>
          </table:table-cell>
          <table:table-cell office:value-type="float" office:value="-0.000773748220806558" calcext:value-type="float">
            <text:p>-0.000773748220807</text:p>
          </table:table-cell>
          <table:table-cell office:value-type="float" office:value="0.00160003069150755" calcext:value-type="float">
            <text:p>0.001600030691508</text:p>
          </table:table-cell>
          <table:table-cell office:value-type="float" office:value="0.00752530553094844" calcext:value-type="float">
            <text:p>0.007525305530948</text:p>
          </table:table-cell>
          <table:table-cell office:value-type="float" office:value="0.00429256318659027" calcext:value-type="float">
            <text:p>0.00429256318659</text:p>
          </table:table-cell>
          <table:table-cell office:value-type="float" office:value="0.00874778642981977" calcext:value-type="float">
            <text:p>0.00874778642982</text:p>
          </table:table-cell>
          <table:table-cell office:value-type="float" office:value="0.000194402091118928" calcext:value-type="float">
            <text:p>0.000194402091119</text:p>
          </table:table-cell>
          <table:table-cell office:value-type="float" office:value="0.00577768074214674" calcext:value-type="float">
            <text:p>0.005777680742147</text:p>
          </table:table-cell>
          <table:table-cell office:value-type="float" office:value="0.0128837790462222" calcext:value-type="float">
            <text:p>0.012883779046222</text:p>
          </table:table-cell>
          <table:table-cell office:value-type="float" office:value="0.00216092125935369" calcext:value-type="float">
            <text:p>0.002160921259354</text:p>
          </table:table-cell>
          <table:table-cell office:value-type="float" office:value="0.000812479022729351" calcext:value-type="float">
            <text:p>0.000812479022729</text:p>
          </table:table-cell>
          <table:table-cell office:value-type="float" office:value="-0.00120106530852732" calcext:value-type="float">
            <text:p>-0.001201065308527</text:p>
          </table:table-cell>
          <table:table-cell office:value-type="float" office:value="-0.00249589141492018" calcext:value-type="float">
            <text:p>-0.00249589141492</text:p>
          </table:table-cell>
          <table:table-cell office:value-type="float" office:value="0.00121621169093944" calcext:value-type="float">
            <text:p>0.001216211690939</text:p>
          </table:table-cell>
          <table:table-cell office:value-type="float" office:value="-0.00220853547816668" calcext:value-type="float">
            <text:p>-0.002208535478167</text:p>
          </table:table-cell>
          <table:table-cell office:value-type="float" office:value="-0.0114566372310435" calcext:value-type="float">
            <text:p>-0.011456637231044</text:p>
          </table:table-cell>
          <table:table-cell office:value-type="float" office:value="-0.010809108674631" calcext:value-type="float">
            <text:p>-0.010809108674631</text:p>
          </table:table-cell>
          <table:table-cell office:value-type="float" office:value="-0.00320456683968034" calcext:value-type="float">
            <text:p>-0.00320456683968</text:p>
          </table:table-cell>
          <table:table-cell office:value-type="float" office:value="-0.000731600894107342" calcext:value-type="float">
            <text:p>-0.000731600894107</text:p>
          </table:table-cell>
          <table:table-cell office:value-type="float" office:value="-0.00433346317109423" calcext:value-type="float">
            <text:p>-0.004333463171094</text:p>
          </table:table-cell>
          <table:table-cell office:value-type="float" office:value="0.00100154537284736" calcext:value-type="float">
            <text:p>0.001001545372847</text:p>
          </table:table-cell>
          <table:table-cell office:value-type="float" office:value="-0.00267693874700597" calcext:value-type="float">
            <text:p>-0.002676938747006</text:p>
          </table:table-cell>
          <table:table-cell office:value-type="float" office:value="-0.00190599341089476" calcext:value-type="float">
            <text:p>-0.001905993410895</text:p>
          </table:table-cell>
          <table:table-cell office:value-type="float" office:value="-0.000672693033794025" calcext:value-type="float">
            <text:p>-0.000672693033794</text:p>
          </table:table-cell>
          <table:table-cell office:value-type="float" office:value="-0.000151365339412013" calcext:value-type="float">
            <text:p>-0.000151365339412</text:p>
          </table:table-cell>
          <table:table-cell office:value-type="float" office:value="-0.00108169426538085" calcext:value-type="float">
            <text:p>-0.001081694265381</text:p>
          </table:table-cell>
          <table:table-cell office:value-type="float" office:value="-0.00441698184359213" calcext:value-type="float">
            <text:p>-0.004416981843592</text:p>
          </table:table-cell>
          <table:table-cell office:value-type="float" office:value="0.000766046359924555" calcext:value-type="float">
            <text:p>0.000766046359925</text:p>
          </table:table-cell>
          <table:table-cell office:value-type="float" office:value="0.0368071690536067" calcext:value-type="float">
            <text:p>0.036807169053607</text:p>
          </table:table-cell>
          <table:table-cell office:value-type="float" office:value="0.00566436763517503" calcext:value-type="float">
            <text:p>0.005664367635175</text:p>
          </table:table-cell>
          <table:table-cell office:value-type="float" office:value="0.00110435316664675" calcext:value-type="float">
            <text:p>0.001104353166647</text:p>
          </table:table-cell>
          <table:table-cell office:value-type="float" office:value="-0.00193287064834646" calcext:value-type="float">
            <text:p>-0.001932870648346</text:p>
          </table:table-cell>
          <table:table-cell office:value-type="float" office:value="-0.0100887109619402" calcext:value-type="float">
            <text:p>-0.01008871096194</text:p>
          </table:table-cell>
          <table:table-cell office:value-type="float" office:value="-0.0153468846447571" calcext:value-type="float">
            <text:p>-0.015346884644757</text:p>
          </table:table-cell>
          <table:table-cell office:value-type="float" office:value="-0.00551472216207832" calcext:value-type="float">
            <text:p>-0.005514722162078</text:p>
          </table:table-cell>
          <table:table-cell office:value-type="float" office:value="-0.00137927950643107" calcext:value-type="float">
            <text:p>-0.001379279506431</text:p>
          </table:table-cell>
          <table:table-cell office:value-type="float" office:value="-0.00676387517841165" calcext:value-type="float">
            <text:p>-0.006763875178412</text:p>
          </table:table-cell>
          <table:table-cell office:value-type="float" office:value="0.001888775239893" calcext:value-type="float">
            <text:p>0.001888775239893</text:p>
          </table:table-cell>
          <table:table-cell office:value-type="float" office:value="0.00344744762763555" calcext:value-type="float">
            <text:p>0.003447447627636</text:p>
          </table:table-cell>
          <table:table-cell office:value-type="float" office:value="0.00114960791579011" calcext:value-type="float">
            <text:p>0.00114960791579</text:p>
          </table:table-cell>
          <table:table-cell office:value-type="float" office:value="-0.0021351102082488" calcext:value-type="float">
            <text:p>-0.002135110208249</text:p>
          </table:table-cell>
          <table:table-cell office:value-type="float" office:value="-0.00102704833364176" calcext:value-type="float">
            <text:p>-0.001027048333642</text:p>
          </table:table-cell>
          <table:table-cell office:value-type="float" office:value="-0.00124747343645509" calcext:value-type="float">
            <text:p>-0.001247473436455</text:p>
          </table:table-cell>
          <table:table-cell office:value-type="float" office:value="-0.0000980676578056228" calcext:value-type="float">
            <text:p>-9.80676578056228E-05</text:p>
          </table:table-cell>
          <table:table-cell office:value-type="float" office:value="-0.00200235087465583" calcext:value-type="float">
            <text:p>-0.002002350874656</text:p>
          </table:table-cell>
          <table:table-cell office:value-type="float" office:value="0.00564654443121088" calcext:value-type="float">
            <text:p>0.005646544431211</text:p>
          </table:table-cell>
          <table:table-cell office:value-type="float" office:value="0.00582980997088006" calcext:value-type="float">
            <text:p>0.00582980997088</text:p>
          </table:table-cell>
          <table:table-cell office:value-type="float" office:value="0.00520363695653836" calcext:value-type="float">
            <text:p>0.005203636956538</text:p>
          </table:table-cell>
          <table:table-cell office:value-type="float" office:value="0.00488535328495948" calcext:value-type="float">
            <text:p>0.004885353284959</text:p>
          </table:table-cell>
          <table:table-cell office:value-type="float" office:value="0.000704028738112705" calcext:value-type="float">
            <text:p>0.000704028738113</text:p>
          </table:table-cell>
          <table:table-cell office:value-type="float" office:value="0.0107672180265623" calcext:value-type="float">
            <text:p>0.010767218026562</text:p>
          </table:table-cell>
          <table:table-cell office:value-type="float" office:value="0.0021507664810736" calcext:value-type="float">
            <text:p>0.002150766481074</text:p>
          </table:table-cell>
          <table:table-cell office:value-type="float" office:value="-0.00484544188119074" calcext:value-type="float">
            <text:p>-0.004845441881191</text:p>
          </table:table-cell>
          <table:table-cell office:value-type="float" office:value="-0.00359986493842646" calcext:value-type="float">
            <text:p>-0.003599864938426</text:p>
          </table:table-cell>
          <table:table-cell office:value-type="float" office:value="-0.00286035693870168" calcext:value-type="float">
            <text:p>-0.002860356938702</text:p>
          </table:table-cell>
          <table:table-cell office:value-type="float" office:value="-0.00465012032644541" calcext:value-type="float">
            <text:p>-0.004650120326445</text:p>
          </table:table-cell>
          <table:table-cell office:value-type="float" office:value="-0.0176827038367507" calcext:value-type="float">
            <text:p>-0.017682703836751</text:p>
          </table:table-cell>
          <table:table-cell office:value-type="float" office:value="0.00488076989197434" calcext:value-type="float">
            <text:p>0.004880769891974</text:p>
          </table:table-cell>
          <table:table-cell office:value-type="float" office:value="-0.000131374237064885" calcext:value-type="float">
            <text:p>-0.000131374237065</text:p>
          </table:table-cell>
          <table:table-cell office:value-type="float" office:value="-0.00546125315906521" calcext:value-type="float">
            <text:p>-0.005461253159065</text:p>
          </table:table-cell>
          <table:table-cell office:value-type="float" office:value="0.000253790453458025" calcext:value-type="float">
            <text:p>0.000253790453458</text:p>
          </table:table-cell>
          <table:table-cell office:value-type="float" office:value="-0.0032704515660707" calcext:value-type="float">
            <text:p>-0.003270451566071</text:p>
          </table:table-cell>
          <table:table-cell office:value-type="float" office:value="-0.00390121472009791" calcext:value-type="float">
            <text:p>-0.003901214720098</text:p>
          </table:table-cell>
          <table:table-cell office:value-type="float" office:value="-0.00132884785119008" calcext:value-type="float">
            <text:p>-0.00132884785119</text:p>
          </table:table-cell>
          <table:table-cell office:value-type="float" office:value="-0.00254884278048578" calcext:value-type="float">
            <text:p>-0.002548842780486</text:p>
          </table:table-cell>
          <table:table-cell office:value-type="float" office:value="-0.00219333344203587" calcext:value-type="float">
            <text:p>-0.002193333442036</text:p>
          </table:table-cell>
          <table:table-cell office:value-type="float" office:value="-0.000760474355446905" calcext:value-type="float">
            <text:p>-0.000760474355447</text:p>
          </table:table-cell>
          <table:table-cell office:value-type="float" office:value="0.0280769683073989" calcext:value-type="float">
            <text:p>0.028076968307399</text:p>
          </table:table-cell>
          <table:table-cell office:value-type="float" office:value="0.0040271716134499" calcext:value-type="float">
            <text:p>0.00402717161345</text:p>
          </table:table-cell>
          <table:table-cell office:value-type="float" office:value="0.00705319953509598" calcext:value-type="float">
            <text:p>0.007053199535096</text:p>
          </table:table-cell>
          <table:table-cell office:value-type="float" office:value="0.000566137080407647" calcext:value-type="float">
            <text:p>0.000566137080408</text:p>
          </table:table-cell>
          <table:table-cell office:value-type="float" office:value="-0.0451773853078409" calcext:value-type="float">
            <text:p>-0.045177385307841</text:p>
          </table:table-cell>
          <table:table-cell office:value-type="float" office:value="-0.00206578041835215" calcext:value-type="float">
            <text:p>-0.002065780418352</text:p>
          </table:table-cell>
          <table:table-cell office:value-type="float" office:value="0.00101595337739341" calcext:value-type="float">
            <text:p>0.001015953377393</text:p>
          </table:table-cell>
          <table:table-cell office:value-type="float" office:value="0.0257194249526049" calcext:value-type="float">
            <text:p>0.025719424952605</text:p>
          </table:table-cell>
          <table:table-cell office:value-type="float" office:value="-0.00178070970062577" calcext:value-type="float">
            <text:p>-0.001780709700626</text:p>
          </table:table-cell>
          <table:table-cell office:value-type="float" office:value="-0.00216060923395756" calcext:value-type="float">
            <text:p>-0.002160609233958</text:p>
          </table:table-cell>
          <table:table-cell office:value-type="float" office:value="0.000347254207907932" calcext:value-type="float">
            <text:p>0.000347254207908</text:p>
          </table:table-cell>
          <table:table-cell office:value-type="float" office:value="-0.00130803849515526" calcext:value-type="float">
            <text:p>-0.001308038495155</text:p>
          </table:table-cell>
          <table:table-cell office:value-type="float" office:value="-0.00901284044571021" calcext:value-type="float">
            <text:p>-0.00901284044571</text:p>
          </table:table-cell>
          <table:table-cell office:value-type="float" office:value="-0.00220523979707304" calcext:value-type="float">
            <text:p>-0.002205239797073</text:p>
          </table:table-cell>
          <table:table-cell office:value-type="float" office:value="-0.000265509844774137" calcext:value-type="float">
            <text:p>-0.000265509844774</text:p>
          </table:table-cell>
          <table:table-cell office:value-type="float" office:value="0.00545201084292252" calcext:value-type="float">
            <text:p>0.005452010842923</text:p>
          </table:table-cell>
          <table:table-cell office:value-type="float" office:value="0.0108251429535915" calcext:value-type="float">
            <text:p>0.010825142953592</text:p>
          </table:table-cell>
          <table:table-cell office:value-type="float" office:value="0.00654903912934601" calcext:value-type="float">
            <text:p>0.006549039129346</text:p>
          </table:table-cell>
          <table:table-cell office:value-type="float" office:value="0.00799418084886933" calcext:value-type="float">
            <text:p>0.007994180848869</text:p>
          </table:table-cell>
          <table:table-cell office:value-type="float" office:value="0.00787855274343169" calcext:value-type="float">
            <text:p>0.007878552743432</text:p>
          </table:table-cell>
          <table:table-cell office:value-type="float" office:value="0.000439952450949632" calcext:value-type="float">
            <text:p>0.00043995245095</text:p>
          </table:table-cell>
          <table:table-cell office:value-type="float" office:value="-0.00296298301126252" calcext:value-type="float">
            <text:p>-0.002962983011263</text:p>
          </table:table-cell>
          <table:table-cell office:value-type="float" office:value="-0.012129723650294" calcext:value-type="float">
            <text:p>-0.012129723650294</text:p>
          </table:table-cell>
          <table:table-cell office:value-type="float" office:value="-0.0134200406796536" calcext:value-type="float">
            <text:p>-0.013420040679654</text:p>
          </table:table-cell>
          <table:table-cell office:value-type="float" office:value="-0.000500350261448124" calcext:value-type="float">
            <text:p>-0.000500350261448</text:p>
          </table:table-cell>
          <table:table-cell office:value-type="float" office:value="0.00228324412594044" calcext:value-type="float">
            <text:p>0.00228324412594</text:p>
          </table:table-cell>
          <table:table-cell office:value-type="float" office:value="0.00000285575442193764" calcext:value-type="float">
            <text:p>2.85575442193764E-06</text:p>
          </table:table-cell>
          <table:table-cell office:value-type="float" office:value="0.00173758382439709" calcext:value-type="float">
            <text:p>0.001737583824397</text:p>
          </table:table-cell>
          <table:table-cell office:value-type="float" office:value="-0.00196629704918827" calcext:value-type="float">
            <text:p>-0.001966297049188</text:p>
          </table:table-cell>
          <table:table-cell office:value-type="float" office:value="-0.00531695607048843" calcext:value-type="float">
            <text:p>-0.005316956070488</text:p>
          </table:table-cell>
          <table:table-cell office:value-type="float" office:value="-0.00620519269152925" calcext:value-type="float">
            <text:p>-0.006205192691529</text:p>
          </table:table-cell>
          <table:table-cell office:value-type="float" office:value="-0.00355599779677679" calcext:value-type="float">
            <text:p>-0.003555997796777</text:p>
          </table:table-cell>
          <table:table-cell office:value-type="float" office:value="-0.00343478240754125" calcext:value-type="float">
            <text:p>-0.003434782407541</text:p>
          </table:table-cell>
          <table:table-cell office:value-type="float" office:value="0.0144219999502204" calcext:value-type="float">
            <text:p>0.01442199995022</text:p>
          </table:table-cell>
          <table:table-cell office:value-type="float" office:value="0.00308325922350183" calcext:value-type="float">
            <text:p>0.003083259223502</text:p>
          </table:table-cell>
          <table:table-cell office:value-type="float" office:value="0.00483126021406238" calcext:value-type="float">
            <text:p>0.004831260214062</text:p>
          </table:table-cell>
          <table:table-cell office:value-type="float" office:value="0.0107447849511972" calcext:value-type="float">
            <text:p>0.010744784951197</text:p>
          </table:table-cell>
          <table:table-cell office:value-type="float" office:value="0.00387651237764014" calcext:value-type="float">
            <text:p>0.00387651237764</text:p>
          </table:table-cell>
          <table:table-cell office:value-type="float" office:value="-0.0433398016185279" calcext:value-type="float">
            <text:p>-0.043339801618528</text:p>
          </table:table-cell>
          <table:table-cell office:value-type="float" office:value="0.00378947403317303" calcext:value-type="float">
            <text:p>0.003789474033173</text:p>
          </table:table-cell>
          <table:table-cell office:value-type="float" office:value="0.0251936669945494" calcext:value-type="float">
            <text:p>0.025193666994549</text:p>
          </table:table-cell>
          <table:table-cell office:value-type="float" office:value="0.000554693346767388" calcext:value-type="float">
            <text:p>0.000554693346767</text:p>
          </table:table-cell>
          <table:table-cell office:value-type="float" office:value="-0.00255481655174122" calcext:value-type="float">
            <text:p>-0.002554816551741</text:p>
          </table:table-cell>
          <table:table-cell office:value-type="float" office:value="-0.000994392340840255" calcext:value-type="float">
            <text:p>-0.00099439234084</text:p>
          </table:table-cell>
          <table:table-cell office:value-type="float" office:value="0.0000880513350111634" calcext:value-type="float">
            <text:p>8.80513350111634E-05</text:p>
          </table:table-cell>
          <table:table-cell office:value-type="float" office:value="-0.0016801689349929" calcext:value-type="float">
            <text:p>-0.001680168934993</text:p>
          </table:table-cell>
          <table:table-cell office:value-type="float" office:value="-0.000547781610383491" calcext:value-type="float">
            <text:p>-0.000547781610383</text:p>
          </table:table-cell>
          <table:table-cell office:value-type="float" office:value="-0.00305474509221426" calcext:value-type="float">
            <text:p>-0.003054745092214</text:p>
          </table:table-cell>
          <table:table-cell office:value-type="float" office:value="-0.0016841910067934" calcext:value-type="float">
            <text:p>-0.001684191006793</text:p>
          </table:table-cell>
          <table:table-cell office:value-type="float" office:value="0.0213579375833507" calcext:value-type="float">
            <text:p>0.021357937583351</text:p>
          </table:table-cell>
          <table:table-cell office:value-type="float" office:value="0.00082364812068153" calcext:value-type="float">
            <text:p>0.000823648120682</text:p>
          </table:table-cell>
          <table:table-cell office:value-type="float" office:value="-0.00150873065869983" calcext:value-type="float">
            <text:p>-0.0015087306587</text:p>
          </table:table-cell>
          <table:table-cell office:value-type="float" office:value="0.00615845063898052" calcext:value-type="float">
            <text:p>0.006158450638981</text:p>
          </table:table-cell>
          <table:table-cell office:value-type="float" office:value="0.010229472724455" calcext:value-type="float">
            <text:p>0.010229472724455</text:p>
          </table:table-cell>
          <table:table-cell office:value-type="float" office:value="-0.00191604853356853" calcext:value-type="float">
            <text:p>-0.001916048533569</text:p>
          </table:table-cell>
          <table:table-cell office:value-type="float" office:value="-0.0261004671685325" calcext:value-type="float">
            <text:p>-0.026100467168533</text:p>
          </table:table-cell>
          <table:table-cell office:value-type="float" office:value="0.0026704046432065" calcext:value-type="float">
            <text:p>0.002670404643207</text:p>
          </table:table-cell>
          <table:table-cell office:value-type="float" office:value="-0.00386496273302073" calcext:value-type="float">
            <text:p>-0.003864962733021</text:p>
          </table:table-cell>
          <table:table-cell office:value-type="float" office:value="-0.00140452936917201" calcext:value-type="float">
            <text:p>-0.001404529369172</text:p>
          </table:table-cell>
          <table:table-cell office:value-type="float" office:value="0.00015391478420923" calcext:value-type="float">
            <text:p>0.000153914784209</text:p>
          </table:table-cell>
          <table:table-cell office:value-type="float" office:value="-0.00189190919837318" calcext:value-type="float">
            <text:p>-0.001891909198373</text:p>
          </table:table-cell>
          <table:table-cell office:value-type="float" office:value="-0.0029452929357825" calcext:value-type="float">
            <text:p>-0.002945292935783</text:p>
          </table:table-cell>
          <table:table-cell office:value-type="float" office:value="-0.00373710758646006" calcext:value-type="float">
            <text:p>-0.00373710758646</text:p>
          </table:table-cell>
          <table:table-cell office:value-type="float" office:value="-0.00466278284308752" calcext:value-type="float">
            <text:p>-0.004662782843088</text:p>
          </table:table-cell>
          <table:table-cell office:value-type="float" office:value="-0.000879206128140908" calcext:value-type="float">
            <text:p>-0.000879206128141</text:p>
          </table:table-cell>
          <table:table-cell office:value-type="float" office:value="-0.000529788607525339" calcext:value-type="float">
            <text:p>-0.000529788607525</text:p>
          </table:table-cell>
          <table:table-cell office:value-type="float" office:value="0.0326738540369387" calcext:value-type="float">
            <text:p>0.032673854036939</text:p>
          </table:table-cell>
          <table:table-cell office:value-type="float" office:value="0.0037122397846403" calcext:value-type="float">
            <text:p>0.00371223978464</text:p>
          </table:table-cell>
          <table:table-cell office:value-type="float" office:value="0.00582727844235098" calcext:value-type="float">
            <text:p>0.005827278442351</text:p>
          </table:table-cell>
          <table:table-cell office:value-type="float" office:value="-0.00223363673046029" calcext:value-type="float">
            <text:p>-0.00223363673046</text:p>
          </table:table-cell>
          <table:table-cell office:value-type="float" office:value="-0.0450752659384154" calcext:value-type="float">
            <text:p>-0.045075265938415</text:p>
          </table:table-cell>
          <table:table-cell office:value-type="float" office:value="-0.0011676825055863" calcext:value-type="float">
            <text:p>-0.001167682505586</text:p>
          </table:table-cell>
          <table:table-cell office:value-type="float" office:value="-0.000569124437218682" calcext:value-type="float">
            <text:p>-0.000569124437219</text:p>
          </table:table-cell>
          <table:table-cell office:value-type="float" office:value="0.0250065348518552" calcext:value-type="float">
            <text:p>0.025006534851855</text:p>
          </table:table-cell>
          <table:table-cell office:value-type="float" office:value="-0.000672889691070266" calcext:value-type="float">
            <text:p>-0.00067288969107</text:p>
          </table:table-cell>
          <table:table-cell office:value-type="float" office:value="-0.00319372318995348" calcext:value-type="float">
            <text:p>-0.003193723189953</text:p>
          </table:table-cell>
          <table:table-cell office:value-type="float" office:value="0.000949167815224638" calcext:value-type="float">
            <text:p>0.000949167815225</text:p>
          </table:table-cell>
          <table:table-cell office:value-type="float" office:value="-0.0037560590256816" calcext:value-type="float">
            <text:p>-0.003756059025682</text:p>
          </table:table-cell>
          <table:table-cell office:value-type="float" office:value="-0.00220712858128425" calcext:value-type="float">
            <text:p>-0.002207128581284</text:p>
          </table:table-cell>
          <table:table-cell office:value-type="float" office:value="-0.00172320581473007" calcext:value-type="float">
            <text:p>-0.00172320581473</text:p>
          </table:table-cell>
          <table:table-cell office:value-type="float" office:value="0.0119280596381939" calcext:value-type="float">
            <text:p>0.011928059638194</text:p>
          </table:table-cell>
          <table:table-cell office:value-type="float" office:value="0.0081826794400845" calcext:value-type="float">
            <text:p>0.008182679440085</text:p>
          </table:table-cell>
          <table:table-cell office:value-type="float" office:value="-0.000412266603869005" calcext:value-type="float">
            <text:p>-0.000412266603869</text:p>
          </table:table-cell>
          <table:table-cell office:value-type="float" office:value="0.000104052795354581" calcext:value-type="float">
            <text:p>0.000104052795355</text:p>
          </table:table-cell>
          <table:table-cell office:value-type="float" office:value="0.00528376237636602" calcext:value-type="float">
            <text:p>0.005283762376366</text:p>
          </table:table-cell>
          <table:table-cell office:value-type="float" office:value="0.00613965158644036" calcext:value-type="float">
            <text:p>0.00613965158644</text:p>
          </table:table-cell>
          <table:table-cell office:value-type="float" office:value="0.00468206059431831" calcext:value-type="float">
            <text:p>0.004682060594318</text:p>
          </table:table-cell>
          <table:table-cell office:value-type="float" office:value="-0.00152417691479706" calcext:value-type="float">
            <text:p>-0.001524176914797</text:p>
          </table:table-cell>
          <table:table-cell office:value-type="float" office:value="-0.00282819979528254" calcext:value-type="float">
            <text:p>-0.002828199795283</text:p>
          </table:table-cell>
          <table:table-cell office:value-type="float" office:value="-0.0038365082090871" calcext:value-type="float">
            <text:p>-0.003836508209087</text:p>
          </table:table-cell>
          <table:table-cell office:value-type="float" office:value="-0.00491033427526494" calcext:value-type="float">
            <text:p>-0.004910334275265</text:p>
          </table:table-cell>
          <table:table-cell office:value-type="float" office:value="-0.00373899143205864" calcext:value-type="float">
            <text:p>-0.003738991432059</text:p>
          </table:table-cell>
          <table:table-cell office:value-type="float" office:value="-0.00443279823597564" calcext:value-type="float">
            <text:p>-0.004432798235976</text:p>
          </table:table-cell>
          <table:table-cell office:value-type="float" office:value="-0.00510618228041648" calcext:value-type="float">
            <text:p>-0.005106182280416</text:p>
          </table:table-cell>
          <table:table-cell office:value-type="float" office:value="0.00283631102983395" calcext:value-type="float">
            <text:p>0.002836311029834</text:p>
          </table:table-cell>
          <table:table-cell office:value-type="float" office:value="-0.003035061190446" calcext:value-type="float">
            <text:p>-0.003035061190446</text:p>
          </table:table-cell>
          <table:table-cell office:value-type="float" office:value="-0.00213611749878156" calcext:value-type="float">
            <text:p>-0.002136117498782</text:p>
          </table:table-cell>
          <table:table-cell office:value-type="float" office:value="-0.00369835254717121" calcext:value-type="float">
            <text:p>-0.003698352547171</text:p>
          </table:table-cell>
          <table:table-cell office:value-type="float" office:value="-0.00589490575985513" calcext:value-type="float">
            <text:p>-0.005894905759855</text:p>
          </table:table-cell>
          <table:table-cell office:value-type="float" office:value="-0.00317161358520046" calcext:value-type="float">
            <text:p>-0.0031716135852</text:p>
          </table:table-cell>
          <table:table-cell office:value-type="float" office:value="-0.000621675828304802" calcext:value-type="float">
            <text:p>-0.000621675828305</text:p>
          </table:table-cell>
          <table:table-cell office:value-type="float" office:value="-0.00125115654599078" calcext:value-type="float">
            <text:p>-0.001251156545991</text:p>
          </table:table-cell>
          <table:table-cell office:value-type="float" office:value="0.0272802274970724" calcext:value-type="float">
            <text:p>0.027280227497072</text:p>
          </table:table-cell>
          <table:table-cell office:value-type="float" office:value="0.0145384603094308" calcext:value-type="float">
            <text:p>0.014538460309431</text:p>
          </table:table-cell>
          <table:table-cell office:value-type="float" office:value="0.00199064477314942" calcext:value-type="float">
            <text:p>0.001990644773149</text:p>
          </table:table-cell>
          <table:table-cell office:value-type="float" office:value="-0.00719770162211592" calcext:value-type="float">
            <text:p>-0.007197701622116</text:p>
          </table:table-cell>
          <table:table-cell office:value-type="float" office:value="-0.0353818702754731" calcext:value-type="float">
            <text:p>-0.035381870275473</text:p>
          </table:table-cell>
          <table:table-cell office:value-type="float" office:value="-0.003503726887917" calcext:value-type="float">
            <text:p>-0.003503726887917</text:p>
          </table:table-cell>
          <table:table-cell office:value-type="float" office:value="-0.00155555280438285" calcext:value-type="float">
            <text:p>-0.001555552804383</text:p>
          </table:table-cell>
          <table:table-cell office:value-type="float" office:value="0.00229456479391377" calcext:value-type="float">
            <text:p>0.002294564793914</text:p>
          </table:table-cell>
          <table:table-cell office:value-type="float" office:value="0.00667544889746868" calcext:value-type="float">
            <text:p>0.006675448897469</text:p>
          </table:table-cell>
          <table:table-cell office:value-type="float" office:value="0.0120974566249767" calcext:value-type="float">
            <text:p>0.012097456624977</text:p>
          </table:table-cell>
          <table:table-cell office:value-type="float" office:value="-0.0000973671821645206" calcext:value-type="float">
            <text:p>-9.73671821645206E-05</text:p>
          </table:table-cell>
          <table:table-cell office:value-type="float" office:value="-0.000862076681725554" calcext:value-type="float">
            <text:p>-0.000862076681726</text:p>
          </table:table-cell>
          <table:table-cell office:value-type="float" office:value="-0.00200342375922813" calcext:value-type="float">
            <text:p>-0.002003423759228</text:p>
          </table:table-cell>
          <table:table-cell office:value-type="float" office:value="-0.000744342177385282" calcext:value-type="float">
            <text:p>-0.000744342177385</text:p>
          </table:table-cell>
          <table:table-cell office:value-type="float" office:value="-0.00059671361563296" calcext:value-type="float">
            <text:p>-0.000596713615633</text:p>
          </table:table-cell>
          <table:table-cell office:value-type="float" office:value="-0.00206430335617847" calcext:value-type="float">
            <text:p>-0.002064303356178</text:p>
          </table:table-cell>
          <table:table-cell office:value-type="float" office:value="-0.000800696236691822" calcext:value-type="float">
            <text:p>-0.000800696236692</text:p>
          </table:table-cell>
          <table:table-cell office:value-type="float" office:value="0.0221319823524225" calcext:value-type="float">
            <text:p>0.022131982352423</text:p>
          </table:table-cell>
          <table:table-cell office:value-type="float" office:value="-0.00282452991813076" calcext:value-type="float">
            <text:p>-0.002824529918131</text:p>
          </table:table-cell>
          <table:table-cell office:value-type="float" office:value="-0.000814930832892968" calcext:value-type="float">
            <text:p>-0.000814930832893</text:p>
          </table:table-cell>
          <table:table-cell office:value-type="float" office:value="0.00436201820689991" calcext:value-type="float">
            <text:p>0.0043620182069</text:p>
          </table:table-cell>
          <table:table-cell office:value-type="float" office:value="0.0110721627358922" calcext:value-type="float">
            <text:p>0.011072162735892</text:p>
          </table:table-cell>
          <table:table-cell office:value-type="float" office:value="0.00318428389029268" calcext:value-type="float">
            <text:p>0.003184283890293</text:p>
          </table:table-cell>
          <table:table-cell office:value-type="float" office:value="-0.00186523641568903" calcext:value-type="float">
            <text:p>-0.001865236415689</text:p>
          </table:table-cell>
          <table:table-cell office:value-type="float" office:value="-0.00482577217324481" calcext:value-type="float">
            <text:p>-0.004825772173245</text:p>
          </table:table-cell>
          <table:table-cell office:value-type="float" office:value="-0.00197378639780943" calcext:value-type="float">
            <text:p>-0.001973786397809</text:p>
          </table:table-cell>
          <table:table-cell office:value-type="float" office:value="-0.00265661050380533" calcext:value-type="float">
            <text:p>-0.002656610503805</text:p>
          </table:table-cell>
          <table:table-cell office:value-type="float" office:value="-0.0111715431180801" calcext:value-type="float">
            <text:p>-0.01117154311808</text:p>
          </table:table-cell>
          <table:table-cell office:value-type="float" office:value="-0.0103122886415282" calcext:value-type="float">
            <text:p>-0.010312288641528</text:p>
          </table:table-cell>
          <table:table-cell office:value-type="float" office:value="-0.000608094164379291" calcext:value-type="float">
            <text:p>-0.000608094164379</text:p>
          </table:table-cell>
          <table:table-cell office:value-type="float" office:value="-0.000426757701620373" calcext:value-type="float">
            <text:p>-0.00042675770162</text:p>
          </table:table-cell>
          <table:table-cell office:value-type="float" office:value="-0.000962170582720134" calcext:value-type="float">
            <text:p>-0.00096217058272</text:p>
          </table:table-cell>
          <table:table-cell office:value-type="float" office:value="-0.0029048416868665" calcext:value-type="float">
            <text:p>-0.002904841686867</text:p>
          </table:table-cell>
          <table:table-cell office:value-type="float" office:value="-0.00112447372509239" calcext:value-type="float">
            <text:p>-0.001124473725092</text:p>
          </table:table-cell>
          <table:table-cell office:value-type="float" office:value="-0.00077915049105276" calcext:value-type="float">
            <text:p>-0.000779150491053</text:p>
          </table:table-cell>
          <table:table-cell office:value-type="float" office:value="-0.000618148282106878" calcext:value-type="float">
            <text:p>-0.000618148282107</text:p>
          </table:table-cell>
          <table:table-cell office:value-type="float" office:value="-0.000601601475434588" calcext:value-type="float">
            <text:p>-0.000601601475435</text:p>
          </table:table-cell>
          <table:table-cell office:value-type="float" office:value="-0.000447308145938574" calcext:value-type="float">
            <text:p>-0.000447308145939</text:p>
          </table:table-cell>
          <table:table-cell office:value-type="float" office:value="-0.000742426725398815" calcext:value-type="float">
            <text:p>-0.000742426725399</text:p>
          </table:table-cell>
          <table:table-cell office:value-type="float" office:value="0.0324290877330824" calcext:value-type="float">
            <text:p>0.032429087733082</text:p>
          </table:table-cell>
          <table:table-cell office:value-type="float" office:value="0.00639351166617352" calcext:value-type="float">
            <text:p>0.006393511666174</text:p>
          </table:table-cell>
          <table:table-cell office:value-type="float" office:value="0.00253548079132415" calcext:value-type="float">
            <text:p>0.002535480791324</text:p>
          </table:table-cell>
          <table:table-cell office:value-type="float" office:value="0.000139641008438662" calcext:value-type="float">
            <text:p>0.000139641008439</text:p>
          </table:table-cell>
          <table:table-cell office:value-type="float" office:value="-0.0361896773684947" calcext:value-type="float">
            <text:p>-0.036189677368495</text:p>
          </table:table-cell>
          <table:table-cell office:value-type="float" office:value="-0.00507293059504399" calcext:value-type="float">
            <text:p>-0.005072930595044</text:p>
          </table:table-cell>
          <table:table-cell office:value-type="float" office:value="-0.00451125439491068" calcext:value-type="float">
            <text:p>-0.004511254394911</text:p>
          </table:table-cell>
          <table:table-cell office:value-type="float" office:value="0.00318303210099874" calcext:value-type="float">
            <text:p>0.003183032100999</text:p>
          </table:table-cell>
          <table:table-cell office:value-type="float" office:value="0.0141738372305764" calcext:value-type="float">
            <text:p>0.014173837230576</text:p>
          </table:table-cell>
          <table:table-cell office:value-type="float" office:value="-0.00158545390643949" calcext:value-type="float">
            <text:p>-0.001585453906439</text:p>
          </table:table-cell>
          <table:table-cell office:value-type="float" office:value="-0.00241488829256164" calcext:value-type="float">
            <text:p>-0.002414888292562</text:p>
          </table:table-cell>
          <table:table-cell office:value-type="float" office:value="-0.000432628882168828" calcext:value-type="float">
            <text:p>-0.000432628882169</text:p>
          </table:table-cell>
          <table:table-cell office:value-type="float" office:value="-0.000626038834390996" calcext:value-type="float">
            <text:p>-0.000626038834391</text:p>
          </table:table-cell>
          <table:table-cell office:value-type="float" office:value="-0.00128806192123171" calcext:value-type="float">
            <text:p>-0.001288061921232</text:p>
          </table:table-cell>
          <table:table-cell office:value-type="float" office:value="-0.00133417989213375" calcext:value-type="float">
            <text:p>-0.001334179892134</text:p>
          </table:table-cell>
          <table:table-cell office:value-type="float" office:value="-0.00163491150904699" calcext:value-type="float">
            <text:p>-0.001634911509047</text:p>
          </table:table-cell>
          <table:table-cell office:value-type="float" office:value="0.0123973898672927" calcext:value-type="float">
            <text:p>0.012397389867293</text:p>
          </table:table-cell>
          <table:table-cell office:value-type="float" office:value="0.0102352897816801" calcext:value-type="float">
            <text:p>0.01023528978168</text:p>
          </table:table-cell>
          <table:table-cell office:value-type="float" office:value="-0.000492127674522058" calcext:value-type="float">
            <text:p>-0.000492127674522</text:p>
          </table:table-cell>
          <table:table-cell office:value-type="float" office:value="-0.00054605369277605" calcext:value-type="float">
            <text:p>-0.000546053692776</text:p>
          </table:table-cell>
          <table:table-cell office:value-type="float" office:value="0.0139124651803667" calcext:value-type="float">
            <text:p>0.013912465180367</text:p>
          </table:table-cell>
          <table:table-cell office:value-type="float" office:value="0.00444796865543412" calcext:value-type="float">
            <text:p>0.004447968655434</text:p>
          </table:table-cell>
          <table:table-cell office:value-type="float" office:value="-0.000339297576405884" calcext:value-type="float">
            <text:p>-0.000339297576406</text:p>
          </table:table-cell>
          <table:table-cell office:value-type="float" office:value="-0.00212686894869707" calcext:value-type="float">
            <text:p>-0.002126868948697</text:p>
          </table:table-cell>
          <table:table-cell office:value-type="float" office:value="-0.0000376358354373663" calcext:value-type="float">
            <text:p>-3.76358354373663E-05</text:p>
          </table:table-cell>
          <table:table-cell office:value-type="float" office:value="-0.00101000482033498" calcext:value-type="float">
            <text:p>-0.001010004820335</text:p>
          </table:table-cell>
          <table:table-cell office:value-type="float" office:value="-0.00912901629847551" calcext:value-type="float">
            <text:p>-0.009129016298476</text:p>
          </table:table-cell>
          <table:table-cell office:value-type="float" office:value="-0.00809654541182669" calcext:value-type="float">
            <text:p>-0.008096545411827</text:p>
          </table:table-cell>
          <table:table-cell office:value-type="float" office:value="-0.00260802587458825" calcext:value-type="float">
            <text:p>-0.002608025874588</text:p>
          </table:table-cell>
          <table:table-cell office:value-type="float" office:value="-0.00108743680971701" calcext:value-type="float">
            <text:p>-0.001087436809717</text:p>
          </table:table-cell>
          <table:table-cell office:value-type="float" office:value="-0.00460472203726403" calcext:value-type="float">
            <text:p>-0.004604722037264</text:p>
          </table:table-cell>
          <table:table-cell office:value-type="float" office:value="0.000890388008978171" calcext:value-type="float">
            <text:p>0.000890388008978</text:p>
          </table:table-cell>
          <table:table-cell office:value-type="float" office:value="-0.00236308159284826" calcext:value-type="float">
            <text:p>-0.002363081592848</text:p>
          </table:table-cell>
          <table:table-cell office:value-type="float" office:value="-0.000418316447840461" calcext:value-type="float">
            <text:p>-0.00041831644784</text:p>
          </table:table-cell>
          <table:table-cell office:value-type="float" office:value="-0.000131929186705959" calcext:value-type="float">
            <text:p>-0.000131929186706</text:p>
          </table:table-cell>
          <table:table-cell office:value-type="float" office:value="0.000278780430465753" calcext:value-type="float">
            <text:p>0.000278780430466</text:p>
          </table:table-cell>
          <table:table-cell office:value-type="float" office:value="0.000383080798299573" calcext:value-type="float">
            <text:p>0.0003830807983</text:p>
          </table:table-cell>
          <table:table-cell office:value-type="float" office:value="-0.000155179926643489" calcext:value-type="float">
            <text:p>-0.000155179926643</text:p>
          </table:table-cell>
          <table:table-cell office:value-type="float" office:value="0.00000676009653710619" calcext:value-type="float">
            <text:p>6.76009653710619E-06</text:p>
          </table:table-cell>
          <table:table-cell office:value-type="float" office:value="0.000103766276508155" calcext:value-type="float">
            <text:p>0.000103766276508</text:p>
          </table:table-cell>
          <table:table-cell office:value-type="float" office:value="0.0000482333046114003" calcext:value-type="float">
            <text:p>4.82333046114003E-05</text:p>
          </table:table-cell>
          <table:table-cell office:value-type="float" office:value="-0.00000556158083248048" calcext:value-type="float">
            <text:p>-5.56158083248048E-06</text:p>
          </table:table-cell>
          <table:table-cell office:value-type="float" office:value="0.0000418308582168514" calcext:value-type="float">
            <text:p>4.18308582168514E-05</text:p>
          </table:table-cell>
          <table:table-cell office:value-type="float" office:value="0.0000882651464668149" calcext:value-type="float">
            <text:p>8.82651464668149E-05</text:p>
          </table:table-cell>
          <table:table-cell office:value-type="float" office:value="0.0000215923670282003" calcext:value-type="float">
            <text:p>2.15923670282003E-05</text:p>
          </table:table-cell>
          <table:table-cell office:value-type="float" office:value="-0.0000525382528484553" calcext:value-type="float">
            <text:p>-5.25382528484553E-05</text:p>
          </table:table-cell>
          <table:table-cell office:value-type="float" office:value="0.0000311510568322126" calcext:value-type="float">
            <text:p>3.11510568322126E-05</text:p>
          </table:table-cell>
          <table:table-cell office:value-type="float" office:value="-0.0000331270738169742" calcext:value-type="float">
            <text:p>-3.31270738169742E-05</text:p>
          </table:table-cell>
          <table:table-cell office:value-type="float" office:value="0.0000267152206476773" calcext:value-type="float">
            <text:p>2.67152206476773E-05</text:p>
          </table:table-cell>
          <table:table-cell office:value-type="float" office:value="-0.0000105408479694757" calcext:value-type="float">
            <text:p>-1.05408479694757E-05</text:p>
          </table:table-cell>
          <table:table-cell office:value-type="float" office:value="-0.000000291107089267495" calcext:value-type="float">
            <text:p>-2.91107089267495E-07</text:p>
          </table:table-cell>
          <table:table-cell office:value-type="float" office:value="0.0000418096917910726" calcext:value-type="float">
            <text:p>4.18096917910726E-05</text:p>
          </table:table-cell>
          <table:table-cell office:value-type="float" office:value="-0.00000959116665466553" calcext:value-type="float">
            <text:p>-9.59116665466553E-06</text:p>
          </table:table-cell>
          <table:table-cell office:value-type="float" office:value="-0.0000257361846189852" calcext:value-type="float">
            <text:p>-2.57361846189852E-05</text:p>
          </table:table-cell>
          <table:table-cell office:value-type="float" office:value="0.0000939762597738092" calcext:value-type="float">
            <text:p>9.39762597738092E-05</text:p>
          </table:table-cell>
          <table:table-cell office:value-type="float" office:value="0.0000305623038483471" calcext:value-type="float">
            <text:p>3.05623038483471E-05</text:p>
          </table:table-cell>
          <table:table-cell office:value-type="float" office:value="-0.00000305110642401241" calcext:value-type="float">
            <text:p>-3.05110642401241E-06</text:p>
          </table:table-cell>
          <table:table-cell office:value-type="float" office:value="-0.0000440755991613084" calcext:value-type="float">
            <text:p>-4.40755991613084E-05</text:p>
          </table:table-cell>
          <table:table-cell office:value-type="float" office:value="0.0000233017006107117" calcext:value-type="float">
            <text:p>2.33017006107117E-05</text:p>
          </table:table-cell>
          <table:table-cell office:value-type="float" office:value="0.0000116467337871184" calcext:value-type="float">
            <text:p>1.16467337871184E-05</text:p>
          </table:table-cell>
          <table:table-cell office:value-type="float" office:value="-0.000023320590706033" calcext:value-type="float">
            <text:p>-2.3320590706033E-05</text:p>
          </table:table-cell>
          <table:table-cell office:value-type="float" office:value="-0.0000232940219067057" calcext:value-type="float">
            <text:p>-2.32940219067057E-05</text:p>
          </table:table-cell>
          <table:table-cell office:value-type="float" office:value="0.0000127476103753965" calcext:value-type="float">
            <text:p>1.27476103753965E-05</text:p>
          </table:table-cell>
          <table:table-cell office:value-type="float" office:value="0.0000339471951228965" calcext:value-type="float">
            <text:p>3.39471951228965E-05</text:p>
          </table:table-cell>
          <table:table-cell office:value-type="float" office:value="-0.0000544768269535867" calcext:value-type="float">
            <text:p>-5.44768269535867E-05</text:p>
          </table:table-cell>
          <table:table-cell office:value-type="float" office:value="0.0000169186010812727" calcext:value-type="float">
            <text:p>1.69186010812727E-05</text:p>
          </table:table-cell>
          <table:table-cell office:value-type="float" office:value="0.00000660294004717343" calcext:value-type="float">
            <text:p>6.60294004717343E-06</text:p>
          </table:table-cell>
          <table:table-cell office:value-type="float" office:value="0.0000430512509964065" calcext:value-type="float">
            <text:p>4.30512509964065E-05</text:p>
          </table:table-cell>
          <table:table-cell office:value-type="float" office:value="-0.0000277858972340672" calcext:value-type="float">
            <text:p>-2.77858972340672E-05</text:p>
          </table:table-cell>
          <table:table-cell office:value-type="float" office:value="-0.0000248283141212058" calcext:value-type="float">
            <text:p>-2.48283141212058E-05</text:p>
          </table:table-cell>
          <table:table-cell office:value-type="float" office:value="0.0000136621143687066" calcext:value-type="float">
            <text:p>1.36621143687066E-05</text:p>
          </table:table-cell>
          <table:table-cell office:value-type="float" office:value="0.0000284886405937934" calcext:value-type="float">
            <text:p>2.84886405937934E-05</text:p>
          </table:table-cell>
          <table:table-cell office:value-type="float" office:value="0.0000102938605659464" calcext:value-type="float">
            <text:p>1.02938605659464E-05</text:p>
          </table:table-cell>
          <table:table-cell office:value-type="float" office:value="0.00000584931353225793" calcext:value-type="float">
            <text:p>5.84931353225793E-06</text:p>
          </table:table-cell>
          <table:table-cell office:value-type="float" office:value="-0.0000332359367474777" calcext:value-type="float">
            <text:p>-3.32359367474777E-05</text:p>
          </table:table-cell>
          <table:table-cell office:value-type="float" office:value="-0.0000218047064595717" calcext:value-type="float">
            <text:p>-2.18047064595717E-05</text:p>
          </table:table-cell>
          <table:table-cell office:value-type="float" office:value="0.0000167546196095381" calcext:value-type="float">
            <text:p>1.67546196095381E-05</text:p>
          </table:table-cell>
          <table:table-cell office:value-type="float" office:value="-0.0000187345136389294" calcext:value-type="float">
            <text:p>-1.87345136389294E-05</text:p>
          </table:table-cell>
          <table:table-cell office:value-type="float" office:value="0.0000314603820610881" calcext:value-type="float">
            <text:p>3.14603820610881E-05</text:p>
          </table:table-cell>
          <table:table-cell office:value-type="float" office:value="-0.0000173870535522536" calcext:value-type="float">
            <text:p>-1.73870535522536E-05</text:p>
          </table:table-cell>
          <table:table-cell office:value-type="float" office:value="-0.000011073133875994" calcext:value-type="float">
            <text:p>-1.1073133875994E-05</text:p>
          </table:table-cell>
          <table:table-cell office:value-type="float" office:value="0.0000372784491642908" calcext:value-type="float">
            <text:p>3.72784491642908E-05</text:p>
          </table:table-cell>
          <table:table-cell office:value-type="float" office:value="-0.0000320445266154823" calcext:value-type="float">
            <text:p>-3.20445266154823E-05</text:p>
          </table:table-cell>
          <table:table-cell office:value-type="float" office:value="-0.0000255683889463509" calcext:value-type="float">
            <text:p>-2.55683889463509E-05</text:p>
          </table:table-cell>
          <table:table-cell office:value-type="float" office:value="0.000055727840468367" calcext:value-type="float">
            <text:p>5.5727840468367E-05</text:p>
          </table:table-cell>
          <table:table-cell office:value-type="float" office:value="0.00000243843240077535" calcext:value-type="float">
            <text:p>2.43843240077535E-06</text:p>
          </table:table-cell>
          <table:table-cell office:value-type="float" office:value="-0.0000501235417573742" calcext:value-type="float">
            <text:p>-5.01235417573742E-05</text:p>
          </table:table-cell>
          <table:table-cell office:value-type="float" office:value="0.0000332835337994997" calcext:value-type="float">
            <text:p>3.32835337994997E-05</text:p>
          </table:table-cell>
          <table:table-cell office:value-type="float" office:value="0.00000271922076733322" calcext:value-type="float">
            <text:p>2.71922076733322E-06</text:p>
          </table:table-cell>
          <table:table-cell office:value-type="float" office:value="-0.0000108039945975191" calcext:value-type="float">
            <text:p>-1.08039945975191E-05</text:p>
          </table:table-cell>
          <table:table-cell office:value-type="float" office:value="-0.0000173905187597079" calcext:value-type="float">
            <text:p>-1.73905187597079E-05</text:p>
          </table:table-cell>
          <table:table-cell office:value-type="float" office:value="0.0000281139571636224" calcext:value-type="float">
            <text:p>2.81139571636224E-05</text:p>
          </table:table-cell>
          <table:table-cell office:value-type="float" office:value="-0.0000235748091024224" calcext:value-type="float">
            <text:p>-2.35748091024224E-05</text:p>
          </table:table-cell>
          <table:table-cell office:value-type="float" office:value="0.0000145089525686037" calcext:value-type="float">
            <text:p>1.45089525686037E-05</text:p>
          </table:table-cell>
          <table:table-cell office:value-type="float" office:value="-0.0000128448322683217" calcext:value-type="float">
            <text:p>-1.28448322683217E-05</text:p>
          </table:table-cell>
          <table:table-cell office:value-type="float" office:value="-0.0000563416591228827" calcext:value-type="float">
            <text:p>-5.63416591228827E-05</text:p>
          </table:table-cell>
          <table:table-cell office:value-type="float" office:value="0.0000874485204233055" calcext:value-type="float">
            <text:p>8.74485204233055E-05</text:p>
          </table:table-cell>
          <table:table-cell office:value-type="float" office:value="-0.0000270210054635345" calcext:value-type="float">
            <text:p>-2.70210054635345E-05</text:p>
          </table:table-cell>
          <table:table-cell office:value-type="float" office:value="0.0000160031624964474" calcext:value-type="float">
            <text:p>1.60031624964474E-05</text:p>
          </table:table-cell>
          <table:table-cell office:value-type="float" office:value="-0.00000209505131676391" calcext:value-type="float">
            <text:p>-2.09505131676391E-06</text:p>
          </table:table-cell>
          <table:table-cell office:value-type="float" office:value="-0.0000251608203907239" calcext:value-type="float">
            <text:p>-2.51608203907239E-05</text:p>
          </table:table-cell>
          <table:table-cell office:value-type="float" office:value="0.0000111431175202625" calcext:value-type="float">
            <text:p>1.11431175202625E-05</text:p>
          </table:table-cell>
          <table:table-cell office:value-type="float" office:value="0.0000182914546293933" calcext:value-type="float">
            <text:p>1.82914546293933E-05</text:p>
          </table:table-cell>
          <table:table-cell office:value-type="float" office:value="0.00000162753932636539" calcext:value-type="float">
            <text:p>1.62753932636539E-06</text:p>
          </table:table-cell>
          <table:table-cell office:value-type="float" office:value="0.00000255832144840928" calcext:value-type="float">
            <text:p>2.55832144840928E-06</text:p>
          </table:table-cell>
          <table:table-cell office:value-type="float" office:value="-0.0000149383132473369" calcext:value-type="float">
            <text:p>-1.49383132473369E-05</text:p>
          </table:table-cell>
          <table:table-cell office:value-type="float" office:value="0.00000780586446630371" calcext:value-type="float">
            <text:p>7.80586446630371E-06</text:p>
          </table:table-cell>
          <table:table-cell office:value-type="float" office:value="-0.0000317802628429509" calcext:value-type="float">
            <text:p>-3.17802628429509E-05</text:p>
          </table:table-cell>
          <table:table-cell office:value-type="float" office:value="-0.00000378448701499057" calcext:value-type="float">
            <text:p>-3.78448701499057E-06</text:p>
          </table:table-cell>
          <table:table-cell office:value-type="float" office:value="0.0000338474689593471" calcext:value-type="float">
            <text:p>3.38474689593471E-05</text:p>
          </table:table-cell>
          <table:table-cell office:value-type="float" office:value="-0.00000825884847488467" calcext:value-type="float">
            <text:p>-8.25884847488467E-06</text:p>
          </table:table-cell>
          <table:table-cell office:value-type="float" office:value="-0.00000834347559253157" calcext:value-type="float">
            <text:p>-8.34347559253157E-06</text:p>
          </table:table-cell>
          <table:table-cell office:value-type="float" office:value="0.0000368895611471687" calcext:value-type="float">
            <text:p>3.68895611471687E-05</text:p>
          </table:table-cell>
          <table:table-cell office:value-type="float" office:value="-0.0000358581880961495" calcext:value-type="float">
            <text:p>-3.58581880961495E-05</text:p>
          </table:table-cell>
          <table:table-cell office:value-type="float" office:value="0.00000713485243741818" calcext:value-type="float">
            <text:p>7.13485243741818E-06</text:p>
          </table:table-cell>
          <table:table-cell office:value-type="float" office:value="-0.0000516765088751092" calcext:value-type="float">
            <text:p>-5.16765088751092E-05</text:p>
          </table:table-cell>
          <table:table-cell office:value-type="float" office:value="0.00006555393796287" calcext:value-type="float">
            <text:p>6.555393796287E-05</text:p>
          </table:table-cell>
          <table:table-cell office:value-type="float" office:value="0.000000125744638479475" calcext:value-type="float">
            <text:p>1.25744638479475E-07</text:p>
          </table:table-cell>
          <table:table-cell office:value-type="float" office:value="0.00000544085946629913" calcext:value-type="float">
            <text:p>5.44085946629913E-06</text:p>
          </table:table-cell>
          <table:table-cell office:value-type="float" office:value="-0.0000241171107591698" calcext:value-type="float">
            <text:p>-2.41171107591698E-05</text:p>
          </table:table-cell>
          <table:table-cell office:value-type="float" office:value="0.0000290950771158482" calcext:value-type="float">
            <text:p>2.90950771158482E-05</text:p>
          </table:table-cell>
          <table:table-cell office:value-type="float" office:value="-0.0000167092421444193" calcext:value-type="float">
            <text:p>-1.67092421444193E-05</text:p>
          </table:table-cell>
          <table:table-cell office:value-type="float" office:value="-0.0000163963430398484" calcext:value-type="float">
            <text:p>-1.63963430398484E-05</text:p>
          </table:table-cell>
          <table:table-cell office:value-type="float" office:value="0.0000355168220821933" calcext:value-type="float">
            <text:p>3.55168220821933E-05</text:p>
          </table:table-cell>
          <table:table-cell office:value-type="float" office:value="-0.0000397572337468288" calcext:value-type="float">
            <text:p>-3.97572337468288E-05</text:p>
          </table:table-cell>
          <table:table-cell office:value-type="float" office:value="-0.0000122388757245462" calcext:value-type="float">
            <text:p>-1.22388757245462E-05</text:p>
          </table:table-cell>
          <table:table-cell office:value-type="float" office:value="0.00000769016615642659" calcext:value-type="float">
            <text:p>7.69016615642659E-06</text:p>
          </table:table-cell>
          <table:table-cell office:value-type="float" office:value="0.0000307794367517267" calcext:value-type="float">
            <text:p>3.07794367517267E-05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34205727047021" calcext:value-type="float">
            <text:p>1.34205727047021</text:p>
          </table:table-cell>
          <table:table-cell table:formula="of:=[.B9]*9.8" office:value-type="float" office:value="13.1521612506081" calcext:value-type="float">
            <text:p>13.1521612506081</text:p>
          </table:table-cell>
          <table:table-cell table:number-columns-repeated="429"/>
        </table:table-row>
        <table:table-row table:style-name="ro1">
          <table:table-cell office:value-type="string" calcext:value-type="string">
            <text:p>Walk time</text:p>
          </table:table-cell>
          <table:table-cell office:value-type="float" office:value="0.767216205596924" calcext:value-type="float">
            <text:p>0.767216205596924</text:p>
          </table:table-cell>
          <table:table-cell office:value-type="float" office:value="18.1464247703552" calcext:value-type="float">
            <text:p>18.1464247703552</text:p>
          </table:table-cell>
          <table:table-cell table:formula="of:=[.C10]-[.B10]" office:value-type="float" office:value="17.3792085647583" calcext:value-type="float">
            <text:p>17.3792085647583</text:p>
          </table:table-cell>
          <table:table-cell office:value-type="float" office:value="13" calcext:value-type="float">
            <text:p>13</text:p>
          </table:table-cell>
          <table:table-cell table:formula="of:=[.D10]/[.E10]" office:value-type="float" office:value="1.3368621972891" calcext:value-type="float">
            <text:p>1.3368621972891</text:p>
          </table:table-cell>
          <table:table-cell table:number-columns-repeated="426"/>
        </table:table-row>
        <table:table-row table:style-name="ro1">
          <table:table-cell table:number-columns-repeated="432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397003148046146" calcext:value-type="float">
            <text:p>3.97003148046146E-05</text:p>
          </table:table-cell>
          <table:table-cell table:formula="of:=0.5*[.D12]*(([.D5]-[.C5])/([.D1]-[.C1]))^2" office:value-type="float" office:value="0.0000135239816334299" calcext:value-type="float">
            <text:p>1.35239816334299E-05</text:p>
          </table:table-cell>
          <table:table-cell table:formula="of:=0.5*[.E12]*(([.E5]-[.D5])/([.E1]-[.D1]))^2" office:value-type="float" office:value="0.0000290917222266776" calcext:value-type="float">
            <text:p>2.90917222266776E-05</text:p>
          </table:table-cell>
          <table:table-cell table:formula="of:=0.5*[.F12]*(([.F5]-[.E5])/([.F1]-[.E1]))^2" office:value-type="float" office:value="0.00000442428895258584" calcext:value-type="float">
            <text:p>4.42428895258584E-06</text:p>
          </table:table-cell>
          <table:table-cell table:formula="of:=0.5*[.G12]*(([.G5]-[.F5])/([.G1]-[.F1]))^2" office:value-type="float" office:value="0.000117172163907724" calcext:value-type="float">
            <text:p>0.000117172163908</text:p>
          </table:table-cell>
          <table:table-cell table:formula="of:=0.5*[.H12]*(([.H5]-[.G5])/([.H1]-[.G1]))^2" office:value-type="float" office:value="0.00000100864280684406" calcext:value-type="float">
            <text:p>1.00864280684406E-06</text:p>
          </table:table-cell>
          <table:table-cell table:formula="of:=0.5*[.I12]*(([.I5]-[.H5])/([.I1]-[.H1]))^2" office:value-type="float" office:value="0.0000906625810308617" calcext:value-type="float">
            <text:p>9.06625810308617E-05</text:p>
          </table:table-cell>
          <table:table-cell table:formula="of:=0.5*[.J12]*(([.J5]-[.I5])/([.J1]-[.I1]))^2" office:value-type="float" office:value="0.000061436841819177" calcext:value-type="float">
            <text:p>6.1436841819177E-05</text:p>
          </table:table-cell>
          <table:table-cell table:formula="of:=0.5*[.K12]*(([.K5]-[.J5])/([.K1]-[.J1]))^2" office:value-type="float" office:value="0.00000181309519837081" calcext:value-type="float">
            <text:p>1.81309519837081E-06</text:p>
          </table:table-cell>
          <table:table-cell table:formula="of:=0.5*[.L12]*(([.L5]-[.K5])/([.L1]-[.K1]))^2" office:value-type="float" office:value="0.0000886636678438768" calcext:value-type="float">
            <text:p>8.86636678438768E-05</text:p>
          </table:table-cell>
          <table:table-cell table:formula="of:=0.5*[.M12]*(([.M5]-[.L5])/([.M1]-[.L1]))^2" office:value-type="float" office:value="0.000270136479683671" calcext:value-type="float">
            <text:p>0.000270136479684</text:p>
          </table:table-cell>
          <table:table-cell table:formula="of:=0.5*[.N12]*(([.N5]-[.M5])/([.N1]-[.M1]))^2" office:value-type="float" office:value="0.0000194754852140755" calcext:value-type="float">
            <text:p>1.94754852140755E-05</text:p>
          </table:table-cell>
          <table:table-cell table:formula="of:=0.5*[.O12]*(([.O5]-[.N5])/([.O1]-[.N1]))^2" office:value-type="float" office:value="0.00000715656634373327" calcext:value-type="float">
            <text:p>7.15656634373327E-06</text:p>
          </table:table-cell>
          <table:table-cell table:formula="of:=0.5*[.P12]*(([.P5]-[.O5])/([.P1]-[.O1]))^2" office:value-type="float" office:value="0.000131331316302431" calcext:value-type="float">
            <text:p>0.000131331316302</text:p>
          </table:table-cell>
          <table:table-cell table:formula="of:=0.5*[.Q12]*(([.Q5]-[.P5])/([.Q1]-[.P1]))^2" office:value-type="float" office:value="0.00000496372971142602" calcext:value-type="float">
            <text:p>4.96372971142602E-06</text:p>
          </table:table-cell>
          <table:table-cell table:formula="of:=0.5*[.R12]*(([.R5]-[.Q5])/([.R1]-[.Q1]))^2" office:value-type="float" office:value="0.00000922813579090654" calcext:value-type="float">
            <text:p>9.22813579090654E-06</text:p>
          </table:table-cell>
          <table:table-cell table:formula="of:=0.5*[.S12]*(([.S5]-[.R5])/([.S1]-[.R1]))^2" office:value-type="float" office:value="0.000000060074048112707" calcext:value-type="float">
            <text:p>6.0074048112707E-08</text:p>
          </table:table-cell>
          <table:table-cell table:formula="of:=0.5*[.T12]*(([.T5]-[.S5])/([.T1]-[.S1]))^2" office:value-type="float" office:value="0.00000117984918851042" calcext:value-type="float">
            <text:p>1.17984918851042E-06</text:p>
          </table:table-cell>
          <table:table-cell table:formula="of:=0.5*[.U12]*(([.U5]-[.T5])/([.U1]-[.T1]))^2" office:value-type="float" office:value="0.00000426705321309332" calcext:value-type="float">
            <text:p>4.26705321309332E-06</text:p>
          </table:table-cell>
          <table:table-cell table:formula="of:=0.5*[.V12]*(([.V5]-[.U5])/([.V1]-[.U1]))^2" office:value-type="float" office:value="0.00000259259826074234" calcext:value-type="float">
            <text:p>2.59259826074234E-06</text:p>
          </table:table-cell>
          <table:table-cell table:formula="of:=0.5*[.W12]*(([.W5]-[.V5])/([.W1]-[.V1]))^2" office:value-type="float" office:value="0.0000147237542646494" calcext:value-type="float">
            <text:p>1.47237542646494E-05</text:p>
          </table:table-cell>
          <table:table-cell table:formula="of:=0.5*[.X12]*(([.X5]-[.W5])/([.X1]-[.W1]))^2" office:value-type="float" office:value="0.000110908686823493" calcext:value-type="float">
            <text:p>0.000110908686823</text:p>
          </table:table-cell>
          <table:table-cell table:formula="of:=0.5*[.Y12]*(([.Y5]-[.X5])/([.Y1]-[.X1]))^2" office:value-type="float" office:value="0.000480352708264428" calcext:value-type="float">
            <text:p>0.000480352708264</text:p>
          </table:table-cell>
          <table:table-cell table:formula="of:=0.5*[.Z12]*(([.Z5]-[.Y5])/([.Z1]-[.Y1]))^2" office:value-type="float" office:value="0.000248288386444823" calcext:value-type="float">
            <text:p>0.000248288386445</text:p>
          </table:table-cell>
          <table:table-cell table:formula="of:=0.5*[.AA12]*(([.AA5]-[.Z5])/([.AA1]-[.Z1]))^2" office:value-type="float" office:value="0.000120244640347616" calcext:value-type="float">
            <text:p>0.000120244640348</text:p>
          </table:table-cell>
          <table:table-cell table:formula="of:=0.5*[.AB12]*(([.AB5]-[.AA5])/([.AB1]-[.AA1]))^2" office:value-type="float" office:value="0.00239699912779339" calcext:value-type="float">
            <text:p>0.002396999127793</text:p>
          </table:table-cell>
          <table:table-cell table:formula="of:=0.5*[.AC12]*(([.AC5]-[.AB5])/([.AC1]-[.AB1]))^2" office:value-type="float" office:value="0.00489377525348855" calcext:value-type="float">
            <text:p>0.004893775253489</text:p>
          </table:table-cell>
          <table:table-cell table:formula="of:=0.5*[.AD12]*(([.AD5]-[.AC5])/([.AD1]-[.AC1]))^2" office:value-type="float" office:value="0.000428104394297015" calcext:value-type="float">
            <text:p>0.000428104394297</text:p>
          </table:table-cell>
          <table:table-cell table:formula="of:=0.5*[.AE12]*(([.AE5]-[.AD5])/([.AE1]-[.AD1]))^2" office:value-type="float" office:value="0.00285217928597754" calcext:value-type="float">
            <text:p>0.002852179285978</text:p>
          </table:table-cell>
          <table:table-cell table:formula="of:=0.5*[.AF12]*(([.AF5]-[.AE5])/([.AF1]-[.AE1]))^2" office:value-type="float" office:value="0.0000997988977142408" calcext:value-type="float">
            <text:p>9.97988977142408E-05</text:p>
          </table:table-cell>
          <table:table-cell table:formula="of:=0.5*[.AG12]*(([.AG5]-[.AF5])/([.AG1]-[.AF1]))^2" office:value-type="float" office:value="0.0730404624907102" calcext:value-type="float">
            <text:p>0.07304046249071</text:p>
          </table:table-cell>
          <table:table-cell table:formula="of:=0.5*[.AH12]*(([.AH5]-[.AG5])/([.AH1]-[.AG1]))^2" office:value-type="float" office:value="0.01632513835774" calcext:value-type="float">
            <text:p>0.01632513835774</text:p>
          </table:table-cell>
          <table:table-cell table:formula="of:=0.5*[.AI12]*(([.AI5]-[.AH5])/([.AI1]-[.AH1]))^2" office:value-type="float" office:value="0.0370196649429645" calcext:value-type="float">
            <text:p>0.037019664942965</text:p>
          </table:table-cell>
          <table:table-cell table:formula="of:=0.5*[.AJ12]*(([.AJ5]-[.AI5])/([.AJ1]-[.AI1]))^2" office:value-type="float" office:value="0.0196327307028467" calcext:value-type="float">
            <text:p>0.019632730702847</text:p>
          </table:table-cell>
          <table:table-cell table:formula="of:=0.5*[.AK12]*(([.AK5]-[.AJ5])/([.AK1]-[.AJ1]))^2" office:value-type="float" office:value="0.0113774515807897" calcext:value-type="float">
            <text:p>0.01137745158079</text:p>
          </table:table-cell>
          <table:table-cell table:formula="of:=0.5*[.AL12]*(([.AL5]-[.AK5])/([.AL1]-[.AK1]))^2" office:value-type="float" office:value="0.00000405136363584805" calcext:value-type="float">
            <text:p>4.05136363584805E-06</text:p>
          </table:table-cell>
          <table:table-cell table:formula="of:=0.5*[.AM12]*(([.AM5]-[.AL5])/([.AM1]-[.AL1]))^2" office:value-type="float" office:value="0.00158253680849809" calcext:value-type="float">
            <text:p>0.001582536808498</text:p>
          </table:table-cell>
          <table:table-cell table:formula="of:=0.5*[.AN12]*(([.AN5]-[.AM5])/([.AN1]-[.AM1]))^2" office:value-type="float" office:value="0.00506941367212919" calcext:value-type="float">
            <text:p>0.005069413672129</text:p>
          </table:table-cell>
          <table:table-cell table:formula="of:=0.5*[.AO12]*(([.AO5]-[.AN5])/([.AO1]-[.AN1]))^2" office:value-type="float" office:value="0.00064760141062253" calcext:value-type="float">
            <text:p>0.000647601410623</text:p>
          </table:table-cell>
          <table:table-cell table:formula="of:=0.5*[.AP12]*(([.AP5]-[.AO5])/([.AP1]-[.AO1]))^2" office:value-type="float" office:value="0.000166425211992102" calcext:value-type="float">
            <text:p>0.000166425211992</text:p>
          </table:table-cell>
          <table:table-cell table:formula="of:=0.5*[.AQ12]*(([.AQ5]-[.AP5])/([.AQ1]-[.AP1]))^2" office:value-type="float" office:value="0.00830195037011416" calcext:value-type="float">
            <text:p>0.008301950370114</text:p>
          </table:table-cell>
          <table:table-cell table:formula="of:=0.5*[.AR12]*(([.AR5]-[.AQ5])/([.AR1]-[.AQ1]))^2" office:value-type="float" office:value="0.000265134268160175" calcext:value-type="float">
            <text:p>0.00026513426816</text:p>
          </table:table-cell>
          <table:table-cell table:formula="of:=0.5*[.AS12]*(([.AS5]-[.AR5])/([.AS1]-[.AR1]))^2" office:value-type="float" office:value="0.00674062324882021" calcext:value-type="float">
            <text:p>0.00674062324882</text:p>
          </table:table-cell>
          <table:table-cell table:formula="of:=0.5*[.AT12]*(([.AT5]-[.AS5])/([.AT1]-[.AS1]))^2" office:value-type="float" office:value="0.0293347708341727" calcext:value-type="float">
            <text:p>0.029334770834173</text:p>
          </table:table-cell>
          <table:table-cell table:formula="of:=0.5*[.AU12]*(([.AU5]-[.AT5])/([.AU1]-[.AT1]))^2" office:value-type="float" office:value="0.000172584792441096" calcext:value-type="float">
            <text:p>0.000172584792441</text:p>
          </table:table-cell>
          <table:table-cell table:formula="of:=0.5*[.AV12]*(([.AV5]-[.AU5])/([.AV1]-[.AU1]))^2" office:value-type="float" office:value="0.0164972366211025" calcext:value-type="float">
            <text:p>0.016497236621103</text:p>
          </table:table-cell>
          <table:table-cell table:formula="of:=0.5*[.AW12]*(([.AW5]-[.AV5])/([.AW1]-[.AV1]))^2" office:value-type="float" office:value="0.0000503828044905274" calcext:value-type="float">
            <text:p>5.03828044905274E-05</text:p>
          </table:table-cell>
          <table:table-cell table:formula="of:=0.5*[.AX12]*(([.AX5]-[.AW5])/([.AX1]-[.AW1]))^2" office:value-type="float" office:value="0.000290527144502687" calcext:value-type="float">
            <text:p>0.000290527144503</text:p>
          </table:table-cell>
          <table:table-cell table:formula="of:=0.5*[.AY12]*(([.AY5]-[.AX5])/([.AY1]-[.AX1]))^2" office:value-type="float" office:value="0.0000193837939114363" calcext:value-type="float">
            <text:p>1.93837939114363E-05</text:p>
          </table:table-cell>
          <table:table-cell table:formula="of:=0.5*[.AZ12]*(([.AZ5]-[.AY5])/([.AZ1]-[.AY1]))^2" office:value-type="float" office:value="0.000190086502536892" calcext:value-type="float">
            <text:p>0.000190086502537</text:p>
          </table:table-cell>
          <table:table-cell table:formula="of:=0.5*[.BA12]*(([.BA5]-[.AZ5])/([.BA1]-[.AZ1]))^2" office:value-type="float" office:value="0.00381757285827077" calcext:value-type="float">
            <text:p>0.003817572858271</text:p>
          </table:table-cell>
          <table:table-cell table:formula="of:=0.5*[.BB12]*(([.BB5]-[.BA5])/([.BB1]-[.BA1]))^2" office:value-type="float" office:value="0.0000350955682414832" calcext:value-type="float">
            <text:p>3.50955682414832E-05</text:p>
          </table:table-cell>
          <table:table-cell table:formula="of:=0.5*[.BC12]*(([.BC5]-[.BB5])/([.BC1]-[.BB1]))^2" office:value-type="float" office:value="0.0139992424413257" calcext:value-type="float">
            <text:p>0.013999242441326</text:p>
          </table:table-cell>
          <table:table-cell table:formula="of:=0.5*[.BD12]*(([.BD5]-[.BC5])/([.BD1]-[.BC1]))^2" office:value-type="float" office:value="0.0350298879003292" calcext:value-type="float">
            <text:p>0.035029887900329</text:p>
          </table:table-cell>
          <table:table-cell table:formula="of:=0.5*[.BE12]*(([.BE5]-[.BD5])/([.BE1]-[.BD1]))^2" office:value-type="float" office:value="0.000566687251549733" calcext:value-type="float">
            <text:p>0.00056668725155</text:p>
          </table:table-cell>
          <table:table-cell table:formula="of:=0.5*[.BF12]*(([.BF5]-[.BE5])/([.BF1]-[.BE1]))^2" office:value-type="float" office:value="0.0143084544107828" calcext:value-type="float">
            <text:p>0.014308454410783</text:p>
          </table:table-cell>
          <table:table-cell table:formula="of:=0.5*[.BG12]*(([.BG5]-[.BF5])/([.BG1]-[.BF1]))^2" office:value-type="float" office:value="0.00250826967270376" calcext:value-type="float">
            <text:p>0.002508269672704</text:p>
          </table:table-cell>
          <table:table-cell table:formula="of:=0.5*[.BH12]*(([.BH5]-[.BG5])/([.BH1]-[.BG1]))^2" office:value-type="float" office:value="0.00274924678341139" calcext:value-type="float">
            <text:p>0.002749246783411</text:p>
          </table:table-cell>
          <table:table-cell table:formula="of:=0.5*[.BI12]*(([.BI5]-[.BH5])/([.BI1]-[.BH1]))^2" office:value-type="float" office:value="0.000216656302934562" calcext:value-type="float">
            <text:p>0.000216656302935</text:p>
          </table:table-cell>
          <table:table-cell table:formula="of:=0.5*[.BJ12]*(([.BJ5]-[.BI5])/([.BJ1]-[.BI1]))^2" office:value-type="float" office:value="0.000160245686066695" calcext:value-type="float">
            <text:p>0.000160245686067</text:p>
          </table:table-cell>
          <table:table-cell table:formula="of:=0.5*[.BK12]*(([.BK5]-[.BJ5])/([.BK1]-[.BJ1]))^2" office:value-type="float" office:value="0.000194648503000902" calcext:value-type="float">
            <text:p>0.000194648503001</text:p>
          </table:table-cell>
          <table:table-cell table:formula="of:=0.5*[.BL12]*(([.BL5]-[.BK5])/([.BL1]-[.BK1]))^2" office:value-type="float" office:value="0.000202118905993413" calcext:value-type="float">
            <text:p>0.000202118905993</text:p>
          </table:table-cell>
          <table:table-cell table:formula="of:=0.5*[.BM12]*(([.BM5]-[.BL5])/([.BM1]-[.BL1]))^2" office:value-type="float" office:value="0.0224262836101697" calcext:value-type="float">
            <text:p>0.02242628361017</text:p>
          </table:table-cell>
          <table:table-cell table:formula="of:=0.5*[.BN12]*(([.BN5]-[.BM5])/([.BN1]-[.BM1]))^2" office:value-type="float" office:value="0.0000732624609082347" calcext:value-type="float">
            <text:p>7.32624609082347E-05</text:p>
          </table:table-cell>
          <table:table-cell table:formula="of:=0.5*[.BO12]*(([.BO5]-[.BN5])/([.BO1]-[.BN1]))^2" office:value-type="float" office:value="0.0000792877983425558" calcext:value-type="float">
            <text:p>7.92877983425558E-05</text:p>
          </table:table-cell>
          <table:table-cell table:formula="of:=0.5*[.BP12]*(([.BP5]-[.BO5])/([.BP1]-[.BO1]))^2" office:value-type="float" office:value="0.000177637876632253" calcext:value-type="float">
            <text:p>0.000177637876632</text:p>
          </table:table-cell>
          <table:table-cell table:formula="of:=0.5*[.BQ12]*(([.BQ5]-[.BP5])/([.BQ1]-[.BP1]))^2" office:value-type="float" office:value="0.000376945861091628" calcext:value-type="float">
            <text:p>0.000376945861092</text:p>
          </table:table-cell>
          <table:table-cell table:formula="of:=0.5*[.BR12]*(([.BR5]-[.BQ5])/([.BR1]-[.BQ1]))^2" office:value-type="float" office:value="0.0000200527018362947" calcext:value-type="float">
            <text:p>2.00527018362947E-05</text:p>
          </table:table-cell>
          <table:table-cell table:formula="of:=0.5*[.BS12]*(([.BS5]-[.BR5])/([.BS1]-[.BR1]))^2" office:value-type="float" office:value="0.000094755662091601" calcext:value-type="float">
            <text:p>9.4755662091601E-05</text:p>
          </table:table-cell>
          <table:table-cell table:formula="of:=0.5*[.BT12]*(([.BT5]-[.BS5])/([.BT1]-[.BS1]))^2" office:value-type="float" office:value="0.00292899985911706" calcext:value-type="float">
            <text:p>0.002928999859117</text:p>
          </table:table-cell>
          <table:table-cell table:formula="of:=0.5*[.BU12]*(([.BU5]-[.BT5])/([.BU1]-[.BT1]))^2" office:value-type="float" office:value="0.00306731813254335" calcext:value-type="float">
            <text:p>0.003067318132543</text:p>
          </table:table-cell>
          <table:table-cell table:formula="of:=0.5*[.BV12]*(([.BV5]-[.BU5])/([.BV1]-[.BU1]))^2" office:value-type="float" office:value="0.000457673466864376" calcext:value-type="float">
            <text:p>0.000457673466864</text:p>
          </table:table-cell>
          <table:table-cell table:formula="of:=0.5*[.BW12]*(([.BW5]-[.BV5])/([.BW1]-[.BV1]))^2" office:value-type="float" office:value="0.00989015254800376" calcext:value-type="float">
            <text:p>0.009890152548004</text:p>
          </table:table-cell>
          <table:table-cell table:formula="of:=0.5*[.BX12]*(([.BX5]-[.BW5])/([.BX1]-[.BW1]))^2" office:value-type="float" office:value="0.0490819647655219" calcext:value-type="float">
            <text:p>0.049081964765522</text:p>
          </table:table-cell>
          <table:table-cell table:formula="of:=0.5*[.BY12]*(([.BY5]-[.BX5])/([.BY1]-[.BX1]))^2" office:value-type="float" office:value="0.061089419124885" calcext:value-type="float">
            <text:p>0.061089419124885</text:p>
          </table:table-cell>
          <table:table-cell table:formula="of:=0.5*[.BZ12]*(([.BZ5]-[.BY5])/([.BZ1]-[.BY1]))^2" office:value-type="float" office:value="0.0472191700175005" calcext:value-type="float">
            <text:p>0.047219170017501</text:p>
          </table:table-cell>
          <table:table-cell table:formula="of:=0.5*[.CA12]*(([.CA5]-[.BZ5])/([.CA1]-[.BZ1]))^2" office:value-type="float" office:value="0.00443990331926674" calcext:value-type="float">
            <text:p>0.004439903319267</text:p>
          </table:table-cell>
          <table:table-cell table:formula="of:=0.5*[.CB12]*(([.CB5]-[.CA5])/([.CB1]-[.CA1]))^2" office:value-type="float" office:value="0.00474301930913047" calcext:value-type="float">
            <text:p>0.00474301930913</text:p>
          </table:table-cell>
          <table:table-cell table:formula="of:=0.5*[.CC12]*(([.CC5]-[.CB5])/([.CC1]-[.CB1]))^2" office:value-type="float" office:value="0.00157731730959484" calcext:value-type="float">
            <text:p>0.001577317309595</text:p>
          </table:table-cell>
          <table:table-cell table:formula="of:=0.5*[.CD12]*(([.CD5]-[.CC5])/([.CD1]-[.CC1]))^2" office:value-type="float" office:value="0.00132401850942642" calcext:value-type="float">
            <text:p>0.001324018509426</text:p>
          </table:table-cell>
          <table:table-cell table:formula="of:=0.5*[.CE12]*(([.CE5]-[.CD5])/([.CE1]-[.CD1]))^2" office:value-type="float" office:value="0.0137104413126903" calcext:value-type="float">
            <text:p>0.01371044131269</text:p>
          </table:table-cell>
          <table:table-cell table:formula="of:=0.5*[.CF12]*(([.CF5]-[.CE5])/([.CF1]-[.CE1]))^2" office:value-type="float" office:value="0.00216863325938379" calcext:value-type="float">
            <text:p>0.002168633259384</text:p>
          </table:table-cell>
          <table:table-cell table:formula="of:=0.5*[.CG12]*(([.CG5]-[.CF5])/([.CG1]-[.CF1]))^2" office:value-type="float" office:value="0.0309703520307349" calcext:value-type="float">
            <text:p>0.030970352030735</text:p>
          </table:table-cell>
          <table:table-cell table:formula="of:=0.5*[.CH12]*(([.CH5]-[.CG5])/([.CH1]-[.CG1]))^2" office:value-type="float" office:value="0.000312462185246279" calcext:value-type="float">
            <text:p>0.000312462185246</text:p>
          </table:table-cell>
          <table:table-cell table:formula="of:=0.5*[.CI12]*(([.CI5]-[.CH5])/([.CI1]-[.CH1]))^2" office:value-type="float" office:value="0.0121688229843227" calcext:value-type="float">
            <text:p>0.012168822984323</text:p>
          </table:table-cell>
          <table:table-cell table:formula="of:=0.5*[.CJ12]*(([.CJ5]-[.CI5])/([.CJ1]-[.CI1]))^2" office:value-type="float" office:value="0.0013390651642269" calcext:value-type="float">
            <text:p>0.001339065164227</text:p>
          </table:table-cell>
          <table:table-cell table:formula="of:=0.5*[.CK12]*(([.CK5]-[.CJ5])/([.CK1]-[.CJ1]))^2" office:value-type="float" office:value="0.000616678434707142" calcext:value-type="float">
            <text:p>0.000616678434707</text:p>
          </table:table-cell>
          <table:table-cell table:formula="of:=0.5*[.CL12]*(([.CL5]-[.CK5])/([.CL1]-[.CK1]))^2" office:value-type="float" office:value="0.000974146750343574" calcext:value-type="float">
            <text:p>0.000974146750344</text:p>
          </table:table-cell>
          <table:table-cell table:formula="of:=0.5*[.CM12]*(([.CM5]-[.CL5])/([.CM1]-[.CL1]))^2" office:value-type="float" office:value="0.00161760075012432" calcext:value-type="float">
            <text:p>0.001617600750124</text:p>
          </table:table-cell>
          <table:table-cell table:formula="of:=0.5*[.CN12]*(([.CN5]-[.CM5])/([.CN1]-[.CM1]))^2" office:value-type="float" office:value="0.000223102796196394" calcext:value-type="float">
            <text:p>0.000223102796196</text:p>
          </table:table-cell>
          <table:table-cell table:formula="of:=0.5*[.CO12]*(([.CO5]-[.CN5])/([.CO1]-[.CN1]))^2" office:value-type="float" office:value="0.000690922054211007" calcext:value-type="float">
            <text:p>0.000690922054211</text:p>
          </table:table-cell>
          <table:table-cell table:formula="of:=0.5*[.CP12]*(([.CP5]-[.CO5])/([.CP1]-[.CO1]))^2" office:value-type="float" office:value="0.000033628420770877" calcext:value-type="float">
            <text:p>3.3628420770877E-05</text:p>
          </table:table-cell>
          <table:table-cell table:formula="of:=0.5*[.CQ12]*(([.CQ5]-[.CP5])/([.CQ1]-[.CP1]))^2" office:value-type="float" office:value="0.000039946683543727" calcext:value-type="float">
            <text:p>3.9946683543727E-05</text:p>
          </table:table-cell>
          <table:table-cell table:formula="of:=0.5*[.CR12]*(([.CR5]-[.CQ5])/([.CR1]-[.CQ1]))^2" office:value-type="float" office:value="0.000268461322791632" calcext:value-type="float">
            <text:p>0.000268461322792</text:p>
          </table:table-cell>
          <table:table-cell table:formula="of:=0.5*[.CS12]*(([.CS5]-[.CR5])/([.CS1]-[.CR1]))^2" office:value-type="float" office:value="0.00353112363743251" calcext:value-type="float">
            <text:p>0.003531123637433</text:p>
          </table:table-cell>
          <table:table-cell table:formula="of:=0.5*[.CT12]*(([.CT5]-[.CS5])/([.CT1]-[.CS1]))^2" office:value-type="float" office:value="0.00205549422930912" calcext:value-type="float">
            <text:p>0.002055494229309</text:p>
          </table:table-cell>
          <table:table-cell table:formula="of:=0.5*[.CU12]*(([.CU5]-[.CT5])/([.CU1]-[.CT1]))^2" office:value-type="float" office:value="0.000135743634521885" calcext:value-type="float">
            <text:p>0.000135743634522</text:p>
          </table:table-cell>
          <table:table-cell table:formula="of:=0.5*[.CV12]*(([.CV5]-[.CU5])/([.CV1]-[.CU1]))^2" office:value-type="float" office:value="0.0130362391131019" calcext:value-type="float">
            <text:p>0.013036239113102</text:p>
          </table:table-cell>
          <table:table-cell table:formula="of:=0.5*[.CW12]*(([.CW5]-[.CV5])/([.CW1]-[.CV1]))^2" office:value-type="float" office:value="0.000712571999417261" calcext:value-type="float">
            <text:p>0.000712571999417</text:p>
          </table:table-cell>
          <table:table-cell table:formula="of:=0.5*[.CX12]*(([.CX5]-[.CW5])/([.CX1]-[.CW1]))^2" office:value-type="float" office:value="0.000856550224513788" calcext:value-type="float">
            <text:p>0.000856550224514</text:p>
          </table:table-cell>
          <table:table-cell table:formula="of:=0.5*[.CY12]*(([.CY5]-[.CX5])/([.CY1]-[.CX1]))^2" office:value-type="float" office:value="0.0000409813410342966" calcext:value-type="float">
            <text:p>4.09813410342966E-05</text:p>
          </table:table-cell>
          <table:table-cell table:formula="of:=0.5*[.CZ12]*(([.CZ5]-[.CY5])/([.CZ1]-[.CY1]))^2" office:value-type="float" office:value="0.00391022735841737" calcext:value-type="float">
            <text:p>0.003910227358417</text:p>
          </table:table-cell>
          <table:table-cell table:formula="of:=0.5*[.DA12]*(([.DA5]-[.CZ5])/([.DA1]-[.CZ1]))^2" office:value-type="float" office:value="0.000412675611118332" calcext:value-type="float">
            <text:p>0.000412675611118</text:p>
          </table:table-cell>
          <table:table-cell table:formula="of:=0.5*[.DB12]*(([.DB5]-[.DA5])/([.DB1]-[.DA1]))^2" office:value-type="float" office:value="0.000173743145345948" calcext:value-type="float">
            <text:p>0.000173743145346</text:p>
          </table:table-cell>
          <table:table-cell table:formula="of:=0.5*[.DC12]*(([.DC5]-[.DB5])/([.DC1]-[.DB1]))^2" office:value-type="float" office:value="0.0000123888001843441" calcext:value-type="float">
            <text:p>1.23888001843441E-05</text:p>
          </table:table-cell>
          <table:table-cell table:formula="of:=0.5*[.DD12]*(([.DD5]-[.DC5])/([.DD1]-[.DC1]))^2" office:value-type="float" office:value="0.0121815974187321" calcext:value-type="float">
            <text:p>0.012181597418732</text:p>
          </table:table-cell>
          <table:table-cell table:formula="of:=0.5*[.DE12]*(([.DE5]-[.DD5])/([.DE1]-[.DD1]))^2" office:value-type="float" office:value="0.000328344356707665" calcext:value-type="float">
            <text:p>0.000328344356708</text:p>
          </table:table-cell>
          <table:table-cell table:formula="of:=0.5*[.DF12]*(([.DF5]-[.DE5])/([.DF1]-[.DE1]))^2" office:value-type="float" office:value="0.00733805238313536" calcext:value-type="float">
            <text:p>0.007338052383135</text:p>
          </table:table-cell>
          <table:table-cell table:formula="of:=0.5*[.DG12]*(([.DG5]-[.DF5])/([.DG1]-[.DF1]))^2" office:value-type="float" office:value="0.0159575455892014" calcext:value-type="float">
            <text:p>0.015957545589201</text:p>
          </table:table-cell>
          <table:table-cell table:formula="of:=0.5*[.DH12]*(([.DH5]-[.DG5])/([.DH1]-[.DG1]))^2" office:value-type="float" office:value="0.0115067982236818" calcext:value-type="float">
            <text:p>0.011506798223682</text:p>
          </table:table-cell>
          <table:table-cell table:formula="of:=0.5*[.DI12]*(([.DI5]-[.DH5])/([.DI1]-[.DH1]))^2" office:value-type="float" office:value="0.0237754339829299" calcext:value-type="float">
            <text:p>0.02377543398293</text:p>
          </table:table-cell>
          <table:table-cell table:formula="of:=0.5*[.DJ12]*(([.DJ5]-[.DI5])/([.DJ1]-[.DI1]))^2" office:value-type="float" office:value="0.00100078402766632" calcext:value-type="float">
            <text:p>0.001000784027666</text:p>
          </table:table-cell>
          <table:table-cell table:formula="of:=0.5*[.DK12]*(([.DK5]-[.DJ5])/([.DK1]-[.DJ1]))^2" office:value-type="float" office:value="0.0000390028015659154" calcext:value-type="float">
            <text:p>3.90028015659154E-05</text:p>
          </table:table-cell>
          <table:table-cell table:formula="of:=0.5*[.DL12]*(([.DL5]-[.DK5])/([.DL1]-[.DK1]))^2" office:value-type="float" office:value="0.000380819504800725" calcext:value-type="float">
            <text:p>0.000380819504801</text:p>
          </table:table-cell>
          <table:table-cell table:formula="of:=0.5*[.DM12]*(([.DM5]-[.DL5])/([.DM1]-[.DL1]))^2" office:value-type="float" office:value="0.00559960527261944" calcext:value-type="float">
            <text:p>0.005599605272619</text:p>
          </table:table-cell>
          <table:table-cell table:formula="of:=0.5*[.DN12]*(([.DN5]-[.DM5])/([.DN1]-[.DM1]))^2" office:value-type="float" office:value="0.00917679868302115" calcext:value-type="float">
            <text:p>0.009176798683021</text:p>
          </table:table-cell>
          <table:table-cell table:formula="of:=0.5*[.DO12]*(([.DO5]-[.DN5])/([.DO1]-[.DN1]))^2" office:value-type="float" office:value="0.000221948892550556" calcext:value-type="float">
            <text:p>0.000221948892551</text:p>
          </table:table-cell>
          <table:table-cell table:formula="of:=0.5*[.DP12]*(([.DP5]-[.DO5])/([.DP1]-[.DO1]))^2" office:value-type="float" office:value="0.0591948154369732" calcext:value-type="float">
            <text:p>0.059194815436973</text:p>
          </table:table-cell>
          <table:table-cell table:formula="of:=0.5*[.DQ12]*(([.DQ5]-[.DP5])/([.DQ1]-[.DP1]))^2" office:value-type="float" office:value="0.00672489272917239" calcext:value-type="float">
            <text:p>0.006724892729172</text:p>
          </table:table-cell>
          <table:table-cell table:formula="of:=0.5*[.DR12]*(([.DR5]-[.DQ5])/([.DR1]-[.DQ1]))^2" office:value-type="float" office:value="0.0243178493587497" calcext:value-type="float">
            <text:p>0.02431784935875</text:p>
          </table:table-cell>
          <table:table-cell table:formula="of:=0.5*[.DS12]*(([.DS5]-[.DR5])/([.DS1]-[.DR1]))^2" office:value-type="float" office:value="0.000000922577862686297" calcext:value-type="float">
            <text:p>9.22577862686297E-07</text:p>
          </table:table-cell>
          <table:table-cell table:formula="of:=0.5*[.DT12]*(([.DT5]-[.DS5])/([.DT1]-[.DS1]))^2" office:value-type="float" office:value="0.000916326816723162" calcext:value-type="float">
            <text:p>0.000916326816723</text:p>
          </table:table-cell>
          <table:table-cell table:formula="of:=0.5*[.DU12]*(([.DU5]-[.DT5])/([.DU1]-[.DT1]))^2" office:value-type="float" office:value="0.000208204306141213" calcext:value-type="float">
            <text:p>0.000208204306141</text:p>
          </table:table-cell>
          <table:table-cell table:formula="of:=0.5*[.DV12]*(([.DV5]-[.DU5])/([.DV1]-[.DU1]))^2" office:value-type="float" office:value="0.000348397308779673" calcext:value-type="float">
            <text:p>0.00034839730878</text:p>
          </table:table-cell>
          <table:table-cell table:formula="of:=0.5*[.DW12]*(([.DW5]-[.DV5])/([.DW1]-[.DV1]))^2" office:value-type="float" office:value="0.00166720163882242" calcext:value-type="float">
            <text:p>0.001667201638822</text:p>
          </table:table-cell>
          <table:table-cell table:formula="of:=0.5*[.DX12]*(([.DX5]-[.DW5])/([.DX1]-[.DW1]))^2" office:value-type="float" office:value="0.000535001337442561" calcext:value-type="float">
            <text:p>0.000535001337443</text:p>
          </table:table-cell>
          <table:table-cell table:formula="of:=0.5*[.DY12]*(([.DY5]-[.DX5])/([.DY1]-[.DX1]))^2" office:value-type="float" office:value="0.0000339182979048387" calcext:value-type="float">
            <text:p>3.39182979048387E-05</text:p>
          </table:table-cell>
          <table:table-cell table:formula="of:=0.5*[.DZ12]*(([.DZ5]-[.DY5])/([.DZ1]-[.DY1]))^2" office:value-type="float" office:value="0.00516812002291968" calcext:value-type="float">
            <text:p>0.00516812002292</text:p>
          </table:table-cell>
          <table:table-cell table:formula="of:=0.5*[.EA12]*(([.EA5]-[.DZ5])/([.EA1]-[.DZ1]))^2" office:value-type="float" office:value="0.0032616552792807" calcext:value-type="float">
            <text:p>0.003261655279281</text:p>
          </table:table-cell>
          <table:table-cell table:formula="of:=0.5*[.EB12]*(([.EB5]-[.EA5])/([.EB1]-[.EA1]))^2" office:value-type="float" office:value="0.00141838019321103" calcext:value-type="float">
            <text:p>0.001418380193211</text:p>
          </table:table-cell>
          <table:table-cell table:formula="of:=0.5*[.EC12]*(([.EC5]-[.EB5])/([.EC1]-[.EB1]))^2" office:value-type="float" office:value="0.000239482007192721" calcext:value-type="float">
            <text:p>0.000239482007193</text:p>
          </table:table-cell>
          <table:table-cell table:formula="of:=0.5*[.ED12]*(([.ED5]-[.EC5])/([.ED1]-[.EC1]))^2" office:value-type="float" office:value="0.0386324075952115" calcext:value-type="float">
            <text:p>0.038632407595212</text:p>
          </table:table-cell>
          <table:table-cell table:formula="of:=0.5*[.EE12]*(([.EE5]-[.ED5])/([.EE1]-[.ED1]))^2" office:value-type="float" office:value="0.0000169692698857419" calcext:value-type="float">
            <text:p>1.69692698857419E-05</text:p>
          </table:table-cell>
          <table:table-cell table:formula="of:=0.5*[.EF12]*(([.EF5]-[.EE5])/([.EF1]-[.EE1]))^2" office:value-type="float" office:value="0.00030337887218661" calcext:value-type="float">
            <text:p>0.000303378872187</text:p>
          </table:table-cell>
          <table:table-cell table:formula="of:=0.5*[.EG12]*(([.EG5]-[.EF5])/([.EG1]-[.EF1]))^2" office:value-type="float" office:value="0.000136436557737259" calcext:value-type="float">
            <text:p>0.000136436557737</text:p>
          </table:table-cell>
          <table:table-cell table:formula="of:=0.5*[.EH12]*(([.EH5]-[.EG5])/([.EH1]-[.EG1]))^2" office:value-type="float" office:value="0.000160102123776482" calcext:value-type="float">
            <text:p>0.000160102123776</text:p>
          </table:table-cell>
          <table:table-cell table:formula="of:=0.5*[.EI12]*(([.EI5]-[.EH5])/([.EI1]-[.EH1]))^2" office:value-type="float" office:value="0.000489571680051732" calcext:value-type="float">
            <text:p>0.000489571680052</text:p>
          </table:table-cell>
          <table:table-cell table:formula="of:=0.5*[.EJ12]*(([.EJ5]-[.EI5])/([.EJ1]-[.EI1]))^2" office:value-type="float" office:value="0.000542449024814645" calcext:value-type="float">
            <text:p>0.000542449024815</text:p>
          </table:table-cell>
          <table:table-cell table:formula="of:=0.5*[.EK12]*(([.EK5]-[.EJ5])/([.EK1]-[.EJ1]))^2" office:value-type="float" office:value="0.00270664430729737" calcext:value-type="float">
            <text:p>0.002706644307297</text:p>
          </table:table-cell>
          <table:table-cell table:formula="of:=0.5*[.EL12]*(([.EL5]-[.EK5])/([.EL1]-[.EK1]))^2" office:value-type="float" office:value="0.00370225792067494" calcext:value-type="float">
            <text:p>0.003702257920675</text:p>
          </table:table-cell>
          <table:table-cell table:formula="of:=0.5*[.EM12]*(([.EM5]-[.EL5])/([.EM1]-[.EL1]))^2" office:value-type="float" office:value="0.00310666261953781" calcext:value-type="float">
            <text:p>0.003106662619538</text:p>
          </table:table-cell>
          <table:table-cell table:formula="of:=0.5*[.EN12]*(([.EN5]-[.EM5])/([.EN1]-[.EM1]))^2" office:value-type="float" office:value="0.0214039157842572" calcext:value-type="float">
            <text:p>0.021403915784257</text:p>
          </table:table-cell>
          <table:table-cell table:formula="of:=0.5*[.EO12]*(([.EO5]-[.EN5])/([.EO1]-[.EN1]))^2" office:value-type="float" office:value="0.0348064338131193" calcext:value-type="float">
            <text:p>0.034806433813119</text:p>
          </table:table-cell>
          <table:table-cell table:formula="of:=0.5*[.EP12]*(([.EP5]-[.EO5])/([.EP1]-[.EO1]))^2" office:value-type="float" office:value="0.0247201613669666" calcext:value-type="float">
            <text:p>0.024720161366967</text:p>
          </table:table-cell>
          <table:table-cell table:formula="of:=0.5*[.EQ12]*(([.EQ5]-[.EP5])/([.EQ1]-[.EP1]))^2" office:value-type="float" office:value="0.0174732453454445" calcext:value-type="float">
            <text:p>0.017473245345445</text:p>
          </table:table-cell>
          <table:table-cell table:formula="of:=0.5*[.ER12]*(([.ER5]-[.EQ5])/([.ER1]-[.EQ1]))^2" office:value-type="float" office:value="0.00789932039474349" calcext:value-type="float">
            <text:p>0.007899320394744</text:p>
          </table:table-cell>
          <table:table-cell table:formula="of:=0.5*[.ES12]*(([.ES5]-[.ER5])/([.ES1]-[.ER1]))^2" office:value-type="float" office:value="0.000918941146180682" calcext:value-type="float">
            <text:p>0.000918941146181</text:p>
          </table:table-cell>
          <table:table-cell table:formula="of:=0.5*[.ET12]*(([.ET5]-[.ES5])/([.ET1]-[.ES1]))^2" office:value-type="float" office:value="0.00749109698057754" calcext:value-type="float">
            <text:p>0.007491096980578</text:p>
          </table:table-cell>
          <table:table-cell table:formula="of:=0.5*[.EU12]*(([.EU5]-[.ET5])/([.EU1]-[.ET1]))^2" office:value-type="float" office:value="0.130567043625212" calcext:value-type="float">
            <text:p>0.130567043625212</text:p>
          </table:table-cell>
          <table:table-cell table:formula="of:=0.5*[.EV12]*(([.EV5]-[.EU5])/([.EV1]-[.EU1]))^2" office:value-type="float" office:value="0.0496877136314417" calcext:value-type="float">
            <text:p>0.049687713631442</text:p>
          </table:table-cell>
          <table:table-cell table:formula="of:=0.5*[.EW12]*(([.EW5]-[.EV5])/([.EW1]-[.EV1]))^2" office:value-type="float" office:value="0.000548960225073224" calcext:value-type="float">
            <text:p>0.000548960225073</text:p>
          </table:table-cell>
          <table:table-cell table:formula="of:=0.5*[.EX12]*(([.EX5]-[.EW5])/([.EX1]-[.EW1]))^2" office:value-type="float" office:value="0.00204974231508038" calcext:value-type="float">
            <text:p>0.00204974231508</text:p>
          </table:table-cell>
          <table:table-cell table:formula="of:=0.5*[.EY12]*(([.EY5]-[.EX5])/([.EY1]-[.EX1]))^2" office:value-type="float" office:value="0.000986711730078034" calcext:value-type="float">
            <text:p>0.000986711730078</text:p>
          </table:table-cell>
          <table:table-cell table:formula="of:=0.5*[.EZ12]*(([.EZ5]-[.EY5])/([.EZ1]-[.EY1]))^2" office:value-type="float" office:value="0.0000396742936163525" calcext:value-type="float">
            <text:p>3.96742936163525E-05</text:p>
          </table:table-cell>
          <table:table-cell table:formula="of:=0.5*[.FA12]*(([.FA5]-[.EZ5])/([.FA1]-[.EZ1]))^2" office:value-type="float" office:value="0.000796645972214936" calcext:value-type="float">
            <text:p>0.000796645972215</text:p>
          </table:table-cell>
          <table:table-cell table:formula="of:=0.5*[.FB12]*(([.FB5]-[.FA5])/([.FB1]-[.FA1]))^2" office:value-type="float" office:value="0.000736596139091421" calcext:value-type="float">
            <text:p>0.000736596139091</text:p>
          </table:table-cell>
          <table:table-cell table:formula="of:=0.5*[.FC12]*(([.FC5]-[.FB5])/([.FC1]-[.FB1]))^2" office:value-type="float" office:value="0.000886421321849889" calcext:value-type="float">
            <text:p>0.00088642132185</text:p>
          </table:table-cell>
          <table:table-cell table:formula="of:=0.5*[.FD12]*(([.FD5]-[.FC5])/([.FD1]-[.FC1]))^2" office:value-type="float" office:value="0.0000458760634529037" calcext:value-type="float">
            <text:p>4.58760634529037E-05</text:p>
          </table:table-cell>
          <table:table-cell table:formula="of:=0.5*[.FE12]*(([.FE5]-[.FD5])/([.FE1]-[.FD1]))^2" office:value-type="float" office:value="0.0000654875906196381" calcext:value-type="float">
            <text:p>6.54875906196381E-05</text:p>
          </table:table-cell>
          <table:table-cell table:formula="of:=0.5*[.FF12]*(([.FF5]-[.FE5])/([.FF1]-[.FE1]))^2" office:value-type="float" office:value="0.00189949704095335" calcext:value-type="float">
            <text:p>0.001899497040953</text:p>
          </table:table-cell>
          <table:table-cell table:formula="of:=0.5*[.FG12]*(([.FG5]-[.FF5])/([.FG1]-[.FF1]))^2" office:value-type="float" office:value="0.00337697134734179" calcext:value-type="float">
            <text:p>0.003376971347342</text:p>
          </table:table-cell>
          <table:table-cell table:formula="of:=0.5*[.FH12]*(([.FH5]-[.FG5])/([.FH1]-[.FG1]))^2" office:value-type="float" office:value="0.0154058366867956" calcext:value-type="float">
            <text:p>0.015405836686796</text:p>
          </table:table-cell>
          <table:table-cell table:formula="of:=0.5*[.FI12]*(([.FI5]-[.FH5])/([.FI1]-[.FH1]))^2" office:value-type="float" office:value="0.000146986980683347" calcext:value-type="float">
            <text:p>0.000146986980683</text:p>
          </table:table-cell>
          <table:table-cell table:formula="of:=0.5*[.FJ12]*(([.FJ5]-[.FI5])/([.FJ1]-[.FI1]))^2" office:value-type="float" office:value="0.0229886538643149" calcext:value-type="float">
            <text:p>0.022988653864315</text:p>
          </table:table-cell>
          <table:table-cell table:formula="of:=0.5*[.FK12]*(([.FK5]-[.FJ5])/([.FK1]-[.FJ1]))^2" office:value-type="float" office:value="0.00411761079199123" calcext:value-type="float">
            <text:p>0.004117610791991</text:p>
          </table:table-cell>
          <table:table-cell table:formula="of:=0.5*[.FL12]*(([.FL5]-[.FK5])/([.FL1]-[.FK1]))^2" office:value-type="float" office:value="0.00000676508937631141" calcext:value-type="float">
            <text:p>6.76508937631141E-06</text:p>
          </table:table-cell>
          <table:table-cell table:formula="of:=0.5*[.FM12]*(([.FM5]-[.FL5])/([.FM1]-[.FL1]))^2" office:value-type="float" office:value="0.000336967131546328" calcext:value-type="float">
            <text:p>0.000336967131546</text:p>
          </table:table-cell>
          <table:table-cell table:formula="of:=0.5*[.FN12]*(([.FN5]-[.FM5])/([.FN1]-[.FM1]))^2" office:value-type="float" office:value="0.000409343722674373" calcext:value-type="float">
            <text:p>0.000409343722674</text:p>
          </table:table-cell>
          <table:table-cell table:formula="of:=0.5*[.FO12]*(([.FO5]-[.FN5])/([.FO1]-[.FN1]))^2" office:value-type="float" office:value="0.000344782744434561" calcext:value-type="float">
            <text:p>0.000344782744435</text:p>
          </table:table-cell>
          <table:table-cell table:formula="of:=0.5*[.FP12]*(([.FP5]-[.FO5])/([.FP1]-[.FO1]))^2" office:value-type="float" office:value="0.000311242751551983" calcext:value-type="float">
            <text:p>0.000311242751552</text:p>
          </table:table-cell>
          <table:table-cell table:formula="of:=0.5*[.FQ12]*(([.FQ5]-[.FP5])/([.FQ1]-[.FP1]))^2" office:value-type="float" office:value="0.00696924818218422" calcext:value-type="float">
            <text:p>0.006969248182184</text:p>
          </table:table-cell>
          <table:table-cell table:formula="of:=0.5*[.FR12]*(([.FR5]-[.FQ5])/([.FR1]-[.FQ1]))^2" office:value-type="float" office:value="0.000783645972858411" calcext:value-type="float">
            <text:p>0.000783645972858</text:p>
          </table:table-cell>
          <table:table-cell table:formula="of:=0.5*[.FS12]*(([.FS5]-[.FR5])/([.FS1]-[.FR1]))^2" office:value-type="float" office:value="0.0214884608296376" calcext:value-type="float">
            <text:p>0.021488460829638</text:p>
          </table:table-cell>
          <table:table-cell table:formula="of:=0.5*[.FT12]*(([.FT5]-[.FS5])/([.FT1]-[.FS1]))^2" office:value-type="float" office:value="0.0403229760485399" calcext:value-type="float">
            <text:p>0.04032297604854</text:p>
          </table:table-cell>
          <table:table-cell table:formula="of:=0.5*[.FU12]*(([.FU5]-[.FT5])/([.FU1]-[.FT1]))^2" office:value-type="float" office:value="0.0358909662853329" calcext:value-type="float">
            <text:p>0.035890966285333</text:p>
          </table:table-cell>
          <table:table-cell table:formula="of:=0.5*[.FV12]*(([.FV5]-[.FU5])/([.FV1]-[.FU1]))^2" office:value-type="float" office:value="0.0295354928153796" calcext:value-type="float">
            <text:p>0.02953549281538</text:p>
          </table:table-cell>
          <table:table-cell table:formula="of:=0.5*[.FW12]*(([.FW5]-[.FV5])/([.FW1]-[.FV1]))^2" office:value-type="float" office:value="0.0246933538826228" calcext:value-type="float">
            <text:p>0.024693353882623</text:p>
          </table:table-cell>
          <table:table-cell table:formula="of:=0.5*[.FX12]*(([.FX5]-[.FW5])/([.FX1]-[.FW1]))^2" office:value-type="float" office:value="0.0100304569292556" calcext:value-type="float">
            <text:p>0.010030456929256</text:p>
          </table:table-cell>
          <table:table-cell table:formula="of:=0.5*[.FY12]*(([.FY5]-[.FX5])/([.FY1]-[.FX1]))^2" office:value-type="float" office:value="0.0176865785156879" calcext:value-type="float">
            <text:p>0.017686578515688</text:p>
          </table:table-cell>
          <table:table-cell table:formula="of:=0.5*[.FZ12]*(([.FZ5]-[.FY5])/([.FZ1]-[.FY1]))^2" office:value-type="float" office:value="0.0000023702468341398" calcext:value-type="float">
            <text:p>2.3702468341398E-06</text:p>
          </table:table-cell>
          <table:table-cell table:formula="of:=0.5*[.GA12]*(([.GA5]-[.FZ5])/([.GA1]-[.FZ1]))^2" office:value-type="float" office:value="0.00685962413302831" calcext:value-type="float">
            <text:p>0.006859624133028</text:p>
          </table:table-cell>
          <table:table-cell table:formula="of:=0.5*[.GB12]*(([.GB5]-[.GA5])/([.GB1]-[.GA1]))^2" office:value-type="float" office:value="0.00822500270068484" calcext:value-type="float">
            <text:p>0.008225002700685</text:p>
          </table:table-cell>
          <table:table-cell table:formula="of:=0.5*[.GC12]*(([.GC5]-[.GB5])/([.GC1]-[.GB1]))^2" office:value-type="float" office:value="0.00550466875914577" calcext:value-type="float">
            <text:p>0.005504668759146</text:p>
          </table:table-cell>
          <table:table-cell table:formula="of:=0.5*[.GD12]*(([.GD5]-[.GC5])/([.GD1]-[.GC1]))^2" office:value-type="float" office:value="0.0238749489763225" calcext:value-type="float">
            <text:p>0.023874948976323</text:p>
          </table:table-cell>
          <table:table-cell table:formula="of:=0.5*[.GE12]*(([.GE5]-[.GD5])/([.GE1]-[.GD1]))^2" office:value-type="float" office:value="0.0112830461145771" calcext:value-type="float">
            <text:p>0.011283046114577</text:p>
          </table:table-cell>
          <table:table-cell table:formula="of:=0.5*[.GF12]*(([.GF5]-[.GE5])/([.GF1]-[.GE1]))^2" office:value-type="float" office:value="0.00149584833750908" calcext:value-type="float">
            <text:p>0.001495848337509</text:p>
          </table:table-cell>
          <table:table-cell table:formula="of:=0.5*[.GG12]*(([.GG5]-[.GF5])/([.GG1]-[.GF1]))^2" office:value-type="float" office:value="0.0720053204208238" calcext:value-type="float">
            <text:p>0.072005320420824</text:p>
          </table:table-cell>
          <table:table-cell table:formula="of:=0.5*[.GH12]*(([.GH5]-[.GG5])/([.GH1]-[.GG1]))^2" office:value-type="float" office:value="0.0243189319341" calcext:value-type="float">
            <text:p>0.0243189319341</text:p>
          </table:table-cell>
          <table:table-cell table:formula="of:=0.5*[.GI12]*(([.GI5]-[.GH5])/([.GI1]-[.GH1]))^2" office:value-type="float" office:value="0.000386585649982471" calcext:value-type="float">
            <text:p>0.000386585649982</text:p>
          </table:table-cell>
          <table:table-cell table:formula="of:=0.5*[.GJ12]*(([.GJ5]-[.GI5])/([.GJ1]-[.GI1]))^2" office:value-type="float" office:value="0.00626372404254793" calcext:value-type="float">
            <text:p>0.006263724042548</text:p>
          </table:table-cell>
          <table:table-cell table:formula="of:=0.5*[.GK12]*(([.GK5]-[.GJ5])/([.GK1]-[.GJ1]))^2" office:value-type="float" office:value="0.00117190376578184" calcext:value-type="float">
            <text:p>0.001171903765782</text:p>
          </table:table-cell>
          <table:table-cell table:formula="of:=0.5*[.GL12]*(([.GL5]-[.GK5])/([.GL1]-[.GK1]))^2" office:value-type="float" office:value="0.0000745216316423051" calcext:value-type="float">
            <text:p>7.45216316423051E-05</text:p>
          </table:table-cell>
          <table:table-cell table:formula="of:=0.5*[.GM12]*(([.GM5]-[.GL5])/([.GM1]-[.GL1]))^2" office:value-type="float" office:value="0.000288118525433782" calcext:value-type="float">
            <text:p>0.000288118525434</text:p>
          </table:table-cell>
          <table:table-cell table:formula="of:=0.5*[.GN12]*(([.GN5]-[.GM5])/([.GN1]-[.GM1]))^2" office:value-type="float" office:value="0.00000502280049395945" calcext:value-type="float">
            <text:p>5.02280049395945E-06</text:p>
          </table:table-cell>
          <table:table-cell table:formula="of:=0.5*[.GO12]*(([.GO5]-[.GN5])/([.GO1]-[.GN1]))^2" office:value-type="float" office:value="0.0000940572049808327" calcext:value-type="float">
            <text:p>9.40572049808327E-05</text:p>
          </table:table-cell>
          <table:table-cell table:formula="of:=0.5*[.GP12]*(([.GP5]-[.GO5])/([.GP1]-[.GO1]))^2" office:value-type="float" office:value="0.00215103348015316" calcext:value-type="float">
            <text:p>0.002151033480153</text:p>
          </table:table-cell>
          <table:table-cell table:formula="of:=0.5*[.GQ12]*(([.GQ5]-[.GP5])/([.GQ1]-[.GP1]))^2" office:value-type="float" office:value="0.0000112673439441386" calcext:value-type="float">
            <text:p>1.12673439441386E-05</text:p>
          </table:table-cell>
          <table:table-cell table:formula="of:=0.5*[.GR12]*(([.GR5]-[.GQ5])/([.GR1]-[.GQ1]))^2" office:value-type="float" office:value="0.0194047043792784" calcext:value-type="float">
            <text:p>0.019404704379278</text:p>
          </table:table-cell>
          <table:table-cell table:formula="of:=0.5*[.GS12]*(([.GS5]-[.GR5])/([.GS1]-[.GR1]))^2" office:value-type="float" office:value="0.00055905886031149" calcext:value-type="float">
            <text:p>0.000559058860311</text:p>
          </table:table-cell>
          <table:table-cell table:formula="of:=0.5*[.GT12]*(([.GT5]-[.GS5])/([.GT1]-[.GS1]))^2" office:value-type="float" office:value="0.0184274429080949" calcext:value-type="float">
            <text:p>0.018427442908095</text:p>
          </table:table-cell>
          <table:table-cell table:formula="of:=0.5*[.GU12]*(([.GU5]-[.GT5])/([.GU1]-[.GT1]))^2" office:value-type="float" office:value="0.0342552182504632" calcext:value-type="float">
            <text:p>0.034255218250463</text:p>
          </table:table-cell>
          <table:table-cell table:formula="of:=0.5*[.GV12]*(([.GV5]-[.GU5])/([.GV1]-[.GU1]))^2" office:value-type="float" office:value="0.00132980389146434" calcext:value-type="float">
            <text:p>0.001329803891464</text:p>
          </table:table-cell>
          <table:table-cell table:formula="of:=0.5*[.GW12]*(([.GW5]-[.GV5])/([.GW1]-[.GV1]))^2" office:value-type="float" office:value="0.00236932408980191" calcext:value-type="float">
            <text:p>0.002369324089802</text:p>
          </table:table-cell>
          <table:table-cell table:formula="of:=0.5*[.GX12]*(([.GX5]-[.GW5])/([.GX1]-[.GW1]))^2" office:value-type="float" office:value="0.00213229879797236" calcext:value-type="float">
            <text:p>0.002132298797972</text:p>
          </table:table-cell>
          <table:table-cell table:formula="of:=0.5*[.GY12]*(([.GY5]-[.GX5])/([.GY1]-[.GX1]))^2" office:value-type="float" office:value="0.00239746882230641" calcext:value-type="float">
            <text:p>0.002397468822306</text:p>
          </table:table-cell>
          <table:table-cell table:formula="of:=0.5*[.GZ12]*(([.GZ5]-[.GY5])/([.GZ1]-[.GY1]))^2" office:value-type="float" office:value="0.000000709515724082369" calcext:value-type="float">
            <text:p>7.09515724082369E-07</text:p>
          </table:table-cell>
          <table:table-cell table:formula="of:=0.5*[.HA12]*(([.HA5]-[.GZ5])/([.HA1]-[.GZ1]))^2" office:value-type="float" office:value="0.000112377162125331" calcext:value-type="float">
            <text:p>0.000112377162125</text:p>
          </table:table-cell>
          <table:table-cell table:formula="of:=0.5*[.HB12]*(([.HB5]-[.HA5])/([.HB1]-[.HA1]))^2" office:value-type="float" office:value="0.0000677952182183508" calcext:value-type="float">
            <text:p>6.77952182183508E-05</text:p>
          </table:table-cell>
          <table:table-cell table:formula="of:=0.5*[.HC12]*(([.HC5]-[.HB5])/([.HC1]-[.HB1]))^2" office:value-type="float" office:value="0.00188276627515005" calcext:value-type="float">
            <text:p>0.00188276627515</text:p>
          </table:table-cell>
          <table:table-cell table:formula="of:=0.5*[.HD12]*(([.HD5]-[.HC5])/([.HD1]-[.HC1]))^2" office:value-type="float" office:value="0.00400038617392391" calcext:value-type="float">
            <text:p>0.004000386173924</text:p>
          </table:table-cell>
          <table:table-cell table:formula="of:=0.5*[.HE12]*(([.HE5]-[.HD5])/([.HE1]-[.HD1]))^2" office:value-type="float" office:value="0.000538979712230728" calcext:value-type="float">
            <text:p>0.000538979712231</text:p>
          </table:table-cell>
          <table:table-cell table:formula="of:=0.5*[.HF12]*(([.HF5]-[.HE5])/([.HF1]-[.HE1]))^2" office:value-type="float" office:value="0.030133449073937" calcext:value-type="float">
            <text:p>0.030133449073937</text:p>
          </table:table-cell>
          <table:table-cell table:formula="of:=0.5*[.HG12]*(([.HG5]-[.HF5])/([.HG1]-[.HF1]))^2" office:value-type="float" office:value="0.0336863830356511" calcext:value-type="float">
            <text:p>0.033686383035651</text:p>
          </table:table-cell>
          <table:table-cell table:formula="of:=0.5*[.HH12]*(([.HH5]-[.HG5])/([.HH1]-[.HG1]))^2" office:value-type="float" office:value="0.044115874514255" calcext:value-type="float">
            <text:p>0.044115874514255</text:p>
          </table:table-cell>
          <table:table-cell table:formula="of:=0.5*[.HI12]*(([.HI5]-[.HH5])/([.HI1]-[.HH1]))^2" office:value-type="float" office:value="0.0973202356165324" calcext:value-type="float">
            <text:p>0.097320235616532</text:p>
          </table:table-cell>
          <table:table-cell table:formula="of:=0.5*[.HJ12]*(([.HJ5]-[.HI5])/([.HJ1]-[.HI1]))^2" office:value-type="float" office:value="0.00192779290509217" calcext:value-type="float">
            <text:p>0.001927792905092</text:p>
          </table:table-cell>
          <table:table-cell table:formula="of:=0.5*[.HK12]*(([.HK5]-[.HJ5])/([.HK1]-[.HJ1]))^2" office:value-type="float" office:value="0.00408785981349124" calcext:value-type="float">
            <text:p>0.004087859813491</text:p>
          </table:table-cell>
          <table:table-cell table:formula="of:=0.5*[.HL12]*(([.HL5]-[.HK5])/([.HL1]-[.HK1]))^2" office:value-type="float" office:value="0.000091247349780768" calcext:value-type="float">
            <text:p>9.1247349780768E-05</text:p>
          </table:table-cell>
          <table:table-cell table:formula="of:=0.5*[.HM12]*(([.HM5]-[.HL5])/([.HM1]-[.HL1]))^2" office:value-type="float" office:value="0.0120568699651367" calcext:value-type="float">
            <text:p>0.012056869965137</text:p>
          </table:table-cell>
          <table:table-cell table:formula="of:=0.5*[.HN12]*(([.HN5]-[.HM5])/([.HN1]-[.HM1]))^2" office:value-type="float" office:value="0.0379757894828872" calcext:value-type="float">
            <text:p>0.037975789482887</text:p>
          </table:table-cell>
          <table:table-cell table:formula="of:=0.5*[.HO12]*(([.HO5]-[.HN5])/([.HO1]-[.HN1]))^2" office:value-type="float" office:value="0.0112202408609349" calcext:value-type="float">
            <text:p>0.011220240860935</text:p>
          </table:table-cell>
          <table:table-cell table:formula="of:=0.5*[.HP12]*(([.HP5]-[.HO5])/([.HP1]-[.HO1]))^2" office:value-type="float" office:value="0.0166195813704659" calcext:value-type="float">
            <text:p>0.016619581370466</text:p>
          </table:table-cell>
          <table:table-cell table:formula="of:=0.5*[.HQ12]*(([.HQ5]-[.HP5])/([.HQ1]-[.HP1]))^2" office:value-type="float" office:value="0.0769661619585114" calcext:value-type="float">
            <text:p>0.076966161958511</text:p>
          </table:table-cell>
          <table:table-cell table:formula="of:=0.5*[.HR12]*(([.HR5]-[.HQ5])/([.HR1]-[.HQ1]))^2" office:value-type="float" office:value="0.00540585698324682" calcext:value-type="float">
            <text:p>0.005405856983247</text:p>
          </table:table-cell>
          <table:table-cell table:formula="of:=0.5*[.HS12]*(([.HS5]-[.HR5])/([.HS1]-[.HR1]))^2" office:value-type="float" office:value="0.000191160399863682" calcext:value-type="float">
            <text:p>0.000191160399864</text:p>
          </table:table-cell>
          <table:table-cell table:formula="of:=0.5*[.HT12]*(([.HT5]-[.HS5])/([.HT1]-[.HS1]))^2" office:value-type="float" office:value="0.000562767637357797" calcext:value-type="float">
            <text:p>0.000562767637358</text:p>
          </table:table-cell>
          <table:table-cell table:formula="of:=0.5*[.HU12]*(([.HU5]-[.HT5])/([.HU1]-[.HT1]))^2" office:value-type="float" office:value="0.00168968079778486" calcext:value-type="float">
            <text:p>0.001689680797785</text:p>
          </table:table-cell>
          <table:table-cell table:formula="of:=0.5*[.HV12]*(([.HV5]-[.HU5])/([.HV1]-[.HU1]))^2" office:value-type="float" office:value="0.00250391361661449" calcext:value-type="float">
            <text:p>0.002503913616614</text:p>
          </table:table-cell>
          <table:table-cell table:formula="of:=0.5*[.HW12]*(([.HW5]-[.HV5])/([.HW1]-[.HV1]))^2" office:value-type="float" office:value="0.000769665994531493" calcext:value-type="float">
            <text:p>0.000769665994531</text:p>
          </table:table-cell>
          <table:table-cell table:formula="of:=0.5*[.HX12]*(([.HX5]-[.HW5])/([.HX1]-[.HW1]))^2" office:value-type="float" office:value="0.000752018004006398" calcext:value-type="float">
            <text:p>0.000752018004006</text:p>
          </table:table-cell>
          <table:table-cell table:formula="of:=0.5*[.HY12]*(([.HY5]-[.HX5])/([.HY1]-[.HX1]))^2" office:value-type="float" office:value="0.00010992205994884" calcext:value-type="float">
            <text:p>0.000109922059949</text:p>
          </table:table-cell>
          <table:table-cell table:formula="of:=0.5*[.HZ12]*(([.HZ5]-[.HY5])/([.HZ1]-[.HY1]))^2" office:value-type="float" office:value="0.00000538608705178807" calcext:value-type="float">
            <text:p>5.38608705178807E-06</text:p>
          </table:table-cell>
          <table:table-cell table:formula="of:=0.5*[.IA12]*(([.IA5]-[.HZ5])/([.IA1]-[.HZ1]))^2" office:value-type="float" office:value="0.000222382238490866" calcext:value-type="float">
            <text:p>0.000222382238491</text:p>
          </table:table-cell>
          <table:table-cell table:formula="of:=0.5*[.IB12]*(([.IB5]-[.IA5])/([.IB1]-[.IA1]))^2" office:value-type="float" office:value="0.0057191832429112" calcext:value-type="float">
            <text:p>0.005719183242911</text:p>
          </table:table-cell>
          <table:table-cell table:formula="of:=0.5*[.IC12]*(([.IC5]-[.IB5])/([.IC1]-[.IB1]))^2" office:value-type="float" office:value="0.0281648377125913" calcext:value-type="float">
            <text:p>0.028164837712591</text:p>
          </table:table-cell>
          <table:table-cell table:formula="of:=0.5*[.ID12]*(([.ID5]-[.IC5])/([.ID1]-[.IC1]))^2" office:value-type="float" office:value="0.0021316378053181" calcext:value-type="float">
            <text:p>0.002131637805318</text:p>
          </table:table-cell>
          <table:table-cell table:formula="of:=0.5*[.IE12]*(([.IE5]-[.ID5])/([.IE1]-[.ID1]))^2" office:value-type="float" office:value="0.00606487358361387" calcext:value-type="float">
            <text:p>0.006064873583614</text:p>
          </table:table-cell>
          <table:table-cell table:formula="of:=0.5*[.IF12]*(([.IF5]-[.IE5])/([.IF1]-[.IE1]))^2" office:value-type="float" office:value="0.000243576956749544" calcext:value-type="float">
            <text:p>0.00024357695675</text:p>
          </table:table-cell>
          <table:table-cell table:formula="of:=0.5*[.IG12]*(([.IG5]-[.IF5])/([.IG1]-[.IF1]))^2" office:value-type="float" office:value="0.00210710114327539" calcext:value-type="float">
            <text:p>0.002107101143275</text:p>
          </table:table-cell>
          <table:table-cell table:formula="of:=0.5*[.IH12]*(([.IH5]-[.IG5])/([.IH1]-[.IG1]))^2" office:value-type="float" office:value="0.0139237871751599" calcext:value-type="float">
            <text:p>0.01392378717516</text:p>
          </table:table-cell>
          <table:table-cell table:formula="of:=0.5*[.II12]*(([.II5]-[.IH5])/([.II1]-[.IH1]))^2" office:value-type="float" office:value="0.0000744102229346779" calcext:value-type="float">
            <text:p>7.44102229346779E-05</text:p>
          </table:table-cell>
          <table:table-cell table:formula="of:=0.5*[.IJ12]*(([.IJ5]-[.II5])/([.IJ1]-[.II1]))^2" office:value-type="float" office:value="0.0038624845691054" calcext:value-type="float">
            <text:p>0.003862484569105</text:p>
          </table:table-cell>
          <table:table-cell table:formula="of:=0.5*[.IK12]*(([.IK5]-[.IJ5])/([.IK1]-[.IJ1]))^2" office:value-type="float" office:value="0.0104414157541731" calcext:value-type="float">
            <text:p>0.010441415754173</text:p>
          </table:table-cell>
          <table:table-cell table:formula="of:=0.5*[.IL12]*(([.IL5]-[.IK5])/([.IL1]-[.IK1]))^2" office:value-type="float" office:value="0.0000215733388189886" calcext:value-type="float">
            <text:p>2.15733388189886E-05</text:p>
          </table:table-cell>
          <table:table-cell table:formula="of:=0.5*[.IM12]*(([.IM5]-[.IL5])/([.IM1]-[.IL1]))^2" office:value-type="float" office:value="0.00013468578257795" calcext:value-type="float">
            <text:p>0.000134685782578</text:p>
          </table:table-cell>
          <table:table-cell table:formula="of:=0.5*[.IN12]*(([.IN5]-[.IM5])/([.IN1]-[.IM1]))^2" office:value-type="float" office:value="0.000525124291260749" calcext:value-type="float">
            <text:p>0.000525124291261</text:p>
          </table:table-cell>
          <table:table-cell table:formula="of:=0.5*[.IO12]*(([.IO5]-[.IN5])/([.IO1]-[.IN1]))^2" office:value-type="float" office:value="0.00179160739792521" calcext:value-type="float">
            <text:p>0.001791607397925</text:p>
          </table:table-cell>
          <table:table-cell table:formula="of:=0.5*[.IP12]*(([.IP5]-[.IO5])/([.IP1]-[.IO1]))^2" office:value-type="float" office:value="0.00139039022376497" calcext:value-type="float">
            <text:p>0.001390390223765</text:p>
          </table:table-cell>
          <table:table-cell table:formula="of:=0.5*[.IQ12]*(([.IQ5]-[.IP5])/([.IQ1]-[.IP1]))^2" office:value-type="float" office:value="0.000254654649848872" calcext:value-type="float">
            <text:p>0.000254654649849</text:p>
          </table:table-cell>
          <table:table-cell table:formula="of:=0.5*[.IR12]*(([.IR5]-[.IQ5])/([.IR1]-[.IQ1]))^2" office:value-type="float" office:value="0.00586238502750811" calcext:value-type="float">
            <text:p>0.005862385027508</text:p>
          </table:table-cell>
          <table:table-cell table:formula="of:=0.5*[.IS12]*(([.IS5]-[.IR5])/([.IS1]-[.IR1]))^2" office:value-type="float" office:value="0.0374948944915177" calcext:value-type="float">
            <text:p>0.037494894491518</text:p>
          </table:table-cell>
          <table:table-cell table:formula="of:=0.5*[.IT12]*(([.IT5]-[.IS5])/([.IT1]-[.IS1]))^2" office:value-type="float" office:value="0.0303530233300059" calcext:value-type="float">
            <text:p>0.030353023330006</text:p>
          </table:table-cell>
          <table:table-cell table:formula="of:=0.5*[.IU12]*(([.IU5]-[.IT5])/([.IU1]-[.IT1]))^2" office:value-type="float" office:value="0.0315359080836345" calcext:value-type="float">
            <text:p>0.031535908083635</text:p>
          </table:table-cell>
          <table:table-cell table:formula="of:=0.5*[.IV12]*(([.IV5]-[.IU5])/([.IV1]-[.IU1]))^2" office:value-type="float" office:value="0.0112936235066167" calcext:value-type="float">
            <text:p>0.011293623506617</text:p>
          </table:table-cell>
          <table:table-cell table:formula="of:=0.5*[.IW12]*(([.IW5]-[.IV5])/([.IW1]-[.IV1]))^2" office:value-type="float" office:value="0.00180752944762976" calcext:value-type="float">
            <text:p>0.00180752944763</text:p>
          </table:table-cell>
          <table:table-cell table:formula="of:=0.5*[.IX12]*(([.IX5]-[.IW5])/([.IX1]-[.IW1]))^2" office:value-type="float" office:value="0.0000176534740289259" calcext:value-type="float">
            <text:p>1.76534740289259E-05</text:p>
          </table:table-cell>
          <table:table-cell table:formula="of:=0.5*[.IY12]*(([.IY5]-[.IX5])/([.IY1]-[.IX1]))^2" office:value-type="float" office:value="0.00563574171141443" calcext:value-type="float">
            <text:p>0.005635741711414</text:p>
          </table:table-cell>
          <table:table-cell table:formula="of:=0.5*[.IZ12]*(([.IZ5]-[.IY5])/([.IZ1]-[.IY1]))^2" office:value-type="float" office:value="0.0109065353715611" calcext:value-type="float">
            <text:p>0.010906535371561</text:p>
          </table:table-cell>
          <table:table-cell table:formula="of:=0.5*[.JA12]*(([.JA5]-[.IZ5])/([.JA1]-[.IZ1]))^2" office:value-type="float" office:value="0.00180771094818116" calcext:value-type="float">
            <text:p>0.001807710948181</text:p>
          </table:table-cell>
          <table:table-cell table:formula="of:=0.5*[.JB12]*(([.JB5]-[.JA5])/([.JB1]-[.JA1]))^2" office:value-type="float" office:value="0.00826189111889516" calcext:value-type="float">
            <text:p>0.008261891118895</text:p>
          </table:table-cell>
          <table:table-cell table:formula="of:=0.5*[.JC12]*(([.JC5]-[.JB5])/([.JC1]-[.JB1]))^2" office:value-type="float" office:value="0.000021528001338692" calcext:value-type="float">
            <text:p>2.1528001338692E-05</text:p>
          </table:table-cell>
          <table:table-cell table:formula="of:=0.5*[.JD12]*(([.JD5]-[.JC5])/([.JD1]-[.JC1]))^2" office:value-type="float" office:value="0.0000531961144094515" calcext:value-type="float">
            <text:p>5.31961144094515E-05</text:p>
          </table:table-cell>
          <table:table-cell table:formula="of:=0.5*[.JE12]*(([.JE5]-[.JD5])/([.JE1]-[.JD1]))^2" office:value-type="float" office:value="0.00206925558625444" calcext:value-type="float">
            <text:p>0.002069255586254</text:p>
          </table:table-cell>
          <table:table-cell table:formula="of:=0.5*[.JF12]*(([.JF5]-[.JE5])/([.JF1]-[.JE1]))^2" office:value-type="float" office:value="0.0367507540229563" calcext:value-type="float">
            <text:p>0.036750754022956</text:p>
          </table:table-cell>
          <table:table-cell table:formula="of:=0.5*[.JG12]*(([.JG5]-[.JF5])/([.JG1]-[.JF1]))^2" office:value-type="float" office:value="0.00136792989853461" calcext:value-type="float">
            <text:p>0.001367929898535</text:p>
          </table:table-cell>
          <table:table-cell table:formula="of:=0.5*[.JH12]*(([.JH5]-[.JG5])/([.JH1]-[.JG1]))^2" office:value-type="float" office:value="0.000362324694045567" calcext:value-type="float">
            <text:p>0.000362324694046</text:p>
          </table:table-cell>
          <table:table-cell table:formula="of:=0.5*[.JI12]*(([.JI5]-[.JH5])/([.JI1]-[.JH1]))^2" office:value-type="float" office:value="0.00103943211241539" calcext:value-type="float">
            <text:p>0.001039432112415</text:p>
          </table:table-cell>
          <table:table-cell table:formula="of:=0.5*[.JJ12]*(([.JJ5]-[.JI5])/([.JJ1]-[.JI1]))^2" office:value-type="float" office:value="0.00322773508003774" calcext:value-type="float">
            <text:p>0.003227735080038</text:p>
          </table:table-cell>
          <table:table-cell table:formula="of:=0.5*[.JK12]*(([.JK5]-[.JJ5])/([.JK1]-[.JJ1]))^2" office:value-type="float" office:value="0.000178681253610396" calcext:value-type="float">
            <text:p>0.00017868125361</text:p>
          </table:table-cell>
          <table:table-cell table:formula="of:=0.5*[.JL12]*(([.JL5]-[.JK5])/([.JL1]-[.JK1]))^2" office:value-type="float" office:value="0.0000541078588358346" calcext:value-type="float">
            <text:p>5.41078588358346E-05</text:p>
          </table:table-cell>
          <table:table-cell table:formula="of:=0.5*[.JM12]*(([.JM5]-[.JL5])/([.JM1]-[.JL1]))^2" office:value-type="float" office:value="0.000102577521489584" calcext:value-type="float">
            <text:p>0.00010257752149</text:p>
          </table:table-cell>
          <table:table-cell table:formula="of:=0.5*[.JN12]*(([.JN5]-[.JM5])/([.JN1]-[.JM1]))^2" office:value-type="float" office:value="0.0000780598570018163" calcext:value-type="float">
            <text:p>7.80598570018163E-05</text:p>
          </table:table-cell>
          <table:table-cell table:formula="of:=0.5*[.JO12]*(([.JO5]-[.JN5])/([.JO1]-[.JN1]))^2" office:value-type="float" office:value="0.000112354915519521" calcext:value-type="float">
            <text:p>0.00011235491552</text:p>
          </table:table-cell>
          <table:table-cell table:formula="of:=0.5*[.JP12]*(([.JP5]-[.JO5])/([.JP1]-[.JO1]))^2" office:value-type="float" office:value="0.0000150721685801892" calcext:value-type="float">
            <text:p>1.50721685801892E-05</text:p>
          </table:table-cell>
          <table:table-cell table:formula="of:=0.5*[.JQ12]*(([.JQ5]-[.JP5])/([.JQ1]-[.JP1]))^2" office:value-type="float" office:value="0.0000632595344231321" calcext:value-type="float">
            <text:p>6.32595344231321E-05</text:p>
          </table:table-cell>
          <table:table-cell table:formula="of:=0.5*[.JR12]*(([.JR5]-[.JQ5])/([.JR1]-[.JQ1]))^2" office:value-type="float" office:value="0.0000823999648381007" calcext:value-type="float">
            <text:p>8.23999648381007E-05</text:p>
          </table:table-cell>
          <table:table-cell table:formula="of:=0.5*[.JS12]*(([.JS5]-[.JR5])/([.JS1]-[.JR1]))^2" office:value-type="float" office:value="0.00000444777436795398" calcext:value-type="float">
            <text:p>4.44777436795398E-06</text:p>
          </table:table-cell>
          <table:table-cell table:formula="of:=0.5*[.JT12]*(([.JT5]-[.JS5])/([.JT1]-[.JS1]))^2" office:value-type="float" office:value="0.00000179443830476165" calcext:value-type="float">
            <text:p>1.79443830476165E-06</text:p>
          </table:table-cell>
          <table:table-cell table:formula="of:=0.5*[.JU12]*(([.JU5]-[.JT5])/([.JU1]-[.JT1]))^2" office:value-type="float" office:value="0.0000122135730003819" calcext:value-type="float">
            <text:p>1.22135730003819E-05</text:p>
          </table:table-cell>
          <table:table-cell table:formula="of:=0.5*[.JV12]*(([.JV5]-[.JU5])/([.JV1]-[.JU1]))^2" office:value-type="float" office:value="0.0000000594853867822081" calcext:value-type="float">
            <text:p>5.94853867822081E-08</text:p>
          </table:table-cell>
          <table:table-cell table:formula="of:=0.5*[.JW12]*(([.JW5]-[.JV5])/([.JW1]-[.JV1]))^2" office:value-type="float" office:value="0.00000762079535348648" calcext:value-type="float">
            <text:p>7.62079535348648E-06</text:p>
          </table:table-cell>
          <table:table-cell table:formula="of:=0.5*[.JX12]*(([.JX5]-[.JW5])/([.JX1]-[.JW1]))^2" office:value-type="float" office:value="0.00000000431101247464494" calcext:value-type="float">
            <text:p>4.31101247464494E-09</text:p>
          </table:table-cell>
          <table:table-cell table:formula="of:=0.5*[.JY12]*(([.JY5]-[.JX5])/([.JY1]-[.JX1]))^2" office:value-type="float" office:value="0.0000162102368599929" calcext:value-type="float">
            <text:p>1.62102368599929E-05</text:p>
          </table:table-cell>
          <table:table-cell table:formula="of:=0.5*[.JZ12]*(([.JZ5]-[.JY5])/([.JZ1]-[.JY1]))^2" office:value-type="float" office:value="0.000000222199466143759" calcext:value-type="float">
            <text:p>2.22199466143759E-07</text:p>
          </table:table-cell>
          <table:table-cell table:formula="of:=0.5*[.KA12]*(([.KA5]-[.JZ5])/([.KA1]-[.JZ1]))^2" office:value-type="float" office:value="0.000000394540741409346" calcext:value-type="float">
            <text:p>3.94540741409346E-07</text:p>
          </table:table-cell>
          <table:table-cell table:formula="of:=0.5*[.KB12]*(([.KB5]-[.KA5])/([.KB1]-[.KA1]))^2" office:value-type="float" office:value="0.00000850963219974735" calcext:value-type="float">
            <text:p>8.50963219974735E-06</text:p>
          </table:table-cell>
          <table:table-cell table:formula="of:=0.5*[.KC12]*(([.KC5]-[.KB5])/([.KC1]-[.KB1]))^2" office:value-type="float" office:value="0.0000189655304776877" calcext:value-type="float">
            <text:p>1.89655304776877E-05</text:p>
          </table:table-cell>
          <table:table-cell table:formula="of:=0.5*[.KD12]*(([.KD5]-[.KC5])/([.KD1]-[.KC1]))^2" office:value-type="float" office:value="0.000802781954271177" calcext:value-type="float">
            <text:p>0.000802781954271</text:p>
          </table:table-cell>
          <table:table-cell table:formula="of:=0.5*[.KE12]*(([.KE5]-[.KD5])/([.KE1]-[.KD1]))^2" office:value-type="float" office:value="0.00000760435267755085" calcext:value-type="float">
            <text:p>7.60435267755085E-06</text:p>
          </table:table-cell>
          <table:table-cell table:formula="of:=0.5*[.KF12]*(([.KF5]-[.KE5])/([.KF1]-[.KE1]))^2" office:value-type="float" office:value="0.00000221321806634541" calcext:value-type="float">
            <text:p>2.21321806634541E-06</text:p>
          </table:table-cell>
          <table:table-cell table:formula="of:=0.5*[.KG12]*(([.KG5]-[.KF5])/([.KG1]-[.KF1]))^2" office:value-type="float" office:value="0.0000396732594686601" calcext:value-type="float">
            <text:p>3.96732594686601E-05</text:p>
          </table:table-cell>
          <table:table-cell table:formula="of:=0.5*[.KH12]*(([.KH5]-[.KG5])/([.KH1]-[.KG1]))^2" office:value-type="float" office:value="0.0000160009572492236" calcext:value-type="float">
            <text:p>1.60009572492236E-05</text:p>
          </table:table-cell>
          <table:table-cell table:formula="of:=0.5*[.KI12]*(([.KI5]-[.KH5])/([.KI1]-[.KH1]))^2" office:value-type="float" office:value="0.00000000568494104739731" calcext:value-type="float">
            <text:p>5.68494104739731E-09</text:p>
          </table:table-cell>
          <table:table-cell table:formula="of:=0.5*[.KJ12]*(([.KJ5]-[.KI5])/([.KJ1]-[.KI1]))^2" office:value-type="float" office:value="0.000000158527776184791" calcext:value-type="float">
            <text:p>1.58527776184791E-07</text:p>
          </table:table-cell>
          <table:table-cell table:formula="of:=0.5*[.KK12]*(([.KK5]-[.KJ5])/([.KK1]-[.KJ1]))^2" office:value-type="float" office:value="0.00000666959221615096" calcext:value-type="float">
            <text:p>6.66959221615096E-06</text:p>
          </table:table-cell>
          <table:table-cell table:formula="of:=0.5*[.KL12]*(([.KL5]-[.KK5])/([.KL1]-[.KK1]))^2" office:value-type="float" office:value="0.000000547398223907576" calcext:value-type="float">
            <text:p>5.47398223907576E-07</text:p>
          </table:table-cell>
          <table:table-cell table:formula="of:=0.5*[.KM12]*(([.KM5]-[.KL5])/([.KM1]-[.KL1]))^2" office:value-type="float" office:value="0.000027408089055689" calcext:value-type="float">
            <text:p>2.7408089055689E-05</text:p>
          </table:table-cell>
          <table:table-cell table:formula="of:=0.5*[.KN12]*(([.KN5]-[.KM5])/([.KN1]-[.KM1]))^2" office:value-type="float" office:value="0.000100626202772352" calcext:value-type="float">
            <text:p>0.000100626202772</text:p>
          </table:table-cell>
          <table:table-cell table:formula="of:=0.5*[.KO12]*(([.KO5]-[.KN5])/([.KO1]-[.KN1]))^2" office:value-type="float" office:value="0.0000687979075290668" calcext:value-type="float">
            <text:p>6.87979075290668E-05</text:p>
          </table:table-cell>
          <table:table-cell table:formula="of:=0.5*[.KP12]*(([.KP5]-[.KO5])/([.KP1]-[.KO1]))^2" office:value-type="float" office:value="0.000000381438036620969" calcext:value-type="float">
            <text:p>3.81438036620969E-07</text:p>
          </table:table-cell>
          <table:table-cell table:formula="of:=0.5*[.KQ12]*(([.KQ5]-[.KP5])/([.KQ1]-[.KP1]))^2" office:value-type="float" office:value="0.0000967040424842438" calcext:value-type="float">
            <text:p>9.67040424842438E-05</text:p>
          </table:table-cell>
          <table:table-cell table:formula="of:=0.5*[.KR12]*(([.KR5]-[.KQ5])/([.KR1]-[.KQ1]))^2" office:value-type="float" office:value="0.0000381280986254953" calcext:value-type="float">
            <text:p>3.81280986254953E-05</text:p>
          </table:table-cell>
          <table:table-cell table:formula="of:=0.5*[.KS12]*(([.KS5]-[.KR5])/([.KS1]-[.KR1]))^2" office:value-type="float" office:value="0.0000844592159724209" calcext:value-type="float">
            <text:p>8.44592159724209E-05</text:p>
          </table:table-cell>
          <table:table-cell table:formula="of:=0.5*[.KT12]*(([.KT5]-[.KS5])/([.KT1]-[.KS1]))^2" office:value-type="float" office:value="0.0000320528690601204" calcext:value-type="float">
            <text:p>3.20528690601204E-05</text:p>
          </table:table-cell>
          <table:table-cell table:formula="of:=0.5*[.KU12]*(([.KU5]-[.KT5])/([.KU1]-[.KT1]))^2" office:value-type="float" office:value="0.0000645701756778416" calcext:value-type="float">
            <text:p>6.45701756778416E-05</text:p>
          </table:table-cell>
          <table:table-cell table:formula="of:=0.5*[.KV12]*(([.KV5]-[.KU5])/([.KV1]-[.KU1]))^2" office:value-type="float" office:value="0.0000031034464983209" calcext:value-type="float">
            <text:p>3.1034464983209E-06</text:p>
          </table:table-cell>
          <table:table-cell table:formula="of:=0.5*[.KW12]*(([.KW5]-[.KV5])/([.KW1]-[.KV1]))^2" office:value-type="float" office:value="0.00000516513225257523" calcext:value-type="float">
            <text:p>5.16513225257523E-06</text:p>
          </table:table-cell>
          <table:table-cell table:formula="of:=0.5*[.KX12]*(([.KX5]-[.KW5])/([.KX1]-[.KW1]))^2" office:value-type="float" office:value="0.00000314740085989355" calcext:value-type="float">
            <text:p>3.14740085989355E-06</text:p>
          </table:table-cell>
          <table:table-cell table:formula="of:=0.5*[.KY12]*(([.KY5]-[.KX5])/([.KY1]-[.KX1]))^2" office:value-type="float" office:value="0.000042629835311348" calcext:value-type="float">
            <text:p>4.2629835311348E-05</text:p>
          </table:table-cell>
          <table:table-cell table:formula="of:=0.5*[.KZ12]*(([.KZ5]-[.KY5])/([.KZ1]-[.KY1]))^2" office:value-type="float" office:value="0.000000495527034737049" calcext:value-type="float">
            <text:p>4.95527034737049E-07</text:p>
          </table:table-cell>
          <table:table-cell table:formula="of:=0.5*[.LA12]*(([.LA5]-[.KZ5])/([.LA1]-[.KZ1]))^2" office:value-type="float" office:value="0.000000256114476028468" calcext:value-type="float">
            <text:p>2.56114476028468E-07</text:p>
          </table:table-cell>
          <table:table-cell table:formula="of:=0.5*[.LB12]*(([.LB5]-[.LA5])/([.LB1]-[.LA1]))^2" office:value-type="float" office:value="0.00000365665437446384" calcext:value-type="float">
            <text:p>3.65665437446384E-06</text:p>
          </table:table-cell>
          <table:table-cell table:formula="of:=0.5*[.LC12]*(([.LC5]-[.LB5])/([.LC1]-[.LB1]))^2" office:value-type="float" office:value="0.000000363707364179732" calcext:value-type="float">
            <text:p>3.63707364179732E-07</text:p>
          </table:table-cell>
          <table:table-cell table:formula="of:=0.5*[.LD12]*(([.LD5]-[.LC5])/([.LD1]-[.LC1]))^2" office:value-type="float" office:value="0.0000148730634961395" calcext:value-type="float">
            <text:p>1.48730634961395E-05</text:p>
          </table:table-cell>
          <table:table-cell table:formula="of:=0.5*[.LE12]*(([.LE5]-[.LD5])/([.LE1]-[.LD1]))^2" office:value-type="float" office:value="0.0000113540338184729" calcext:value-type="float">
            <text:p>1.13540338184729E-05</text:p>
          </table:table-cell>
          <table:table-cell table:formula="of:=0.5*[.LF12]*(([.LF5]-[.LE5])/([.LF1]-[.LE1]))^2" office:value-type="float" office:value="0.00000383871942190576" calcext:value-type="float">
            <text:p>3.83871942190576E-06</text:p>
          </table:table-cell>
          <table:table-cell table:formula="of:=0.5*[.LG12]*(([.LG5]-[.LF5])/([.LG1]-[.LF1]))^2" office:value-type="float" office:value="0.00000919930887055486" calcext:value-type="float">
            <text:p>9.19930887055486E-06</text:p>
          </table:table-cell>
          <table:table-cell table:formula="of:=0.5*[.LH12]*(([.LH5]-[.LG5])/([.LH1]-[.LG1]))^2" office:value-type="float" office:value="0.0000636176742032043" calcext:value-type="float">
            <text:p>6.36176742032043E-05</text:p>
          </table:table-cell>
          <table:table-cell table:formula="of:=0.5*[.LI12]*(([.LI5]-[.LH5])/([.LI1]-[.LH1]))^2" office:value-type="float" office:value="0.00000000447499737099064" calcext:value-type="float">
            <text:p>4.47499737099064E-09</text:p>
          </table:table-cell>
          <table:table-cell table:formula="of:=0.5*[.LJ12]*(([.LJ5]-[.LI5])/([.LJ1]-[.LI1]))^2" office:value-type="float" office:value="0.0000679400485400917" calcext:value-type="float">
            <text:p>6.79400485400917E-05</text:p>
          </table:table-cell>
          <table:table-cell table:formula="of:=0.5*[.LK12]*(([.LK5]-[.LJ5])/([.LK1]-[.LJ1]))^2" office:value-type="float" office:value="0.0000761691719447693" calcext:value-type="float">
            <text:p>7.61691719447693E-05</text:p>
          </table:table-cell>
          <table:table-cell table:formula="of:=0.5*[.LL12]*(([.LL5]-[.LK5])/([.LL1]-[.LK1]))^2" office:value-type="float" office:value="0.00000446464055856474" calcext:value-type="float">
            <text:p>4.46464055856474E-06</text:p>
          </table:table-cell>
          <table:table-cell table:formula="of:=0.5*[.LM12]*(([.LM5]-[.LL5])/([.LM1]-[.LL1]))^2" office:value-type="float" office:value="0.0000118045329176402" calcext:value-type="float">
            <text:p>1.18045329176402E-05</text:p>
          </table:table-cell>
          <table:table-cell table:formula="of:=0.5*[.LN12]*(([.LN5]-[.LM5])/([.LN1]-[.LM1]))^2" office:value-type="float" office:value="0.000011745183356694" calcext:value-type="float">
            <text:p>1.1745183356694E-05</text:p>
          </table:table-cell>
          <table:table-cell table:formula="of:=0.5*[.LO12]*(([.LO5]-[.LN5])/([.LO1]-[.LN1]))^2" office:value-type="float" office:value="0.000000519490138992606" calcext:value-type="float">
            <text:p>5.19490138992606E-07</text:p>
          </table:table-cell>
          <table:table-cell table:formula="of:=0.5*[.LP12]*(([.LP5]-[.LO5])/([.LP1]-[.LO1]))^2" office:value-type="float" office:value="0.0000256887345602083" calcext:value-type="float">
            <text:p>2.56887345602083E-05</text:p>
          </table:table-cell>
          <table:table-cell table:formula="of:=0.5*[.LQ12]*(([.LQ5]-[.LP5])/([.LQ1]-[.LP1]))^2" office:value-type="float" office:value="0.0000878645217752617" calcext:value-type="float">
            <text:p>8.78645217752617E-05</text:p>
          </table:table-cell>
          <table:table-cell table:formula="of:=0.5*[.LR12]*(([.LR5]-[.LQ5])/([.LR1]-[.LQ1]))^2" office:value-type="float" office:value="0.0000206314733939328" calcext:value-type="float">
            <text:p>2.06314733939328E-05</text:p>
          </table:table-cell>
          <table:table-cell table:formula="of:=0.5*[.LS12]*(([.LS5]-[.LR5])/([.LS1]-[.LR1]))^2" office:value-type="float" office:value="0.00018832943025865" calcext:value-type="float">
            <text:p>0.000188329430259</text:p>
          </table:table-cell>
          <table:table-cell table:formula="of:=0.5*[.LT12]*(([.LT5]-[.LS5])/([.LT1]-[.LS1]))^2" office:value-type="float" office:value="0.000104321764134454" calcext:value-type="float">
            <text:p>0.000104321764134</text:p>
          </table:table-cell>
          <table:table-cell table:formula="of:=0.5*[.LU12]*(([.LU5]-[.LT5])/([.LU1]-[.LT1]))^2" office:value-type="float" office:value="0.0000310441326010912" calcext:value-type="float">
            <text:p>3.10441326010912E-05</text:p>
          </table:table-cell>
          <table:table-cell table:formula="of:=0.5*[.LV12]*(([.LV5]-[.LU5])/([.LV1]-[.LU1]))^2" office:value-type="float" office:value="0.00000389923382811028" calcext:value-type="float">
            <text:p>3.89923382811028E-06</text:p>
          </table:table-cell>
          <table:table-cell table:formula="of:=0.5*[.LW12]*(([.LW5]-[.LV5])/([.LW1]-[.LV1]))^2" office:value-type="float" office:value="0.00000292597269164201" calcext:value-type="float">
            <text:p>2.92597269164201E-06</text:p>
          </table:table-cell>
          <table:table-cell table:formula="of:=0.5*[.LX12]*(([.LX5]-[.LW5])/([.LX1]-[.LW1]))^2" office:value-type="float" office:value="0.0000000868705103935131" calcext:value-type="float">
            <text:p>8.68705103935131E-08</text:p>
          </table:table-cell>
          <table:table-cell table:formula="of:=0.5*[.LY12]*(([.LY5]-[.LX5])/([.LY1]-[.LX1]))^2" office:value-type="float" office:value="0.00000468303260928866" calcext:value-type="float">
            <text:p>4.68303260928866E-06</text:p>
          </table:table-cell>
          <table:table-cell table:formula="of:=0.5*[.LZ12]*(([.LZ5]-[.LY5])/([.LZ1]-[.LY1]))^2" office:value-type="float" office:value="0.0000991561126678194" calcext:value-type="float">
            <text:p>9.91561126678194E-05</text:p>
          </table:table-cell>
          <table:table-cell table:formula="of:=0.5*[.MA12]*(([.MA5]-[.LZ5])/([.MA1]-[.LZ1]))^2" office:value-type="float" office:value="0.0000125906684553616" calcext:value-type="float">
            <text:p>1.25906684553616E-05</text:p>
          </table:table-cell>
          <table:table-cell table:formula="of:=0.5*[.MB12]*(([.MB5]-[.MA5])/([.MB1]-[.MA1]))^2" office:value-type="float" office:value="0.0000376369341411001" calcext:value-type="float">
            <text:p>3.76369341411001E-05</text:p>
          </table:table-cell>
          <table:table-cell table:formula="of:=0.5*[.MC12]*(([.MC5]-[.MB5])/([.MC1]-[.MB1]))^2" office:value-type="float" office:value="0.0000344755200783386" calcext:value-type="float">
            <text:p>3.44755200783386E-05</text:p>
          </table:table-cell>
          <table:table-cell table:formula="of:=0.5*[.MD12]*(([.MD5]-[.MC5])/([.MD1]-[.MC1]))^2" office:value-type="float" office:value="0.0000184517121555213" calcext:value-type="float">
            <text:p>1.84517121555213E-05</text:p>
          </table:table-cell>
          <table:table-cell table:formula="of:=0.5*[.ME12]*(([.ME5]-[.MD5])/([.ME1]-[.MD1]))^2" office:value-type="float" office:value="0.00000731338103065972" calcext:value-type="float">
            <text:p>7.31338103065972E-06</text:p>
          </table:table-cell>
          <table:table-cell table:formula="of:=0.5*[.MF12]*(([.MF5]-[.ME5])/([.MF1]-[.ME1]))^2" office:value-type="float" office:value="0.0000023442682225929" calcext:value-type="float">
            <text:p>2.3442682225929E-06</text:p>
          </table:table-cell>
          <table:table-cell table:formula="of:=0.5*[.MG12]*(([.MG5]-[.MF5])/([.MG1]-[.MF1]))^2" office:value-type="float" office:value="0.0000274862199559313" calcext:value-type="float">
            <text:p>2.74862199559313E-05</text:p>
          </table:table-cell>
          <table:table-cell table:formula="of:=0.5*[.MH12]*(([.MH5]-[.MG5])/([.MH1]-[.MG1]))^2" office:value-type="float" office:value="0.00000028809161096706" calcext:value-type="float">
            <text:p>2.8809161096706E-07</text:p>
          </table:table-cell>
          <table:table-cell table:formula="of:=0.5*[.MI12]*(([.MI5]-[.MH5])/([.MI1]-[.MH1]))^2" office:value-type="float" office:value="0.00000727517174622099" calcext:value-type="float">
            <text:p>7.27517174622099E-06</text:p>
          </table:table-cell>
          <table:table-cell table:formula="of:=0.5*[.MJ12]*(([.MJ5]-[.MI5])/([.MJ1]-[.MI1]))^2" office:value-type="float" office:value="0.0000859885355852445" calcext:value-type="float">
            <text:p>8.59885355852445E-05</text:p>
          </table:table-cell>
          <table:table-cell table:formula="of:=0.5*[.MK12]*(([.MK5]-[.MJ5])/([.MK1]-[.MJ1]))^2" office:value-type="float" office:value="0.0000572909910111127" calcext:value-type="float">
            <text:p>5.72909910111127E-05</text:p>
          </table:table-cell>
          <table:table-cell table:formula="of:=0.5*[.ML12]*(([.ML5]-[.MK5])/([.ML1]-[.MK1]))^2" office:value-type="float" office:value="0.0000204121028547652" calcext:value-type="float">
            <text:p>2.04121028547652E-05</text:p>
          </table:table-cell>
          <table:table-cell table:formula="of:=0.5*[.MM12]*(([.MM5]-[.ML5])/([.MM1]-[.ML1]))^2" office:value-type="float" office:value="0.000268045241426742" calcext:value-type="float">
            <text:p>0.000268045241427</text:p>
          </table:table-cell>
          <table:table-cell table:formula="of:=0.5*[.MN12]*(([.MN5]-[.MM5])/([.MN1]-[.MM1]))^2" office:value-type="float" office:value="0.000241419563867709" calcext:value-type="float">
            <text:p>0.000241419563868</text:p>
          </table:table-cell>
          <table:table-cell table:formula="of:=0.5*[.MO12]*(([.MO5]-[.MN5])/([.MO1]-[.MN1]))^2" office:value-type="float" office:value="0.000000235293716059368" calcext:value-type="float">
            <text:p>2.35293716059368E-07</text:p>
          </table:table-cell>
          <table:table-cell table:formula="of:=0.5*[.MP12]*(([.MP5]-[.MO5])/([.MP1]-[.MO1]))^2" office:value-type="float" office:value="0.00000229089311397388" calcext:value-type="float">
            <text:p>2.29089311397388E-06</text:p>
          </table:table-cell>
          <table:table-cell table:formula="of:=0.5*[.MQ12]*(([.MQ5]-[.MP5])/([.MQ1]-[.MP1]))^2" office:value-type="float" office:value="0.00000248630163571048" calcext:value-type="float">
            <text:p>2.48630163571048E-06</text:p>
          </table:table-cell>
          <table:table-cell table:formula="of:=0.5*[.MR12]*(([.MR5]-[.MQ5])/([.MR1]-[.MQ1]))^2" office:value-type="float" office:value="0.00000301899974652372" calcext:value-type="float">
            <text:p>3.01899974652372E-06</text:p>
          </table:table-cell>
          <table:table-cell table:formula="of:=0.5*[.MS12]*(([.MS5]-[.MR5])/([.MS1]-[.MR1]))^2" office:value-type="float" office:value="0.00000474334098548316" calcext:value-type="float">
            <text:p>4.74334098548316E-06</text:p>
          </table:table-cell>
          <table:table-cell table:formula="of:=0.5*[.MT12]*(([.MT5]-[.MS5])/([.MT1]-[.MS1]))^2" office:value-type="float" office:value="0.000050770382254053" calcext:value-type="float">
            <text:p>5.0770382254053E-05</text:p>
          </table:table-cell>
          <table:table-cell table:formula="of:=0.5*[.MU12]*(([.MU5]-[.MT5])/([.MU1]-[.MT1]))^2" office:value-type="float" office:value="0.0000235381254586128" calcext:value-type="float">
            <text:p>2.35381254586128E-05</text:p>
          </table:table-cell>
          <table:table-cell table:formula="of:=0.5*[.MV12]*(([.MV5]-[.MU5])/([.MV1]-[.MU1]))^2" office:value-type="float" office:value="0.000014867049712322" calcext:value-type="float">
            <text:p>1.4867049712322E-05</text:p>
          </table:table-cell>
          <table:table-cell table:formula="of:=0.5*[.MW12]*(([.MW5]-[.MV5])/([.MW1]-[.MV1]))^2" office:value-type="float" office:value="0.0000148955890636075" calcext:value-type="float">
            <text:p>1.48955890636075E-05</text:p>
          </table:table-cell>
          <table:table-cell table:formula="of:=0.5*[.MX12]*(([.MX5]-[.MW5])/([.MX1]-[.MW1]))^2" office:value-type="float" office:value="0.00000136414941479172" calcext:value-type="float">
            <text:p>1.36414941479172E-06</text:p>
          </table:table-cell>
          <table:table-cell table:formula="of:=0.5*[.MY12]*(([.MY5]-[.MX5])/([.MY1]-[.MX1]))^2" office:value-type="float" office:value="0.00000847551893413504" calcext:value-type="float">
            <text:p>8.47551893413504E-06</text:p>
          </table:table-cell>
          <table:table-cell table:formula="of:=0.5*[.MZ12]*(([.MZ5]-[.MY5])/([.MZ1]-[.MY1]))^2" office:value-type="float" office:value="0.000167375723311199" calcext:value-type="float">
            <text:p>0.000167375723311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713360365885711" calcext:value-type="float">
            <text:p>7.13360365885711E-07</text:p>
          </table:table-cell>
          <table:table-cell table:formula="of:=0.5*[.D12]*(([.D6]-[.C6])/([.D1]-[.C1]))^2" office:value-type="float" office:value="0.00000127933997330646" calcext:value-type="float">
            <text:p>1.27933997330646E-06</text:p>
          </table:table-cell>
          <table:table-cell table:formula="of:=0.5*[.E12]*(([.E6]-[.D6])/([.E1]-[.D1]))^2" office:value-type="float" office:value="0.0000000990624835106316" calcext:value-type="float">
            <text:p>9.90624835106316E-08</text:p>
          </table:table-cell>
          <table:table-cell table:formula="of:=0.5*[.F12]*(([.F6]-[.E6])/([.F1]-[.E1]))^2" office:value-type="float" office:value="0.00000011561168085202" calcext:value-type="float">
            <text:p>1.1561168085202E-07</text:p>
          </table:table-cell>
          <table:table-cell table:formula="of:=0.5*[.G12]*(([.G6]-[.F6])/([.G1]-[.F1]))^2" office:value-type="float" office:value="0.000000963955300901544" calcext:value-type="float">
            <text:p>9.63955300901544E-07</text:p>
          </table:table-cell>
          <table:table-cell table:formula="of:=0.5*[.H12]*(([.H6]-[.G6])/([.H1]-[.G1]))^2" office:value-type="float" office:value="0.0000003452876530411" calcext:value-type="float">
            <text:p>3.452876530411E-07</text:p>
          </table:table-cell>
          <table:table-cell table:formula="of:=0.5*[.I12]*(([.I6]-[.H6])/([.I1]-[.H1]))^2" office:value-type="float" office:value="0.00000645967298077872" calcext:value-type="float">
            <text:p>6.45967298077872E-06</text:p>
          </table:table-cell>
          <table:table-cell table:formula="of:=0.5*[.J12]*(([.J6]-[.I6])/([.J1]-[.I1]))^2" office:value-type="float" office:value="0.00000299585197565675" calcext:value-type="float">
            <text:p>2.99585197565675E-06</text:p>
          </table:table-cell>
          <table:table-cell table:formula="of:=0.5*[.K12]*(([.K6]-[.J6])/([.K1]-[.J1]))^2" office:value-type="float" office:value="0.00000000558369612491407" calcext:value-type="float">
            <text:p>5.58369612491407E-09</text:p>
          </table:table-cell>
          <table:table-cell table:formula="of:=0.5*[.L12]*(([.L6]-[.K6])/([.L1]-[.K1]))^2" office:value-type="float" office:value="0.00000249565636142812" calcext:value-type="float">
            <text:p>2.49565636142812E-06</text:p>
          </table:table-cell>
          <table:table-cell table:formula="of:=0.5*[.M12]*(([.M6]-[.L6])/([.M1]-[.L1]))^2" office:value-type="float" office:value="0.00000747251150668395" calcext:value-type="float">
            <text:p>7.47251150668395E-06</text:p>
          </table:table-cell>
          <table:table-cell table:formula="of:=0.5*[.N12]*(([.N6]-[.M6])/([.N1]-[.M1]))^2" office:value-type="float" office:value="0.000000668296514695848" calcext:value-type="float">
            <text:p>6.68296514695848E-07</text:p>
          </table:table-cell>
          <table:table-cell table:formula="of:=0.5*[.O12]*(([.O6]-[.N6])/([.O1]-[.N1]))^2" office:value-type="float" office:value="0.0000000100572919797434" calcext:value-type="float">
            <text:p>1.00572919797434E-08</text:p>
          </table:table-cell>
          <table:table-cell table:formula="of:=0.5*[.P12]*(([.P6]-[.O6])/([.P1]-[.O1]))^2" office:value-type="float" office:value="0.00000428463650261694" calcext:value-type="float">
            <text:p>4.28463650261694E-06</text:p>
          </table:table-cell>
          <table:table-cell table:formula="of:=0.5*[.Q12]*(([.Q6]-[.P6])/([.Q1]-[.P1]))^2" office:value-type="float" office:value="0.000000135619689740379" calcext:value-type="float">
            <text:p>1.35619689740379E-07</text:p>
          </table:table-cell>
          <table:table-cell table:formula="of:=0.5*[.R12]*(([.R6]-[.Q6])/([.R1]-[.Q1]))^2" office:value-type="float" office:value="0.000000462151285150305" calcext:value-type="float">
            <text:p>4.62151285150305E-07</text:p>
          </table:table-cell>
          <table:table-cell table:formula="of:=0.5*[.S12]*(([.S6]-[.R6])/([.S1]-[.R1]))^2" office:value-type="float" office:value="0.0000000210502469711042" calcext:value-type="float">
            <text:p>2.10502469711042E-08</text:p>
          </table:table-cell>
          <table:table-cell table:formula="of:=0.5*[.T12]*(([.T6]-[.S6])/([.T1]-[.S1]))^2" office:value-type="float" office:value="0.000113298432059967" calcext:value-type="float">
            <text:p>0.00011329843206</text:p>
          </table:table-cell>
          <table:table-cell table:formula="of:=0.5*[.U12]*(([.U6]-[.T6])/([.U1]-[.T1]))^2" office:value-type="float" office:value="0.00000071800050910134" calcext:value-type="float">
            <text:p>7.1800050910134E-07</text:p>
          </table:table-cell>
          <table:table-cell table:formula="of:=0.5*[.V12]*(([.V6]-[.U6])/([.V1]-[.U1]))^2" office:value-type="float" office:value="0.000223150960752174" calcext:value-type="float">
            <text:p>0.000223150960752</text:p>
          </table:table-cell>
          <table:table-cell table:formula="of:=0.5*[.W12]*(([.W6]-[.V6])/([.W1]-[.V1]))^2" office:value-type="float" office:value="0.000538631362121427" calcext:value-type="float">
            <text:p>0.000538631362121</text:p>
          </table:table-cell>
          <table:table-cell table:formula="of:=0.5*[.X12]*(([.X6]-[.W6])/([.X1]-[.W1]))^2" office:value-type="float" office:value="0.000918735976908655" calcext:value-type="float">
            <text:p>0.000918735976909</text:p>
          </table:table-cell>
          <table:table-cell table:formula="of:=0.5*[.Y12]*(([.Y6]-[.X6])/([.Y1]-[.X1]))^2" office:value-type="float" office:value="0.00056460791347176" calcext:value-type="float">
            <text:p>0.000564607913472</text:p>
          </table:table-cell>
          <table:table-cell table:formula="of:=0.5*[.Z12]*(([.Z6]-[.Y6])/([.Z1]-[.Y1]))^2" office:value-type="float" office:value="0.000262992939060483" calcext:value-type="float">
            <text:p>0.00026299293906</text:p>
          </table:table-cell>
          <table:table-cell table:formula="of:=0.5*[.AA12]*(([.AA6]-[.Z6])/([.AA1]-[.Z1]))^2" office:value-type="float" office:value="0.000262537825324779" calcext:value-type="float">
            <text:p>0.000262537825325</text:p>
          </table:table-cell>
          <table:table-cell table:formula="of:=0.5*[.AB12]*(([.AB6]-[.AA6])/([.AB1]-[.AA1]))^2" office:value-type="float" office:value="0.00139589311527157" calcext:value-type="float">
            <text:p>0.001395893115272</text:p>
          </table:table-cell>
          <table:table-cell table:formula="of:=0.5*[.AC12]*(([.AC6]-[.AB6])/([.AC1]-[.AB1]))^2" office:value-type="float" office:value="0.000941598763936103" calcext:value-type="float">
            <text:p>0.000941598763936</text:p>
          </table:table-cell>
          <table:table-cell table:formula="of:=0.5*[.AD12]*(([.AD6]-[.AC6])/([.AD1]-[.AC1]))^2" office:value-type="float" office:value="0.00402645805756238" calcext:value-type="float">
            <text:p>0.004026458057562</text:p>
          </table:table-cell>
          <table:table-cell table:formula="of:=0.5*[.AE12]*(([.AE6]-[.AD6])/([.AE1]-[.AD1]))^2" office:value-type="float" office:value="0.0222658518721183" calcext:value-type="float">
            <text:p>0.022265851872118</text:p>
          </table:table-cell>
          <table:table-cell table:formula="of:=0.5*[.AF12]*(([.AF6]-[.AE6])/([.AF1]-[.AE1]))^2" office:value-type="float" office:value="0.0289784474327662" calcext:value-type="float">
            <text:p>0.028978447432766</text:p>
          </table:table-cell>
          <table:table-cell table:formula="of:=0.5*[.AG12]*(([.AG6]-[.AF6])/([.AG1]-[.AF1]))^2" office:value-type="float" office:value="0.00752168214310529" calcext:value-type="float">
            <text:p>0.007521682143105</text:p>
          </table:table-cell>
          <table:table-cell table:formula="of:=0.5*[.AH12]*(([.AH6]-[.AG6])/([.AH1]-[.AG1]))^2" office:value-type="float" office:value="0.000059435180324651" calcext:value-type="float">
            <text:p>5.9435180324651E-05</text:p>
          </table:table-cell>
          <table:table-cell table:formula="of:=0.5*[.AI12]*(([.AI6]-[.AH6])/([.AI1]-[.AH1]))^2" office:value-type="float" office:value="0.052497979980216" calcext:value-type="float">
            <text:p>0.052497979980216</text:p>
          </table:table-cell>
          <table:table-cell table:formula="of:=0.5*[.AJ12]*(([.AJ6]-[.AI6])/([.AJ1]-[.AI1]))^2" office:value-type="float" office:value="0.0652627186587693" calcext:value-type="float">
            <text:p>0.065262718658769</text:p>
          </table:table-cell>
          <table:table-cell table:formula="of:=0.5*[.AK12]*(([.AK6]-[.AJ6])/([.AK1]-[.AJ1]))^2" office:value-type="float" office:value="0.00734377909595155" calcext:value-type="float">
            <text:p>0.007343779095952</text:p>
          </table:table-cell>
          <table:table-cell table:formula="of:=0.5*[.AL12]*(([.AL6]-[.AK6])/([.AL1]-[.AK1]))^2" office:value-type="float" office:value="0.00025954104123892" calcext:value-type="float">
            <text:p>0.000259541041239</text:p>
          </table:table-cell>
          <table:table-cell table:formula="of:=0.5*[.AM12]*(([.AM6]-[.AL6])/([.AM1]-[.AL1]))^2" office:value-type="float" office:value="0.00226865657584325" calcext:value-type="float">
            <text:p>0.002268656575843</text:p>
          </table:table-cell>
          <table:table-cell table:formula="of:=0.5*[.AN12]*(([.AN6]-[.AM6])/([.AN1]-[.AM1]))^2" office:value-type="float" office:value="0.00244923241954785" calcext:value-type="float">
            <text:p>0.002449232419548</text:p>
          </table:table-cell>
          <table:table-cell table:formula="of:=0.5*[.AO12]*(([.AO6]-[.AN6])/([.AO1]-[.AN1]))^2" office:value-type="float" office:value="0.000581567430264239" calcext:value-type="float">
            <text:p>0.000581567430264</text:p>
          </table:table-cell>
          <table:table-cell table:formula="of:=0.5*[.AP12]*(([.AP6]-[.AO6])/([.AP1]-[.AO1]))^2" office:value-type="float" office:value="0.00191772966086672" calcext:value-type="float">
            <text:p>0.001917729660867</text:p>
          </table:table-cell>
          <table:table-cell table:formula="of:=0.5*[.AQ12]*(([.AQ6]-[.AP6])/([.AQ1]-[.AP1]))^2" office:value-type="float" office:value="0.0516055073583835" calcext:value-type="float">
            <text:p>0.051605507358384</text:p>
          </table:table-cell>
          <table:table-cell table:formula="of:=0.5*[.AR12]*(([.AR6]-[.AQ6])/([.AR1]-[.AQ1]))^2" office:value-type="float" office:value="0.0459362234231956" calcext:value-type="float">
            <text:p>0.045936223423196</text:p>
          </table:table-cell>
          <table:table-cell table:formula="of:=0.5*[.AS12]*(([.AS6]-[.AR6])/([.AS1]-[.AR1]))^2" office:value-type="float" office:value="0.0161502923796956" calcext:value-type="float">
            <text:p>0.016150292379696</text:p>
          </table:table-cell>
          <table:table-cell table:formula="of:=0.5*[.AT12]*(([.AT6]-[.AS6])/([.AT1]-[.AS1]))^2" office:value-type="float" office:value="0.000841763665203648" calcext:value-type="float">
            <text:p>0.000841763665204</text:p>
          </table:table-cell>
          <table:table-cell table:formula="of:=0.5*[.AU12]*(([.AU6]-[.AT6])/([.AU1]-[.AT1]))^2" office:value-type="float" office:value="0.00738327160497507" calcext:value-type="float">
            <text:p>0.007383271604975</text:p>
          </table:table-cell>
          <table:table-cell table:formula="of:=0.5*[.AV12]*(([.AV6]-[.AU6])/([.AV1]-[.AU1]))^2" office:value-type="float" office:value="0.000394387359285898" calcext:value-type="float">
            <text:p>0.000394387359286</text:p>
          </table:table-cell>
          <table:table-cell table:formula="of:=0.5*[.AW12]*(([.AW6]-[.AV6])/([.AW1]-[.AV1]))^2" office:value-type="float" office:value="0.00125230829833824" calcext:value-type="float">
            <text:p>0.001252308298338</text:p>
          </table:table-cell>
          <table:table-cell table:formula="of:=0.5*[.AX12]*(([.AX6]-[.AW6])/([.AX1]-[.AW1]))^2" office:value-type="float" office:value="0.00142843922702421" calcext:value-type="float">
            <text:p>0.001428439227024</text:p>
          </table:table-cell>
          <table:table-cell table:formula="of:=0.5*[.AY12]*(([.AY6]-[.AX6])/([.AY1]-[.AX1]))^2" office:value-type="float" office:value="0.000177930227727176" calcext:value-type="float">
            <text:p>0.000177930227727</text:p>
          </table:table-cell>
          <table:table-cell table:formula="of:=0.5*[.AZ12]*(([.AZ6]-[.AY6])/([.AZ1]-[.AY1]))^2" office:value-type="float" office:value="0.00000900890186894947" calcext:value-type="float">
            <text:p>9.00890186894947E-06</text:p>
          </table:table-cell>
          <table:table-cell table:formula="of:=0.5*[.BA12]*(([.BA6]-[.AZ6])/([.BA1]-[.AZ1]))^2" office:value-type="float" office:value="0.00184029744898511" calcext:value-type="float">
            <text:p>0.001840297448985</text:p>
          </table:table-cell>
          <table:table-cell table:formula="of:=0.5*[.BB12]*(([.BB6]-[.BA6])/([.BB1]-[.BA1]))^2" office:value-type="float" office:value="0.00767137672355575" calcext:value-type="float">
            <text:p>0.007671376723556</text:p>
          </table:table-cell>
          <table:table-cell table:formula="of:=0.5*[.BC12]*(([.BC6]-[.BB6])/([.BC1]-[.BB1]))^2" office:value-type="float" office:value="0.000922973168621726" calcext:value-type="float">
            <text:p>0.000922973168622</text:p>
          </table:table-cell>
          <table:table-cell table:formula="of:=0.5*[.BD12]*(([.BD6]-[.BC6])/([.BD1]-[.BC1]))^2" office:value-type="float" office:value="0.0852327058294889" calcext:value-type="float">
            <text:p>0.085232705829489</text:p>
          </table:table-cell>
          <table:table-cell table:formula="of:=0.5*[.BE12]*(([.BE6]-[.BD6])/([.BE1]-[.BD1]))^2" office:value-type="float" office:value="0.0126160949155121" calcext:value-type="float">
            <text:p>0.012616094915512</text:p>
          </table:table-cell>
          <table:table-cell table:formula="of:=0.5*[.BF12]*(([.BF6]-[.BE6])/([.BF1]-[.BE1]))^2" office:value-type="float" office:value="0.00191820461336035" calcext:value-type="float">
            <text:p>0.00191820461336</text:p>
          </table:table-cell>
          <table:table-cell table:formula="of:=0.5*[.BG12]*(([.BG6]-[.BF6])/([.BG1]-[.BF1]))^2" office:value-type="float" office:value="0.00587603740579781" calcext:value-type="float">
            <text:p>0.005876037405798</text:p>
          </table:table-cell>
          <table:table-cell table:formula="of:=0.5*[.BH12]*(([.BH6]-[.BG6])/([.BH1]-[.BG1]))^2" office:value-type="float" office:value="0.0400215073824424" calcext:value-type="float">
            <text:p>0.040021507382442</text:p>
          </table:table-cell>
          <table:table-cell table:formula="of:=0.5*[.BI12]*(([.BI6]-[.BH6])/([.BI1]-[.BH1]))^2" office:value-type="float" office:value="0.0926116547387289" calcext:value-type="float">
            <text:p>0.092611654738729</text:p>
          </table:table-cell>
          <table:table-cell table:formula="of:=0.5*[.BJ12]*(([.BJ6]-[.BI6])/([.BJ1]-[.BI1]))^2" office:value-type="float" office:value="0.011958297579015" calcext:value-type="float">
            <text:p>0.011958297579015</text:p>
          </table:table-cell>
          <table:table-cell table:formula="of:=0.5*[.BK12]*(([.BK6]-[.BJ6])/([.BK1]-[.BJ1]))^2" office:value-type="float" office:value="0.000748048494813611" calcext:value-type="float">
            <text:p>0.000748048494814</text:p>
          </table:table-cell>
          <table:table-cell table:formula="of:=0.5*[.BL12]*(([.BL6]-[.BK6])/([.BL1]-[.BK1]))^2" office:value-type="float" office:value="0.017989000876453" calcext:value-type="float">
            <text:p>0.017989000876453</text:p>
          </table:table-cell>
          <table:table-cell table:formula="of:=0.5*[.BM12]*(([.BM6]-[.BL6])/([.BM1]-[.BL1]))^2" office:value-type="float" office:value="0.0056109904732469" calcext:value-type="float">
            <text:p>0.005610990473247</text:p>
          </table:table-cell>
          <table:table-cell table:formula="of:=0.5*[.BN12]*(([.BN6]-[.BM6])/([.BN1]-[.BM1]))^2" office:value-type="float" office:value="0.0186925312648969" calcext:value-type="float">
            <text:p>0.018692531264897</text:p>
          </table:table-cell>
          <table:table-cell table:formula="of:=0.5*[.BO12]*(([.BO6]-[.BN6])/([.BO1]-[.BN1]))^2" office:value-type="float" office:value="0.00051965901914161" calcext:value-type="float">
            <text:p>0.000519659019142</text:p>
          </table:table-cell>
          <table:table-cell table:formula="of:=0.5*[.BP12]*(([.BP6]-[.BO6])/([.BP1]-[.BO1]))^2" office:value-type="float" office:value="0.00179247605919112" calcext:value-type="float">
            <text:p>0.001792476059191</text:p>
          </table:table-cell>
          <table:table-cell table:formula="of:=0.5*[.BQ12]*(([.BQ6]-[.BP6])/([.BQ1]-[.BP1]))^2" office:value-type="float" office:value="0.00165905481038744" calcext:value-type="float">
            <text:p>0.001659054810387</text:p>
          </table:table-cell>
          <table:table-cell table:formula="of:=0.5*[.BR12]*(([.BR6]-[.BQ6])/([.BR1]-[.BQ1]))^2" office:value-type="float" office:value="0.000271954972381443" calcext:value-type="float">
            <text:p>0.000271954972381</text:p>
          </table:table-cell>
          <table:table-cell table:formula="of:=0.5*[.BS12]*(([.BS6]-[.BR6])/([.BS1]-[.BR1]))^2" office:value-type="float" office:value="0.0000151262256720876" calcext:value-type="float">
            <text:p>1.51262256720876E-05</text:p>
          </table:table-cell>
          <table:table-cell table:formula="of:=0.5*[.BT12]*(([.BT6]-[.BS6])/([.BT1]-[.BS1]))^2" office:value-type="float" office:value="0.000700675325130297" calcext:value-type="float">
            <text:p>0.00070067532513</text:p>
          </table:table-cell>
          <table:table-cell table:formula="of:=0.5*[.BU12]*(([.BU6]-[.BT6])/([.BU1]-[.BT1]))^2" office:value-type="float" office:value="0.0125367359229889" calcext:value-type="float">
            <text:p>0.012536735922989</text:p>
          </table:table-cell>
          <table:table-cell table:formula="of:=0.5*[.BV12]*(([.BV6]-[.BU6])/([.BV1]-[.BU1]))^2" office:value-type="float" office:value="0.0534549302098369" calcext:value-type="float">
            <text:p>0.053454930209837</text:p>
          </table:table-cell>
          <table:table-cell table:formula="of:=0.5*[.BW12]*(([.BW6]-[.BV6])/([.BW1]-[.BV1]))^2" office:value-type="float" office:value="0.0425885592486185" calcext:value-type="float">
            <text:p>0.042588559248619</text:p>
          </table:table-cell>
          <table:table-cell table:formula="of:=0.5*[.BX12]*(([.BX6]-[.BW6])/([.BX1]-[.BW1]))^2" office:value-type="float" office:value="0.0093844954630959" calcext:value-type="float">
            <text:p>0.009384495463096</text:p>
          </table:table-cell>
          <table:table-cell table:formula="of:=0.5*[.BY12]*(([.BY6]-[.BX6])/([.BY1]-[.BX1]))^2" office:value-type="float" office:value="0.000086619811534058" calcext:value-type="float">
            <text:p>8.6619811534058E-05</text:p>
          </table:table-cell>
          <table:table-cell table:formula="of:=0.5*[.BZ12]*(([.BZ6]-[.BY6])/([.BZ1]-[.BY1]))^2" office:value-type="float" office:value="0.0455857491984775" calcext:value-type="float">
            <text:p>0.045585749198478</text:p>
          </table:table-cell>
          <table:table-cell table:formula="of:=0.5*[.CA12]*(([.CA6]-[.BZ6])/([.CA1]-[.BZ1]))^2" office:value-type="float" office:value="0.00181888607144313" calcext:value-type="float">
            <text:p>0.001818886071443</text:p>
          </table:table-cell>
          <table:table-cell table:formula="of:=0.5*[.CB12]*(([.CB6]-[.CA6])/([.CB1]-[.CA1]))^2" office:value-type="float" office:value="0.00410295760316661" calcext:value-type="float">
            <text:p>0.004102957603167</text:p>
          </table:table-cell>
          <table:table-cell table:formula="of:=0.5*[.CC12]*(([.CC6]-[.CB6])/([.CC1]-[.CB1]))^2" office:value-type="float" office:value="0.0050953717096801" calcext:value-type="float">
            <text:p>0.00509537170968</text:p>
          </table:table-cell>
          <table:table-cell table:formula="of:=0.5*[.CD12]*(([.CD6]-[.CC6])/([.CD1]-[.CC1]))^2" office:value-type="float" office:value="0.00321697009904784" calcext:value-type="float">
            <text:p>0.003216970099048</text:p>
          </table:table-cell>
          <table:table-cell table:formula="of:=0.5*[.CE12]*(([.CE6]-[.CD6])/([.CE1]-[.CD1]))^2" office:value-type="float" office:value="0.0340090839839587" calcext:value-type="float">
            <text:p>0.034009083983959</text:p>
          </table:table-cell>
          <table:table-cell table:formula="of:=0.5*[.CF12]*(([.CF6]-[.CE6])/([.CF1]-[.CE1]))^2" office:value-type="float" office:value="0.122943907455144" calcext:value-type="float">
            <text:p>0.122943907455144</text:p>
          </table:table-cell>
          <table:table-cell table:formula="of:=0.5*[.CG12]*(([.CG6]-[.CF6])/([.CG1]-[.CF1]))^2" office:value-type="float" office:value="0.00936662703301438" calcext:value-type="float">
            <text:p>0.009366627033014</text:p>
          </table:table-cell>
          <table:table-cell table:formula="of:=0.5*[.CH12]*(([.CH6]-[.CG6])/([.CH1]-[.CG1]))^2" office:value-type="float" office:value="0.0000271444320115425" calcext:value-type="float">
            <text:p>2.71444320115425E-05</text:p>
          </table:table-cell>
          <table:table-cell table:formula="of:=0.5*[.CI12]*(([.CI6]-[.CH6])/([.CI1]-[.CH1]))^2" office:value-type="float" office:value="0.00293178919692567" calcext:value-type="float">
            <text:p>0.002931789196926</text:p>
          </table:table-cell>
          <table:table-cell table:formula="of:=0.5*[.CJ12]*(([.CJ6]-[.CI6])/([.CJ1]-[.CI1]))^2" office:value-type="float" office:value="0.0000112557543657981" calcext:value-type="float">
            <text:p>1.12557543657981E-05</text:p>
          </table:table-cell>
          <table:table-cell table:formula="of:=0.5*[.CK12]*(([.CK6]-[.CJ6])/([.CK1]-[.CJ1]))^2" office:value-type="float" office:value="0.00420554229703145" calcext:value-type="float">
            <text:p>0.004205542297031</text:p>
          </table:table-cell>
          <table:table-cell table:formula="of:=0.5*[.CL12]*(([.CL6]-[.CK6])/([.CL1]-[.CK1]))^2" office:value-type="float" office:value="0.00598420234616983" calcext:value-type="float">
            <text:p>0.00598420234617</text:p>
          </table:table-cell>
          <table:table-cell table:formula="of:=0.5*[.CM12]*(([.CM6]-[.CL6])/([.CM1]-[.CL1]))^2" office:value-type="float" office:value="0.00277726339362276" calcext:value-type="float">
            <text:p>0.002777263393623</text:p>
          </table:table-cell>
          <table:table-cell table:formula="of:=0.5*[.CN12]*(([.CN6]-[.CM6])/([.CN1]-[.CM1]))^2" office:value-type="float" office:value="0.00255442206688575" calcext:value-type="float">
            <text:p>0.002554422066886</text:p>
          </table:table-cell>
          <table:table-cell table:formula="of:=0.5*[.CO12]*(([.CO6]-[.CN6])/([.CO1]-[.CN1]))^2" office:value-type="float" office:value="0.00189155505641762" calcext:value-type="float">
            <text:p>0.001891555056418</text:p>
          </table:table-cell>
          <table:table-cell table:formula="of:=0.5*[.CP12]*(([.CP6]-[.CO6])/([.CP1]-[.CO1]))^2" office:value-type="float" office:value="0.000227390650674757" calcext:value-type="float">
            <text:p>0.000227390650675</text:p>
          </table:table-cell>
          <table:table-cell table:formula="of:=0.5*[.CQ12]*(([.CQ6]-[.CP6])/([.CQ1]-[.CP1]))^2" office:value-type="float" office:value="0.0774938380601425" calcext:value-type="float">
            <text:p>0.077493838060143</text:p>
          </table:table-cell>
          <table:table-cell table:formula="of:=0.5*[.CR12]*(([.CR6]-[.CQ6])/([.CR1]-[.CQ1]))^2" office:value-type="float" office:value="0.0255085311701386" calcext:value-type="float">
            <text:p>0.025508531170139</text:p>
          </table:table-cell>
          <table:table-cell table:formula="of:=0.5*[.CS12]*(([.CS6]-[.CR6])/([.CS1]-[.CR1]))^2" office:value-type="float" office:value="0.0195614314098855" calcext:value-type="float">
            <text:p>0.019561431409886</text:p>
          </table:table-cell>
          <table:table-cell table:formula="of:=0.5*[.CT12]*(([.CT6]-[.CS6])/([.CT1]-[.CS1]))^2" office:value-type="float" office:value="0.000126028390032509" calcext:value-type="float">
            <text:p>0.000126028390033</text:p>
          </table:table-cell>
          <table:table-cell table:formula="of:=0.5*[.CU12]*(([.CU6]-[.CT6])/([.CU1]-[.CT1]))^2" office:value-type="float" office:value="0.128407703309553" calcext:value-type="float">
            <text:p>0.128407703309553</text:p>
          </table:table-cell>
          <table:table-cell table:formula="of:=0.5*[.CV12]*(([.CV6]-[.CU6])/([.CV1]-[.CU1]))^2" office:value-type="float" office:value="0.000745791088483724" calcext:value-type="float">
            <text:p>0.000745791088484</text:p>
          </table:table-cell>
          <table:table-cell table:formula="of:=0.5*[.CW12]*(([.CW6]-[.CV6])/([.CW1]-[.CV1]))^2" office:value-type="float" office:value="0.00162345009566837" calcext:value-type="float">
            <text:p>0.001623450095668</text:p>
          </table:table-cell>
          <table:table-cell table:formula="of:=0.5*[.CX12]*(([.CX6]-[.CW6])/([.CX1]-[.CW1]))^2" office:value-type="float" office:value="0.065027028982379" calcext:value-type="float">
            <text:p>0.065027028982379</text:p>
          </table:table-cell>
          <table:table-cell table:formula="of:=0.5*[.CY12]*(([.CY6]-[.CX6])/([.CY1]-[.CX1]))^2" office:value-type="float" office:value="0.00124685986032675" calcext:value-type="float">
            <text:p>0.001246859860327</text:p>
          </table:table-cell>
          <table:table-cell table:formula="of:=0.5*[.CZ12]*(([.CZ6]-[.CY6])/([.CZ1]-[.CY1]))^2" office:value-type="float" office:value="0.00734260305034826" calcext:value-type="float">
            <text:p>0.007342603050348</text:p>
          </table:table-cell>
          <table:table-cell table:formula="of:=0.5*[.DA12]*(([.DA6]-[.CZ6])/([.DA1]-[.CZ1]))^2" office:value-type="float" office:value="0.0000474161653910262" calcext:value-type="float">
            <text:p>4.74161653910262E-05</text:p>
          </table:table-cell>
          <table:table-cell table:formula="of:=0.5*[.DB12]*(([.DB6]-[.DA6])/([.DB1]-[.DA1]))^2" office:value-type="float" office:value="0.000672783837623052" calcext:value-type="float">
            <text:p>0.000672783837623</text:p>
          </table:table-cell>
          <table:table-cell table:formula="of:=0.5*[.DC12]*(([.DC6]-[.DB6])/([.DC1]-[.DB1]))^2" office:value-type="float" office:value="0.0319398617054528" calcext:value-type="float">
            <text:p>0.031939861705453</text:p>
          </table:table-cell>
          <table:table-cell table:formula="of:=0.5*[.DD12]*(([.DD6]-[.DC6])/([.DD1]-[.DC1]))^2" office:value-type="float" office:value="0.00764809657282887" calcext:value-type="float">
            <text:p>0.007648096572829</text:p>
          </table:table-cell>
          <table:table-cell table:formula="of:=0.5*[.DE12]*(([.DE6]-[.DD6])/([.DE1]-[.DD1]))^2" office:value-type="float" office:value="0.000110868758929466" calcext:value-type="float">
            <text:p>0.000110868758929</text:p>
          </table:table-cell>
          <table:table-cell table:formula="of:=0.5*[.DF12]*(([.DF6]-[.DE6])/([.DF1]-[.DE1]))^2" office:value-type="float" office:value="0.011686954651267" calcext:value-type="float">
            <text:p>0.011686954651267</text:p>
          </table:table-cell>
          <table:table-cell table:formula="of:=0.5*[.DG12]*(([.DG6]-[.DF6])/([.DG1]-[.DF1]))^2" office:value-type="float" office:value="0.0460732670855163" calcext:value-type="float">
            <text:p>0.046073267085516</text:p>
          </table:table-cell>
          <table:table-cell table:formula="of:=0.5*[.DH12]*(([.DH6]-[.DG6])/([.DH1]-[.DG1]))^2" office:value-type="float" office:value="0.0042157850578227" calcext:value-type="float">
            <text:p>0.004215785057823</text:p>
          </table:table-cell>
          <table:table-cell table:formula="of:=0.5*[.DI12]*(([.DI6]-[.DH6])/([.DI1]-[.DH1]))^2" office:value-type="float" office:value="0.0251265447303456" calcext:value-type="float">
            <text:p>0.025126544730346</text:p>
          </table:table-cell>
          <table:table-cell table:formula="of:=0.5*[.DJ12]*(([.DJ6]-[.DI6])/([.DJ1]-[.DI1]))^2" office:value-type="float" office:value="0.0244047645765264" calcext:value-type="float">
            <text:p>0.024404764576527</text:p>
          </table:table-cell>
          <table:table-cell table:formula="of:=0.5*[.DK12]*(([.DK6]-[.DJ6])/([.DK1]-[.DJ1]))^2" office:value-type="float" office:value="0.0000761014991094174" calcext:value-type="float">
            <text:p>7.61014991094174E-05</text:p>
          </table:table-cell>
          <table:table-cell table:formula="of:=0.5*[.DL12]*(([.DL6]-[.DK6])/([.DL1]-[.DK1]))^2" office:value-type="float" office:value="0.0138070228346691" calcext:value-type="float">
            <text:p>0.013807022834669</text:p>
          </table:table-cell>
          <table:table-cell table:formula="of:=0.5*[.DM12]*(([.DM6]-[.DL6])/([.DM1]-[.DL1]))^2" office:value-type="float" office:value="0.0578469463274524" calcext:value-type="float">
            <text:p>0.057846946327453</text:p>
          </table:table-cell>
          <table:table-cell table:formula="of:=0.5*[.DN12]*(([.DN6]-[.DM6])/([.DN1]-[.DM1]))^2" office:value-type="float" office:value="0.0708096581324031" calcext:value-type="float">
            <text:p>0.070809658132403</text:p>
          </table:table-cell>
          <table:table-cell table:formula="of:=0.5*[.DO12]*(([.DO6]-[.DN6])/([.DO1]-[.DN1]))^2" office:value-type="float" office:value="0.0000157488008259213" calcext:value-type="float">
            <text:p>1.57488008259213E-05</text:p>
          </table:table-cell>
          <table:table-cell table:formula="of:=0.5*[.DP12]*(([.DP6]-[.DO6])/([.DP1]-[.DO1]))^2" office:value-type="float" office:value="0.00819872686383318" calcext:value-type="float">
            <text:p>0.008198726863833</text:p>
          </table:table-cell>
          <table:table-cell table:formula="of:=0.5*[.DQ12]*(([.DQ6]-[.DP6])/([.DQ1]-[.DP1]))^2" office:value-type="float" office:value="0.00000000320641949650055" calcext:value-type="float">
            <text:p>3.20641949650055E-09</text:p>
          </table:table-cell>
          <table:table-cell table:formula="of:=0.5*[.DR12]*(([.DR6]-[.DQ6])/([.DR1]-[.DQ1]))^2" office:value-type="float" office:value="0.000189922798421721" calcext:value-type="float">
            <text:p>0.000189922798422</text:p>
          </table:table-cell>
          <table:table-cell table:formula="of:=0.5*[.DS12]*(([.DS6]-[.DR6])/([.DS1]-[.DR1]))^2" office:value-type="float" office:value="0.00152006220203536" calcext:value-type="float">
            <text:p>0.001520062202035</text:p>
          </table:table-cell>
          <table:table-cell table:formula="of:=0.5*[.DT12]*(([.DT6]-[.DS6])/([.DT1]-[.DS1]))^2" office:value-type="float" office:value="0.0111145620106957" calcext:value-type="float">
            <text:p>0.011114562010696</text:p>
          </table:table-cell>
          <table:table-cell table:formula="of:=0.5*[.DU12]*(([.DU6]-[.DT6])/([.DU1]-[.DT1]))^2" office:value-type="float" office:value="0.0151381794675677" calcext:value-type="float">
            <text:p>0.015138179467568</text:p>
          </table:table-cell>
          <table:table-cell table:formula="of:=0.5*[.DV12]*(([.DV6]-[.DU6])/([.DV1]-[.DU1]))^2" office:value-type="float" office:value="0.00497148429077581" calcext:value-type="float">
            <text:p>0.004971484290776</text:p>
          </table:table-cell>
          <table:table-cell table:formula="of:=0.5*[.DW12]*(([.DW6]-[.DV6])/([.DW1]-[.DV1]))^2" office:value-type="float" office:value="0.00206145997944634" calcext:value-type="float">
            <text:p>0.002061459979446</text:p>
          </table:table-cell>
          <table:table-cell table:formula="of:=0.5*[.DX12]*(([.DX6]-[.DW6])/([.DX1]-[.DW1]))^2" office:value-type="float" office:value="0.0204432994034706" calcext:value-type="float">
            <text:p>0.020443299403471</text:p>
          </table:table-cell>
          <table:table-cell table:formula="of:=0.5*[.DY12]*(([.DY6]-[.DX6])/([.DY1]-[.DX1]))^2" office:value-type="float" office:value="0.0149496408489649" calcext:value-type="float">
            <text:p>0.014949640848965</text:p>
          </table:table-cell>
          <table:table-cell table:formula="of:=0.5*[.DZ12]*(([.DZ6]-[.DY6])/([.DZ1]-[.DY1]))^2" office:value-type="float" office:value="0.036706582754577" calcext:value-type="float">
            <text:p>0.036706582754577</text:p>
          </table:table-cell>
          <table:table-cell table:formula="of:=0.5*[.EA12]*(([.EA6]-[.DZ6])/([.EA1]-[.DZ1]))^2" office:value-type="float" office:value="0.0453888572636509" calcext:value-type="float">
            <text:p>0.045388857263651</text:p>
          </table:table-cell>
          <table:table-cell table:formula="of:=0.5*[.EB12]*(([.EB6]-[.EA6])/([.EB1]-[.EA1]))^2" office:value-type="float" office:value="0.023631932550939" calcext:value-type="float">
            <text:p>0.023631932550939</text:p>
          </table:table-cell>
          <table:table-cell table:formula="of:=0.5*[.EC12]*(([.EC6]-[.EB6])/([.EC1]-[.EB1]))^2" office:value-type="float" office:value="0.0602839555985922" calcext:value-type="float">
            <text:p>0.060283955598592</text:p>
          </table:table-cell>
          <table:table-cell table:formula="of:=0.5*[.ED12]*(([.ED6]-[.EC6])/([.ED1]-[.EC1]))^2" office:value-type="float" office:value="0.00564602379296225" calcext:value-type="float">
            <text:p>0.005646023792962</text:p>
          </table:table-cell>
          <table:table-cell table:formula="of:=0.5*[.EE12]*(([.EE6]-[.ED6])/([.EE1]-[.ED1]))^2" office:value-type="float" office:value="0.0399288648931062" calcext:value-type="float">
            <text:p>0.039928864893106</text:p>
          </table:table-cell>
          <table:table-cell table:formula="of:=0.5*[.EF12]*(([.EF6]-[.EE6])/([.EF1]-[.EE1]))^2" office:value-type="float" office:value="0.000483884182513003" calcext:value-type="float">
            <text:p>0.000483884182513</text:p>
          </table:table-cell>
          <table:table-cell table:formula="of:=0.5*[.EG12]*(([.EG6]-[.EF6])/([.EG1]-[.EF1]))^2" office:value-type="float" office:value="0.0025662813943115" calcext:value-type="float">
            <text:p>0.002566281394312</text:p>
          </table:table-cell>
          <table:table-cell table:formula="of:=0.5*[.EH12]*(([.EH6]-[.EG6])/([.EH1]-[.EG1]))^2" office:value-type="float" office:value="0.00155511843437545" calcext:value-type="float">
            <text:p>0.001555118434375</text:p>
          </table:table-cell>
          <table:table-cell table:formula="of:=0.5*[.EI12]*(([.EI6]-[.EH6])/([.EI1]-[.EH1]))^2" office:value-type="float" office:value="0.00000304827131315797" calcext:value-type="float">
            <text:p>3.04827131315797E-06</text:p>
          </table:table-cell>
          <table:table-cell table:formula="of:=0.5*[.EJ12]*(([.EJ6]-[.EI6])/([.EJ1]-[.EI1]))^2" office:value-type="float" office:value="0.00110991759061887" calcext:value-type="float">
            <text:p>0.001109917590619</text:p>
          </table:table-cell>
          <table:table-cell table:formula="of:=0.5*[.EK12]*(([.EK6]-[.EJ6])/([.EK1]-[.EJ1]))^2" office:value-type="float" office:value="0.000471907214842953" calcext:value-type="float">
            <text:p>0.000471907214843</text:p>
          </table:table-cell>
          <table:table-cell table:formula="of:=0.5*[.EL12]*(([.EL6]-[.EK6])/([.EL1]-[.EK1]))^2" office:value-type="float" office:value="0.00366886456724388" calcext:value-type="float">
            <text:p>0.003668864567244</text:p>
          </table:table-cell>
          <table:table-cell table:formula="of:=0.5*[.EM12]*(([.EM6]-[.EL6])/([.EM1]-[.EL1]))^2" office:value-type="float" office:value="0.00446091972697686" calcext:value-type="float">
            <text:p>0.004460919726977</text:p>
          </table:table-cell>
          <table:table-cell table:formula="of:=0.5*[.EN12]*(([.EN6]-[.EM6])/([.EN1]-[.EM1]))^2" office:value-type="float" office:value="0.0448373940703444" calcext:value-type="float">
            <text:p>0.044837394070344</text:p>
          </table:table-cell>
          <table:table-cell table:formula="of:=0.5*[.EO12]*(([.EO6]-[.EN6])/([.EO1]-[.EN1]))^2" office:value-type="float" office:value="0.00026672587755163" calcext:value-type="float">
            <text:p>0.000266725877552</text:p>
          </table:table-cell>
          <table:table-cell table:formula="of:=0.5*[.EP12]*(([.EP6]-[.EO6])/([.EP1]-[.EO1]))^2" office:value-type="float" office:value="0.000894969560348747" calcext:value-type="float">
            <text:p>0.000894969560349</text:p>
          </table:table-cell>
          <table:table-cell table:formula="of:=0.5*[.EQ12]*(([.EQ6]-[.EP6])/([.EQ1]-[.EP1]))^2" office:value-type="float" office:value="0.059645604155031" calcext:value-type="float">
            <text:p>0.059645604155031</text:p>
          </table:table-cell>
          <table:table-cell table:formula="of:=0.5*[.ER12]*(([.ER6]-[.EQ6])/([.ER1]-[.EQ1]))^2" office:value-type="float" office:value="0.0182859751182987" calcext:value-type="float">
            <text:p>0.018285975118299</text:p>
          </table:table-cell>
          <table:table-cell table:formula="of:=0.5*[.ES12]*(([.ES6]-[.ER6])/([.ES1]-[.ER1]))^2" office:value-type="float" office:value="0.00144347830328665" calcext:value-type="float">
            <text:p>0.001443478303287</text:p>
          </table:table-cell>
          <table:table-cell table:formula="of:=0.5*[.ET12]*(([.ET6]-[.ES6])/([.ET1]-[.ES1]))^2" office:value-type="float" office:value="0.0132271107362232" calcext:value-type="float">
            <text:p>0.013227110736223</text:p>
          </table:table-cell>
          <table:table-cell table:formula="of:=0.5*[.EU12]*(([.EU6]-[.ET6])/([.EU1]-[.ET1]))^2" office:value-type="float" office:value="0.0112152326093057" calcext:value-type="float">
            <text:p>0.011215232609306</text:p>
          </table:table-cell>
          <table:table-cell table:formula="of:=0.5*[.EV12]*(([.EV6]-[.EU6])/([.EV1]-[.EU1]))^2" office:value-type="float" office:value="0.00093973358703576" calcext:value-type="float">
            <text:p>0.000939733587036</text:p>
          </table:table-cell>
          <table:table-cell table:formula="of:=0.5*[.EW12]*(([.EW6]-[.EV6])/([.EW1]-[.EV1]))^2" office:value-type="float" office:value="0.000775637680657511" calcext:value-type="float">
            <text:p>0.000775637680658</text:p>
          </table:table-cell>
          <table:table-cell table:formula="of:=0.5*[.EX12]*(([.EX6]-[.EW6])/([.EX1]-[.EW1]))^2" office:value-type="float" office:value="0.0000093143320609051" calcext:value-type="float">
            <text:p>9.3143320609051E-06</text:p>
          </table:table-cell>
          <table:table-cell table:formula="of:=0.5*[.EY12]*(([.EY6]-[.EX6])/([.EY1]-[.EX1]))^2" office:value-type="float" office:value="0.0056293041484328" calcext:value-type="float">
            <text:p>0.005629304148433</text:p>
          </table:table-cell>
          <table:table-cell table:formula="of:=0.5*[.EZ12]*(([.EZ6]-[.EY6])/([.EZ1]-[.EY1]))^2" office:value-type="float" office:value="0.0136430392337021" calcext:value-type="float">
            <text:p>0.013643039233702</text:p>
          </table:table-cell>
          <table:table-cell table:formula="of:=0.5*[.FA12]*(([.FA6]-[.EZ6])/([.FA1]-[.EZ1]))^2" office:value-type="float" office:value="0.00549121503457292" calcext:value-type="float">
            <text:p>0.005491215034573</text:p>
          </table:table-cell>
          <table:table-cell table:formula="of:=0.5*[.FB12]*(([.FB6]-[.FA6])/([.FB1]-[.FA1]))^2" office:value-type="float" office:value="0.00379926806639257" calcext:value-type="float">
            <text:p>0.003799268066393</text:p>
          </table:table-cell>
          <table:table-cell table:formula="of:=0.5*[.FC12]*(([.FC6]-[.FB6])/([.FC1]-[.FB1]))^2" office:value-type="float" office:value="0.00121574294413133" calcext:value-type="float">
            <text:p>0.001215742944131</text:p>
          </table:table-cell>
          <table:table-cell table:formula="of:=0.5*[.FD12]*(([.FD6]-[.FC6])/([.FD1]-[.FC1]))^2" office:value-type="float" office:value="0.000110357659042242" calcext:value-type="float">
            <text:p>0.000110357659042</text:p>
          </table:table-cell>
          <table:table-cell table:formula="of:=0.5*[.FE12]*(([.FE6]-[.FD6])/([.FE1]-[.FD1]))^2" office:value-type="float" office:value="0.0671610288194569" calcext:value-type="float">
            <text:p>0.067161028819457</text:p>
          </table:table-cell>
          <table:table-cell table:formula="of:=0.5*[.FF12]*(([.FF6]-[.FE6])/([.FF1]-[.FE1]))^2" office:value-type="float" office:value="0.0216736664965142" calcext:value-type="float">
            <text:p>0.021673666496514</text:p>
          </table:table-cell>
          <table:table-cell table:formula="of:=0.5*[.FG12]*(([.FG6]-[.FF6])/([.FG1]-[.FF1]))^2" office:value-type="float" office:value="0.0133514609501697" calcext:value-type="float">
            <text:p>0.01335146095017</text:p>
          </table:table-cell>
          <table:table-cell table:formula="of:=0.5*[.FH12]*(([.FH6]-[.FG6])/([.FH1]-[.FG1]))^2" office:value-type="float" office:value="0.0019616536676392" calcext:value-type="float">
            <text:p>0.001961653667639</text:p>
          </table:table-cell>
          <table:table-cell table:formula="of:=0.5*[.FI12]*(([.FI6]-[.FH6])/([.FI1]-[.FH1]))^2" office:value-type="float" office:value="0.127818349865326" calcext:value-type="float">
            <text:p>0.127818349865326</text:p>
          </table:table-cell>
          <table:table-cell table:formula="of:=0.5*[.FJ12]*(([.FJ6]-[.FI6])/([.FJ1]-[.FI1]))^2" office:value-type="float" office:value="0.00214442021161564" calcext:value-type="float">
            <text:p>0.002144420211616</text:p>
          </table:table-cell>
          <table:table-cell table:formula="of:=0.5*[.FK12]*(([.FK6]-[.FJ6])/([.FK1]-[.FJ1]))^2" office:value-type="float" office:value="0.000127353743988171" calcext:value-type="float">
            <text:p>0.000127353743988</text:p>
          </table:table-cell>
          <table:table-cell table:formula="of:=0.5*[.FL12]*(([.FL6]-[.FK6])/([.FL1]-[.FK1]))^2" office:value-type="float" office:value="0.0614673216326526" calcext:value-type="float">
            <text:p>0.061467321632653</text:p>
          </table:table-cell>
          <table:table-cell table:formula="of:=0.5*[.FM12]*(([.FM6]-[.FL6])/([.FM1]-[.FL1]))^2" office:value-type="float" office:value="0.000178027913940009" calcext:value-type="float">
            <text:p>0.00017802791394</text:p>
          </table:table-cell>
          <table:table-cell table:formula="of:=0.5*[.FN12]*(([.FN6]-[.FM6])/([.FN1]-[.FM1]))^2" office:value-type="float" office:value="0.00401043787202523" calcext:value-type="float">
            <text:p>0.004010437872025</text:p>
          </table:table-cell>
          <table:table-cell table:formula="of:=0.5*[.FO12]*(([.FO6]-[.FN6])/([.FO1]-[.FN1]))^2" office:value-type="float" office:value="0.00035420804755022" calcext:value-type="float">
            <text:p>0.00035420804755</text:p>
          </table:table-cell>
          <table:table-cell table:formula="of:=0.5*[.FP12]*(([.FP6]-[.FO6])/([.FP1]-[.FO1]))^2" office:value-type="float" office:value="0.00554677229847517" calcext:value-type="float">
            <text:p>0.005546772298475</text:p>
          </table:table-cell>
          <table:table-cell table:formula="of:=0.5*[.FQ12]*(([.FQ6]-[.FP6])/([.FQ1]-[.FP1]))^2" office:value-type="float" office:value="0.00191524608109758" calcext:value-type="float">
            <text:p>0.001915246081098</text:p>
          </table:table-cell>
          <table:table-cell table:formula="of:=0.5*[.FR12]*(([.FR6]-[.FQ6])/([.FR1]-[.FQ1]))^2" office:value-type="float" office:value="0.00116748100638303" calcext:value-type="float">
            <text:p>0.001167481006383</text:p>
          </table:table-cell>
          <table:table-cell table:formula="of:=0.5*[.FS12]*(([.FS6]-[.FR6])/([.FS1]-[.FR1]))^2" office:value-type="float" office:value="0.0248615652566454" calcext:value-type="float">
            <text:p>0.024861565256646</text:p>
          </table:table-cell>
          <table:table-cell table:formula="of:=0.5*[.FT12]*(([.FT6]-[.FS6])/([.FT1]-[.FS1]))^2" office:value-type="float" office:value="0.0263247037597514" calcext:value-type="float">
            <text:p>0.026324703759752</text:p>
          </table:table-cell>
          <table:table-cell table:formula="of:=0.5*[.FU12]*(([.FU6]-[.FT6])/([.FU1]-[.FT1]))^2" office:value-type="float" office:value="0.0000668229469303745" calcext:value-type="float">
            <text:p>6.68229469303745E-05</text:p>
          </table:table-cell>
          <table:table-cell table:formula="of:=0.5*[.FV12]*(([.FV6]-[.FU6])/([.FV1]-[.FU1]))^2" office:value-type="float" office:value="0.0000170271913312622" calcext:value-type="float">
            <text:p>1.70271913312622E-05</text:p>
          </table:table-cell>
          <table:table-cell table:formula="of:=0.5*[.FW12]*(([.FW6]-[.FV6])/([.FW1]-[.FV1]))^2" office:value-type="float" office:value="0.0439051899582122" calcext:value-type="float">
            <text:p>0.043905189958212</text:p>
          </table:table-cell>
          <table:table-cell table:formula="of:=0.5*[.FX12]*(([.FX6]-[.FW6])/([.FX1]-[.FW1]))^2" office:value-type="float" office:value="0.0592811687312388" calcext:value-type="float">
            <text:p>0.059281168731239</text:p>
          </table:table-cell>
          <table:table-cell table:formula="of:=0.5*[.FY12]*(([.FY6]-[.FX6])/([.FY1]-[.FX1]))^2" office:value-type="float" office:value="0.00861879352773494" calcext:value-type="float">
            <text:p>0.008618793527735</text:p>
          </table:table-cell>
          <table:table-cell table:formula="of:=0.5*[.FZ12]*(([.FZ6]-[.FY6])/([.FZ1]-[.FY1]))^2" office:value-type="float" office:value="0.000913355970348145" calcext:value-type="float">
            <text:p>0.000913355970348</text:p>
          </table:table-cell>
          <table:table-cell table:formula="of:=0.5*[.GA12]*(([.GA6]-[.FZ6])/([.GA1]-[.FZ1]))^2" office:value-type="float" office:value="0.0125790973247486" calcext:value-type="float">
            <text:p>0.012579097324749</text:p>
          </table:table-cell>
          <table:table-cell table:formula="of:=0.5*[.GB12]*(([.GB6]-[.GA6])/([.GB1]-[.GA1]))^2" office:value-type="float" office:value="0.0231473654274697" calcext:value-type="float">
            <text:p>0.02314736542747</text:p>
          </table:table-cell>
          <table:table-cell table:formula="of:=0.5*[.GC12]*(([.GC6]-[.GB6])/([.GC1]-[.GB1]))^2" office:value-type="float" office:value="0.0379190657360638" calcext:value-type="float">
            <text:p>0.037919065736064</text:p>
          </table:table-cell>
          <table:table-cell table:formula="of:=0.5*[.GD12]*(([.GD6]-[.GC6])/([.GD1]-[.GC1]))^2" office:value-type="float" office:value="0.0219852817811399" calcext:value-type="float">
            <text:p>0.02198528178114</text:p>
          </table:table-cell>
          <table:table-cell table:formula="of:=0.5*[.GE12]*(([.GE6]-[.GD6])/([.GE1]-[.GD1]))^2" office:value-type="float" office:value="0.0309023452964336" calcext:value-type="float">
            <text:p>0.030902345296434</text:p>
          </table:table-cell>
          <table:table-cell table:formula="of:=0.5*[.GF12]*(([.GF6]-[.GE6])/([.GF1]-[.GE1]))^2" office:value-type="float" office:value="0.00256273383026894" calcext:value-type="float">
            <text:p>0.002562733830269</text:p>
          </table:table-cell>
          <table:table-cell table:formula="of:=0.5*[.GG12]*(([.GG6]-[.GF6])/([.GG1]-[.GF1]))^2" office:value-type="float" office:value="0.00316286113470435" calcext:value-type="float">
            <text:p>0.003162861134704</text:p>
          </table:table-cell>
          <table:table-cell table:formula="of:=0.5*[.GH12]*(([.GH6]-[.GG6])/([.GH1]-[.GG1]))^2" office:value-type="float" office:value="0.000295645169557719" calcext:value-type="float">
            <text:p>0.000295645169558</text:p>
          </table:table-cell>
          <table:table-cell table:formula="of:=0.5*[.GI12]*(([.GI6]-[.GH6])/([.GI1]-[.GH1]))^2" office:value-type="float" office:value="0.00717595290329473" calcext:value-type="float">
            <text:p>0.007175952903295</text:p>
          </table:table-cell>
          <table:table-cell table:formula="of:=0.5*[.GJ12]*(([.GJ6]-[.GI6])/([.GJ1]-[.GI1]))^2" office:value-type="float" office:value="0.0053775682277822" calcext:value-type="float">
            <text:p>0.005377568227782</text:p>
          </table:table-cell>
          <table:table-cell table:formula="of:=0.5*[.GK12]*(([.GK6]-[.GJ6])/([.GK1]-[.GJ1]))^2" office:value-type="float" office:value="0.0136623733805892" calcext:value-type="float">
            <text:p>0.013662373380589</text:p>
          </table:table-cell>
          <table:table-cell table:formula="of:=0.5*[.GL12]*(([.GL6]-[.GK6])/([.GL1]-[.GK1]))^2" office:value-type="float" office:value="0.00395484850325793" calcext:value-type="float">
            <text:p>0.003954848503258</text:p>
          </table:table-cell>
          <table:table-cell table:formula="of:=0.5*[.GM12]*(([.GM6]-[.GL6])/([.GM1]-[.GL1]))^2" office:value-type="float" office:value="0.000151948800583008" calcext:value-type="float">
            <text:p>0.000151948800583</text:p>
          </table:table-cell>
          <table:table-cell table:formula="of:=0.5*[.GN12]*(([.GN6]-[.GM6])/([.GN1]-[.GM1]))^2" office:value-type="float" office:value="0.000615449775903151" calcext:value-type="float">
            <text:p>0.000615449775903</text:p>
          </table:table-cell>
          <table:table-cell table:formula="of:=0.5*[.GO12]*(([.GO6]-[.GN6])/([.GO1]-[.GN1]))^2" office:value-type="float" office:value="0.0731482170741937" calcext:value-type="float">
            <text:p>0.073148217074194</text:p>
          </table:table-cell>
          <table:table-cell table:formula="of:=0.5*[.GP12]*(([.GP6]-[.GO6])/([.GP1]-[.GO1]))^2" office:value-type="float" office:value="0.0369335927260222" calcext:value-type="float">
            <text:p>0.036933592726022</text:p>
          </table:table-cell>
          <table:table-cell table:formula="of:=0.5*[.GQ12]*(([.GQ6]-[.GP6])/([.GQ1]-[.GP1]))^2" office:value-type="float" office:value="0.00155795082231162" calcext:value-type="float">
            <text:p>0.001557950822312</text:p>
          </table:table-cell>
          <table:table-cell table:formula="of:=0.5*[.GR12]*(([.GR6]-[.GQ6])/([.GR1]-[.GQ1]))^2" office:value-type="float" office:value="0.0203692770609972" calcext:value-type="float">
            <text:p>0.020369277060997</text:p>
          </table:table-cell>
          <table:table-cell table:formula="of:=0.5*[.GS12]*(([.GS6]-[.GR6])/([.GS1]-[.GR1]))^2" office:value-type="float" office:value="0.123052238193783" calcext:value-type="float">
            <text:p>0.123052238193783</text:p>
          </table:table-cell>
          <table:table-cell table:formula="of:=0.5*[.GT12]*(([.GT6]-[.GS6])/([.GT1]-[.GS1]))^2" office:value-type="float" office:value="0.00482664463765134" calcext:value-type="float">
            <text:p>0.004826644637651</text:p>
          </table:table-cell>
          <table:table-cell table:formula="of:=0.5*[.GU12]*(([.GU6]-[.GT6])/([.GU1]-[.GT1]))^2" office:value-type="float" office:value="0.00380555010789668" calcext:value-type="float">
            <text:p>0.003805550107897</text:p>
          </table:table-cell>
          <table:table-cell table:formula="of:=0.5*[.GV12]*(([.GV6]-[.GU6])/([.GV1]-[.GU1]))^2" office:value-type="float" office:value="0.00828034782220339" calcext:value-type="float">
            <text:p>0.008280347822203</text:p>
          </table:table-cell>
          <table:table-cell table:formula="of:=0.5*[.GW12]*(([.GW6]-[.GV6])/([.GW1]-[.GV1]))^2" office:value-type="float" office:value="0.0700823860590278" calcext:value-type="float">
            <text:p>0.070082386059028</text:p>
          </table:table-cell>
          <table:table-cell table:formula="of:=0.5*[.GX12]*(([.GX6]-[.GW6])/([.GX1]-[.GW1]))^2" office:value-type="float" office:value="0.0255736999998161" calcext:value-type="float">
            <text:p>0.025573699999816</text:p>
          </table:table-cell>
          <table:table-cell table:formula="of:=0.5*[.GY12]*(([.GY6]-[.GX6])/([.GY1]-[.GX1]))^2" office:value-type="float" office:value="0.0000149098451004952" calcext:value-type="float">
            <text:p>1.49098451004952E-05</text:p>
          </table:table-cell>
          <table:table-cell table:formula="of:=0.5*[.GZ12]*(([.GZ6]-[.GY6])/([.GZ1]-[.GY1]))^2" office:value-type="float" office:value="0.00116879871241517" calcext:value-type="float">
            <text:p>0.001168798712415</text:p>
          </table:table-cell>
          <table:table-cell table:formula="of:=0.5*[.HA12]*(([.HA6]-[.GZ6])/([.HA1]-[.GZ1]))^2" office:value-type="float" office:value="0.000701372912969736" calcext:value-type="float">
            <text:p>0.00070137291297</text:p>
          </table:table-cell>
          <table:table-cell table:formula="of:=0.5*[.HB12]*(([.HB6]-[.HA6])/([.HB1]-[.HA1]))^2" office:value-type="float" office:value="0.000217837775855005" calcext:value-type="float">
            <text:p>0.000217837775855</text:p>
          </table:table-cell>
          <table:table-cell table:formula="of:=0.5*[.HC12]*(([.HC6]-[.HB6])/([.HC1]-[.HB1]))^2" office:value-type="float" office:value="0.000559981417354797" calcext:value-type="float">
            <text:p>0.000559981417355</text:p>
          </table:table-cell>
          <table:table-cell table:formula="of:=0.5*[.HD12]*(([.HD6]-[.HC6])/([.HD1]-[.HC1]))^2" office:value-type="float" office:value="0.00167546351243088" calcext:value-type="float">
            <text:p>0.001675463512431</text:p>
          </table:table-cell>
          <table:table-cell table:formula="of:=0.5*[.HE12]*(([.HE6]-[.HD6])/([.HE1]-[.HD1]))^2" office:value-type="float" office:value="0.000252071364157447" calcext:value-type="float">
            <text:p>0.000252071364157</text:p>
          </table:table-cell>
          <table:table-cell table:formula="of:=0.5*[.HF12]*(([.HF6]-[.HE6])/([.HF1]-[.HE1]))^2" office:value-type="float" office:value="0.0481469273270122" calcext:value-type="float">
            <text:p>0.048146927327012</text:p>
          </table:table-cell>
          <table:table-cell table:formula="of:=0.5*[.HG12]*(([.HG6]-[.HF6])/([.HG1]-[.HF1]))^2" office:value-type="float" office:value="0.00313684248887644" calcext:value-type="float">
            <text:p>0.003136842488876</text:p>
          </table:table-cell>
          <table:table-cell table:formula="of:=0.5*[.HH12]*(([.HH6]-[.HG6])/([.HH1]-[.HG1]))^2" office:value-type="float" office:value="0.00104448412602314" calcext:value-type="float">
            <text:p>0.001044484126023</text:p>
          </table:table-cell>
          <table:table-cell table:formula="of:=0.5*[.HI12]*(([.HI6]-[.HH6])/([.HI1]-[.HH1]))^2" office:value-type="float" office:value="0.0299246503385694" calcext:value-type="float">
            <text:p>0.02992465033857</text:p>
          </table:table-cell>
          <table:table-cell table:formula="of:=0.5*[.HJ12]*(([.HJ6]-[.HI6])/([.HJ1]-[.HI1]))^2" office:value-type="float" office:value="0.0482020239329485" calcext:value-type="float">
            <text:p>0.048202023932949</text:p>
          </table:table-cell>
          <table:table-cell table:formula="of:=0.5*[.HK12]*(([.HK6]-[.HJ6])/([.HK1]-[.HJ1]))^2" office:value-type="float" office:value="0.00398679507219255" calcext:value-type="float">
            <text:p>0.003986795072193</text:p>
          </table:table-cell>
          <table:table-cell table:formula="of:=0.5*[.HL12]*(([.HL6]-[.HK6])/([.HL1]-[.HK1]))^2" office:value-type="float" office:value="0.00136794338899289" calcext:value-type="float">
            <text:p>0.001367943388993</text:p>
          </table:table-cell>
          <table:table-cell table:formula="of:=0.5*[.HM12]*(([.HM6]-[.HL6])/([.HM1]-[.HL1]))^2" office:value-type="float" office:value="0.00915652907891286" calcext:value-type="float">
            <text:p>0.009156529078913</text:p>
          </table:table-cell>
          <table:table-cell table:formula="of:=0.5*[.HN12]*(([.HN6]-[.HM6])/([.HN1]-[.HM1]))^2" office:value-type="float" office:value="0.00612718013100567" calcext:value-type="float">
            <text:p>0.006127180131006</text:p>
          </table:table-cell>
          <table:table-cell table:formula="of:=0.5*[.HO12]*(([.HO6]-[.HN6])/([.HO1]-[.HN1]))^2" office:value-type="float" office:value="0.00277495614685741" calcext:value-type="float">
            <text:p>0.002774956146857</text:p>
          </table:table-cell>
          <table:table-cell table:formula="of:=0.5*[.HP12]*(([.HP6]-[.HO6])/([.HP1]-[.HO1]))^2" office:value-type="float" office:value="0.0122678002001248" calcext:value-type="float">
            <text:p>0.012267800200125</text:p>
          </table:table-cell>
          <table:table-cell table:formula="of:=0.5*[.HQ12]*(([.HQ6]-[.HP6])/([.HQ1]-[.HP1]))^2" office:value-type="float" office:value="0.00341329940923488" calcext:value-type="float">
            <text:p>0.003413299409235</text:p>
          </table:table-cell>
          <table:table-cell table:formula="of:=0.5*[.HR12]*(([.HR6]-[.HQ6])/([.HR1]-[.HQ1]))^2" office:value-type="float" office:value="0.00058157834108772" calcext:value-type="float">
            <text:p>0.000581578341088</text:p>
          </table:table-cell>
          <table:table-cell table:formula="of:=0.5*[.HS12]*(([.HS6]-[.HR6])/([.HS1]-[.HR1]))^2" office:value-type="float" office:value="0.000286433018493178" calcext:value-type="float">
            <text:p>0.000286433018493</text:p>
          </table:table-cell>
          <table:table-cell table:formula="of:=0.5*[.HT12]*(([.HT6]-[.HS6])/([.HT1]-[.HS1]))^2" office:value-type="float" office:value="0.00145601045720346" calcext:value-type="float">
            <text:p>0.001456010457203</text:p>
          </table:table-cell>
          <table:table-cell table:formula="of:=0.5*[.HU12]*(([.HU6]-[.HT6])/([.HU1]-[.HT1]))^2" office:value-type="float" office:value="0.00331773875724987" calcext:value-type="float">
            <text:p>0.00331773875725</text:p>
          </table:table-cell>
          <table:table-cell table:formula="of:=0.5*[.HV12]*(([.HV6]-[.HU6])/([.HV1]-[.HU1]))^2" office:value-type="float" office:value="0.00198859595826502" calcext:value-type="float">
            <text:p>0.001988595958265</text:p>
          </table:table-cell>
          <table:table-cell table:formula="of:=0.5*[.HW12]*(([.HW6]-[.HV6])/([.HW1]-[.HV1]))^2" office:value-type="float" office:value="0.000954752107810447" calcext:value-type="float">
            <text:p>0.00095475210781</text:p>
          </table:table-cell>
          <table:table-cell table:formula="of:=0.5*[.HX12]*(([.HX6]-[.HW6])/([.HX1]-[.HW1]))^2" office:value-type="float" office:value="0.000600951564052594" calcext:value-type="float">
            <text:p>0.000600951564053</text:p>
          </table:table-cell>
          <table:table-cell table:formula="of:=0.5*[.HY12]*(([.HY6]-[.HX6])/([.HY1]-[.HX1]))^2" office:value-type="float" office:value="0.000569209214503928" calcext:value-type="float">
            <text:p>0.000569209214504</text:p>
          </table:table-cell>
          <table:table-cell table:formula="of:=0.5*[.HZ12]*(([.HZ6]-[.HY6])/([.HZ1]-[.HY1]))^2" office:value-type="float" office:value="0.000314674494198647" calcext:value-type="float">
            <text:p>0.000314674494199</text:p>
          </table:table-cell>
          <table:table-cell table:formula="of:=0.5*[.IA12]*(([.IA6]-[.HZ6])/([.IA1]-[.HZ1]))^2" office:value-type="float" office:value="0.000216719622250685" calcext:value-type="float">
            <text:p>0.000216719622251</text:p>
          </table:table-cell>
          <table:table-cell table:formula="of:=0.5*[.IB12]*(([.IB6]-[.IA6])/([.IB1]-[.IA1]))^2" office:value-type="float" office:value="0.0661576189447102" calcext:value-type="float">
            <text:p>0.06615761894471</text:p>
          </table:table-cell>
          <table:table-cell table:formula="of:=0.5*[.IC12]*(([.IC6]-[.IB6])/([.IC1]-[.IB1]))^2" office:value-type="float" office:value="0.0160720015298056" calcext:value-type="float">
            <text:p>0.016072001529806</text:p>
          </table:table-cell>
          <table:table-cell table:formula="of:=0.5*[.ID12]*(([.ID6]-[.IC6])/([.ID1]-[.IC1]))^2" office:value-type="float" office:value="0.0101105501092942" calcext:value-type="float">
            <text:p>0.010110550109294</text:p>
          </table:table-cell>
          <table:table-cell table:formula="of:=0.5*[.IE12]*(([.IE6]-[.ID6])/([.IE1]-[.ID1]))^2" office:value-type="float" office:value="0.00000766685048768011" calcext:value-type="float">
            <text:p>7.66685048768011E-06</text:p>
          </table:table-cell>
          <table:table-cell table:formula="of:=0.5*[.IF12]*(([.IF6]-[.IE6])/([.IF1]-[.IE1]))^2" office:value-type="float" office:value="0.0823910098132016" calcext:value-type="float">
            <text:p>0.082391009813202</text:p>
          </table:table-cell>
          <table:table-cell table:formula="of:=0.5*[.IG12]*(([.IG6]-[.IF6])/([.IG1]-[.IF1]))^2" office:value-type="float" office:value="0.0101182586804237" calcext:value-type="float">
            <text:p>0.010118258680424</text:p>
          </table:table-cell>
          <table:table-cell table:formula="of:=0.5*[.IH12]*(([.IH6]-[.IG6])/([.IH1]-[.IG1]))^2" office:value-type="float" office:value="0.00800176287795072" calcext:value-type="float">
            <text:p>0.008001762877951</text:p>
          </table:table-cell>
          <table:table-cell table:formula="of:=0.5*[.II12]*(([.II6]-[.IH6])/([.II1]-[.IH1]))^2" office:value-type="float" office:value="0.0159341890477581" calcext:value-type="float">
            <text:p>0.015934189047758</text:p>
          </table:table-cell>
          <table:table-cell table:formula="of:=0.5*[.IJ12]*(([.IJ6]-[.II6])/([.IJ1]-[.II1]))^2" office:value-type="float" office:value="0.0351065844555983" calcext:value-type="float">
            <text:p>0.035106584455598</text:p>
          </table:table-cell>
          <table:table-cell table:formula="of:=0.5*[.IK12]*(([.IK6]-[.IJ6])/([.IK1]-[.IJ1]))^2" office:value-type="float" office:value="0.00098836397310185" calcext:value-type="float">
            <text:p>0.000988363973102</text:p>
          </table:table-cell>
          <table:table-cell table:formula="of:=0.5*[.IL12]*(([.IL6]-[.IK6])/([.IL1]-[.IK1]))^2" office:value-type="float" office:value="0.00229299843238351" calcext:value-type="float">
            <text:p>0.002292998432384</text:p>
          </table:table-cell>
          <table:table-cell table:formula="of:=0.5*[.IM12]*(([.IM6]-[.IL6])/([.IM1]-[.IL1]))^2" office:value-type="float" office:value="0.0000735937078840033" calcext:value-type="float">
            <text:p>7.35937078840033E-05</text:p>
          </table:table-cell>
          <table:table-cell table:formula="of:=0.5*[.IN12]*(([.IN6]-[.IM6])/([.IN1]-[.IM1]))^2" office:value-type="float" office:value="0.000616417996437576" calcext:value-type="float">
            <text:p>0.000616417996438</text:p>
          </table:table-cell>
          <table:table-cell table:formula="of:=0.5*[.IO12]*(([.IO6]-[.IN6])/([.IO1]-[.IN1]))^2" office:value-type="float" office:value="0.000652349065361072" calcext:value-type="float">
            <text:p>0.000652349065361</text:p>
          </table:table-cell>
          <table:table-cell table:formula="of:=0.5*[.IP12]*(([.IP6]-[.IO6])/([.IP1]-[.IO1]))^2" office:value-type="float" office:value="0.00279959581015561" calcext:value-type="float">
            <text:p>0.002799595810156</text:p>
          </table:table-cell>
          <table:table-cell table:formula="of:=0.5*[.IQ12]*(([.IQ6]-[.IP6])/([.IQ1]-[.IP1]))^2" office:value-type="float" office:value="0.00420398602210624" calcext:value-type="float">
            <text:p>0.004203986022106</text:p>
          </table:table-cell>
          <table:table-cell table:formula="of:=0.5*[.IR12]*(([.IR6]-[.IQ6])/([.IR1]-[.IQ1]))^2" office:value-type="float" office:value="0.0268589295549285" calcext:value-type="float">
            <text:p>0.026858929554929</text:p>
          </table:table-cell>
          <table:table-cell table:formula="of:=0.5*[.IS12]*(([.IS6]-[.IR6])/([.IS1]-[.IR1]))^2" office:value-type="float" office:value="0.0411920167792575" calcext:value-type="float">
            <text:p>0.041192016779258</text:p>
          </table:table-cell>
          <table:table-cell table:formula="of:=0.5*[.IT12]*(([.IT6]-[.IS6])/([.IT1]-[.IS1]))^2" office:value-type="float" office:value="0.0000952281268514868" calcext:value-type="float">
            <text:p>9.52281268514868E-05</text:p>
          </table:table-cell>
          <table:table-cell table:formula="of:=0.5*[.IU12]*(([.IU6]-[.IT6])/([.IU1]-[.IT1]))^2" office:value-type="float" office:value="0.000468968268241592" calcext:value-type="float">
            <text:p>0.000468968268242</text:p>
          </table:table-cell>
          <table:table-cell table:formula="of:=0.5*[.IV12]*(([.IV6]-[.IU6])/([.IV1]-[.IU1]))^2" office:value-type="float" office:value="0.0338250488580449" calcext:value-type="float">
            <text:p>0.033825048858045</text:p>
          </table:table-cell>
          <table:table-cell table:formula="of:=0.5*[.IW12]*(([.IW6]-[.IV6])/([.IW1]-[.IV1]))^2" office:value-type="float" office:value="0.00777922273050875" calcext:value-type="float">
            <text:p>0.007779222730509</text:p>
          </table:table-cell>
          <table:table-cell table:formula="of:=0.5*[.IX12]*(([.IX6]-[.IW6])/([.IX1]-[.IW1]))^2" office:value-type="float" office:value="0.0000452662257382254" calcext:value-type="float">
            <text:p>4.52662257382254E-05</text:p>
          </table:table-cell>
          <table:table-cell table:formula="of:=0.5*[.IY12]*(([.IY6]-[.IX6])/([.IY1]-[.IX1]))^2" office:value-type="float" office:value="0.00177865258280662" calcext:value-type="float">
            <text:p>0.001778652582807</text:p>
          </table:table-cell>
          <table:table-cell table:formula="of:=0.5*[.IZ12]*(([.IZ6]-[.IY6])/([.IZ1]-[.IY1]))^2" office:value-type="float" office:value="0.00000055692969039538" calcext:value-type="float">
            <text:p>5.5692969039538E-07</text:p>
          </table:table-cell>
          <table:table-cell table:formula="of:=0.5*[.JA12]*(([.JA6]-[.IZ6])/([.JA1]-[.IZ1]))^2" office:value-type="float" office:value="0.000401074931466922" calcext:value-type="float">
            <text:p>0.000401074931467</text:p>
          </table:table-cell>
          <table:table-cell table:formula="of:=0.5*[.JB12]*(([.JB6]-[.JA6])/([.JB1]-[.JA1]))^2" office:value-type="float" office:value="0.0327660044459226" calcext:value-type="float">
            <text:p>0.032766004445923</text:p>
          </table:table-cell>
          <table:table-cell table:formula="of:=0.5*[.JC12]*(([.JC6]-[.JB6])/([.JC1]-[.JB1]))^2" office:value-type="float" office:value="0.0257735969757636" calcext:value-type="float">
            <text:p>0.025773596975764</text:p>
          </table:table-cell>
          <table:table-cell table:formula="of:=0.5*[.JD12]*(([.JD6]-[.JC6])/([.JD1]-[.JC1]))^2" office:value-type="float" office:value="0.0106969336950757" calcext:value-type="float">
            <text:p>0.010696933695076</text:p>
          </table:table-cell>
          <table:table-cell table:formula="of:=0.5*[.JE12]*(([.JE6]-[.JD6])/([.JE1]-[.JD1]))^2" office:value-type="float" office:value="0.000464925728777665" calcext:value-type="float">
            <text:p>0.000464925728778</text:p>
          </table:table-cell>
          <table:table-cell table:formula="of:=0.5*[.JF12]*(([.JF6]-[.JE6])/([.JF1]-[.JE1]))^2" office:value-type="float" office:value="0.00208411085760418" calcext:value-type="float">
            <text:p>0.002084110857604</text:p>
          </table:table-cell>
          <table:table-cell table:formula="of:=0.5*[.JG12]*(([.JG6]-[.JF6])/([.JG1]-[.JF1]))^2" office:value-type="float" office:value="0.000311698079370869" calcext:value-type="float">
            <text:p>0.000311698079371</text:p>
          </table:table-cell>
          <table:table-cell table:formula="of:=0.5*[.JH12]*(([.JH6]-[.JG6])/([.JH1]-[.JG1]))^2" office:value-type="float" office:value="0.00219548185180039" calcext:value-type="float">
            <text:p>0.0021954818518</text:p>
          </table:table-cell>
          <table:table-cell table:formula="of:=0.5*[.JI12]*(([.JI6]-[.JH6])/([.JI1]-[.JH1]))^2" office:value-type="float" office:value="0.000275198076636839" calcext:value-type="float">
            <text:p>0.000275198076637</text:p>
          </table:table-cell>
          <table:table-cell table:formula="of:=0.5*[.JJ12]*(([.JJ6]-[.JI6])/([.JJ1]-[.JI1]))^2" office:value-type="float" office:value="0.0000273722863509273" calcext:value-type="float">
            <text:p>2.73722863509273E-05</text:p>
          </table:table-cell>
          <table:table-cell table:formula="of:=0.5*[.JK12]*(([.JK6]-[.JJ6])/([.JK1]-[.JJ1]))^2" office:value-type="float" office:value="0.000030556034074124" calcext:value-type="float">
            <text:p>3.0556034074124E-05</text:p>
          </table:table-cell>
          <table:table-cell table:formula="of:=0.5*[.JL12]*(([.JL6]-[.JK6])/([.JL1]-[.JK1]))^2" office:value-type="float" office:value="0.0000576969936534468" calcext:value-type="float">
            <text:p>5.76969936534468E-05</text:p>
          </table:table-cell>
          <table:table-cell table:formula="of:=0.5*[.JM12]*(([.JM6]-[.JL6])/([.JM1]-[.JL1]))^2" office:value-type="float" office:value="0.00000946761082232875" calcext:value-type="float">
            <text:p>9.46761082232875E-06</text:p>
          </table:table-cell>
          <table:table-cell table:formula="of:=0.5*[.JN12]*(([.JN6]-[.JM6])/([.JN1]-[.JM1]))^2" office:value-type="float" office:value="0.000000017967109422602" calcext:value-type="float">
            <text:p>1.7967109422602E-08</text:p>
          </table:table-cell>
          <table:table-cell table:formula="of:=0.5*[.JO12]*(([.JO6]-[.JN6])/([.JO1]-[.JN1]))^2" office:value-type="float" office:value="0.0000169333065383352" calcext:value-type="float">
            <text:p>1.69333065383352E-05</text:p>
          </table:table-cell>
          <table:table-cell table:formula="of:=0.5*[.JP12]*(([.JP6]-[.JO6])/([.JP1]-[.JO1]))^2" office:value-type="float" office:value="0.000000914693861566971" calcext:value-type="float">
            <text:p>9.14693861566971E-07</text:p>
          </table:table-cell>
          <table:table-cell table:formula="of:=0.5*[.JQ12]*(([.JQ6]-[.JP6])/([.JQ1]-[.JP1]))^2" office:value-type="float" office:value="0.000000048645697612281" calcext:value-type="float">
            <text:p>4.8645697612281E-08</text:p>
          </table:table-cell>
          <table:table-cell table:formula="of:=0.5*[.JR12]*(([.JR6]-[.JQ6])/([.JR1]-[.JQ1]))^2" office:value-type="float" office:value="0.00000275195595056241" calcext:value-type="float">
            <text:p>2.75195595056241E-06</text:p>
          </table:table-cell>
          <table:table-cell table:formula="of:=0.5*[.JS12]*(([.JS6]-[.JR6])/([.JS1]-[.JR1]))^2" office:value-type="float" office:value="0.00000306313705841413" calcext:value-type="float">
            <text:p>3.06313705841413E-06</text:p>
          </table:table-cell>
          <table:table-cell table:formula="of:=0.5*[.JT12]*(([.JT6]-[.JS6])/([.JT1]-[.JS1]))^2" office:value-type="float" office:value="0.000000183312275597594" calcext:value-type="float">
            <text:p>1.83312275597594E-07</text:p>
          </table:table-cell>
          <table:table-cell table:formula="of:=0.5*[.JU12]*(([.JU6]-[.JT6])/([.JU1]-[.JT1]))^2" office:value-type="float" office:value="0.00000108528123449486" calcext:value-type="float">
            <text:p>1.08528123449486E-06</text:p>
          </table:table-cell>
          <table:table-cell table:formula="of:=0.5*[.JV12]*(([.JV6]-[.JU6])/([.JV1]-[.JU1]))^2" office:value-type="float" office:value="0.000000381531502918643" calcext:value-type="float">
            <text:p>3.81531502918643E-07</text:p>
          </table:table-cell>
          <table:table-cell table:formula="of:=0.5*[.JW12]*(([.JW6]-[.JV6])/([.JW1]-[.JV1]))^2" office:value-type="float" office:value="0.000000431476544529452" calcext:value-type="float">
            <text:p>4.31476544529452E-07</text:p>
          </table:table-cell>
          <table:table-cell table:formula="of:=0.5*[.JX12]*(([.JX6]-[.JW6])/([.JX1]-[.JW1]))^2" office:value-type="float" office:value="0.00000112244600708535" calcext:value-type="float">
            <text:p>1.12244600708535E-06</text:p>
          </table:table-cell>
          <table:table-cell table:formula="of:=0.5*[.JY12]*(([.JY6]-[.JX6])/([.JY1]-[.JX1]))^2" office:value-type="float" office:value="0.000000174742694223964" calcext:value-type="float">
            <text:p>1.74742694223964E-07</text:p>
          </table:table-cell>
          <table:table-cell table:formula="of:=0.5*[.JZ12]*(([.JZ6]-[.JY6])/([.JZ1]-[.JY1]))^2" office:value-type="float" office:value="0.000000000133276473043229" calcext:value-type="float">
            <text:p>1.33276473043229E-10</text:p>
          </table:table-cell>
          <table:table-cell table:formula="of:=0.5*[.KA12]*(([.KA6]-[.JZ6])/([.KA1]-[.JZ1]))^2" office:value-type="float" office:value="0.000000687292918547006" calcext:value-type="float">
            <text:p>6.87292918547006E-07</text:p>
          </table:table-cell>
          <table:table-cell table:formula="of:=0.5*[.KB12]*(([.KB6]-[.KA6])/([.KB1]-[.KA1]))^2" office:value-type="float" office:value="0.000000144676172651136" calcext:value-type="float">
            <text:p>1.44676172651136E-07</text:p>
          </table:table-cell>
          <table:table-cell table:formula="of:=0.5*[.KC12]*(([.KC6]-[.KB6])/([.KC1]-[.KB1]))^2" office:value-type="float" office:value="0.000000260419295497272" calcext:value-type="float">
            <text:p>2.60419295497272E-07</text:p>
          </table:table-cell>
          <table:table-cell table:formula="of:=0.5*[.KD12]*(([.KD6]-[.KC6])/([.KD1]-[.KC1]))^2" office:value-type="float" office:value="0.0000138896227122748" calcext:value-type="float">
            <text:p>1.38896227122748E-05</text:p>
          </table:table-cell>
          <table:table-cell table:formula="of:=0.5*[.KE12]*(([.KE6]-[.KD6])/([.KE1]-[.KD1]))^2" office:value-type="float" office:value="0.0000014689942865847" calcext:value-type="float">
            <text:p>1.4689942865847E-06</text:p>
          </table:table-cell>
          <table:table-cell table:formula="of:=0.5*[.KF12]*(([.KF6]-[.KE6])/([.KF1]-[.KE1]))^2" office:value-type="float" office:value="0.00000000162674743855388" calcext:value-type="float">
            <text:p>1.62674743855388E-09</text:p>
          </table:table-cell>
          <table:table-cell table:formula="of:=0.5*[.KG12]*(([.KG6]-[.KF6])/([.KG1]-[.KF1]))^2" office:value-type="float" office:value="0.000000763808323367743" calcext:value-type="float">
            <text:p>7.63808323367743E-07</text:p>
          </table:table-cell>
          <table:table-cell table:formula="of:=0.5*[.KH12]*(([.KH6]-[.KG6])/([.KH1]-[.KG1]))^2" office:value-type="float" office:value="0.000000853931755957618" calcext:value-type="float">
            <text:p>8.53931755957618E-07</text:p>
          </table:table-cell>
          <table:table-cell table:formula="of:=0.5*[.KI12]*(([.KI6]-[.KH6])/([.KI1]-[.KH1]))^2" office:value-type="float" office:value="0.000000213332108589412" calcext:value-type="float">
            <text:p>2.13332108589412E-07</text:p>
          </table:table-cell>
          <table:table-cell table:formula="of:=0.5*[.KJ12]*(([.KJ6]-[.KI6])/([.KJ1]-[.KI1]))^2" office:value-type="float" office:value="0.00000021383532302791" calcext:value-type="float">
            <text:p>2.1383532302791E-07</text:p>
          </table:table-cell>
          <table:table-cell table:formula="of:=0.5*[.KK12]*(([.KK6]-[.KJ6])/([.KK1]-[.KJ1]))^2" office:value-type="float" office:value="0.0000000948223977963364" calcext:value-type="float">
            <text:p>9.48223977963364E-08</text:p>
          </table:table-cell>
          <table:table-cell table:formula="of:=0.5*[.KL12]*(([.KL6]-[.KK6])/([.KL1]-[.KK1]))^2" office:value-type="float" office:value="0.0000000638941385965799" calcext:value-type="float">
            <text:p>6.38941385965799E-08</text:p>
          </table:table-cell>
          <table:table-cell table:formula="of:=0.5*[.KM12]*(([.KM6]-[.KL6])/([.KM1]-[.KL1]))^2" office:value-type="float" office:value="0.000000453114694618015" calcext:value-type="float">
            <text:p>4.53114694618015E-07</text:p>
          </table:table-cell>
          <table:table-cell table:formula="of:=0.5*[.KN12]*(([.KN6]-[.KM6])/([.KN1]-[.KM1]))^2" office:value-type="float" office:value="0.00000116689067488584" calcext:value-type="float">
            <text:p>1.16689067488584E-06</text:p>
          </table:table-cell>
          <table:table-cell table:formula="of:=0.5*[.KO12]*(([.KO6]-[.KN6])/([.KO1]-[.KN1]))^2" office:value-type="float" office:value="0.000000450183160281093" calcext:value-type="float">
            <text:p>4.50183160281093E-07</text:p>
          </table:table-cell>
          <table:table-cell table:formula="of:=0.5*[.KP12]*(([.KP6]-[.KO6])/([.KP1]-[.KO1]))^2" office:value-type="float" office:value="0.000000017142780707583" calcext:value-type="float">
            <text:p>1.7142780707583E-08</text:p>
          </table:table-cell>
          <table:table-cell table:formula="of:=0.5*[.KQ12]*(([.KQ6]-[.KP6])/([.KQ1]-[.KP1]))^2" office:value-type="float" office:value="0.0000029149552801125" calcext:value-type="float">
            <text:p>2.9149552801125E-06</text:p>
          </table:table-cell>
          <table:table-cell table:formula="of:=0.5*[.KR12]*(([.KR6]-[.KQ6])/([.KR1]-[.KQ1]))^2" office:value-type="float" office:value="0.00000121427038541855" calcext:value-type="float">
            <text:p>1.21427038541855E-06</text:p>
          </table:table-cell>
          <table:table-cell table:formula="of:=0.5*[.KS12]*(([.KS6]-[.KR6])/([.KS1]-[.KR1]))^2" office:value-type="float" office:value="0.00000096951561319594" calcext:value-type="float">
            <text:p>9.6951561319594E-07</text:p>
          </table:table-cell>
          <table:table-cell table:formula="of:=0.5*[.KT12]*(([.KT6]-[.KS6])/([.KT1]-[.KS1]))^2" office:value-type="float" office:value="0.00000029355952609421" calcext:value-type="float">
            <text:p>2.9355952609421E-07</text:p>
          </table:table-cell>
          <table:table-cell table:formula="of:=0.5*[.KU12]*(([.KU6]-[.KT6])/([.KU1]-[.KT1]))^2" office:value-type="float" office:value="0.00000127646821651325" calcext:value-type="float">
            <text:p>1.27646821651325E-06</text:p>
          </table:table-cell>
          <table:table-cell table:formula="of:=0.5*[.KV12]*(([.KV6]-[.KU6])/([.KV1]-[.KU1]))^2" office:value-type="float" office:value="0.000000166656829500606" calcext:value-type="float">
            <text:p>1.66656829500606E-07</text:p>
          </table:table-cell>
          <table:table-cell table:formula="of:=0.5*[.KW12]*(([.KW6]-[.KV6])/([.KW1]-[.KV1]))^2" office:value-type="float" office:value="0.000000053810886443605" calcext:value-type="float">
            <text:p>5.3810886443605E-08</text:p>
          </table:table-cell>
          <table:table-cell table:formula="of:=0.5*[.KX12]*(([.KX6]-[.KW6])/([.KX1]-[.KW1]))^2" office:value-type="float" office:value="0.00000173733032569808" calcext:value-type="float">
            <text:p>1.73733032569808E-06</text:p>
          </table:table-cell>
          <table:table-cell table:formula="of:=0.5*[.KY12]*(([.KY6]-[.KX6])/([.KY1]-[.KX1]))^2" office:value-type="float" office:value="0.000000747768285617419" calcext:value-type="float">
            <text:p>7.47768285617419E-07</text:p>
          </table:table-cell>
          <table:table-cell table:formula="of:=0.5*[.KZ12]*(([.KZ6]-[.KY6])/([.KZ1]-[.KY1]))^2" office:value-type="float" office:value="0.000000441505072317557" calcext:value-type="float">
            <text:p>4.41505072317557E-07</text:p>
          </table:table-cell>
          <table:table-cell table:formula="of:=0.5*[.LA12]*(([.LA6]-[.KZ6])/([.LA1]-[.KZ1]))^2" office:value-type="float" office:value="0.000000138001942450911" calcext:value-type="float">
            <text:p>1.38001942450911E-07</text:p>
          </table:table-cell>
          <table:table-cell table:formula="of:=0.5*[.LB12]*(([.LB6]-[.LA6])/([.LB1]-[.LA1]))^2" office:value-type="float" office:value="0.000000389165691763699" calcext:value-type="float">
            <text:p>3.89165691763699E-07</text:p>
          </table:table-cell>
          <table:table-cell table:formula="of:=0.5*[.LC12]*(([.LC6]-[.LB6])/([.LC1]-[.LB1]))^2" office:value-type="float" office:value="0.000000118865395859984" calcext:value-type="float">
            <text:p>1.18865395859984E-07</text:p>
          </table:table-cell>
          <table:table-cell table:formula="of:=0.5*[.LD12]*(([.LD6]-[.LC6])/([.LD1]-[.LC1]))^2" office:value-type="float" office:value="0.0000000482049670685028" calcext:value-type="float">
            <text:p>4.82049670685028E-08</text:p>
          </table:table-cell>
          <table:table-cell table:formula="of:=0.5*[.LE12]*(([.LE6]-[.LD6])/([.LE1]-[.LD1]))^2" office:value-type="float" office:value="0.000000546340327835831" calcext:value-type="float">
            <text:p>5.46340327835831E-07</text:p>
          </table:table-cell>
          <table:table-cell table:formula="of:=0.5*[.LF12]*(([.LF6]-[.LE6])/([.LF1]-[.LE1]))^2" office:value-type="float" office:value="0.000000403699684281902" calcext:value-type="float">
            <text:p>4.03699684281902E-07</text:p>
          </table:table-cell>
          <table:table-cell table:formula="of:=0.5*[.LG12]*(([.LG6]-[.LF6])/([.LG1]-[.LF1]))^2" office:value-type="float" office:value="0.000000257012539978906" calcext:value-type="float">
            <text:p>2.57012539978906E-07</text:p>
          </table:table-cell>
          <table:table-cell table:formula="of:=0.5*[.LH12]*(([.LH6]-[.LG6])/([.LH1]-[.LG1]))^2" office:value-type="float" office:value="0.00000122093350831749" calcext:value-type="float">
            <text:p>1.22093350831749E-06</text:p>
          </table:table-cell>
          <table:table-cell table:formula="of:=0.5*[.LI12]*(([.LI6]-[.LH6])/([.LI1]-[.LH1]))^2" office:value-type="float" office:value="0.00000000935030793146767" calcext:value-type="float">
            <text:p>9.35030793146767E-09</text:p>
          </table:table-cell>
          <table:table-cell table:formula="of:=0.5*[.LJ12]*(([.LJ6]-[.LI6])/([.LJ1]-[.LI1]))^2" office:value-type="float" office:value="0.000000987713721476231" calcext:value-type="float">
            <text:p>9.87713721476231E-07</text:p>
          </table:table-cell>
          <table:table-cell table:formula="of:=0.5*[.LK12]*(([.LK6]-[.LJ6])/([.LK1]-[.LJ1]))^2" office:value-type="float" office:value="0.00000174206089979504" calcext:value-type="float">
            <text:p>1.74206089979504E-06</text:p>
          </table:table-cell>
          <table:table-cell table:formula="of:=0.5*[.LL12]*(([.LL6]-[.LK6])/([.LL1]-[.LK1]))^2" office:value-type="float" office:value="0.0000000116278552706916" calcext:value-type="float">
            <text:p>1.16278552706916E-08</text:p>
          </table:table-cell>
          <table:table-cell table:formula="of:=0.5*[.LM12]*(([.LM6]-[.LL6])/([.LM1]-[.LL1]))^2" office:value-type="float" office:value="0.000000183557946062681" calcext:value-type="float">
            <text:p>1.83557946062681E-07</text:p>
          </table:table-cell>
          <table:table-cell table:formula="of:=0.5*[.LN12]*(([.LN6]-[.LM6])/([.LN1]-[.LM1]))^2" office:value-type="float" office:value="0.000000475586531689876" calcext:value-type="float">
            <text:p>4.75586531689876E-07</text:p>
          </table:table-cell>
          <table:table-cell table:formula="of:=0.5*[.LO12]*(([.LO6]-[.LN6])/([.LO1]-[.LN1]))^2" office:value-type="float" office:value="0.000000310733759117778" calcext:value-type="float">
            <text:p>3.10733759117778E-07</text:p>
          </table:table-cell>
          <table:table-cell table:formula="of:=0.5*[.LP12]*(([.LP6]-[.LO6])/([.LP1]-[.LO1]))^2" office:value-type="float" office:value="0.000000218496233422239" calcext:value-type="float">
            <text:p>2.18496233422239E-07</text:p>
          </table:table-cell>
          <table:table-cell table:formula="of:=0.5*[.LQ12]*(([.LQ6]-[.LP6])/([.LQ1]-[.LP1]))^2" office:value-type="float" office:value="0.000000331032311677711" calcext:value-type="float">
            <text:p>3.31032311677711E-07</text:p>
          </table:table-cell>
          <table:table-cell table:formula="of:=0.5*[.LR12]*(([.LR6]-[.LQ6])/([.LR1]-[.LQ1]))^2" office:value-type="float" office:value="0.000000259458292415105" calcext:value-type="float">
            <text:p>2.59458292415105E-07</text:p>
          </table:table-cell>
          <table:table-cell table:formula="of:=0.5*[.LS12]*(([.LS6]-[.LR6])/([.LS1]-[.LR1]))^2" office:value-type="float" office:value="0.00000499187539584748" calcext:value-type="float">
            <text:p>4.99187539584748E-06</text:p>
          </table:table-cell>
          <table:table-cell table:formula="of:=0.5*[.LT12]*(([.LT6]-[.LS6])/([.LT1]-[.LS1]))^2" office:value-type="float" office:value="0.00000300641834740978" calcext:value-type="float">
            <text:p>3.00641834740978E-06</text:p>
          </table:table-cell>
          <table:table-cell table:formula="of:=0.5*[.LU12]*(([.LU6]-[.LT6])/([.LU1]-[.LT1]))^2" office:value-type="float" office:value="0.00000114817340535119" calcext:value-type="float">
            <text:p>1.14817340535119E-06</text:p>
          </table:table-cell>
          <table:table-cell table:formula="of:=0.5*[.LV12]*(([.LV6]-[.LU6])/([.LV1]-[.LU1]))^2" office:value-type="float" office:value="0.000000402726210085119" calcext:value-type="float">
            <text:p>4.02726210085119E-07</text:p>
          </table:table-cell>
          <table:table-cell table:formula="of:=0.5*[.LW12]*(([.LW6]-[.LV6])/([.LW1]-[.LV1]))^2" office:value-type="float" office:value="0.00000000172556255498658" calcext:value-type="float">
            <text:p>1.72556255498658E-09</text:p>
          </table:table-cell>
          <table:table-cell table:formula="of:=0.5*[.LX12]*(([.LX6]-[.LW6])/([.LX1]-[.LW1]))^2" office:value-type="float" office:value="0.000000248907241719617" calcext:value-type="float">
            <text:p>2.48907241719617E-07</text:p>
          </table:table-cell>
          <table:table-cell table:formula="of:=0.5*[.LY12]*(([.LY6]-[.LX6])/([.LY1]-[.LX1]))^2" office:value-type="float" office:value="0.000000195278819903215" calcext:value-type="float">
            <text:p>1.95278819903215E-07</text:p>
          </table:table-cell>
          <table:table-cell table:formula="of:=0.5*[.LZ12]*(([.LZ6]-[.LY6])/([.LZ1]-[.LY1]))^2" office:value-type="float" office:value="0.00000052619221291432" calcext:value-type="float">
            <text:p>5.2619221291432E-07</text:p>
          </table:table-cell>
          <table:table-cell table:formula="of:=0.5*[.MA12]*(([.MA6]-[.LZ6])/([.MA1]-[.LZ1]))^2" office:value-type="float" office:value="0.0000000041658603111384" calcext:value-type="float">
            <text:p>4.1658603111384E-09</text:p>
          </table:table-cell>
          <table:table-cell table:formula="of:=0.5*[.MB12]*(([.MB6]-[.MA6])/([.MB1]-[.MA1]))^2" office:value-type="float" office:value="0.0000000102933834638509" calcext:value-type="float">
            <text:p>1.02933834638509E-08</text:p>
          </table:table-cell>
          <table:table-cell table:formula="of:=0.5*[.MC12]*(([.MC6]-[.MB6])/([.MC1]-[.MB1]))^2" office:value-type="float" office:value="0.000000350949674935414" calcext:value-type="float">
            <text:p>3.50949674935414E-07</text:p>
          </table:table-cell>
          <table:table-cell table:formula="of:=0.5*[.MD12]*(([.MD6]-[.MC6])/([.MD1]-[.MC1]))^2" office:value-type="float" office:value="0.0000000958274520867808" calcext:value-type="float">
            <text:p>9.58274520867808E-08</text:p>
          </table:table-cell>
          <table:table-cell table:formula="of:=0.5*[.ME12]*(([.ME6]-[.MD6])/([.ME1]-[.MD1]))^2" office:value-type="float" office:value="0.000000397097084576071" calcext:value-type="float">
            <text:p>3.97097084576071E-07</text:p>
          </table:table-cell>
          <table:table-cell table:formula="of:=0.5*[.MF12]*(([.MF6]-[.ME6])/([.MF1]-[.ME1]))^2" office:value-type="float" office:value="0.0000000225248531004966" calcext:value-type="float">
            <text:p>2.25248531004966E-08</text:p>
          </table:table-cell>
          <table:table-cell table:formula="of:=0.5*[.MG12]*(([.MG6]-[.MF6])/([.MG1]-[.MF1]))^2" office:value-type="float" office:value="0.000000450443510377123" calcext:value-type="float">
            <text:p>4.50443510377123E-07</text:p>
          </table:table-cell>
          <table:table-cell table:formula="of:=0.5*[.MH12]*(([.MH6]-[.MG6])/([.MH1]-[.MG1]))^2" office:value-type="float" office:value="0.000000107270601683889" calcext:value-type="float">
            <text:p>1.07270601683889E-07</text:p>
          </table:table-cell>
          <table:table-cell table:formula="of:=0.5*[.MI12]*(([.MI6]-[.MH6])/([.MI1]-[.MH1]))^2" office:value-type="float" office:value="0.000000027370254314358" calcext:value-type="float">
            <text:p>2.7370254314358E-08</text:p>
          </table:table-cell>
          <table:table-cell table:formula="of:=0.5*[.MJ12]*(([.MJ6]-[.MI6])/([.MJ1]-[.MI1]))^2" office:value-type="float" office:value="0.00000214017209807576" calcext:value-type="float">
            <text:p>2.14017209807576E-06</text:p>
          </table:table-cell>
          <table:table-cell table:formula="of:=0.5*[.MK12]*(([.MK6]-[.MJ6])/([.MK1]-[.MJ1]))^2" office:value-type="float" office:value="0.0000020222023484907" calcext:value-type="float">
            <text:p>2.0222023484907E-06</text:p>
          </table:table-cell>
          <table:table-cell table:formula="of:=0.5*[.ML12]*(([.ML6]-[.MK6])/([.ML1]-[.MK1]))^2" office:value-type="float" office:value="0.0000000800604301851933" calcext:value-type="float">
            <text:p>8.00604301851933E-08</text:p>
          </table:table-cell>
          <table:table-cell table:formula="of:=0.5*[.MM12]*(([.MM6]-[.ML6])/([.MM1]-[.ML1]))^2" office:value-type="float" office:value="0.00000419973458517031" calcext:value-type="float">
            <text:p>4.19973458517031E-06</text:p>
          </table:table-cell>
          <table:table-cell table:formula="of:=0.5*[.MN12]*(([.MN6]-[.MM6])/([.MN1]-[.MM1]))^2" office:value-type="float" office:value="0.00000675842502055361" calcext:value-type="float">
            <text:p>6.75842502055361E-06</text:p>
          </table:table-cell>
          <table:table-cell table:formula="of:=0.5*[.MO12]*(([.MO6]-[.MN6])/([.MO1]-[.MN1]))^2" office:value-type="float" office:value="0.0000000000248671998955586" calcext:value-type="float">
            <text:p>2.48671998955586E-11</text:p>
          </table:table-cell>
          <table:table-cell table:formula="of:=0.5*[.MP12]*(([.MP6]-[.MO6])/([.MP1]-[.MO1]))^2" office:value-type="float" office:value="0.0000000465561155387778" calcext:value-type="float">
            <text:p>4.65561155387778E-08</text:p>
          </table:table-cell>
          <table:table-cell table:formula="of:=0.5*[.MQ12]*(([.MQ6]-[.MP6])/([.MQ1]-[.MP1]))^2" office:value-type="float" office:value="0.000000228682159552985" calcext:value-type="float">
            <text:p>2.28682159552985E-07</text:p>
          </table:table-cell>
          <table:table-cell table:formula="of:=0.5*[.MR12]*(([.MR6]-[.MQ6])/([.MR1]-[.MQ1]))^2" office:value-type="float" office:value="0.00000133133378654509" calcext:value-type="float">
            <text:p>1.33133378654509E-06</text:p>
          </table:table-cell>
          <table:table-cell table:formula="of:=0.5*[.MS12]*(([.MS6]-[.MR6])/([.MS1]-[.MR1]))^2" office:value-type="float" office:value="0.000000439097974592225" calcext:value-type="float">
            <text:p>4.39097974592225E-07</text:p>
          </table:table-cell>
          <table:table-cell table:formula="of:=0.5*[.MT12]*(([.MT6]-[.MS6])/([.MT1]-[.MS1]))^2" office:value-type="float" office:value="0.000000422800714148271" calcext:value-type="float">
            <text:p>4.22800714148271E-07</text:p>
          </table:table-cell>
          <table:table-cell table:formula="of:=0.5*[.MU12]*(([.MU6]-[.MT6])/([.MU1]-[.MT1]))^2" office:value-type="float" office:value="0.00000198388332867337" calcext:value-type="float">
            <text:p>1.98388332867337E-06</text:p>
          </table:table-cell>
          <table:table-cell table:formula="of:=0.5*[.MV12]*(([.MV6]-[.MU6])/([.MV1]-[.MU1]))^2" office:value-type="float" office:value="0.00000248584496051356" calcext:value-type="float">
            <text:p>2.48584496051356E-06</text:p>
          </table:table-cell>
          <table:table-cell table:formula="of:=0.5*[.MW12]*(([.MW6]-[.MV6])/([.MW1]-[.MV1]))^2" office:value-type="float" office:value="0.000000235572597255126" calcext:value-type="float">
            <text:p>2.35572597255126E-07</text:p>
          </table:table-cell>
          <table:table-cell table:formula="of:=0.5*[.MX12]*(([.MX6]-[.MW6])/([.MX1]-[.MW1]))^2" office:value-type="float" office:value="0.0000000232516178163479" calcext:value-type="float">
            <text:p>2.32516178163479E-08</text:p>
          </table:table-cell>
          <table:table-cell table:formula="of:=0.5*[.MY12]*(([.MY6]-[.MX6])/([.MY1]-[.MX1]))^2" office:value-type="float" office:value="0.000000372480091545159" calcext:value-type="float">
            <text:p>3.72480091545159E-07</text:p>
          </table:table-cell>
          <table:table-cell table:formula="of:=0.5*[.MZ12]*(([.MZ6]-[.MY6])/([.MZ1]-[.MY1]))^2" office:value-type="float" office:value="0.000320408235119542" calcext:value-type="float">
            <text:p>0.00032040823512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Y13])" office:value-type="float" office:value="2.29197272410081" calcext:value-type="float">
            <text:p>2.29197272410081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Y14])" office:value-type="float" office:value="3.7380017805604" calcext:value-type="float">
            <text:p>3.7380017805604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02997450466121" calcext:value-type="float">
            <text:p>6.02997450466121</text:p>
          </table:table-cell>
          <table:table-cell table:formula="of:=[.B17]+[.C9]" office:value-type="float" office:value="19.1821357552693" calcext:value-type="float">
            <text:p>19.1821357552693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4:57.291476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5:10.061884823</dc:date>
    <meta:editing-duration>PT4M44S</meta:editing-duration>
    <meta:editing-cycles>5</meta:editing-cycles>
    <meta:generator>LibreOffice/6.4.7.2$Linux_X86_64 LibreOffice_project/40$Build-2</meta:generator>
    <meta:document-statistic meta:table-count="1" meta:cell-count="42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626cm" svg:height="14.428cm" xlink:href=".." xlink:type="simple" chart:class="chart:scatter" chart:row-mapping="0 1" chart:style-name="ch1">
        <chart:legend chart:legend-position="end" svg:x="22.351cm" svg:y="6.666cm" style:legend-expansion="high" chart:style-name="ch2"/>
        <chart:plot-area chart:style-name="ch3" table:cell-range-address="tfoot3.B1:tfoot3.MY1 tfoot3.A6:tfoot3.MY6 tfoot3.A8:tfoot3.MY8" chart:data-source-has-labels="both" svg:x="0.512cm" svg:y="0.288cm" svg:width="21.327cm" svg:height="13.852cm">
          <chartooo:coordinate-region svg:x="1.53cm" svg:y="0.488cm" svg:width="20.122cm" svg:height="13.453cm"/>
          <chart:axis chart:dimension="x" chart:name="primary-x" chart:style-name="ch4" chartooo:axis-type="auto">
            <chart:categories table:cell-range-address="tfoot3.B1:tfoot3.MY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3.B6:tfoot3.MY6" chart:label-cell-address="tfoot3.A6:tfoot3.A6" chart:class="chart:scatter">
            <chart:domain table:cell-range-address="tfoot3.B1:tfoot3.MY1"/>
            <chart:data-point chart:repeated="362"/>
          </chart:series>
          <chart:series chart:style-name="ch7" chart:values-cell-range-address="tfoot3.B8:tfoot3.MY8" chart:label-cell-address="tfoot3.A8:tfoot3.A8" chart:class="chart:scatter">
            <chart:data-point chart:repeated="3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3.B1:tfoot3.MY1</svg:desc>
                </draw:g>
              </table:table-cell>
              <table:table-cell office:value-type="float" office:value="0.0667150020599365">
                <text:p>0.0667150020599365</text:p>
              </table:table-cell>
              <table:table-cell office:value-type="float" office:value="0.100072383880615">
                <text:p>0.100072383880615</text:p>
              </table:table-cell>
              <table:table-cell office:value-type="float" office:value="0.133429765701294">
                <text:p>0.133429765701294</text:p>
              </table:table-cell>
              <table:table-cell office:value-type="float" office:value="0.20014500617981">
                <text:p>0.20014500617981</text:p>
              </table:table-cell>
              <table:table-cell office:value-type="float" office:value="0.233502388000488">
                <text:p>0.233502388000488</text:p>
              </table:table-cell>
              <table:table-cell office:value-type="float" office:value="0.300217390060425">
                <text:p>0.300217390060425</text:p>
              </table:table-cell>
              <table:table-cell office:value-type="float" office:value="0.333574771881104">
                <text:p>0.333574771881104</text:p>
              </table:table-cell>
              <table:table-cell office:value-type="float" office:value="0.36693263053894">
                <text:p>0.36693263053894</text:p>
              </table:table-cell>
              <table:table-cell office:value-type="float" office:value="0.43364691734314">
                <text:p>0.43364691734314</text:p>
              </table:table-cell>
              <table:table-cell office:value-type="float" office:value="0.46700382232666">
                <text:p>0.46700382232666</text:p>
              </table:table-cell>
              <table:table-cell office:value-type="float" office:value="0.500360727310181">
                <text:p>0.500360727310181</text:p>
              </table:table-cell>
              <table:table-cell office:value-type="float" office:value="0.567074537277222">
                <text:p>0.567074537277222</text:p>
              </table:table-cell>
              <table:table-cell office:value-type="float" office:value="0.600431680679321">
                <text:p>0.600431680679321</text:p>
              </table:table-cell>
              <table:table-cell office:value-type="float" office:value="0.633788585662842">
                <text:p>0.633788585662842</text:p>
              </table:table-cell>
              <table:table-cell office:value-type="float" office:value="0.667145490646362">
                <text:p>0.667145490646362</text:p>
              </table:table-cell>
              <table:table-cell office:value-type="float" office:value="0.733859300613403">
                <text:p>0.733859300613403</text:p>
              </table:table-cell>
              <table:table-cell office:value-type="float" office:value="0.767216205596924">
                <text:p>0.767216205596924</text:p>
              </table:table-cell>
              <table:table-cell office:value-type="float" office:value="0.833930015563965">
                <text:p>0.833930015563965</text:p>
              </table:table-cell>
              <table:table-cell office:value-type="float" office:value="0.900644063949585">
                <text:p>0.900644063949585</text:p>
              </table:table-cell>
              <table:table-cell office:value-type="float" office:value="0.934000968933106">
                <text:p>0.934000968933106</text:p>
              </table:table-cell>
              <table:table-cell office:value-type="float" office:value="1.00071477890015">
                <text:p>1.00071477890015</text:p>
              </table:table-cell>
              <table:table-cell office:value-type="float" office:value="1.06742882728577">
                <text:p>1.06742882728577</text:p>
              </table:table-cell>
              <table:table-cell office:value-type="float" office:value="1.13414263725281">
                <text:p>1.13414263725281</text:p>
              </table:table-cell>
              <table:table-cell office:value-type="float" office:value="1.20085668563843">
                <text:p>1.20085668563843</text:p>
              </table:table-cell>
              <table:table-cell office:value-type="float" office:value="1.23421359062195">
                <text:p>1.23421359062195</text:p>
              </table:table-cell>
              <table:table-cell office:value-type="float" office:value="1.30092763900757">
                <text:p>1.30092763900757</text:p>
              </table:table-cell>
              <table:table-cell office:value-type="float" office:value="1.33428454399109">
                <text:p>1.33428454399109</text:p>
              </table:table-cell>
              <table:table-cell office:value-type="float" office:value="1.36764144897461">
                <text:p>1.36764144897461</text:p>
              </table:table-cell>
              <table:table-cell office:value-type="float" office:value="1.43435645103455">
                <text:p>1.43435645103455</text:p>
              </table:table-cell>
              <table:table-cell office:value-type="float" office:value="1.46771430969238">
                <text:p>1.46771430969238</text:p>
              </table:table-cell>
              <table:table-cell office:value-type="float" office:value="1.60114622116089">
                <text:p>1.60114622116089</text:p>
              </table:table-cell>
              <table:table-cell office:value-type="float" office:value="1.63450407981873">
                <text:p>1.63450407981873</text:p>
              </table:table-cell>
              <table:table-cell office:value-type="float" office:value="1.66786217689514">
                <text:p>1.66786217689514</text:p>
              </table:table-cell>
              <table:table-cell office:value-type="float" office:value="1.73457813262939">
                <text:p>1.73457813262939</text:p>
              </table:table-cell>
              <table:table-cell office:value-type="float" office:value="1.76793599128723">
                <text:p>1.76793599128723</text:p>
              </table:table-cell>
              <table:table-cell office:value-type="float" office:value="1.83465170860291">
                <text:p>1.83465170860291</text:p>
              </table:table-cell>
              <table:table-cell office:value-type="float" office:value="1.86800980567932">
                <text:p>1.86800980567932</text:p>
              </table:table-cell>
              <table:table-cell office:value-type="float" office:value="1.93472576141357">
                <text:p>1.93472576141357</text:p>
              </table:table-cell>
              <table:table-cell office:value-type="float" office:value="2.00144147872925">
                <text:p>2.00144147872925</text:p>
              </table:table-cell>
              <table:table-cell office:value-type="float" office:value="2.0681574344635">
                <text:p>2.0681574344635</text:p>
              </table:table-cell>
              <table:table-cell office:value-type="float" office:value="2.13487315177917">
                <text:p>2.13487315177917</text:p>
              </table:table-cell>
              <table:table-cell office:value-type="float" office:value="2.20158934593201">
                <text:p>2.20158934593201</text:p>
              </table:table-cell>
              <table:table-cell office:value-type="float" office:value="2.23494720458984">
                <text:p>2.23494720458984</text:p>
              </table:table-cell>
              <table:table-cell office:value-type="float" office:value="2.26830506324768">
                <text:p>2.26830506324768</text:p>
              </table:table-cell>
              <table:table-cell office:value-type="float" office:value="2.33502101898193">
                <text:p>2.33502101898193</text:p>
              </table:table-cell>
              <table:table-cell office:value-type="float" office:value="2.40173673629761">
                <text:p>2.40173673629761</text:p>
              </table:table-cell>
              <table:table-cell office:value-type="float" office:value="2.50180625915527">
                <text:p>2.50180625915527</text:p>
              </table:table-cell>
              <table:table-cell office:value-type="float" office:value="2.568519115448">
                <text:p>2.568519115448</text:p>
              </table:table-cell>
              <table:table-cell office:value-type="float" office:value="2.6352322101593">
                <text:p>2.6352322101593</text:p>
              </table:table-cell>
              <table:table-cell office:value-type="float" office:value="2.70194506645203">
                <text:p>2.70194506645203</text:p>
              </table:table-cell>
              <table:table-cell office:value-type="float" office:value="2.73530149459839">
                <text:p>2.73530149459839</text:p>
              </table:table-cell>
              <table:table-cell office:value-type="float" office:value="2.80201411247253">
                <text:p>2.80201411247253</text:p>
              </table:table-cell>
              <table:table-cell office:value-type="float" office:value="2.8353705406189">
                <text:p>2.8353705406189</text:p>
              </table:table-cell>
              <table:table-cell office:value-type="float" office:value="3.00215220451355">
                <text:p>3.00215220451355</text:p>
              </table:table-cell>
              <table:table-cell office:value-type="float" office:value="3.0688648223877">
                <text:p>3.0688648223877</text:p>
              </table:table-cell>
              <table:table-cell office:value-type="float" office:value="3.10222125053406">
                <text:p>3.10222125053406</text:p>
              </table:table-cell>
              <table:table-cell office:value-type="float" office:value="3.13557767868042">
                <text:p>3.13557767868042</text:p>
              </table:table-cell>
              <table:table-cell office:value-type="float" office:value="3.20229029655457">
                <text:p>3.20229029655457</text:p>
              </table:table-cell>
              <table:table-cell office:value-type="float" office:value="3.26900267601013">
                <text:p>3.26900267601013</text:p>
              </table:table-cell>
              <table:table-cell office:value-type="float" office:value="3.33571529388428">
                <text:p>3.33571529388428</text:p>
              </table:table-cell>
              <table:table-cell office:value-type="float" office:value="3.40242767333984">
                <text:p>3.40242767333984</text:p>
              </table:table-cell>
              <table:table-cell office:value-type="float" office:value="3.46914076805115">
                <text:p>3.46914076805115</text:p>
              </table:table-cell>
              <table:table-cell office:value-type="float" office:value="3.50249719619751">
                <text:p>3.50249719619751</text:p>
              </table:table-cell>
              <table:table-cell office:value-type="float" office:value="3.53585386276245">
                <text:p>3.53585386276245</text:p>
              </table:table-cell>
              <table:table-cell office:value-type="float" office:value="3.60256671905518">
                <text:p>3.60256671905518</text:p>
              </table:table-cell>
              <table:table-cell office:value-type="float" office:value="3.66928005218506">
                <text:p>3.66928005218506</text:p>
              </table:table-cell>
              <table:table-cell office:value-type="float" office:value="3.70263648033142">
                <text:p>3.70263648033142</text:p>
              </table:table-cell>
              <table:table-cell office:value-type="float" office:value="3.80270600318909">
                <text:p>3.80270600318909</text:p>
              </table:table-cell>
              <table:table-cell office:value-type="float" office:value="3.83606243133545">
                <text:p>3.83606243133545</text:p>
              </table:table-cell>
              <table:table-cell office:value-type="float" office:value="3.93613171577454">
                <text:p>3.93613171577454</text:p>
              </table:table-cell>
              <table:table-cell office:value-type="float" office:value="4.00284457206726">
                <text:p>4.00284457206726</text:p>
              </table:table-cell>
              <table:table-cell office:value-type="float" office:value="4.03620100021362">
                <text:p>4.03620100021362</text:p>
              </table:table-cell>
              <table:table-cell office:value-type="float" office:value="4.06955742835999">
                <text:p>4.06955742835999</text:p>
              </table:table-cell>
              <table:table-cell office:value-type="float" office:value="4.13627028465271">
                <text:p>4.13627028465271</text:p>
              </table:table-cell>
              <table:table-cell office:value-type="float" office:value="4.2363395690918">
                <text:p>4.2363395690918</text:p>
              </table:table-cell>
              <table:table-cell office:value-type="float" office:value="4.30305218696594">
                <text:p>4.30305218696594</text:p>
              </table:table-cell>
              <table:table-cell office:value-type="float" office:value="4.36976504325867">
                <text:p>4.36976504325867</text:p>
              </table:table-cell>
              <table:table-cell office:value-type="float" office:value="4.46983504295349">
                <text:p>4.46983504295349</text:p>
              </table:table-cell>
              <table:table-cell office:value-type="float" office:value="4.53654909133911">
                <text:p>4.53654909133911</text:p>
              </table:table-cell>
              <table:table-cell office:value-type="float" office:value="4.60326290130615">
                <text:p>4.60326290130615</text:p>
              </table:table-cell>
              <table:table-cell office:value-type="float" office:value="4.63661980628967">
                <text:p>4.63661980628967</text:p>
              </table:table-cell>
              <table:table-cell office:value-type="float" office:value="4.70333337783814">
                <text:p>4.70333337783814</text:p>
              </table:table-cell>
              <table:table-cell office:value-type="float" office:value="4.77004718780518">
                <text:p>4.77004718780518</text:p>
              </table:table-cell>
              <table:table-cell office:value-type="float" office:value="4.80340433120728">
                <text:p>4.80340433120728</text:p>
              </table:table-cell>
              <table:table-cell office:value-type="float" office:value="4.93683171272278">
                <text:p>4.93683171272278</text:p>
              </table:table-cell>
              <table:table-cell office:value-type="float" office:value="5.03690242767334">
                <text:p>5.03690242767334</text:p>
              </table:table-cell>
              <table:table-cell office:value-type="float" office:value="5.10361623764038">
                <text:p>5.10361623764038</text:p>
              </table:table-cell>
              <table:table-cell office:value-type="float" office:value="5.17033004760742">
                <text:p>5.17033004760742</text:p>
              </table:table-cell>
              <table:table-cell office:value-type="float" office:value="5.20368695259094">
                <text:p>5.20368695259094</text:p>
              </table:table-cell>
              <table:table-cell office:value-type="float" office:value="5.27040076255798">
                <text:p>5.27040076255798</text:p>
              </table:table-cell>
              <table:table-cell office:value-type="float" office:value="5.33711433410645">
                <text:p>5.33711433410645</text:p>
              </table:table-cell>
              <table:table-cell office:value-type="float" office:value="5.40382838249207">
                <text:p>5.40382838249207</text:p>
              </table:table-cell>
              <table:table-cell office:value-type="float" office:value="5.53725290298462">
                <text:p>5.53725290298462</text:p>
              </table:table-cell>
              <table:table-cell office:value-type="float" office:value="5.5706090927124">
                <text:p>5.5706090927124</text:p>
              </table:table-cell>
              <table:table-cell office:value-type="float" office:value="5.63732123374939">
                <text:p>5.63732123374939</text:p>
              </table:table-cell>
              <table:table-cell office:value-type="float" office:value="5.70403361320496">
                <text:p>5.70403361320496</text:p>
              </table:table-cell>
              <table:table-cell office:value-type="float" office:value="5.87081384658814">
                <text:p>5.87081384658814</text:p>
              </table:table-cell>
              <table:table-cell office:value-type="float" office:value="5.97088170051575">
                <text:p>5.97088170051575</text:p>
              </table:table-cell>
              <table:table-cell office:value-type="float" office:value="6.00423765182495">
                <text:p>6.00423765182495</text:p>
              </table:table-cell>
              <table:table-cell office:value-type="float" office:value="6.13766145706177">
                <text:p>6.13766145706177</text:p>
              </table:table-cell>
              <table:table-cell office:value-type="float" office:value="6.20437335968018">
                <text:p>6.20437335968018</text:p>
              </table:table-cell>
              <table:table-cell office:value-type="float" office:value="6.2377290725708">
                <text:p>6.2377290725708</text:p>
              </table:table-cell>
              <table:table-cell office:value-type="float" office:value="6.30444097518921">
                <text:p>6.30444097518921</text:p>
              </table:table-cell>
              <table:table-cell office:value-type="float" office:value="6.37115263938904">
                <text:p>6.37115263938904</text:p>
              </table:table-cell>
              <table:table-cell office:value-type="float" office:value="6.4378662109375">
                <text:p>6.4378662109375</text:p>
              </table:table-cell>
              <table:table-cell office:value-type="float" office:value="6.47122406959534">
                <text:p>6.47122406959534</text:p>
              </table:table-cell>
              <table:table-cell office:value-type="float" office:value="6.5045816898346">
                <text:p>6.5045816898346</text:p>
              </table:table-cell>
              <table:table-cell office:value-type="float" office:value="6.57129693031311">
                <text:p>6.57129693031311</text:p>
              </table:table-cell>
              <table:table-cell office:value-type="float" office:value="6.63801264762878">
                <text:p>6.63801264762878</text:p>
              </table:table-cell>
              <table:table-cell office:value-type="float" office:value="6.77144384384155">
                <text:p>6.77144384384155</text:p>
              </table:table-cell>
              <table:table-cell office:value-type="float" office:value="6.83815932273865">
                <text:p>6.83815932273865</text:p>
              </table:table-cell>
              <table:table-cell office:value-type="float" office:value="6.90487504005432">
                <text:p>6.90487504005432</text:p>
              </table:table-cell>
              <table:table-cell office:value-type="float" office:value="6.97159075737">
                <text:p>6.97159075737</text:p>
              </table:table-cell>
              <table:table-cell office:value-type="float" office:value="7.00494861602783">
                <text:p>7.00494861602783</text:p>
              </table:table-cell>
              <table:table-cell office:value-type="float" office:value="7.07166457176209">
                <text:p>7.07166457176209</text:p>
              </table:table-cell>
              <table:table-cell office:value-type="float" office:value="7.13838005065918">
                <text:p>7.13838005065918</text:p>
              </table:table-cell>
              <table:table-cell office:value-type="float" office:value="7.30516982078552">
                <text:p>7.30516982078552</text:p>
              </table:table-cell>
              <table:table-cell office:value-type="float" office:value="7.33852767944336">
                <text:p>7.33852767944336</text:p>
              </table:table-cell>
              <table:table-cell office:value-type="float" office:value="7.40524363517761">
                <text:p>7.40524363517761</text:p>
              </table:table-cell>
              <table:table-cell office:value-type="float" office:value="7.57203602790833">
                <text:p>7.57203602790833</text:p>
              </table:table-cell>
              <table:table-cell office:value-type="float" office:value="7.63875317573547">
                <text:p>7.63875317573547</text:p>
              </table:table-cell>
              <table:table-cell office:value-type="float" office:value="7.70547008514404">
                <text:p>7.70547008514404</text:p>
              </table:table-cell>
              <table:table-cell office:value-type="float" office:value="7.77218723297119">
                <text:p>7.77218723297119</text:p>
              </table:table-cell>
              <table:table-cell office:value-type="float" office:value="7.83890438079834">
                <text:p>7.83890438079834</text:p>
              </table:table-cell>
              <table:table-cell office:value-type="float" office:value="7.93898057937622">
                <text:p>7.93898057937622</text:p>
              </table:table-cell>
              <table:table-cell office:value-type="float" office:value="8.07241535186768">
                <text:p>8.07241535186768</text:p>
              </table:table-cell>
              <table:table-cell office:value-type="float" office:value="8.10577440261841">
                <text:p>8.10577440261841</text:p>
              </table:table-cell>
              <table:table-cell office:value-type="float" office:value="8.13913297653198">
                <text:p>8.13913297653198</text:p>
              </table:table-cell>
              <table:table-cell office:value-type="float" office:value="8.20585083961487">
                <text:p>8.20585083961487</text:p>
              </table:table-cell>
              <table:table-cell office:value-type="float" office:value="8.23920965194702">
                <text:p>8.23920965194702</text:p>
              </table:table-cell>
              <table:table-cell office:value-type="float" office:value="8.47271943092346">
                <text:p>8.47271943092346</text:p>
              </table:table-cell>
              <table:table-cell office:value-type="float" office:value="8.53943490982056">
                <text:p>8.53943490982056</text:p>
              </table:table-cell>
              <table:table-cell office:value-type="float" office:value="8.70622372627258">
                <text:p>8.70622372627258</text:p>
              </table:table-cell>
              <table:table-cell office:value-type="float" office:value="8.739581823349">
                <text:p>8.739581823349</text:p>
              </table:table-cell>
              <table:table-cell office:value-type="float" office:value="8.80629730224609">
                <text:p>8.80629730224609</text:p>
              </table:table-cell>
              <table:table-cell office:value-type="float" office:value="8.83965492248535">
                <text:p>8.83965492248535</text:p>
              </table:table-cell>
              <table:table-cell office:value-type="float" office:value="8.90637063980103">
                <text:p>8.90637063980103</text:p>
              </table:table-cell>
              <table:table-cell office:value-type="float" office:value="8.97308611869812">
                <text:p>8.97308611869812</text:p>
              </table:table-cell>
              <table:table-cell office:value-type="float" office:value="9.00644397735596">
                <text:p>9.00644397735596</text:p>
              </table:table-cell>
              <table:table-cell office:value-type="float" office:value="9.07315969467163">
                <text:p>9.07315969467163</text:p>
              </table:table-cell>
              <table:table-cell office:value-type="float" office:value="9.10651755332947">
                <text:p>9.10651755332947</text:p>
              </table:table-cell>
              <table:table-cell office:value-type="float" office:value="9.23994898796082">
                <text:p>9.23994898796082</text:p>
              </table:table-cell>
              <table:table-cell office:value-type="float" office:value="9.30666470527649">
                <text:p>9.30666470527649</text:p>
              </table:table-cell>
              <table:table-cell office:value-type="float" office:value="9.37338018417358">
                <text:p>9.37338018417358</text:p>
              </table:table-cell>
              <table:table-cell office:value-type="float" office:value="9.40673828125">
                <text:p>9.40673828125</text:p>
              </table:table-cell>
              <table:table-cell office:value-type="float" office:value="9.50681042671204">
                <text:p>9.50681042671204</text:p>
              </table:table-cell>
              <table:table-cell office:value-type="float" office:value="9.57352495193481">
                <text:p>9.57352495193481</text:p>
              </table:table-cell>
              <table:table-cell office:value-type="float" office:value="9.8737416267395">
                <text:p>9.8737416267395</text:p>
              </table:table-cell>
              <table:table-cell office:value-type="float" office:value="9.90709900856018">
                <text:p>9.90709900856018</text:p>
              </table:table-cell>
              <table:table-cell office:value-type="float" office:value="10.0738859176636">
                <text:p>10.0738859176636</text:p>
              </table:table-cell>
              <table:table-cell office:value-type="float" office:value="10.1406004428864">
                <text:p>10.1406004428864</text:p>
              </table:table-cell>
              <table:table-cell office:value-type="float" office:value="10.2073154449463">
                <text:p>10.2073154449463</text:p>
              </table:table-cell>
              <table:table-cell office:value-type="float" office:value="10.240672826767">
                <text:p>10.240672826767</text:p>
              </table:table-cell>
              <table:table-cell office:value-type="float" office:value="10.2740302085876">
                <text:p>10.2740302085876</text:p>
              </table:table-cell>
              <table:table-cell office:value-type="float" office:value="10.3407447338104">
                <text:p>10.3407447338104</text:p>
              </table:table-cell>
              <table:table-cell office:value-type="float" office:value="10.440817117691">
                <text:p>10.440817117691</text:p>
              </table:table-cell>
              <table:table-cell office:value-type="float" office:value="10.4741742610931">
                <text:p>10.4741742610931</text:p>
              </table:table-cell>
              <table:table-cell office:value-type="float" office:value="10.5408887863159">
                <text:p>10.5408887863159</text:p>
              </table:table-cell>
              <table:table-cell office:value-type="float" office:value="10.7076752185822">
                <text:p>10.7076752185822</text:p>
              </table:table-cell>
              <table:table-cell office:value-type="float" office:value="10.7410323619843">
                <text:p>10.7410323619843</text:p>
              </table:table-cell>
              <table:table-cell office:value-type="float" office:value="10.807746887207">
                <text:p>10.807746887207</text:p>
              </table:table-cell>
              <table:table-cell office:value-type="float" office:value="10.8744614124298">
                <text:p>10.8744614124298</text:p>
              </table:table-cell>
              <table:table-cell office:value-type="float" office:value="11.041247844696">
                <text:p>11.041247844696</text:p>
              </table:table-cell>
              <table:table-cell office:value-type="float" office:value="11.0746049880981">
                <text:p>11.0746049880981</text:p>
              </table:table-cell>
              <table:table-cell office:value-type="float" office:value="11.1413195133209">
                <text:p>11.1413195133209</text:p>
              </table:table-cell>
              <table:table-cell office:value-type="float" office:value="11.2747485637665">
                <text:p>11.2747485637665</text:p>
              </table:table-cell>
              <table:table-cell office:value-type="float" office:value="11.3414628505707">
                <text:p>11.3414628505707</text:p>
              </table:table-cell>
              <table:table-cell office:value-type="float" office:value="11.4081773757935">
                <text:p>11.4081773757935</text:p>
              </table:table-cell>
              <table:table-cell office:value-type="float" office:value="11.4748938083649">
                <text:p>11.4748938083649</text:p>
              </table:table-cell>
              <table:table-cell office:value-type="float" office:value="11.5416100025177">
                <text:p>11.5416100025177</text:p>
              </table:table-cell>
              <table:table-cell office:value-type="float" office:value="11.6083266735077">
                <text:p>11.6083266735077</text:p>
              </table:table-cell>
              <table:table-cell office:value-type="float" office:value="11.6750428676605">
                <text:p>11.6750428676605</text:p>
              </table:table-cell>
              <table:table-cell office:value-type="float" office:value="11.7751176357269">
                <text:p>11.7751176357269</text:p>
              </table:table-cell>
              <table:table-cell office:value-type="float" office:value="11.8418340682983">
                <text:p>11.8418340682983</text:p>
              </table:table-cell>
              <table:table-cell office:value-type="float" office:value="11.9085507392883">
                <text:p>11.9085507392883</text:p>
              </table:table-cell>
              <table:table-cell office:value-type="float" office:value="11.9419088363647">
                <text:p>11.9419088363647</text:p>
              </table:table-cell>
              <table:table-cell office:value-type="float" office:value="11.9752671718597">
                <text:p>11.9752671718597</text:p>
              </table:table-cell>
              <table:table-cell office:value-type="float" office:value="12.0086255073547">
                <text:p>12.0086255073547</text:p>
              </table:table-cell>
              <table:table-cell office:value-type="float" office:value="12.0753419399261">
                <text:p>12.0753419399261</text:p>
              </table:table-cell>
              <table:table-cell office:value-type="float" office:value="12.1420586109161">
                <text:p>12.1420586109161</text:p>
              </table:table-cell>
              <table:table-cell office:value-type="float" office:value="12.1754169464111">
                <text:p>12.1754169464111</text:p>
              </table:table-cell>
              <table:table-cell office:value-type="float" office:value="12.2087752819061">
                <text:p>12.2087752819061</text:p>
              </table:table-cell>
              <table:table-cell office:value-type="float" office:value="12.2421333789825">
                <text:p>12.2421333789825</text:p>
              </table:table-cell>
              <table:table-cell office:value-type="float" office:value="12.2754919528961">
                <text:p>12.2754919528961</text:p>
              </table:table-cell>
              <table:table-cell office:value-type="float" office:value="12.3088500499725">
                <text:p>12.3088500499725</text:p>
              </table:table-cell>
              <table:table-cell office:value-type="float" office:value="12.4422831535339">
                <text:p>12.4422831535339</text:p>
              </table:table-cell>
              <table:table-cell office:value-type="float" office:value="12.5089995861053">
                <text:p>12.5089995861053</text:p>
              </table:table-cell>
              <table:table-cell office:value-type="float" office:value="12.7425072193146">
                <text:p>12.7425072193146</text:p>
              </table:table-cell>
              <table:table-cell office:value-type="float" office:value="12.7758655548096">
                <text:p>12.7758655548096</text:p>
              </table:table-cell>
              <table:table-cell office:value-type="float" office:value="12.8425822257996">
                <text:p>12.8425822257996</text:p>
              </table:table-cell>
              <table:table-cell office:value-type="float" office:value="12.909298658371">
                <text:p>12.909298658371</text:p>
              </table:table-cell>
              <table:table-cell office:value-type="float" office:value="12.976015329361">
                <text:p>12.976015329361</text:p>
              </table:table-cell>
              <table:table-cell office:value-type="float" office:value="13.042732000351">
                <text:p>13.042732000351</text:p>
              </table:table-cell>
              <table:table-cell office:value-type="float" office:value="13.1094486713409">
                <text:p>13.1094486713409</text:p>
              </table:table-cell>
              <table:table-cell office:value-type="float" office:value="13.2428822517395">
                <text:p>13.2428822517395</text:p>
              </table:table-cell>
              <table:table-cell office:value-type="float" office:value="13.3429574966431">
                <text:p>13.3429574966431</text:p>
              </table:table-cell>
              <table:table-cell office:value-type="float" office:value="13.4096744060516">
                <text:p>13.4096744060516</text:p>
              </table:table-cell>
              <table:table-cell office:value-type="float" office:value="13.4763896465302">
                <text:p>13.4763896465302</text:p>
              </table:table-cell>
              <table:table-cell office:value-type="float" office:value="13.6098201274872">
                <text:p>13.6098201274872</text:p>
              </table:table-cell>
              <table:table-cell office:value-type="float" office:value="13.6765356063843">
                <text:p>13.6765356063843</text:p>
              </table:table-cell>
              <table:table-cell office:value-type="float" office:value="13.7098932266235">
                <text:p>13.7098932266235</text:p>
              </table:table-cell>
              <table:table-cell office:value-type="float" office:value="13.7432508468628">
                <text:p>13.7432508468628</text:p>
              </table:table-cell>
              <table:table-cell office:value-type="float" office:value="13.7766084671021">
                <text:p>13.7766084671021</text:p>
              </table:table-cell>
              <table:table-cell office:value-type="float" office:value="13.8766813278198">
                <text:p>13.8766813278198</text:p>
              </table:table-cell>
              <table:table-cell office:value-type="float" office:value="13.9100389480591">
                <text:p>13.9100389480591</text:p>
              </table:table-cell>
              <table:table-cell office:value-type="float" office:value="13.9433965682983">
                <text:p>13.9433965682983</text:p>
              </table:table-cell>
              <table:table-cell office:value-type="float" office:value="14.0434696674347">
                <text:p>14.0434696674347</text:p>
              </table:table-cell>
              <table:table-cell office:value-type="float" office:value="14.1101849079132">
                <text:p>14.1101849079132</text:p>
              </table:table-cell>
              <table:table-cell office:value-type="float" office:value="14.143542766571">
                <text:p>14.143542766571</text:p>
              </table:table-cell>
              <table:table-cell office:value-type="float" office:value="14.2102580070496">
                <text:p>14.2102580070496</text:p>
              </table:table-cell>
              <table:table-cell office:value-type="float" office:value="14.2769732475281">
                <text:p>14.2769732475281</text:p>
              </table:table-cell>
              <table:table-cell office:value-type="float" office:value="14.4104037284851">
                <text:p>14.4104037284851</text:p>
              </table:table-cell>
              <table:table-cell office:value-type="float" office:value="14.4771180152893">
                <text:p>14.4771180152893</text:p>
              </table:table-cell>
              <table:table-cell office:value-type="float" office:value="14.5104751586914">
                <text:p>14.5104751586914</text:p>
              </table:table-cell>
              <table:table-cell office:value-type="float" office:value="14.5438325405121">
                <text:p>14.5438325405121</text:p>
              </table:table-cell>
              <table:table-cell office:value-type="float" office:value="14.6105468273163">
                <text:p>14.6105468273163</text:p>
              </table:table-cell>
              <table:table-cell office:value-type="float" office:value="14.6772611141205">
                <text:p>14.6772611141205</text:p>
              </table:table-cell>
              <table:table-cell office:value-type="float" office:value="14.7439754009247">
                <text:p>14.7439754009247</text:p>
              </table:table-cell>
              <table:table-cell office:value-type="float" office:value="14.8106899261475">
                <text:p>14.8106899261475</text:p>
              </table:table-cell>
              <table:table-cell office:value-type="float" office:value="14.8440470695496">
                <text:p>14.8440470695496</text:p>
              </table:table-cell>
              <table:table-cell office:value-type="float" office:value="14.9107613563538">
                <text:p>14.9107613563538</text:p>
              </table:table-cell>
              <table:table-cell office:value-type="float" office:value="15.0441899299622">
                <text:p>15.0441899299622</text:p>
              </table:table-cell>
              <table:table-cell office:value-type="float" office:value="15.2776899337769">
                <text:p>15.2776899337769</text:p>
              </table:table-cell>
              <table:table-cell office:value-type="float" office:value="15.3110468387604">
                <text:p>15.3110468387604</text:p>
              </table:table-cell>
              <table:table-cell office:value-type="float" office:value="15.3444039821625">
                <text:p>15.3444039821625</text:p>
              </table:table-cell>
              <table:table-cell office:value-type="float" office:value="15.3777611255646">
                <text:p>15.3777611255646</text:p>
              </table:table-cell>
              <table:table-cell office:value-type="float" office:value="15.4444756507874">
                <text:p>15.4444756507874</text:p>
              </table:table-cell>
              <table:table-cell office:value-type="float" office:value="15.4778332710266">
                <text:p>15.4778332710266</text:p>
              </table:table-cell>
              <table:table-cell office:value-type="float" office:value="15.5111908912659">
                <text:p>15.5111908912659</text:p>
              </table:table-cell>
              <table:table-cell office:value-type="float" office:value="15.5445482730865">
                <text:p>15.5445482730865</text:p>
              </table:table-cell>
              <table:table-cell office:value-type="float" office:value="15.5779056549072">
                <text:p>15.5779056549072</text:p>
              </table:table-cell>
              <table:table-cell office:value-type="float" office:value="15.6112632751465">
                <text:p>15.6112632751465</text:p>
              </table:table-cell>
              <table:table-cell office:value-type="float" office:value="15.6779782772064">
                <text:p>15.6779782772064</text:p>
              </table:table-cell>
              <table:table-cell office:value-type="float" office:value="15.8447659015656">
                <text:p>15.8447659015656</text:p>
              </table:table-cell>
              <table:table-cell office:value-type="float" office:value="15.9114809036255">
                <text:p>15.9114809036255</text:p>
              </table:table-cell>
              <table:table-cell office:value-type="float" office:value="15.9448382854462">
                <text:p>15.9448382854462</text:p>
              </table:table-cell>
              <table:table-cell office:value-type="float" office:value="16.0115532875061">
                <text:p>16.0115532875061</text:p>
              </table:table-cell>
              <table:table-cell office:value-type="float" office:value="16.1783409118652">
                <text:p>16.1783409118652</text:p>
              </table:table-cell>
              <table:table-cell office:value-type="float" office:value="16.2450561523438">
                <text:p>16.2450561523438</text:p>
              </table:table-cell>
              <table:table-cell office:value-type="float" office:value="16.3117711544037">
                <text:p>16.3117711544037</text:p>
              </table:table-cell>
              <table:table-cell office:value-type="float" office:value="16.3451287746429">
                <text:p>16.3451287746429</text:p>
              </table:table-cell>
              <table:table-cell office:value-type="float" office:value="16.4452006816864">
                <text:p>16.4452006816864</text:p>
              </table:table-cell>
              <table:table-cell office:value-type="float" office:value="16.5119142532349">
                <text:p>16.5119142532349</text:p>
              </table:table-cell>
              <table:table-cell office:value-type="float" office:value="16.5786278247833">
                <text:p>16.5786278247833</text:p>
              </table:table-cell>
              <table:table-cell office:value-type="float" office:value="16.6453413963318">
                <text:p>16.6453413963318</text:p>
              </table:table-cell>
              <table:table-cell office:value-type="float" office:value="16.6786980628967">
                <text:p>16.6786980628967</text:p>
              </table:table-cell>
              <table:table-cell office:value-type="float" office:value="16.7454118728638">
                <text:p>16.7454118728638</text:p>
              </table:table-cell>
              <table:table-cell office:value-type="float" office:value="16.7787687778473">
                <text:p>16.7787687778473</text:p>
              </table:table-cell>
              <table:table-cell office:value-type="float" office:value="16.8121254444122">
                <text:p>16.8121254444122</text:p>
              </table:table-cell>
              <table:table-cell office:value-type="float" office:value="16.9121956825256">
                <text:p>16.9121956825256</text:p>
              </table:table-cell>
              <table:table-cell office:value-type="float" office:value="16.9789090156555">
                <text:p>16.9789090156555</text:p>
              </table:table-cell>
              <table:table-cell office:value-type="float" office:value="17.045622587204">
                <text:p>17.045622587204</text:p>
              </table:table-cell>
              <table:table-cell office:value-type="float" office:value="17.0789792537689">
                <text:p>17.0789792537689</text:p>
              </table:table-cell>
              <table:table-cell office:value-type="float" office:value="17.1790492534637">
                <text:p>17.1790492534637</text:p>
              </table:table-cell>
              <table:table-cell office:value-type="float" office:value="17.2457625865936">
                <text:p>17.2457625865936</text:p>
              </table:table-cell>
              <table:table-cell office:value-type="float" office:value="17.3124759197235">
                <text:p>17.3124759197235</text:p>
              </table:table-cell>
              <table:table-cell office:value-type="float" office:value="17.379189491272">
                <text:p>17.379189491272</text:p>
              </table:table-cell>
              <table:table-cell office:value-type="float" office:value="17.4459040164948">
                <text:p>17.4459040164948</text:p>
              </table:table-cell>
              <table:table-cell office:value-type="float" office:value="17.512619972229">
                <text:p>17.512619972229</text:p>
              </table:table-cell>
              <table:table-cell office:value-type="float" office:value="17.5793361663818">
                <text:p>17.5793361663818</text:p>
              </table:table-cell>
              <table:table-cell office:value-type="float" office:value="17.6460523605347">
                <text:p>17.6460523605347</text:p>
              </table:table-cell>
              <table:table-cell office:value-type="float" office:value="17.6794104576111">
                <text:p>17.6794104576111</text:p>
              </table:table-cell>
              <table:table-cell office:value-type="float" office:value="17.7461266517639">
                <text:p>17.7461266517639</text:p>
              </table:table-cell>
              <table:table-cell office:value-type="float" office:value="17.8795592784882">
                <text:p>17.8795592784882</text:p>
              </table:table-cell>
              <table:table-cell office:value-type="float" office:value="17.946275472641">
                <text:p>17.946275472641</text:p>
              </table:table-cell>
              <table:table-cell office:value-type="float" office:value="18.0129919052124">
                <text:p>18.0129919052124</text:p>
              </table:table-cell>
              <table:table-cell office:value-type="float" office:value="18.0463500022888">
                <text:p>18.0463500022888</text:p>
              </table:table-cell>
              <table:table-cell office:value-type="float" office:value="18.0797083377838">
                <text:p>18.0797083377838</text:p>
              </table:table-cell>
              <table:table-cell office:value-type="float" office:value="18.1464247703552">
                <text:p>18.1464247703552</text:p>
              </table:table-cell>
              <table:table-cell office:value-type="float" office:value="18.2131412029266">
                <text:p>18.2131412029266</text:p>
              </table:table-cell>
              <table:table-cell office:value-type="float" office:value="18.2798578739166">
                <text:p>18.2798578739166</text:p>
              </table:table-cell>
              <table:table-cell office:value-type="float" office:value="18.346574306488">
                <text:p>18.346574306488</text:p>
              </table:table-cell>
              <table:table-cell office:value-type="float" office:value="18.379932641983">
                <text:p>18.379932641983</text:p>
              </table:table-cell>
              <table:table-cell office:value-type="float" office:value="18.4466483592987">
                <text:p>18.4466483592987</text:p>
              </table:table-cell>
              <table:table-cell office:value-type="float" office:value="18.480005979538">
                <text:p>18.480005979538</text:p>
              </table:table-cell>
              <table:table-cell office:value-type="float" office:value="18.5133635997772">
                <text:p>18.5133635997772</text:p>
              </table:table-cell>
              <table:table-cell office:value-type="float" office:value="18.5800788402557">
                <text:p>18.5800788402557</text:p>
              </table:table-cell>
              <table:table-cell office:value-type="float" office:value="18.6467938423157">
                <text:p>18.6467938423157</text:p>
              </table:table-cell>
              <table:table-cell office:value-type="float" office:value="18.7135088443756">
                <text:p>18.7135088443756</text:p>
              </table:table-cell>
              <table:table-cell office:value-type="float" office:value="18.7802243232727">
                <text:p>18.7802243232727</text:p>
              </table:table-cell>
              <table:table-cell office:value-type="float" office:value="18.8469393253326">
                <text:p>18.8469393253326</text:p>
              </table:table-cell>
              <table:table-cell office:value-type="float" office:value="18.8802969455719">
                <text:p>18.8802969455719</text:p>
              </table:table-cell>
              <table:table-cell office:value-type="float" office:value="18.9136545658112">
                <text:p>18.9136545658112</text:p>
              </table:table-cell>
              <table:table-cell office:value-type="float" office:value="18.9470121860504">
                <text:p>18.9470121860504</text:p>
              </table:table-cell>
              <table:table-cell office:value-type="float" office:value="19.0137274265289">
                <text:p>19.0137274265289</text:p>
              </table:table-cell>
              <table:table-cell office:value-type="float" office:value="19.0470848083496">
                <text:p>19.0470848083496</text:p>
              </table:table-cell>
              <table:table-cell office:value-type="float" office:value="19.1138002872467">
                <text:p>19.1138002872467</text:p>
              </table:table-cell>
              <table:table-cell office:value-type="float" office:value="19.1471576690674">
                <text:p>19.1471576690674</text:p>
              </table:table-cell>
              <table:table-cell office:value-type="float" office:value="19.1805152893066">
                <text:p>19.1805152893066</text:p>
              </table:table-cell>
              <table:table-cell office:value-type="float" office:value="19.2805881500244">
                <text:p>19.2805881500244</text:p>
              </table:table-cell>
              <table:table-cell office:value-type="float" office:value="19.3473033905029">
                <text:p>19.3473033905029</text:p>
              </table:table-cell>
              <table:table-cell office:value-type="float" office:value="19.3806610107422">
                <text:p>19.3806610107422</text:p>
              </table:table-cell>
              <table:table-cell office:value-type="float" office:value="19.4140186309814">
                <text:p>19.4140186309814</text:p>
              </table:table-cell>
              <table:table-cell office:value-type="float" office:value="19.4807329177856">
                <text:p>19.4807329177856</text:p>
              </table:table-cell>
              <table:table-cell office:value-type="float" office:value="19.5808038711548">
                <text:p>19.5808038711548</text:p>
              </table:table-cell>
              <table:table-cell office:value-type="float" office:value="19.6475179195404">
                <text:p>19.6475179195404</text:p>
              </table:table-cell>
              <table:table-cell office:value-type="float" office:value="19.7142322063446">
                <text:p>19.7142322063446</text:p>
              </table:table-cell>
              <table:table-cell office:value-type="float" office:value="19.7809460163116">
                <text:p>19.7809460163116</text:p>
              </table:table-cell>
              <table:table-cell office:value-type="float" office:value="19.8143031597137">
                <text:p>19.8143031597137</text:p>
              </table:table-cell>
              <table:table-cell office:value-type="float" office:value="19.8810169696808">
                <text:p>19.8810169696808</text:p>
              </table:table-cell>
              <table:table-cell office:value-type="float" office:value="19.9143741130829">
                <text:p>19.9143741130829</text:p>
              </table:table-cell>
              <table:table-cell office:value-type="float" office:value="19.9477310180664">
                <text:p>19.9477310180664</text:p>
              </table:table-cell>
              <table:table-cell office:value-type="float" office:value="19.9810881614685">
                <text:p>19.9810881614685</text:p>
              </table:table-cell>
              <table:table-cell office:value-type="float" office:value="20.0144453048706">
                <text:p>20.0144453048706</text:p>
              </table:table-cell>
              <table:table-cell office:value-type="float" office:value="20.0478022098541">
                <text:p>20.0478022098541</text:p>
              </table:table-cell>
              <table:table-cell office:value-type="float" office:value="20.0811591148376">
                <text:p>20.0811591148376</text:p>
              </table:table-cell>
              <table:table-cell office:value-type="float" office:value="20.1145162582397">
                <text:p>20.1145162582397</text:p>
              </table:table-cell>
              <table:table-cell office:value-type="float" office:value="20.1478731632233">
                <text:p>20.1478731632233</text:p>
              </table:table-cell>
              <table:table-cell office:value-type="float" office:value="20.1812300682068">
                <text:p>20.1812300682068</text:p>
              </table:table-cell>
              <table:table-cell office:value-type="float" office:value="20.2145869731903">
                <text:p>20.2145869731903</text:p>
              </table:table-cell>
              <table:table-cell office:value-type="float" office:value="20.2813012599945">
                <text:p>20.2813012599945</text:p>
              </table:table-cell>
              <table:table-cell office:value-type="float" office:value="20.3480150699615">
                <text:p>20.3480150699615</text:p>
              </table:table-cell>
              <table:table-cell office:value-type="float" office:value="20.4147291183472">
                <text:p>20.4147291183472</text:p>
              </table:table-cell>
              <table:table-cell office:value-type="float" office:value="20.4814472198486">
                <text:p>20.4814472198486</text:p>
              </table:table-cell>
              <table:table-cell office:value-type="float" office:value="20.5481655597687">
                <text:p>20.5481655597687</text:p>
              </table:table-cell>
              <table:table-cell office:value-type="float" office:value="20.6148836612701">
                <text:p>20.6148836612701</text:p>
              </table:table-cell>
              <table:table-cell office:value-type="float" office:value="20.6816020011902">
                <text:p>20.6816020011902</text:p>
              </table:table-cell>
              <table:table-cell office:value-type="float" office:value="20.7483203411102">
                <text:p>20.7483203411102</text:p>
              </table:table-cell>
              <table:table-cell office:value-type="float" office:value="20.7816796302795">
                <text:p>20.7816796302795</text:p>
              </table:table-cell>
              <table:table-cell office:value-type="float" office:value="20.8483979701996">
                <text:p>20.8483979701996</text:p>
              </table:table-cell>
              <table:table-cell office:value-type="float" office:value="20.8817572593689">
                <text:p>20.8817572593689</text:p>
              </table:table-cell>
              <table:table-cell office:value-type="float" office:value="20.9151163101196">
                <text:p>20.9151163101196</text:p>
              </table:table-cell>
              <table:table-cell office:value-type="float" office:value="20.9484755992889">
                <text:p>20.9484755992889</text:p>
              </table:table-cell>
              <table:table-cell office:value-type="float" office:value="20.9818348884583">
                <text:p>20.9818348884583</text:p>
              </table:table-cell>
              <table:table-cell office:value-type="float" office:value="21.0485534667969">
                <text:p>21.0485534667969</text:p>
              </table:table-cell>
              <table:table-cell office:value-type="float" office:value="21.1152718067169">
                <text:p>21.1152718067169</text:p>
              </table:table-cell>
              <table:table-cell office:value-type="float" office:value="21.1486313343048">
                <text:p>21.1486313343048</text:p>
              </table:table-cell>
              <table:table-cell office:value-type="float" office:value="21.1819903850555">
                <text:p>21.1819903850555</text:p>
              </table:table-cell>
              <table:table-cell office:value-type="float" office:value="21.2153496742249">
                <text:p>21.2153496742249</text:p>
              </table:table-cell>
              <table:table-cell office:value-type="float" office:value="21.2820682525635">
                <text:p>21.2820682525635</text:p>
              </table:table-cell>
              <table:table-cell office:value-type="float" office:value="21.3154275417328">
                <text:p>21.3154275417328</text:p>
              </table:table-cell>
              <table:table-cell office:value-type="float" office:value="21.3487870693207">
                <text:p>21.3487870693207</text:p>
              </table:table-cell>
              <table:table-cell office:value-type="float" office:value="21.4155058860779">
                <text:p>21.4155058860779</text:p>
              </table:table-cell>
              <table:table-cell office:value-type="float" office:value="21.4822211265564">
                <text:p>21.4822211265564</text:p>
              </table:table-cell>
              <table:table-cell office:value-type="float" office:value="21.5155789852142">
                <text:p>21.5155789852142</text:p>
              </table:table-cell>
              <table:table-cell office:value-type="float" office:value="21.5489366054535">
                <text:p>21.5489366054535</text:p>
              </table:table-cell>
              <table:table-cell office:value-type="float" office:value="21.5822944641113">
                <text:p>21.5822944641113</text:p>
              </table:table-cell>
              <table:table-cell office:value-type="float" office:value="21.6156520843506">
                <text:p>21.6156520843506</text:p>
              </table:table-cell>
              <table:table-cell office:value-type="float" office:value="21.6490099430084">
                <text:p>21.6490099430084</text:p>
              </table:table-cell>
              <table:table-cell office:value-type="float" office:value="21.6823675632477">
                <text:p>21.6823675632477</text:p>
              </table:table-cell>
              <table:table-cell office:value-type="float" office:value="21.7490832805634">
                <text:p>21.7490832805634</text:p>
              </table:table-cell>
              <table:table-cell office:value-type="float" office:value="21.7824409008026">
                <text:p>21.7824409008026</text:p>
              </table:table-cell>
              <table:table-cell office:value-type="float" office:value="21.8491561412811">
                <text:p>21.8491561412811</text:p>
              </table:table-cell>
              <table:table-cell office:value-type="float" office:value="21.882513999939">
                <text:p>21.882513999939</text:p>
              </table:table-cell>
              <table:table-cell office:value-type="float" office:value="21.9492294788361">
                <text:p>21.9492294788361</text:p>
              </table:table-cell>
              <table:table-cell office:value-type="float" office:value="21.9825873374939">
                <text:p>21.9825873374939</text:p>
              </table:table-cell>
              <table:table-cell office:value-type="float" office:value="22.0159449577332">
                <text:p>22.0159449577332</text:p>
              </table:table-cell>
              <table:table-cell office:value-type="float" office:value="22.0493025779724">
                <text:p>22.0493025779724</text:p>
              </table:table-cell>
              <table:table-cell office:value-type="float" office:value="22.0826606750488">
                <text:p>22.0826606750488</text:p>
              </table:table-cell>
              <table:table-cell office:value-type="float" office:value="22.1160182952881">
                <text:p>22.1160182952881</text:p>
              </table:table-cell>
              <table:table-cell office:value-type="float" office:value="22.1493759155273">
                <text:p>22.1493759155273</text:p>
              </table:table-cell>
              <table:table-cell office:value-type="float" office:value="22.1827337741852">
                <text:p>22.1827337741852</text:p>
              </table:table-cell>
              <table:table-cell office:value-type="float" office:value="22.2494494915009">
                <text:p>22.2494494915009</text:p>
              </table:table-cell>
              <table:table-cell office:value-type="float" office:value="22.2828071117401">
                <text:p>22.2828071117401</text:p>
              </table:table-cell>
              <table:table-cell office:value-type="float" office:value="22.3161647319794">
                <text:p>22.3161647319794</text:p>
              </table:table-cell>
              <table:table-cell office:value-type="float" office:value="22.3495225906372">
                <text:p>22.3495225906372</text:p>
              </table:table-cell>
              <table:table-cell office:value-type="float" office:value="22.3828802108765">
                <text:p>22.3828802108765</text:p>
              </table:table-cell>
              <table:table-cell office:value-type="float" office:value="22.4162380695343">
                <text:p>22.4162380695343</text:p>
              </table:table-cell>
              <table:table-cell office:value-type="float" office:value="22.4495959281921">
                <text:p>22.4495959281921</text:p>
              </table:table-cell>
              <table:table-cell office:value-type="float" office:value="22.5163116455078">
                <text:p>22.5163116455078</text:p>
              </table:table-cell>
              <table:table-cell office:value-type="float" office:value="22.5830273628235">
                <text:p>22.583027362823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3.B1:tfoot3.MY1</svg:desc>
                </draw:g>
              </table:table-cell>
              <table:table-cell office:value-type="float" office:value="0.0667150020599365">
                <text:p>0.0667150020599365</text:p>
              </table:table-cell>
              <table:table-cell office:value-type="float" office:value="0.100072383880615">
                <text:p>0.100072383880615</text:p>
              </table:table-cell>
              <table:table-cell office:value-type="float" office:value="0.133429765701294">
                <text:p>0.133429765701294</text:p>
              </table:table-cell>
              <table:table-cell office:value-type="float" office:value="0.20014500617981">
                <text:p>0.20014500617981</text:p>
              </table:table-cell>
              <table:table-cell office:value-type="float" office:value="0.233502388000488">
                <text:p>0.233502388000488</text:p>
              </table:table-cell>
              <table:table-cell office:value-type="float" office:value="0.300217390060425">
                <text:p>0.300217390060425</text:p>
              </table:table-cell>
              <table:table-cell office:value-type="float" office:value="0.333574771881104">
                <text:p>0.333574771881104</text:p>
              </table:table-cell>
              <table:table-cell office:value-type="float" office:value="0.36693263053894">
                <text:p>0.36693263053894</text:p>
              </table:table-cell>
              <table:table-cell office:value-type="float" office:value="0.43364691734314">
                <text:p>0.43364691734314</text:p>
              </table:table-cell>
              <table:table-cell office:value-type="float" office:value="0.46700382232666">
                <text:p>0.46700382232666</text:p>
              </table:table-cell>
              <table:table-cell office:value-type="float" office:value="0.500360727310181">
                <text:p>0.500360727310181</text:p>
              </table:table-cell>
              <table:table-cell office:value-type="float" office:value="0.567074537277222">
                <text:p>0.567074537277222</text:p>
              </table:table-cell>
              <table:table-cell office:value-type="float" office:value="0.600431680679321">
                <text:p>0.600431680679321</text:p>
              </table:table-cell>
              <table:table-cell office:value-type="float" office:value="0.633788585662842">
                <text:p>0.633788585662842</text:p>
              </table:table-cell>
              <table:table-cell office:value-type="float" office:value="0.667145490646362">
                <text:p>0.667145490646362</text:p>
              </table:table-cell>
              <table:table-cell office:value-type="float" office:value="0.733859300613403">
                <text:p>0.733859300613403</text:p>
              </table:table-cell>
              <table:table-cell office:value-type="float" office:value="0.767216205596924">
                <text:p>0.767216205596924</text:p>
              </table:table-cell>
              <table:table-cell office:value-type="float" office:value="0.833930015563965">
                <text:p>0.833930015563965</text:p>
              </table:table-cell>
              <table:table-cell office:value-type="float" office:value="0.900644063949585">
                <text:p>0.900644063949585</text:p>
              </table:table-cell>
              <table:table-cell office:value-type="float" office:value="0.934000968933106">
                <text:p>0.934000968933106</text:p>
              </table:table-cell>
              <table:table-cell office:value-type="float" office:value="1.00071477890015">
                <text:p>1.00071477890015</text:p>
              </table:table-cell>
              <table:table-cell office:value-type="float" office:value="1.06742882728577">
                <text:p>1.06742882728577</text:p>
              </table:table-cell>
              <table:table-cell office:value-type="float" office:value="1.13414263725281">
                <text:p>1.13414263725281</text:p>
              </table:table-cell>
              <table:table-cell office:value-type="float" office:value="1.20085668563843">
                <text:p>1.20085668563843</text:p>
              </table:table-cell>
              <table:table-cell office:value-type="float" office:value="1.23421359062195">
                <text:p>1.23421359062195</text:p>
              </table:table-cell>
              <table:table-cell office:value-type="float" office:value="1.30092763900757">
                <text:p>1.30092763900757</text:p>
              </table:table-cell>
              <table:table-cell office:value-type="float" office:value="1.33428454399109">
                <text:p>1.33428454399109</text:p>
              </table:table-cell>
              <table:table-cell office:value-type="float" office:value="1.36764144897461">
                <text:p>1.36764144897461</text:p>
              </table:table-cell>
              <table:table-cell office:value-type="float" office:value="1.43435645103455">
                <text:p>1.43435645103455</text:p>
              </table:table-cell>
              <table:table-cell office:value-type="float" office:value="1.46771430969238">
                <text:p>1.46771430969238</text:p>
              </table:table-cell>
              <table:table-cell office:value-type="float" office:value="1.60114622116089">
                <text:p>1.60114622116089</text:p>
              </table:table-cell>
              <table:table-cell office:value-type="float" office:value="1.63450407981873">
                <text:p>1.63450407981873</text:p>
              </table:table-cell>
              <table:table-cell office:value-type="float" office:value="1.66786217689514">
                <text:p>1.66786217689514</text:p>
              </table:table-cell>
              <table:table-cell office:value-type="float" office:value="1.73457813262939">
                <text:p>1.73457813262939</text:p>
              </table:table-cell>
              <table:table-cell office:value-type="float" office:value="1.76793599128723">
                <text:p>1.76793599128723</text:p>
              </table:table-cell>
              <table:table-cell office:value-type="float" office:value="1.83465170860291">
                <text:p>1.83465170860291</text:p>
              </table:table-cell>
              <table:table-cell office:value-type="float" office:value="1.86800980567932">
                <text:p>1.86800980567932</text:p>
              </table:table-cell>
              <table:table-cell office:value-type="float" office:value="1.93472576141357">
                <text:p>1.93472576141357</text:p>
              </table:table-cell>
              <table:table-cell office:value-type="float" office:value="2.00144147872925">
                <text:p>2.00144147872925</text:p>
              </table:table-cell>
              <table:table-cell office:value-type="float" office:value="2.0681574344635">
                <text:p>2.0681574344635</text:p>
              </table:table-cell>
              <table:table-cell office:value-type="float" office:value="2.13487315177917">
                <text:p>2.13487315177917</text:p>
              </table:table-cell>
              <table:table-cell office:value-type="float" office:value="2.20158934593201">
                <text:p>2.20158934593201</text:p>
              </table:table-cell>
              <table:table-cell office:value-type="float" office:value="2.23494720458984">
                <text:p>2.23494720458984</text:p>
              </table:table-cell>
              <table:table-cell office:value-type="float" office:value="2.26830506324768">
                <text:p>2.26830506324768</text:p>
              </table:table-cell>
              <table:table-cell office:value-type="float" office:value="2.33502101898193">
                <text:p>2.33502101898193</text:p>
              </table:table-cell>
              <table:table-cell office:value-type="float" office:value="2.40173673629761">
                <text:p>2.40173673629761</text:p>
              </table:table-cell>
              <table:table-cell office:value-type="float" office:value="2.50180625915527">
                <text:p>2.50180625915527</text:p>
              </table:table-cell>
              <table:table-cell office:value-type="float" office:value="2.568519115448">
                <text:p>2.568519115448</text:p>
              </table:table-cell>
              <table:table-cell office:value-type="float" office:value="2.6352322101593">
                <text:p>2.6352322101593</text:p>
              </table:table-cell>
              <table:table-cell office:value-type="float" office:value="2.70194506645203">
                <text:p>2.70194506645203</text:p>
              </table:table-cell>
              <table:table-cell office:value-type="float" office:value="2.73530149459839">
                <text:p>2.73530149459839</text:p>
              </table:table-cell>
              <table:table-cell office:value-type="float" office:value="2.80201411247253">
                <text:p>2.80201411247253</text:p>
              </table:table-cell>
              <table:table-cell office:value-type="float" office:value="2.8353705406189">
                <text:p>2.8353705406189</text:p>
              </table:table-cell>
              <table:table-cell office:value-type="float" office:value="3.00215220451355">
                <text:p>3.00215220451355</text:p>
              </table:table-cell>
              <table:table-cell office:value-type="float" office:value="3.0688648223877">
                <text:p>3.0688648223877</text:p>
              </table:table-cell>
              <table:table-cell office:value-type="float" office:value="3.10222125053406">
                <text:p>3.10222125053406</text:p>
              </table:table-cell>
              <table:table-cell office:value-type="float" office:value="3.13557767868042">
                <text:p>3.13557767868042</text:p>
              </table:table-cell>
              <table:table-cell office:value-type="float" office:value="3.20229029655457">
                <text:p>3.20229029655457</text:p>
              </table:table-cell>
              <table:table-cell office:value-type="float" office:value="3.26900267601013">
                <text:p>3.26900267601013</text:p>
              </table:table-cell>
              <table:table-cell office:value-type="float" office:value="3.33571529388428">
                <text:p>3.33571529388428</text:p>
              </table:table-cell>
              <table:table-cell office:value-type="float" office:value="3.40242767333984">
                <text:p>3.40242767333984</text:p>
              </table:table-cell>
              <table:table-cell office:value-type="float" office:value="3.46914076805115">
                <text:p>3.46914076805115</text:p>
              </table:table-cell>
              <table:table-cell office:value-type="float" office:value="3.50249719619751">
                <text:p>3.50249719619751</text:p>
              </table:table-cell>
              <table:table-cell office:value-type="float" office:value="3.53585386276245">
                <text:p>3.53585386276245</text:p>
              </table:table-cell>
              <table:table-cell office:value-type="float" office:value="3.60256671905518">
                <text:p>3.60256671905518</text:p>
              </table:table-cell>
              <table:table-cell office:value-type="float" office:value="3.66928005218506">
                <text:p>3.66928005218506</text:p>
              </table:table-cell>
              <table:table-cell office:value-type="float" office:value="3.70263648033142">
                <text:p>3.70263648033142</text:p>
              </table:table-cell>
              <table:table-cell office:value-type="float" office:value="3.80270600318909">
                <text:p>3.80270600318909</text:p>
              </table:table-cell>
              <table:table-cell office:value-type="float" office:value="3.83606243133545">
                <text:p>3.83606243133545</text:p>
              </table:table-cell>
              <table:table-cell office:value-type="float" office:value="3.93613171577454">
                <text:p>3.93613171577454</text:p>
              </table:table-cell>
              <table:table-cell office:value-type="float" office:value="4.00284457206726">
                <text:p>4.00284457206726</text:p>
              </table:table-cell>
              <table:table-cell office:value-type="float" office:value="4.03620100021362">
                <text:p>4.03620100021362</text:p>
              </table:table-cell>
              <table:table-cell office:value-type="float" office:value="4.06955742835999">
                <text:p>4.06955742835999</text:p>
              </table:table-cell>
              <table:table-cell office:value-type="float" office:value="4.13627028465271">
                <text:p>4.13627028465271</text:p>
              </table:table-cell>
              <table:table-cell office:value-type="float" office:value="4.2363395690918">
                <text:p>4.2363395690918</text:p>
              </table:table-cell>
              <table:table-cell office:value-type="float" office:value="4.30305218696594">
                <text:p>4.30305218696594</text:p>
              </table:table-cell>
              <table:table-cell office:value-type="float" office:value="4.36976504325867">
                <text:p>4.36976504325867</text:p>
              </table:table-cell>
              <table:table-cell office:value-type="float" office:value="4.46983504295349">
                <text:p>4.46983504295349</text:p>
              </table:table-cell>
              <table:table-cell office:value-type="float" office:value="4.53654909133911">
                <text:p>4.53654909133911</text:p>
              </table:table-cell>
              <table:table-cell office:value-type="float" office:value="4.60326290130615">
                <text:p>4.60326290130615</text:p>
              </table:table-cell>
              <table:table-cell office:value-type="float" office:value="4.63661980628967">
                <text:p>4.63661980628967</text:p>
              </table:table-cell>
              <table:table-cell office:value-type="float" office:value="4.70333337783814">
                <text:p>4.70333337783814</text:p>
              </table:table-cell>
              <table:table-cell office:value-type="float" office:value="4.77004718780518">
                <text:p>4.77004718780518</text:p>
              </table:table-cell>
              <table:table-cell office:value-type="float" office:value="4.80340433120728">
                <text:p>4.80340433120728</text:p>
              </table:table-cell>
              <table:table-cell office:value-type="float" office:value="4.93683171272278">
                <text:p>4.93683171272278</text:p>
              </table:table-cell>
              <table:table-cell office:value-type="float" office:value="5.03690242767334">
                <text:p>5.03690242767334</text:p>
              </table:table-cell>
              <table:table-cell office:value-type="float" office:value="5.10361623764038">
                <text:p>5.10361623764038</text:p>
              </table:table-cell>
              <table:table-cell office:value-type="float" office:value="5.17033004760742">
                <text:p>5.17033004760742</text:p>
              </table:table-cell>
              <table:table-cell office:value-type="float" office:value="5.20368695259094">
                <text:p>5.20368695259094</text:p>
              </table:table-cell>
              <table:table-cell office:value-type="float" office:value="5.27040076255798">
                <text:p>5.27040076255798</text:p>
              </table:table-cell>
              <table:table-cell office:value-type="float" office:value="5.33711433410645">
                <text:p>5.33711433410645</text:p>
              </table:table-cell>
              <table:table-cell office:value-type="float" office:value="5.40382838249207">
                <text:p>5.40382838249207</text:p>
              </table:table-cell>
              <table:table-cell office:value-type="float" office:value="5.53725290298462">
                <text:p>5.53725290298462</text:p>
              </table:table-cell>
              <table:table-cell office:value-type="float" office:value="5.5706090927124">
                <text:p>5.5706090927124</text:p>
              </table:table-cell>
              <table:table-cell office:value-type="float" office:value="5.63732123374939">
                <text:p>5.63732123374939</text:p>
              </table:table-cell>
              <table:table-cell office:value-type="float" office:value="5.70403361320496">
                <text:p>5.70403361320496</text:p>
              </table:table-cell>
              <table:table-cell office:value-type="float" office:value="5.87081384658814">
                <text:p>5.87081384658814</text:p>
              </table:table-cell>
              <table:table-cell office:value-type="float" office:value="5.97088170051575">
                <text:p>5.97088170051575</text:p>
              </table:table-cell>
              <table:table-cell office:value-type="float" office:value="6.00423765182495">
                <text:p>6.00423765182495</text:p>
              </table:table-cell>
              <table:table-cell office:value-type="float" office:value="6.13766145706177">
                <text:p>6.13766145706177</text:p>
              </table:table-cell>
              <table:table-cell office:value-type="float" office:value="6.20437335968018">
                <text:p>6.20437335968018</text:p>
              </table:table-cell>
              <table:table-cell office:value-type="float" office:value="6.2377290725708">
                <text:p>6.2377290725708</text:p>
              </table:table-cell>
              <table:table-cell office:value-type="float" office:value="6.30444097518921">
                <text:p>6.30444097518921</text:p>
              </table:table-cell>
              <table:table-cell office:value-type="float" office:value="6.37115263938904">
                <text:p>6.37115263938904</text:p>
              </table:table-cell>
              <table:table-cell office:value-type="float" office:value="6.4378662109375">
                <text:p>6.4378662109375</text:p>
              </table:table-cell>
              <table:table-cell office:value-type="float" office:value="6.47122406959534">
                <text:p>6.47122406959534</text:p>
              </table:table-cell>
              <table:table-cell office:value-type="float" office:value="6.5045816898346">
                <text:p>6.5045816898346</text:p>
              </table:table-cell>
              <table:table-cell office:value-type="float" office:value="6.57129693031311">
                <text:p>6.57129693031311</text:p>
              </table:table-cell>
              <table:table-cell office:value-type="float" office:value="6.63801264762878">
                <text:p>6.63801264762878</text:p>
              </table:table-cell>
              <table:table-cell office:value-type="float" office:value="6.77144384384155">
                <text:p>6.77144384384155</text:p>
              </table:table-cell>
              <table:table-cell office:value-type="float" office:value="6.83815932273865">
                <text:p>6.83815932273865</text:p>
              </table:table-cell>
              <table:table-cell office:value-type="float" office:value="6.90487504005432">
                <text:p>6.90487504005432</text:p>
              </table:table-cell>
              <table:table-cell office:value-type="float" office:value="6.97159075737">
                <text:p>6.97159075737</text:p>
              </table:table-cell>
              <table:table-cell office:value-type="float" office:value="7.00494861602783">
                <text:p>7.00494861602783</text:p>
              </table:table-cell>
              <table:table-cell office:value-type="float" office:value="7.07166457176209">
                <text:p>7.07166457176209</text:p>
              </table:table-cell>
              <table:table-cell office:value-type="float" office:value="7.13838005065918">
                <text:p>7.13838005065918</text:p>
              </table:table-cell>
              <table:table-cell office:value-type="float" office:value="7.30516982078552">
                <text:p>7.30516982078552</text:p>
              </table:table-cell>
              <table:table-cell office:value-type="float" office:value="7.33852767944336">
                <text:p>7.33852767944336</text:p>
              </table:table-cell>
              <table:table-cell office:value-type="float" office:value="7.40524363517761">
                <text:p>7.40524363517761</text:p>
              </table:table-cell>
              <table:table-cell office:value-type="float" office:value="7.57203602790833">
                <text:p>7.57203602790833</text:p>
              </table:table-cell>
              <table:table-cell office:value-type="float" office:value="7.63875317573547">
                <text:p>7.63875317573547</text:p>
              </table:table-cell>
              <table:table-cell office:value-type="float" office:value="7.70547008514404">
                <text:p>7.70547008514404</text:p>
              </table:table-cell>
              <table:table-cell office:value-type="float" office:value="7.77218723297119">
                <text:p>7.77218723297119</text:p>
              </table:table-cell>
              <table:table-cell office:value-type="float" office:value="7.83890438079834">
                <text:p>7.83890438079834</text:p>
              </table:table-cell>
              <table:table-cell office:value-type="float" office:value="7.93898057937622">
                <text:p>7.93898057937622</text:p>
              </table:table-cell>
              <table:table-cell office:value-type="float" office:value="8.07241535186768">
                <text:p>8.07241535186768</text:p>
              </table:table-cell>
              <table:table-cell office:value-type="float" office:value="8.10577440261841">
                <text:p>8.10577440261841</text:p>
              </table:table-cell>
              <table:table-cell office:value-type="float" office:value="8.13913297653198">
                <text:p>8.13913297653198</text:p>
              </table:table-cell>
              <table:table-cell office:value-type="float" office:value="8.20585083961487">
                <text:p>8.20585083961487</text:p>
              </table:table-cell>
              <table:table-cell office:value-type="float" office:value="8.23920965194702">
                <text:p>8.23920965194702</text:p>
              </table:table-cell>
              <table:table-cell office:value-type="float" office:value="8.47271943092346">
                <text:p>8.47271943092346</text:p>
              </table:table-cell>
              <table:table-cell office:value-type="float" office:value="8.53943490982056">
                <text:p>8.53943490982056</text:p>
              </table:table-cell>
              <table:table-cell office:value-type="float" office:value="8.70622372627258">
                <text:p>8.70622372627258</text:p>
              </table:table-cell>
              <table:table-cell office:value-type="float" office:value="8.739581823349">
                <text:p>8.739581823349</text:p>
              </table:table-cell>
              <table:table-cell office:value-type="float" office:value="8.80629730224609">
                <text:p>8.80629730224609</text:p>
              </table:table-cell>
              <table:table-cell office:value-type="float" office:value="8.83965492248535">
                <text:p>8.83965492248535</text:p>
              </table:table-cell>
              <table:table-cell office:value-type="float" office:value="8.90637063980103">
                <text:p>8.90637063980103</text:p>
              </table:table-cell>
              <table:table-cell office:value-type="float" office:value="8.97308611869812">
                <text:p>8.97308611869812</text:p>
              </table:table-cell>
              <table:table-cell office:value-type="float" office:value="9.00644397735596">
                <text:p>9.00644397735596</text:p>
              </table:table-cell>
              <table:table-cell office:value-type="float" office:value="9.07315969467163">
                <text:p>9.07315969467163</text:p>
              </table:table-cell>
              <table:table-cell office:value-type="float" office:value="9.10651755332947">
                <text:p>9.10651755332947</text:p>
              </table:table-cell>
              <table:table-cell office:value-type="float" office:value="9.23994898796082">
                <text:p>9.23994898796082</text:p>
              </table:table-cell>
              <table:table-cell office:value-type="float" office:value="9.30666470527649">
                <text:p>9.30666470527649</text:p>
              </table:table-cell>
              <table:table-cell office:value-type="float" office:value="9.37338018417358">
                <text:p>9.37338018417358</text:p>
              </table:table-cell>
              <table:table-cell office:value-type="float" office:value="9.40673828125">
                <text:p>9.40673828125</text:p>
              </table:table-cell>
              <table:table-cell office:value-type="float" office:value="9.50681042671204">
                <text:p>9.50681042671204</text:p>
              </table:table-cell>
              <table:table-cell office:value-type="float" office:value="9.57352495193481">
                <text:p>9.57352495193481</text:p>
              </table:table-cell>
              <table:table-cell office:value-type="float" office:value="9.8737416267395">
                <text:p>9.8737416267395</text:p>
              </table:table-cell>
              <table:table-cell office:value-type="float" office:value="9.90709900856018">
                <text:p>9.90709900856018</text:p>
              </table:table-cell>
              <table:table-cell office:value-type="float" office:value="10.0738859176636">
                <text:p>10.0738859176636</text:p>
              </table:table-cell>
              <table:table-cell office:value-type="float" office:value="10.1406004428864">
                <text:p>10.1406004428864</text:p>
              </table:table-cell>
              <table:table-cell office:value-type="float" office:value="10.2073154449463">
                <text:p>10.2073154449463</text:p>
              </table:table-cell>
              <table:table-cell office:value-type="float" office:value="10.240672826767">
                <text:p>10.240672826767</text:p>
              </table:table-cell>
              <table:table-cell office:value-type="float" office:value="10.2740302085876">
                <text:p>10.2740302085876</text:p>
              </table:table-cell>
              <table:table-cell office:value-type="float" office:value="10.3407447338104">
                <text:p>10.3407447338104</text:p>
              </table:table-cell>
              <table:table-cell office:value-type="float" office:value="10.440817117691">
                <text:p>10.440817117691</text:p>
              </table:table-cell>
              <table:table-cell office:value-type="float" office:value="10.4741742610931">
                <text:p>10.4741742610931</text:p>
              </table:table-cell>
              <table:table-cell office:value-type="float" office:value="10.5408887863159">
                <text:p>10.5408887863159</text:p>
              </table:table-cell>
              <table:table-cell office:value-type="float" office:value="10.7076752185822">
                <text:p>10.7076752185822</text:p>
              </table:table-cell>
              <table:table-cell office:value-type="float" office:value="10.7410323619843">
                <text:p>10.7410323619843</text:p>
              </table:table-cell>
              <table:table-cell office:value-type="float" office:value="10.807746887207">
                <text:p>10.807746887207</text:p>
              </table:table-cell>
              <table:table-cell office:value-type="float" office:value="10.8744614124298">
                <text:p>10.8744614124298</text:p>
              </table:table-cell>
              <table:table-cell office:value-type="float" office:value="11.041247844696">
                <text:p>11.041247844696</text:p>
              </table:table-cell>
              <table:table-cell office:value-type="float" office:value="11.0746049880981">
                <text:p>11.0746049880981</text:p>
              </table:table-cell>
              <table:table-cell office:value-type="float" office:value="11.1413195133209">
                <text:p>11.1413195133209</text:p>
              </table:table-cell>
              <table:table-cell office:value-type="float" office:value="11.2747485637665">
                <text:p>11.2747485637665</text:p>
              </table:table-cell>
              <table:table-cell office:value-type="float" office:value="11.3414628505707">
                <text:p>11.3414628505707</text:p>
              </table:table-cell>
              <table:table-cell office:value-type="float" office:value="11.4081773757935">
                <text:p>11.4081773757935</text:p>
              </table:table-cell>
              <table:table-cell office:value-type="float" office:value="11.4748938083649">
                <text:p>11.4748938083649</text:p>
              </table:table-cell>
              <table:table-cell office:value-type="float" office:value="11.5416100025177">
                <text:p>11.5416100025177</text:p>
              </table:table-cell>
              <table:table-cell office:value-type="float" office:value="11.6083266735077">
                <text:p>11.6083266735077</text:p>
              </table:table-cell>
              <table:table-cell office:value-type="float" office:value="11.6750428676605">
                <text:p>11.6750428676605</text:p>
              </table:table-cell>
              <table:table-cell office:value-type="float" office:value="11.7751176357269">
                <text:p>11.7751176357269</text:p>
              </table:table-cell>
              <table:table-cell office:value-type="float" office:value="11.8418340682983">
                <text:p>11.8418340682983</text:p>
              </table:table-cell>
              <table:table-cell office:value-type="float" office:value="11.9085507392883">
                <text:p>11.9085507392883</text:p>
              </table:table-cell>
              <table:table-cell office:value-type="float" office:value="11.9419088363647">
                <text:p>11.9419088363647</text:p>
              </table:table-cell>
              <table:table-cell office:value-type="float" office:value="11.9752671718597">
                <text:p>11.9752671718597</text:p>
              </table:table-cell>
              <table:table-cell office:value-type="float" office:value="12.0086255073547">
                <text:p>12.0086255073547</text:p>
              </table:table-cell>
              <table:table-cell office:value-type="float" office:value="12.0753419399261">
                <text:p>12.0753419399261</text:p>
              </table:table-cell>
              <table:table-cell office:value-type="float" office:value="12.1420586109161">
                <text:p>12.1420586109161</text:p>
              </table:table-cell>
              <table:table-cell office:value-type="float" office:value="12.1754169464111">
                <text:p>12.1754169464111</text:p>
              </table:table-cell>
              <table:table-cell office:value-type="float" office:value="12.2087752819061">
                <text:p>12.2087752819061</text:p>
              </table:table-cell>
              <table:table-cell office:value-type="float" office:value="12.2421333789825">
                <text:p>12.2421333789825</text:p>
              </table:table-cell>
              <table:table-cell office:value-type="float" office:value="12.2754919528961">
                <text:p>12.2754919528961</text:p>
              </table:table-cell>
              <table:table-cell office:value-type="float" office:value="12.3088500499725">
                <text:p>12.3088500499725</text:p>
              </table:table-cell>
              <table:table-cell office:value-type="float" office:value="12.4422831535339">
                <text:p>12.4422831535339</text:p>
              </table:table-cell>
              <table:table-cell office:value-type="float" office:value="12.5089995861053">
                <text:p>12.5089995861053</text:p>
              </table:table-cell>
              <table:table-cell office:value-type="float" office:value="12.7425072193146">
                <text:p>12.7425072193146</text:p>
              </table:table-cell>
              <table:table-cell office:value-type="float" office:value="12.7758655548096">
                <text:p>12.7758655548096</text:p>
              </table:table-cell>
              <table:table-cell office:value-type="float" office:value="12.8425822257996">
                <text:p>12.8425822257996</text:p>
              </table:table-cell>
              <table:table-cell office:value-type="float" office:value="12.909298658371">
                <text:p>12.909298658371</text:p>
              </table:table-cell>
              <table:table-cell office:value-type="float" office:value="12.976015329361">
                <text:p>12.976015329361</text:p>
              </table:table-cell>
              <table:table-cell office:value-type="float" office:value="13.042732000351">
                <text:p>13.042732000351</text:p>
              </table:table-cell>
              <table:table-cell office:value-type="float" office:value="13.1094486713409">
                <text:p>13.1094486713409</text:p>
              </table:table-cell>
              <table:table-cell office:value-type="float" office:value="13.2428822517395">
                <text:p>13.2428822517395</text:p>
              </table:table-cell>
              <table:table-cell office:value-type="float" office:value="13.3429574966431">
                <text:p>13.3429574966431</text:p>
              </table:table-cell>
              <table:table-cell office:value-type="float" office:value="13.4096744060516">
                <text:p>13.4096744060516</text:p>
              </table:table-cell>
              <table:table-cell office:value-type="float" office:value="13.4763896465302">
                <text:p>13.4763896465302</text:p>
              </table:table-cell>
              <table:table-cell office:value-type="float" office:value="13.6098201274872">
                <text:p>13.6098201274872</text:p>
              </table:table-cell>
              <table:table-cell office:value-type="float" office:value="13.6765356063843">
                <text:p>13.6765356063843</text:p>
              </table:table-cell>
              <table:table-cell office:value-type="float" office:value="13.7098932266235">
                <text:p>13.7098932266235</text:p>
              </table:table-cell>
              <table:table-cell office:value-type="float" office:value="13.7432508468628">
                <text:p>13.7432508468628</text:p>
              </table:table-cell>
              <table:table-cell office:value-type="float" office:value="13.7766084671021">
                <text:p>13.7766084671021</text:p>
              </table:table-cell>
              <table:table-cell office:value-type="float" office:value="13.8766813278198">
                <text:p>13.8766813278198</text:p>
              </table:table-cell>
              <table:table-cell office:value-type="float" office:value="13.9100389480591">
                <text:p>13.9100389480591</text:p>
              </table:table-cell>
              <table:table-cell office:value-type="float" office:value="13.9433965682983">
                <text:p>13.9433965682983</text:p>
              </table:table-cell>
              <table:table-cell office:value-type="float" office:value="14.0434696674347">
                <text:p>14.0434696674347</text:p>
              </table:table-cell>
              <table:table-cell office:value-type="float" office:value="14.1101849079132">
                <text:p>14.1101849079132</text:p>
              </table:table-cell>
              <table:table-cell office:value-type="float" office:value="14.143542766571">
                <text:p>14.143542766571</text:p>
              </table:table-cell>
              <table:table-cell office:value-type="float" office:value="14.2102580070496">
                <text:p>14.2102580070496</text:p>
              </table:table-cell>
              <table:table-cell office:value-type="float" office:value="14.2769732475281">
                <text:p>14.2769732475281</text:p>
              </table:table-cell>
              <table:table-cell office:value-type="float" office:value="14.4104037284851">
                <text:p>14.4104037284851</text:p>
              </table:table-cell>
              <table:table-cell office:value-type="float" office:value="14.4771180152893">
                <text:p>14.4771180152893</text:p>
              </table:table-cell>
              <table:table-cell office:value-type="float" office:value="14.5104751586914">
                <text:p>14.5104751586914</text:p>
              </table:table-cell>
              <table:table-cell office:value-type="float" office:value="14.5438325405121">
                <text:p>14.5438325405121</text:p>
              </table:table-cell>
              <table:table-cell office:value-type="float" office:value="14.6105468273163">
                <text:p>14.6105468273163</text:p>
              </table:table-cell>
              <table:table-cell office:value-type="float" office:value="14.6772611141205">
                <text:p>14.6772611141205</text:p>
              </table:table-cell>
              <table:table-cell office:value-type="float" office:value="14.7439754009247">
                <text:p>14.7439754009247</text:p>
              </table:table-cell>
              <table:table-cell office:value-type="float" office:value="14.8106899261475">
                <text:p>14.8106899261475</text:p>
              </table:table-cell>
              <table:table-cell office:value-type="float" office:value="14.8440470695496">
                <text:p>14.8440470695496</text:p>
              </table:table-cell>
              <table:table-cell office:value-type="float" office:value="14.9107613563538">
                <text:p>14.9107613563538</text:p>
              </table:table-cell>
              <table:table-cell office:value-type="float" office:value="15.0441899299622">
                <text:p>15.0441899299622</text:p>
              </table:table-cell>
              <table:table-cell office:value-type="float" office:value="15.2776899337769">
                <text:p>15.2776899337769</text:p>
              </table:table-cell>
              <table:table-cell office:value-type="float" office:value="15.3110468387604">
                <text:p>15.3110468387604</text:p>
              </table:table-cell>
              <table:table-cell office:value-type="float" office:value="15.3444039821625">
                <text:p>15.3444039821625</text:p>
              </table:table-cell>
              <table:table-cell office:value-type="float" office:value="15.3777611255646">
                <text:p>15.3777611255646</text:p>
              </table:table-cell>
              <table:table-cell office:value-type="float" office:value="15.4444756507874">
                <text:p>15.4444756507874</text:p>
              </table:table-cell>
              <table:table-cell office:value-type="float" office:value="15.4778332710266">
                <text:p>15.4778332710266</text:p>
              </table:table-cell>
              <table:table-cell office:value-type="float" office:value="15.5111908912659">
                <text:p>15.5111908912659</text:p>
              </table:table-cell>
              <table:table-cell office:value-type="float" office:value="15.5445482730865">
                <text:p>15.5445482730865</text:p>
              </table:table-cell>
              <table:table-cell office:value-type="float" office:value="15.5779056549072">
                <text:p>15.5779056549072</text:p>
              </table:table-cell>
              <table:table-cell office:value-type="float" office:value="15.6112632751465">
                <text:p>15.6112632751465</text:p>
              </table:table-cell>
              <table:table-cell office:value-type="float" office:value="15.6779782772064">
                <text:p>15.6779782772064</text:p>
              </table:table-cell>
              <table:table-cell office:value-type="float" office:value="15.8447659015656">
                <text:p>15.8447659015656</text:p>
              </table:table-cell>
              <table:table-cell office:value-type="float" office:value="15.9114809036255">
                <text:p>15.9114809036255</text:p>
              </table:table-cell>
              <table:table-cell office:value-type="float" office:value="15.9448382854462">
                <text:p>15.9448382854462</text:p>
              </table:table-cell>
              <table:table-cell office:value-type="float" office:value="16.0115532875061">
                <text:p>16.0115532875061</text:p>
              </table:table-cell>
              <table:table-cell office:value-type="float" office:value="16.1783409118652">
                <text:p>16.1783409118652</text:p>
              </table:table-cell>
              <table:table-cell office:value-type="float" office:value="16.2450561523438">
                <text:p>16.2450561523438</text:p>
              </table:table-cell>
              <table:table-cell office:value-type="float" office:value="16.3117711544037">
                <text:p>16.3117711544037</text:p>
              </table:table-cell>
              <table:table-cell office:value-type="float" office:value="16.3451287746429">
                <text:p>16.3451287746429</text:p>
              </table:table-cell>
              <table:table-cell office:value-type="float" office:value="16.4452006816864">
                <text:p>16.4452006816864</text:p>
              </table:table-cell>
              <table:table-cell office:value-type="float" office:value="16.5119142532349">
                <text:p>16.5119142532349</text:p>
              </table:table-cell>
              <table:table-cell office:value-type="float" office:value="16.5786278247833">
                <text:p>16.5786278247833</text:p>
              </table:table-cell>
              <table:table-cell office:value-type="float" office:value="16.6453413963318">
                <text:p>16.6453413963318</text:p>
              </table:table-cell>
              <table:table-cell office:value-type="float" office:value="16.6786980628967">
                <text:p>16.6786980628967</text:p>
              </table:table-cell>
              <table:table-cell office:value-type="float" office:value="16.7454118728638">
                <text:p>16.7454118728638</text:p>
              </table:table-cell>
              <table:table-cell office:value-type="float" office:value="16.7787687778473">
                <text:p>16.7787687778473</text:p>
              </table:table-cell>
              <table:table-cell office:value-type="float" office:value="16.8121254444122">
                <text:p>16.8121254444122</text:p>
              </table:table-cell>
              <table:table-cell office:value-type="float" office:value="16.9121956825256">
                <text:p>16.9121956825256</text:p>
              </table:table-cell>
              <table:table-cell office:value-type="float" office:value="16.9789090156555">
                <text:p>16.9789090156555</text:p>
              </table:table-cell>
              <table:table-cell office:value-type="float" office:value="17.045622587204">
                <text:p>17.045622587204</text:p>
              </table:table-cell>
              <table:table-cell office:value-type="float" office:value="17.0789792537689">
                <text:p>17.0789792537689</text:p>
              </table:table-cell>
              <table:table-cell office:value-type="float" office:value="17.1790492534637">
                <text:p>17.1790492534637</text:p>
              </table:table-cell>
              <table:table-cell office:value-type="float" office:value="17.2457625865936">
                <text:p>17.2457625865936</text:p>
              </table:table-cell>
              <table:table-cell office:value-type="float" office:value="17.3124759197235">
                <text:p>17.3124759197235</text:p>
              </table:table-cell>
              <table:table-cell office:value-type="float" office:value="17.379189491272">
                <text:p>17.379189491272</text:p>
              </table:table-cell>
              <table:table-cell office:value-type="float" office:value="17.4459040164948">
                <text:p>17.4459040164948</text:p>
              </table:table-cell>
              <table:table-cell office:value-type="float" office:value="17.512619972229">
                <text:p>17.512619972229</text:p>
              </table:table-cell>
              <table:table-cell office:value-type="float" office:value="17.5793361663818">
                <text:p>17.5793361663818</text:p>
              </table:table-cell>
              <table:table-cell office:value-type="float" office:value="17.6460523605347">
                <text:p>17.6460523605347</text:p>
              </table:table-cell>
              <table:table-cell office:value-type="float" office:value="17.6794104576111">
                <text:p>17.6794104576111</text:p>
              </table:table-cell>
              <table:table-cell office:value-type="float" office:value="17.7461266517639">
                <text:p>17.7461266517639</text:p>
              </table:table-cell>
              <table:table-cell office:value-type="float" office:value="17.8795592784882">
                <text:p>17.8795592784882</text:p>
              </table:table-cell>
              <table:table-cell office:value-type="float" office:value="17.946275472641">
                <text:p>17.946275472641</text:p>
              </table:table-cell>
              <table:table-cell office:value-type="float" office:value="18.0129919052124">
                <text:p>18.0129919052124</text:p>
              </table:table-cell>
              <table:table-cell office:value-type="float" office:value="18.0463500022888">
                <text:p>18.0463500022888</text:p>
              </table:table-cell>
              <table:table-cell office:value-type="float" office:value="18.0797083377838">
                <text:p>18.0797083377838</text:p>
              </table:table-cell>
              <table:table-cell office:value-type="float" office:value="18.1464247703552">
                <text:p>18.1464247703552</text:p>
              </table:table-cell>
              <table:table-cell office:value-type="float" office:value="18.2131412029266">
                <text:p>18.2131412029266</text:p>
              </table:table-cell>
              <table:table-cell office:value-type="float" office:value="18.2798578739166">
                <text:p>18.2798578739166</text:p>
              </table:table-cell>
              <table:table-cell office:value-type="float" office:value="18.346574306488">
                <text:p>18.346574306488</text:p>
              </table:table-cell>
              <table:table-cell office:value-type="float" office:value="18.379932641983">
                <text:p>18.379932641983</text:p>
              </table:table-cell>
              <table:table-cell office:value-type="float" office:value="18.4466483592987">
                <text:p>18.4466483592987</text:p>
              </table:table-cell>
              <table:table-cell office:value-type="float" office:value="18.480005979538">
                <text:p>18.480005979538</text:p>
              </table:table-cell>
              <table:table-cell office:value-type="float" office:value="18.5133635997772">
                <text:p>18.5133635997772</text:p>
              </table:table-cell>
              <table:table-cell office:value-type="float" office:value="18.5800788402557">
                <text:p>18.5800788402557</text:p>
              </table:table-cell>
              <table:table-cell office:value-type="float" office:value="18.6467938423157">
                <text:p>18.6467938423157</text:p>
              </table:table-cell>
              <table:table-cell office:value-type="float" office:value="18.7135088443756">
                <text:p>18.7135088443756</text:p>
              </table:table-cell>
              <table:table-cell office:value-type="float" office:value="18.7802243232727">
                <text:p>18.7802243232727</text:p>
              </table:table-cell>
              <table:table-cell office:value-type="float" office:value="18.8469393253326">
                <text:p>18.8469393253326</text:p>
              </table:table-cell>
              <table:table-cell office:value-type="float" office:value="18.8802969455719">
                <text:p>18.8802969455719</text:p>
              </table:table-cell>
              <table:table-cell office:value-type="float" office:value="18.9136545658112">
                <text:p>18.9136545658112</text:p>
              </table:table-cell>
              <table:table-cell office:value-type="float" office:value="18.9470121860504">
                <text:p>18.9470121860504</text:p>
              </table:table-cell>
              <table:table-cell office:value-type="float" office:value="19.0137274265289">
                <text:p>19.0137274265289</text:p>
              </table:table-cell>
              <table:table-cell office:value-type="float" office:value="19.0470848083496">
                <text:p>19.0470848083496</text:p>
              </table:table-cell>
              <table:table-cell office:value-type="float" office:value="19.1138002872467">
                <text:p>19.1138002872467</text:p>
              </table:table-cell>
              <table:table-cell office:value-type="float" office:value="19.1471576690674">
                <text:p>19.1471576690674</text:p>
              </table:table-cell>
              <table:table-cell office:value-type="float" office:value="19.1805152893066">
                <text:p>19.1805152893066</text:p>
              </table:table-cell>
              <table:table-cell office:value-type="float" office:value="19.2805881500244">
                <text:p>19.2805881500244</text:p>
              </table:table-cell>
              <table:table-cell office:value-type="float" office:value="19.3473033905029">
                <text:p>19.3473033905029</text:p>
              </table:table-cell>
              <table:table-cell office:value-type="float" office:value="19.3806610107422">
                <text:p>19.3806610107422</text:p>
              </table:table-cell>
              <table:table-cell office:value-type="float" office:value="19.4140186309814">
                <text:p>19.4140186309814</text:p>
              </table:table-cell>
              <table:table-cell office:value-type="float" office:value="19.4807329177856">
                <text:p>19.4807329177856</text:p>
              </table:table-cell>
              <table:table-cell office:value-type="float" office:value="19.5808038711548">
                <text:p>19.5808038711548</text:p>
              </table:table-cell>
              <table:table-cell office:value-type="float" office:value="19.6475179195404">
                <text:p>19.6475179195404</text:p>
              </table:table-cell>
              <table:table-cell office:value-type="float" office:value="19.7142322063446">
                <text:p>19.7142322063446</text:p>
              </table:table-cell>
              <table:table-cell office:value-type="float" office:value="19.7809460163116">
                <text:p>19.7809460163116</text:p>
              </table:table-cell>
              <table:table-cell office:value-type="float" office:value="19.8143031597137">
                <text:p>19.8143031597137</text:p>
              </table:table-cell>
              <table:table-cell office:value-type="float" office:value="19.8810169696808">
                <text:p>19.8810169696808</text:p>
              </table:table-cell>
              <table:table-cell office:value-type="float" office:value="19.9143741130829">
                <text:p>19.9143741130829</text:p>
              </table:table-cell>
              <table:table-cell office:value-type="float" office:value="19.9477310180664">
                <text:p>19.9477310180664</text:p>
              </table:table-cell>
              <table:table-cell office:value-type="float" office:value="19.9810881614685">
                <text:p>19.9810881614685</text:p>
              </table:table-cell>
              <table:table-cell office:value-type="float" office:value="20.0144453048706">
                <text:p>20.0144453048706</text:p>
              </table:table-cell>
              <table:table-cell office:value-type="float" office:value="20.0478022098541">
                <text:p>20.0478022098541</text:p>
              </table:table-cell>
              <table:table-cell office:value-type="float" office:value="20.0811591148376">
                <text:p>20.0811591148376</text:p>
              </table:table-cell>
              <table:table-cell office:value-type="float" office:value="20.1145162582397">
                <text:p>20.1145162582397</text:p>
              </table:table-cell>
              <table:table-cell office:value-type="float" office:value="20.1478731632233">
                <text:p>20.1478731632233</text:p>
              </table:table-cell>
              <table:table-cell office:value-type="float" office:value="20.1812300682068">
                <text:p>20.1812300682068</text:p>
              </table:table-cell>
              <table:table-cell office:value-type="float" office:value="20.2145869731903">
                <text:p>20.2145869731903</text:p>
              </table:table-cell>
              <table:table-cell office:value-type="float" office:value="20.2813012599945">
                <text:p>20.2813012599945</text:p>
              </table:table-cell>
              <table:table-cell office:value-type="float" office:value="20.3480150699615">
                <text:p>20.3480150699615</text:p>
              </table:table-cell>
              <table:table-cell office:value-type="float" office:value="20.4147291183472">
                <text:p>20.4147291183472</text:p>
              </table:table-cell>
              <table:table-cell office:value-type="float" office:value="20.4814472198486">
                <text:p>20.4814472198486</text:p>
              </table:table-cell>
              <table:table-cell office:value-type="float" office:value="20.5481655597687">
                <text:p>20.5481655597687</text:p>
              </table:table-cell>
              <table:table-cell office:value-type="float" office:value="20.6148836612701">
                <text:p>20.6148836612701</text:p>
              </table:table-cell>
              <table:table-cell office:value-type="float" office:value="20.6816020011902">
                <text:p>20.6816020011902</text:p>
              </table:table-cell>
              <table:table-cell office:value-type="float" office:value="20.7483203411102">
                <text:p>20.7483203411102</text:p>
              </table:table-cell>
              <table:table-cell office:value-type="float" office:value="20.7816796302795">
                <text:p>20.7816796302795</text:p>
              </table:table-cell>
              <table:table-cell office:value-type="float" office:value="20.8483979701996">
                <text:p>20.8483979701996</text:p>
              </table:table-cell>
              <table:table-cell office:value-type="float" office:value="20.8817572593689">
                <text:p>20.8817572593689</text:p>
              </table:table-cell>
              <table:table-cell office:value-type="float" office:value="20.9151163101196">
                <text:p>20.9151163101196</text:p>
              </table:table-cell>
              <table:table-cell office:value-type="float" office:value="20.9484755992889">
                <text:p>20.9484755992889</text:p>
              </table:table-cell>
              <table:table-cell office:value-type="float" office:value="20.9818348884583">
                <text:p>20.9818348884583</text:p>
              </table:table-cell>
              <table:table-cell office:value-type="float" office:value="21.0485534667969">
                <text:p>21.0485534667969</text:p>
              </table:table-cell>
              <table:table-cell office:value-type="float" office:value="21.1152718067169">
                <text:p>21.1152718067169</text:p>
              </table:table-cell>
              <table:table-cell office:value-type="float" office:value="21.1486313343048">
                <text:p>21.1486313343048</text:p>
              </table:table-cell>
              <table:table-cell office:value-type="float" office:value="21.1819903850555">
                <text:p>21.1819903850555</text:p>
              </table:table-cell>
              <table:table-cell office:value-type="float" office:value="21.2153496742249">
                <text:p>21.2153496742249</text:p>
              </table:table-cell>
              <table:table-cell office:value-type="float" office:value="21.2820682525635">
                <text:p>21.2820682525635</text:p>
              </table:table-cell>
              <table:table-cell office:value-type="float" office:value="21.3154275417328">
                <text:p>21.3154275417328</text:p>
              </table:table-cell>
              <table:table-cell office:value-type="float" office:value="21.3487870693207">
                <text:p>21.3487870693207</text:p>
              </table:table-cell>
              <table:table-cell office:value-type="float" office:value="21.4155058860779">
                <text:p>21.4155058860779</text:p>
              </table:table-cell>
              <table:table-cell office:value-type="float" office:value="21.4822211265564">
                <text:p>21.4822211265564</text:p>
              </table:table-cell>
              <table:table-cell office:value-type="float" office:value="21.5155789852142">
                <text:p>21.5155789852142</text:p>
              </table:table-cell>
              <table:table-cell office:value-type="float" office:value="21.5489366054535">
                <text:p>21.5489366054535</text:p>
              </table:table-cell>
              <table:table-cell office:value-type="float" office:value="21.5822944641113">
                <text:p>21.5822944641113</text:p>
              </table:table-cell>
              <table:table-cell office:value-type="float" office:value="21.6156520843506">
                <text:p>21.6156520843506</text:p>
              </table:table-cell>
              <table:table-cell office:value-type="float" office:value="21.6490099430084">
                <text:p>21.6490099430084</text:p>
              </table:table-cell>
              <table:table-cell office:value-type="float" office:value="21.6823675632477">
                <text:p>21.6823675632477</text:p>
              </table:table-cell>
              <table:table-cell office:value-type="float" office:value="21.7490832805634">
                <text:p>21.7490832805634</text:p>
              </table:table-cell>
              <table:table-cell office:value-type="float" office:value="21.7824409008026">
                <text:p>21.7824409008026</text:p>
              </table:table-cell>
              <table:table-cell office:value-type="float" office:value="21.8491561412811">
                <text:p>21.8491561412811</text:p>
              </table:table-cell>
              <table:table-cell office:value-type="float" office:value="21.882513999939">
                <text:p>21.882513999939</text:p>
              </table:table-cell>
              <table:table-cell office:value-type="float" office:value="21.9492294788361">
                <text:p>21.9492294788361</text:p>
              </table:table-cell>
              <table:table-cell office:value-type="float" office:value="21.9825873374939">
                <text:p>21.9825873374939</text:p>
              </table:table-cell>
              <table:table-cell office:value-type="float" office:value="22.0159449577332">
                <text:p>22.0159449577332</text:p>
              </table:table-cell>
              <table:table-cell office:value-type="float" office:value="22.0493025779724">
                <text:p>22.0493025779724</text:p>
              </table:table-cell>
              <table:table-cell office:value-type="float" office:value="22.0826606750488">
                <text:p>22.0826606750488</text:p>
              </table:table-cell>
              <table:table-cell office:value-type="float" office:value="22.1160182952881">
                <text:p>22.1160182952881</text:p>
              </table:table-cell>
              <table:table-cell office:value-type="float" office:value="22.1493759155273">
                <text:p>22.1493759155273</text:p>
              </table:table-cell>
              <table:table-cell office:value-type="float" office:value="22.1827337741852">
                <text:p>22.1827337741852</text:p>
              </table:table-cell>
              <table:table-cell office:value-type="float" office:value="22.2494494915009">
                <text:p>22.2494494915009</text:p>
              </table:table-cell>
              <table:table-cell office:value-type="float" office:value="22.2828071117401">
                <text:p>22.2828071117401</text:p>
              </table:table-cell>
              <table:table-cell office:value-type="float" office:value="22.3161647319794">
                <text:p>22.3161647319794</text:p>
              </table:table-cell>
              <table:table-cell office:value-type="float" office:value="22.3495225906372">
                <text:p>22.3495225906372</text:p>
              </table:table-cell>
              <table:table-cell office:value-type="float" office:value="22.3828802108765">
                <text:p>22.3828802108765</text:p>
              </table:table-cell>
              <table:table-cell office:value-type="float" office:value="22.4162380695343">
                <text:p>22.4162380695343</text:p>
              </table:table-cell>
              <table:table-cell office:value-type="float" office:value="22.4495959281921">
                <text:p>22.4495959281921</text:p>
              </table:table-cell>
              <table:table-cell office:value-type="float" office:value="22.5163116455078">
                <text:p>22.5163116455078</text:p>
              </table:table-cell>
              <table:table-cell office:value-type="float" office:value="22.5830273628235">
                <text:p>22.5830273628235</text:p>
              </table:table-cell>
            </table:table-row>
            <table:table-row>
              <table:table-cell office:value-type="string">
                <text:p>y_disp-axis</text:p>
                <draw:g>
                  <svg:desc>tfoot3.A6:tfoot3.A6</svg:desc>
                </draw:g>
              </table:table-cell>
              <table:table-cell office:value-type="float" office:value="0.305099672853029">
                <text:p>0.305099672853029</text:p>
                <draw:g>
                  <svg:desc>tfoot3.B6:tfoot3.MY6</svg:desc>
                </draw:g>
              </table:table-cell>
              <table:table-cell office:value-type="float" office:value="0.305057077819188">
                <text:p>0.305057077819188</text:p>
              </table:table-cell>
              <table:table-cell office:value-type="float" office:value="0.305028556742485">
                <text:p>0.305028556742485</text:p>
              </table:table-cell>
              <table:table-cell office:value-type="float" office:value="0.305036493215383">
                <text:p>0.305036493215383</text:p>
              </table:table-cell>
              <table:table-cell office:value-type="float" office:value="0.305019345475416">
                <text:p>0.305019345475416</text:p>
              </table:table-cell>
              <table:table-cell office:value-type="float" office:value="0.305044102667126">
                <text:p>0.305044102667126</text:p>
              </table:table-cell>
              <table:table-cell office:value-type="float" office:value="0.305073736989697">
                <text:p>0.305073736989697</text:p>
              </table:table-cell>
              <table:table-cell office:value-type="float" office:value="0.305009648771406">
                <text:p>0.305009648771406</text:p>
              </table:table-cell>
              <table:table-cell office:value-type="float" office:value="0.305053294255559">
                <text:p>0.305053294255559</text:p>
              </table:table-cell>
              <table:table-cell office:value-type="float" office:value="0.305057062687801">
                <text:p>0.305057062687801</text:p>
              </table:table-cell>
              <table:table-cell office:value-type="float" office:value="0.305096897164483">
                <text:p>0.305096897164483</text:p>
              </table:table-cell>
              <table:table-cell office:value-type="float" office:value="0.305027968475273">
                <text:p>0.305027968475273</text:p>
              </table:table-cell>
              <table:table-cell office:value-type="float" office:value="0.305069195435784">
                <text:p>0.305069195435784</text:p>
              </table:table-cell>
              <table:table-cell office:value-type="float" office:value="0.30507172421176">
                <text:p>0.30507172421176</text:p>
              </table:table-cell>
              <table:table-cell office:value-type="float" office:value="0.30501952983511">
                <text:p>0.30501952983511</text:p>
              </table:table-cell>
              <table:table-cell office:value-type="float" office:value="0.305028815822654">
                <text:p>0.305028815822654</text:p>
              </table:table-cell>
              <table:table-cell office:value-type="float" office:value="0.305063099610719">
                <text:p>0.305063099610719</text:p>
              </table:table-cell>
              <table:table-cell office:value-type="float" office:value="0.305059441175904">
                <text:p>0.305059441175904</text:p>
              </table:table-cell>
              <table:table-cell office:value-type="float" office:value="0.304522645919907">
                <text:p>0.304522645919907</text:p>
              </table:table-cell>
              <table:table-cell office:value-type="float" office:value="0.304479913189067">
                <text:p>0.304479913189067</text:p>
              </table:table-cell>
              <table:table-cell office:value-type="float" office:value="0.304103238790053">
                <text:p>0.304103238790053</text:p>
              </table:table-cell>
              <table:table-cell office:value-type="float" office:value="0.302932816625248">
                <text:p>0.302932816625248</text:p>
              </table:table-cell>
              <table:table-cell office:value-type="float" office:value="0.301404217407841">
                <text:p>0.301404217407841</text:p>
              </table:table-cell>
              <table:table-cell office:value-type="float" office:value="0.300205904604283">
                <text:p>0.300205904604283</text:p>
              </table:table-cell>
              <table:table-cell office:value-type="float" office:value="0.299388060898747">
                <text:p>0.299388060898747</text:p>
              </table:table-cell>
              <table:table-cell office:value-type="float" office:value="0.298979494482397">
                <text:p>0.298979494482397</text:p>
              </table:table-cell>
              <table:table-cell office:value-type="float" office:value="0.297095305960276">
                <text:p>0.297095305960276</text:p>
              </table:table-cell>
              <table:table-cell office:value-type="float" office:value="0.296321557739469">
                <text:p>0.296321557739469</text:p>
              </table:table-cell>
              <table:table-cell office:value-type="float" office:value="0.297921588430977">
                <text:p>0.297921588430977</text:p>
              </table:table-cell>
              <table:table-cell office:value-type="float" office:value="0.305446893961925">
                <text:p>0.305446893961925</text:p>
              </table:table-cell>
              <table:table-cell office:value-type="float" office:value="0.309739457148516">
                <text:p>0.309739457148516</text:p>
              </table:table-cell>
              <table:table-cell office:value-type="float" office:value="0.318487243578335">
                <text:p>0.318487243578335</text:p>
              </table:table-cell>
              <table:table-cell office:value-type="float" office:value="0.318681645669454">
                <text:p>0.318681645669454</text:p>
              </table:table-cell>
              <table:table-cell office:value-type="float" office:value="0.324459326411601">
                <text:p>0.324459326411601</text:p>
              </table:table-cell>
              <table:table-cell office:value-type="float" office:value="0.337343105457823">
                <text:p>0.337343105457823</text:p>
              </table:table-cell>
              <table:table-cell office:value-type="float" office:value="0.339504026717177">
                <text:p>0.339504026717177</text:p>
              </table:table-cell>
              <table:table-cell office:value-type="float" office:value="0.340316505739906">
                <text:p>0.340316505739906</text:p>
              </table:table-cell>
              <table:table-cell office:value-type="float" office:value="0.339115440431379">
                <text:p>0.339115440431379</text:p>
              </table:table-cell>
              <table:table-cell office:value-type="float" office:value="0.336619549016459">
                <text:p>0.336619549016459</text:p>
              </table:table-cell>
              <table:table-cell office:value-type="float" office:value="0.337835760707398">
                <text:p>0.337835760707398</text:p>
              </table:table-cell>
              <table:table-cell office:value-type="float" office:value="0.335627225229232">
                <text:p>0.335627225229232</text:p>
              </table:table-cell>
              <table:table-cell office:value-type="float" office:value="0.324170587998188">
                <text:p>0.324170587998188</text:p>
              </table:table-cell>
              <table:table-cell office:value-type="float" office:value="0.313361479323557">
                <text:p>0.313361479323557</text:p>
              </table:table-cell>
              <table:table-cell office:value-type="float" office:value="0.310156912483877">
                <text:p>0.310156912483877</text:p>
              </table:table-cell>
              <table:table-cell office:value-type="float" office:value="0.309425311589769">
                <text:p>0.309425311589769</text:p>
              </table:table-cell>
              <table:table-cell office:value-type="float" office:value="0.305091848418675">
                <text:p>0.305091848418675</text:p>
              </table:table-cell>
              <table:table-cell office:value-type="float" office:value="0.306093393791523">
                <text:p>0.306093393791523</text:p>
              </table:table-cell>
              <table:table-cell office:value-type="float" office:value="0.303416455044517">
                <text:p>0.303416455044517</text:p>
              </table:table-cell>
              <table:table-cell office:value-type="float" office:value="0.301510461633622">
                <text:p>0.301510461633622</text:p>
              </table:table-cell>
              <table:table-cell office:value-type="float" office:value="0.300837768599828">
                <text:p>0.300837768599828</text:p>
              </table:table-cell>
              <table:table-cell office:value-type="float" office:value="0.300686403260416">
                <text:p>0.300686403260416</text:p>
              </table:table-cell>
              <table:table-cell office:value-type="float" office:value="0.299604708995035">
                <text:p>0.299604708995035</text:p>
              </table:table-cell>
              <table:table-cell office:value-type="float" office:value="0.295187727151443">
                <text:p>0.295187727151443</text:p>
              </table:table-cell>
              <table:table-cell office:value-type="float" office:value="0.295953773511367">
                <text:p>0.295953773511367</text:p>
              </table:table-cell>
              <table:table-cell office:value-type="float" office:value="0.332760942564974">
                <text:p>0.332760942564974</text:p>
              </table:table-cell>
              <table:table-cell office:value-type="float" office:value="0.338425310200149">
                <text:p>0.338425310200149</text:p>
              </table:table-cell>
              <table:table-cell office:value-type="float" office:value="0.339529663366796">
                <text:p>0.339529663366796</text:p>
              </table:table-cell>
              <table:table-cell office:value-type="float" office:value="0.337596792718449">
                <text:p>0.337596792718449</text:p>
              </table:table-cell>
              <table:table-cell office:value-type="float" office:value="0.327508081756509">
                <text:p>0.327508081756509</text:p>
              </table:table-cell>
              <table:table-cell office:value-type="float" office:value="0.312161197111752">
                <text:p>0.312161197111752</text:p>
              </table:table-cell>
              <table:table-cell office:value-type="float" office:value="0.306646474949674">
                <text:p>0.306646474949674</text:p>
              </table:table-cell>
              <table:table-cell office:value-type="float" office:value="0.305267195443243">
                <text:p>0.305267195443243</text:p>
              </table:table-cell>
              <table:table-cell office:value-type="float" office:value="0.298503320264831">
                <text:p>0.298503320264831</text:p>
              </table:table-cell>
              <table:table-cell office:value-type="float" office:value="0.300392095504724">
                <text:p>0.300392095504724</text:p>
              </table:table-cell>
              <table:table-cell office:value-type="float" office:value="0.30383954313236">
                <text:p>0.30383954313236</text:p>
              </table:table-cell>
              <table:table-cell office:value-type="float" office:value="0.30498915104815">
                <text:p>0.30498915104815</text:p>
              </table:table-cell>
              <table:table-cell office:value-type="float" office:value="0.302854040839901">
                <text:p>0.302854040839901</text:p>
              </table:table-cell>
              <table:table-cell office:value-type="float" office:value="0.301826992506259">
                <text:p>0.301826992506259</text:p>
              </table:table-cell>
              <table:table-cell office:value-type="float" office:value="0.300579519069804">
                <text:p>0.300579519069804</text:p>
              </table:table-cell>
              <table:table-cell office:value-type="float" office:value="0.300481451411998">
                <text:p>0.300481451411998</text:p>
              </table:table-cell>
              <table:table-cell office:value-type="float" office:value="0.298479100537343">
                <text:p>0.298479100537343</text:p>
              </table:table-cell>
              <table:table-cell office:value-type="float" office:value="0.304125644968553">
                <text:p>0.304125644968553</text:p>
              </table:table-cell>
              <table:table-cell office:value-type="float" office:value="0.309955454939433">
                <text:p>0.309955454939433</text:p>
              </table:table-cell>
              <table:table-cell office:value-type="float" office:value="0.315159091895972">
                <text:p>0.315159091895972</text:p>
              </table:table-cell>
              <table:table-cell office:value-type="float" office:value="0.320044445180931">
                <text:p>0.320044445180931</text:p>
              </table:table-cell>
              <table:table-cell office:value-type="float" office:value="0.320748473919044">
                <text:p>0.320748473919044</text:p>
              </table:table-cell>
              <table:table-cell office:value-type="float" office:value="0.331515691945606">
                <text:p>0.331515691945606</text:p>
              </table:table-cell>
              <table:table-cell office:value-type="float" office:value="0.33366645842668">
                <text:p>0.33366645842668</text:p>
              </table:table-cell>
              <table:table-cell office:value-type="float" office:value="0.328821016545489">
                <text:p>0.328821016545489</text:p>
              </table:table-cell>
              <table:table-cell office:value-type="float" office:value="0.325221151607063">
                <text:p>0.325221151607063</text:p>
              </table:table-cell>
              <table:table-cell office:value-type="float" office:value="0.322360794668361">
                <text:p>0.322360794668361</text:p>
              </table:table-cell>
              <table:table-cell office:value-type="float" office:value="0.317710674341916">
                <text:p>0.317710674341916</text:p>
              </table:table-cell>
              <table:table-cell office:value-type="float" office:value="0.300027970505165">
                <text:p>0.300027970505165</text:p>
              </table:table-cell>
              <table:table-cell office:value-type="float" office:value="0.304908740397139">
                <text:p>0.304908740397139</text:p>
              </table:table-cell>
              <table:table-cell office:value-type="float" office:value="0.304777366160074">
                <text:p>0.304777366160074</text:p>
              </table:table-cell>
              <table:table-cell office:value-type="float" office:value="0.299316113001009">
                <text:p>0.299316113001009</text:p>
              </table:table-cell>
              <table:table-cell office:value-type="float" office:value="0.299569903454467">
                <text:p>0.299569903454467</text:p>
              </table:table-cell>
              <table:table-cell office:value-type="float" office:value="0.296299451888396">
                <text:p>0.296299451888396</text:p>
              </table:table-cell>
              <table:table-cell office:value-type="float" office:value="0.292398237168299">
                <text:p>0.292398237168299</text:p>
              </table:table-cell>
              <table:table-cell office:value-type="float" office:value="0.291069389317108">
                <text:p>0.291069389317108</text:p>
              </table:table-cell>
              <table:table-cell office:value-type="float" office:value="0.288520546536623">
                <text:p>0.288520546536623</text:p>
              </table:table-cell>
              <table:table-cell office:value-type="float" office:value="0.286327213094587">
                <text:p>0.286327213094587</text:p>
              </table:table-cell>
              <table:table-cell office:value-type="float" office:value="0.28556673873914">
                <text:p>0.28556673873914</text:p>
              </table:table-cell>
              <table:table-cell office:value-type="float" office:value="0.313643707046539">
                <text:p>0.313643707046539</text:p>
              </table:table-cell>
              <table:table-cell office:value-type="float" office:value="0.317670878659989">
                <text:p>0.317670878659989</text:p>
              </table:table-cell>
              <table:table-cell office:value-type="float" office:value="0.324724078195085">
                <text:p>0.324724078195085</text:p>
              </table:table-cell>
              <table:table-cell office:value-type="float" office:value="0.325290215275492">
                <text:p>0.325290215275492</text:p>
              </table:table-cell>
              <table:table-cell office:value-type="float" office:value="0.280112829967651">
                <text:p>0.280112829967651</text:p>
              </table:table-cell>
              <table:table-cell office:value-type="float" office:value="0.278047049549299">
                <text:p>0.278047049549299</text:p>
              </table:table-cell>
              <table:table-cell office:value-type="float" office:value="0.279063002926693">
                <text:p>0.279063002926693</text:p>
              </table:table-cell>
              <table:table-cell office:value-type="float" office:value="0.304782427879298">
                <text:p>0.304782427879298</text:p>
              </table:table-cell>
              <table:table-cell office:value-type="float" office:value="0.303001718178672">
                <text:p>0.303001718178672</text:p>
              </table:table-cell>
              <table:table-cell office:value-type="float" office:value="0.300841108944714">
                <text:p>0.300841108944714</text:p>
              </table:table-cell>
              <table:table-cell office:value-type="float" office:value="0.301188363152622">
                <text:p>0.301188363152622</text:p>
              </table:table-cell>
              <table:table-cell office:value-type="float" office:value="0.299880324657467">
                <text:p>0.299880324657467</text:p>
              </table:table-cell>
              <table:table-cell office:value-type="float" office:value="0.290867484211757">
                <text:p>0.290867484211757</text:p>
              </table:table-cell>
              <table:table-cell office:value-type="float" office:value="0.288662244414684">
                <text:p>0.288662244414684</text:p>
              </table:table-cell>
              <table:table-cell office:value-type="float" office:value="0.28839673456991">
                <text:p>0.28839673456991</text:p>
              </table:table-cell>
              <table:table-cell office:value-type="float" office:value="0.293848745412832">
                <text:p>0.293848745412832</text:p>
              </table:table-cell>
              <table:table-cell office:value-type="float" office:value="0.304673888366424">
                <text:p>0.304673888366424</text:p>
              </table:table-cell>
              <table:table-cell office:value-type="float" office:value="0.31122292749577">
                <text:p>0.31122292749577</text:p>
              </table:table-cell>
              <table:table-cell office:value-type="float" office:value="0.319217108344639">
                <text:p>0.319217108344639</text:p>
              </table:table-cell>
              <table:table-cell office:value-type="float" office:value="0.327095661088071">
                <text:p>0.327095661088071</text:p>
              </table:table-cell>
              <table:table-cell office:value-type="float" office:value="0.32753561353902">
                <text:p>0.32753561353902</text:p>
              </table:table-cell>
              <table:table-cell office:value-type="float" office:value="0.324572630527758">
                <text:p>0.324572630527758</text:p>
              </table:table-cell>
              <table:table-cell office:value-type="float" office:value="0.312442906877464">
                <text:p>0.312442906877464</text:p>
              </table:table-cell>
              <table:table-cell office:value-type="float" office:value="0.29902286619781">
                <text:p>0.29902286619781</text:p>
              </table:table-cell>
              <table:table-cell office:value-type="float" office:value="0.298522515936362">
                <text:p>0.298522515936362</text:p>
              </table:table-cell>
              <table:table-cell office:value-type="float" office:value="0.300805760062303">
                <text:p>0.300805760062303</text:p>
              </table:table-cell>
              <table:table-cell office:value-type="float" office:value="0.300808615816724">
                <text:p>0.300808615816724</text:p>
              </table:table-cell>
              <table:table-cell office:value-type="float" office:value="0.302546199641122">
                <text:p>0.302546199641122</text:p>
              </table:table-cell>
              <table:table-cell office:value-type="float" office:value="0.300579902591933">
                <text:p>0.300579902591933</text:p>
              </table:table-cell>
              <table:table-cell office:value-type="float" office:value="0.295262946521445">
                <text:p>0.295262946521445</text:p>
              </table:table-cell>
              <table:table-cell office:value-type="float" office:value="0.289057753829916">
                <text:p>0.289057753829916</text:p>
              </table:table-cell>
              <table:table-cell office:value-type="float" office:value="0.285501756033139">
                <text:p>0.285501756033139</text:p>
              </table:table-cell>
              <table:table-cell office:value-type="float" office:value="0.282066973625598">
                <text:p>0.282066973625598</text:p>
              </table:table-cell>
              <table:table-cell office:value-type="float" office:value="0.296488973575818">
                <text:p>0.296488973575818</text:p>
              </table:table-cell>
              <table:table-cell office:value-type="float" office:value="0.29957223279932">
                <text:p>0.29957223279932</text:p>
              </table:table-cell>
              <table:table-cell office:value-type="float" office:value="0.304403493013382">
                <text:p>0.304403493013382</text:p>
              </table:table-cell>
              <table:table-cell office:value-type="float" office:value="0.315148277964579">
                <text:p>0.315148277964579</text:p>
              </table:table-cell>
              <table:table-cell office:value-type="float" office:value="0.31902479034222">
                <text:p>0.31902479034222</text:p>
              </table:table-cell>
              <table:table-cell office:value-type="float" office:value="0.275684988723692">
                <text:p>0.275684988723692</text:p>
              </table:table-cell>
              <table:table-cell office:value-type="float" office:value="0.279474462756865">
                <text:p>0.279474462756865</text:p>
              </table:table-cell>
              <table:table-cell office:value-type="float" office:value="0.304668129751414">
                <text:p>0.304668129751414</text:p>
              </table:table-cell>
              <table:table-cell office:value-type="float" office:value="0.305222823098181">
                <text:p>0.305222823098181</text:p>
              </table:table-cell>
              <table:table-cell office:value-type="float" office:value="0.30266800654644">
                <text:p>0.30266800654644</text:p>
              </table:table-cell>
              <table:table-cell office:value-type="float" office:value="0.3016736142056">
                <text:p>0.3016736142056</text:p>
              </table:table-cell>
              <table:table-cell office:value-type="float" office:value="0.301761665540611">
                <text:p>0.301761665540611</text:p>
              </table:table-cell>
              <table:table-cell office:value-type="float" office:value="0.300081496605618">
                <text:p>0.300081496605618</text:p>
              </table:table-cell>
              <table:table-cell office:value-type="float" office:value="0.299533714995235">
                <text:p>0.299533714995235</text:p>
              </table:table-cell>
              <table:table-cell office:value-type="float" office:value="0.29647896990302">
                <text:p>0.29647896990302</text:p>
              </table:table-cell>
              <table:table-cell office:value-type="float" office:value="0.294794778896227">
                <text:p>0.294794778896227</text:p>
              </table:table-cell>
              <table:table-cell office:value-type="float" office:value="0.316152716479578">
                <text:p>0.316152716479578</text:p>
              </table:table-cell>
              <table:table-cell office:value-type="float" office:value="0.316976364600259">
                <text:p>0.316976364600259</text:p>
              </table:table-cell>
              <table:table-cell office:value-type="float" office:value="0.315467633941559">
                <text:p>0.315467633941559</text:p>
              </table:table-cell>
              <table:table-cell office:value-type="float" office:value="0.32162608458054">
                <text:p>0.32162608458054</text:p>
              </table:table-cell>
              <table:table-cell office:value-type="float" office:value="0.331855557304995">
                <text:p>0.331855557304995</text:p>
              </table:table-cell>
              <table:table-cell office:value-type="float" office:value="0.329939508771426">
                <text:p>0.329939508771426</text:p>
              </table:table-cell>
              <table:table-cell office:value-type="float" office:value="0.303839041602894">
                <text:p>0.303839041602894</text:p>
              </table:table-cell>
              <table:table-cell office:value-type="float" office:value="0.3065094462461">
                <text:p>0.3065094462461</text:p>
              </table:table-cell>
              <table:table-cell office:value-type="float" office:value="0.30264448351308">
                <text:p>0.30264448351308</text:p>
              </table:table-cell>
              <table:table-cell office:value-type="float" office:value="0.301239954143908">
                <text:p>0.301239954143908</text:p>
              </table:table-cell>
              <table:table-cell office:value-type="float" office:value="0.301393868928117">
                <text:p>0.301393868928117</text:p>
              </table:table-cell>
              <table:table-cell office:value-type="float" office:value="0.299501959729744">
                <text:p>0.299501959729744</text:p>
              </table:table-cell>
              <table:table-cell office:value-type="float" office:value="0.296556666793961">
                <text:p>0.296556666793961</text:p>
              </table:table-cell>
              <table:table-cell office:value-type="float" office:value="0.292819559207501">
                <text:p>0.292819559207501</text:p>
              </table:table-cell>
              <table:table-cell office:value-type="float" office:value="0.288156776364414">
                <text:p>0.288156776364414</text:p>
              </table:table-cell>
              <table:table-cell office:value-type="float" office:value="0.287277570236273">
                <text:p>0.287277570236273</text:p>
              </table:table-cell>
              <table:table-cell office:value-type="float" office:value="0.286747781628747">
                <text:p>0.286747781628747</text:p>
              </table:table-cell>
              <table:table-cell office:value-type="float" office:value="0.319421635665686">
                <text:p>0.319421635665686</text:p>
              </table:table-cell>
              <table:table-cell office:value-type="float" office:value="0.323133875450326">
                <text:p>0.323133875450326</text:p>
              </table:table-cell>
              <table:table-cell office:value-type="float" office:value="0.328961153892677">
                <text:p>0.328961153892677</text:p>
              </table:table-cell>
              <table:table-cell office:value-type="float" office:value="0.326727517162217">
                <text:p>0.326727517162217</text:p>
              </table:table-cell>
              <table:table-cell office:value-type="float" office:value="0.281652251223802">
                <text:p>0.281652251223802</text:p>
              </table:table-cell>
              <table:table-cell office:value-type="float" office:value="0.280484568718215">
                <text:p>0.280484568718215</text:p>
              </table:table-cell>
              <table:table-cell office:value-type="float" office:value="0.279915444280997">
                <text:p>0.279915444280997</text:p>
              </table:table-cell>
              <table:table-cell office:value-type="float" office:value="0.304921979132852">
                <text:p>0.304921979132852</text:p>
              </table:table-cell>
              <table:table-cell office:value-type="float" office:value="0.304249089441782">
                <text:p>0.304249089441782</text:p>
              </table:table-cell>
              <table:table-cell office:value-type="float" office:value="0.301055366251828">
                <text:p>0.301055366251828</text:p>
              </table:table-cell>
              <table:table-cell office:value-type="float" office:value="0.302004534067053">
                <text:p>0.302004534067053</text:p>
              </table:table-cell>
              <table:table-cell office:value-type="float" office:value="0.298248475041371">
                <text:p>0.298248475041371</text:p>
              </table:table-cell>
              <table:table-cell office:value-type="float" office:value="0.296041346460087">
                <text:p>0.296041346460087</text:p>
              </table:table-cell>
              <table:table-cell office:value-type="float" office:value="0.294318140645357">
                <text:p>0.294318140645357</text:p>
              </table:table-cell>
              <table:table-cell office:value-type="float" office:value="0.306246200283551">
                <text:p>0.306246200283551</text:p>
              </table:table-cell>
              <table:table-cell office:value-type="float" office:value="0.314428879723635">
                <text:p>0.314428879723635</text:p>
              </table:table-cell>
              <table:table-cell office:value-type="float" office:value="0.314016613119766">
                <text:p>0.314016613119766</text:p>
              </table:table-cell>
              <table:table-cell office:value-type="float" office:value="0.314120665915121">
                <text:p>0.314120665915121</text:p>
              </table:table-cell>
              <table:table-cell office:value-type="float" office:value="0.319404428291487">
                <text:p>0.319404428291487</text:p>
              </table:table-cell>
              <table:table-cell office:value-type="float" office:value="0.325544079877927">
                <text:p>0.325544079877927</text:p>
              </table:table-cell>
              <table:table-cell office:value-type="float" office:value="0.330226140472246">
                <text:p>0.330226140472246</text:p>
              </table:table-cell>
              <table:table-cell office:value-type="float" office:value="0.328701963557449">
                <text:p>0.328701963557449</text:p>
              </table:table-cell>
              <table:table-cell office:value-type="float" office:value="0.325873763762166">
                <text:p>0.325873763762166</text:p>
              </table:table-cell>
              <table:table-cell office:value-type="float" office:value="0.322037255553079">
                <text:p>0.322037255553079</text:p>
              </table:table-cell>
              <table:table-cell office:value-type="float" office:value="0.317126921277814">
                <text:p>0.317126921277814</text:p>
              </table:table-cell>
              <table:table-cell office:value-type="float" office:value="0.313387929845755">
                <text:p>0.313387929845755</text:p>
              </table:table-cell>
              <table:table-cell office:value-type="float" office:value="0.30895513160978">
                <text:p>0.30895513160978</text:p>
              </table:table-cell>
              <table:table-cell office:value-type="float" office:value="0.303848949329363">
                <text:p>0.303848949329363</text:p>
              </table:table-cell>
              <table:table-cell office:value-type="float" office:value="0.306685260359197">
                <text:p>0.306685260359197</text:p>
              </table:table-cell>
              <table:table-cell office:value-type="float" office:value="0.303650199168751">
                <text:p>0.303650199168751</text:p>
              </table:table-cell>
              <table:table-cell office:value-type="float" office:value="0.30151408166997">
                <text:p>0.30151408166997</text:p>
              </table:table-cell>
              <table:table-cell office:value-type="float" office:value="0.297815729122798">
                <text:p>0.297815729122798</text:p>
              </table:table-cell>
              <table:table-cell office:value-type="float" office:value="0.291920823362943">
                <text:p>0.291920823362943</text:p>
              </table:table-cell>
              <table:table-cell office:value-type="float" office:value="0.288749209777743">
                <text:p>0.288749209777743</text:p>
              </table:table-cell>
              <table:table-cell office:value-type="float" office:value="0.288127533949438">
                <text:p>0.288127533949438</text:p>
              </table:table-cell>
              <table:table-cell office:value-type="float" office:value="0.286876377403447">
                <text:p>0.286876377403447</text:p>
              </table:table-cell>
              <table:table-cell office:value-type="float" office:value="0.31415660490052">
                <text:p>0.31415660490052</text:p>
              </table:table-cell>
              <table:table-cell office:value-type="float" office:value="0.32869506520995">
                <text:p>0.32869506520995</text:p>
              </table:table-cell>
              <table:table-cell office:value-type="float" office:value="0.3306857099831">
                <text:p>0.3306857099831</text:p>
              </table:table-cell>
              <table:table-cell office:value-type="float" office:value="0.323488008360984">
                <text:p>0.323488008360984</text:p>
              </table:table-cell>
              <table:table-cell office:value-type="float" office:value="0.288106138085511">
                <text:p>0.288106138085511</text:p>
              </table:table-cell>
              <table:table-cell office:value-type="float" office:value="0.284602411197594">
                <text:p>0.284602411197594</text:p>
              </table:table-cell>
              <table:table-cell office:value-type="float" office:value="0.283046858393211">
                <text:p>0.283046858393211</text:p>
              </table:table-cell>
              <table:table-cell office:value-type="float" office:value="0.285341423187125">
                <text:p>0.285341423187125</text:p>
              </table:table-cell>
              <table:table-cell office:value-type="float" office:value="0.292016872084593">
                <text:p>0.292016872084593</text:p>
              </table:table-cell>
              <table:table-cell office:value-type="float" office:value="0.30411432870957">
                <text:p>0.30411432870957</text:p>
              </table:table-cell>
              <table:table-cell office:value-type="float" office:value="0.304016961527406">
                <text:p>0.304016961527406</text:p>
              </table:table-cell>
              <table:table-cell office:value-type="float" office:value="0.30315488484568">
                <text:p>0.30315488484568</text:p>
              </table:table-cell>
              <table:table-cell office:value-type="float" office:value="0.301151461086452">
                <text:p>0.301151461086452</text:p>
              </table:table-cell>
              <table:table-cell office:value-type="float" office:value="0.300407118909067">
                <text:p>0.300407118909067</text:p>
              </table:table-cell>
              <table:table-cell office:value-type="float" office:value="0.299810405293434">
                <text:p>0.299810405293434</text:p>
              </table:table-cell>
              <table:table-cell office:value-type="float" office:value="0.297746101937255">
                <text:p>0.297746101937255</text:p>
              </table:table-cell>
              <table:table-cell office:value-type="float" office:value="0.296945405700563">
                <text:p>0.296945405700563</text:p>
              </table:table-cell>
              <table:table-cell office:value-type="float" office:value="0.319077388052986">
                <text:p>0.319077388052986</text:p>
              </table:table-cell>
              <table:table-cell office:value-type="float" office:value="0.316252858134855">
                <text:p>0.316252858134855</text:p>
              </table:table-cell>
              <table:table-cell office:value-type="float" office:value="0.315437927301962">
                <text:p>0.315437927301962</text:p>
              </table:table-cell>
              <table:table-cell office:value-type="float" office:value="0.319799945508862">
                <text:p>0.319799945508862</text:p>
              </table:table-cell>
              <table:table-cell office:value-type="float" office:value="0.330872108244754">
                <text:p>0.330872108244754</text:p>
              </table:table-cell>
              <table:table-cell office:value-type="float" office:value="0.334056392135047">
                <text:p>0.334056392135047</text:p>
              </table:table-cell>
              <table:table-cell office:value-type="float" office:value="0.332191155719358">
                <text:p>0.332191155719358</text:p>
              </table:table-cell>
              <table:table-cell office:value-type="float" office:value="0.327365383546113">
                <text:p>0.327365383546113</text:p>
              </table:table-cell>
              <table:table-cell office:value-type="float" office:value="0.325391597148304">
                <text:p>0.325391597148304</text:p>
              </table:table-cell>
              <table:table-cell office:value-type="float" office:value="0.322734986644498">
                <text:p>0.322734986644498</text:p>
              </table:table-cell>
              <table:table-cell office:value-type="float" office:value="0.311563443526418">
                <text:p>0.311563443526418</text:p>
              </table:table-cell>
              <table:table-cell office:value-type="float" office:value="0.30125115488489">
                <text:p>0.30125115488489</text:p>
              </table:table-cell>
              <table:table-cell office:value-type="float" office:value="0.300643060720511">
                <text:p>0.300643060720511</text:p>
              </table:table-cell>
              <table:table-cell office:value-type="float" office:value="0.30021630301889">
                <text:p>0.30021630301889</text:p>
              </table:table-cell>
              <table:table-cell office:value-type="float" office:value="0.29925413243617">
                <text:p>0.29925413243617</text:p>
              </table:table-cell>
              <table:table-cell office:value-type="float" office:value="0.296349290749304">
                <text:p>0.296349290749304</text:p>
              </table:table-cell>
              <table:table-cell office:value-type="float" office:value="0.295224817024211">
                <text:p>0.295224817024211</text:p>
              </table:table-cell>
              <table:table-cell office:value-type="float" office:value="0.294445666533159">
                <text:p>0.294445666533159</text:p>
              </table:table-cell>
              <table:table-cell office:value-type="float" office:value="0.293827518251052">
                <text:p>0.293827518251052</text:p>
              </table:table-cell>
              <table:table-cell office:value-type="float" office:value="0.293225916775617">
                <text:p>0.293225916775617</text:p>
              </table:table-cell>
              <table:table-cell office:value-type="float" office:value="0.292778608629679">
                <text:p>0.292778608629679</text:p>
              </table:table-cell>
              <table:table-cell office:value-type="float" office:value="0.29203618190428">
                <text:p>0.29203618190428</text:p>
              </table:table-cell>
              <table:table-cell office:value-type="float" office:value="0.324465269637362">
                <text:p>0.324465269637362</text:p>
              </table:table-cell>
              <table:table-cell office:value-type="float" office:value="0.330858781303536">
                <text:p>0.330858781303536</text:p>
              </table:table-cell>
              <table:table-cell office:value-type="float" office:value="0.33339426209486">
                <text:p>0.33339426209486</text:p>
              </table:table-cell>
              <table:table-cell office:value-type="float" office:value="0.333533903103299">
                <text:p>0.333533903103299</text:p>
              </table:table-cell>
              <table:table-cell office:value-type="float" office:value="0.297344225734804">
                <text:p>0.297344225734804</text:p>
              </table:table-cell>
              <table:table-cell office:value-type="float" office:value="0.29227129513976">
                <text:p>0.29227129513976</text:p>
              </table:table-cell>
              <table:table-cell office:value-type="float" office:value="0.287760040744849">
                <text:p>0.287760040744849</text:p>
              </table:table-cell>
              <table:table-cell office:value-type="float" office:value="0.290943072845848">
                <text:p>0.290943072845848</text:p>
              </table:table-cell>
              <table:table-cell office:value-type="float" office:value="0.305116910076424">
                <text:p>0.305116910076424</text:p>
              </table:table-cell>
              <table:table-cell office:value-type="float" office:value="0.303531456169985">
                <text:p>0.303531456169985</text:p>
              </table:table-cell>
              <table:table-cell office:value-type="float" office:value="0.301116567877423">
                <text:p>0.301116567877423</text:p>
              </table:table-cell>
              <table:table-cell office:value-type="float" office:value="0.300683938995254">
                <text:p>0.300683938995254</text:p>
              </table:table-cell>
              <table:table-cell office:value-type="float" office:value="0.300057900160863">
                <text:p>0.300057900160863</text:p>
              </table:table-cell>
              <table:table-cell office:value-type="float" office:value="0.298769838239632">
                <text:p>0.298769838239632</text:p>
              </table:table-cell>
              <table:table-cell office:value-type="float" office:value="0.297435658347498">
                <text:p>0.297435658347498</text:p>
              </table:table-cell>
              <table:table-cell office:value-type="float" office:value="0.295800746838451">
                <text:p>0.295800746838451</text:p>
              </table:table-cell>
              <table:table-cell office:value-type="float" office:value="0.308198136705744">
                <text:p>0.308198136705744</text:p>
              </table:table-cell>
              <table:table-cell office:value-type="float" office:value="0.318433426487424">
                <text:p>0.318433426487424</text:p>
              </table:table-cell>
              <table:table-cell office:value-type="float" office:value="0.317941298812902">
                <text:p>0.317941298812902</text:p>
              </table:table-cell>
              <table:table-cell office:value-type="float" office:value="0.317395245120126">
                <text:p>0.317395245120126</text:p>
              </table:table-cell>
              <table:table-cell office:value-type="float" office:value="0.331307710300492">
                <text:p>0.331307710300492</text:p>
              </table:table-cell>
              <table:table-cell office:value-type="float" office:value="0.335755678955926">
                <text:p>0.335755678955926</text:p>
              </table:table-cell>
              <table:table-cell office:value-type="float" office:value="0.335416381379521">
                <text:p>0.335416381379521</text:p>
              </table:table-cell>
              <table:table-cell office:value-type="float" office:value="0.333289512430823">
                <text:p>0.333289512430823</text:p>
              </table:table-cell>
              <table:table-cell office:value-type="float" office:value="0.333251876595386">
                <text:p>0.333251876595386</text:p>
              </table:table-cell>
              <table:table-cell office:value-type="float" office:value="0.332241871775051">
                <text:p>0.332241871775051</text:p>
              </table:table-cell>
              <table:table-cell office:value-type="float" office:value="0.323112855476576">
                <text:p>0.323112855476576</text:p>
              </table:table-cell>
              <table:table-cell office:value-type="float" office:value="0.315016310064749">
                <text:p>0.315016310064749</text:p>
              </table:table-cell>
              <table:table-cell office:value-type="float" office:value="0.312408284190161">
                <text:p>0.312408284190161</text:p>
              </table:table-cell>
              <table:table-cell office:value-type="float" office:value="0.311320847380444">
                <text:p>0.311320847380444</text:p>
              </table:table-cell>
              <table:table-cell office:value-type="float" office:value="0.30671612534318">
                <text:p>0.30671612534318</text:p>
              </table:table-cell>
              <table:table-cell office:value-type="float" office:value="0.307606513352158">
                <text:p>0.307606513352158</text:p>
              </table:table-cell>
              <table:table-cell office:value-type="float" office:value="0.30524343175931">
                <text:p>0.30524343175931</text:p>
              </table:table-cell>
              <table:table-cell office:value-type="float" office:value="0.304825115311469">
                <text:p>0.304825115311469</text:p>
              </table:table-cell>
              <table:table-cell office:value-type="float" office:value="0.304693186124763">
                <text:p>0.304693186124763</text:p>
              </table:table-cell>
              <table:table-cell office:value-type="float" office:value="0.304971966555229">
                <text:p>0.304971966555229</text:p>
              </table:table-cell>
              <table:table-cell office:value-type="float" office:value="0.305355047353528">
                <text:p>0.305355047353528</text:p>
              </table:table-cell>
              <table:table-cell office:value-type="float" office:value="0.305199867426885">
                <text:p>0.305199867426885</text:p>
              </table:table-cell>
              <table:table-cell office:value-type="float" office:value="0.305206627523422">
                <text:p>0.305206627523422</text:p>
              </table:table-cell>
              <table:table-cell office:value-type="float" office:value="0.30531039379993">
                <text:p>0.30531039379993</text:p>
              </table:table-cell>
              <table:table-cell office:value-type="float" office:value="0.305358627104542">
                <text:p>0.305358627104542</text:p>
              </table:table-cell>
              <table:table-cell office:value-type="float" office:value="0.305353065523709">
                <text:p>0.305353065523709</text:p>
              </table:table-cell>
              <table:table-cell office:value-type="float" office:value="0.305394896381926">
                <text:p>0.305394896381926</text:p>
              </table:table-cell>
              <table:table-cell office:value-type="float" office:value="0.305483161528393">
                <text:p>0.305483161528393</text:p>
              </table:table-cell>
              <table:table-cell office:value-type="float" office:value="0.305504753895421">
                <text:p>0.305504753895421</text:p>
              </table:table-cell>
              <table:table-cell office:value-type="float" office:value="0.305452215642573">
                <text:p>0.305452215642573</text:p>
              </table:table-cell>
              <table:table-cell office:value-type="float" office:value="0.305483366699405">
                <text:p>0.305483366699405</text:p>
              </table:table-cell>
              <table:table-cell office:value-type="float" office:value="0.305450239625588">
                <text:p>0.305450239625588</text:p>
              </table:table-cell>
              <table:table-cell office:value-type="float" office:value="0.305476954846235">
                <text:p>0.305476954846235</text:p>
              </table:table-cell>
              <table:table-cell office:value-type="float" office:value="0.305466413998266">
                <text:p>0.305466413998266</text:p>
              </table:table-cell>
              <table:table-cell office:value-type="float" office:value="0.305466122891177">
                <text:p>0.305466122891177</text:p>
              </table:table-cell>
              <table:table-cell office:value-type="float" office:value="0.305507932582968">
                <text:p>0.305507932582968</text:p>
              </table:table-cell>
              <table:table-cell office:value-type="float" office:value="0.305498341416313">
                <text:p>0.305498341416313</text:p>
              </table:table-cell>
              <table:table-cell office:value-type="float" office:value="0.305472605231694">
                <text:p>0.305472605231694</text:p>
              </table:table-cell>
              <table:table-cell office:value-type="float" office:value="0.305566581491468">
                <text:p>0.305566581491468</text:p>
              </table:table-cell>
              <table:table-cell office:value-type="float" office:value="0.305597143795316">
                <text:p>0.305597143795316</text:p>
              </table:table-cell>
              <table:table-cell office:value-type="float" office:value="0.305594092688892">
                <text:p>0.305594092688892</text:p>
              </table:table-cell>
              <table:table-cell office:value-type="float" office:value="0.305550017089731">
                <text:p>0.305550017089731</text:p>
              </table:table-cell>
              <table:table-cell office:value-type="float" office:value="0.305573318790342">
                <text:p>0.305573318790342</text:p>
              </table:table-cell>
              <table:table-cell office:value-type="float" office:value="0.305584965524129">
                <text:p>0.305584965524129</text:p>
              </table:table-cell>
              <table:table-cell office:value-type="float" office:value="0.305561644933423">
                <text:p>0.305561644933423</text:p>
              </table:table-cell>
              <table:table-cell office:value-type="float" office:value="0.305538350911516">
                <text:p>0.305538350911516</text:p>
              </table:table-cell>
              <table:table-cell office:value-type="float" office:value="0.305551098521891">
                <text:p>0.305551098521891</text:p>
              </table:table-cell>
              <table:table-cell office:value-type="float" office:value="0.305585045717014">
                <text:p>0.305585045717014</text:p>
              </table:table-cell>
              <table:table-cell office:value-type="float" office:value="0.305530568890061">
                <text:p>0.305530568890061</text:p>
              </table:table-cell>
              <table:table-cell office:value-type="float" office:value="0.305547487491142">
                <text:p>0.305547487491142</text:p>
              </table:table-cell>
              <table:table-cell office:value-type="float" office:value="0.305554090431189">
                <text:p>0.305554090431189</text:p>
              </table:table-cell>
              <table:table-cell office:value-type="float" office:value="0.305597141682186">
                <text:p>0.305597141682186</text:p>
              </table:table-cell>
              <table:table-cell office:value-type="float" office:value="0.305569355784952">
                <text:p>0.305569355784952</text:p>
              </table:table-cell>
              <table:table-cell office:value-type="float" office:value="0.30554452747083">
                <text:p>0.30554452747083</text:p>
              </table:table-cell>
              <table:table-cell office:value-type="float" office:value="0.305558189585199">
                <text:p>0.305558189585199</text:p>
              </table:table-cell>
              <table:table-cell office:value-type="float" office:value="0.305586678225793">
                <text:p>0.305586678225793</text:p>
              </table:table-cell>
              <table:table-cell office:value-type="float" office:value="0.305596972086359">
                <text:p>0.305596972086359</text:p>
              </table:table-cell>
              <table:table-cell office:value-type="float" office:value="0.305602821399891">
                <text:p>0.305602821399891</text:p>
              </table:table-cell>
              <table:table-cell office:value-type="float" office:value="0.305569585463144">
                <text:p>0.305569585463144</text:p>
              </table:table-cell>
              <table:table-cell office:value-type="float" office:value="0.305547780756684">
                <text:p>0.305547780756684</text:p>
              </table:table-cell>
              <table:table-cell office:value-type="float" office:value="0.305564535376294">
                <text:p>0.305564535376294</text:p>
              </table:table-cell>
              <table:table-cell office:value-type="float" office:value="0.305545800862655">
                <text:p>0.305545800862655</text:p>
              </table:table-cell>
              <table:table-cell office:value-type="float" office:value="0.305577261244716">
                <text:p>0.305577261244716</text:p>
              </table:table-cell>
              <table:table-cell office:value-type="float" office:value="0.305559874191163">
                <text:p>0.305559874191163</text:p>
              </table:table-cell>
              <table:table-cell office:value-type="float" office:value="0.305548801057287">
                <text:p>0.305548801057287</text:p>
              </table:table-cell>
              <table:table-cell office:value-type="float" office:value="0.305586079506452">
                <text:p>0.305586079506452</text:p>
              </table:table-cell>
              <table:table-cell office:value-type="float" office:value="0.305554034979836">
                <text:p>0.305554034979836</text:p>
              </table:table-cell>
              <table:table-cell office:value-type="float" office:value="0.30552846659089">
                <text:p>0.30552846659089</text:p>
              </table:table-cell>
              <table:table-cell office:value-type="float" office:value="0.305584194431358">
                <text:p>0.305584194431358</text:p>
              </table:table-cell>
              <table:table-cell office:value-type="float" office:value="0.305586632863759">
                <text:p>0.305586632863759</text:p>
              </table:table-cell>
              <table:table-cell office:value-type="float" office:value="0.305536509322002">
                <text:p>0.305536509322002</text:p>
              </table:table-cell>
              <table:table-cell office:value-type="float" office:value="0.305569792855801">
                <text:p>0.305569792855801</text:p>
              </table:table-cell>
              <table:table-cell office:value-type="float" office:value="0.305572512076569">
                <text:p>0.305572512076569</text:p>
              </table:table-cell>
              <table:table-cell office:value-type="float" office:value="0.305561708081971">
                <text:p>0.305561708081971</text:p>
              </table:table-cell>
              <table:table-cell office:value-type="float" office:value="0.305544317563211">
                <text:p>0.305544317563211</text:p>
              </table:table-cell>
              <table:table-cell office:value-type="float" office:value="0.305572431520375">
                <text:p>0.305572431520375</text:p>
              </table:table-cell>
              <table:table-cell office:value-type="float" office:value="0.305548856711273">
                <text:p>0.305548856711273</text:p>
              </table:table-cell>
              <table:table-cell office:value-type="float" office:value="0.305563365663841">
                <text:p>0.305563365663841</text:p>
              </table:table-cell>
              <table:table-cell office:value-type="float" office:value="0.305550520831573">
                <text:p>0.305550520831573</text:p>
              </table:table-cell>
              <table:table-cell office:value-type="float" office:value="0.30549417917245">
                <text:p>0.30549417917245</text:p>
              </table:table-cell>
              <table:table-cell office:value-type="float" office:value="0.305581627692873">
                <text:p>0.305581627692873</text:p>
              </table:table-cell>
              <table:table-cell office:value-type="float" office:value="0.30555460668741">
                <text:p>0.30555460668741</text:p>
              </table:table-cell>
              <table:table-cell office:value-type="float" office:value="0.305570609849906">
                <text:p>0.305570609849906</text:p>
              </table:table-cell>
              <table:table-cell office:value-type="float" office:value="0.305568514798589">
                <text:p>0.305568514798589</text:p>
              </table:table-cell>
              <table:table-cell office:value-type="float" office:value="0.305543353978199">
                <text:p>0.305543353978199</text:p>
              </table:table-cell>
              <table:table-cell office:value-type="float" office:value="0.305554497095719">
                <text:p>0.305554497095719</text:p>
              </table:table-cell>
              <table:table-cell office:value-type="float" office:value="0.305572788550348">
                <text:p>0.305572788550348</text:p>
              </table:table-cell>
              <table:table-cell office:value-type="float" office:value="0.305574416089675">
                <text:p>0.305574416089675</text:p>
              </table:table-cell>
              <table:table-cell office:value-type="float" office:value="0.305576974411123">
                <text:p>0.305576974411123</text:p>
              </table:table-cell>
              <table:table-cell office:value-type="float" office:value="0.305562036097876">
                <text:p>0.305562036097876</text:p>
              </table:table-cell>
              <table:table-cell office:value-type="float" office:value="0.305569841962342">
                <text:p>0.305569841962342</text:p>
              </table:table-cell>
              <table:table-cell office:value-type="float" office:value="0.305538061699499">
                <text:p>0.305538061699499</text:p>
              </table:table-cell>
              <table:table-cell office:value-type="float" office:value="0.305534277212484">
                <text:p>0.305534277212484</text:p>
              </table:table-cell>
              <table:table-cell office:value-type="float" office:value="0.305568124681443">
                <text:p>0.305568124681443</text:p>
              </table:table-cell>
              <table:table-cell office:value-type="float" office:value="0.305559865832969">
                <text:p>0.305559865832969</text:p>
              </table:table-cell>
              <table:table-cell office:value-type="float" office:value="0.305551522357376">
                <text:p>0.305551522357376</text:p>
              </table:table-cell>
              <table:table-cell office:value-type="float" office:value="0.305588411918523">
                <text:p>0.305588411918523</text:p>
              </table:table-cell>
              <table:table-cell office:value-type="float" office:value="0.305552553730427">
                <text:p>0.305552553730427</text:p>
              </table:table-cell>
              <table:table-cell office:value-type="float" office:value="0.305559688582864">
                <text:p>0.305559688582864</text:p>
              </table:table-cell>
              <table:table-cell office:value-type="float" office:value="0.305508012073989">
                <text:p>0.305508012073989</text:p>
              </table:table-cell>
              <table:table-cell office:value-type="float" office:value="0.305573566011952">
                <text:p>0.305573566011952</text:p>
              </table:table-cell>
              <table:table-cell office:value-type="float" office:value="0.305573691756591">
                <text:p>0.305573691756591</text:p>
              </table:table-cell>
              <table:table-cell office:value-type="float" office:value="0.305579132616057">
                <text:p>0.305579132616057</text:p>
              </table:table-cell>
              <table:table-cell office:value-type="float" office:value="0.305555015505298">
                <text:p>0.305555015505298</text:p>
              </table:table-cell>
              <table:table-cell office:value-type="float" office:value="0.305584110582414">
                <text:p>0.305584110582414</text:p>
              </table:table-cell>
              <table:table-cell office:value-type="float" office:value="0.305567401340269">
                <text:p>0.305567401340269</text:p>
              </table:table-cell>
              <table:table-cell office:value-type="float" office:value="0.305551004997229">
                <text:p>0.305551004997229</text:p>
              </table:table-cell>
              <table:table-cell office:value-type="float" office:value="0.305586521819312">
                <text:p>0.305586521819312</text:p>
              </table:table-cell>
              <table:table-cell office:value-type="float" office:value="0.305546764585565">
                <text:p>0.305546764585565</text:p>
              </table:table-cell>
              <table:table-cell office:value-type="float" office:value="0.30553452570984">
                <text:p>0.30553452570984</text:p>
              </table:table-cell>
              <table:table-cell office:value-type="float" office:value="0.305542215875997">
                <text:p>0.305542215875997</text:p>
              </table:table-cell>
              <table:table-cell office:value-type="float" office:value="0.305572995312748">
                <text:p>0.305572995312748</text:p>
              </table:table-cell>
            </table:table-row>
            <table:table-row>
              <table:table-cell office:value-type="string">
                <text:p>Potential diff</text:p>
                <draw:g>
                  <svg:desc>tfoot3.A8:tfoot3.A8</svg:desc>
                </draw:g>
              </table:table-cell>
              <table:table-cell office:value-type="float" office:value="0.0000130720824090269">
                <text:p>0.0000130720824090269</text:p>
                <draw:g>
                  <svg:desc>tfoot3.B8:tfoot3.MY8</svg:desc>
                </draw:g>
              </table:table-cell>
              <table:table-cell office:value-type="float" office:value="-0.0000425950338406311">
                <text:p>-0.0000425950338406311</text:p>
              </table:table-cell>
              <table:table-cell office:value-type="float" office:value="-0.0000285210767033695">
                <text:p>-0.0000285210767033695</text:p>
              </table:table-cell>
              <table:table-cell office:value-type="float" office:value="0.00000793647289804023">
                <text:p>0.00000793647289804023</text:p>
              </table:table-cell>
              <table:table-cell office:value-type="float" office:value="-0.0000171477399670827">
                <text:p>-0.0000171477399670827</text:p>
              </table:table-cell>
              <table:table-cell office:value-type="float" office:value="0.0000247571917103562">
                <text:p>0.0000247571917103562</text:p>
              </table:table-cell>
              <table:table-cell office:value-type="float" office:value="0.000029634322570915">
                <text:p>0.000029634322570915</text:p>
              </table:table-cell>
              <table:table-cell office:value-type="float" office:value="-0.0000640882182915692">
                <text:p>-0.0000640882182915692</text:p>
              </table:table-cell>
              <table:table-cell office:value-type="float" office:value="0.0000436454841533096">
                <text:p>0.0000436454841533096</text:p>
              </table:table-cell>
              <table:table-cell office:value-type="float" office:value="0.00000376843224247914">
                <text:p>0.00000376843224247914</text:p>
              </table:table-cell>
              <table:table-cell office:value-type="float" office:value="0.0000398344766819325">
                <text:p>0.0000398344766819325</text:p>
              </table:table-cell>
              <table:table-cell office:value-type="float" office:value="-0.000068928689210157">
                <text:p>-0.000068928689210157</text:p>
              </table:table-cell>
              <table:table-cell office:value-type="float" office:value="0.0000412269605104543">
                <text:p>0.0000412269605104543</text:p>
              </table:table-cell>
              <table:table-cell office:value-type="float" office:value="0.00000252877597634038">
                <text:p>0.00000252877597634038</text:p>
              </table:table-cell>
              <table:table-cell office:value-type="float" office:value="-0.0000521943766502719">
                <text:p>-0.0000521943766502719</text:p>
              </table:table-cell>
              <table:table-cell office:value-type="float" office:value="0.00000928598754396104">
                <text:p>0.00000928598754396104</text:p>
              </table:table-cell>
              <table:table-cell office:value-type="float" office:value="0.0000342837880656921">
                <text:p>0.0000342837880656921</text:p>
              </table:table-cell>
              <table:table-cell office:value-type="float" office:value="-0.00000365843481481276">
                <text:p>-0.00000365843481481276</text:p>
              </table:table-cell>
              <table:table-cell office:value-type="float" office:value="-0.000536795255997369">
                <text:p>-0.000536795255997369</text:p>
              </table:table-cell>
              <table:table-cell office:value-type="float" office:value="-0.0000427327308399894">
                <text:p>-0.0000427327308399894</text:p>
              </table:table-cell>
              <table:table-cell office:value-type="float" office:value="-0.000376674399013732">
                <text:p>-0.000376674399013732</text:p>
              </table:table-cell>
              <table:table-cell office:value-type="float" office:value="-0.00117042216480567">
                <text:p>-0.00117042216480567</text:p>
              </table:table-cell>
              <table:table-cell office:value-type="float" office:value="-0.00152859921740633">
                <text:p>-0.00152859921740633</text:p>
              </table:table-cell>
              <table:table-cell office:value-type="float" office:value="-0.00119831280355837">
                <text:p>-0.00119831280355837</text:p>
              </table:table-cell>
              <table:table-cell office:value-type="float" office:value="-0.000817843705536503">
                <text:p>-0.000817843705536503</text:p>
              </table:table-cell>
              <table:table-cell office:value-type="float" office:value="-0.000408566416350065">
                <text:p>-0.000408566416350065</text:p>
              </table:table-cell>
              <table:table-cell office:value-type="float" office:value="-0.00188418852212058">
                <text:p>-0.00188418852212058</text:p>
              </table:table-cell>
              <table:table-cell office:value-type="float" office:value="-0.000773748220806558">
                <text:p>-0.000773748220806558</text:p>
              </table:table-cell>
              <table:table-cell office:value-type="float" office:value="0.00160003069150755">
                <text:p>0.00160003069150755</text:p>
              </table:table-cell>
              <table:table-cell office:value-type="float" office:value="0.00752530553094844">
                <text:p>0.00752530553094844</text:p>
              </table:table-cell>
              <table:table-cell office:value-type="float" office:value="0.00429256318659027">
                <text:p>0.00429256318659027</text:p>
              </table:table-cell>
              <table:table-cell office:value-type="float" office:value="0.00874778642981977">
                <text:p>0.00874778642981977</text:p>
              </table:table-cell>
              <table:table-cell office:value-type="float" office:value="0.000194402091118928">
                <text:p>0.000194402091118928</text:p>
              </table:table-cell>
              <table:table-cell office:value-type="float" office:value="0.00577768074214674">
                <text:p>0.00577768074214674</text:p>
              </table:table-cell>
              <table:table-cell office:value-type="float" office:value="0.0128837790462222">
                <text:p>0.0128837790462222</text:p>
              </table:table-cell>
              <table:table-cell office:value-type="float" office:value="0.00216092125935369">
                <text:p>0.00216092125935369</text:p>
              </table:table-cell>
              <table:table-cell office:value-type="float" office:value="0.000812479022729351">
                <text:p>0.000812479022729351</text:p>
              </table:table-cell>
              <table:table-cell office:value-type="float" office:value="-0.00120106530852732">
                <text:p>-0.00120106530852732</text:p>
              </table:table-cell>
              <table:table-cell office:value-type="float" office:value="-0.00249589141492018">
                <text:p>-0.00249589141492018</text:p>
              </table:table-cell>
              <table:table-cell office:value-type="float" office:value="0.00121621169093944">
                <text:p>0.00121621169093944</text:p>
              </table:table-cell>
              <table:table-cell office:value-type="float" office:value="-0.00220853547816668">
                <text:p>-0.00220853547816668</text:p>
              </table:table-cell>
              <table:table-cell office:value-type="float" office:value="-0.0114566372310435">
                <text:p>-0.0114566372310435</text:p>
              </table:table-cell>
              <table:table-cell office:value-type="float" office:value="-0.010809108674631">
                <text:p>-0.010809108674631</text:p>
              </table:table-cell>
              <table:table-cell office:value-type="float" office:value="-0.00320456683968034">
                <text:p>-0.00320456683968034</text:p>
              </table:table-cell>
              <table:table-cell office:value-type="float" office:value="-0.000731600894107342">
                <text:p>-0.000731600894107342</text:p>
              </table:table-cell>
              <table:table-cell office:value-type="float" office:value="-0.00433346317109423">
                <text:p>-0.00433346317109423</text:p>
              </table:table-cell>
              <table:table-cell office:value-type="float" office:value="0.00100154537284736">
                <text:p>0.00100154537284736</text:p>
              </table:table-cell>
              <table:table-cell office:value-type="float" office:value="-0.00267693874700597">
                <text:p>-0.00267693874700597</text:p>
              </table:table-cell>
              <table:table-cell office:value-type="float" office:value="-0.00190599341089476">
                <text:p>-0.00190599341089476</text:p>
              </table:table-cell>
              <table:table-cell office:value-type="float" office:value="-0.000672693033794025">
                <text:p>-0.000672693033794025</text:p>
              </table:table-cell>
              <table:table-cell office:value-type="float" office:value="-0.000151365339412013">
                <text:p>-0.000151365339412013</text:p>
              </table:table-cell>
              <table:table-cell office:value-type="float" office:value="-0.00108169426538085">
                <text:p>-0.00108169426538085</text:p>
              </table:table-cell>
              <table:table-cell office:value-type="float" office:value="-0.00441698184359213">
                <text:p>-0.00441698184359213</text:p>
              </table:table-cell>
              <table:table-cell office:value-type="float" office:value="0.000766046359924555">
                <text:p>0.000766046359924555</text:p>
              </table:table-cell>
              <table:table-cell office:value-type="float" office:value="0.0368071690536067">
                <text:p>0.0368071690536067</text:p>
              </table:table-cell>
              <table:table-cell office:value-type="float" office:value="0.00566436763517503">
                <text:p>0.00566436763517503</text:p>
              </table:table-cell>
              <table:table-cell office:value-type="float" office:value="0.00110435316664675">
                <text:p>0.00110435316664675</text:p>
              </table:table-cell>
              <table:table-cell office:value-type="float" office:value="-0.00193287064834646">
                <text:p>-0.00193287064834646</text:p>
              </table:table-cell>
              <table:table-cell office:value-type="float" office:value="-0.0100887109619402">
                <text:p>-0.0100887109619402</text:p>
              </table:table-cell>
              <table:table-cell office:value-type="float" office:value="-0.0153468846447571">
                <text:p>-0.0153468846447571</text:p>
              </table:table-cell>
              <table:table-cell office:value-type="float" office:value="-0.00551472216207832">
                <text:p>-0.00551472216207832</text:p>
              </table:table-cell>
              <table:table-cell office:value-type="float" office:value="-0.00137927950643107">
                <text:p>-0.00137927950643107</text:p>
              </table:table-cell>
              <table:table-cell office:value-type="float" office:value="-0.00676387517841165">
                <text:p>-0.00676387517841165</text:p>
              </table:table-cell>
              <table:table-cell office:value-type="float" office:value="0.001888775239893">
                <text:p>0.001888775239893</text:p>
              </table:table-cell>
              <table:table-cell office:value-type="float" office:value="0.00344744762763555">
                <text:p>0.00344744762763555</text:p>
              </table:table-cell>
              <table:table-cell office:value-type="float" office:value="0.00114960791579011">
                <text:p>0.00114960791579011</text:p>
              </table:table-cell>
              <table:table-cell office:value-type="float" office:value="-0.0021351102082488">
                <text:p>-0.0021351102082488</text:p>
              </table:table-cell>
              <table:table-cell office:value-type="float" office:value="-0.00102704833364176">
                <text:p>-0.00102704833364176</text:p>
              </table:table-cell>
              <table:table-cell office:value-type="float" office:value="-0.00124747343645509">
                <text:p>-0.00124747343645509</text:p>
              </table:table-cell>
              <table:table-cell office:value-type="float" office:value="-0.0000980676578056228">
                <text:p>-0.0000980676578056228</text:p>
              </table:table-cell>
              <table:table-cell office:value-type="float" office:value="-0.00200235087465583">
                <text:p>-0.00200235087465583</text:p>
              </table:table-cell>
              <table:table-cell office:value-type="float" office:value="0.00564654443121088">
                <text:p>0.00564654443121088</text:p>
              </table:table-cell>
              <table:table-cell office:value-type="float" office:value="0.00582980997088006">
                <text:p>0.00582980997088006</text:p>
              </table:table-cell>
              <table:table-cell office:value-type="float" office:value="0.00520363695653836">
                <text:p>0.00520363695653836</text:p>
              </table:table-cell>
              <table:table-cell office:value-type="float" office:value="0.00488535328495948">
                <text:p>0.00488535328495948</text:p>
              </table:table-cell>
              <table:table-cell office:value-type="float" office:value="0.000704028738112705">
                <text:p>0.000704028738112705</text:p>
              </table:table-cell>
              <table:table-cell office:value-type="float" office:value="0.0107672180265623">
                <text:p>0.0107672180265623</text:p>
              </table:table-cell>
              <table:table-cell office:value-type="float" office:value="0.0021507664810736">
                <text:p>0.0021507664810736</text:p>
              </table:table-cell>
              <table:table-cell office:value-type="float" office:value="-0.00484544188119074">
                <text:p>-0.00484544188119074</text:p>
              </table:table-cell>
              <table:table-cell office:value-type="float" office:value="-0.00359986493842646">
                <text:p>-0.00359986493842646</text:p>
              </table:table-cell>
              <table:table-cell office:value-type="float" office:value="-0.00286035693870168">
                <text:p>-0.00286035693870168</text:p>
              </table:table-cell>
              <table:table-cell office:value-type="float" office:value="-0.00465012032644541">
                <text:p>-0.00465012032644541</text:p>
              </table:table-cell>
              <table:table-cell office:value-type="float" office:value="-0.0176827038367507">
                <text:p>-0.0176827038367507</text:p>
              </table:table-cell>
              <table:table-cell office:value-type="float" office:value="0.00488076989197434">
                <text:p>0.00488076989197434</text:p>
              </table:table-cell>
              <table:table-cell office:value-type="float" office:value="-0.000131374237064885">
                <text:p>-0.000131374237064885</text:p>
              </table:table-cell>
              <table:table-cell office:value-type="float" office:value="-0.00546125315906521">
                <text:p>-0.00546125315906521</text:p>
              </table:table-cell>
              <table:table-cell office:value-type="float" office:value="0.000253790453458025">
                <text:p>0.000253790453458025</text:p>
              </table:table-cell>
              <table:table-cell office:value-type="float" office:value="-0.0032704515660707">
                <text:p>-0.0032704515660707</text:p>
              </table:table-cell>
              <table:table-cell office:value-type="float" office:value="-0.00390121472009791">
                <text:p>-0.00390121472009791</text:p>
              </table:table-cell>
              <table:table-cell office:value-type="float" office:value="-0.00132884785119008">
                <text:p>-0.00132884785119008</text:p>
              </table:table-cell>
              <table:table-cell office:value-type="float" office:value="-0.00254884278048578">
                <text:p>-0.00254884278048578</text:p>
              </table:table-cell>
              <table:table-cell office:value-type="float" office:value="-0.00219333344203587">
                <text:p>-0.00219333344203587</text:p>
              </table:table-cell>
              <table:table-cell office:value-type="float" office:value="-0.000760474355446905">
                <text:p>-0.000760474355446905</text:p>
              </table:table-cell>
              <table:table-cell office:value-type="float" office:value="0.0280769683073989">
                <text:p>0.0280769683073989</text:p>
              </table:table-cell>
              <table:table-cell office:value-type="float" office:value="0.0040271716134499">
                <text:p>0.0040271716134499</text:p>
              </table:table-cell>
              <table:table-cell office:value-type="float" office:value="0.00705319953509598">
                <text:p>0.00705319953509598</text:p>
              </table:table-cell>
              <table:table-cell office:value-type="float" office:value="0.000566137080407647">
                <text:p>0.000566137080407647</text:p>
              </table:table-cell>
              <table:table-cell office:value-type="float" office:value="-0.0451773853078409">
                <text:p>-0.0451773853078409</text:p>
              </table:table-cell>
              <table:table-cell office:value-type="float" office:value="-0.00206578041835215">
                <text:p>-0.00206578041835215</text:p>
              </table:table-cell>
              <table:table-cell office:value-type="float" office:value="0.00101595337739341">
                <text:p>0.00101595337739341</text:p>
              </table:table-cell>
              <table:table-cell office:value-type="float" office:value="0.0257194249526049">
                <text:p>0.0257194249526049</text:p>
              </table:table-cell>
              <table:table-cell office:value-type="float" office:value="-0.00178070970062577">
                <text:p>-0.00178070970062577</text:p>
              </table:table-cell>
              <table:table-cell office:value-type="float" office:value="-0.00216060923395756">
                <text:p>-0.00216060923395756</text:p>
              </table:table-cell>
              <table:table-cell office:value-type="float" office:value="0.000347254207907932">
                <text:p>0.000347254207907932</text:p>
              </table:table-cell>
              <table:table-cell office:value-type="float" office:value="-0.00130803849515526">
                <text:p>-0.00130803849515526</text:p>
              </table:table-cell>
              <table:table-cell office:value-type="float" office:value="-0.00901284044571021">
                <text:p>-0.00901284044571021</text:p>
              </table:table-cell>
              <table:table-cell office:value-type="float" office:value="-0.00220523979707304">
                <text:p>-0.00220523979707304</text:p>
              </table:table-cell>
              <table:table-cell office:value-type="float" office:value="-0.000265509844774137">
                <text:p>-0.000265509844774137</text:p>
              </table:table-cell>
              <table:table-cell office:value-type="float" office:value="0.00545201084292252">
                <text:p>0.00545201084292252</text:p>
              </table:table-cell>
              <table:table-cell office:value-type="float" office:value="0.0108251429535915">
                <text:p>0.0108251429535915</text:p>
              </table:table-cell>
              <table:table-cell office:value-type="float" office:value="0.00654903912934601">
                <text:p>0.00654903912934601</text:p>
              </table:table-cell>
              <table:table-cell office:value-type="float" office:value="0.00799418084886933">
                <text:p>0.00799418084886933</text:p>
              </table:table-cell>
              <table:table-cell office:value-type="float" office:value="0.00787855274343169">
                <text:p>0.00787855274343169</text:p>
              </table:table-cell>
              <table:table-cell office:value-type="float" office:value="0.000439952450949632">
                <text:p>0.000439952450949632</text:p>
              </table:table-cell>
              <table:table-cell office:value-type="float" office:value="-0.00296298301126252">
                <text:p>-0.00296298301126252</text:p>
              </table:table-cell>
              <table:table-cell office:value-type="float" office:value="-0.012129723650294">
                <text:p>-0.012129723650294</text:p>
              </table:table-cell>
              <table:table-cell office:value-type="float" office:value="-0.0134200406796536">
                <text:p>-0.0134200406796536</text:p>
              </table:table-cell>
              <table:table-cell office:value-type="float" office:value="-0.000500350261448124">
                <text:p>-0.000500350261448124</text:p>
              </table:table-cell>
              <table:table-cell office:value-type="float" office:value="0.00228324412594044">
                <text:p>0.00228324412594044</text:p>
              </table:table-cell>
              <table:table-cell office:value-type="float" office:value="0.00000285575442193764">
                <text:p>0.00000285575442193764</text:p>
              </table:table-cell>
              <table:table-cell office:value-type="float" office:value="0.00173758382439709">
                <text:p>0.00173758382439709</text:p>
              </table:table-cell>
              <table:table-cell office:value-type="float" office:value="-0.00196629704918827">
                <text:p>-0.00196629704918827</text:p>
              </table:table-cell>
              <table:table-cell office:value-type="float" office:value="-0.00531695607048843">
                <text:p>-0.00531695607048843</text:p>
              </table:table-cell>
              <table:table-cell office:value-type="float" office:value="-0.00620519269152925">
                <text:p>-0.00620519269152925</text:p>
              </table:table-cell>
              <table:table-cell office:value-type="float" office:value="-0.00355599779677679">
                <text:p>-0.00355599779677679</text:p>
              </table:table-cell>
              <table:table-cell office:value-type="float" office:value="-0.00343478240754125">
                <text:p>-0.00343478240754125</text:p>
              </table:table-cell>
              <table:table-cell office:value-type="float" office:value="0.0144219999502204">
                <text:p>0.0144219999502204</text:p>
              </table:table-cell>
              <table:table-cell office:value-type="float" office:value="0.00308325922350183">
                <text:p>0.00308325922350183</text:p>
              </table:table-cell>
              <table:table-cell office:value-type="float" office:value="0.00483126021406238">
                <text:p>0.00483126021406238</text:p>
              </table:table-cell>
              <table:table-cell office:value-type="float" office:value="0.0107447849511972">
                <text:p>0.0107447849511972</text:p>
              </table:table-cell>
              <table:table-cell office:value-type="float" office:value="0.00387651237764014">
                <text:p>0.00387651237764014</text:p>
              </table:table-cell>
              <table:table-cell office:value-type="float" office:value="-0.0433398016185279">
                <text:p>-0.0433398016185279</text:p>
              </table:table-cell>
              <table:table-cell office:value-type="float" office:value="0.00378947403317303">
                <text:p>0.00378947403317303</text:p>
              </table:table-cell>
              <table:table-cell office:value-type="float" office:value="0.0251936669945494">
                <text:p>0.0251936669945494</text:p>
              </table:table-cell>
              <table:table-cell office:value-type="float" office:value="0.000554693346767388">
                <text:p>0.000554693346767388</text:p>
              </table:table-cell>
              <table:table-cell office:value-type="float" office:value="-0.00255481655174122">
                <text:p>-0.00255481655174122</text:p>
              </table:table-cell>
              <table:table-cell office:value-type="float" office:value="-0.000994392340840255">
                <text:p>-0.000994392340840255</text:p>
              </table:table-cell>
              <table:table-cell office:value-type="float" office:value="0.0000880513350111634">
                <text:p>0.0000880513350111634</text:p>
              </table:table-cell>
              <table:table-cell office:value-type="float" office:value="-0.0016801689349929">
                <text:p>-0.0016801689349929</text:p>
              </table:table-cell>
              <table:table-cell office:value-type="float" office:value="-0.000547781610383491">
                <text:p>-0.000547781610383491</text:p>
              </table:table-cell>
              <table:table-cell office:value-type="float" office:value="-0.00305474509221426">
                <text:p>-0.00305474509221426</text:p>
              </table:table-cell>
              <table:table-cell office:value-type="float" office:value="-0.0016841910067934">
                <text:p>-0.0016841910067934</text:p>
              </table:table-cell>
              <table:table-cell office:value-type="float" office:value="0.0213579375833507">
                <text:p>0.0213579375833507</text:p>
              </table:table-cell>
              <table:table-cell office:value-type="float" office:value="0.00082364812068153">
                <text:p>0.00082364812068153</text:p>
              </table:table-cell>
              <table:table-cell office:value-type="float" office:value="-0.00150873065869983">
                <text:p>-0.00150873065869983</text:p>
              </table:table-cell>
              <table:table-cell office:value-type="float" office:value="0.00615845063898052">
                <text:p>0.00615845063898052</text:p>
              </table:table-cell>
              <table:table-cell office:value-type="float" office:value="0.010229472724455">
                <text:p>0.010229472724455</text:p>
              </table:table-cell>
              <table:table-cell office:value-type="float" office:value="-0.00191604853356853">
                <text:p>-0.00191604853356853</text:p>
              </table:table-cell>
              <table:table-cell office:value-type="float" office:value="-0.0261004671685325">
                <text:p>-0.0261004671685325</text:p>
              </table:table-cell>
              <table:table-cell office:value-type="float" office:value="0.0026704046432065">
                <text:p>0.0026704046432065</text:p>
              </table:table-cell>
              <table:table-cell office:value-type="float" office:value="-0.00386496273302073">
                <text:p>-0.00386496273302073</text:p>
              </table:table-cell>
              <table:table-cell office:value-type="float" office:value="-0.00140452936917201">
                <text:p>-0.00140452936917201</text:p>
              </table:table-cell>
              <table:table-cell office:value-type="float" office:value="0.00015391478420923">
                <text:p>0.00015391478420923</text:p>
              </table:table-cell>
              <table:table-cell office:value-type="float" office:value="-0.00189190919837318">
                <text:p>-0.00189190919837318</text:p>
              </table:table-cell>
              <table:table-cell office:value-type="float" office:value="-0.0029452929357825">
                <text:p>-0.0029452929357825</text:p>
              </table:table-cell>
              <table:table-cell office:value-type="float" office:value="-0.00373710758646006">
                <text:p>-0.00373710758646006</text:p>
              </table:table-cell>
              <table:table-cell office:value-type="float" office:value="-0.00466278284308752">
                <text:p>-0.00466278284308752</text:p>
              </table:table-cell>
              <table:table-cell office:value-type="float" office:value="-0.000879206128140908">
                <text:p>-0.000879206128140908</text:p>
              </table:table-cell>
              <table:table-cell office:value-type="float" office:value="-0.000529788607525339">
                <text:p>-0.000529788607525339</text:p>
              </table:table-cell>
              <table:table-cell office:value-type="float" office:value="0.0326738540369387">
                <text:p>0.0326738540369387</text:p>
              </table:table-cell>
              <table:table-cell office:value-type="float" office:value="0.0037122397846403">
                <text:p>0.0037122397846403</text:p>
              </table:table-cell>
              <table:table-cell office:value-type="float" office:value="0.00582727844235098">
                <text:p>0.00582727844235098</text:p>
              </table:table-cell>
              <table:table-cell office:value-type="float" office:value="-0.00223363673046029">
                <text:p>-0.00223363673046029</text:p>
              </table:table-cell>
              <table:table-cell office:value-type="float" office:value="-0.0450752659384154">
                <text:p>-0.0450752659384154</text:p>
              </table:table-cell>
              <table:table-cell office:value-type="float" office:value="-0.0011676825055863">
                <text:p>-0.0011676825055863</text:p>
              </table:table-cell>
              <table:table-cell office:value-type="float" office:value="-0.000569124437218682">
                <text:p>-0.000569124437218682</text:p>
              </table:table-cell>
              <table:table-cell office:value-type="float" office:value="0.0250065348518552">
                <text:p>0.0250065348518552</text:p>
              </table:table-cell>
              <table:table-cell office:value-type="float" office:value="-0.000672889691070266">
                <text:p>-0.000672889691070266</text:p>
              </table:table-cell>
              <table:table-cell office:value-type="float" office:value="-0.00319372318995348">
                <text:p>-0.00319372318995348</text:p>
              </table:table-cell>
              <table:table-cell office:value-type="float" office:value="0.000949167815224638">
                <text:p>0.000949167815224638</text:p>
              </table:table-cell>
              <table:table-cell office:value-type="float" office:value="-0.0037560590256816">
                <text:p>-0.0037560590256816</text:p>
              </table:table-cell>
              <table:table-cell office:value-type="float" office:value="-0.00220712858128425">
                <text:p>-0.00220712858128425</text:p>
              </table:table-cell>
              <table:table-cell office:value-type="float" office:value="-0.00172320581473007">
                <text:p>-0.00172320581473007</text:p>
              </table:table-cell>
              <table:table-cell office:value-type="float" office:value="0.0119280596381939">
                <text:p>0.0119280596381939</text:p>
              </table:table-cell>
              <table:table-cell office:value-type="float" office:value="0.0081826794400845">
                <text:p>0.0081826794400845</text:p>
              </table:table-cell>
              <table:table-cell office:value-type="float" office:value="-0.000412266603869005">
                <text:p>-0.000412266603869005</text:p>
              </table:table-cell>
              <table:table-cell office:value-type="float" office:value="0.000104052795354581">
                <text:p>0.000104052795354581</text:p>
              </table:table-cell>
              <table:table-cell office:value-type="float" office:value="0.00528376237636602">
                <text:p>0.00528376237636602</text:p>
              </table:table-cell>
              <table:table-cell office:value-type="float" office:value="0.00613965158644036">
                <text:p>0.00613965158644036</text:p>
              </table:table-cell>
              <table:table-cell office:value-type="float" office:value="0.00468206059431831">
                <text:p>0.00468206059431831</text:p>
              </table:table-cell>
              <table:table-cell office:value-type="float" office:value="-0.00152417691479706">
                <text:p>-0.00152417691479706</text:p>
              </table:table-cell>
              <table:table-cell office:value-type="float" office:value="-0.00282819979528254">
                <text:p>-0.00282819979528254</text:p>
              </table:table-cell>
              <table:table-cell office:value-type="float" office:value="-0.0038365082090871">
                <text:p>-0.0038365082090871</text:p>
              </table:table-cell>
              <table:table-cell office:value-type="float" office:value="-0.00491033427526494">
                <text:p>-0.00491033427526494</text:p>
              </table:table-cell>
              <table:table-cell office:value-type="float" office:value="-0.00373899143205864">
                <text:p>-0.00373899143205864</text:p>
              </table:table-cell>
              <table:table-cell office:value-type="float" office:value="-0.00443279823597564">
                <text:p>-0.00443279823597564</text:p>
              </table:table-cell>
              <table:table-cell office:value-type="float" office:value="-0.00510618228041648">
                <text:p>-0.00510618228041648</text:p>
              </table:table-cell>
              <table:table-cell office:value-type="float" office:value="0.00283631102983395">
                <text:p>0.00283631102983395</text:p>
              </table:table-cell>
              <table:table-cell office:value-type="float" office:value="-0.003035061190446">
                <text:p>-0.003035061190446</text:p>
              </table:table-cell>
              <table:table-cell office:value-type="float" office:value="-0.00213611749878156">
                <text:p>-0.00213611749878156</text:p>
              </table:table-cell>
              <table:table-cell office:value-type="float" office:value="-0.00369835254717121">
                <text:p>-0.00369835254717121</text:p>
              </table:table-cell>
              <table:table-cell office:value-type="float" office:value="-0.00589490575985513">
                <text:p>-0.00589490575985513</text:p>
              </table:table-cell>
              <table:table-cell office:value-type="float" office:value="-0.00317161358520046">
                <text:p>-0.00317161358520046</text:p>
              </table:table-cell>
              <table:table-cell office:value-type="float" office:value="-0.000621675828304802">
                <text:p>-0.000621675828304802</text:p>
              </table:table-cell>
              <table:table-cell office:value-type="float" office:value="-0.00125115654599078">
                <text:p>-0.00125115654599078</text:p>
              </table:table-cell>
              <table:table-cell office:value-type="float" office:value="0.0272802274970724">
                <text:p>0.0272802274970724</text:p>
              </table:table-cell>
              <table:table-cell office:value-type="float" office:value="0.0145384603094308">
                <text:p>0.0145384603094308</text:p>
              </table:table-cell>
              <table:table-cell office:value-type="float" office:value="0.00199064477314942">
                <text:p>0.00199064477314942</text:p>
              </table:table-cell>
              <table:table-cell office:value-type="float" office:value="-0.00719770162211592">
                <text:p>-0.00719770162211592</text:p>
              </table:table-cell>
              <table:table-cell office:value-type="float" office:value="-0.0353818702754731">
                <text:p>-0.0353818702754731</text:p>
              </table:table-cell>
              <table:table-cell office:value-type="float" office:value="-0.003503726887917">
                <text:p>-0.003503726887917</text:p>
              </table:table-cell>
              <table:table-cell office:value-type="float" office:value="-0.00155555280438285">
                <text:p>-0.00155555280438285</text:p>
              </table:table-cell>
              <table:table-cell office:value-type="float" office:value="0.00229456479391377">
                <text:p>0.00229456479391377</text:p>
              </table:table-cell>
              <table:table-cell office:value-type="float" office:value="0.00667544889746868">
                <text:p>0.00667544889746868</text:p>
              </table:table-cell>
              <table:table-cell office:value-type="float" office:value="0.0120974566249767">
                <text:p>0.0120974566249767</text:p>
              </table:table-cell>
              <table:table-cell office:value-type="float" office:value="-0.0000973671821645206">
                <text:p>-0.0000973671821645206</text:p>
              </table:table-cell>
              <table:table-cell office:value-type="float" office:value="-0.000862076681725554">
                <text:p>-0.000862076681725554</text:p>
              </table:table-cell>
              <table:table-cell office:value-type="float" office:value="-0.00200342375922813">
                <text:p>-0.00200342375922813</text:p>
              </table:table-cell>
              <table:table-cell office:value-type="float" office:value="-0.000744342177385282">
                <text:p>-0.000744342177385282</text:p>
              </table:table-cell>
              <table:table-cell office:value-type="float" office:value="-0.00059671361563296">
                <text:p>-0.00059671361563296</text:p>
              </table:table-cell>
              <table:table-cell office:value-type="float" office:value="-0.00206430335617847">
                <text:p>-0.00206430335617847</text:p>
              </table:table-cell>
              <table:table-cell office:value-type="float" office:value="-0.000800696236691822">
                <text:p>-0.000800696236691822</text:p>
              </table:table-cell>
              <table:table-cell office:value-type="float" office:value="0.0221319823524225">
                <text:p>0.0221319823524225</text:p>
              </table:table-cell>
              <table:table-cell office:value-type="float" office:value="-0.00282452991813076">
                <text:p>-0.00282452991813076</text:p>
              </table:table-cell>
              <table:table-cell office:value-type="float" office:value="-0.000814930832892968">
                <text:p>-0.000814930832892968</text:p>
              </table:table-cell>
              <table:table-cell office:value-type="float" office:value="0.00436201820689991">
                <text:p>0.00436201820689991</text:p>
              </table:table-cell>
              <table:table-cell office:value-type="float" office:value="0.0110721627358922">
                <text:p>0.0110721627358922</text:p>
              </table:table-cell>
              <table:table-cell office:value-type="float" office:value="0.00318428389029268">
                <text:p>0.00318428389029268</text:p>
              </table:table-cell>
              <table:table-cell office:value-type="float" office:value="-0.00186523641568903">
                <text:p>-0.00186523641568903</text:p>
              </table:table-cell>
              <table:table-cell office:value-type="float" office:value="-0.00482577217324481">
                <text:p>-0.00482577217324481</text:p>
              </table:table-cell>
              <table:table-cell office:value-type="float" office:value="-0.00197378639780943">
                <text:p>-0.00197378639780943</text:p>
              </table:table-cell>
              <table:table-cell office:value-type="float" office:value="-0.00265661050380533">
                <text:p>-0.00265661050380533</text:p>
              </table:table-cell>
              <table:table-cell office:value-type="float" office:value="-0.0111715431180801">
                <text:p>-0.0111715431180801</text:p>
              </table:table-cell>
              <table:table-cell office:value-type="float" office:value="-0.0103122886415282">
                <text:p>-0.0103122886415282</text:p>
              </table:table-cell>
              <table:table-cell office:value-type="float" office:value="-0.000608094164379291">
                <text:p>-0.000608094164379291</text:p>
              </table:table-cell>
              <table:table-cell office:value-type="float" office:value="-0.000426757701620373">
                <text:p>-0.000426757701620373</text:p>
              </table:table-cell>
              <table:table-cell office:value-type="float" office:value="-0.000962170582720134">
                <text:p>-0.000962170582720134</text:p>
              </table:table-cell>
              <table:table-cell office:value-type="float" office:value="-0.0029048416868665">
                <text:p>-0.0029048416868665</text:p>
              </table:table-cell>
              <table:table-cell office:value-type="float" office:value="-0.00112447372509239">
                <text:p>-0.00112447372509239</text:p>
              </table:table-cell>
              <table:table-cell office:value-type="float" office:value="-0.00077915049105276">
                <text:p>-0.00077915049105276</text:p>
              </table:table-cell>
              <table:table-cell office:value-type="float" office:value="-0.000618148282106878">
                <text:p>-0.000618148282106878</text:p>
              </table:table-cell>
              <table:table-cell office:value-type="float" office:value="-0.000601601475434588">
                <text:p>-0.000601601475434588</text:p>
              </table:table-cell>
              <table:table-cell office:value-type="float" office:value="-0.000447308145938574">
                <text:p>-0.000447308145938574</text:p>
              </table:table-cell>
              <table:table-cell office:value-type="float" office:value="-0.000742426725398815">
                <text:p>-0.000742426725398815</text:p>
              </table:table-cell>
              <table:table-cell office:value-type="float" office:value="0.0324290877330824">
                <text:p>0.0324290877330824</text:p>
              </table:table-cell>
              <table:table-cell office:value-type="float" office:value="0.00639351166617352">
                <text:p>0.00639351166617352</text:p>
              </table:table-cell>
              <table:table-cell office:value-type="float" office:value="0.00253548079132415">
                <text:p>0.00253548079132415</text:p>
              </table:table-cell>
              <table:table-cell office:value-type="float" office:value="0.000139641008438662">
                <text:p>0.000139641008438662</text:p>
              </table:table-cell>
              <table:table-cell office:value-type="float" office:value="-0.0361896773684947">
                <text:p>-0.0361896773684947</text:p>
              </table:table-cell>
              <table:table-cell office:value-type="float" office:value="-0.00507293059504399">
                <text:p>-0.00507293059504399</text:p>
              </table:table-cell>
              <table:table-cell office:value-type="float" office:value="-0.00451125439491068">
                <text:p>-0.00451125439491068</text:p>
              </table:table-cell>
              <table:table-cell office:value-type="float" office:value="0.00318303210099874">
                <text:p>0.00318303210099874</text:p>
              </table:table-cell>
              <table:table-cell office:value-type="float" office:value="0.0141738372305764">
                <text:p>0.0141738372305764</text:p>
              </table:table-cell>
              <table:table-cell office:value-type="float" office:value="-0.00158545390643949">
                <text:p>-0.00158545390643949</text:p>
              </table:table-cell>
              <table:table-cell office:value-type="float" office:value="-0.00241488829256164">
                <text:p>-0.00241488829256164</text:p>
              </table:table-cell>
              <table:table-cell office:value-type="float" office:value="-0.000432628882168828">
                <text:p>-0.000432628882168828</text:p>
              </table:table-cell>
              <table:table-cell office:value-type="float" office:value="-0.000626038834390996">
                <text:p>-0.000626038834390996</text:p>
              </table:table-cell>
              <table:table-cell office:value-type="float" office:value="-0.00128806192123171">
                <text:p>-0.00128806192123171</text:p>
              </table:table-cell>
              <table:table-cell office:value-type="float" office:value="-0.00133417989213375">
                <text:p>-0.00133417989213375</text:p>
              </table:table-cell>
              <table:table-cell office:value-type="float" office:value="-0.00163491150904699">
                <text:p>-0.00163491150904699</text:p>
              </table:table-cell>
              <table:table-cell office:value-type="float" office:value="0.0123973898672927">
                <text:p>0.0123973898672927</text:p>
              </table:table-cell>
              <table:table-cell office:value-type="float" office:value="0.0102352897816801">
                <text:p>0.0102352897816801</text:p>
              </table:table-cell>
              <table:table-cell office:value-type="float" office:value="-0.000492127674522058">
                <text:p>-0.000492127674522058</text:p>
              </table:table-cell>
              <table:table-cell office:value-type="float" office:value="-0.00054605369277605">
                <text:p>-0.00054605369277605</text:p>
              </table:table-cell>
              <table:table-cell office:value-type="float" office:value="0.0139124651803667">
                <text:p>0.0139124651803667</text:p>
              </table:table-cell>
              <table:table-cell office:value-type="float" office:value="0.00444796865543412">
                <text:p>0.00444796865543412</text:p>
              </table:table-cell>
              <table:table-cell office:value-type="float" office:value="-0.000339297576405884">
                <text:p>-0.000339297576405884</text:p>
              </table:table-cell>
              <table:table-cell office:value-type="float" office:value="-0.00212686894869707">
                <text:p>-0.00212686894869707</text:p>
              </table:table-cell>
              <table:table-cell office:value-type="float" office:value="-0.0000376358354373663">
                <text:p>-0.0000376358354373663</text:p>
              </table:table-cell>
              <table:table-cell office:value-type="float" office:value="-0.00101000482033498">
                <text:p>-0.00101000482033498</text:p>
              </table:table-cell>
              <table:table-cell office:value-type="float" office:value="-0.00912901629847551">
                <text:p>-0.00912901629847551</text:p>
              </table:table-cell>
              <table:table-cell office:value-type="float" office:value="-0.00809654541182669">
                <text:p>-0.00809654541182669</text:p>
              </table:table-cell>
              <table:table-cell office:value-type="float" office:value="-0.00260802587458825">
                <text:p>-0.00260802587458825</text:p>
              </table:table-cell>
              <table:table-cell office:value-type="float" office:value="-0.00108743680971701">
                <text:p>-0.00108743680971701</text:p>
              </table:table-cell>
              <table:table-cell office:value-type="float" office:value="-0.00460472203726403">
                <text:p>-0.00460472203726403</text:p>
              </table:table-cell>
              <table:table-cell office:value-type="float" office:value="0.000890388008978171">
                <text:p>0.000890388008978171</text:p>
              </table:table-cell>
              <table:table-cell office:value-type="float" office:value="-0.00236308159284826">
                <text:p>-0.00236308159284826</text:p>
              </table:table-cell>
              <table:table-cell office:value-type="float" office:value="-0.000418316447840461">
                <text:p>-0.000418316447840461</text:p>
              </table:table-cell>
              <table:table-cell office:value-type="float" office:value="-0.000131929186705959">
                <text:p>-0.000131929186705959</text:p>
              </table:table-cell>
              <table:table-cell office:value-type="float" office:value="0.000278780430465753">
                <text:p>0.000278780430465753</text:p>
              </table:table-cell>
              <table:table-cell office:value-type="float" office:value="0.000383080798299573">
                <text:p>0.000383080798299573</text:p>
              </table:table-cell>
              <table:table-cell office:value-type="float" office:value="-0.000155179926643489">
                <text:p>-0.000155179926643489</text:p>
              </table:table-cell>
              <table:table-cell office:value-type="float" office:value="0.00000676009653710619">
                <text:p>0.00000676009653710619</text:p>
              </table:table-cell>
              <table:table-cell office:value-type="float" office:value="0.000103766276508155">
                <text:p>0.000103766276508155</text:p>
              </table:table-cell>
              <table:table-cell office:value-type="float" office:value="0.0000482333046114003">
                <text:p>0.0000482333046114003</text:p>
              </table:table-cell>
              <table:table-cell office:value-type="float" office:value="-0.00000556158083248048">
                <text:p>-0.00000556158083248048</text:p>
              </table:table-cell>
              <table:table-cell office:value-type="float" office:value="0.0000418308582168514">
                <text:p>0.0000418308582168514</text:p>
              </table:table-cell>
              <table:table-cell office:value-type="float" office:value="0.0000882651464668149">
                <text:p>0.0000882651464668149</text:p>
              </table:table-cell>
              <table:table-cell office:value-type="float" office:value="0.0000215923670282003">
                <text:p>0.0000215923670282003</text:p>
              </table:table-cell>
              <table:table-cell office:value-type="float" office:value="-0.0000525382528484553">
                <text:p>-0.0000525382528484553</text:p>
              </table:table-cell>
              <table:table-cell office:value-type="float" office:value="0.0000311510568322126">
                <text:p>0.0000311510568322126</text:p>
              </table:table-cell>
              <table:table-cell office:value-type="float" office:value="-0.0000331270738169742">
                <text:p>-0.0000331270738169742</text:p>
              </table:table-cell>
              <table:table-cell office:value-type="float" office:value="0.0000267152206476773">
                <text:p>0.0000267152206476773</text:p>
              </table:table-cell>
              <table:table-cell office:value-type="float" office:value="-0.0000105408479694757">
                <text:p>-0.0000105408479694757</text:p>
              </table:table-cell>
              <table:table-cell office:value-type="float" office:value="-0.000000291107089267495">
                <text:p>-0.000000291107089267495</text:p>
              </table:table-cell>
              <table:table-cell office:value-type="float" office:value="0.0000418096917910726">
                <text:p>0.0000418096917910726</text:p>
              </table:table-cell>
              <table:table-cell office:value-type="float" office:value="-0.00000959116665466553">
                <text:p>-0.00000959116665466553</text:p>
              </table:table-cell>
              <table:table-cell office:value-type="float" office:value="-0.0000257361846189852">
                <text:p>-0.0000257361846189852</text:p>
              </table:table-cell>
              <table:table-cell office:value-type="float" office:value="0.0000939762597738092">
                <text:p>0.0000939762597738092</text:p>
              </table:table-cell>
              <table:table-cell office:value-type="float" office:value="0.0000305623038483471">
                <text:p>0.0000305623038483471</text:p>
              </table:table-cell>
              <table:table-cell office:value-type="float" office:value="-0.00000305110642401241">
                <text:p>-0.00000305110642401241</text:p>
              </table:table-cell>
              <table:table-cell office:value-type="float" office:value="-0.0000440755991613084">
                <text:p>-0.0000440755991613084</text:p>
              </table:table-cell>
              <table:table-cell office:value-type="float" office:value="0.0000233017006107117">
                <text:p>0.0000233017006107117</text:p>
              </table:table-cell>
              <table:table-cell office:value-type="float" office:value="0.0000116467337871184">
                <text:p>0.0000116467337871184</text:p>
              </table:table-cell>
              <table:table-cell office:value-type="float" office:value="-0.000023320590706033">
                <text:p>-0.000023320590706033</text:p>
              </table:table-cell>
              <table:table-cell office:value-type="float" office:value="-0.0000232940219067057">
                <text:p>-0.0000232940219067057</text:p>
              </table:table-cell>
              <table:table-cell office:value-type="float" office:value="0.0000127476103753965">
                <text:p>0.0000127476103753965</text:p>
              </table:table-cell>
              <table:table-cell office:value-type="float" office:value="0.0000339471951228965">
                <text:p>0.0000339471951228965</text:p>
              </table:table-cell>
              <table:table-cell office:value-type="float" office:value="-0.0000544768269535867">
                <text:p>-0.0000544768269535867</text:p>
              </table:table-cell>
              <table:table-cell office:value-type="float" office:value="0.0000169186010812727">
                <text:p>0.0000169186010812727</text:p>
              </table:table-cell>
              <table:table-cell office:value-type="float" office:value="0.00000660294004717343">
                <text:p>0.00000660294004717343</text:p>
              </table:table-cell>
              <table:table-cell office:value-type="float" office:value="0.0000430512509964065">
                <text:p>0.0000430512509964065</text:p>
              </table:table-cell>
              <table:table-cell office:value-type="float" office:value="-0.0000277858972340672">
                <text:p>-0.0000277858972340672</text:p>
              </table:table-cell>
              <table:table-cell office:value-type="float" office:value="-0.0000248283141212058">
                <text:p>-0.0000248283141212058</text:p>
              </table:table-cell>
              <table:table-cell office:value-type="float" office:value="0.0000136621143687066">
                <text:p>0.0000136621143687066</text:p>
              </table:table-cell>
              <table:table-cell office:value-type="float" office:value="0.0000284886405937934">
                <text:p>0.0000284886405937934</text:p>
              </table:table-cell>
              <table:table-cell office:value-type="float" office:value="0.0000102938605659464">
                <text:p>0.0000102938605659464</text:p>
              </table:table-cell>
              <table:table-cell office:value-type="float" office:value="0.00000584931353225793">
                <text:p>0.00000584931353225793</text:p>
              </table:table-cell>
              <table:table-cell office:value-type="float" office:value="-0.0000332359367474777">
                <text:p>-0.0000332359367474777</text:p>
              </table:table-cell>
              <table:table-cell office:value-type="float" office:value="-0.0000218047064595717">
                <text:p>-0.0000218047064595717</text:p>
              </table:table-cell>
              <table:table-cell office:value-type="float" office:value="0.0000167546196095381">
                <text:p>0.0000167546196095381</text:p>
              </table:table-cell>
              <table:table-cell office:value-type="float" office:value="-0.0000187345136389294">
                <text:p>-0.0000187345136389294</text:p>
              </table:table-cell>
              <table:table-cell office:value-type="float" office:value="0.0000314603820610881">
                <text:p>0.0000314603820610881</text:p>
              </table:table-cell>
              <table:table-cell office:value-type="float" office:value="-0.0000173870535522536">
                <text:p>-0.0000173870535522536</text:p>
              </table:table-cell>
              <table:table-cell office:value-type="float" office:value="-0.000011073133875994">
                <text:p>-0.000011073133875994</text:p>
              </table:table-cell>
              <table:table-cell office:value-type="float" office:value="0.0000372784491642908">
                <text:p>0.0000372784491642908</text:p>
              </table:table-cell>
              <table:table-cell office:value-type="float" office:value="-0.0000320445266154823">
                <text:p>-0.0000320445266154823</text:p>
              </table:table-cell>
              <table:table-cell office:value-type="float" office:value="-0.0000255683889463509">
                <text:p>-0.0000255683889463509</text:p>
              </table:table-cell>
              <table:table-cell office:value-type="float" office:value="0.000055727840468367">
                <text:p>0.000055727840468367</text:p>
              </table:table-cell>
              <table:table-cell office:value-type="float" office:value="0.00000243843240077535">
                <text:p>0.00000243843240077535</text:p>
              </table:table-cell>
              <table:table-cell office:value-type="float" office:value="-0.0000501235417573742">
                <text:p>-0.0000501235417573742</text:p>
              </table:table-cell>
              <table:table-cell office:value-type="float" office:value="0.0000332835337994997">
                <text:p>0.0000332835337994997</text:p>
              </table:table-cell>
              <table:table-cell office:value-type="float" office:value="0.00000271922076733322">
                <text:p>0.00000271922076733322</text:p>
              </table:table-cell>
              <table:table-cell office:value-type="float" office:value="-0.0000108039945975191">
                <text:p>-0.0000108039945975191</text:p>
              </table:table-cell>
              <table:table-cell office:value-type="float" office:value="-0.0000173905187597079">
                <text:p>-0.0000173905187597079</text:p>
              </table:table-cell>
              <table:table-cell office:value-type="float" office:value="0.0000281139571636224">
                <text:p>0.0000281139571636224</text:p>
              </table:table-cell>
              <table:table-cell office:value-type="float" office:value="-0.0000235748091024224">
                <text:p>-0.0000235748091024224</text:p>
              </table:table-cell>
              <table:table-cell office:value-type="float" office:value="0.0000145089525686037">
                <text:p>0.0000145089525686037</text:p>
              </table:table-cell>
              <table:table-cell office:value-type="float" office:value="-0.0000128448322683217">
                <text:p>-0.0000128448322683217</text:p>
              </table:table-cell>
              <table:table-cell office:value-type="float" office:value="-0.0000563416591228827">
                <text:p>-0.0000563416591228827</text:p>
              </table:table-cell>
              <table:table-cell office:value-type="float" office:value="0.0000874485204233055">
                <text:p>0.0000874485204233055</text:p>
              </table:table-cell>
              <table:table-cell office:value-type="float" office:value="-0.0000270210054635345">
                <text:p>-0.0000270210054635345</text:p>
              </table:table-cell>
              <table:table-cell office:value-type="float" office:value="0.0000160031624964474">
                <text:p>0.0000160031624964474</text:p>
              </table:table-cell>
              <table:table-cell office:value-type="float" office:value="-0.00000209505131676391">
                <text:p>-0.00000209505131676391</text:p>
              </table:table-cell>
              <table:table-cell office:value-type="float" office:value="-0.0000251608203907239">
                <text:p>-0.0000251608203907239</text:p>
              </table:table-cell>
              <table:table-cell office:value-type="float" office:value="0.0000111431175202625">
                <text:p>0.0000111431175202625</text:p>
              </table:table-cell>
              <table:table-cell office:value-type="float" office:value="0.0000182914546293933">
                <text:p>0.0000182914546293933</text:p>
              </table:table-cell>
              <table:table-cell office:value-type="float" office:value="0.00000162753932636539">
                <text:p>0.00000162753932636539</text:p>
              </table:table-cell>
              <table:table-cell office:value-type="float" office:value="0.00000255832144840928">
                <text:p>0.00000255832144840928</text:p>
              </table:table-cell>
              <table:table-cell office:value-type="float" office:value="-0.0000149383132473369">
                <text:p>-0.0000149383132473369</text:p>
              </table:table-cell>
              <table:table-cell office:value-type="float" office:value="0.00000780586446630371">
                <text:p>0.00000780586446630371</text:p>
              </table:table-cell>
              <table:table-cell office:value-type="float" office:value="-0.0000317802628429509">
                <text:p>-0.0000317802628429509</text:p>
              </table:table-cell>
              <table:table-cell office:value-type="float" office:value="-0.00000378448701499057">
                <text:p>-0.00000378448701499057</text:p>
              </table:table-cell>
              <table:table-cell office:value-type="float" office:value="0.0000338474689593471">
                <text:p>0.0000338474689593471</text:p>
              </table:table-cell>
              <table:table-cell office:value-type="float" office:value="-0.00000825884847488467">
                <text:p>-0.00000825884847488467</text:p>
              </table:table-cell>
              <table:table-cell office:value-type="float" office:value="-0.00000834347559253157">
                <text:p>-0.00000834347559253157</text:p>
              </table:table-cell>
              <table:table-cell office:value-type="float" office:value="0.0000368895611471687">
                <text:p>0.0000368895611471687</text:p>
              </table:table-cell>
              <table:table-cell office:value-type="float" office:value="-0.0000358581880961495">
                <text:p>-0.0000358581880961495</text:p>
              </table:table-cell>
              <table:table-cell office:value-type="float" office:value="0.00000713485243741818">
                <text:p>0.00000713485243741818</text:p>
              </table:table-cell>
              <table:table-cell office:value-type="float" office:value="-0.0000516765088751092">
                <text:p>-0.0000516765088751092</text:p>
              </table:table-cell>
              <table:table-cell office:value-type="float" office:value="0.00006555393796287">
                <text:p>0.00006555393796287</text:p>
              </table:table-cell>
              <table:table-cell office:value-type="float" office:value="0.000000125744638479475">
                <text:p>0.000000125744638479475</text:p>
              </table:table-cell>
              <table:table-cell office:value-type="float" office:value="0.00000544085946629913">
                <text:p>0.00000544085946629913</text:p>
              </table:table-cell>
              <table:table-cell office:value-type="float" office:value="-0.0000241171107591698">
                <text:p>-0.0000241171107591698</text:p>
              </table:table-cell>
              <table:table-cell office:value-type="float" office:value="0.0000290950771158482">
                <text:p>0.0000290950771158482</text:p>
              </table:table-cell>
              <table:table-cell office:value-type="float" office:value="-0.0000167092421444193">
                <text:p>-0.0000167092421444193</text:p>
              </table:table-cell>
              <table:table-cell office:value-type="float" office:value="-0.0000163963430398484">
                <text:p>-0.0000163963430398484</text:p>
              </table:table-cell>
              <table:table-cell office:value-type="float" office:value="0.0000355168220821933">
                <text:p>0.0000355168220821933</text:p>
              </table:table-cell>
              <table:table-cell office:value-type="float" office:value="-0.0000397572337468288">
                <text:p>-0.0000397572337468288</text:p>
              </table:table-cell>
              <table:table-cell office:value-type="float" office:value="-0.0000122388757245462">
                <text:p>-0.0000122388757245462</text:p>
              </table:table-cell>
              <table:table-cell office:value-type="float" office:value="0.00000769016615642659">
                <text:p>0.00000769016615642659</text:p>
              </table:table-cell>
              <table:table-cell office:value-type="float" office:value="0.0000307794367517267">
                <text:p>0.0000307794367517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